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" svg:font-family="Courier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.71mm"/>
    </style:style>
    <style:style style:name="co2" style:family="table-column">
      <style:table-column-properties fo:break-before="auto" style:column-width="222.36mm"/>
    </style:style>
    <style:style style:name="co3" style:family="table-column">
      <style:table-column-properties fo:break-before="auto" style:column-width="13.99mm"/>
    </style:style>
    <style:style style:name="co4" style:family="table-column">
      <style:table-column-properties fo:break-before="auto" style:column-width="200.43mm"/>
    </style:style>
    <style:style style:name="co5" style:family="table-column">
      <style:table-column-properties fo:break-before="auto" style:column-width="75.42mm"/>
    </style:style>
    <style:style style:name="co6" style:family="table-column">
      <style:table-column-properties fo:break-before="auto" style:column-width="10.9mm"/>
    </style:style>
    <style:style style:name="co7" style:family="table-column">
      <style:table-column-properties fo:break-before="auto" style:column-width="163.39mm"/>
    </style:style>
    <style:style style:name="co8" style:family="table-column">
      <style:table-column-properties fo:break-before="auto" style:column-width="19.3mm"/>
    </style:style>
    <style:style style:name="co9" style:family="table-column">
      <style:table-column-properties fo:break-before="auto" style:column-width="14.15mm"/>
    </style:style>
    <style:style style:name="co10" style:family="table-column">
      <style:table-column-properties fo:break-before="auto" style:column-width="12.24mm"/>
    </style:style>
    <style:style style:name="co11" style:family="table-column">
      <style:table-column-properties fo:break-before="auto" style:column-width="21.66mm"/>
    </style:style>
    <style:style style:name="co12" style:family="table-column">
      <style:table-column-properties fo:break-before="auto" style:column-width="11.18mm"/>
    </style:style>
    <style:style style:name="co13" style:family="table-column">
      <style:table-column-properties fo:break-before="auto" style:column-width="247.81mm"/>
    </style:style>
    <style:style style:name="co14" style:family="table-column">
      <style:table-column-properties fo:break-before="auto" style:column-width="22.3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wrap-option="wrap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7" style:family="table-cell" style:parent-style-name="Default">
      <style:table-cell-properties fo:wrap-option="wrap" fo:padding="0.71mm"/>
      <style:text-properties style:use-window-font-color="true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8" style:family="table-cell" style:parent-style-name="Default">
      <style:table-cell-properties fo:wrap-option="wrap" fo:padding="0.71mm"/>
      <style:text-properties fo:hyphenate="tru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5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3" table:number-columns-repeated="250" table:default-cell-style-name="ce1"/>
        <table:table-column table:style-name="co3" table:number-columns-repeated="767" table:default-cell-style-name="Default"/>
        <table:table-row table:style-name="ro1">
          <table:table-cell office:value-type="string" calcext:value-type="string">
            <text:p>NAF rév. 2, 2008 - Niveau 5 - Liste des sous-clas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Niv 2</text:p>
          </table:table-cell>
          <table:table-cell office:value-type="string" calcext:value-type="string">
            <text:p>Niv1</text:p>
          </table:table-cell>
          <table:table-cell office:value-type="string" calcext:value-type="string">
            <text:p>JSON n1</text:p>
          </table:table-cell>
          <table:table-cell office:value-type="string" calcext:value-type="string">
            <text:p>JSON n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11Z</text:p>
          </table:table-cell>
          <table:table-cell office:value-type="string" calcext:value-type="string">
            <text:p>Culture de céréales (à l'exception du riz), de légumineuses et de graines oléagineuses</text:p>
          </table:table-cell>
          <table:table-cell table:formula="of:=LEFT([.A4];2)" office:value-type="string" office:string-value="01" calcext:value-type="string">
            <text:p>01</text:p>
          </table:table-cell>
          <table:table-cell table:style-name="ce2" table:formula="of:=VLOOKUP([.C4];[n2.$A$4:.$C$91];3;0)" office:value-type="string" office:string-value="A" calcext:value-type="string">
            <text:p>A</text:p>
          </table:table-cell>
          <table:table-cell table:style-name="ce2" table:formula="of:=IF([.D4]=[.D3];&quot;&quot;;CONCATENATE(&quot;{&quot;&quot;index&quot;&quot;: {&quot;&quot;_id&quot;&quot;: &quot;&quot;&quot;;[.D4];&quot;&quot;&quot;}}{&quot;&quot;name&quot;&quot;: &quot;&quot;&quot;;VLOOKUP([.D4];[n1.$A$4:.$B$24];2;0);&quot;&quot;&quot;, &quot;&quot;parent&quot;&quot;: null}&quot;))" office:value-type="string" office:string-value="{&quot;index&quot;: {&quot;_id&quot;: &quot;A&quot;}}{&quot;name&quot;: &quot;Agriculture, sylviculture et pêche&quot;, &quot;parent&quot;: null}" calcext:value-type="string">
            <text:p>{"index": {"_id": "A"}}{"name": "Agriculture, sylviculture et pêche", "parent": null}</text:p>
          </table:table-cell>
          <table:table-cell table:style-name="ce2" table:formula="of:=CONCATENATE(&quot;{&quot;&quot;index&quot;&quot;: {&quot;&quot;_id&quot;&quot;: &quot;&quot;&quot;;[.A4];&quot;&quot;&quot;}}{&quot;&quot;name&quot;&quot;: &quot;&quot;&quot;;[.B4];&quot;&quot;&quot;, &quot;&quot;parent&quot;&quot;: &quot;&quot;&quot;;[.D4];&quot;&quot;&quot;}&quot;)" office:value-type="string" office:string-value="{&quot;index&quot;: {&quot;_id&quot;: &quot;01.11Z&quot;}}{&quot;name&quot;: &quot;Culture de céréales (à l'exception du riz), de légumineuses et de graines oléagineuses&quot;, &quot;parent&quot;: &quot;A&quot;}" calcext:value-type="string">
            <text:p>{"index": {"_id": "01.11Z"}}{"name": "Culture de céréales (à l'exception du riz), de légumineuses et de graines oléagineuses", "parent": "A"}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01.12Z</text:p>
          </table:table-cell>
          <table:table-cell office:value-type="string" calcext:value-type="string">
            <text:p>Culture du riz</text:p>
          </table:table-cell>
          <table:table-cell table:formula="of:=LEFT([.A5];2)" office:value-type="string" office:string-value="01" calcext:value-type="string">
            <text:p>01</text:p>
          </table:table-cell>
          <table:table-cell table:style-name="ce2" table:formula="of:=VLOOKUP([.C5];[n2.$A$4:.$C$91];3;0)" office:value-type="string" office:string-value="A" calcext:value-type="string">
            <text:p>A</text:p>
          </table:table-cell>
          <table:table-cell table:style-name="ce2" table:formula="of:=IF([.D5]=[.D4];&quot;&quot;;CONCATENATE(&quot;{&quot;&quot;index&quot;&quot;: {&quot;&quot;_id&quot;&quot;: &quot;&quot;&quot;;[.D5];&quot;&quot;&quot;}}{&quot;&quot;name&quot;&quot;: &quot;&quot;&quot;;VLOOKUP([.D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];&quot;&quot;&quot;}}{&quot;&quot;name&quot;&quot;: &quot;&quot;&quot;;[.B5];&quot;&quot;&quot;, &quot;&quot;parent&quot;&quot;: &quot;&quot;&quot;;[.D5];&quot;&quot;&quot;}&quot;)" office:value-type="string" office:string-value="{&quot;index&quot;: {&quot;_id&quot;: &quot;01.12Z&quot;}}{&quot;name&quot;: &quot;Culture du riz&quot;, &quot;parent&quot;: &quot;A&quot;}" calcext:value-type="string">
            <text:p>{"index": {"_id": "01.12Z"}}{"name": "Culture du riz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13Z</text:p>
          </table:table-cell>
          <table:table-cell office:value-type="string" calcext:value-type="string">
            <text:p>Culture de légumes, de melons, de racines et de tubercules</text:p>
          </table:table-cell>
          <table:table-cell table:formula="of:=LEFT([.A6];2)" office:value-type="string" office:string-value="01" calcext:value-type="string">
            <text:p>01</text:p>
          </table:table-cell>
          <table:table-cell table:style-name="ce2" table:formula="of:=VLOOKUP([.C6];[n2.$A$4:.$C$91];3;0)" office:value-type="string" office:string-value="A" calcext:value-type="string">
            <text:p>A</text:p>
          </table:table-cell>
          <table:table-cell table:style-name="ce2" table:formula="of:=IF([.D6]=[.D5];&quot;&quot;;CONCATENATE(&quot;{&quot;&quot;index&quot;&quot;: {&quot;&quot;_id&quot;&quot;: &quot;&quot;&quot;;[.D6];&quot;&quot;&quot;}}{&quot;&quot;name&quot;&quot;: &quot;&quot;&quot;;VLOOKUP([.D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];&quot;&quot;&quot;}}{&quot;&quot;name&quot;&quot;: &quot;&quot;&quot;;[.B6];&quot;&quot;&quot;, &quot;&quot;parent&quot;&quot;: &quot;&quot;&quot;;[.D6];&quot;&quot;&quot;}&quot;)" office:value-type="string" office:string-value="{&quot;index&quot;: {&quot;_id&quot;: &quot;01.13Z&quot;}}{&quot;name&quot;: &quot;Culture de légumes, de melons, de racines et de tubercules&quot;, &quot;parent&quot;: &quot;A&quot;}" calcext:value-type="string">
            <text:p>{"index": {"_id": "01.13Z"}}{"name": "Culture de légumes, de melons, de racines et de tubercules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14Z</text:p>
          </table:table-cell>
          <table:table-cell office:value-type="string" calcext:value-type="string">
            <text:p>Culture de la canne à sucre</text:p>
          </table:table-cell>
          <table:table-cell table:formula="of:=LEFT([.A7];2)" office:value-type="string" office:string-value="01" calcext:value-type="string">
            <text:p>01</text:p>
          </table:table-cell>
          <table:table-cell table:style-name="ce2" table:formula="of:=VLOOKUP([.C7];[n2.$A$4:.$C$91];3;0)" office:value-type="string" office:string-value="A" calcext:value-type="string">
            <text:p>A</text:p>
          </table:table-cell>
          <table:table-cell table:style-name="ce2" table:formula="of:=IF([.D7]=[.D6];&quot;&quot;;CONCATENATE(&quot;{&quot;&quot;index&quot;&quot;: {&quot;&quot;_id&quot;&quot;: &quot;&quot;&quot;;[.D7];&quot;&quot;&quot;}}{&quot;&quot;name&quot;&quot;: &quot;&quot;&quot;;VLOOKUP([.D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];&quot;&quot;&quot;}}{&quot;&quot;name&quot;&quot;: &quot;&quot;&quot;;[.B7];&quot;&quot;&quot;, &quot;&quot;parent&quot;&quot;: &quot;&quot;&quot;;[.D7];&quot;&quot;&quot;}&quot;)" office:value-type="string" office:string-value="{&quot;index&quot;: {&quot;_id&quot;: &quot;01.14Z&quot;}}{&quot;name&quot;: &quot;Culture de la canne à sucre&quot;, &quot;parent&quot;: &quot;A&quot;}" calcext:value-type="string">
            <text:p>{"index": {"_id": "01.14Z"}}{"name": "Culture de la canne à sucre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15Z</text:p>
          </table:table-cell>
          <table:table-cell office:value-type="string" calcext:value-type="string">
            <text:p>Culture du tabac</text:p>
          </table:table-cell>
          <table:table-cell table:formula="of:=LEFT([.A8];2)" office:value-type="string" office:string-value="01" calcext:value-type="string">
            <text:p>01</text:p>
          </table:table-cell>
          <table:table-cell table:style-name="ce2" table:formula="of:=VLOOKUP([.C8];[n2.$A$4:.$C$91];3;0)" office:value-type="string" office:string-value="A" calcext:value-type="string">
            <text:p>A</text:p>
          </table:table-cell>
          <table:table-cell table:style-name="ce2" table:formula="of:=IF([.D8]=[.D7];&quot;&quot;;CONCATENATE(&quot;{&quot;&quot;index&quot;&quot;: {&quot;&quot;_id&quot;&quot;: &quot;&quot;&quot;;[.D8];&quot;&quot;&quot;}}{&quot;&quot;name&quot;&quot;: &quot;&quot;&quot;;VLOOKUP([.D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8];&quot;&quot;&quot;}}{&quot;&quot;name&quot;&quot;: &quot;&quot;&quot;;[.B8];&quot;&quot;&quot;, &quot;&quot;parent&quot;&quot;: &quot;&quot;&quot;;[.D8];&quot;&quot;&quot;}&quot;)" office:value-type="string" office:string-value="{&quot;index&quot;: {&quot;_id&quot;: &quot;01.15Z&quot;}}{&quot;name&quot;: &quot;Culture du tabac&quot;, &quot;parent&quot;: &quot;A&quot;}" calcext:value-type="string">
            <text:p>{"index": {"_id": "01.15Z"}}{"name": "Culture du tabac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16Z</text:p>
          </table:table-cell>
          <table:table-cell office:value-type="string" calcext:value-type="string">
            <text:p>Culture de plantes à fibres</text:p>
          </table:table-cell>
          <table:table-cell table:formula="of:=LEFT([.A9];2)" office:value-type="string" office:string-value="01" calcext:value-type="string">
            <text:p>01</text:p>
          </table:table-cell>
          <table:table-cell table:style-name="ce2" table:formula="of:=VLOOKUP([.C9];[n2.$A$4:.$C$91];3;0)" office:value-type="string" office:string-value="A" calcext:value-type="string">
            <text:p>A</text:p>
          </table:table-cell>
          <table:table-cell table:style-name="ce2" table:formula="of:=IF([.D9]=[.D8];&quot;&quot;;CONCATENATE(&quot;{&quot;&quot;index&quot;&quot;: {&quot;&quot;_id&quot;&quot;: &quot;&quot;&quot;;[.D9];&quot;&quot;&quot;}}{&quot;&quot;name&quot;&quot;: &quot;&quot;&quot;;VLOOKUP([.D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9];&quot;&quot;&quot;}}{&quot;&quot;name&quot;&quot;: &quot;&quot;&quot;;[.B9];&quot;&quot;&quot;, &quot;&quot;parent&quot;&quot;: &quot;&quot;&quot;;[.D9];&quot;&quot;&quot;}&quot;)" office:value-type="string" office:string-value="{&quot;index&quot;: {&quot;_id&quot;: &quot;01.16Z&quot;}}{&quot;name&quot;: &quot;Culture de plantes à fibres&quot;, &quot;parent&quot;: &quot;A&quot;}" calcext:value-type="string">
            <text:p>{"index": {"_id": "01.16Z"}}{"name": "Culture de plantes à fibres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19Z</text:p>
          </table:table-cell>
          <table:table-cell office:value-type="string" calcext:value-type="string">
            <text:p>Autres cultures non permanentes</text:p>
          </table:table-cell>
          <table:table-cell table:formula="of:=LEFT([.A10];2)" office:value-type="string" office:string-value="01" calcext:value-type="string">
            <text:p>01</text:p>
          </table:table-cell>
          <table:table-cell table:style-name="ce2" table:formula="of:=VLOOKUP([.C10];[n2.$A$4:.$C$91];3;0)" office:value-type="string" office:string-value="A" calcext:value-type="string">
            <text:p>A</text:p>
          </table:table-cell>
          <table:table-cell table:style-name="ce2" table:formula="of:=IF([.D10]=[.D9];&quot;&quot;;CONCATENATE(&quot;{&quot;&quot;index&quot;&quot;: {&quot;&quot;_id&quot;&quot;: &quot;&quot;&quot;;[.D10];&quot;&quot;&quot;}}{&quot;&quot;name&quot;&quot;: &quot;&quot;&quot;;VLOOKUP([.D1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0];&quot;&quot;&quot;}}{&quot;&quot;name&quot;&quot;: &quot;&quot;&quot;;[.B10];&quot;&quot;&quot;, &quot;&quot;parent&quot;&quot;: &quot;&quot;&quot;;[.D10];&quot;&quot;&quot;}&quot;)" office:value-type="string" office:string-value="{&quot;index&quot;: {&quot;_id&quot;: &quot;01.19Z&quot;}}{&quot;name&quot;: &quot;Autres cultures non permanentes&quot;, &quot;parent&quot;: &quot;A&quot;}" calcext:value-type="string">
            <text:p>{"index": {"_id": "01.19Z"}}{"name": "Autres cultures non permanentes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21Z</text:p>
          </table:table-cell>
          <table:table-cell office:value-type="string" calcext:value-type="string">
            <text:p>Culture de la vigne</text:p>
          </table:table-cell>
          <table:table-cell table:formula="of:=LEFT([.A11];2)" office:value-type="string" office:string-value="01" calcext:value-type="string">
            <text:p>01</text:p>
          </table:table-cell>
          <table:table-cell table:style-name="ce2" table:formula="of:=VLOOKUP([.C11];[n2.$A$4:.$C$91];3;0)" office:value-type="string" office:string-value="A" calcext:value-type="string">
            <text:p>A</text:p>
          </table:table-cell>
          <table:table-cell table:style-name="ce2" table:formula="of:=IF([.D11]=[.D10];&quot;&quot;;CONCATENATE(&quot;{&quot;&quot;index&quot;&quot;: {&quot;&quot;_id&quot;&quot;: &quot;&quot;&quot;;[.D11];&quot;&quot;&quot;}}{&quot;&quot;name&quot;&quot;: &quot;&quot;&quot;;VLOOKUP([.D1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1];&quot;&quot;&quot;}}{&quot;&quot;name&quot;&quot;: &quot;&quot;&quot;;[.B11];&quot;&quot;&quot;, &quot;&quot;parent&quot;&quot;: &quot;&quot;&quot;;[.D11];&quot;&quot;&quot;}&quot;)" office:value-type="string" office:string-value="{&quot;index&quot;: {&quot;_id&quot;: &quot;01.21Z&quot;}}{&quot;name&quot;: &quot;Culture de la vigne&quot;, &quot;parent&quot;: &quot;A&quot;}" calcext:value-type="string">
            <text:p>{"index": {"_id": "01.21Z"}}{"name": "Culture de la vigne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22Z</text:p>
          </table:table-cell>
          <table:table-cell office:value-type="string" calcext:value-type="string">
            <text:p>Culture de fruits tropicaux et subtropicaux</text:p>
          </table:table-cell>
          <table:table-cell table:formula="of:=LEFT([.A12];2)" office:value-type="string" office:string-value="01" calcext:value-type="string">
            <text:p>01</text:p>
          </table:table-cell>
          <table:table-cell table:style-name="ce2" table:formula="of:=VLOOKUP([.C12];[n2.$A$4:.$C$91];3;0)" office:value-type="string" office:string-value="A" calcext:value-type="string">
            <text:p>A</text:p>
          </table:table-cell>
          <table:table-cell table:style-name="ce2" table:formula="of:=IF([.D12]=[.D11];&quot;&quot;;CONCATENATE(&quot;{&quot;&quot;index&quot;&quot;: {&quot;&quot;_id&quot;&quot;: &quot;&quot;&quot;;[.D12];&quot;&quot;&quot;}}{&quot;&quot;name&quot;&quot;: &quot;&quot;&quot;;VLOOKUP([.D1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2];&quot;&quot;&quot;}}{&quot;&quot;name&quot;&quot;: &quot;&quot;&quot;;[.B12];&quot;&quot;&quot;, &quot;&quot;parent&quot;&quot;: &quot;&quot;&quot;;[.D12];&quot;&quot;&quot;}&quot;)" office:value-type="string" office:string-value="{&quot;index&quot;: {&quot;_id&quot;: &quot;01.22Z&quot;}}{&quot;name&quot;: &quot;Culture de fruits tropicaux et subtropicaux&quot;, &quot;parent&quot;: &quot;A&quot;}" calcext:value-type="string">
            <text:p>{"index": {"_id": "01.22Z"}}{"name": "Culture de fruits tropicaux et subtropicaux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23Z</text:p>
          </table:table-cell>
          <table:table-cell office:value-type="string" calcext:value-type="string">
            <text:p>Culture d'agrumes</text:p>
          </table:table-cell>
          <table:table-cell table:formula="of:=LEFT([.A13];2)" office:value-type="string" office:string-value="01" calcext:value-type="string">
            <text:p>01</text:p>
          </table:table-cell>
          <table:table-cell table:style-name="ce2" table:formula="of:=VLOOKUP([.C13];[n2.$A$4:.$C$91];3;0)" office:value-type="string" office:string-value="A" calcext:value-type="string">
            <text:p>A</text:p>
          </table:table-cell>
          <table:table-cell table:style-name="ce2" table:formula="of:=IF([.D13]=[.D12];&quot;&quot;;CONCATENATE(&quot;{&quot;&quot;index&quot;&quot;: {&quot;&quot;_id&quot;&quot;: &quot;&quot;&quot;;[.D13];&quot;&quot;&quot;}}{&quot;&quot;name&quot;&quot;: &quot;&quot;&quot;;VLOOKUP([.D1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3];&quot;&quot;&quot;}}{&quot;&quot;name&quot;&quot;: &quot;&quot;&quot;;[.B13];&quot;&quot;&quot;, &quot;&quot;parent&quot;&quot;: &quot;&quot;&quot;;[.D13];&quot;&quot;&quot;}&quot;)" office:value-type="string" office:string-value="{&quot;index&quot;: {&quot;_id&quot;: &quot;01.23Z&quot;}}{&quot;name&quot;: &quot;Culture d'agrumes&quot;, &quot;parent&quot;: &quot;A&quot;}" calcext:value-type="string">
            <text:p>{"index": {"_id": "01.23Z"}}{"name": "Culture d'agrumes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24Z</text:p>
          </table:table-cell>
          <table:table-cell office:value-type="string" calcext:value-type="string">
            <text:p>Culture de fruits à pépins et à noyau</text:p>
          </table:table-cell>
          <table:table-cell table:formula="of:=LEFT([.A14];2)" office:value-type="string" office:string-value="01" calcext:value-type="string">
            <text:p>01</text:p>
          </table:table-cell>
          <table:table-cell table:style-name="ce2" table:formula="of:=VLOOKUP([.C14];[n2.$A$4:.$C$91];3;0)" office:value-type="string" office:string-value="A" calcext:value-type="string">
            <text:p>A</text:p>
          </table:table-cell>
          <table:table-cell table:style-name="ce2" table:formula="of:=IF([.D14]=[.D13];&quot;&quot;;CONCATENATE(&quot;{&quot;&quot;index&quot;&quot;: {&quot;&quot;_id&quot;&quot;: &quot;&quot;&quot;;[.D14];&quot;&quot;&quot;}}{&quot;&quot;name&quot;&quot;: &quot;&quot;&quot;;VLOOKUP([.D1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4];&quot;&quot;&quot;}}{&quot;&quot;name&quot;&quot;: &quot;&quot;&quot;;[.B14];&quot;&quot;&quot;, &quot;&quot;parent&quot;&quot;: &quot;&quot;&quot;;[.D14];&quot;&quot;&quot;}&quot;)" office:value-type="string" office:string-value="{&quot;index&quot;: {&quot;_id&quot;: &quot;01.24Z&quot;}}{&quot;name&quot;: &quot;Culture de fruits à pépins et à noyau&quot;, &quot;parent&quot;: &quot;A&quot;}" calcext:value-type="string">
            <text:p>{"index": {"_id": "01.24Z"}}{"name": "Culture de fruits à pépins et à noyau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25Z</text:p>
          </table:table-cell>
          <table:table-cell office:value-type="string" calcext:value-type="string">
            <text:p>Culture d'autres fruits d'arbres ou d'arbustes et de fruits à coque</text:p>
          </table:table-cell>
          <table:table-cell table:formula="of:=LEFT([.A15];2)" office:value-type="string" office:string-value="01" calcext:value-type="string">
            <text:p>01</text:p>
          </table:table-cell>
          <table:table-cell table:style-name="ce2" table:formula="of:=VLOOKUP([.C15];[n2.$A$4:.$C$91];3;0)" office:value-type="string" office:string-value="A" calcext:value-type="string">
            <text:p>A</text:p>
          </table:table-cell>
          <table:table-cell table:style-name="ce2" table:formula="of:=IF([.D15]=[.D14];&quot;&quot;;CONCATENATE(&quot;{&quot;&quot;index&quot;&quot;: {&quot;&quot;_id&quot;&quot;: &quot;&quot;&quot;;[.D15];&quot;&quot;&quot;}}{&quot;&quot;name&quot;&quot;: &quot;&quot;&quot;;VLOOKUP([.D1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5];&quot;&quot;&quot;}}{&quot;&quot;name&quot;&quot;: &quot;&quot;&quot;;[.B15];&quot;&quot;&quot;, &quot;&quot;parent&quot;&quot;: &quot;&quot;&quot;;[.D15];&quot;&quot;&quot;}&quot;)" office:value-type="string" office:string-value="{&quot;index&quot;: {&quot;_id&quot;: &quot;01.25Z&quot;}}{&quot;name&quot;: &quot;Culture d'autres fruits d'arbres ou d'arbustes et de fruits à coque&quot;, &quot;parent&quot;: &quot;A&quot;}" calcext:value-type="string">
            <text:p>{"index": {"_id": "01.25Z"}}{"name": "Culture d'autres fruits d'arbres ou d'arbustes et de fruits à coque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26Z</text:p>
          </table:table-cell>
          <table:table-cell office:value-type="string" calcext:value-type="string">
            <text:p>Culture de fruits oléagineux</text:p>
          </table:table-cell>
          <table:table-cell table:formula="of:=LEFT([.A16];2)" office:value-type="string" office:string-value="01" calcext:value-type="string">
            <text:p>01</text:p>
          </table:table-cell>
          <table:table-cell table:style-name="ce2" table:formula="of:=VLOOKUP([.C16];[n2.$A$4:.$C$91];3;0)" office:value-type="string" office:string-value="A" calcext:value-type="string">
            <text:p>A</text:p>
          </table:table-cell>
          <table:table-cell table:style-name="ce2" table:formula="of:=IF([.D16]=[.D15];&quot;&quot;;CONCATENATE(&quot;{&quot;&quot;index&quot;&quot;: {&quot;&quot;_id&quot;&quot;: &quot;&quot;&quot;;[.D16];&quot;&quot;&quot;}}{&quot;&quot;name&quot;&quot;: &quot;&quot;&quot;;VLOOKUP([.D1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6];&quot;&quot;&quot;}}{&quot;&quot;name&quot;&quot;: &quot;&quot;&quot;;[.B16];&quot;&quot;&quot;, &quot;&quot;parent&quot;&quot;: &quot;&quot;&quot;;[.D16];&quot;&quot;&quot;}&quot;)" office:value-type="string" office:string-value="{&quot;index&quot;: {&quot;_id&quot;: &quot;01.26Z&quot;}}{&quot;name&quot;: &quot;Culture de fruits oléagineux&quot;, &quot;parent&quot;: &quot;A&quot;}" calcext:value-type="string">
            <text:p>{"index": {"_id": "01.26Z"}}{"name": "Culture de fruits oléagineux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27Z</text:p>
          </table:table-cell>
          <table:table-cell office:value-type="string" calcext:value-type="string">
            <text:p>Culture de plantes à boissons</text:p>
          </table:table-cell>
          <table:table-cell table:formula="of:=LEFT([.A17];2)" office:value-type="string" office:string-value="01" calcext:value-type="string">
            <text:p>01</text:p>
          </table:table-cell>
          <table:table-cell table:style-name="ce2" table:formula="of:=VLOOKUP([.C17];[n2.$A$4:.$C$91];3;0)" office:value-type="string" office:string-value="A" calcext:value-type="string">
            <text:p>A</text:p>
          </table:table-cell>
          <table:table-cell table:style-name="ce2" table:formula="of:=IF([.D17]=[.D16];&quot;&quot;;CONCATENATE(&quot;{&quot;&quot;index&quot;&quot;: {&quot;&quot;_id&quot;&quot;: &quot;&quot;&quot;;[.D17];&quot;&quot;&quot;}}{&quot;&quot;name&quot;&quot;: &quot;&quot;&quot;;VLOOKUP([.D1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7];&quot;&quot;&quot;}}{&quot;&quot;name&quot;&quot;: &quot;&quot;&quot;;[.B17];&quot;&quot;&quot;, &quot;&quot;parent&quot;&quot;: &quot;&quot;&quot;;[.D17];&quot;&quot;&quot;}&quot;)" office:value-type="string" office:string-value="{&quot;index&quot;: {&quot;_id&quot;: &quot;01.27Z&quot;}}{&quot;name&quot;: &quot;Culture de plantes à boissons&quot;, &quot;parent&quot;: &quot;A&quot;}" calcext:value-type="string">
            <text:p>{"index": {"_id": "01.27Z"}}{"name": "Culture de plantes à boissons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28Z</text:p>
          </table:table-cell>
          <table:table-cell office:value-type="string" calcext:value-type="string">
            <text:p>Culture de plantes à épices, aromatiques, médicinales et pharmaceutiques</text:p>
          </table:table-cell>
          <table:table-cell table:formula="of:=LEFT([.A18];2)" office:value-type="string" office:string-value="01" calcext:value-type="string">
            <text:p>01</text:p>
          </table:table-cell>
          <table:table-cell table:style-name="ce2" table:formula="of:=VLOOKUP([.C18];[n2.$A$4:.$C$91];3;0)" office:value-type="string" office:string-value="A" calcext:value-type="string">
            <text:p>A</text:p>
          </table:table-cell>
          <table:table-cell table:style-name="ce2" table:formula="of:=IF([.D18]=[.D17];&quot;&quot;;CONCATENATE(&quot;{&quot;&quot;index&quot;&quot;: {&quot;&quot;_id&quot;&quot;: &quot;&quot;&quot;;[.D18];&quot;&quot;&quot;}}{&quot;&quot;name&quot;&quot;: &quot;&quot;&quot;;VLOOKUP([.D1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8];&quot;&quot;&quot;}}{&quot;&quot;name&quot;&quot;: &quot;&quot;&quot;;[.B18];&quot;&quot;&quot;, &quot;&quot;parent&quot;&quot;: &quot;&quot;&quot;;[.D18];&quot;&quot;&quot;}&quot;)" office:value-type="string" office:string-value="{&quot;index&quot;: {&quot;_id&quot;: &quot;01.28Z&quot;}}{&quot;name&quot;: &quot;Culture de plantes à épices, aromatiques, médicinales et pharmaceutiques&quot;, &quot;parent&quot;: &quot;A&quot;}" calcext:value-type="string">
            <text:p>{"index": {"_id": "01.28Z"}}{"name": "Culture de plantes à épices, aromatiques, médicinales et pharmaceutiques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29Z</text:p>
          </table:table-cell>
          <table:table-cell office:value-type="string" calcext:value-type="string">
            <text:p>Autres cultures permanentes</text:p>
          </table:table-cell>
          <table:table-cell table:formula="of:=LEFT([.A19];2)" office:value-type="string" office:string-value="01" calcext:value-type="string">
            <text:p>01</text:p>
          </table:table-cell>
          <table:table-cell table:style-name="ce2" table:formula="of:=VLOOKUP([.C19];[n2.$A$4:.$C$91];3;0)" office:value-type="string" office:string-value="A" calcext:value-type="string">
            <text:p>A</text:p>
          </table:table-cell>
          <table:table-cell table:style-name="ce2" table:formula="of:=IF([.D19]=[.D18];&quot;&quot;;CONCATENATE(&quot;{&quot;&quot;index&quot;&quot;: {&quot;&quot;_id&quot;&quot;: &quot;&quot;&quot;;[.D19];&quot;&quot;&quot;}}{&quot;&quot;name&quot;&quot;: &quot;&quot;&quot;;VLOOKUP([.D1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9];&quot;&quot;&quot;}}{&quot;&quot;name&quot;&quot;: &quot;&quot;&quot;;[.B19];&quot;&quot;&quot;, &quot;&quot;parent&quot;&quot;: &quot;&quot;&quot;;[.D19];&quot;&quot;&quot;}&quot;)" office:value-type="string" office:string-value="{&quot;index&quot;: {&quot;_id&quot;: &quot;01.29Z&quot;}}{&quot;name&quot;: &quot;Autres cultures permanentes&quot;, &quot;parent&quot;: &quot;A&quot;}" calcext:value-type="string">
            <text:p>{"index": {"_id": "01.29Z"}}{"name": "Autres cultures permanentes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30Z</text:p>
          </table:table-cell>
          <table:table-cell office:value-type="string" calcext:value-type="string">
            <text:p>Reproduction de plantes</text:p>
          </table:table-cell>
          <table:table-cell table:formula="of:=LEFT([.A20];2)" office:value-type="string" office:string-value="01" calcext:value-type="string">
            <text:p>01</text:p>
          </table:table-cell>
          <table:table-cell table:style-name="ce2" table:formula="of:=VLOOKUP([.C20];[n2.$A$4:.$C$91];3;0)" office:value-type="string" office:string-value="A" calcext:value-type="string">
            <text:p>A</text:p>
          </table:table-cell>
          <table:table-cell table:style-name="ce2" table:formula="of:=IF([.D20]=[.D19];&quot;&quot;;CONCATENATE(&quot;{&quot;&quot;index&quot;&quot;: {&quot;&quot;_id&quot;&quot;: &quot;&quot;&quot;;[.D20];&quot;&quot;&quot;}}{&quot;&quot;name&quot;&quot;: &quot;&quot;&quot;;VLOOKUP([.D2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0];&quot;&quot;&quot;}}{&quot;&quot;name&quot;&quot;: &quot;&quot;&quot;;[.B20];&quot;&quot;&quot;, &quot;&quot;parent&quot;&quot;: &quot;&quot;&quot;;[.D20];&quot;&quot;&quot;}&quot;)" office:value-type="string" office:string-value="{&quot;index&quot;: {&quot;_id&quot;: &quot;01.30Z&quot;}}{&quot;name&quot;: &quot;Reproduction de plantes&quot;, &quot;parent&quot;: &quot;A&quot;}" calcext:value-type="string">
            <text:p>{"index": {"_id": "01.30Z"}}{"name": "Reproduction de plantes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41Z</text:p>
          </table:table-cell>
          <table:table-cell office:value-type="string" calcext:value-type="string">
            <text:p>Élevage de vaches laitières</text:p>
          </table:table-cell>
          <table:table-cell table:formula="of:=LEFT([.A21];2)" office:value-type="string" office:string-value="01" calcext:value-type="string">
            <text:p>01</text:p>
          </table:table-cell>
          <table:table-cell table:style-name="ce2" table:formula="of:=VLOOKUP([.C21];[n2.$A$4:.$C$91];3;0)" office:value-type="string" office:string-value="A" calcext:value-type="string">
            <text:p>A</text:p>
          </table:table-cell>
          <table:table-cell table:style-name="ce2" table:formula="of:=IF([.D21]=[.D20];&quot;&quot;;CONCATENATE(&quot;{&quot;&quot;index&quot;&quot;: {&quot;&quot;_id&quot;&quot;: &quot;&quot;&quot;;[.D21];&quot;&quot;&quot;}}{&quot;&quot;name&quot;&quot;: &quot;&quot;&quot;;VLOOKUP([.D2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1];&quot;&quot;&quot;}}{&quot;&quot;name&quot;&quot;: &quot;&quot;&quot;;[.B21];&quot;&quot;&quot;, &quot;&quot;parent&quot;&quot;: &quot;&quot;&quot;;[.D21];&quot;&quot;&quot;}&quot;)" office:value-type="string" office:string-value="{&quot;index&quot;: {&quot;_id&quot;: &quot;01.41Z&quot;}}{&quot;name&quot;: &quot;Élevage de vaches laitières&quot;, &quot;parent&quot;: &quot;A&quot;}" calcext:value-type="string">
            <text:p>{"index": {"_id": "01.41Z"}}{"name": "Élevage de vaches laitières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42Z</text:p>
          </table:table-cell>
          <table:table-cell office:value-type="string" calcext:value-type="string">
            <text:p>Élevage d'autres bovins et de buffles</text:p>
          </table:table-cell>
          <table:table-cell table:formula="of:=LEFT([.A22];2)" office:value-type="string" office:string-value="01" calcext:value-type="string">
            <text:p>01</text:p>
          </table:table-cell>
          <table:table-cell table:style-name="ce2" table:formula="of:=VLOOKUP([.C22];[n2.$A$4:.$C$91];3;0)" office:value-type="string" office:string-value="A" calcext:value-type="string">
            <text:p>A</text:p>
          </table:table-cell>
          <table:table-cell table:style-name="ce2" table:formula="of:=IF([.D22]=[.D21];&quot;&quot;;CONCATENATE(&quot;{&quot;&quot;index&quot;&quot;: {&quot;&quot;_id&quot;&quot;: &quot;&quot;&quot;;[.D22];&quot;&quot;&quot;}}{&quot;&quot;name&quot;&quot;: &quot;&quot;&quot;;VLOOKUP([.D2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2];&quot;&quot;&quot;}}{&quot;&quot;name&quot;&quot;: &quot;&quot;&quot;;[.B22];&quot;&quot;&quot;, &quot;&quot;parent&quot;&quot;: &quot;&quot;&quot;;[.D22];&quot;&quot;&quot;}&quot;)" office:value-type="string" office:string-value="{&quot;index&quot;: {&quot;_id&quot;: &quot;01.42Z&quot;}}{&quot;name&quot;: &quot;Élevage d'autres bovins et de buffles&quot;, &quot;parent&quot;: &quot;A&quot;}" calcext:value-type="string">
            <text:p>{"index": {"_id": "01.42Z"}}{"name": "Élevage d'autres bovins et de buffles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43Z</text:p>
          </table:table-cell>
          <table:table-cell office:value-type="string" calcext:value-type="string">
            <text:p>Élevage de chevaux et d'autres équidés</text:p>
          </table:table-cell>
          <table:table-cell table:formula="of:=LEFT([.A23];2)" office:value-type="string" office:string-value="01" calcext:value-type="string">
            <text:p>01</text:p>
          </table:table-cell>
          <table:table-cell table:style-name="ce2" table:formula="of:=VLOOKUP([.C23];[n2.$A$4:.$C$91];3;0)" office:value-type="string" office:string-value="A" calcext:value-type="string">
            <text:p>A</text:p>
          </table:table-cell>
          <table:table-cell table:style-name="ce2" table:formula="of:=IF([.D23]=[.D22];&quot;&quot;;CONCATENATE(&quot;{&quot;&quot;index&quot;&quot;: {&quot;&quot;_id&quot;&quot;: &quot;&quot;&quot;;[.D23];&quot;&quot;&quot;}}{&quot;&quot;name&quot;&quot;: &quot;&quot;&quot;;VLOOKUP([.D2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3];&quot;&quot;&quot;}}{&quot;&quot;name&quot;&quot;: &quot;&quot;&quot;;[.B23];&quot;&quot;&quot;, &quot;&quot;parent&quot;&quot;: &quot;&quot;&quot;;[.D23];&quot;&quot;&quot;}&quot;)" office:value-type="string" office:string-value="{&quot;index&quot;: {&quot;_id&quot;: &quot;01.43Z&quot;}}{&quot;name&quot;: &quot;Élevage de chevaux et d'autres équidés&quot;, &quot;parent&quot;: &quot;A&quot;}" calcext:value-type="string">
            <text:p>{"index": {"_id": "01.43Z"}}{"name": "Élevage de chevaux et d'autres équidés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44Z</text:p>
          </table:table-cell>
          <table:table-cell office:value-type="string" calcext:value-type="string">
            <text:p>Élevage de chameaux et d'autres camélidés</text:p>
          </table:table-cell>
          <table:table-cell table:formula="of:=LEFT([.A24];2)" office:value-type="string" office:string-value="01" calcext:value-type="string">
            <text:p>01</text:p>
          </table:table-cell>
          <table:table-cell table:style-name="ce2" table:formula="of:=VLOOKUP([.C24];[n2.$A$4:.$C$91];3;0)" office:value-type="string" office:string-value="A" calcext:value-type="string">
            <text:p>A</text:p>
          </table:table-cell>
          <table:table-cell table:style-name="ce2" table:formula="of:=IF([.D24]=[.D23];&quot;&quot;;CONCATENATE(&quot;{&quot;&quot;index&quot;&quot;: {&quot;&quot;_id&quot;&quot;: &quot;&quot;&quot;;[.D24];&quot;&quot;&quot;}}{&quot;&quot;name&quot;&quot;: &quot;&quot;&quot;;VLOOKUP([.D2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4];&quot;&quot;&quot;}}{&quot;&quot;name&quot;&quot;: &quot;&quot;&quot;;[.B24];&quot;&quot;&quot;, &quot;&quot;parent&quot;&quot;: &quot;&quot;&quot;;[.D24];&quot;&quot;&quot;}&quot;)" office:value-type="string" office:string-value="{&quot;index&quot;: {&quot;_id&quot;: &quot;01.44Z&quot;}}{&quot;name&quot;: &quot;Élevage de chameaux et d'autres camélidés&quot;, &quot;parent&quot;: &quot;A&quot;}" calcext:value-type="string">
            <text:p>{"index": {"_id": "01.44Z"}}{"name": "Élevage de chameaux et d'autres camélidés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45Z</text:p>
          </table:table-cell>
          <table:table-cell office:value-type="string" calcext:value-type="string">
            <text:p>Élevage d'ovins et de caprins</text:p>
          </table:table-cell>
          <table:table-cell table:formula="of:=LEFT([.A25];2)" office:value-type="string" office:string-value="01" calcext:value-type="string">
            <text:p>01</text:p>
          </table:table-cell>
          <table:table-cell table:style-name="ce2" table:formula="of:=VLOOKUP([.C25];[n2.$A$4:.$C$91];3;0)" office:value-type="string" office:string-value="A" calcext:value-type="string">
            <text:p>A</text:p>
          </table:table-cell>
          <table:table-cell table:style-name="ce2" table:formula="of:=IF([.D25]=[.D24];&quot;&quot;;CONCATENATE(&quot;{&quot;&quot;index&quot;&quot;: {&quot;&quot;_id&quot;&quot;: &quot;&quot;&quot;;[.D25];&quot;&quot;&quot;}}{&quot;&quot;name&quot;&quot;: &quot;&quot;&quot;;VLOOKUP([.D2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5];&quot;&quot;&quot;}}{&quot;&quot;name&quot;&quot;: &quot;&quot;&quot;;[.B25];&quot;&quot;&quot;, &quot;&quot;parent&quot;&quot;: &quot;&quot;&quot;;[.D25];&quot;&quot;&quot;}&quot;)" office:value-type="string" office:string-value="{&quot;index&quot;: {&quot;_id&quot;: &quot;01.45Z&quot;}}{&quot;name&quot;: &quot;Élevage d'ovins et de caprins&quot;, &quot;parent&quot;: &quot;A&quot;}" calcext:value-type="string">
            <text:p>{"index": {"_id": "01.45Z"}}{"name": "Élevage d'ovins et de caprins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46Z</text:p>
          </table:table-cell>
          <table:table-cell office:value-type="string" calcext:value-type="string">
            <text:p>Élevage de porcins</text:p>
          </table:table-cell>
          <table:table-cell table:formula="of:=LEFT([.A26];2)" office:value-type="string" office:string-value="01" calcext:value-type="string">
            <text:p>01</text:p>
          </table:table-cell>
          <table:table-cell table:style-name="ce2" table:formula="of:=VLOOKUP([.C26];[n2.$A$4:.$C$91];3;0)" office:value-type="string" office:string-value="A" calcext:value-type="string">
            <text:p>A</text:p>
          </table:table-cell>
          <table:table-cell table:style-name="ce2" table:formula="of:=IF([.D26]=[.D25];&quot;&quot;;CONCATENATE(&quot;{&quot;&quot;index&quot;&quot;: {&quot;&quot;_id&quot;&quot;: &quot;&quot;&quot;;[.D26];&quot;&quot;&quot;}}{&quot;&quot;name&quot;&quot;: &quot;&quot;&quot;;VLOOKUP([.D2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6];&quot;&quot;&quot;}}{&quot;&quot;name&quot;&quot;: &quot;&quot;&quot;;[.B26];&quot;&quot;&quot;, &quot;&quot;parent&quot;&quot;: &quot;&quot;&quot;;[.D26];&quot;&quot;&quot;}&quot;)" office:value-type="string" office:string-value="{&quot;index&quot;: {&quot;_id&quot;: &quot;01.46Z&quot;}}{&quot;name&quot;: &quot;Élevage de porcins&quot;, &quot;parent&quot;: &quot;A&quot;}" calcext:value-type="string">
            <text:p>{"index": {"_id": "01.46Z"}}{"name": "Élevage de porcins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47Z</text:p>
          </table:table-cell>
          <table:table-cell office:value-type="string" calcext:value-type="string">
            <text:p>Élevage de volailles</text:p>
          </table:table-cell>
          <table:table-cell table:formula="of:=LEFT([.A27];2)" office:value-type="string" office:string-value="01" calcext:value-type="string">
            <text:p>01</text:p>
          </table:table-cell>
          <table:table-cell table:style-name="ce2" table:formula="of:=VLOOKUP([.C27];[n2.$A$4:.$C$91];3;0)" office:value-type="string" office:string-value="A" calcext:value-type="string">
            <text:p>A</text:p>
          </table:table-cell>
          <table:table-cell table:style-name="ce2" table:formula="of:=IF([.D27]=[.D26];&quot;&quot;;CONCATENATE(&quot;{&quot;&quot;index&quot;&quot;: {&quot;&quot;_id&quot;&quot;: &quot;&quot;&quot;;[.D27];&quot;&quot;&quot;}}{&quot;&quot;name&quot;&quot;: &quot;&quot;&quot;;VLOOKUP([.D2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7];&quot;&quot;&quot;}}{&quot;&quot;name&quot;&quot;: &quot;&quot;&quot;;[.B27];&quot;&quot;&quot;, &quot;&quot;parent&quot;&quot;: &quot;&quot;&quot;;[.D27];&quot;&quot;&quot;}&quot;)" office:value-type="string" office:string-value="{&quot;index&quot;: {&quot;_id&quot;: &quot;01.47Z&quot;}}{&quot;name&quot;: &quot;Élevage de volailles&quot;, &quot;parent&quot;: &quot;A&quot;}" calcext:value-type="string">
            <text:p>{"index": {"_id": "01.47Z"}}{"name": "Élevage de volailles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49Z</text:p>
          </table:table-cell>
          <table:table-cell office:value-type="string" calcext:value-type="string">
            <text:p>Élevage d'autres animaux</text:p>
          </table:table-cell>
          <table:table-cell table:formula="of:=LEFT([.A28];2)" office:value-type="string" office:string-value="01" calcext:value-type="string">
            <text:p>01</text:p>
          </table:table-cell>
          <table:table-cell table:style-name="ce2" table:formula="of:=VLOOKUP([.C28];[n2.$A$4:.$C$91];3;0)" office:value-type="string" office:string-value="A" calcext:value-type="string">
            <text:p>A</text:p>
          </table:table-cell>
          <table:table-cell table:style-name="ce2" table:formula="of:=IF([.D28]=[.D27];&quot;&quot;;CONCATENATE(&quot;{&quot;&quot;index&quot;&quot;: {&quot;&quot;_id&quot;&quot;: &quot;&quot;&quot;;[.D28];&quot;&quot;&quot;}}{&quot;&quot;name&quot;&quot;: &quot;&quot;&quot;;VLOOKUP([.D2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8];&quot;&quot;&quot;}}{&quot;&quot;name&quot;&quot;: &quot;&quot;&quot;;[.B28];&quot;&quot;&quot;, &quot;&quot;parent&quot;&quot;: &quot;&quot;&quot;;[.D28];&quot;&quot;&quot;}&quot;)" office:value-type="string" office:string-value="{&quot;index&quot;: {&quot;_id&quot;: &quot;01.49Z&quot;}}{&quot;name&quot;: &quot;Élevage d'autres animaux&quot;, &quot;parent&quot;: &quot;A&quot;}" calcext:value-type="string">
            <text:p>{"index": {"_id": "01.49Z"}}{"name": "Élevage d'autres animaux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50Z</text:p>
          </table:table-cell>
          <table:table-cell office:value-type="string" calcext:value-type="string">
            <text:p>Culture et élevage associés</text:p>
          </table:table-cell>
          <table:table-cell table:formula="of:=LEFT([.A29];2)" office:value-type="string" office:string-value="01" calcext:value-type="string">
            <text:p>01</text:p>
          </table:table-cell>
          <table:table-cell table:style-name="ce2" table:formula="of:=VLOOKUP([.C29];[n2.$A$4:.$C$91];3;0)" office:value-type="string" office:string-value="A" calcext:value-type="string">
            <text:p>A</text:p>
          </table:table-cell>
          <table:table-cell table:style-name="ce2" table:formula="of:=IF([.D29]=[.D28];&quot;&quot;;CONCATENATE(&quot;{&quot;&quot;index&quot;&quot;: {&quot;&quot;_id&quot;&quot;: &quot;&quot;&quot;;[.D29];&quot;&quot;&quot;}}{&quot;&quot;name&quot;&quot;: &quot;&quot;&quot;;VLOOKUP([.D2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9];&quot;&quot;&quot;}}{&quot;&quot;name&quot;&quot;: &quot;&quot;&quot;;[.B29];&quot;&quot;&quot;, &quot;&quot;parent&quot;&quot;: &quot;&quot;&quot;;[.D29];&quot;&quot;&quot;}&quot;)" office:value-type="string" office:string-value="{&quot;index&quot;: {&quot;_id&quot;: &quot;01.50Z&quot;}}{&quot;name&quot;: &quot;Culture et élevage associés&quot;, &quot;parent&quot;: &quot;A&quot;}" calcext:value-type="string">
            <text:p>{"index": {"_id": "01.50Z"}}{"name": "Culture et élevage associés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61Z</text:p>
          </table:table-cell>
          <table:table-cell office:value-type="string" calcext:value-type="string">
            <text:p>Activités de soutien aux cultures</text:p>
          </table:table-cell>
          <table:table-cell table:formula="of:=LEFT([.A30];2)" office:value-type="string" office:string-value="01" calcext:value-type="string">
            <text:p>01</text:p>
          </table:table-cell>
          <table:table-cell table:style-name="ce2" table:formula="of:=VLOOKUP([.C30];[n2.$A$4:.$C$91];3;0)" office:value-type="string" office:string-value="A" calcext:value-type="string">
            <text:p>A</text:p>
          </table:table-cell>
          <table:table-cell table:style-name="ce2" table:formula="of:=IF([.D30]=[.D29];&quot;&quot;;CONCATENATE(&quot;{&quot;&quot;index&quot;&quot;: {&quot;&quot;_id&quot;&quot;: &quot;&quot;&quot;;[.D30];&quot;&quot;&quot;}}{&quot;&quot;name&quot;&quot;: &quot;&quot;&quot;;VLOOKUP([.D3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0];&quot;&quot;&quot;}}{&quot;&quot;name&quot;&quot;: &quot;&quot;&quot;;[.B30];&quot;&quot;&quot;, &quot;&quot;parent&quot;&quot;: &quot;&quot;&quot;;[.D30];&quot;&quot;&quot;}&quot;)" office:value-type="string" office:string-value="{&quot;index&quot;: {&quot;_id&quot;: &quot;01.61Z&quot;}}{&quot;name&quot;: &quot;Activités de soutien aux cultures&quot;, &quot;parent&quot;: &quot;A&quot;}" calcext:value-type="string">
            <text:p>{"index": {"_id": "01.61Z"}}{"name": "Activités de soutien aux cultures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62Z</text:p>
          </table:table-cell>
          <table:table-cell office:value-type="string" calcext:value-type="string">
            <text:p>Activités de soutien à la production animale</text:p>
          </table:table-cell>
          <table:table-cell table:formula="of:=LEFT([.A31];2)" office:value-type="string" office:string-value="01" calcext:value-type="string">
            <text:p>01</text:p>
          </table:table-cell>
          <table:table-cell table:style-name="ce2" table:formula="of:=VLOOKUP([.C31];[n2.$A$4:.$C$91];3;0)" office:value-type="string" office:string-value="A" calcext:value-type="string">
            <text:p>A</text:p>
          </table:table-cell>
          <table:table-cell table:style-name="ce2" table:formula="of:=IF([.D31]=[.D30];&quot;&quot;;CONCATENATE(&quot;{&quot;&quot;index&quot;&quot;: {&quot;&quot;_id&quot;&quot;: &quot;&quot;&quot;;[.D31];&quot;&quot;&quot;}}{&quot;&quot;name&quot;&quot;: &quot;&quot;&quot;;VLOOKUP([.D3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1];&quot;&quot;&quot;}}{&quot;&quot;name&quot;&quot;: &quot;&quot;&quot;;[.B31];&quot;&quot;&quot;, &quot;&quot;parent&quot;&quot;: &quot;&quot;&quot;;[.D31];&quot;&quot;&quot;}&quot;)" office:value-type="string" office:string-value="{&quot;index&quot;: {&quot;_id&quot;: &quot;01.62Z&quot;}}{&quot;name&quot;: &quot;Activités de soutien à la production animale&quot;, &quot;parent&quot;: &quot;A&quot;}" calcext:value-type="string">
            <text:p>{"index": {"_id": "01.62Z"}}{"name": "Activités de soutien à la production animale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63Z</text:p>
          </table:table-cell>
          <table:table-cell office:value-type="string" calcext:value-type="string">
            <text:p>Traitement primaire des récoltes</text:p>
          </table:table-cell>
          <table:table-cell table:formula="of:=LEFT([.A32];2)" office:value-type="string" office:string-value="01" calcext:value-type="string">
            <text:p>01</text:p>
          </table:table-cell>
          <table:table-cell table:style-name="ce2" table:formula="of:=VLOOKUP([.C32];[n2.$A$4:.$C$91];3;0)" office:value-type="string" office:string-value="A" calcext:value-type="string">
            <text:p>A</text:p>
          </table:table-cell>
          <table:table-cell table:style-name="ce2" table:formula="of:=IF([.D32]=[.D31];&quot;&quot;;CONCATENATE(&quot;{&quot;&quot;index&quot;&quot;: {&quot;&quot;_id&quot;&quot;: &quot;&quot;&quot;;[.D32];&quot;&quot;&quot;}}{&quot;&quot;name&quot;&quot;: &quot;&quot;&quot;;VLOOKUP([.D3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2];&quot;&quot;&quot;}}{&quot;&quot;name&quot;&quot;: &quot;&quot;&quot;;[.B32];&quot;&quot;&quot;, &quot;&quot;parent&quot;&quot;: &quot;&quot;&quot;;[.D32];&quot;&quot;&quot;}&quot;)" office:value-type="string" office:string-value="{&quot;index&quot;: {&quot;_id&quot;: &quot;01.63Z&quot;}}{&quot;name&quot;: &quot;Traitement primaire des récoltes&quot;, &quot;parent&quot;: &quot;A&quot;}" calcext:value-type="string">
            <text:p>{"index": {"_id": "01.63Z"}}{"name": "Traitement primaire des récoltes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64Z</text:p>
          </table:table-cell>
          <table:table-cell office:value-type="string" calcext:value-type="string">
            <text:p>Traitement des semences</text:p>
          </table:table-cell>
          <table:table-cell table:formula="of:=LEFT([.A33];2)" office:value-type="string" office:string-value="01" calcext:value-type="string">
            <text:p>01</text:p>
          </table:table-cell>
          <table:table-cell table:style-name="ce2" table:formula="of:=VLOOKUP([.C33];[n2.$A$4:.$C$91];3;0)" office:value-type="string" office:string-value="A" calcext:value-type="string">
            <text:p>A</text:p>
          </table:table-cell>
          <table:table-cell table:style-name="ce2" table:formula="of:=IF([.D33]=[.D32];&quot;&quot;;CONCATENATE(&quot;{&quot;&quot;index&quot;&quot;: {&quot;&quot;_id&quot;&quot;: &quot;&quot;&quot;;[.D33];&quot;&quot;&quot;}}{&quot;&quot;name&quot;&quot;: &quot;&quot;&quot;;VLOOKUP([.D3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3];&quot;&quot;&quot;}}{&quot;&quot;name&quot;&quot;: &quot;&quot;&quot;;[.B33];&quot;&quot;&quot;, &quot;&quot;parent&quot;&quot;: &quot;&quot;&quot;;[.D33];&quot;&quot;&quot;}&quot;)" office:value-type="string" office:string-value="{&quot;index&quot;: {&quot;_id&quot;: &quot;01.64Z&quot;}}{&quot;name&quot;: &quot;Traitement des semences&quot;, &quot;parent&quot;: &quot;A&quot;}" calcext:value-type="string">
            <text:p>{"index": {"_id": "01.64Z"}}{"name": "Traitement des semences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.70Z</text:p>
          </table:table-cell>
          <table:table-cell office:value-type="string" calcext:value-type="string">
            <text:p>Chasse, piégeage et services annexes</text:p>
          </table:table-cell>
          <table:table-cell table:formula="of:=LEFT([.A34];2)" office:value-type="string" office:string-value="01" calcext:value-type="string">
            <text:p>01</text:p>
          </table:table-cell>
          <table:table-cell table:style-name="ce2" table:formula="of:=VLOOKUP([.C34];[n2.$A$4:.$C$91];3;0)" office:value-type="string" office:string-value="A" calcext:value-type="string">
            <text:p>A</text:p>
          </table:table-cell>
          <table:table-cell table:style-name="ce2" table:formula="of:=IF([.D34]=[.D33];&quot;&quot;;CONCATENATE(&quot;{&quot;&quot;index&quot;&quot;: {&quot;&quot;_id&quot;&quot;: &quot;&quot;&quot;;[.D34];&quot;&quot;&quot;}}{&quot;&quot;name&quot;&quot;: &quot;&quot;&quot;;VLOOKUP([.D3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4];&quot;&quot;&quot;}}{&quot;&quot;name&quot;&quot;: &quot;&quot;&quot;;[.B34];&quot;&quot;&quot;, &quot;&quot;parent&quot;&quot;: &quot;&quot;&quot;;[.D34];&quot;&quot;&quot;}&quot;)" office:value-type="string" office:string-value="{&quot;index&quot;: {&quot;_id&quot;: &quot;01.70Z&quot;}}{&quot;name&quot;: &quot;Chasse, piégeage et services annexes&quot;, &quot;parent&quot;: &quot;A&quot;}" calcext:value-type="string">
            <text:p>{"index": {"_id": "01.70Z"}}{"name": "Chasse, piégeage et services annexes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.10Z</text:p>
          </table:table-cell>
          <table:table-cell office:value-type="string" calcext:value-type="string">
            <text:p>Sylviculture et autres activités forestières</text:p>
          </table:table-cell>
          <table:table-cell table:formula="of:=LEFT([.A35];2)" office:value-type="string" office:string-value="02" calcext:value-type="string">
            <text:p>02</text:p>
          </table:table-cell>
          <table:table-cell table:style-name="ce2" table:formula="of:=VLOOKUP([.C35];[n2.$A$4:.$C$91];3;0)" office:value-type="string" office:string-value="A" calcext:value-type="string">
            <text:p>A</text:p>
          </table:table-cell>
          <table:table-cell table:style-name="ce2" table:formula="of:=IF([.D35]=[.D34];&quot;&quot;;CONCATENATE(&quot;{&quot;&quot;index&quot;&quot;: {&quot;&quot;_id&quot;&quot;: &quot;&quot;&quot;;[.D35];&quot;&quot;&quot;}}{&quot;&quot;name&quot;&quot;: &quot;&quot;&quot;;VLOOKUP([.D3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5];&quot;&quot;&quot;}}{&quot;&quot;name&quot;&quot;: &quot;&quot;&quot;;[.B35];&quot;&quot;&quot;, &quot;&quot;parent&quot;&quot;: &quot;&quot;&quot;;[.D35];&quot;&quot;&quot;}&quot;)" office:value-type="string" office:string-value="{&quot;index&quot;: {&quot;_id&quot;: &quot;02.10Z&quot;}}{&quot;name&quot;: &quot;Sylviculture et autres activités forestières&quot;, &quot;parent&quot;: &quot;A&quot;}" calcext:value-type="string">
            <text:p>{"index": {"_id": "02.10Z"}}{"name": "Sylviculture et autres activités forestières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.20Z</text:p>
          </table:table-cell>
          <table:table-cell office:value-type="string" calcext:value-type="string">
            <text:p>Exploitation forestière</text:p>
          </table:table-cell>
          <table:table-cell table:formula="of:=LEFT([.A36];2)" office:value-type="string" office:string-value="02" calcext:value-type="string">
            <text:p>02</text:p>
          </table:table-cell>
          <table:table-cell table:style-name="ce2" table:formula="of:=VLOOKUP([.C36];[n2.$A$4:.$C$91];3;0)" office:value-type="string" office:string-value="A" calcext:value-type="string">
            <text:p>A</text:p>
          </table:table-cell>
          <table:table-cell table:style-name="ce2" table:formula="of:=IF([.D36]=[.D35];&quot;&quot;;CONCATENATE(&quot;{&quot;&quot;index&quot;&quot;: {&quot;&quot;_id&quot;&quot;: &quot;&quot;&quot;;[.D36];&quot;&quot;&quot;}}{&quot;&quot;name&quot;&quot;: &quot;&quot;&quot;;VLOOKUP([.D3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6];&quot;&quot;&quot;}}{&quot;&quot;name&quot;&quot;: &quot;&quot;&quot;;[.B36];&quot;&quot;&quot;, &quot;&quot;parent&quot;&quot;: &quot;&quot;&quot;;[.D36];&quot;&quot;&quot;}&quot;)" office:value-type="string" office:string-value="{&quot;index&quot;: {&quot;_id&quot;: &quot;02.20Z&quot;}}{&quot;name&quot;: &quot;Exploitation forestière&quot;, &quot;parent&quot;: &quot;A&quot;}" calcext:value-type="string">
            <text:p>{"index": {"_id": "02.20Z"}}{"name": "Exploitation forestière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.30Z</text:p>
          </table:table-cell>
          <table:table-cell office:value-type="string" calcext:value-type="string">
            <text:p>Récolte de produits forestiers non ligneux poussant à l'état sauvage</text:p>
          </table:table-cell>
          <table:table-cell table:formula="of:=LEFT([.A37];2)" office:value-type="string" office:string-value="02" calcext:value-type="string">
            <text:p>02</text:p>
          </table:table-cell>
          <table:table-cell table:style-name="ce2" table:formula="of:=VLOOKUP([.C37];[n2.$A$4:.$C$91];3;0)" office:value-type="string" office:string-value="A" calcext:value-type="string">
            <text:p>A</text:p>
          </table:table-cell>
          <table:table-cell table:style-name="ce2" table:formula="of:=IF([.D37]=[.D36];&quot;&quot;;CONCATENATE(&quot;{&quot;&quot;index&quot;&quot;: {&quot;&quot;_id&quot;&quot;: &quot;&quot;&quot;;[.D37];&quot;&quot;&quot;}}{&quot;&quot;name&quot;&quot;: &quot;&quot;&quot;;VLOOKUP([.D3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7];&quot;&quot;&quot;}}{&quot;&quot;name&quot;&quot;: &quot;&quot;&quot;;[.B37];&quot;&quot;&quot;, &quot;&quot;parent&quot;&quot;: &quot;&quot;&quot;;[.D37];&quot;&quot;&quot;}&quot;)" office:value-type="string" office:string-value="{&quot;index&quot;: {&quot;_id&quot;: &quot;02.30Z&quot;}}{&quot;name&quot;: &quot;Récolte de produits forestiers non ligneux poussant à l'état sauvage&quot;, &quot;parent&quot;: &quot;A&quot;}" calcext:value-type="string">
            <text:p>{"index": {"_id": "02.30Z"}}{"name": "Récolte de produits forestiers non ligneux poussant à l'état sauvage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.40Z</text:p>
          </table:table-cell>
          <table:table-cell office:value-type="string" calcext:value-type="string">
            <text:p>Services de soutien à l'exploitation forestière</text:p>
          </table:table-cell>
          <table:table-cell table:formula="of:=LEFT([.A38];2)" office:value-type="string" office:string-value="02" calcext:value-type="string">
            <text:p>02</text:p>
          </table:table-cell>
          <table:table-cell table:style-name="ce2" table:formula="of:=VLOOKUP([.C38];[n2.$A$4:.$C$91];3;0)" office:value-type="string" office:string-value="A" calcext:value-type="string">
            <text:p>A</text:p>
          </table:table-cell>
          <table:table-cell table:style-name="ce2" table:formula="of:=IF([.D38]=[.D37];&quot;&quot;;CONCATENATE(&quot;{&quot;&quot;index&quot;&quot;: {&quot;&quot;_id&quot;&quot;: &quot;&quot;&quot;;[.D38];&quot;&quot;&quot;}}{&quot;&quot;name&quot;&quot;: &quot;&quot;&quot;;VLOOKUP([.D3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8];&quot;&quot;&quot;}}{&quot;&quot;name&quot;&quot;: &quot;&quot;&quot;;[.B38];&quot;&quot;&quot;, &quot;&quot;parent&quot;&quot;: &quot;&quot;&quot;;[.D38];&quot;&quot;&quot;}&quot;)" office:value-type="string" office:string-value="{&quot;index&quot;: {&quot;_id&quot;: &quot;02.40Z&quot;}}{&quot;name&quot;: &quot;Services de soutien à l'exploitation forestière&quot;, &quot;parent&quot;: &quot;A&quot;}" calcext:value-type="string">
            <text:p>{"index": {"_id": "02.40Z"}}{"name": "Services de soutien à l'exploitation forestière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.11Z</text:p>
          </table:table-cell>
          <table:table-cell office:value-type="string" calcext:value-type="string">
            <text:p>Pêche en mer</text:p>
          </table:table-cell>
          <table:table-cell table:formula="of:=LEFT([.A39];2)" office:value-type="string" office:string-value="03" calcext:value-type="string">
            <text:p>03</text:p>
          </table:table-cell>
          <table:table-cell table:style-name="ce2" table:formula="of:=VLOOKUP([.C39];[n2.$A$4:.$C$91];3;0)" office:value-type="string" office:string-value="A" calcext:value-type="string">
            <text:p>A</text:p>
          </table:table-cell>
          <table:table-cell table:style-name="ce2" table:formula="of:=IF([.D39]=[.D38];&quot;&quot;;CONCATENATE(&quot;{&quot;&quot;index&quot;&quot;: {&quot;&quot;_id&quot;&quot;: &quot;&quot;&quot;;[.D39];&quot;&quot;&quot;}}{&quot;&quot;name&quot;&quot;: &quot;&quot;&quot;;VLOOKUP([.D3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9];&quot;&quot;&quot;}}{&quot;&quot;name&quot;&quot;: &quot;&quot;&quot;;[.B39];&quot;&quot;&quot;, &quot;&quot;parent&quot;&quot;: &quot;&quot;&quot;;[.D39];&quot;&quot;&quot;}&quot;)" office:value-type="string" office:string-value="{&quot;index&quot;: {&quot;_id&quot;: &quot;03.11Z&quot;}}{&quot;name&quot;: &quot;Pêche en mer&quot;, &quot;parent&quot;: &quot;A&quot;}" calcext:value-type="string">
            <text:p>{"index": {"_id": "03.11Z"}}{"name": "Pêche en mer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.12Z</text:p>
          </table:table-cell>
          <table:table-cell office:value-type="string" calcext:value-type="string">
            <text:p>Pêche en eau douce</text:p>
          </table:table-cell>
          <table:table-cell table:formula="of:=LEFT([.A40];2)" office:value-type="string" office:string-value="03" calcext:value-type="string">
            <text:p>03</text:p>
          </table:table-cell>
          <table:table-cell table:style-name="ce2" table:formula="of:=VLOOKUP([.C40];[n2.$A$4:.$C$91];3;0)" office:value-type="string" office:string-value="A" calcext:value-type="string">
            <text:p>A</text:p>
          </table:table-cell>
          <table:table-cell table:style-name="ce2" table:formula="of:=IF([.D40]=[.D39];&quot;&quot;;CONCATENATE(&quot;{&quot;&quot;index&quot;&quot;: {&quot;&quot;_id&quot;&quot;: &quot;&quot;&quot;;[.D40];&quot;&quot;&quot;}}{&quot;&quot;name&quot;&quot;: &quot;&quot;&quot;;VLOOKUP([.D4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0];&quot;&quot;&quot;}}{&quot;&quot;name&quot;&quot;: &quot;&quot;&quot;;[.B40];&quot;&quot;&quot;, &quot;&quot;parent&quot;&quot;: &quot;&quot;&quot;;[.D40];&quot;&quot;&quot;}&quot;)" office:value-type="string" office:string-value="{&quot;index&quot;: {&quot;_id&quot;: &quot;03.12Z&quot;}}{&quot;name&quot;: &quot;Pêche en eau douce&quot;, &quot;parent&quot;: &quot;A&quot;}" calcext:value-type="string">
            <text:p>{"index": {"_id": "03.12Z"}}{"name": "Pêche en eau douce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.21Z</text:p>
          </table:table-cell>
          <table:table-cell office:value-type="string" calcext:value-type="string">
            <text:p>Aquaculture en mer</text:p>
          </table:table-cell>
          <table:table-cell table:formula="of:=LEFT([.A41];2)" office:value-type="string" office:string-value="03" calcext:value-type="string">
            <text:p>03</text:p>
          </table:table-cell>
          <table:table-cell table:style-name="ce2" table:formula="of:=VLOOKUP([.C41];[n2.$A$4:.$C$91];3;0)" office:value-type="string" office:string-value="A" calcext:value-type="string">
            <text:p>A</text:p>
          </table:table-cell>
          <table:table-cell table:style-name="ce2" table:formula="of:=IF([.D41]=[.D40];&quot;&quot;;CONCATENATE(&quot;{&quot;&quot;index&quot;&quot;: {&quot;&quot;_id&quot;&quot;: &quot;&quot;&quot;;[.D41];&quot;&quot;&quot;}}{&quot;&quot;name&quot;&quot;: &quot;&quot;&quot;;VLOOKUP([.D4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1];&quot;&quot;&quot;}}{&quot;&quot;name&quot;&quot;: &quot;&quot;&quot;;[.B41];&quot;&quot;&quot;, &quot;&quot;parent&quot;&quot;: &quot;&quot;&quot;;[.D41];&quot;&quot;&quot;}&quot;)" office:value-type="string" office:string-value="{&quot;index&quot;: {&quot;_id&quot;: &quot;03.21Z&quot;}}{&quot;name&quot;: &quot;Aquaculture en mer&quot;, &quot;parent&quot;: &quot;A&quot;}" calcext:value-type="string">
            <text:p>{"index": {"_id": "03.21Z"}}{"name": "Aquaculture en mer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.22Z</text:p>
          </table:table-cell>
          <table:table-cell office:value-type="string" calcext:value-type="string">
            <text:p>Aquaculture en eau douce</text:p>
          </table:table-cell>
          <table:table-cell table:formula="of:=LEFT([.A42];2)" office:value-type="string" office:string-value="03" calcext:value-type="string">
            <text:p>03</text:p>
          </table:table-cell>
          <table:table-cell table:style-name="ce2" table:formula="of:=VLOOKUP([.C42];[n2.$A$4:.$C$91];3;0)" office:value-type="string" office:string-value="A" calcext:value-type="string">
            <text:p>A</text:p>
          </table:table-cell>
          <table:table-cell table:style-name="ce2" table:formula="of:=IF([.D42]=[.D41];&quot;&quot;;CONCATENATE(&quot;{&quot;&quot;index&quot;&quot;: {&quot;&quot;_id&quot;&quot;: &quot;&quot;&quot;;[.D42];&quot;&quot;&quot;}}{&quot;&quot;name&quot;&quot;: &quot;&quot;&quot;;VLOOKUP([.D4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2];&quot;&quot;&quot;}}{&quot;&quot;name&quot;&quot;: &quot;&quot;&quot;;[.B42];&quot;&quot;&quot;, &quot;&quot;parent&quot;&quot;: &quot;&quot;&quot;;[.D42];&quot;&quot;&quot;}&quot;)" office:value-type="string" office:string-value="{&quot;index&quot;: {&quot;_id&quot;: &quot;03.22Z&quot;}}{&quot;name&quot;: &quot;Aquaculture en eau douce&quot;, &quot;parent&quot;: &quot;A&quot;}" calcext:value-type="string">
            <text:p>{"index": {"_id": "03.22Z"}}{"name": "Aquaculture en eau douce", "parent": "A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.10Z</text:p>
          </table:table-cell>
          <table:table-cell office:value-type="string" calcext:value-type="string">
            <text:p>Extraction de houille</text:p>
          </table:table-cell>
          <table:table-cell table:formula="of:=LEFT([.A43];2)" office:value-type="string" office:string-value="05" calcext:value-type="string">
            <text:p>05</text:p>
          </table:table-cell>
          <table:table-cell table:style-name="ce2" table:formula="of:=VLOOKUP([.C43];[n2.$A$4:.$C$91];3;0)" office:value-type="string" office:string-value="B" calcext:value-type="string">
            <text:p>B</text:p>
          </table:table-cell>
          <table:table-cell table:style-name="ce2" table:formula="of:=IF([.D43]=[.D42];&quot;&quot;;CONCATENATE(&quot;{&quot;&quot;index&quot;&quot;: {&quot;&quot;_id&quot;&quot;: &quot;&quot;&quot;;[.D43];&quot;&quot;&quot;}}{&quot;&quot;name&quot;&quot;: &quot;&quot;&quot;;VLOOKUP([.D43];[n1.$A$4:.$B$24];2;0);&quot;&quot;&quot;, &quot;&quot;parent&quot;&quot;: null}&quot;))" office:value-type="string" office:string-value="{&quot;index&quot;: {&quot;_id&quot;: &quot;B&quot;}}{&quot;name&quot;: &quot;Industries extractives&quot;, &quot;parent&quot;: null}" calcext:value-type="string">
            <text:p>{"index": {"_id": "B"}}{"name": "Industries extractives", "parent": null}</text:p>
          </table:table-cell>
          <table:table-cell table:style-name="ce2" table:formula="of:=CONCATENATE(&quot;{&quot;&quot;index&quot;&quot;: {&quot;&quot;_id&quot;&quot;: &quot;&quot;&quot;;[.A43];&quot;&quot;&quot;}}{&quot;&quot;name&quot;&quot;: &quot;&quot;&quot;;[.B43];&quot;&quot;&quot;, &quot;&quot;parent&quot;&quot;: &quot;&quot;&quot;;[.D43];&quot;&quot;&quot;}&quot;)" office:value-type="string" office:string-value="{&quot;index&quot;: {&quot;_id&quot;: &quot;05.10Z&quot;}}{&quot;name&quot;: &quot;Extraction de houille&quot;, &quot;parent&quot;: &quot;B&quot;}" calcext:value-type="string">
            <text:p>{"index": {"_id": "05.10Z"}}{"name": "Extraction de houille", "parent": "B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.20Z</text:p>
          </table:table-cell>
          <table:table-cell office:value-type="string" calcext:value-type="string">
            <text:p>Extraction de lignite</text:p>
          </table:table-cell>
          <table:table-cell table:formula="of:=LEFT([.A44];2)" office:value-type="string" office:string-value="05" calcext:value-type="string">
            <text:p>05</text:p>
          </table:table-cell>
          <table:table-cell table:style-name="ce2" table:formula="of:=VLOOKUP([.C44];[n2.$A$4:.$C$91];3;0)" office:value-type="string" office:string-value="B" calcext:value-type="string">
            <text:p>B</text:p>
          </table:table-cell>
          <table:table-cell table:style-name="ce2" table:formula="of:=IF([.D44]=[.D43];&quot;&quot;;CONCATENATE(&quot;{&quot;&quot;index&quot;&quot;: {&quot;&quot;_id&quot;&quot;: &quot;&quot;&quot;;[.D44];&quot;&quot;&quot;}}{&quot;&quot;name&quot;&quot;: &quot;&quot;&quot;;VLOOKUP([.D4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4];&quot;&quot;&quot;}}{&quot;&quot;name&quot;&quot;: &quot;&quot;&quot;;[.B44];&quot;&quot;&quot;, &quot;&quot;parent&quot;&quot;: &quot;&quot;&quot;;[.D44];&quot;&quot;&quot;}&quot;)" office:value-type="string" office:string-value="{&quot;index&quot;: {&quot;_id&quot;: &quot;05.20Z&quot;}}{&quot;name&quot;: &quot;Extraction de lignite&quot;, &quot;parent&quot;: &quot;B&quot;}" calcext:value-type="string">
            <text:p>{"index": {"_id": "05.20Z"}}{"name": "Extraction de lignite", "parent": "B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10Z</text:p>
          </table:table-cell>
          <table:table-cell office:value-type="string" calcext:value-type="string">
            <text:p>Extraction de pétrole brut</text:p>
          </table:table-cell>
          <table:table-cell table:formula="of:=LEFT([.A45];2)" office:value-type="string" office:string-value="06" calcext:value-type="string">
            <text:p>06</text:p>
          </table:table-cell>
          <table:table-cell table:style-name="ce2" table:formula="of:=VLOOKUP([.C45];[n2.$A$4:.$C$91];3;0)" office:value-type="string" office:string-value="B" calcext:value-type="string">
            <text:p>B</text:p>
          </table:table-cell>
          <table:table-cell table:style-name="ce2" table:formula="of:=IF([.D45]=[.D44];&quot;&quot;;CONCATENATE(&quot;{&quot;&quot;index&quot;&quot;: {&quot;&quot;_id&quot;&quot;: &quot;&quot;&quot;;[.D45];&quot;&quot;&quot;}}{&quot;&quot;name&quot;&quot;: &quot;&quot;&quot;;VLOOKUP([.D4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5];&quot;&quot;&quot;}}{&quot;&quot;name&quot;&quot;: &quot;&quot;&quot;;[.B45];&quot;&quot;&quot;, &quot;&quot;parent&quot;&quot;: &quot;&quot;&quot;;[.D45];&quot;&quot;&quot;}&quot;)" office:value-type="string" office:string-value="{&quot;index&quot;: {&quot;_id&quot;: &quot;06.10Z&quot;}}{&quot;name&quot;: &quot;Extraction de pétrole brut&quot;, &quot;parent&quot;: &quot;B&quot;}" calcext:value-type="string">
            <text:p>{"index": {"_id": "06.10Z"}}{"name": "Extraction de pétrole brut", "parent": "B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20Z</text:p>
          </table:table-cell>
          <table:table-cell office:value-type="string" calcext:value-type="string">
            <text:p>Extraction de gaz naturel</text:p>
          </table:table-cell>
          <table:table-cell table:formula="of:=LEFT([.A46];2)" office:value-type="string" office:string-value="06" calcext:value-type="string">
            <text:p>06</text:p>
          </table:table-cell>
          <table:table-cell table:style-name="ce2" table:formula="of:=VLOOKUP([.C46];[n2.$A$4:.$C$91];3;0)" office:value-type="string" office:string-value="B" calcext:value-type="string">
            <text:p>B</text:p>
          </table:table-cell>
          <table:table-cell table:style-name="ce2" table:formula="of:=IF([.D46]=[.D45];&quot;&quot;;CONCATENATE(&quot;{&quot;&quot;index&quot;&quot;: {&quot;&quot;_id&quot;&quot;: &quot;&quot;&quot;;[.D46];&quot;&quot;&quot;}}{&quot;&quot;name&quot;&quot;: &quot;&quot;&quot;;VLOOKUP([.D4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6];&quot;&quot;&quot;}}{&quot;&quot;name&quot;&quot;: &quot;&quot;&quot;;[.B46];&quot;&quot;&quot;, &quot;&quot;parent&quot;&quot;: &quot;&quot;&quot;;[.D46];&quot;&quot;&quot;}&quot;)" office:value-type="string" office:string-value="{&quot;index&quot;: {&quot;_id&quot;: &quot;06.20Z&quot;}}{&quot;name&quot;: &quot;Extraction de gaz naturel&quot;, &quot;parent&quot;: &quot;B&quot;}" calcext:value-type="string">
            <text:p>{"index": {"_id": "06.20Z"}}{"name": "Extraction de gaz naturel", "parent": "B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.10Z</text:p>
          </table:table-cell>
          <table:table-cell office:value-type="string" calcext:value-type="string">
            <text:p>Extraction de minerais de fer</text:p>
          </table:table-cell>
          <table:table-cell table:formula="of:=LEFT([.A47];2)" office:value-type="string" office:string-value="07" calcext:value-type="string">
            <text:p>07</text:p>
          </table:table-cell>
          <table:table-cell table:style-name="ce2" table:formula="of:=VLOOKUP([.C47];[n2.$A$4:.$C$91];3;0)" office:value-type="string" office:string-value="B" calcext:value-type="string">
            <text:p>B</text:p>
          </table:table-cell>
          <table:table-cell table:style-name="ce2" table:formula="of:=IF([.D47]=[.D46];&quot;&quot;;CONCATENATE(&quot;{&quot;&quot;index&quot;&quot;: {&quot;&quot;_id&quot;&quot;: &quot;&quot;&quot;;[.D47];&quot;&quot;&quot;}}{&quot;&quot;name&quot;&quot;: &quot;&quot;&quot;;VLOOKUP([.D4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7];&quot;&quot;&quot;}}{&quot;&quot;name&quot;&quot;: &quot;&quot;&quot;;[.B47];&quot;&quot;&quot;, &quot;&quot;parent&quot;&quot;: &quot;&quot;&quot;;[.D47];&quot;&quot;&quot;}&quot;)" office:value-type="string" office:string-value="{&quot;index&quot;: {&quot;_id&quot;: &quot;07.10Z&quot;}}{&quot;name&quot;: &quot;Extraction de minerais de fer&quot;, &quot;parent&quot;: &quot;B&quot;}" calcext:value-type="string">
            <text:p>{"index": {"_id": "07.10Z"}}{"name": "Extraction de minerais de fer", "parent": "B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.21Z</text:p>
          </table:table-cell>
          <table:table-cell office:value-type="string" calcext:value-type="string">
            <text:p>Extraction de minerais d'uranium et de thorium</text:p>
          </table:table-cell>
          <table:table-cell table:formula="of:=LEFT([.A48];2)" office:value-type="string" office:string-value="07" calcext:value-type="string">
            <text:p>07</text:p>
          </table:table-cell>
          <table:table-cell table:style-name="ce2" table:formula="of:=VLOOKUP([.C48];[n2.$A$4:.$C$91];3;0)" office:value-type="string" office:string-value="B" calcext:value-type="string">
            <text:p>B</text:p>
          </table:table-cell>
          <table:table-cell table:style-name="ce2" table:formula="of:=IF([.D48]=[.D47];&quot;&quot;;CONCATENATE(&quot;{&quot;&quot;index&quot;&quot;: {&quot;&quot;_id&quot;&quot;: &quot;&quot;&quot;;[.D48];&quot;&quot;&quot;}}{&quot;&quot;name&quot;&quot;: &quot;&quot;&quot;;VLOOKUP([.D4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8];&quot;&quot;&quot;}}{&quot;&quot;name&quot;&quot;: &quot;&quot;&quot;;[.B48];&quot;&quot;&quot;, &quot;&quot;parent&quot;&quot;: &quot;&quot;&quot;;[.D48];&quot;&quot;&quot;}&quot;)" office:value-type="string" office:string-value="{&quot;index&quot;: {&quot;_id&quot;: &quot;07.21Z&quot;}}{&quot;name&quot;: &quot;Extraction de minerais d'uranium et de thorium&quot;, &quot;parent&quot;: &quot;B&quot;}" calcext:value-type="string">
            <text:p>{"index": {"_id": "07.21Z"}}{"name": "Extraction de minerais d'uranium et de thorium", "parent": "B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.29Z</text:p>
          </table:table-cell>
          <table:table-cell office:value-type="string" calcext:value-type="string">
            <text:p>Extraction d'autres minerais de métaux non ferreux</text:p>
          </table:table-cell>
          <table:table-cell table:formula="of:=LEFT([.A49];2)" office:value-type="string" office:string-value="07" calcext:value-type="string">
            <text:p>07</text:p>
          </table:table-cell>
          <table:table-cell table:style-name="ce2" table:formula="of:=VLOOKUP([.C49];[n2.$A$4:.$C$91];3;0)" office:value-type="string" office:string-value="B" calcext:value-type="string">
            <text:p>B</text:p>
          </table:table-cell>
          <table:table-cell table:style-name="ce2" table:formula="of:=IF([.D49]=[.D48];&quot;&quot;;CONCATENATE(&quot;{&quot;&quot;index&quot;&quot;: {&quot;&quot;_id&quot;&quot;: &quot;&quot;&quot;;[.D49];&quot;&quot;&quot;}}{&quot;&quot;name&quot;&quot;: &quot;&quot;&quot;;VLOOKUP([.D4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9];&quot;&quot;&quot;}}{&quot;&quot;name&quot;&quot;: &quot;&quot;&quot;;[.B49];&quot;&quot;&quot;, &quot;&quot;parent&quot;&quot;: &quot;&quot;&quot;;[.D49];&quot;&quot;&quot;}&quot;)" office:value-type="string" office:string-value="{&quot;index&quot;: {&quot;_id&quot;: &quot;07.29Z&quot;}}{&quot;name&quot;: &quot;Extraction d'autres minerais de métaux non ferreux&quot;, &quot;parent&quot;: &quot;B&quot;}" calcext:value-type="string">
            <text:p>{"index": {"_id": "07.29Z"}}{"name": "Extraction d'autres minerais de métaux non ferreux", "parent": "B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.11Z</text:p>
          </table:table-cell>
          <table:table-cell office:value-type="string" calcext:value-type="string">
            <text:p>Extraction de pierres ornementales et de construction, de calcaire industriel, de gypse, de craie et d'ardoise</text:p>
          </table:table-cell>
          <table:table-cell table:formula="of:=LEFT([.A50];2)" office:value-type="string" office:string-value="08" calcext:value-type="string">
            <text:p>08</text:p>
          </table:table-cell>
          <table:table-cell table:style-name="ce2" table:formula="of:=VLOOKUP([.C50];[n2.$A$4:.$C$91];3;0)" office:value-type="string" office:string-value="B" calcext:value-type="string">
            <text:p>B</text:p>
          </table:table-cell>
          <table:table-cell table:style-name="ce2" table:formula="of:=IF([.D50]=[.D49];&quot;&quot;;CONCATENATE(&quot;{&quot;&quot;index&quot;&quot;: {&quot;&quot;_id&quot;&quot;: &quot;&quot;&quot;;[.D50];&quot;&quot;&quot;}}{&quot;&quot;name&quot;&quot;: &quot;&quot;&quot;;VLOOKUP([.D5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0];&quot;&quot;&quot;}}{&quot;&quot;name&quot;&quot;: &quot;&quot;&quot;;[.B50];&quot;&quot;&quot;, &quot;&quot;parent&quot;&quot;: &quot;&quot;&quot;;[.D50];&quot;&quot;&quot;}&quot;)" office:value-type="string" office:string-value="{&quot;index&quot;: {&quot;_id&quot;: &quot;08.11Z&quot;}}{&quot;name&quot;: &quot;Extraction de pierres ornementales et de construction, de calcaire industriel, de gypse, de craie et d'ardoise&quot;, &quot;parent&quot;: &quot;B&quot;}" calcext:value-type="string">
            <text:p>{"index": {"_id": "08.11Z"}}{"name": "Extraction de pierres ornementales et de construction, de calcaire industriel, de gypse, de craie et d'ardoise", "parent": "B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.12Z</text:p>
          </table:table-cell>
          <table:table-cell office:value-type="string" calcext:value-type="string">
            <text:p>Exploitation de gravières et sablières, extraction d'argiles et de kaolin</text:p>
          </table:table-cell>
          <table:table-cell table:formula="of:=LEFT([.A51];2)" office:value-type="string" office:string-value="08" calcext:value-type="string">
            <text:p>08</text:p>
          </table:table-cell>
          <table:table-cell table:style-name="ce2" table:formula="of:=VLOOKUP([.C51];[n2.$A$4:.$C$91];3;0)" office:value-type="string" office:string-value="B" calcext:value-type="string">
            <text:p>B</text:p>
          </table:table-cell>
          <table:table-cell table:style-name="ce2" table:formula="of:=IF([.D51]=[.D50];&quot;&quot;;CONCATENATE(&quot;{&quot;&quot;index&quot;&quot;: {&quot;&quot;_id&quot;&quot;: &quot;&quot;&quot;;[.D51];&quot;&quot;&quot;}}{&quot;&quot;name&quot;&quot;: &quot;&quot;&quot;;VLOOKUP([.D5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1];&quot;&quot;&quot;}}{&quot;&quot;name&quot;&quot;: &quot;&quot;&quot;;[.B51];&quot;&quot;&quot;, &quot;&quot;parent&quot;&quot;: &quot;&quot;&quot;;[.D51];&quot;&quot;&quot;}&quot;)" office:value-type="string" office:string-value="{&quot;index&quot;: {&quot;_id&quot;: &quot;08.12Z&quot;}}{&quot;name&quot;: &quot;Exploitation de gravières et sablières, extraction d'argiles et de kaolin&quot;, &quot;parent&quot;: &quot;B&quot;}" calcext:value-type="string">
            <text:p>{"index": {"_id": "08.12Z"}}{"name": "Exploitation de gravières et sablières, extraction d'argiles et de kaolin", "parent": "B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.91Z</text:p>
          </table:table-cell>
          <table:table-cell office:value-type="string" calcext:value-type="string">
            <text:p>Extraction des minéraux chimiques et d'engrais minéraux</text:p>
          </table:table-cell>
          <table:table-cell table:formula="of:=LEFT([.A52];2)" office:value-type="string" office:string-value="08" calcext:value-type="string">
            <text:p>08</text:p>
          </table:table-cell>
          <table:table-cell table:style-name="ce2" table:formula="of:=VLOOKUP([.C52];[n2.$A$4:.$C$91];3;0)" office:value-type="string" office:string-value="B" calcext:value-type="string">
            <text:p>B</text:p>
          </table:table-cell>
          <table:table-cell table:style-name="ce2" table:formula="of:=IF([.D52]=[.D51];&quot;&quot;;CONCATENATE(&quot;{&quot;&quot;index&quot;&quot;: {&quot;&quot;_id&quot;&quot;: &quot;&quot;&quot;;[.D52];&quot;&quot;&quot;}}{&quot;&quot;name&quot;&quot;: &quot;&quot;&quot;;VLOOKUP([.D5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2];&quot;&quot;&quot;}}{&quot;&quot;name&quot;&quot;: &quot;&quot;&quot;;[.B52];&quot;&quot;&quot;, &quot;&quot;parent&quot;&quot;: &quot;&quot;&quot;;[.D52];&quot;&quot;&quot;}&quot;)" office:value-type="string" office:string-value="{&quot;index&quot;: {&quot;_id&quot;: &quot;08.91Z&quot;}}{&quot;name&quot;: &quot;Extraction des minéraux chimiques et d'engrais minéraux&quot;, &quot;parent&quot;: &quot;B&quot;}" calcext:value-type="string">
            <text:p>{"index": {"_id": "08.91Z"}}{"name": "Extraction des minéraux chimiques et d'engrais minéraux", "parent": "B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.92Z</text:p>
          </table:table-cell>
          <table:table-cell office:value-type="string" calcext:value-type="string">
            <text:p>Extraction de tourbe</text:p>
          </table:table-cell>
          <table:table-cell table:formula="of:=LEFT([.A53];2)" office:value-type="string" office:string-value="08" calcext:value-type="string">
            <text:p>08</text:p>
          </table:table-cell>
          <table:table-cell table:style-name="ce2" table:formula="of:=VLOOKUP([.C53];[n2.$A$4:.$C$91];3;0)" office:value-type="string" office:string-value="B" calcext:value-type="string">
            <text:p>B</text:p>
          </table:table-cell>
          <table:table-cell table:style-name="ce2" table:formula="of:=IF([.D53]=[.D52];&quot;&quot;;CONCATENATE(&quot;{&quot;&quot;index&quot;&quot;: {&quot;&quot;_id&quot;&quot;: &quot;&quot;&quot;;[.D53];&quot;&quot;&quot;}}{&quot;&quot;name&quot;&quot;: &quot;&quot;&quot;;VLOOKUP([.D5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3];&quot;&quot;&quot;}}{&quot;&quot;name&quot;&quot;: &quot;&quot;&quot;;[.B53];&quot;&quot;&quot;, &quot;&quot;parent&quot;&quot;: &quot;&quot;&quot;;[.D53];&quot;&quot;&quot;}&quot;)" office:value-type="string" office:string-value="{&quot;index&quot;: {&quot;_id&quot;: &quot;08.92Z&quot;}}{&quot;name&quot;: &quot;Extraction de tourbe&quot;, &quot;parent&quot;: &quot;B&quot;}" calcext:value-type="string">
            <text:p>{"index": {"_id": "08.92Z"}}{"name": "Extraction de tourbe", "parent": "B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.93Z</text:p>
          </table:table-cell>
          <table:table-cell office:value-type="string" calcext:value-type="string">
            <text:p>Production de sel</text:p>
          </table:table-cell>
          <table:table-cell table:formula="of:=LEFT([.A54];2)" office:value-type="string" office:string-value="08" calcext:value-type="string">
            <text:p>08</text:p>
          </table:table-cell>
          <table:table-cell table:style-name="ce2" table:formula="of:=VLOOKUP([.C54];[n2.$A$4:.$C$91];3;0)" office:value-type="string" office:string-value="B" calcext:value-type="string">
            <text:p>B</text:p>
          </table:table-cell>
          <table:table-cell table:style-name="ce2" table:formula="of:=IF([.D54]=[.D53];&quot;&quot;;CONCATENATE(&quot;{&quot;&quot;index&quot;&quot;: {&quot;&quot;_id&quot;&quot;: &quot;&quot;&quot;;[.D54];&quot;&quot;&quot;}}{&quot;&quot;name&quot;&quot;: &quot;&quot;&quot;;VLOOKUP([.D5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4];&quot;&quot;&quot;}}{&quot;&quot;name&quot;&quot;: &quot;&quot;&quot;;[.B54];&quot;&quot;&quot;, &quot;&quot;parent&quot;&quot;: &quot;&quot;&quot;;[.D54];&quot;&quot;&quot;}&quot;)" office:value-type="string" office:string-value="{&quot;index&quot;: {&quot;_id&quot;: &quot;08.93Z&quot;}}{&quot;name&quot;: &quot;Production de sel&quot;, &quot;parent&quot;: &quot;B&quot;}" calcext:value-type="string">
            <text:p>{"index": {"_id": "08.93Z"}}{"name": "Production de sel", "parent": "B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.99Z</text:p>
          </table:table-cell>
          <table:table-cell office:value-type="string" calcext:value-type="string">
            <text:p>Autres activités extractives n.c.a.</text:p>
          </table:table-cell>
          <table:table-cell table:formula="of:=LEFT([.A55];2)" office:value-type="string" office:string-value="08" calcext:value-type="string">
            <text:p>08</text:p>
          </table:table-cell>
          <table:table-cell table:style-name="ce2" table:formula="of:=VLOOKUP([.C55];[n2.$A$4:.$C$91];3;0)" office:value-type="string" office:string-value="B" calcext:value-type="string">
            <text:p>B</text:p>
          </table:table-cell>
          <table:table-cell table:style-name="ce2" table:formula="of:=IF([.D55]=[.D54];&quot;&quot;;CONCATENATE(&quot;{&quot;&quot;index&quot;&quot;: {&quot;&quot;_id&quot;&quot;: &quot;&quot;&quot;;[.D55];&quot;&quot;&quot;}}{&quot;&quot;name&quot;&quot;: &quot;&quot;&quot;;VLOOKUP([.D5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5];&quot;&quot;&quot;}}{&quot;&quot;name&quot;&quot;: &quot;&quot;&quot;;[.B55];&quot;&quot;&quot;, &quot;&quot;parent&quot;&quot;: &quot;&quot;&quot;;[.D55];&quot;&quot;&quot;}&quot;)" office:value-type="string" office:string-value="{&quot;index&quot;: {&quot;_id&quot;: &quot;08.99Z&quot;}}{&quot;name&quot;: &quot;Autres activités extractives n.c.a.&quot;, &quot;parent&quot;: &quot;B&quot;}" calcext:value-type="string">
            <text:p>{"index": {"_id": "08.99Z"}}{"name": "Autres activités extractives n.c.a.", "parent": "B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.10Z</text:p>
          </table:table-cell>
          <table:table-cell office:value-type="string" calcext:value-type="string">
            <text:p>Activités de soutien à l'extraction d'hydrocarbures</text:p>
          </table:table-cell>
          <table:table-cell table:formula="of:=LEFT([.A56];2)" office:value-type="string" office:string-value="09" calcext:value-type="string">
            <text:p>09</text:p>
          </table:table-cell>
          <table:table-cell table:style-name="ce2" table:formula="of:=VLOOKUP([.C56];[n2.$A$4:.$C$91];3;0)" office:value-type="string" office:string-value="B" calcext:value-type="string">
            <text:p>B</text:p>
          </table:table-cell>
          <table:table-cell table:style-name="ce2" table:formula="of:=IF([.D56]=[.D55];&quot;&quot;;CONCATENATE(&quot;{&quot;&quot;index&quot;&quot;: {&quot;&quot;_id&quot;&quot;: &quot;&quot;&quot;;[.D56];&quot;&quot;&quot;}}{&quot;&quot;name&quot;&quot;: &quot;&quot;&quot;;VLOOKUP([.D5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6];&quot;&quot;&quot;}}{&quot;&quot;name&quot;&quot;: &quot;&quot;&quot;;[.B56];&quot;&quot;&quot;, &quot;&quot;parent&quot;&quot;: &quot;&quot;&quot;;[.D56];&quot;&quot;&quot;}&quot;)" office:value-type="string" office:string-value="{&quot;index&quot;: {&quot;_id&quot;: &quot;09.10Z&quot;}}{&quot;name&quot;: &quot;Activités de soutien à l'extraction d'hydrocarbures&quot;, &quot;parent&quot;: &quot;B&quot;}" calcext:value-type="string">
            <text:p>{"index": {"_id": "09.10Z"}}{"name": "Activités de soutien à l'extraction d'hydrocarbures", "parent": "B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.90Z</text:p>
          </table:table-cell>
          <table:table-cell office:value-type="string" calcext:value-type="string">
            <text:p>Activités de soutien aux autres industries extractives</text:p>
          </table:table-cell>
          <table:table-cell table:formula="of:=LEFT([.A57];2)" office:value-type="string" office:string-value="09" calcext:value-type="string">
            <text:p>09</text:p>
          </table:table-cell>
          <table:table-cell table:style-name="ce2" table:formula="of:=VLOOKUP([.C57];[n2.$A$4:.$C$91];3;0)" office:value-type="string" office:string-value="B" calcext:value-type="string">
            <text:p>B</text:p>
          </table:table-cell>
          <table:table-cell table:style-name="ce2" table:formula="of:=IF([.D57]=[.D56];&quot;&quot;;CONCATENATE(&quot;{&quot;&quot;index&quot;&quot;: {&quot;&quot;_id&quot;&quot;: &quot;&quot;&quot;;[.D57];&quot;&quot;&quot;}}{&quot;&quot;name&quot;&quot;: &quot;&quot;&quot;;VLOOKUP([.D5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7];&quot;&quot;&quot;}}{&quot;&quot;name&quot;&quot;: &quot;&quot;&quot;;[.B57];&quot;&quot;&quot;, &quot;&quot;parent&quot;&quot;: &quot;&quot;&quot;;[.D57];&quot;&quot;&quot;}&quot;)" office:value-type="string" office:string-value="{&quot;index&quot;: {&quot;_id&quot;: &quot;09.90Z&quot;}}{&quot;name&quot;: &quot;Activités de soutien aux autres industries extractives&quot;, &quot;parent&quot;: &quot;B&quot;}" calcext:value-type="string">
            <text:p>{"index": {"_id": "09.90Z"}}{"name": "Activités de soutien aux autres industries extractives", "parent": "B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Z</text:p>
          </table:table-cell>
          <table:table-cell office:value-type="string" calcext:value-type="string">
            <text:p>Transformation et conservation de la viande de boucherie</text:p>
          </table:table-cell>
          <table:table-cell table:formula="of:=LEFT([.A58];2)" office:value-type="string" office:string-value="10" calcext:value-type="string">
            <text:p>10</text:p>
          </table:table-cell>
          <table:table-cell table:style-name="ce2" table:formula="of:=VLOOKUP([.C58];[n2.$A$4:.$C$91];3;0)" office:value-type="string" office:string-value="C" calcext:value-type="string">
            <text:p>C</text:p>
          </table:table-cell>
          <table:table-cell table:style-name="ce2" table:formula="of:=IF([.D58]=[.D57];&quot;&quot;;CONCATENATE(&quot;{&quot;&quot;index&quot;&quot;: {&quot;&quot;_id&quot;&quot;: &quot;&quot;&quot;;[.D58];&quot;&quot;&quot;}}{&quot;&quot;name&quot;&quot;: &quot;&quot;&quot;;VLOOKUP([.D58];[n1.$A$4:.$B$24];2;0);&quot;&quot;&quot;, &quot;&quot;parent&quot;&quot;: null}&quot;))" office:value-type="string" office:string-value="{&quot;index&quot;: {&quot;_id&quot;: &quot;C&quot;}}{&quot;name&quot;: &quot;Industrie manufacturière&quot;, &quot;parent&quot;: null}" calcext:value-type="string">
            <text:p>{"index": {"_id": "C"}}{"name": "Industrie manufacturière", "parent": null}</text:p>
          </table:table-cell>
          <table:table-cell table:style-name="ce2" table:formula="of:=CONCATENATE(&quot;{&quot;&quot;index&quot;&quot;: {&quot;&quot;_id&quot;&quot;: &quot;&quot;&quot;;[.A58];&quot;&quot;&quot;}}{&quot;&quot;name&quot;&quot;: &quot;&quot;&quot;;[.B58];&quot;&quot;&quot;, &quot;&quot;parent&quot;&quot;: &quot;&quot;&quot;;[.D58];&quot;&quot;&quot;}&quot;)" office:value-type="string" office:string-value="{&quot;index&quot;: {&quot;_id&quot;: &quot;10.11Z&quot;}}{&quot;name&quot;: &quot;Transformation et conservation de la viande de boucherie&quot;, &quot;parent&quot;: &quot;C&quot;}" calcext:value-type="string">
            <text:p>{"index": {"_id": "10.11Z"}}{"name": "Transformation et conservation de la viande de boucheri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2Z</text:p>
          </table:table-cell>
          <table:table-cell office:value-type="string" calcext:value-type="string">
            <text:p>Transformation et conservation de la viande de volaille</text:p>
          </table:table-cell>
          <table:table-cell table:formula="of:=LEFT([.A59];2)" office:value-type="string" office:string-value="10" calcext:value-type="string">
            <text:p>10</text:p>
          </table:table-cell>
          <table:table-cell table:style-name="ce2" table:formula="of:=VLOOKUP([.C59];[n2.$A$4:.$C$91];3;0)" office:value-type="string" office:string-value="C" calcext:value-type="string">
            <text:p>C</text:p>
          </table:table-cell>
          <table:table-cell table:style-name="ce2" table:formula="of:=IF([.D59]=[.D58];&quot;&quot;;CONCATENATE(&quot;{&quot;&quot;index&quot;&quot;: {&quot;&quot;_id&quot;&quot;: &quot;&quot;&quot;;[.D59];&quot;&quot;&quot;}}{&quot;&quot;name&quot;&quot;: &quot;&quot;&quot;;VLOOKUP([.D5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9];&quot;&quot;&quot;}}{&quot;&quot;name&quot;&quot;: &quot;&quot;&quot;;[.B59];&quot;&quot;&quot;, &quot;&quot;parent&quot;&quot;: &quot;&quot;&quot;;[.D59];&quot;&quot;&quot;}&quot;)" office:value-type="string" office:string-value="{&quot;index&quot;: {&quot;_id&quot;: &quot;10.12Z&quot;}}{&quot;name&quot;: &quot;Transformation et conservation de la viande de volaille&quot;, &quot;parent&quot;: &quot;C&quot;}" calcext:value-type="string">
            <text:p>{"index": {"_id": "10.12Z"}}{"name": "Transformation et conservation de la viande de volaill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3A</text:p>
          </table:table-cell>
          <table:table-cell office:value-type="string" calcext:value-type="string">
            <text:p>Préparation industrielle de produits à base de viande</text:p>
          </table:table-cell>
          <table:table-cell table:formula="of:=LEFT([.A60];2)" office:value-type="string" office:string-value="10" calcext:value-type="string">
            <text:p>10</text:p>
          </table:table-cell>
          <table:table-cell table:style-name="ce2" table:formula="of:=VLOOKUP([.C60];[n2.$A$4:.$C$91];3;0)" office:value-type="string" office:string-value="C" calcext:value-type="string">
            <text:p>C</text:p>
          </table:table-cell>
          <table:table-cell table:style-name="ce2" table:formula="of:=IF([.D60]=[.D59];&quot;&quot;;CONCATENATE(&quot;{&quot;&quot;index&quot;&quot;: {&quot;&quot;_id&quot;&quot;: &quot;&quot;&quot;;[.D60];&quot;&quot;&quot;}}{&quot;&quot;name&quot;&quot;: &quot;&quot;&quot;;VLOOKUP([.D6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0];&quot;&quot;&quot;}}{&quot;&quot;name&quot;&quot;: &quot;&quot;&quot;;[.B60];&quot;&quot;&quot;, &quot;&quot;parent&quot;&quot;: &quot;&quot;&quot;;[.D60];&quot;&quot;&quot;}&quot;)" office:value-type="string" office:string-value="{&quot;index&quot;: {&quot;_id&quot;: &quot;10.13A&quot;}}{&quot;name&quot;: &quot;Préparation industrielle de produits à base de viande&quot;, &quot;parent&quot;: &quot;C&quot;}" calcext:value-type="string">
            <text:p>{"index": {"_id": "10.13A"}}{"name": "Préparation industrielle de produits à base de viand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3B</text:p>
          </table:table-cell>
          <table:table-cell office:value-type="string" calcext:value-type="string">
            <text:p>Charcuterie</text:p>
          </table:table-cell>
          <table:table-cell table:formula="of:=LEFT([.A61];2)" office:value-type="string" office:string-value="10" calcext:value-type="string">
            <text:p>10</text:p>
          </table:table-cell>
          <table:table-cell table:style-name="ce2" table:formula="of:=VLOOKUP([.C61];[n2.$A$4:.$C$91];3;0)" office:value-type="string" office:string-value="C" calcext:value-type="string">
            <text:p>C</text:p>
          </table:table-cell>
          <table:table-cell table:style-name="ce2" table:formula="of:=IF([.D61]=[.D60];&quot;&quot;;CONCATENATE(&quot;{&quot;&quot;index&quot;&quot;: {&quot;&quot;_id&quot;&quot;: &quot;&quot;&quot;;[.D61];&quot;&quot;&quot;}}{&quot;&quot;name&quot;&quot;: &quot;&quot;&quot;;VLOOKUP([.D6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1];&quot;&quot;&quot;}}{&quot;&quot;name&quot;&quot;: &quot;&quot;&quot;;[.B61];&quot;&quot;&quot;, &quot;&quot;parent&quot;&quot;: &quot;&quot;&quot;;[.D61];&quot;&quot;&quot;}&quot;)" office:value-type="string" office:string-value="{&quot;index&quot;: {&quot;_id&quot;: &quot;10.13B&quot;}}{&quot;name&quot;: &quot;Charcuterie&quot;, &quot;parent&quot;: &quot;C&quot;}" calcext:value-type="string">
            <text:p>{"index": {"_id": "10.13B"}}{"name": "Charcuteri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20Z</text:p>
          </table:table-cell>
          <table:table-cell office:value-type="string" calcext:value-type="string">
            <text:p>Transformation et conservation de poisson, de crustacés et de mollusques</text:p>
          </table:table-cell>
          <table:table-cell table:formula="of:=LEFT([.A62];2)" office:value-type="string" office:string-value="10" calcext:value-type="string">
            <text:p>10</text:p>
          </table:table-cell>
          <table:table-cell table:style-name="ce2" table:formula="of:=VLOOKUP([.C62];[n2.$A$4:.$C$91];3;0)" office:value-type="string" office:string-value="C" calcext:value-type="string">
            <text:p>C</text:p>
          </table:table-cell>
          <table:table-cell table:style-name="ce2" table:formula="of:=IF([.D62]=[.D61];&quot;&quot;;CONCATENATE(&quot;{&quot;&quot;index&quot;&quot;: {&quot;&quot;_id&quot;&quot;: &quot;&quot;&quot;;[.D62];&quot;&quot;&quot;}}{&quot;&quot;name&quot;&quot;: &quot;&quot;&quot;;VLOOKUP([.D6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2];&quot;&quot;&quot;}}{&quot;&quot;name&quot;&quot;: &quot;&quot;&quot;;[.B62];&quot;&quot;&quot;, &quot;&quot;parent&quot;&quot;: &quot;&quot;&quot;;[.D62];&quot;&quot;&quot;}&quot;)" office:value-type="string" office:string-value="{&quot;index&quot;: {&quot;_id&quot;: &quot;10.20Z&quot;}}{&quot;name&quot;: &quot;Transformation et conservation de poisson, de crustacés et de mollusques&quot;, &quot;parent&quot;: &quot;C&quot;}" calcext:value-type="string">
            <text:p>{"index": {"_id": "10.20Z"}}{"name": "Transformation et conservation de poisson, de crustacés et de mollus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31Z</text:p>
          </table:table-cell>
          <table:table-cell office:value-type="string" calcext:value-type="string">
            <text:p>Transformation et conservation de pommes de terre</text:p>
          </table:table-cell>
          <table:table-cell table:formula="of:=LEFT([.A63];2)" office:value-type="string" office:string-value="10" calcext:value-type="string">
            <text:p>10</text:p>
          </table:table-cell>
          <table:table-cell table:style-name="ce2" table:formula="of:=VLOOKUP([.C63];[n2.$A$4:.$C$91];3;0)" office:value-type="string" office:string-value="C" calcext:value-type="string">
            <text:p>C</text:p>
          </table:table-cell>
          <table:table-cell table:style-name="ce2" table:formula="of:=IF([.D63]=[.D62];&quot;&quot;;CONCATENATE(&quot;{&quot;&quot;index&quot;&quot;: {&quot;&quot;_id&quot;&quot;: &quot;&quot;&quot;;[.D63];&quot;&quot;&quot;}}{&quot;&quot;name&quot;&quot;: &quot;&quot;&quot;;VLOOKUP([.D6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3];&quot;&quot;&quot;}}{&quot;&quot;name&quot;&quot;: &quot;&quot;&quot;;[.B63];&quot;&quot;&quot;, &quot;&quot;parent&quot;&quot;: &quot;&quot;&quot;;[.D63];&quot;&quot;&quot;}&quot;)" office:value-type="string" office:string-value="{&quot;index&quot;: {&quot;_id&quot;: &quot;10.31Z&quot;}}{&quot;name&quot;: &quot;Transformation et conservation de pommes de terre&quot;, &quot;parent&quot;: &quot;C&quot;}" calcext:value-type="string">
            <text:p>{"index": {"_id": "10.31Z"}}{"name": "Transformation et conservation de pommes de terr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32Z</text:p>
          </table:table-cell>
          <table:table-cell office:value-type="string" calcext:value-type="string">
            <text:p>Préparation de jus de fruits et légumes</text:p>
          </table:table-cell>
          <table:table-cell table:formula="of:=LEFT([.A64];2)" office:value-type="string" office:string-value="10" calcext:value-type="string">
            <text:p>10</text:p>
          </table:table-cell>
          <table:table-cell table:style-name="ce2" table:formula="of:=VLOOKUP([.C64];[n2.$A$4:.$C$91];3;0)" office:value-type="string" office:string-value="C" calcext:value-type="string">
            <text:p>C</text:p>
          </table:table-cell>
          <table:table-cell table:style-name="ce2" table:formula="of:=IF([.D64]=[.D63];&quot;&quot;;CONCATENATE(&quot;{&quot;&quot;index&quot;&quot;: {&quot;&quot;_id&quot;&quot;: &quot;&quot;&quot;;[.D64];&quot;&quot;&quot;}}{&quot;&quot;name&quot;&quot;: &quot;&quot;&quot;;VLOOKUP([.D6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4];&quot;&quot;&quot;}}{&quot;&quot;name&quot;&quot;: &quot;&quot;&quot;;[.B64];&quot;&quot;&quot;, &quot;&quot;parent&quot;&quot;: &quot;&quot;&quot;;[.D64];&quot;&quot;&quot;}&quot;)" office:value-type="string" office:string-value="{&quot;index&quot;: {&quot;_id&quot;: &quot;10.32Z&quot;}}{&quot;name&quot;: &quot;Préparation de jus de fruits et légumes&quot;, &quot;parent&quot;: &quot;C&quot;}" calcext:value-type="string">
            <text:p>{"index": {"_id": "10.32Z"}}{"name": "Préparation de jus de fruits et légum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39A</text:p>
          </table:table-cell>
          <table:table-cell office:value-type="string" calcext:value-type="string">
            <text:p>Autre transformation et conservation de légumes</text:p>
          </table:table-cell>
          <table:table-cell table:formula="of:=LEFT([.A65];2)" office:value-type="string" office:string-value="10" calcext:value-type="string">
            <text:p>10</text:p>
          </table:table-cell>
          <table:table-cell table:style-name="ce2" table:formula="of:=VLOOKUP([.C65];[n2.$A$4:.$C$91];3;0)" office:value-type="string" office:string-value="C" calcext:value-type="string">
            <text:p>C</text:p>
          </table:table-cell>
          <table:table-cell table:style-name="ce2" table:formula="of:=IF([.D65]=[.D64];&quot;&quot;;CONCATENATE(&quot;{&quot;&quot;index&quot;&quot;: {&quot;&quot;_id&quot;&quot;: &quot;&quot;&quot;;[.D65];&quot;&quot;&quot;}}{&quot;&quot;name&quot;&quot;: &quot;&quot;&quot;;VLOOKUP([.D6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5];&quot;&quot;&quot;}}{&quot;&quot;name&quot;&quot;: &quot;&quot;&quot;;[.B65];&quot;&quot;&quot;, &quot;&quot;parent&quot;&quot;: &quot;&quot;&quot;;[.D65];&quot;&quot;&quot;}&quot;)" office:value-type="string" office:string-value="{&quot;index&quot;: {&quot;_id&quot;: &quot;10.39A&quot;}}{&quot;name&quot;: &quot;Autre transformation et conservation de légumes&quot;, &quot;parent&quot;: &quot;C&quot;}" calcext:value-type="string">
            <text:p>{"index": {"_id": "10.39A"}}{"name": "Autre transformation et conservation de légum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39B</text:p>
          </table:table-cell>
          <table:table-cell office:value-type="string" calcext:value-type="string">
            <text:p>Transformation et conservation de fruits</text:p>
          </table:table-cell>
          <table:table-cell table:formula="of:=LEFT([.A66];2)" office:value-type="string" office:string-value="10" calcext:value-type="string">
            <text:p>10</text:p>
          </table:table-cell>
          <table:table-cell table:style-name="ce2" table:formula="of:=VLOOKUP([.C66];[n2.$A$4:.$C$91];3;0)" office:value-type="string" office:string-value="C" calcext:value-type="string">
            <text:p>C</text:p>
          </table:table-cell>
          <table:table-cell table:style-name="ce2" table:formula="of:=IF([.D66]=[.D65];&quot;&quot;;CONCATENATE(&quot;{&quot;&quot;index&quot;&quot;: {&quot;&quot;_id&quot;&quot;: &quot;&quot;&quot;;[.D66];&quot;&quot;&quot;}}{&quot;&quot;name&quot;&quot;: &quot;&quot;&quot;;VLOOKUP([.D6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6];&quot;&quot;&quot;}}{&quot;&quot;name&quot;&quot;: &quot;&quot;&quot;;[.B66];&quot;&quot;&quot;, &quot;&quot;parent&quot;&quot;: &quot;&quot;&quot;;[.D66];&quot;&quot;&quot;}&quot;)" office:value-type="string" office:string-value="{&quot;index&quot;: {&quot;_id&quot;: &quot;10.39B&quot;}}{&quot;name&quot;: &quot;Transformation et conservation de fruits&quot;, &quot;parent&quot;: &quot;C&quot;}" calcext:value-type="string">
            <text:p>{"index": {"_id": "10.39B"}}{"name": "Transformation et conservation de fruit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41A</text:p>
          </table:table-cell>
          <table:table-cell office:value-type="string" calcext:value-type="string">
            <text:p>Fabrication d'huiles et graisses brutes</text:p>
          </table:table-cell>
          <table:table-cell table:formula="of:=LEFT([.A67];2)" office:value-type="string" office:string-value="10" calcext:value-type="string">
            <text:p>10</text:p>
          </table:table-cell>
          <table:table-cell table:style-name="ce2" table:formula="of:=VLOOKUP([.C67];[n2.$A$4:.$C$91];3;0)" office:value-type="string" office:string-value="C" calcext:value-type="string">
            <text:p>C</text:p>
          </table:table-cell>
          <table:table-cell table:style-name="ce2" table:formula="of:=IF([.D67]=[.D66];&quot;&quot;;CONCATENATE(&quot;{&quot;&quot;index&quot;&quot;: {&quot;&quot;_id&quot;&quot;: &quot;&quot;&quot;;[.D67];&quot;&quot;&quot;}}{&quot;&quot;name&quot;&quot;: &quot;&quot;&quot;;VLOOKUP([.D6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7];&quot;&quot;&quot;}}{&quot;&quot;name&quot;&quot;: &quot;&quot;&quot;;[.B67];&quot;&quot;&quot;, &quot;&quot;parent&quot;&quot;: &quot;&quot;&quot;;[.D67];&quot;&quot;&quot;}&quot;)" office:value-type="string" office:string-value="{&quot;index&quot;: {&quot;_id&quot;: &quot;10.41A&quot;}}{&quot;name&quot;: &quot;Fabrication d'huiles et graisses brutes&quot;, &quot;parent&quot;: &quot;C&quot;}" calcext:value-type="string">
            <text:p>{"index": {"_id": "10.41A"}}{"name": "Fabrication d'huiles et graisses brut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41B</text:p>
          </table:table-cell>
          <table:table-cell office:value-type="string" calcext:value-type="string">
            <text:p>Fabrication d'huiles et graisses raffinées</text:p>
          </table:table-cell>
          <table:table-cell table:formula="of:=LEFT([.A68];2)" office:value-type="string" office:string-value="10" calcext:value-type="string">
            <text:p>10</text:p>
          </table:table-cell>
          <table:table-cell table:style-name="ce2" table:formula="of:=VLOOKUP([.C68];[n2.$A$4:.$C$91];3;0)" office:value-type="string" office:string-value="C" calcext:value-type="string">
            <text:p>C</text:p>
          </table:table-cell>
          <table:table-cell table:style-name="ce2" table:formula="of:=IF([.D68]=[.D67];&quot;&quot;;CONCATENATE(&quot;{&quot;&quot;index&quot;&quot;: {&quot;&quot;_id&quot;&quot;: &quot;&quot;&quot;;[.D68];&quot;&quot;&quot;}}{&quot;&quot;name&quot;&quot;: &quot;&quot;&quot;;VLOOKUP([.D6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8];&quot;&quot;&quot;}}{&quot;&quot;name&quot;&quot;: &quot;&quot;&quot;;[.B68];&quot;&quot;&quot;, &quot;&quot;parent&quot;&quot;: &quot;&quot;&quot;;[.D68];&quot;&quot;&quot;}&quot;)" office:value-type="string" office:string-value="{&quot;index&quot;: {&quot;_id&quot;: &quot;10.41B&quot;}}{&quot;name&quot;: &quot;Fabrication d'huiles et graisses raffinées&quot;, &quot;parent&quot;: &quot;C&quot;}" calcext:value-type="string">
            <text:p>{"index": {"_id": "10.41B"}}{"name": "Fabrication d'huiles et graisses raffiné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42Z</text:p>
          </table:table-cell>
          <table:table-cell office:value-type="string" calcext:value-type="string">
            <text:p>Fabrication de margarine et graisses comestibles similaires</text:p>
          </table:table-cell>
          <table:table-cell table:formula="of:=LEFT([.A69];2)" office:value-type="string" office:string-value="10" calcext:value-type="string">
            <text:p>10</text:p>
          </table:table-cell>
          <table:table-cell table:style-name="ce2" table:formula="of:=VLOOKUP([.C69];[n2.$A$4:.$C$91];3;0)" office:value-type="string" office:string-value="C" calcext:value-type="string">
            <text:p>C</text:p>
          </table:table-cell>
          <table:table-cell table:style-name="ce2" table:formula="of:=IF([.D69]=[.D68];&quot;&quot;;CONCATENATE(&quot;{&quot;&quot;index&quot;&quot;: {&quot;&quot;_id&quot;&quot;: &quot;&quot;&quot;;[.D69];&quot;&quot;&quot;}}{&quot;&quot;name&quot;&quot;: &quot;&quot;&quot;;VLOOKUP([.D6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9];&quot;&quot;&quot;}}{&quot;&quot;name&quot;&quot;: &quot;&quot;&quot;;[.B69];&quot;&quot;&quot;, &quot;&quot;parent&quot;&quot;: &quot;&quot;&quot;;[.D69];&quot;&quot;&quot;}&quot;)" office:value-type="string" office:string-value="{&quot;index&quot;: {&quot;_id&quot;: &quot;10.42Z&quot;}}{&quot;name&quot;: &quot;Fabrication de margarine et graisses comestibles similaires&quot;, &quot;parent&quot;: &quot;C&quot;}" calcext:value-type="string">
            <text:p>{"index": {"_id": "10.42Z"}}{"name": "Fabrication de margarine et graisses comestibles similair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51A</text:p>
          </table:table-cell>
          <table:table-cell office:value-type="string" calcext:value-type="string">
            <text:p>Fabrication de lait liquide et de produits frais</text:p>
          </table:table-cell>
          <table:table-cell table:formula="of:=LEFT([.A70];2)" office:value-type="string" office:string-value="10" calcext:value-type="string">
            <text:p>10</text:p>
          </table:table-cell>
          <table:table-cell table:style-name="ce2" table:formula="of:=VLOOKUP([.C70];[n2.$A$4:.$C$91];3;0)" office:value-type="string" office:string-value="C" calcext:value-type="string">
            <text:p>C</text:p>
          </table:table-cell>
          <table:table-cell table:style-name="ce2" table:formula="of:=IF([.D70]=[.D69];&quot;&quot;;CONCATENATE(&quot;{&quot;&quot;index&quot;&quot;: {&quot;&quot;_id&quot;&quot;: &quot;&quot;&quot;;[.D70];&quot;&quot;&quot;}}{&quot;&quot;name&quot;&quot;: &quot;&quot;&quot;;VLOOKUP([.D7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0];&quot;&quot;&quot;}}{&quot;&quot;name&quot;&quot;: &quot;&quot;&quot;;[.B70];&quot;&quot;&quot;, &quot;&quot;parent&quot;&quot;: &quot;&quot;&quot;;[.D70];&quot;&quot;&quot;}&quot;)" office:value-type="string" office:string-value="{&quot;index&quot;: {&quot;_id&quot;: &quot;10.51A&quot;}}{&quot;name&quot;: &quot;Fabrication de lait liquide et de produits frais&quot;, &quot;parent&quot;: &quot;C&quot;}" calcext:value-type="string">
            <text:p>{"index": {"_id": "10.51A"}}{"name": "Fabrication de lait liquide et de produits frai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51B</text:p>
          </table:table-cell>
          <table:table-cell office:value-type="string" calcext:value-type="string">
            <text:p>Fabrication de beurre</text:p>
          </table:table-cell>
          <table:table-cell table:formula="of:=LEFT([.A71];2)" office:value-type="string" office:string-value="10" calcext:value-type="string">
            <text:p>10</text:p>
          </table:table-cell>
          <table:table-cell table:style-name="ce2" table:formula="of:=VLOOKUP([.C71];[n2.$A$4:.$C$91];3;0)" office:value-type="string" office:string-value="C" calcext:value-type="string">
            <text:p>C</text:p>
          </table:table-cell>
          <table:table-cell table:style-name="ce2" table:formula="of:=IF([.D71]=[.D70];&quot;&quot;;CONCATENATE(&quot;{&quot;&quot;index&quot;&quot;: {&quot;&quot;_id&quot;&quot;: &quot;&quot;&quot;;[.D71];&quot;&quot;&quot;}}{&quot;&quot;name&quot;&quot;: &quot;&quot;&quot;;VLOOKUP([.D7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1];&quot;&quot;&quot;}}{&quot;&quot;name&quot;&quot;: &quot;&quot;&quot;;[.B71];&quot;&quot;&quot;, &quot;&quot;parent&quot;&quot;: &quot;&quot;&quot;;[.D71];&quot;&quot;&quot;}&quot;)" office:value-type="string" office:string-value="{&quot;index&quot;: {&quot;_id&quot;: &quot;10.51B&quot;}}{&quot;name&quot;: &quot;Fabrication de beurre&quot;, &quot;parent&quot;: &quot;C&quot;}" calcext:value-type="string">
            <text:p>{"index": {"_id": "10.51B"}}{"name": "Fabrication de beurr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51C</text:p>
          </table:table-cell>
          <table:table-cell office:value-type="string" calcext:value-type="string">
            <text:p>Fabrication de fromage</text:p>
          </table:table-cell>
          <table:table-cell table:formula="of:=LEFT([.A72];2)" office:value-type="string" office:string-value="10" calcext:value-type="string">
            <text:p>10</text:p>
          </table:table-cell>
          <table:table-cell table:style-name="ce2" table:formula="of:=VLOOKUP([.C72];[n2.$A$4:.$C$91];3;0)" office:value-type="string" office:string-value="C" calcext:value-type="string">
            <text:p>C</text:p>
          </table:table-cell>
          <table:table-cell table:style-name="ce2" table:formula="of:=IF([.D72]=[.D71];&quot;&quot;;CONCATENATE(&quot;{&quot;&quot;index&quot;&quot;: {&quot;&quot;_id&quot;&quot;: &quot;&quot;&quot;;[.D72];&quot;&quot;&quot;}}{&quot;&quot;name&quot;&quot;: &quot;&quot;&quot;;VLOOKUP([.D7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2];&quot;&quot;&quot;}}{&quot;&quot;name&quot;&quot;: &quot;&quot;&quot;;[.B72];&quot;&quot;&quot;, &quot;&quot;parent&quot;&quot;: &quot;&quot;&quot;;[.D72];&quot;&quot;&quot;}&quot;)" office:value-type="string" office:string-value="{&quot;index&quot;: {&quot;_id&quot;: &quot;10.51C&quot;}}{&quot;name&quot;: &quot;Fabrication de fromage&quot;, &quot;parent&quot;: &quot;C&quot;}" calcext:value-type="string">
            <text:p>{"index": {"_id": "10.51C"}}{"name": "Fabrication de fromag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51D</text:p>
          </table:table-cell>
          <table:table-cell office:value-type="string" calcext:value-type="string">
            <text:p>Fabrication d'autres produits laitiers</text:p>
          </table:table-cell>
          <table:table-cell table:formula="of:=LEFT([.A73];2)" office:value-type="string" office:string-value="10" calcext:value-type="string">
            <text:p>10</text:p>
          </table:table-cell>
          <table:table-cell table:style-name="ce2" table:formula="of:=VLOOKUP([.C73];[n2.$A$4:.$C$91];3;0)" office:value-type="string" office:string-value="C" calcext:value-type="string">
            <text:p>C</text:p>
          </table:table-cell>
          <table:table-cell table:style-name="ce2" table:formula="of:=IF([.D73]=[.D72];&quot;&quot;;CONCATENATE(&quot;{&quot;&quot;index&quot;&quot;: {&quot;&quot;_id&quot;&quot;: &quot;&quot;&quot;;[.D73];&quot;&quot;&quot;}}{&quot;&quot;name&quot;&quot;: &quot;&quot;&quot;;VLOOKUP([.D7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3];&quot;&quot;&quot;}}{&quot;&quot;name&quot;&quot;: &quot;&quot;&quot;;[.B73];&quot;&quot;&quot;, &quot;&quot;parent&quot;&quot;: &quot;&quot;&quot;;[.D73];&quot;&quot;&quot;}&quot;)" office:value-type="string" office:string-value="{&quot;index&quot;: {&quot;_id&quot;: &quot;10.51D&quot;}}{&quot;name&quot;: &quot;Fabrication d'autres produits laitiers&quot;, &quot;parent&quot;: &quot;C&quot;}" calcext:value-type="string">
            <text:p>{"index": {"_id": "10.51D"}}{"name": "Fabrication d'autres produits laitier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52Z</text:p>
          </table:table-cell>
          <table:table-cell office:value-type="string" calcext:value-type="string">
            <text:p>Fabrication de glaces et sorbets</text:p>
          </table:table-cell>
          <table:table-cell table:formula="of:=LEFT([.A74];2)" office:value-type="string" office:string-value="10" calcext:value-type="string">
            <text:p>10</text:p>
          </table:table-cell>
          <table:table-cell table:style-name="ce2" table:formula="of:=VLOOKUP([.C74];[n2.$A$4:.$C$91];3;0)" office:value-type="string" office:string-value="C" calcext:value-type="string">
            <text:p>C</text:p>
          </table:table-cell>
          <table:table-cell table:style-name="ce2" table:formula="of:=IF([.D74]=[.D73];&quot;&quot;;CONCATENATE(&quot;{&quot;&quot;index&quot;&quot;: {&quot;&quot;_id&quot;&quot;: &quot;&quot;&quot;;[.D74];&quot;&quot;&quot;}}{&quot;&quot;name&quot;&quot;: &quot;&quot;&quot;;VLOOKUP([.D7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4];&quot;&quot;&quot;}}{&quot;&quot;name&quot;&quot;: &quot;&quot;&quot;;[.B74];&quot;&quot;&quot;, &quot;&quot;parent&quot;&quot;: &quot;&quot;&quot;;[.D74];&quot;&quot;&quot;}&quot;)" office:value-type="string" office:string-value="{&quot;index&quot;: {&quot;_id&quot;: &quot;10.52Z&quot;}}{&quot;name&quot;: &quot;Fabrication de glaces et sorbets&quot;, &quot;parent&quot;: &quot;C&quot;}" calcext:value-type="string">
            <text:p>{"index": {"_id": "10.52Z"}}{"name": "Fabrication de glaces et sorbet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61A</text:p>
          </table:table-cell>
          <table:table-cell office:value-type="string" calcext:value-type="string">
            <text:p>Meunerie</text:p>
          </table:table-cell>
          <table:table-cell table:formula="of:=LEFT([.A75];2)" office:value-type="string" office:string-value="10" calcext:value-type="string">
            <text:p>10</text:p>
          </table:table-cell>
          <table:table-cell table:style-name="ce2" table:formula="of:=VLOOKUP([.C75];[n2.$A$4:.$C$91];3;0)" office:value-type="string" office:string-value="C" calcext:value-type="string">
            <text:p>C</text:p>
          </table:table-cell>
          <table:table-cell table:style-name="ce2" table:formula="of:=IF([.D75]=[.D74];&quot;&quot;;CONCATENATE(&quot;{&quot;&quot;index&quot;&quot;: {&quot;&quot;_id&quot;&quot;: &quot;&quot;&quot;;[.D75];&quot;&quot;&quot;}}{&quot;&quot;name&quot;&quot;: &quot;&quot;&quot;;VLOOKUP([.D7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5];&quot;&quot;&quot;}}{&quot;&quot;name&quot;&quot;: &quot;&quot;&quot;;[.B75];&quot;&quot;&quot;, &quot;&quot;parent&quot;&quot;: &quot;&quot;&quot;;[.D75];&quot;&quot;&quot;}&quot;)" office:value-type="string" office:string-value="{&quot;index&quot;: {&quot;_id&quot;: &quot;10.61A&quot;}}{&quot;name&quot;: &quot;Meunerie&quot;, &quot;parent&quot;: &quot;C&quot;}" calcext:value-type="string">
            <text:p>{"index": {"_id": "10.61A"}}{"name": "Meuneri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61B</text:p>
          </table:table-cell>
          <table:table-cell office:value-type="string" calcext:value-type="string">
            <text:p>Autres activités du travail des grains</text:p>
          </table:table-cell>
          <table:table-cell table:formula="of:=LEFT([.A76];2)" office:value-type="string" office:string-value="10" calcext:value-type="string">
            <text:p>10</text:p>
          </table:table-cell>
          <table:table-cell table:style-name="ce2" table:formula="of:=VLOOKUP([.C76];[n2.$A$4:.$C$91];3;0)" office:value-type="string" office:string-value="C" calcext:value-type="string">
            <text:p>C</text:p>
          </table:table-cell>
          <table:table-cell table:style-name="ce2" table:formula="of:=IF([.D76]=[.D75];&quot;&quot;;CONCATENATE(&quot;{&quot;&quot;index&quot;&quot;: {&quot;&quot;_id&quot;&quot;: &quot;&quot;&quot;;[.D76];&quot;&quot;&quot;}}{&quot;&quot;name&quot;&quot;: &quot;&quot;&quot;;VLOOKUP([.D7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6];&quot;&quot;&quot;}}{&quot;&quot;name&quot;&quot;: &quot;&quot;&quot;;[.B76];&quot;&quot;&quot;, &quot;&quot;parent&quot;&quot;: &quot;&quot;&quot;;[.D76];&quot;&quot;&quot;}&quot;)" office:value-type="string" office:string-value="{&quot;index&quot;: {&quot;_id&quot;: &quot;10.61B&quot;}}{&quot;name&quot;: &quot;Autres activités du travail des grains&quot;, &quot;parent&quot;: &quot;C&quot;}" calcext:value-type="string">
            <text:p>{"index": {"_id": "10.61B"}}{"name": "Autres activités du travail des grain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62Z</text:p>
          </table:table-cell>
          <table:table-cell office:value-type="string" calcext:value-type="string">
            <text:p>Fabrication de produits amylacés</text:p>
          </table:table-cell>
          <table:table-cell table:formula="of:=LEFT([.A77];2)" office:value-type="string" office:string-value="10" calcext:value-type="string">
            <text:p>10</text:p>
          </table:table-cell>
          <table:table-cell table:style-name="ce2" table:formula="of:=VLOOKUP([.C77];[n2.$A$4:.$C$91];3;0)" office:value-type="string" office:string-value="C" calcext:value-type="string">
            <text:p>C</text:p>
          </table:table-cell>
          <table:table-cell table:style-name="ce2" table:formula="of:=IF([.D77]=[.D76];&quot;&quot;;CONCATENATE(&quot;{&quot;&quot;index&quot;&quot;: {&quot;&quot;_id&quot;&quot;: &quot;&quot;&quot;;[.D77];&quot;&quot;&quot;}}{&quot;&quot;name&quot;&quot;: &quot;&quot;&quot;;VLOOKUP([.D7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7];&quot;&quot;&quot;}}{&quot;&quot;name&quot;&quot;: &quot;&quot;&quot;;[.B77];&quot;&quot;&quot;, &quot;&quot;parent&quot;&quot;: &quot;&quot;&quot;;[.D77];&quot;&quot;&quot;}&quot;)" office:value-type="string" office:string-value="{&quot;index&quot;: {&quot;_id&quot;: &quot;10.62Z&quot;}}{&quot;name&quot;: &quot;Fabrication de produits amylacés&quot;, &quot;parent&quot;: &quot;C&quot;}" calcext:value-type="string">
            <text:p>{"index": {"_id": "10.62Z"}}{"name": "Fabrication de produits amylacé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71A</text:p>
          </table:table-cell>
          <table:table-cell office:value-type="string" calcext:value-type="string">
            <text:p>Fabrication industrielle de pain et de pâtisserie fraîche</text:p>
          </table:table-cell>
          <table:table-cell table:formula="of:=LEFT([.A78];2)" office:value-type="string" office:string-value="10" calcext:value-type="string">
            <text:p>10</text:p>
          </table:table-cell>
          <table:table-cell table:style-name="ce2" table:formula="of:=VLOOKUP([.C78];[n2.$A$4:.$C$91];3;0)" office:value-type="string" office:string-value="C" calcext:value-type="string">
            <text:p>C</text:p>
          </table:table-cell>
          <table:table-cell table:style-name="ce2" table:formula="of:=IF([.D78]=[.D77];&quot;&quot;;CONCATENATE(&quot;{&quot;&quot;index&quot;&quot;: {&quot;&quot;_id&quot;&quot;: &quot;&quot;&quot;;[.D78];&quot;&quot;&quot;}}{&quot;&quot;name&quot;&quot;: &quot;&quot;&quot;;VLOOKUP([.D7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8];&quot;&quot;&quot;}}{&quot;&quot;name&quot;&quot;: &quot;&quot;&quot;;[.B78];&quot;&quot;&quot;, &quot;&quot;parent&quot;&quot;: &quot;&quot;&quot;;[.D78];&quot;&quot;&quot;}&quot;)" office:value-type="string" office:string-value="{&quot;index&quot;: {&quot;_id&quot;: &quot;10.71A&quot;}}{&quot;name&quot;: &quot;Fabrication industrielle de pain et de pâtisserie fraîche&quot;, &quot;parent&quot;: &quot;C&quot;}" calcext:value-type="string">
            <text:p>{"index": {"_id": "10.71A"}}{"name": "Fabrication industrielle de pain et de pâtisserie fraîch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71B</text:p>
          </table:table-cell>
          <table:table-cell office:value-type="string" calcext:value-type="string">
            <text:p>Cuisson de produits de boulangerie</text:p>
          </table:table-cell>
          <table:table-cell table:formula="of:=LEFT([.A79];2)" office:value-type="string" office:string-value="10" calcext:value-type="string">
            <text:p>10</text:p>
          </table:table-cell>
          <table:table-cell table:style-name="ce2" table:formula="of:=VLOOKUP([.C79];[n2.$A$4:.$C$91];3;0)" office:value-type="string" office:string-value="C" calcext:value-type="string">
            <text:p>C</text:p>
          </table:table-cell>
          <table:table-cell table:style-name="ce2" table:formula="of:=IF([.D79]=[.D78];&quot;&quot;;CONCATENATE(&quot;{&quot;&quot;index&quot;&quot;: {&quot;&quot;_id&quot;&quot;: &quot;&quot;&quot;;[.D79];&quot;&quot;&quot;}}{&quot;&quot;name&quot;&quot;: &quot;&quot;&quot;;VLOOKUP([.D7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9];&quot;&quot;&quot;}}{&quot;&quot;name&quot;&quot;: &quot;&quot;&quot;;[.B79];&quot;&quot;&quot;, &quot;&quot;parent&quot;&quot;: &quot;&quot;&quot;;[.D79];&quot;&quot;&quot;}&quot;)" office:value-type="string" office:string-value="{&quot;index&quot;: {&quot;_id&quot;: &quot;10.71B&quot;}}{&quot;name&quot;: &quot;Cuisson de produits de boulangerie&quot;, &quot;parent&quot;: &quot;C&quot;}" calcext:value-type="string">
            <text:p>{"index": {"_id": "10.71B"}}{"name": "Cuisson de produits de boulangeri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71C</text:p>
          </table:table-cell>
          <table:table-cell office:value-type="string" calcext:value-type="string">
            <text:p>Boulangerie et boulangerie-pâtisserie</text:p>
          </table:table-cell>
          <table:table-cell table:formula="of:=LEFT([.A80];2)" office:value-type="string" office:string-value="10" calcext:value-type="string">
            <text:p>10</text:p>
          </table:table-cell>
          <table:table-cell table:style-name="ce2" table:formula="of:=VLOOKUP([.C80];[n2.$A$4:.$C$91];3;0)" office:value-type="string" office:string-value="C" calcext:value-type="string">
            <text:p>C</text:p>
          </table:table-cell>
          <table:table-cell table:style-name="ce2" table:formula="of:=IF([.D80]=[.D79];&quot;&quot;;CONCATENATE(&quot;{&quot;&quot;index&quot;&quot;: {&quot;&quot;_id&quot;&quot;: &quot;&quot;&quot;;[.D80];&quot;&quot;&quot;}}{&quot;&quot;name&quot;&quot;: &quot;&quot;&quot;;VLOOKUP([.D8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80];&quot;&quot;&quot;}}{&quot;&quot;name&quot;&quot;: &quot;&quot;&quot;;[.B80];&quot;&quot;&quot;, &quot;&quot;parent&quot;&quot;: &quot;&quot;&quot;;[.D80];&quot;&quot;&quot;}&quot;)" office:value-type="string" office:string-value="{&quot;index&quot;: {&quot;_id&quot;: &quot;10.71C&quot;}}{&quot;name&quot;: &quot;Boulangerie et boulangerie-pâtisserie&quot;, &quot;parent&quot;: &quot;C&quot;}" calcext:value-type="string">
            <text:p>{"index": {"_id": "10.71C"}}{"name": "Boulangerie et boulangerie-pâtisseri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71D</text:p>
          </table:table-cell>
          <table:table-cell office:value-type="string" calcext:value-type="string">
            <text:p>Pâtisserie</text:p>
          </table:table-cell>
          <table:table-cell table:formula="of:=LEFT([.A81];2)" office:value-type="string" office:string-value="10" calcext:value-type="string">
            <text:p>10</text:p>
          </table:table-cell>
          <table:table-cell table:style-name="ce2" table:formula="of:=VLOOKUP([.C81];[n2.$A$4:.$C$91];3;0)" office:value-type="string" office:string-value="C" calcext:value-type="string">
            <text:p>C</text:p>
          </table:table-cell>
          <table:table-cell table:style-name="ce2" table:formula="of:=IF([.D81]=[.D80];&quot;&quot;;CONCATENATE(&quot;{&quot;&quot;index&quot;&quot;: {&quot;&quot;_id&quot;&quot;: &quot;&quot;&quot;;[.D81];&quot;&quot;&quot;}}{&quot;&quot;name&quot;&quot;: &quot;&quot;&quot;;VLOOKUP([.D8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81];&quot;&quot;&quot;}}{&quot;&quot;name&quot;&quot;: &quot;&quot;&quot;;[.B81];&quot;&quot;&quot;, &quot;&quot;parent&quot;&quot;: &quot;&quot;&quot;;[.D81];&quot;&quot;&quot;}&quot;)" office:value-type="string" office:string-value="{&quot;index&quot;: {&quot;_id&quot;: &quot;10.71D&quot;}}{&quot;name&quot;: &quot;Pâtisserie&quot;, &quot;parent&quot;: &quot;C&quot;}" calcext:value-type="string">
            <text:p>{"index": {"_id": "10.71D"}}{"name": "Pâtisseri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72Z</text:p>
          </table:table-cell>
          <table:table-cell office:value-type="string" calcext:value-type="string">
            <text:p>Fabrication de biscuits, biscottes et pâtisseries de conservation</text:p>
          </table:table-cell>
          <table:table-cell table:formula="of:=LEFT([.A82];2)" office:value-type="string" office:string-value="10" calcext:value-type="string">
            <text:p>10</text:p>
          </table:table-cell>
          <table:table-cell table:style-name="ce2" table:formula="of:=VLOOKUP([.C82];[n2.$A$4:.$C$91];3;0)" office:value-type="string" office:string-value="C" calcext:value-type="string">
            <text:p>C</text:p>
          </table:table-cell>
          <table:table-cell table:style-name="ce2" table:formula="of:=IF([.D82]=[.D81];&quot;&quot;;CONCATENATE(&quot;{&quot;&quot;index&quot;&quot;: {&quot;&quot;_id&quot;&quot;: &quot;&quot;&quot;;[.D82];&quot;&quot;&quot;}}{&quot;&quot;name&quot;&quot;: &quot;&quot;&quot;;VLOOKUP([.D8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82];&quot;&quot;&quot;}}{&quot;&quot;name&quot;&quot;: &quot;&quot;&quot;;[.B82];&quot;&quot;&quot;, &quot;&quot;parent&quot;&quot;: &quot;&quot;&quot;;[.D82];&quot;&quot;&quot;}&quot;)" office:value-type="string" office:string-value="{&quot;index&quot;: {&quot;_id&quot;: &quot;10.72Z&quot;}}{&quot;name&quot;: &quot;Fabrication de biscuits, biscottes et pâtisseries de conservation&quot;, &quot;parent&quot;: &quot;C&quot;}" calcext:value-type="string">
            <text:p>{"index": {"_id": "10.72Z"}}{"name": "Fabrication de biscuits, biscottes et pâtisseries de conservation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73Z</text:p>
          </table:table-cell>
          <table:table-cell office:value-type="string" calcext:value-type="string">
            <text:p>Fabrication de pâtes alimentaires</text:p>
          </table:table-cell>
          <table:table-cell table:formula="of:=LEFT([.A83];2)" office:value-type="string" office:string-value="10" calcext:value-type="string">
            <text:p>10</text:p>
          </table:table-cell>
          <table:table-cell table:style-name="ce2" table:formula="of:=VLOOKUP([.C83];[n2.$A$4:.$C$91];3;0)" office:value-type="string" office:string-value="C" calcext:value-type="string">
            <text:p>C</text:p>
          </table:table-cell>
          <table:table-cell table:style-name="ce2" table:formula="of:=IF([.D83]=[.D82];&quot;&quot;;CONCATENATE(&quot;{&quot;&quot;index&quot;&quot;: {&quot;&quot;_id&quot;&quot;: &quot;&quot;&quot;;[.D83];&quot;&quot;&quot;}}{&quot;&quot;name&quot;&quot;: &quot;&quot;&quot;;VLOOKUP([.D8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83];&quot;&quot;&quot;}}{&quot;&quot;name&quot;&quot;: &quot;&quot;&quot;;[.B83];&quot;&quot;&quot;, &quot;&quot;parent&quot;&quot;: &quot;&quot;&quot;;[.D83];&quot;&quot;&quot;}&quot;)" office:value-type="string" office:string-value="{&quot;index&quot;: {&quot;_id&quot;: &quot;10.73Z&quot;}}{&quot;name&quot;: &quot;Fabrication de pâtes alimentaires&quot;, &quot;parent&quot;: &quot;C&quot;}" calcext:value-type="string">
            <text:p>{"index": {"_id": "10.73Z"}}{"name": "Fabrication de pâtes alimentair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81Z</text:p>
          </table:table-cell>
          <table:table-cell office:value-type="string" calcext:value-type="string">
            <text:p>Fabrication de sucre</text:p>
          </table:table-cell>
          <table:table-cell table:formula="of:=LEFT([.A84];2)" office:value-type="string" office:string-value="10" calcext:value-type="string">
            <text:p>10</text:p>
          </table:table-cell>
          <table:table-cell table:style-name="ce2" table:formula="of:=VLOOKUP([.C84];[n2.$A$4:.$C$91];3;0)" office:value-type="string" office:string-value="C" calcext:value-type="string">
            <text:p>C</text:p>
          </table:table-cell>
          <table:table-cell table:style-name="ce2" table:formula="of:=IF([.D84]=[.D83];&quot;&quot;;CONCATENATE(&quot;{&quot;&quot;index&quot;&quot;: {&quot;&quot;_id&quot;&quot;: &quot;&quot;&quot;;[.D84];&quot;&quot;&quot;}}{&quot;&quot;name&quot;&quot;: &quot;&quot;&quot;;VLOOKUP([.D8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84];&quot;&quot;&quot;}}{&quot;&quot;name&quot;&quot;: &quot;&quot;&quot;;[.B84];&quot;&quot;&quot;, &quot;&quot;parent&quot;&quot;: &quot;&quot;&quot;;[.D84];&quot;&quot;&quot;}&quot;)" office:value-type="string" office:string-value="{&quot;index&quot;: {&quot;_id&quot;: &quot;10.81Z&quot;}}{&quot;name&quot;: &quot;Fabrication de sucre&quot;, &quot;parent&quot;: &quot;C&quot;}" calcext:value-type="string">
            <text:p>{"index": {"_id": "10.81Z"}}{"name": "Fabrication de sucr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82Z</text:p>
          </table:table-cell>
          <table:table-cell office:value-type="string" calcext:value-type="string">
            <text:p>Fabrication de cacao, chocolat et de produits de confiserie</text:p>
          </table:table-cell>
          <table:table-cell table:formula="of:=LEFT([.A85];2)" office:value-type="string" office:string-value="10" calcext:value-type="string">
            <text:p>10</text:p>
          </table:table-cell>
          <table:table-cell table:style-name="ce2" table:formula="of:=VLOOKUP([.C85];[n2.$A$4:.$C$91];3;0)" office:value-type="string" office:string-value="C" calcext:value-type="string">
            <text:p>C</text:p>
          </table:table-cell>
          <table:table-cell table:style-name="ce2" table:formula="of:=IF([.D85]=[.D84];&quot;&quot;;CONCATENATE(&quot;{&quot;&quot;index&quot;&quot;: {&quot;&quot;_id&quot;&quot;: &quot;&quot;&quot;;[.D85];&quot;&quot;&quot;}}{&quot;&quot;name&quot;&quot;: &quot;&quot;&quot;;VLOOKUP([.D8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85];&quot;&quot;&quot;}}{&quot;&quot;name&quot;&quot;: &quot;&quot;&quot;;[.B85];&quot;&quot;&quot;, &quot;&quot;parent&quot;&quot;: &quot;&quot;&quot;;[.D85];&quot;&quot;&quot;}&quot;)" office:value-type="string" office:string-value="{&quot;index&quot;: {&quot;_id&quot;: &quot;10.82Z&quot;}}{&quot;name&quot;: &quot;Fabrication de cacao, chocolat et de produits de confiserie&quot;, &quot;parent&quot;: &quot;C&quot;}" calcext:value-type="string">
            <text:p>{"index": {"_id": "10.82Z"}}{"name": "Fabrication de cacao, chocolat et de produits de confiseri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83Z</text:p>
          </table:table-cell>
          <table:table-cell office:value-type="string" calcext:value-type="string">
            <text:p>Transformation du thé et du café</text:p>
          </table:table-cell>
          <table:table-cell table:formula="of:=LEFT([.A86];2)" office:value-type="string" office:string-value="10" calcext:value-type="string">
            <text:p>10</text:p>
          </table:table-cell>
          <table:table-cell table:style-name="ce2" table:formula="of:=VLOOKUP([.C86];[n2.$A$4:.$C$91];3;0)" office:value-type="string" office:string-value="C" calcext:value-type="string">
            <text:p>C</text:p>
          </table:table-cell>
          <table:table-cell table:style-name="ce2" table:formula="of:=IF([.D86]=[.D85];&quot;&quot;;CONCATENATE(&quot;{&quot;&quot;index&quot;&quot;: {&quot;&quot;_id&quot;&quot;: &quot;&quot;&quot;;[.D86];&quot;&quot;&quot;}}{&quot;&quot;name&quot;&quot;: &quot;&quot;&quot;;VLOOKUP([.D8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86];&quot;&quot;&quot;}}{&quot;&quot;name&quot;&quot;: &quot;&quot;&quot;;[.B86];&quot;&quot;&quot;, &quot;&quot;parent&quot;&quot;: &quot;&quot;&quot;;[.D86];&quot;&quot;&quot;}&quot;)" office:value-type="string" office:string-value="{&quot;index&quot;: {&quot;_id&quot;: &quot;10.83Z&quot;}}{&quot;name&quot;: &quot;Transformation du thé et du café&quot;, &quot;parent&quot;: &quot;C&quot;}" calcext:value-type="string">
            <text:p>{"index": {"_id": "10.83Z"}}{"name": "Transformation du thé et du café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84Z</text:p>
          </table:table-cell>
          <table:table-cell office:value-type="string" calcext:value-type="string">
            <text:p>Fabrication de condiments et assaisonnements</text:p>
          </table:table-cell>
          <table:table-cell table:formula="of:=LEFT([.A87];2)" office:value-type="string" office:string-value="10" calcext:value-type="string">
            <text:p>10</text:p>
          </table:table-cell>
          <table:table-cell table:style-name="ce2" table:formula="of:=VLOOKUP([.C87];[n2.$A$4:.$C$91];3;0)" office:value-type="string" office:string-value="C" calcext:value-type="string">
            <text:p>C</text:p>
          </table:table-cell>
          <table:table-cell table:style-name="ce2" table:formula="of:=IF([.D87]=[.D86];&quot;&quot;;CONCATENATE(&quot;{&quot;&quot;index&quot;&quot;: {&quot;&quot;_id&quot;&quot;: &quot;&quot;&quot;;[.D87];&quot;&quot;&quot;}}{&quot;&quot;name&quot;&quot;: &quot;&quot;&quot;;VLOOKUP([.D8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87];&quot;&quot;&quot;}}{&quot;&quot;name&quot;&quot;: &quot;&quot;&quot;;[.B87];&quot;&quot;&quot;, &quot;&quot;parent&quot;&quot;: &quot;&quot;&quot;;[.D87];&quot;&quot;&quot;}&quot;)" office:value-type="string" office:string-value="{&quot;index&quot;: {&quot;_id&quot;: &quot;10.84Z&quot;}}{&quot;name&quot;: &quot;Fabrication de condiments et assaisonnements&quot;, &quot;parent&quot;: &quot;C&quot;}" calcext:value-type="string">
            <text:p>{"index": {"_id": "10.84Z"}}{"name": "Fabrication de condiments et assaisonnement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85Z</text:p>
          </table:table-cell>
          <table:table-cell office:value-type="string" calcext:value-type="string">
            <text:p>Fabrication de plats préparés</text:p>
          </table:table-cell>
          <table:table-cell table:formula="of:=LEFT([.A88];2)" office:value-type="string" office:string-value="10" calcext:value-type="string">
            <text:p>10</text:p>
          </table:table-cell>
          <table:table-cell table:style-name="ce2" table:formula="of:=VLOOKUP([.C88];[n2.$A$4:.$C$91];3;0)" office:value-type="string" office:string-value="C" calcext:value-type="string">
            <text:p>C</text:p>
          </table:table-cell>
          <table:table-cell table:style-name="ce2" table:formula="of:=IF([.D88]=[.D87];&quot;&quot;;CONCATENATE(&quot;{&quot;&quot;index&quot;&quot;: {&quot;&quot;_id&quot;&quot;: &quot;&quot;&quot;;[.D88];&quot;&quot;&quot;}}{&quot;&quot;name&quot;&quot;: &quot;&quot;&quot;;VLOOKUP([.D8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88];&quot;&quot;&quot;}}{&quot;&quot;name&quot;&quot;: &quot;&quot;&quot;;[.B88];&quot;&quot;&quot;, &quot;&quot;parent&quot;&quot;: &quot;&quot;&quot;;[.D88];&quot;&quot;&quot;}&quot;)" office:value-type="string" office:string-value="{&quot;index&quot;: {&quot;_id&quot;: &quot;10.85Z&quot;}}{&quot;name&quot;: &quot;Fabrication de plats préparés&quot;, &quot;parent&quot;: &quot;C&quot;}" calcext:value-type="string">
            <text:p>{"index": {"_id": "10.85Z"}}{"name": "Fabrication de plats préparé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86Z</text:p>
          </table:table-cell>
          <table:table-cell office:value-type="string" calcext:value-type="string">
            <text:p>Fabrication d'aliments homogénéisés et diététiques</text:p>
          </table:table-cell>
          <table:table-cell table:formula="of:=LEFT([.A89];2)" office:value-type="string" office:string-value="10" calcext:value-type="string">
            <text:p>10</text:p>
          </table:table-cell>
          <table:table-cell table:style-name="ce2" table:formula="of:=VLOOKUP([.C89];[n2.$A$4:.$C$91];3;0)" office:value-type="string" office:string-value="C" calcext:value-type="string">
            <text:p>C</text:p>
          </table:table-cell>
          <table:table-cell table:style-name="ce2" table:formula="of:=IF([.D89]=[.D88];&quot;&quot;;CONCATENATE(&quot;{&quot;&quot;index&quot;&quot;: {&quot;&quot;_id&quot;&quot;: &quot;&quot;&quot;;[.D89];&quot;&quot;&quot;}}{&quot;&quot;name&quot;&quot;: &quot;&quot;&quot;;VLOOKUP([.D8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89];&quot;&quot;&quot;}}{&quot;&quot;name&quot;&quot;: &quot;&quot;&quot;;[.B89];&quot;&quot;&quot;, &quot;&quot;parent&quot;&quot;: &quot;&quot;&quot;;[.D89];&quot;&quot;&quot;}&quot;)" office:value-type="string" office:string-value="{&quot;index&quot;: {&quot;_id&quot;: &quot;10.86Z&quot;}}{&quot;name&quot;: &quot;Fabrication d'aliments homogénéisés et diététiques&quot;, &quot;parent&quot;: &quot;C&quot;}" calcext:value-type="string">
            <text:p>{"index": {"_id": "10.86Z"}}{"name": "Fabrication d'aliments homogénéisés et diétét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89Z</text:p>
          </table:table-cell>
          <table:table-cell office:value-type="string" calcext:value-type="string">
            <text:p>Fabrication d'autres produits alimentaires n.c.a.</text:p>
          </table:table-cell>
          <table:table-cell table:formula="of:=LEFT([.A90];2)" office:value-type="string" office:string-value="10" calcext:value-type="string">
            <text:p>10</text:p>
          </table:table-cell>
          <table:table-cell table:style-name="ce2" table:formula="of:=VLOOKUP([.C90];[n2.$A$4:.$C$91];3;0)" office:value-type="string" office:string-value="C" calcext:value-type="string">
            <text:p>C</text:p>
          </table:table-cell>
          <table:table-cell table:style-name="ce2" table:formula="of:=IF([.D90]=[.D89];&quot;&quot;;CONCATENATE(&quot;{&quot;&quot;index&quot;&quot;: {&quot;&quot;_id&quot;&quot;: &quot;&quot;&quot;;[.D90];&quot;&quot;&quot;}}{&quot;&quot;name&quot;&quot;: &quot;&quot;&quot;;VLOOKUP([.D9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90];&quot;&quot;&quot;}}{&quot;&quot;name&quot;&quot;: &quot;&quot;&quot;;[.B90];&quot;&quot;&quot;, &quot;&quot;parent&quot;&quot;: &quot;&quot;&quot;;[.D90];&quot;&quot;&quot;}&quot;)" office:value-type="string" office:string-value="{&quot;index&quot;: {&quot;_id&quot;: &quot;10.89Z&quot;}}{&quot;name&quot;: &quot;Fabrication d'autres produits alimentaires n.c.a.&quot;, &quot;parent&quot;: &quot;C&quot;}" calcext:value-type="string">
            <text:p>{"index": {"_id": "10.89Z"}}{"name": "Fabrication d'autres produits alimentaires n.c.a.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91Z</text:p>
          </table:table-cell>
          <table:table-cell office:value-type="string" calcext:value-type="string">
            <text:p>Fabrication d'aliments pour animaux de ferme</text:p>
          </table:table-cell>
          <table:table-cell table:formula="of:=LEFT([.A91];2)" office:value-type="string" office:string-value="10" calcext:value-type="string">
            <text:p>10</text:p>
          </table:table-cell>
          <table:table-cell table:style-name="ce2" table:formula="of:=VLOOKUP([.C91];[n2.$A$4:.$C$91];3;0)" office:value-type="string" office:string-value="C" calcext:value-type="string">
            <text:p>C</text:p>
          </table:table-cell>
          <table:table-cell table:style-name="ce2" table:formula="of:=IF([.D91]=[.D90];&quot;&quot;;CONCATENATE(&quot;{&quot;&quot;index&quot;&quot;: {&quot;&quot;_id&quot;&quot;: &quot;&quot;&quot;;[.D91];&quot;&quot;&quot;}}{&quot;&quot;name&quot;&quot;: &quot;&quot;&quot;;VLOOKUP([.D9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91];&quot;&quot;&quot;}}{&quot;&quot;name&quot;&quot;: &quot;&quot;&quot;;[.B91];&quot;&quot;&quot;, &quot;&quot;parent&quot;&quot;: &quot;&quot;&quot;;[.D91];&quot;&quot;&quot;}&quot;)" office:value-type="string" office:string-value="{&quot;index&quot;: {&quot;_id&quot;: &quot;10.91Z&quot;}}{&quot;name&quot;: &quot;Fabrication d'aliments pour animaux de ferme&quot;, &quot;parent&quot;: &quot;C&quot;}" calcext:value-type="string">
            <text:p>{"index": {"_id": "10.91Z"}}{"name": "Fabrication d'aliments pour animaux de ferm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92Z</text:p>
          </table:table-cell>
          <table:table-cell office:value-type="string" calcext:value-type="string">
            <text:p>Fabrication d'aliments pour animaux de compagnie</text:p>
          </table:table-cell>
          <table:table-cell table:formula="of:=LEFT([.A92];2)" office:value-type="string" office:string-value="10" calcext:value-type="string">
            <text:p>10</text:p>
          </table:table-cell>
          <table:table-cell table:style-name="ce2" table:formula="of:=VLOOKUP([.C92];[n2.$A$4:.$C$91];3;0)" office:value-type="string" office:string-value="C" calcext:value-type="string">
            <text:p>C</text:p>
          </table:table-cell>
          <table:table-cell table:style-name="ce2" table:formula="of:=IF([.D92]=[.D91];&quot;&quot;;CONCATENATE(&quot;{&quot;&quot;index&quot;&quot;: {&quot;&quot;_id&quot;&quot;: &quot;&quot;&quot;;[.D92];&quot;&quot;&quot;}}{&quot;&quot;name&quot;&quot;: &quot;&quot;&quot;;VLOOKUP([.D9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92];&quot;&quot;&quot;}}{&quot;&quot;name&quot;&quot;: &quot;&quot;&quot;;[.B92];&quot;&quot;&quot;, &quot;&quot;parent&quot;&quot;: &quot;&quot;&quot;;[.D92];&quot;&quot;&quot;}&quot;)" office:value-type="string" office:string-value="{&quot;index&quot;: {&quot;_id&quot;: &quot;10.92Z&quot;}}{&quot;name&quot;: &quot;Fabrication d'aliments pour animaux de compagnie&quot;, &quot;parent&quot;: &quot;C&quot;}" calcext:value-type="string">
            <text:p>{"index": {"_id": "10.92Z"}}{"name": "Fabrication d'aliments pour animaux de compagni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Z</text:p>
          </table:table-cell>
          <table:table-cell office:value-type="string" calcext:value-type="string">
            <text:p>Production de boissons alcooliques distillées</text:p>
          </table:table-cell>
          <table:table-cell table:formula="of:=LEFT([.A93];2)" office:value-type="string" office:string-value="11" calcext:value-type="string">
            <text:p>11</text:p>
          </table:table-cell>
          <table:table-cell table:style-name="ce2" table:formula="of:=VLOOKUP([.C93];[n2.$A$4:.$C$91];3;0)" office:value-type="string" office:string-value="C" calcext:value-type="string">
            <text:p>C</text:p>
          </table:table-cell>
          <table:table-cell table:style-name="ce2" table:formula="of:=IF([.D93]=[.D92];&quot;&quot;;CONCATENATE(&quot;{&quot;&quot;index&quot;&quot;: {&quot;&quot;_id&quot;&quot;: &quot;&quot;&quot;;[.D93];&quot;&quot;&quot;}}{&quot;&quot;name&quot;&quot;: &quot;&quot;&quot;;VLOOKUP([.D9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93];&quot;&quot;&quot;}}{&quot;&quot;name&quot;&quot;: &quot;&quot;&quot;;[.B93];&quot;&quot;&quot;, &quot;&quot;parent&quot;&quot;: &quot;&quot;&quot;;[.D93];&quot;&quot;&quot;}&quot;)" office:value-type="string" office:string-value="{&quot;index&quot;: {&quot;_id&quot;: &quot;11.01Z&quot;}}{&quot;name&quot;: &quot;Production de boissons alcooliques distillées&quot;, &quot;parent&quot;: &quot;C&quot;}" calcext:value-type="string">
            <text:p>{"index": {"_id": "11.01Z"}}{"name": "Production de boissons alcooliques distillé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A</text:p>
          </table:table-cell>
          <table:table-cell office:value-type="string" calcext:value-type="string">
            <text:p>Fabrication de vins effervescents</text:p>
          </table:table-cell>
          <table:table-cell table:formula="of:=LEFT([.A94];2)" office:value-type="string" office:string-value="11" calcext:value-type="string">
            <text:p>11</text:p>
          </table:table-cell>
          <table:table-cell table:style-name="ce2" table:formula="of:=VLOOKUP([.C94];[n2.$A$4:.$C$91];3;0)" office:value-type="string" office:string-value="C" calcext:value-type="string">
            <text:p>C</text:p>
          </table:table-cell>
          <table:table-cell table:style-name="ce2" table:formula="of:=IF([.D94]=[.D93];&quot;&quot;;CONCATENATE(&quot;{&quot;&quot;index&quot;&quot;: {&quot;&quot;_id&quot;&quot;: &quot;&quot;&quot;;[.D94];&quot;&quot;&quot;}}{&quot;&quot;name&quot;&quot;: &quot;&quot;&quot;;VLOOKUP([.D9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94];&quot;&quot;&quot;}}{&quot;&quot;name&quot;&quot;: &quot;&quot;&quot;;[.B94];&quot;&quot;&quot;, &quot;&quot;parent&quot;&quot;: &quot;&quot;&quot;;[.D94];&quot;&quot;&quot;}&quot;)" office:value-type="string" office:string-value="{&quot;index&quot;: {&quot;_id&quot;: &quot;11.02A&quot;}}{&quot;name&quot;: &quot;Fabrication de vins effervescents&quot;, &quot;parent&quot;: &quot;C&quot;}" calcext:value-type="string">
            <text:p>{"index": {"_id": "11.02A"}}{"name": "Fabrication de vins effervescent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B</text:p>
          </table:table-cell>
          <table:table-cell office:value-type="string" calcext:value-type="string">
            <text:p>Vinification</text:p>
          </table:table-cell>
          <table:table-cell table:formula="of:=LEFT([.A95];2)" office:value-type="string" office:string-value="11" calcext:value-type="string">
            <text:p>11</text:p>
          </table:table-cell>
          <table:table-cell table:style-name="ce2" table:formula="of:=VLOOKUP([.C95];[n2.$A$4:.$C$91];3;0)" office:value-type="string" office:string-value="C" calcext:value-type="string">
            <text:p>C</text:p>
          </table:table-cell>
          <table:table-cell table:style-name="ce2" table:formula="of:=IF([.D95]=[.D94];&quot;&quot;;CONCATENATE(&quot;{&quot;&quot;index&quot;&quot;: {&quot;&quot;_id&quot;&quot;: &quot;&quot;&quot;;[.D95];&quot;&quot;&quot;}}{&quot;&quot;name&quot;&quot;: &quot;&quot;&quot;;VLOOKUP([.D9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95];&quot;&quot;&quot;}}{&quot;&quot;name&quot;&quot;: &quot;&quot;&quot;;[.B95];&quot;&quot;&quot;, &quot;&quot;parent&quot;&quot;: &quot;&quot;&quot;;[.D95];&quot;&quot;&quot;}&quot;)" office:value-type="string" office:string-value="{&quot;index&quot;: {&quot;_id&quot;: &quot;11.02B&quot;}}{&quot;name&quot;: &quot;Vinification&quot;, &quot;parent&quot;: &quot;C&quot;}" calcext:value-type="string">
            <text:p>{"index": {"_id": "11.02B"}}{"name": "Vinification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Z</text:p>
          </table:table-cell>
          <table:table-cell office:value-type="string" calcext:value-type="string">
            <text:p>Fabrication de cidre et de vins de fruits</text:p>
          </table:table-cell>
          <table:table-cell table:formula="of:=LEFT([.A96];2)" office:value-type="string" office:string-value="11" calcext:value-type="string">
            <text:p>11</text:p>
          </table:table-cell>
          <table:table-cell table:style-name="ce2" table:formula="of:=VLOOKUP([.C96];[n2.$A$4:.$C$91];3;0)" office:value-type="string" office:string-value="C" calcext:value-type="string">
            <text:p>C</text:p>
          </table:table-cell>
          <table:table-cell table:style-name="ce2" table:formula="of:=IF([.D96]=[.D95];&quot;&quot;;CONCATENATE(&quot;{&quot;&quot;index&quot;&quot;: {&quot;&quot;_id&quot;&quot;: &quot;&quot;&quot;;[.D96];&quot;&quot;&quot;}}{&quot;&quot;name&quot;&quot;: &quot;&quot;&quot;;VLOOKUP([.D9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96];&quot;&quot;&quot;}}{&quot;&quot;name&quot;&quot;: &quot;&quot;&quot;;[.B96];&quot;&quot;&quot;, &quot;&quot;parent&quot;&quot;: &quot;&quot;&quot;;[.D96];&quot;&quot;&quot;}&quot;)" office:value-type="string" office:string-value="{&quot;index&quot;: {&quot;_id&quot;: &quot;11.03Z&quot;}}{&quot;name&quot;: &quot;Fabrication de cidre et de vins de fruits&quot;, &quot;parent&quot;: &quot;C&quot;}" calcext:value-type="string">
            <text:p>{"index": {"_id": "11.03Z"}}{"name": "Fabrication de cidre et de vins de fruit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4Z</text:p>
          </table:table-cell>
          <table:table-cell office:value-type="string" calcext:value-type="string">
            <text:p>Production d'autres boissons fermentées non distillées</text:p>
          </table:table-cell>
          <table:table-cell table:formula="of:=LEFT([.A97];2)" office:value-type="string" office:string-value="11" calcext:value-type="string">
            <text:p>11</text:p>
          </table:table-cell>
          <table:table-cell table:style-name="ce2" table:formula="of:=VLOOKUP([.C97];[n2.$A$4:.$C$91];3;0)" office:value-type="string" office:string-value="C" calcext:value-type="string">
            <text:p>C</text:p>
          </table:table-cell>
          <table:table-cell table:style-name="ce2" table:formula="of:=IF([.D97]=[.D96];&quot;&quot;;CONCATENATE(&quot;{&quot;&quot;index&quot;&quot;: {&quot;&quot;_id&quot;&quot;: &quot;&quot;&quot;;[.D97];&quot;&quot;&quot;}}{&quot;&quot;name&quot;&quot;: &quot;&quot;&quot;;VLOOKUP([.D9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97];&quot;&quot;&quot;}}{&quot;&quot;name&quot;&quot;: &quot;&quot;&quot;;[.B97];&quot;&quot;&quot;, &quot;&quot;parent&quot;&quot;: &quot;&quot;&quot;;[.D97];&quot;&quot;&quot;}&quot;)" office:value-type="string" office:string-value="{&quot;index&quot;: {&quot;_id&quot;: &quot;11.04Z&quot;}}{&quot;name&quot;: &quot;Production d'autres boissons fermentées non distillées&quot;, &quot;parent&quot;: &quot;C&quot;}" calcext:value-type="string">
            <text:p>{"index": {"_id": "11.04Z"}}{"name": "Production d'autres boissons fermentées non distillé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Z</text:p>
          </table:table-cell>
          <table:table-cell office:value-type="string" calcext:value-type="string">
            <text:p>Fabrication de bière</text:p>
          </table:table-cell>
          <table:table-cell table:formula="of:=LEFT([.A98];2)" office:value-type="string" office:string-value="11" calcext:value-type="string">
            <text:p>11</text:p>
          </table:table-cell>
          <table:table-cell table:style-name="ce2" table:formula="of:=VLOOKUP([.C98];[n2.$A$4:.$C$91];3;0)" office:value-type="string" office:string-value="C" calcext:value-type="string">
            <text:p>C</text:p>
          </table:table-cell>
          <table:table-cell table:style-name="ce2" table:formula="of:=IF([.D98]=[.D97];&quot;&quot;;CONCATENATE(&quot;{&quot;&quot;index&quot;&quot;: {&quot;&quot;_id&quot;&quot;: &quot;&quot;&quot;;[.D98];&quot;&quot;&quot;}}{&quot;&quot;name&quot;&quot;: &quot;&quot;&quot;;VLOOKUP([.D9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98];&quot;&quot;&quot;}}{&quot;&quot;name&quot;&quot;: &quot;&quot;&quot;;[.B98];&quot;&quot;&quot;, &quot;&quot;parent&quot;&quot;: &quot;&quot;&quot;;[.D98];&quot;&quot;&quot;}&quot;)" office:value-type="string" office:string-value="{&quot;index&quot;: {&quot;_id&quot;: &quot;11.05Z&quot;}}{&quot;name&quot;: &quot;Fabrication de bière&quot;, &quot;parent&quot;: &quot;C&quot;}" calcext:value-type="string">
            <text:p>{"index": {"_id": "11.05Z"}}{"name": "Fabrication de bièr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6Z</text:p>
          </table:table-cell>
          <table:table-cell office:value-type="string" calcext:value-type="string">
            <text:p>Fabrication de malt</text:p>
          </table:table-cell>
          <table:table-cell table:formula="of:=LEFT([.A99];2)" office:value-type="string" office:string-value="11" calcext:value-type="string">
            <text:p>11</text:p>
          </table:table-cell>
          <table:table-cell table:style-name="ce2" table:formula="of:=VLOOKUP([.C99];[n2.$A$4:.$C$91];3;0)" office:value-type="string" office:string-value="C" calcext:value-type="string">
            <text:p>C</text:p>
          </table:table-cell>
          <table:table-cell table:style-name="ce2" table:formula="of:=IF([.D99]=[.D98];&quot;&quot;;CONCATENATE(&quot;{&quot;&quot;index&quot;&quot;: {&quot;&quot;_id&quot;&quot;: &quot;&quot;&quot;;[.D99];&quot;&quot;&quot;}}{&quot;&quot;name&quot;&quot;: &quot;&quot;&quot;;VLOOKUP([.D9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99];&quot;&quot;&quot;}}{&quot;&quot;name&quot;&quot;: &quot;&quot;&quot;;[.B99];&quot;&quot;&quot;, &quot;&quot;parent&quot;&quot;: &quot;&quot;&quot;;[.D99];&quot;&quot;&quot;}&quot;)" office:value-type="string" office:string-value="{&quot;index&quot;: {&quot;_id&quot;: &quot;11.06Z&quot;}}{&quot;name&quot;: &quot;Fabrication de malt&quot;, &quot;parent&quot;: &quot;C&quot;}" calcext:value-type="string">
            <text:p>{"index": {"_id": "11.06Z"}}{"name": "Fabrication de malt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A</text:p>
          </table:table-cell>
          <table:table-cell office:value-type="string" calcext:value-type="string">
            <text:p>Industrie des eaux de table</text:p>
          </table:table-cell>
          <table:table-cell table:formula="of:=LEFT([.A100];2)" office:value-type="string" office:string-value="11" calcext:value-type="string">
            <text:p>11</text:p>
          </table:table-cell>
          <table:table-cell table:style-name="ce2" table:formula="of:=VLOOKUP([.C100];[n2.$A$4:.$C$91];3;0)" office:value-type="string" office:string-value="C" calcext:value-type="string">
            <text:p>C</text:p>
          </table:table-cell>
          <table:table-cell table:style-name="ce2" table:formula="of:=IF([.D100]=[.D99];&quot;&quot;;CONCATENATE(&quot;{&quot;&quot;index&quot;&quot;: {&quot;&quot;_id&quot;&quot;: &quot;&quot;&quot;;[.D100];&quot;&quot;&quot;}}{&quot;&quot;name&quot;&quot;: &quot;&quot;&quot;;VLOOKUP([.D10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00];&quot;&quot;&quot;}}{&quot;&quot;name&quot;&quot;: &quot;&quot;&quot;;[.B100];&quot;&quot;&quot;, &quot;&quot;parent&quot;&quot;: &quot;&quot;&quot;;[.D100];&quot;&quot;&quot;}&quot;)" office:value-type="string" office:string-value="{&quot;index&quot;: {&quot;_id&quot;: &quot;11.07A&quot;}}{&quot;name&quot;: &quot;Industrie des eaux de table&quot;, &quot;parent&quot;: &quot;C&quot;}" calcext:value-type="string">
            <text:p>{"index": {"_id": "11.07A"}}{"name": "Industrie des eaux de tabl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B</text:p>
          </table:table-cell>
          <table:table-cell office:value-type="string" calcext:value-type="string">
            <text:p>Production de boissons rafraîchissantes</text:p>
          </table:table-cell>
          <table:table-cell table:formula="of:=LEFT([.A101];2)" office:value-type="string" office:string-value="11" calcext:value-type="string">
            <text:p>11</text:p>
          </table:table-cell>
          <table:table-cell table:style-name="ce2" table:formula="of:=VLOOKUP([.C101];[n2.$A$4:.$C$91];3;0)" office:value-type="string" office:string-value="C" calcext:value-type="string">
            <text:p>C</text:p>
          </table:table-cell>
          <table:table-cell table:style-name="ce2" table:formula="of:=IF([.D101]=[.D100];&quot;&quot;;CONCATENATE(&quot;{&quot;&quot;index&quot;&quot;: {&quot;&quot;_id&quot;&quot;: &quot;&quot;&quot;;[.D101];&quot;&quot;&quot;}}{&quot;&quot;name&quot;&quot;: &quot;&quot;&quot;;VLOOKUP([.D10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01];&quot;&quot;&quot;}}{&quot;&quot;name&quot;&quot;: &quot;&quot;&quot;;[.B101];&quot;&quot;&quot;, &quot;&quot;parent&quot;&quot;: &quot;&quot;&quot;;[.D101];&quot;&quot;&quot;}&quot;)" office:value-type="string" office:string-value="{&quot;index&quot;: {&quot;_id&quot;: &quot;11.07B&quot;}}{&quot;name&quot;: &quot;Production de boissons rafraîchissantes&quot;, &quot;parent&quot;: &quot;C&quot;}" calcext:value-type="string">
            <text:p>{"index": {"_id": "11.07B"}}{"name": "Production de boissons rafraîchissant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0Z</text:p>
          </table:table-cell>
          <table:table-cell office:value-type="string" calcext:value-type="string">
            <text:p>Fabrication de produits à base de tabac</text:p>
          </table:table-cell>
          <table:table-cell table:formula="of:=LEFT([.A102];2)" office:value-type="string" office:string-value="12" calcext:value-type="string">
            <text:p>12</text:p>
          </table:table-cell>
          <table:table-cell table:style-name="ce2" table:formula="of:=VLOOKUP([.C102];[n2.$A$4:.$C$91];3;0)" office:value-type="string" office:string-value="C" calcext:value-type="string">
            <text:p>C</text:p>
          </table:table-cell>
          <table:table-cell table:style-name="ce2" table:formula="of:=IF([.D102]=[.D101];&quot;&quot;;CONCATENATE(&quot;{&quot;&quot;index&quot;&quot;: {&quot;&quot;_id&quot;&quot;: &quot;&quot;&quot;;[.D102];&quot;&quot;&quot;}}{&quot;&quot;name&quot;&quot;: &quot;&quot;&quot;;VLOOKUP([.D10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02];&quot;&quot;&quot;}}{&quot;&quot;name&quot;&quot;: &quot;&quot;&quot;;[.B102];&quot;&quot;&quot;, &quot;&quot;parent&quot;&quot;: &quot;&quot;&quot;;[.D102];&quot;&quot;&quot;}&quot;)" office:value-type="string" office:string-value="{&quot;index&quot;: {&quot;_id&quot;: &quot;12.00Z&quot;}}{&quot;name&quot;: &quot;Fabrication de produits à base de tabac&quot;, &quot;parent&quot;: &quot;C&quot;}" calcext:value-type="string">
            <text:p>{"index": {"_id": "12.00Z"}}{"name": "Fabrication de produits à base de tabac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0Z</text:p>
          </table:table-cell>
          <table:table-cell office:value-type="string" calcext:value-type="string">
            <text:p>Préparation de fibres textiles et filature</text:p>
          </table:table-cell>
          <table:table-cell table:formula="of:=LEFT([.A103];2)" office:value-type="string" office:string-value="13" calcext:value-type="string">
            <text:p>13</text:p>
          </table:table-cell>
          <table:table-cell table:style-name="ce2" table:formula="of:=VLOOKUP([.C103];[n2.$A$4:.$C$91];3;0)" office:value-type="string" office:string-value="C" calcext:value-type="string">
            <text:p>C</text:p>
          </table:table-cell>
          <table:table-cell table:style-name="ce2" table:formula="of:=IF([.D103]=[.D102];&quot;&quot;;CONCATENATE(&quot;{&quot;&quot;index&quot;&quot;: {&quot;&quot;_id&quot;&quot;: &quot;&quot;&quot;;[.D103];&quot;&quot;&quot;}}{&quot;&quot;name&quot;&quot;: &quot;&quot;&quot;;VLOOKUP([.D10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03];&quot;&quot;&quot;}}{&quot;&quot;name&quot;&quot;: &quot;&quot;&quot;;[.B103];&quot;&quot;&quot;, &quot;&quot;parent&quot;&quot;: &quot;&quot;&quot;;[.D103];&quot;&quot;&quot;}&quot;)" office:value-type="string" office:string-value="{&quot;index&quot;: {&quot;_id&quot;: &quot;13.10Z&quot;}}{&quot;name&quot;: &quot;Préparation de fibres textiles et filature&quot;, &quot;parent&quot;: &quot;C&quot;}" calcext:value-type="string">
            <text:p>{"index": {"_id": "13.10Z"}}{"name": "Préparation de fibres textiles et filatur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20Z</text:p>
          </table:table-cell>
          <table:table-cell office:value-type="string" calcext:value-type="string">
            <text:p>Tissage</text:p>
          </table:table-cell>
          <table:table-cell table:formula="of:=LEFT([.A104];2)" office:value-type="string" office:string-value="13" calcext:value-type="string">
            <text:p>13</text:p>
          </table:table-cell>
          <table:table-cell table:style-name="ce2" table:formula="of:=VLOOKUP([.C104];[n2.$A$4:.$C$91];3;0)" office:value-type="string" office:string-value="C" calcext:value-type="string">
            <text:p>C</text:p>
          </table:table-cell>
          <table:table-cell table:style-name="ce2" table:formula="of:=IF([.D104]=[.D103];&quot;&quot;;CONCATENATE(&quot;{&quot;&quot;index&quot;&quot;: {&quot;&quot;_id&quot;&quot;: &quot;&quot;&quot;;[.D104];&quot;&quot;&quot;}}{&quot;&quot;name&quot;&quot;: &quot;&quot;&quot;;VLOOKUP([.D10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04];&quot;&quot;&quot;}}{&quot;&quot;name&quot;&quot;: &quot;&quot;&quot;;[.B104];&quot;&quot;&quot;, &quot;&quot;parent&quot;&quot;: &quot;&quot;&quot;;[.D104];&quot;&quot;&quot;}&quot;)" office:value-type="string" office:string-value="{&quot;index&quot;: {&quot;_id&quot;: &quot;13.20Z&quot;}}{&quot;name&quot;: &quot;Tissage&quot;, &quot;parent&quot;: &quot;C&quot;}" calcext:value-type="string">
            <text:p>{"index": {"_id": "13.20Z"}}{"name": "Tissag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30Z</text:p>
          </table:table-cell>
          <table:table-cell office:value-type="string" calcext:value-type="string">
            <text:p>Ennoblissement textile</text:p>
          </table:table-cell>
          <table:table-cell table:formula="of:=LEFT([.A105];2)" office:value-type="string" office:string-value="13" calcext:value-type="string">
            <text:p>13</text:p>
          </table:table-cell>
          <table:table-cell table:style-name="ce2" table:formula="of:=VLOOKUP([.C105];[n2.$A$4:.$C$91];3;0)" office:value-type="string" office:string-value="C" calcext:value-type="string">
            <text:p>C</text:p>
          </table:table-cell>
          <table:table-cell table:style-name="ce2" table:formula="of:=IF([.D105]=[.D104];&quot;&quot;;CONCATENATE(&quot;{&quot;&quot;index&quot;&quot;: {&quot;&quot;_id&quot;&quot;: &quot;&quot;&quot;;[.D105];&quot;&quot;&quot;}}{&quot;&quot;name&quot;&quot;: &quot;&quot;&quot;;VLOOKUP([.D10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05];&quot;&quot;&quot;}}{&quot;&quot;name&quot;&quot;: &quot;&quot;&quot;;[.B105];&quot;&quot;&quot;, &quot;&quot;parent&quot;&quot;: &quot;&quot;&quot;;[.D105];&quot;&quot;&quot;}&quot;)" office:value-type="string" office:string-value="{&quot;index&quot;: {&quot;_id&quot;: &quot;13.30Z&quot;}}{&quot;name&quot;: &quot;Ennoblissement textile&quot;, &quot;parent&quot;: &quot;C&quot;}" calcext:value-type="string">
            <text:p>{"index": {"_id": "13.30Z"}}{"name": "Ennoblissement textil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91Z</text:p>
          </table:table-cell>
          <table:table-cell office:value-type="string" calcext:value-type="string">
            <text:p>Fabrication d'étoffes à mailles</text:p>
          </table:table-cell>
          <table:table-cell table:formula="of:=LEFT([.A106];2)" office:value-type="string" office:string-value="13" calcext:value-type="string">
            <text:p>13</text:p>
          </table:table-cell>
          <table:table-cell table:style-name="ce2" table:formula="of:=VLOOKUP([.C106];[n2.$A$4:.$C$91];3;0)" office:value-type="string" office:string-value="C" calcext:value-type="string">
            <text:p>C</text:p>
          </table:table-cell>
          <table:table-cell table:style-name="ce2" table:formula="of:=IF([.D106]=[.D105];&quot;&quot;;CONCATENATE(&quot;{&quot;&quot;index&quot;&quot;: {&quot;&quot;_id&quot;&quot;: &quot;&quot;&quot;;[.D106];&quot;&quot;&quot;}}{&quot;&quot;name&quot;&quot;: &quot;&quot;&quot;;VLOOKUP([.D10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06];&quot;&quot;&quot;}}{&quot;&quot;name&quot;&quot;: &quot;&quot;&quot;;[.B106];&quot;&quot;&quot;, &quot;&quot;parent&quot;&quot;: &quot;&quot;&quot;;[.D106];&quot;&quot;&quot;}&quot;)" office:value-type="string" office:string-value="{&quot;index&quot;: {&quot;_id&quot;: &quot;13.91Z&quot;}}{&quot;name&quot;: &quot;Fabrication d'étoffes à mailles&quot;, &quot;parent&quot;: &quot;C&quot;}" calcext:value-type="string">
            <text:p>{"index": {"_id": "13.91Z"}}{"name": "Fabrication d'étoffes à maill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92Z</text:p>
          </table:table-cell>
          <table:table-cell office:value-type="string" calcext:value-type="string">
            <text:p>Fabrication d'articles textiles, sauf habillement</text:p>
          </table:table-cell>
          <table:table-cell table:formula="of:=LEFT([.A107];2)" office:value-type="string" office:string-value="13" calcext:value-type="string">
            <text:p>13</text:p>
          </table:table-cell>
          <table:table-cell table:style-name="ce2" table:formula="of:=VLOOKUP([.C107];[n2.$A$4:.$C$91];3;0)" office:value-type="string" office:string-value="C" calcext:value-type="string">
            <text:p>C</text:p>
          </table:table-cell>
          <table:table-cell table:style-name="ce2" table:formula="of:=IF([.D107]=[.D106];&quot;&quot;;CONCATENATE(&quot;{&quot;&quot;index&quot;&quot;: {&quot;&quot;_id&quot;&quot;: &quot;&quot;&quot;;[.D107];&quot;&quot;&quot;}}{&quot;&quot;name&quot;&quot;: &quot;&quot;&quot;;VLOOKUP([.D10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07];&quot;&quot;&quot;}}{&quot;&quot;name&quot;&quot;: &quot;&quot;&quot;;[.B107];&quot;&quot;&quot;, &quot;&quot;parent&quot;&quot;: &quot;&quot;&quot;;[.D107];&quot;&quot;&quot;}&quot;)" office:value-type="string" office:string-value="{&quot;index&quot;: {&quot;_id&quot;: &quot;13.92Z&quot;}}{&quot;name&quot;: &quot;Fabrication d'articles textiles, sauf habillement&quot;, &quot;parent&quot;: &quot;C&quot;}" calcext:value-type="string">
            <text:p>{"index": {"_id": "13.92Z"}}{"name": "Fabrication d'articles textiles, sauf habillement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93Z</text:p>
          </table:table-cell>
          <table:table-cell office:value-type="string" calcext:value-type="string">
            <text:p>Fabrication de tapis et moquettes</text:p>
          </table:table-cell>
          <table:table-cell table:formula="of:=LEFT([.A108];2)" office:value-type="string" office:string-value="13" calcext:value-type="string">
            <text:p>13</text:p>
          </table:table-cell>
          <table:table-cell table:style-name="ce2" table:formula="of:=VLOOKUP([.C108];[n2.$A$4:.$C$91];3;0)" office:value-type="string" office:string-value="C" calcext:value-type="string">
            <text:p>C</text:p>
          </table:table-cell>
          <table:table-cell table:style-name="ce2" table:formula="of:=IF([.D108]=[.D107];&quot;&quot;;CONCATENATE(&quot;{&quot;&quot;index&quot;&quot;: {&quot;&quot;_id&quot;&quot;: &quot;&quot;&quot;;[.D108];&quot;&quot;&quot;}}{&quot;&quot;name&quot;&quot;: &quot;&quot;&quot;;VLOOKUP([.D10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08];&quot;&quot;&quot;}}{&quot;&quot;name&quot;&quot;: &quot;&quot;&quot;;[.B108];&quot;&quot;&quot;, &quot;&quot;parent&quot;&quot;: &quot;&quot;&quot;;[.D108];&quot;&quot;&quot;}&quot;)" office:value-type="string" office:string-value="{&quot;index&quot;: {&quot;_id&quot;: &quot;13.93Z&quot;}}{&quot;name&quot;: &quot;Fabrication de tapis et moquettes&quot;, &quot;parent&quot;: &quot;C&quot;}" calcext:value-type="string">
            <text:p>{"index": {"_id": "13.93Z"}}{"name": "Fabrication de tapis et moquett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94Z</text:p>
          </table:table-cell>
          <table:table-cell office:value-type="string" calcext:value-type="string">
            <text:p>Fabrication de ficelles, cordes et filets</text:p>
          </table:table-cell>
          <table:table-cell table:formula="of:=LEFT([.A109];2)" office:value-type="string" office:string-value="13" calcext:value-type="string">
            <text:p>13</text:p>
          </table:table-cell>
          <table:table-cell table:style-name="ce2" table:formula="of:=VLOOKUP([.C109];[n2.$A$4:.$C$91];3;0)" office:value-type="string" office:string-value="C" calcext:value-type="string">
            <text:p>C</text:p>
          </table:table-cell>
          <table:table-cell table:style-name="ce2" table:formula="of:=IF([.D109]=[.D108];&quot;&quot;;CONCATENATE(&quot;{&quot;&quot;index&quot;&quot;: {&quot;&quot;_id&quot;&quot;: &quot;&quot;&quot;;[.D109];&quot;&quot;&quot;}}{&quot;&quot;name&quot;&quot;: &quot;&quot;&quot;;VLOOKUP([.D10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09];&quot;&quot;&quot;}}{&quot;&quot;name&quot;&quot;: &quot;&quot;&quot;;[.B109];&quot;&quot;&quot;, &quot;&quot;parent&quot;&quot;: &quot;&quot;&quot;;[.D109];&quot;&quot;&quot;}&quot;)" office:value-type="string" office:string-value="{&quot;index&quot;: {&quot;_id&quot;: &quot;13.94Z&quot;}}{&quot;name&quot;: &quot;Fabrication de ficelles, cordes et filets&quot;, &quot;parent&quot;: &quot;C&quot;}" calcext:value-type="string">
            <text:p>{"index": {"_id": "13.94Z"}}{"name": "Fabrication de ficelles, cordes et filet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95Z</text:p>
          </table:table-cell>
          <table:table-cell office:value-type="string" calcext:value-type="string">
            <text:p>Fabrication de non-tissés, sauf habillement</text:p>
          </table:table-cell>
          <table:table-cell table:formula="of:=LEFT([.A110];2)" office:value-type="string" office:string-value="13" calcext:value-type="string">
            <text:p>13</text:p>
          </table:table-cell>
          <table:table-cell table:style-name="ce2" table:formula="of:=VLOOKUP([.C110];[n2.$A$4:.$C$91];3;0)" office:value-type="string" office:string-value="C" calcext:value-type="string">
            <text:p>C</text:p>
          </table:table-cell>
          <table:table-cell table:style-name="ce2" table:formula="of:=IF([.D110]=[.D109];&quot;&quot;;CONCATENATE(&quot;{&quot;&quot;index&quot;&quot;: {&quot;&quot;_id&quot;&quot;: &quot;&quot;&quot;;[.D110];&quot;&quot;&quot;}}{&quot;&quot;name&quot;&quot;: &quot;&quot;&quot;;VLOOKUP([.D11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10];&quot;&quot;&quot;}}{&quot;&quot;name&quot;&quot;: &quot;&quot;&quot;;[.B110];&quot;&quot;&quot;, &quot;&quot;parent&quot;&quot;: &quot;&quot;&quot;;[.D110];&quot;&quot;&quot;}&quot;)" office:value-type="string" office:string-value="{&quot;index&quot;: {&quot;_id&quot;: &quot;13.95Z&quot;}}{&quot;name&quot;: &quot;Fabrication de non-tissés, sauf habillement&quot;, &quot;parent&quot;: &quot;C&quot;}" calcext:value-type="string">
            <text:p>{"index": {"_id": "13.95Z"}}{"name": "Fabrication de non-tissés, sauf habillement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96Z</text:p>
          </table:table-cell>
          <table:table-cell office:value-type="string" calcext:value-type="string">
            <text:p>Fabrication d'autres textiles techniques et industriels</text:p>
          </table:table-cell>
          <table:table-cell table:formula="of:=LEFT([.A111];2)" office:value-type="string" office:string-value="13" calcext:value-type="string">
            <text:p>13</text:p>
          </table:table-cell>
          <table:table-cell table:style-name="ce2" table:formula="of:=VLOOKUP([.C111];[n2.$A$4:.$C$91];3;0)" office:value-type="string" office:string-value="C" calcext:value-type="string">
            <text:p>C</text:p>
          </table:table-cell>
          <table:table-cell table:style-name="ce2" table:formula="of:=IF([.D111]=[.D110];&quot;&quot;;CONCATENATE(&quot;{&quot;&quot;index&quot;&quot;: {&quot;&quot;_id&quot;&quot;: &quot;&quot;&quot;;[.D111];&quot;&quot;&quot;}}{&quot;&quot;name&quot;&quot;: &quot;&quot;&quot;;VLOOKUP([.D11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11];&quot;&quot;&quot;}}{&quot;&quot;name&quot;&quot;: &quot;&quot;&quot;;[.B111];&quot;&quot;&quot;, &quot;&quot;parent&quot;&quot;: &quot;&quot;&quot;;[.D111];&quot;&quot;&quot;}&quot;)" office:value-type="string" office:string-value="{&quot;index&quot;: {&quot;_id&quot;: &quot;13.96Z&quot;}}{&quot;name&quot;: &quot;Fabrication d'autres textiles techniques et industriels&quot;, &quot;parent&quot;: &quot;C&quot;}" calcext:value-type="string">
            <text:p>{"index": {"_id": "13.96Z"}}{"name": "Fabrication d'autres textiles techniques et industriel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99Z</text:p>
          </table:table-cell>
          <table:table-cell office:value-type="string" calcext:value-type="string">
            <text:p>Fabrication d'autres textiles n.c.a.</text:p>
          </table:table-cell>
          <table:table-cell table:formula="of:=LEFT([.A112];2)" office:value-type="string" office:string-value="13" calcext:value-type="string">
            <text:p>13</text:p>
          </table:table-cell>
          <table:table-cell table:style-name="ce2" table:formula="of:=VLOOKUP([.C112];[n2.$A$4:.$C$91];3;0)" office:value-type="string" office:string-value="C" calcext:value-type="string">
            <text:p>C</text:p>
          </table:table-cell>
          <table:table-cell table:style-name="ce2" table:formula="of:=IF([.D112]=[.D111];&quot;&quot;;CONCATENATE(&quot;{&quot;&quot;index&quot;&quot;: {&quot;&quot;_id&quot;&quot;: &quot;&quot;&quot;;[.D112];&quot;&quot;&quot;}}{&quot;&quot;name&quot;&quot;: &quot;&quot;&quot;;VLOOKUP([.D11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12];&quot;&quot;&quot;}}{&quot;&quot;name&quot;&quot;: &quot;&quot;&quot;;[.B112];&quot;&quot;&quot;, &quot;&quot;parent&quot;&quot;: &quot;&quot;&quot;;[.D112];&quot;&quot;&quot;}&quot;)" office:value-type="string" office:string-value="{&quot;index&quot;: {&quot;_id&quot;: &quot;13.99Z&quot;}}{&quot;name&quot;: &quot;Fabrication d'autres textiles n.c.a.&quot;, &quot;parent&quot;: &quot;C&quot;}" calcext:value-type="string">
            <text:p>{"index": {"_id": "13.99Z"}}{"name": "Fabrication d'autres textiles n.c.a.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Z</text:p>
          </table:table-cell>
          <table:table-cell office:value-type="string" calcext:value-type="string">
            <text:p>Fabrication de vêtements en cuir</text:p>
          </table:table-cell>
          <table:table-cell table:formula="of:=LEFT([.A113];2)" office:value-type="string" office:string-value="14" calcext:value-type="string">
            <text:p>14</text:p>
          </table:table-cell>
          <table:table-cell table:style-name="ce2" table:formula="of:=VLOOKUP([.C113];[n2.$A$4:.$C$91];3;0)" office:value-type="string" office:string-value="C" calcext:value-type="string">
            <text:p>C</text:p>
          </table:table-cell>
          <table:table-cell table:style-name="ce2" table:formula="of:=IF([.D113]=[.D112];&quot;&quot;;CONCATENATE(&quot;{&quot;&quot;index&quot;&quot;: {&quot;&quot;_id&quot;&quot;: &quot;&quot;&quot;;[.D113];&quot;&quot;&quot;}}{&quot;&quot;name&quot;&quot;: &quot;&quot;&quot;;VLOOKUP([.D11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13];&quot;&quot;&quot;}}{&quot;&quot;name&quot;&quot;: &quot;&quot;&quot;;[.B113];&quot;&quot;&quot;, &quot;&quot;parent&quot;&quot;: &quot;&quot;&quot;;[.D113];&quot;&quot;&quot;}&quot;)" office:value-type="string" office:string-value="{&quot;index&quot;: {&quot;_id&quot;: &quot;14.11Z&quot;}}{&quot;name&quot;: &quot;Fabrication de vêtements en cuir&quot;, &quot;parent&quot;: &quot;C&quot;}" calcext:value-type="string">
            <text:p>{"index": {"_id": "14.11Z"}}{"name": "Fabrication de vêtements en cuir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2Z</text:p>
          </table:table-cell>
          <table:table-cell office:value-type="string" calcext:value-type="string">
            <text:p>Fabrication de vêtements de travail</text:p>
          </table:table-cell>
          <table:table-cell table:formula="of:=LEFT([.A114];2)" office:value-type="string" office:string-value="14" calcext:value-type="string">
            <text:p>14</text:p>
          </table:table-cell>
          <table:table-cell table:style-name="ce2" table:formula="of:=VLOOKUP([.C114];[n2.$A$4:.$C$91];3;0)" office:value-type="string" office:string-value="C" calcext:value-type="string">
            <text:p>C</text:p>
          </table:table-cell>
          <table:table-cell table:style-name="ce2" table:formula="of:=IF([.D114]=[.D113];&quot;&quot;;CONCATENATE(&quot;{&quot;&quot;index&quot;&quot;: {&quot;&quot;_id&quot;&quot;: &quot;&quot;&quot;;[.D114];&quot;&quot;&quot;}}{&quot;&quot;name&quot;&quot;: &quot;&quot;&quot;;VLOOKUP([.D11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14];&quot;&quot;&quot;}}{&quot;&quot;name&quot;&quot;: &quot;&quot;&quot;;[.B114];&quot;&quot;&quot;, &quot;&quot;parent&quot;&quot;: &quot;&quot;&quot;;[.D114];&quot;&quot;&quot;}&quot;)" office:value-type="string" office:string-value="{&quot;index&quot;: {&quot;_id&quot;: &quot;14.12Z&quot;}}{&quot;name&quot;: &quot;Fabrication de vêtements de travail&quot;, &quot;parent&quot;: &quot;C&quot;}" calcext:value-type="string">
            <text:p>{"index": {"_id": "14.12Z"}}{"name": "Fabrication de vêtements de travail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3Z</text:p>
          </table:table-cell>
          <table:table-cell office:value-type="string" calcext:value-type="string">
            <text:p>Fabrication de vêtements de dessus</text:p>
          </table:table-cell>
          <table:table-cell table:formula="of:=LEFT([.A115];2)" office:value-type="string" office:string-value="14" calcext:value-type="string">
            <text:p>14</text:p>
          </table:table-cell>
          <table:table-cell table:style-name="ce2" table:formula="of:=VLOOKUP([.C115];[n2.$A$4:.$C$91];3;0)" office:value-type="string" office:string-value="C" calcext:value-type="string">
            <text:p>C</text:p>
          </table:table-cell>
          <table:table-cell table:style-name="ce2" table:formula="of:=IF([.D115]=[.D114];&quot;&quot;;CONCATENATE(&quot;{&quot;&quot;index&quot;&quot;: {&quot;&quot;_id&quot;&quot;: &quot;&quot;&quot;;[.D115];&quot;&quot;&quot;}}{&quot;&quot;name&quot;&quot;: &quot;&quot;&quot;;VLOOKUP([.D11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15];&quot;&quot;&quot;}}{&quot;&quot;name&quot;&quot;: &quot;&quot;&quot;;[.B115];&quot;&quot;&quot;, &quot;&quot;parent&quot;&quot;: &quot;&quot;&quot;;[.D115];&quot;&quot;&quot;}&quot;)" office:value-type="string" office:string-value="{&quot;index&quot;: {&quot;_id&quot;: &quot;14.13Z&quot;}}{&quot;name&quot;: &quot;Fabrication de vêtements de dessus&quot;, &quot;parent&quot;: &quot;C&quot;}" calcext:value-type="string">
            <text:p>{"index": {"_id": "14.13Z"}}{"name": "Fabrication de vêtements de dessu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4Z</text:p>
          </table:table-cell>
          <table:table-cell office:value-type="string" calcext:value-type="string">
            <text:p>Fabrication de vêtements de dessous</text:p>
          </table:table-cell>
          <table:table-cell table:formula="of:=LEFT([.A116];2)" office:value-type="string" office:string-value="14" calcext:value-type="string">
            <text:p>14</text:p>
          </table:table-cell>
          <table:table-cell table:style-name="ce2" table:formula="of:=VLOOKUP([.C116];[n2.$A$4:.$C$91];3;0)" office:value-type="string" office:string-value="C" calcext:value-type="string">
            <text:p>C</text:p>
          </table:table-cell>
          <table:table-cell table:style-name="ce2" table:formula="of:=IF([.D116]=[.D115];&quot;&quot;;CONCATENATE(&quot;{&quot;&quot;index&quot;&quot;: {&quot;&quot;_id&quot;&quot;: &quot;&quot;&quot;;[.D116];&quot;&quot;&quot;}}{&quot;&quot;name&quot;&quot;: &quot;&quot;&quot;;VLOOKUP([.D11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16];&quot;&quot;&quot;}}{&quot;&quot;name&quot;&quot;: &quot;&quot;&quot;;[.B116];&quot;&quot;&quot;, &quot;&quot;parent&quot;&quot;: &quot;&quot;&quot;;[.D116];&quot;&quot;&quot;}&quot;)" office:value-type="string" office:string-value="{&quot;index&quot;: {&quot;_id&quot;: &quot;14.14Z&quot;}}{&quot;name&quot;: &quot;Fabrication de vêtements de dessous&quot;, &quot;parent&quot;: &quot;C&quot;}" calcext:value-type="string">
            <text:p>{"index": {"_id": "14.14Z"}}{"name": "Fabrication de vêtements de dessou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9Z</text:p>
          </table:table-cell>
          <table:table-cell office:value-type="string" calcext:value-type="string">
            <text:p>Fabrication d'autres vêtements et accessoires</text:p>
          </table:table-cell>
          <table:table-cell table:formula="of:=LEFT([.A117];2)" office:value-type="string" office:string-value="14" calcext:value-type="string">
            <text:p>14</text:p>
          </table:table-cell>
          <table:table-cell table:style-name="ce2" table:formula="of:=VLOOKUP([.C117];[n2.$A$4:.$C$91];3;0)" office:value-type="string" office:string-value="C" calcext:value-type="string">
            <text:p>C</text:p>
          </table:table-cell>
          <table:table-cell table:style-name="ce2" table:formula="of:=IF([.D117]=[.D116];&quot;&quot;;CONCATENATE(&quot;{&quot;&quot;index&quot;&quot;: {&quot;&quot;_id&quot;&quot;: &quot;&quot;&quot;;[.D117];&quot;&quot;&quot;}}{&quot;&quot;name&quot;&quot;: &quot;&quot;&quot;;VLOOKUP([.D11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17];&quot;&quot;&quot;}}{&quot;&quot;name&quot;&quot;: &quot;&quot;&quot;;[.B117];&quot;&quot;&quot;, &quot;&quot;parent&quot;&quot;: &quot;&quot;&quot;;[.D117];&quot;&quot;&quot;}&quot;)" office:value-type="string" office:string-value="{&quot;index&quot;: {&quot;_id&quot;: &quot;14.19Z&quot;}}{&quot;name&quot;: &quot;Fabrication d'autres vêtements et accessoires&quot;, &quot;parent&quot;: &quot;C&quot;}" calcext:value-type="string">
            <text:p>{"index": {"_id": "14.19Z"}}{"name": "Fabrication d'autres vêtements et accessoir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20Z</text:p>
          </table:table-cell>
          <table:table-cell office:value-type="string" calcext:value-type="string">
            <text:p>Fabrication d'articles en fourrure</text:p>
          </table:table-cell>
          <table:table-cell table:formula="of:=LEFT([.A118];2)" office:value-type="string" office:string-value="14" calcext:value-type="string">
            <text:p>14</text:p>
          </table:table-cell>
          <table:table-cell table:style-name="ce2" table:formula="of:=VLOOKUP([.C118];[n2.$A$4:.$C$91];3;0)" office:value-type="string" office:string-value="C" calcext:value-type="string">
            <text:p>C</text:p>
          </table:table-cell>
          <table:table-cell table:style-name="ce2" table:formula="of:=IF([.D118]=[.D117];&quot;&quot;;CONCATENATE(&quot;{&quot;&quot;index&quot;&quot;: {&quot;&quot;_id&quot;&quot;: &quot;&quot;&quot;;[.D118];&quot;&quot;&quot;}}{&quot;&quot;name&quot;&quot;: &quot;&quot;&quot;;VLOOKUP([.D11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18];&quot;&quot;&quot;}}{&quot;&quot;name&quot;&quot;: &quot;&quot;&quot;;[.B118];&quot;&quot;&quot;, &quot;&quot;parent&quot;&quot;: &quot;&quot;&quot;;[.D118];&quot;&quot;&quot;}&quot;)" office:value-type="string" office:string-value="{&quot;index&quot;: {&quot;_id&quot;: &quot;14.20Z&quot;}}{&quot;name&quot;: &quot;Fabrication d'articles en fourrure&quot;, &quot;parent&quot;: &quot;C&quot;}" calcext:value-type="string">
            <text:p>{"index": {"_id": "14.20Z"}}{"name": "Fabrication d'articles en fourrur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31Z</text:p>
          </table:table-cell>
          <table:table-cell office:value-type="string" calcext:value-type="string">
            <text:p>Fabrication d'articles chaussants à mailles</text:p>
          </table:table-cell>
          <table:table-cell table:formula="of:=LEFT([.A119];2)" office:value-type="string" office:string-value="14" calcext:value-type="string">
            <text:p>14</text:p>
          </table:table-cell>
          <table:table-cell table:style-name="ce2" table:formula="of:=VLOOKUP([.C119];[n2.$A$4:.$C$91];3;0)" office:value-type="string" office:string-value="C" calcext:value-type="string">
            <text:p>C</text:p>
          </table:table-cell>
          <table:table-cell table:style-name="ce2" table:formula="of:=IF([.D119]=[.D118];&quot;&quot;;CONCATENATE(&quot;{&quot;&quot;index&quot;&quot;: {&quot;&quot;_id&quot;&quot;: &quot;&quot;&quot;;[.D119];&quot;&quot;&quot;}}{&quot;&quot;name&quot;&quot;: &quot;&quot;&quot;;VLOOKUP([.D11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19];&quot;&quot;&quot;}}{&quot;&quot;name&quot;&quot;: &quot;&quot;&quot;;[.B119];&quot;&quot;&quot;, &quot;&quot;parent&quot;&quot;: &quot;&quot;&quot;;[.D119];&quot;&quot;&quot;}&quot;)" office:value-type="string" office:string-value="{&quot;index&quot;: {&quot;_id&quot;: &quot;14.31Z&quot;}}{&quot;name&quot;: &quot;Fabrication d'articles chaussants à mailles&quot;, &quot;parent&quot;: &quot;C&quot;}" calcext:value-type="string">
            <text:p>{"index": {"_id": "14.31Z"}}{"name": "Fabrication d'articles chaussants à maill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39Z</text:p>
          </table:table-cell>
          <table:table-cell office:value-type="string" calcext:value-type="string">
            <text:p>Fabrication d'autres articles à mailles</text:p>
          </table:table-cell>
          <table:table-cell table:formula="of:=LEFT([.A120];2)" office:value-type="string" office:string-value="14" calcext:value-type="string">
            <text:p>14</text:p>
          </table:table-cell>
          <table:table-cell table:style-name="ce2" table:formula="of:=VLOOKUP([.C120];[n2.$A$4:.$C$91];3;0)" office:value-type="string" office:string-value="C" calcext:value-type="string">
            <text:p>C</text:p>
          </table:table-cell>
          <table:table-cell table:style-name="ce2" table:formula="of:=IF([.D120]=[.D119];&quot;&quot;;CONCATENATE(&quot;{&quot;&quot;index&quot;&quot;: {&quot;&quot;_id&quot;&quot;: &quot;&quot;&quot;;[.D120];&quot;&quot;&quot;}}{&quot;&quot;name&quot;&quot;: &quot;&quot;&quot;;VLOOKUP([.D12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20];&quot;&quot;&quot;}}{&quot;&quot;name&quot;&quot;: &quot;&quot;&quot;;[.B120];&quot;&quot;&quot;, &quot;&quot;parent&quot;&quot;: &quot;&quot;&quot;;[.D120];&quot;&quot;&quot;}&quot;)" office:value-type="string" office:string-value="{&quot;index&quot;: {&quot;_id&quot;: &quot;14.39Z&quot;}}{&quot;name&quot;: &quot;Fabrication d'autres articles à mailles&quot;, &quot;parent&quot;: &quot;C&quot;}" calcext:value-type="string">
            <text:p>{"index": {"_id": "14.39Z"}}{"name": "Fabrication d'autres articles à maill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Z</text:p>
          </table:table-cell>
          <table:table-cell office:value-type="string" calcext:value-type="string">
            <text:p>Apprêt et tannage des cuirs ; préparation et teinture des fourrures</text:p>
          </table:table-cell>
          <table:table-cell table:formula="of:=LEFT([.A121];2)" office:value-type="string" office:string-value="15" calcext:value-type="string">
            <text:p>15</text:p>
          </table:table-cell>
          <table:table-cell table:style-name="ce2" table:formula="of:=VLOOKUP([.C121];[n2.$A$4:.$C$91];3;0)" office:value-type="string" office:string-value="C" calcext:value-type="string">
            <text:p>C</text:p>
          </table:table-cell>
          <table:table-cell table:style-name="ce2" table:formula="of:=IF([.D121]=[.D120];&quot;&quot;;CONCATENATE(&quot;{&quot;&quot;index&quot;&quot;: {&quot;&quot;_id&quot;&quot;: &quot;&quot;&quot;;[.D121];&quot;&quot;&quot;}}{&quot;&quot;name&quot;&quot;: &quot;&quot;&quot;;VLOOKUP([.D12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21];&quot;&quot;&quot;}}{&quot;&quot;name&quot;&quot;: &quot;&quot;&quot;;[.B121];&quot;&quot;&quot;, &quot;&quot;parent&quot;&quot;: &quot;&quot;&quot;;[.D121];&quot;&quot;&quot;}&quot;)" office:value-type="string" office:string-value="{&quot;index&quot;: {&quot;_id&quot;: &quot;15.11Z&quot;}}{&quot;name&quot;: &quot;Apprêt et tannage des cuirs ; préparation et teinture des fourrures&quot;, &quot;parent&quot;: &quot;C&quot;}" calcext:value-type="string">
            <text:p>{"index": {"_id": "15.11Z"}}{"name": "Apprêt et tannage des cuirs ; préparation et teinture des fourrur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Z</text:p>
          </table:table-cell>
          <table:table-cell office:value-type="string" calcext:value-type="string">
            <text:p>Fabrication d'articles de voyage, de maroquinerie et de sellerie</text:p>
          </table:table-cell>
          <table:table-cell table:formula="of:=LEFT([.A122];2)" office:value-type="string" office:string-value="15" calcext:value-type="string">
            <text:p>15</text:p>
          </table:table-cell>
          <table:table-cell table:style-name="ce2" table:formula="of:=VLOOKUP([.C122];[n2.$A$4:.$C$91];3;0)" office:value-type="string" office:string-value="C" calcext:value-type="string">
            <text:p>C</text:p>
          </table:table-cell>
          <table:table-cell table:style-name="ce2" table:formula="of:=IF([.D122]=[.D121];&quot;&quot;;CONCATENATE(&quot;{&quot;&quot;index&quot;&quot;: {&quot;&quot;_id&quot;&quot;: &quot;&quot;&quot;;[.D122];&quot;&quot;&quot;}}{&quot;&quot;name&quot;&quot;: &quot;&quot;&quot;;VLOOKUP([.D12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22];&quot;&quot;&quot;}}{&quot;&quot;name&quot;&quot;: &quot;&quot;&quot;;[.B122];&quot;&quot;&quot;, &quot;&quot;parent&quot;&quot;: &quot;&quot;&quot;;[.D122];&quot;&quot;&quot;}&quot;)" office:value-type="string" office:string-value="{&quot;index&quot;: {&quot;_id&quot;: &quot;15.12Z&quot;}}{&quot;name&quot;: &quot;Fabrication d'articles de voyage, de maroquinerie et de sellerie&quot;, &quot;parent&quot;: &quot;C&quot;}" calcext:value-type="string">
            <text:p>{"index": {"_id": "15.12Z"}}{"name": "Fabrication d'articles de voyage, de maroquinerie et de selleri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20Z</text:p>
          </table:table-cell>
          <table:table-cell office:value-type="string" calcext:value-type="string">
            <text:p>Fabrication de chaussures</text:p>
          </table:table-cell>
          <table:table-cell table:formula="of:=LEFT([.A123];2)" office:value-type="string" office:string-value="15" calcext:value-type="string">
            <text:p>15</text:p>
          </table:table-cell>
          <table:table-cell table:style-name="ce2" table:formula="of:=VLOOKUP([.C123];[n2.$A$4:.$C$91];3;0)" office:value-type="string" office:string-value="C" calcext:value-type="string">
            <text:p>C</text:p>
          </table:table-cell>
          <table:table-cell table:style-name="ce2" table:formula="of:=IF([.D123]=[.D122];&quot;&quot;;CONCATENATE(&quot;{&quot;&quot;index&quot;&quot;: {&quot;&quot;_id&quot;&quot;: &quot;&quot;&quot;;[.D123];&quot;&quot;&quot;}}{&quot;&quot;name&quot;&quot;: &quot;&quot;&quot;;VLOOKUP([.D12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23];&quot;&quot;&quot;}}{&quot;&quot;name&quot;&quot;: &quot;&quot;&quot;;[.B123];&quot;&quot;&quot;, &quot;&quot;parent&quot;&quot;: &quot;&quot;&quot;;[.D123];&quot;&quot;&quot;}&quot;)" office:value-type="string" office:string-value="{&quot;index&quot;: {&quot;_id&quot;: &quot;15.20Z&quot;}}{&quot;name&quot;: &quot;Fabrication de chaussures&quot;, &quot;parent&quot;: &quot;C&quot;}" calcext:value-type="string">
            <text:p>{"index": {"_id": "15.20Z"}}{"name": "Fabrication de chaussur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A</text:p>
          </table:table-cell>
          <table:table-cell office:value-type="string" calcext:value-type="string">
            <text:p>Sciage et rabotage du bois, hors imprégnation</text:p>
          </table:table-cell>
          <table:table-cell table:formula="of:=LEFT([.A124];2)" office:value-type="string" office:string-value="16" calcext:value-type="string">
            <text:p>16</text:p>
          </table:table-cell>
          <table:table-cell table:style-name="ce2" table:formula="of:=VLOOKUP([.C124];[n2.$A$4:.$C$91];3;0)" office:value-type="string" office:string-value="C" calcext:value-type="string">
            <text:p>C</text:p>
          </table:table-cell>
          <table:table-cell table:style-name="ce2" table:formula="of:=IF([.D124]=[.D123];&quot;&quot;;CONCATENATE(&quot;{&quot;&quot;index&quot;&quot;: {&quot;&quot;_id&quot;&quot;: &quot;&quot;&quot;;[.D124];&quot;&quot;&quot;}}{&quot;&quot;name&quot;&quot;: &quot;&quot;&quot;;VLOOKUP([.D12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24];&quot;&quot;&quot;}}{&quot;&quot;name&quot;&quot;: &quot;&quot;&quot;;[.B124];&quot;&quot;&quot;, &quot;&quot;parent&quot;&quot;: &quot;&quot;&quot;;[.D124];&quot;&quot;&quot;}&quot;)" office:value-type="string" office:string-value="{&quot;index&quot;: {&quot;_id&quot;: &quot;16.10A&quot;}}{&quot;name&quot;: &quot;Sciage et rabotage du bois, hors imprégnation&quot;, &quot;parent&quot;: &quot;C&quot;}" calcext:value-type="string">
            <text:p>{"index": {"_id": "16.10A"}}{"name": "Sciage et rabotage du bois, hors imprégnation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B</text:p>
          </table:table-cell>
          <table:table-cell office:value-type="string" calcext:value-type="string">
            <text:p>Imprégnation du bois</text:p>
          </table:table-cell>
          <table:table-cell table:formula="of:=LEFT([.A125];2)" office:value-type="string" office:string-value="16" calcext:value-type="string">
            <text:p>16</text:p>
          </table:table-cell>
          <table:table-cell table:style-name="ce2" table:formula="of:=VLOOKUP([.C125];[n2.$A$4:.$C$91];3;0)" office:value-type="string" office:string-value="C" calcext:value-type="string">
            <text:p>C</text:p>
          </table:table-cell>
          <table:table-cell table:style-name="ce2" table:formula="of:=IF([.D125]=[.D124];&quot;&quot;;CONCATENATE(&quot;{&quot;&quot;index&quot;&quot;: {&quot;&quot;_id&quot;&quot;: &quot;&quot;&quot;;[.D125];&quot;&quot;&quot;}}{&quot;&quot;name&quot;&quot;: &quot;&quot;&quot;;VLOOKUP([.D12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25];&quot;&quot;&quot;}}{&quot;&quot;name&quot;&quot;: &quot;&quot;&quot;;[.B125];&quot;&quot;&quot;, &quot;&quot;parent&quot;&quot;: &quot;&quot;&quot;;[.D125];&quot;&quot;&quot;}&quot;)" office:value-type="string" office:string-value="{&quot;index&quot;: {&quot;_id&quot;: &quot;16.10B&quot;}}{&quot;name&quot;: &quot;Imprégnation du bois&quot;, &quot;parent&quot;: &quot;C&quot;}" calcext:value-type="string">
            <text:p>{"index": {"_id": "16.10B"}}{"name": "Imprégnation du boi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21Z</text:p>
          </table:table-cell>
          <table:table-cell office:value-type="string" calcext:value-type="string">
            <text:p>Fabrication de placage et de panneaux de bois</text:p>
          </table:table-cell>
          <table:table-cell table:formula="of:=LEFT([.A126];2)" office:value-type="string" office:string-value="16" calcext:value-type="string">
            <text:p>16</text:p>
          </table:table-cell>
          <table:table-cell table:style-name="ce2" table:formula="of:=VLOOKUP([.C126];[n2.$A$4:.$C$91];3;0)" office:value-type="string" office:string-value="C" calcext:value-type="string">
            <text:p>C</text:p>
          </table:table-cell>
          <table:table-cell table:style-name="ce2" table:formula="of:=IF([.D126]=[.D125];&quot;&quot;;CONCATENATE(&quot;{&quot;&quot;index&quot;&quot;: {&quot;&quot;_id&quot;&quot;: &quot;&quot;&quot;;[.D126];&quot;&quot;&quot;}}{&quot;&quot;name&quot;&quot;: &quot;&quot;&quot;;VLOOKUP([.D12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26];&quot;&quot;&quot;}}{&quot;&quot;name&quot;&quot;: &quot;&quot;&quot;;[.B126];&quot;&quot;&quot;, &quot;&quot;parent&quot;&quot;: &quot;&quot;&quot;;[.D126];&quot;&quot;&quot;}&quot;)" office:value-type="string" office:string-value="{&quot;index&quot;: {&quot;_id&quot;: &quot;16.21Z&quot;}}{&quot;name&quot;: &quot;Fabrication de placage et de panneaux de bois&quot;, &quot;parent&quot;: &quot;C&quot;}" calcext:value-type="string">
            <text:p>{"index": {"_id": "16.21Z"}}{"name": "Fabrication de placage et de panneaux de boi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22Z</text:p>
          </table:table-cell>
          <table:table-cell office:value-type="string" calcext:value-type="string">
            <text:p>Fabrication de parquets assemblés</text:p>
          </table:table-cell>
          <table:table-cell table:formula="of:=LEFT([.A127];2)" office:value-type="string" office:string-value="16" calcext:value-type="string">
            <text:p>16</text:p>
          </table:table-cell>
          <table:table-cell table:style-name="ce2" table:formula="of:=VLOOKUP([.C127];[n2.$A$4:.$C$91];3;0)" office:value-type="string" office:string-value="C" calcext:value-type="string">
            <text:p>C</text:p>
          </table:table-cell>
          <table:table-cell table:style-name="ce2" table:formula="of:=IF([.D127]=[.D126];&quot;&quot;;CONCATENATE(&quot;{&quot;&quot;index&quot;&quot;: {&quot;&quot;_id&quot;&quot;: &quot;&quot;&quot;;[.D127];&quot;&quot;&quot;}}{&quot;&quot;name&quot;&quot;: &quot;&quot;&quot;;VLOOKUP([.D12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27];&quot;&quot;&quot;}}{&quot;&quot;name&quot;&quot;: &quot;&quot;&quot;;[.B127];&quot;&quot;&quot;, &quot;&quot;parent&quot;&quot;: &quot;&quot;&quot;;[.D127];&quot;&quot;&quot;}&quot;)" office:value-type="string" office:string-value="{&quot;index&quot;: {&quot;_id&quot;: &quot;16.22Z&quot;}}{&quot;name&quot;: &quot;Fabrication de parquets assemblés&quot;, &quot;parent&quot;: &quot;C&quot;}" calcext:value-type="string">
            <text:p>{"index": {"_id": "16.22Z"}}{"name": "Fabrication de parquets assemblé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23Z</text:p>
          </table:table-cell>
          <table:table-cell office:value-type="string" calcext:value-type="string">
            <text:p>Fabrication de charpentes et d'autres menuiseries</text:p>
          </table:table-cell>
          <table:table-cell table:formula="of:=LEFT([.A128];2)" office:value-type="string" office:string-value="16" calcext:value-type="string">
            <text:p>16</text:p>
          </table:table-cell>
          <table:table-cell table:style-name="ce2" table:formula="of:=VLOOKUP([.C128];[n2.$A$4:.$C$91];3;0)" office:value-type="string" office:string-value="C" calcext:value-type="string">
            <text:p>C</text:p>
          </table:table-cell>
          <table:table-cell table:style-name="ce2" table:formula="of:=IF([.D128]=[.D127];&quot;&quot;;CONCATENATE(&quot;{&quot;&quot;index&quot;&quot;: {&quot;&quot;_id&quot;&quot;: &quot;&quot;&quot;;[.D128];&quot;&quot;&quot;}}{&quot;&quot;name&quot;&quot;: &quot;&quot;&quot;;VLOOKUP([.D12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28];&quot;&quot;&quot;}}{&quot;&quot;name&quot;&quot;: &quot;&quot;&quot;;[.B128];&quot;&quot;&quot;, &quot;&quot;parent&quot;&quot;: &quot;&quot;&quot;;[.D128];&quot;&quot;&quot;}&quot;)" office:value-type="string" office:string-value="{&quot;index&quot;: {&quot;_id&quot;: &quot;16.23Z&quot;}}{&quot;name&quot;: &quot;Fabrication de charpentes et d'autres menuiseries&quot;, &quot;parent&quot;: &quot;C&quot;}" calcext:value-type="string">
            <text:p>{"index": {"_id": "16.23Z"}}{"name": "Fabrication de charpentes et d'autres menuiseri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24Z</text:p>
          </table:table-cell>
          <table:table-cell office:value-type="string" calcext:value-type="string">
            <text:p>Fabrication d'emballages en bois</text:p>
          </table:table-cell>
          <table:table-cell table:formula="of:=LEFT([.A129];2)" office:value-type="string" office:string-value="16" calcext:value-type="string">
            <text:p>16</text:p>
          </table:table-cell>
          <table:table-cell table:style-name="ce2" table:formula="of:=VLOOKUP([.C129];[n2.$A$4:.$C$91];3;0)" office:value-type="string" office:string-value="C" calcext:value-type="string">
            <text:p>C</text:p>
          </table:table-cell>
          <table:table-cell table:style-name="ce2" table:formula="of:=IF([.D129]=[.D128];&quot;&quot;;CONCATENATE(&quot;{&quot;&quot;index&quot;&quot;: {&quot;&quot;_id&quot;&quot;: &quot;&quot;&quot;;[.D129];&quot;&quot;&quot;}}{&quot;&quot;name&quot;&quot;: &quot;&quot;&quot;;VLOOKUP([.D12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29];&quot;&quot;&quot;}}{&quot;&quot;name&quot;&quot;: &quot;&quot;&quot;;[.B129];&quot;&quot;&quot;, &quot;&quot;parent&quot;&quot;: &quot;&quot;&quot;;[.D129];&quot;&quot;&quot;}&quot;)" office:value-type="string" office:string-value="{&quot;index&quot;: {&quot;_id&quot;: &quot;16.24Z&quot;}}{&quot;name&quot;: &quot;Fabrication d'emballages en bois&quot;, &quot;parent&quot;: &quot;C&quot;}" calcext:value-type="string">
            <text:p>{"index": {"_id": "16.24Z"}}{"name": "Fabrication d'emballages en boi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29Z</text:p>
          </table:table-cell>
          <table:table-cell office:value-type="string" calcext:value-type="string">
            <text:p>Fabrication d'objets divers en bois ; fabrication d'objets en liège, vannerie et sparterie</text:p>
          </table:table-cell>
          <table:table-cell table:formula="of:=LEFT([.A130];2)" office:value-type="string" office:string-value="16" calcext:value-type="string">
            <text:p>16</text:p>
          </table:table-cell>
          <table:table-cell table:style-name="ce2" table:formula="of:=VLOOKUP([.C130];[n2.$A$4:.$C$91];3;0)" office:value-type="string" office:string-value="C" calcext:value-type="string">
            <text:p>C</text:p>
          </table:table-cell>
          <table:table-cell table:style-name="ce2" table:formula="of:=IF([.D130]=[.D129];&quot;&quot;;CONCATENATE(&quot;{&quot;&quot;index&quot;&quot;: {&quot;&quot;_id&quot;&quot;: &quot;&quot;&quot;;[.D130];&quot;&quot;&quot;}}{&quot;&quot;name&quot;&quot;: &quot;&quot;&quot;;VLOOKUP([.D13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30];&quot;&quot;&quot;}}{&quot;&quot;name&quot;&quot;: &quot;&quot;&quot;;[.B130];&quot;&quot;&quot;, &quot;&quot;parent&quot;&quot;: &quot;&quot;&quot;;[.D130];&quot;&quot;&quot;}&quot;)" office:value-type="string" office:string-value="{&quot;index&quot;: {&quot;_id&quot;: &quot;16.29Z&quot;}}{&quot;name&quot;: &quot;Fabrication d'objets divers en bois ; fabrication d'objets en liège, vannerie et sparterie&quot;, &quot;parent&quot;: &quot;C&quot;}" calcext:value-type="string">
            <text:p>{"index": {"_id": "16.29Z"}}{"name": "Fabrication d'objets divers en bois ; fabrication d'objets en liège, vannerie et sparteri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Z</text:p>
          </table:table-cell>
          <table:table-cell office:value-type="string" calcext:value-type="string">
            <text:p>Fabrication de pâte à papier</text:p>
          </table:table-cell>
          <table:table-cell table:formula="of:=LEFT([.A131];2)" office:value-type="string" office:string-value="17" calcext:value-type="string">
            <text:p>17</text:p>
          </table:table-cell>
          <table:table-cell table:style-name="ce2" table:formula="of:=VLOOKUP([.C131];[n2.$A$4:.$C$91];3;0)" office:value-type="string" office:string-value="C" calcext:value-type="string">
            <text:p>C</text:p>
          </table:table-cell>
          <table:table-cell table:style-name="ce2" table:formula="of:=IF([.D131]=[.D130];&quot;&quot;;CONCATENATE(&quot;{&quot;&quot;index&quot;&quot;: {&quot;&quot;_id&quot;&quot;: &quot;&quot;&quot;;[.D131];&quot;&quot;&quot;}}{&quot;&quot;name&quot;&quot;: &quot;&quot;&quot;;VLOOKUP([.D13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31];&quot;&quot;&quot;}}{&quot;&quot;name&quot;&quot;: &quot;&quot;&quot;;[.B131];&quot;&quot;&quot;, &quot;&quot;parent&quot;&quot;: &quot;&quot;&quot;;[.D131];&quot;&quot;&quot;}&quot;)" office:value-type="string" office:string-value="{&quot;index&quot;: {&quot;_id&quot;: &quot;17.11Z&quot;}}{&quot;name&quot;: &quot;Fabrication de pâte à papier&quot;, &quot;parent&quot;: &quot;C&quot;}" calcext:value-type="string">
            <text:p>{"index": {"_id": "17.11Z"}}{"name": "Fabrication de pâte à papier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2Z</text:p>
          </table:table-cell>
          <table:table-cell office:value-type="string" calcext:value-type="string">
            <text:p>Fabrication de papier et de carton</text:p>
          </table:table-cell>
          <table:table-cell table:formula="of:=LEFT([.A132];2)" office:value-type="string" office:string-value="17" calcext:value-type="string">
            <text:p>17</text:p>
          </table:table-cell>
          <table:table-cell table:style-name="ce2" table:formula="of:=VLOOKUP([.C132];[n2.$A$4:.$C$91];3;0)" office:value-type="string" office:string-value="C" calcext:value-type="string">
            <text:p>C</text:p>
          </table:table-cell>
          <table:table-cell table:style-name="ce2" table:formula="of:=IF([.D132]=[.D131];&quot;&quot;;CONCATENATE(&quot;{&quot;&quot;index&quot;&quot;: {&quot;&quot;_id&quot;&quot;: &quot;&quot;&quot;;[.D132];&quot;&quot;&quot;}}{&quot;&quot;name&quot;&quot;: &quot;&quot;&quot;;VLOOKUP([.D13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32];&quot;&quot;&quot;}}{&quot;&quot;name&quot;&quot;: &quot;&quot;&quot;;[.B132];&quot;&quot;&quot;, &quot;&quot;parent&quot;&quot;: &quot;&quot;&quot;;[.D132];&quot;&quot;&quot;}&quot;)" office:value-type="string" office:string-value="{&quot;index&quot;: {&quot;_id&quot;: &quot;17.12Z&quot;}}{&quot;name&quot;: &quot;Fabrication de papier et de carton&quot;, &quot;parent&quot;: &quot;C&quot;}" calcext:value-type="string">
            <text:p>{"index": {"_id": "17.12Z"}}{"name": "Fabrication de papier et de carton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21A</text:p>
          </table:table-cell>
          <table:table-cell office:value-type="string" calcext:value-type="string">
            <text:p>Fabrication de carton ondulé</text:p>
          </table:table-cell>
          <table:table-cell table:formula="of:=LEFT([.A133];2)" office:value-type="string" office:string-value="17" calcext:value-type="string">
            <text:p>17</text:p>
          </table:table-cell>
          <table:table-cell table:style-name="ce2" table:formula="of:=VLOOKUP([.C133];[n2.$A$4:.$C$91];3;0)" office:value-type="string" office:string-value="C" calcext:value-type="string">
            <text:p>C</text:p>
          </table:table-cell>
          <table:table-cell table:style-name="ce2" table:formula="of:=IF([.D133]=[.D132];&quot;&quot;;CONCATENATE(&quot;{&quot;&quot;index&quot;&quot;: {&quot;&quot;_id&quot;&quot;: &quot;&quot;&quot;;[.D133];&quot;&quot;&quot;}}{&quot;&quot;name&quot;&quot;: &quot;&quot;&quot;;VLOOKUP([.D13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33];&quot;&quot;&quot;}}{&quot;&quot;name&quot;&quot;: &quot;&quot;&quot;;[.B133];&quot;&quot;&quot;, &quot;&quot;parent&quot;&quot;: &quot;&quot;&quot;;[.D133];&quot;&quot;&quot;}&quot;)" office:value-type="string" office:string-value="{&quot;index&quot;: {&quot;_id&quot;: &quot;17.21A&quot;}}{&quot;name&quot;: &quot;Fabrication de carton ondulé&quot;, &quot;parent&quot;: &quot;C&quot;}" calcext:value-type="string">
            <text:p>{"index": {"_id": "17.21A"}}{"name": "Fabrication de carton ondulé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21B</text:p>
          </table:table-cell>
          <table:table-cell office:value-type="string" calcext:value-type="string">
            <text:p>Fabrication de cartonnages</text:p>
          </table:table-cell>
          <table:table-cell table:formula="of:=LEFT([.A134];2)" office:value-type="string" office:string-value="17" calcext:value-type="string">
            <text:p>17</text:p>
          </table:table-cell>
          <table:table-cell table:style-name="ce2" table:formula="of:=VLOOKUP([.C134];[n2.$A$4:.$C$91];3;0)" office:value-type="string" office:string-value="C" calcext:value-type="string">
            <text:p>C</text:p>
          </table:table-cell>
          <table:table-cell table:style-name="ce2" table:formula="of:=IF([.D134]=[.D133];&quot;&quot;;CONCATENATE(&quot;{&quot;&quot;index&quot;&quot;: {&quot;&quot;_id&quot;&quot;: &quot;&quot;&quot;;[.D134];&quot;&quot;&quot;}}{&quot;&quot;name&quot;&quot;: &quot;&quot;&quot;;VLOOKUP([.D13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34];&quot;&quot;&quot;}}{&quot;&quot;name&quot;&quot;: &quot;&quot;&quot;;[.B134];&quot;&quot;&quot;, &quot;&quot;parent&quot;&quot;: &quot;&quot;&quot;;[.D134];&quot;&quot;&quot;}&quot;)" office:value-type="string" office:string-value="{&quot;index&quot;: {&quot;_id&quot;: &quot;17.21B&quot;}}{&quot;name&quot;: &quot;Fabrication de cartonnages&quot;, &quot;parent&quot;: &quot;C&quot;}" calcext:value-type="string">
            <text:p>{"index": {"_id": "17.21B"}}{"name": "Fabrication de cartonnag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21C</text:p>
          </table:table-cell>
          <table:table-cell office:value-type="string" calcext:value-type="string">
            <text:p>Fabrication d'emballages en papier</text:p>
          </table:table-cell>
          <table:table-cell table:formula="of:=LEFT([.A135];2)" office:value-type="string" office:string-value="17" calcext:value-type="string">
            <text:p>17</text:p>
          </table:table-cell>
          <table:table-cell table:style-name="ce2" table:formula="of:=VLOOKUP([.C135];[n2.$A$4:.$C$91];3;0)" office:value-type="string" office:string-value="C" calcext:value-type="string">
            <text:p>C</text:p>
          </table:table-cell>
          <table:table-cell table:style-name="ce2" table:formula="of:=IF([.D135]=[.D134];&quot;&quot;;CONCATENATE(&quot;{&quot;&quot;index&quot;&quot;: {&quot;&quot;_id&quot;&quot;: &quot;&quot;&quot;;[.D135];&quot;&quot;&quot;}}{&quot;&quot;name&quot;&quot;: &quot;&quot;&quot;;VLOOKUP([.D13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35];&quot;&quot;&quot;}}{&quot;&quot;name&quot;&quot;: &quot;&quot;&quot;;[.B135];&quot;&quot;&quot;, &quot;&quot;parent&quot;&quot;: &quot;&quot;&quot;;[.D135];&quot;&quot;&quot;}&quot;)" office:value-type="string" office:string-value="{&quot;index&quot;: {&quot;_id&quot;: &quot;17.21C&quot;}}{&quot;name&quot;: &quot;Fabrication d'emballages en papier&quot;, &quot;parent&quot;: &quot;C&quot;}" calcext:value-type="string">
            <text:p>{"index": {"_id": "17.21C"}}{"name": "Fabrication d'emballages en papier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22Z</text:p>
          </table:table-cell>
          <table:table-cell office:value-type="string" calcext:value-type="string">
            <text:p>Fabrication d'articles en papier à usage sanitaire ou domestique</text:p>
          </table:table-cell>
          <table:table-cell table:formula="of:=LEFT([.A136];2)" office:value-type="string" office:string-value="17" calcext:value-type="string">
            <text:p>17</text:p>
          </table:table-cell>
          <table:table-cell table:style-name="ce2" table:formula="of:=VLOOKUP([.C136];[n2.$A$4:.$C$91];3;0)" office:value-type="string" office:string-value="C" calcext:value-type="string">
            <text:p>C</text:p>
          </table:table-cell>
          <table:table-cell table:style-name="ce2" table:formula="of:=IF([.D136]=[.D135];&quot;&quot;;CONCATENATE(&quot;{&quot;&quot;index&quot;&quot;: {&quot;&quot;_id&quot;&quot;: &quot;&quot;&quot;;[.D136];&quot;&quot;&quot;}}{&quot;&quot;name&quot;&quot;: &quot;&quot;&quot;;VLOOKUP([.D13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36];&quot;&quot;&quot;}}{&quot;&quot;name&quot;&quot;: &quot;&quot;&quot;;[.B136];&quot;&quot;&quot;, &quot;&quot;parent&quot;&quot;: &quot;&quot;&quot;;[.D136];&quot;&quot;&quot;}&quot;)" office:value-type="string" office:string-value="{&quot;index&quot;: {&quot;_id&quot;: &quot;17.22Z&quot;}}{&quot;name&quot;: &quot;Fabrication d'articles en papier à usage sanitaire ou domestique&quot;, &quot;parent&quot;: &quot;C&quot;}" calcext:value-type="string">
            <text:p>{"index": {"_id": "17.22Z"}}{"name": "Fabrication d'articles en papier à usage sanitaire ou domestiqu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23Z</text:p>
          </table:table-cell>
          <table:table-cell office:value-type="string" calcext:value-type="string">
            <text:p>Fabrication d'articles de papeterie</text:p>
          </table:table-cell>
          <table:table-cell table:formula="of:=LEFT([.A137];2)" office:value-type="string" office:string-value="17" calcext:value-type="string">
            <text:p>17</text:p>
          </table:table-cell>
          <table:table-cell table:style-name="ce2" table:formula="of:=VLOOKUP([.C137];[n2.$A$4:.$C$91];3;0)" office:value-type="string" office:string-value="C" calcext:value-type="string">
            <text:p>C</text:p>
          </table:table-cell>
          <table:table-cell table:style-name="ce2" table:formula="of:=IF([.D137]=[.D136];&quot;&quot;;CONCATENATE(&quot;{&quot;&quot;index&quot;&quot;: {&quot;&quot;_id&quot;&quot;: &quot;&quot;&quot;;[.D137];&quot;&quot;&quot;}}{&quot;&quot;name&quot;&quot;: &quot;&quot;&quot;;VLOOKUP([.D13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37];&quot;&quot;&quot;}}{&quot;&quot;name&quot;&quot;: &quot;&quot;&quot;;[.B137];&quot;&quot;&quot;, &quot;&quot;parent&quot;&quot;: &quot;&quot;&quot;;[.D137];&quot;&quot;&quot;}&quot;)" office:value-type="string" office:string-value="{&quot;index&quot;: {&quot;_id&quot;: &quot;17.23Z&quot;}}{&quot;name&quot;: &quot;Fabrication d'articles de papeterie&quot;, &quot;parent&quot;: &quot;C&quot;}" calcext:value-type="string">
            <text:p>{"index": {"_id": "17.23Z"}}{"name": "Fabrication d'articles de papeteri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24Z</text:p>
          </table:table-cell>
          <table:table-cell office:value-type="string" calcext:value-type="string">
            <text:p>Fabrication de papiers peints</text:p>
          </table:table-cell>
          <table:table-cell table:formula="of:=LEFT([.A138];2)" office:value-type="string" office:string-value="17" calcext:value-type="string">
            <text:p>17</text:p>
          </table:table-cell>
          <table:table-cell table:style-name="ce2" table:formula="of:=VLOOKUP([.C138];[n2.$A$4:.$C$91];3;0)" office:value-type="string" office:string-value="C" calcext:value-type="string">
            <text:p>C</text:p>
          </table:table-cell>
          <table:table-cell table:style-name="ce2" table:formula="of:=IF([.D138]=[.D137];&quot;&quot;;CONCATENATE(&quot;{&quot;&quot;index&quot;&quot;: {&quot;&quot;_id&quot;&quot;: &quot;&quot;&quot;;[.D138];&quot;&quot;&quot;}}{&quot;&quot;name&quot;&quot;: &quot;&quot;&quot;;VLOOKUP([.D13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38];&quot;&quot;&quot;}}{&quot;&quot;name&quot;&quot;: &quot;&quot;&quot;;[.B138];&quot;&quot;&quot;, &quot;&quot;parent&quot;&quot;: &quot;&quot;&quot;;[.D138];&quot;&quot;&quot;}&quot;)" office:value-type="string" office:string-value="{&quot;index&quot;: {&quot;_id&quot;: &quot;17.24Z&quot;}}{&quot;name&quot;: &quot;Fabrication de papiers peints&quot;, &quot;parent&quot;: &quot;C&quot;}" calcext:value-type="string">
            <text:p>{"index": {"_id": "17.24Z"}}{"name": "Fabrication de papiers peint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29Z</text:p>
          </table:table-cell>
          <table:table-cell office:value-type="string" calcext:value-type="string">
            <text:p>Fabrication d'autres articles en papier ou en carton</text:p>
          </table:table-cell>
          <table:table-cell table:formula="of:=LEFT([.A139];2)" office:value-type="string" office:string-value="17" calcext:value-type="string">
            <text:p>17</text:p>
          </table:table-cell>
          <table:table-cell table:style-name="ce2" table:formula="of:=VLOOKUP([.C139];[n2.$A$4:.$C$91];3;0)" office:value-type="string" office:string-value="C" calcext:value-type="string">
            <text:p>C</text:p>
          </table:table-cell>
          <table:table-cell table:style-name="ce2" table:formula="of:=IF([.D139]=[.D138];&quot;&quot;;CONCATENATE(&quot;{&quot;&quot;index&quot;&quot;: {&quot;&quot;_id&quot;&quot;: &quot;&quot;&quot;;[.D139];&quot;&quot;&quot;}}{&quot;&quot;name&quot;&quot;: &quot;&quot;&quot;;VLOOKUP([.D13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39];&quot;&quot;&quot;}}{&quot;&quot;name&quot;&quot;: &quot;&quot;&quot;;[.B139];&quot;&quot;&quot;, &quot;&quot;parent&quot;&quot;: &quot;&quot;&quot;;[.D139];&quot;&quot;&quot;}&quot;)" office:value-type="string" office:string-value="{&quot;index&quot;: {&quot;_id&quot;: &quot;17.29Z&quot;}}{&quot;name&quot;: &quot;Fabrication d'autres articles en papier ou en carton&quot;, &quot;parent&quot;: &quot;C&quot;}" calcext:value-type="string">
            <text:p>{"index": {"_id": "17.29Z"}}{"name": "Fabrication d'autres articles en papier ou en carton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1Z</text:p>
          </table:table-cell>
          <table:table-cell office:value-type="string" calcext:value-type="string">
            <text:p>Imprimerie de journaux</text:p>
          </table:table-cell>
          <table:table-cell table:formula="of:=LEFT([.A140];2)" office:value-type="string" office:string-value="18" calcext:value-type="string">
            <text:p>18</text:p>
          </table:table-cell>
          <table:table-cell table:style-name="ce2" table:formula="of:=VLOOKUP([.C140];[n2.$A$4:.$C$91];3;0)" office:value-type="string" office:string-value="C" calcext:value-type="string">
            <text:p>C</text:p>
          </table:table-cell>
          <table:table-cell table:style-name="ce2" table:formula="of:=IF([.D140]=[.D139];&quot;&quot;;CONCATENATE(&quot;{&quot;&quot;index&quot;&quot;: {&quot;&quot;_id&quot;&quot;: &quot;&quot;&quot;;[.D140];&quot;&quot;&quot;}}{&quot;&quot;name&quot;&quot;: &quot;&quot;&quot;;VLOOKUP([.D14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40];&quot;&quot;&quot;}}{&quot;&quot;name&quot;&quot;: &quot;&quot;&quot;;[.B140];&quot;&quot;&quot;, &quot;&quot;parent&quot;&quot;: &quot;&quot;&quot;;[.D140];&quot;&quot;&quot;}&quot;)" office:value-type="string" office:string-value="{&quot;index&quot;: {&quot;_id&quot;: &quot;18.11Z&quot;}}{&quot;name&quot;: &quot;Imprimerie de journaux&quot;, &quot;parent&quot;: &quot;C&quot;}" calcext:value-type="string">
            <text:p>{"index": {"_id": "18.11Z"}}{"name": "Imprimerie de journaux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2Z</text:p>
          </table:table-cell>
          <table:table-cell office:value-type="string" calcext:value-type="string">
            <text:p>Autre imprimerie (labeur)</text:p>
          </table:table-cell>
          <table:table-cell table:formula="of:=LEFT([.A141];2)" office:value-type="string" office:string-value="18" calcext:value-type="string">
            <text:p>18</text:p>
          </table:table-cell>
          <table:table-cell table:style-name="ce2" table:formula="of:=VLOOKUP([.C141];[n2.$A$4:.$C$91];3;0)" office:value-type="string" office:string-value="C" calcext:value-type="string">
            <text:p>C</text:p>
          </table:table-cell>
          <table:table-cell table:style-name="ce2" table:formula="of:=IF([.D141]=[.D140];&quot;&quot;;CONCATENATE(&quot;{&quot;&quot;index&quot;&quot;: {&quot;&quot;_id&quot;&quot;: &quot;&quot;&quot;;[.D141];&quot;&quot;&quot;}}{&quot;&quot;name&quot;&quot;: &quot;&quot;&quot;;VLOOKUP([.D14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41];&quot;&quot;&quot;}}{&quot;&quot;name&quot;&quot;: &quot;&quot;&quot;;[.B141];&quot;&quot;&quot;, &quot;&quot;parent&quot;&quot;: &quot;&quot;&quot;;[.D141];&quot;&quot;&quot;}&quot;)" office:value-type="string" office:string-value="{&quot;index&quot;: {&quot;_id&quot;: &quot;18.12Z&quot;}}{&quot;name&quot;: &quot;Autre imprimerie (labeur)&quot;, &quot;parent&quot;: &quot;C&quot;}" calcext:value-type="string">
            <text:p>{"index": {"_id": "18.12Z"}}{"name": "Autre imprimerie (labeur)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3Z</text:p>
          </table:table-cell>
          <table:table-cell office:value-type="string" calcext:value-type="string">
            <text:p>Activités de pré-presse</text:p>
          </table:table-cell>
          <table:table-cell table:formula="of:=LEFT([.A142];2)" office:value-type="string" office:string-value="18" calcext:value-type="string">
            <text:p>18</text:p>
          </table:table-cell>
          <table:table-cell table:style-name="ce2" table:formula="of:=VLOOKUP([.C142];[n2.$A$4:.$C$91];3;0)" office:value-type="string" office:string-value="C" calcext:value-type="string">
            <text:p>C</text:p>
          </table:table-cell>
          <table:table-cell table:style-name="ce2" table:formula="of:=IF([.D142]=[.D141];&quot;&quot;;CONCATENATE(&quot;{&quot;&quot;index&quot;&quot;: {&quot;&quot;_id&quot;&quot;: &quot;&quot;&quot;;[.D142];&quot;&quot;&quot;}}{&quot;&quot;name&quot;&quot;: &quot;&quot;&quot;;VLOOKUP([.D14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42];&quot;&quot;&quot;}}{&quot;&quot;name&quot;&quot;: &quot;&quot;&quot;;[.B142];&quot;&quot;&quot;, &quot;&quot;parent&quot;&quot;: &quot;&quot;&quot;;[.D142];&quot;&quot;&quot;}&quot;)" office:value-type="string" office:string-value="{&quot;index&quot;: {&quot;_id&quot;: &quot;18.13Z&quot;}}{&quot;name&quot;: &quot;Activités de pré-presse&quot;, &quot;parent&quot;: &quot;C&quot;}" calcext:value-type="string">
            <text:p>{"index": {"_id": "18.13Z"}}{"name": "Activités de pré-press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4Z</text:p>
          </table:table-cell>
          <table:table-cell office:value-type="string" calcext:value-type="string">
            <text:p>Reliure et activités connexes</text:p>
          </table:table-cell>
          <table:table-cell table:formula="of:=LEFT([.A143];2)" office:value-type="string" office:string-value="18" calcext:value-type="string">
            <text:p>18</text:p>
          </table:table-cell>
          <table:table-cell table:style-name="ce2" table:formula="of:=VLOOKUP([.C143];[n2.$A$4:.$C$91];3;0)" office:value-type="string" office:string-value="C" calcext:value-type="string">
            <text:p>C</text:p>
          </table:table-cell>
          <table:table-cell table:style-name="ce2" table:formula="of:=IF([.D143]=[.D142];&quot;&quot;;CONCATENATE(&quot;{&quot;&quot;index&quot;&quot;: {&quot;&quot;_id&quot;&quot;: &quot;&quot;&quot;;[.D143];&quot;&quot;&quot;}}{&quot;&quot;name&quot;&quot;: &quot;&quot;&quot;;VLOOKUP([.D14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43];&quot;&quot;&quot;}}{&quot;&quot;name&quot;&quot;: &quot;&quot;&quot;;[.B143];&quot;&quot;&quot;, &quot;&quot;parent&quot;&quot;: &quot;&quot;&quot;;[.D143];&quot;&quot;&quot;}&quot;)" office:value-type="string" office:string-value="{&quot;index&quot;: {&quot;_id&quot;: &quot;18.14Z&quot;}}{&quot;name&quot;: &quot;Reliure et activités connexes&quot;, &quot;parent&quot;: &quot;C&quot;}" calcext:value-type="string">
            <text:p>{"index": {"_id": "18.14Z"}}{"name": "Reliure et activités connex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20Z</text:p>
          </table:table-cell>
          <table:table-cell office:value-type="string" calcext:value-type="string">
            <text:p>Reproduction d'enregistrements</text:p>
          </table:table-cell>
          <table:table-cell table:formula="of:=LEFT([.A144];2)" office:value-type="string" office:string-value="18" calcext:value-type="string">
            <text:p>18</text:p>
          </table:table-cell>
          <table:table-cell table:style-name="ce2" table:formula="of:=VLOOKUP([.C144];[n2.$A$4:.$C$91];3;0)" office:value-type="string" office:string-value="C" calcext:value-type="string">
            <text:p>C</text:p>
          </table:table-cell>
          <table:table-cell table:style-name="ce2" table:formula="of:=IF([.D144]=[.D143];&quot;&quot;;CONCATENATE(&quot;{&quot;&quot;index&quot;&quot;: {&quot;&quot;_id&quot;&quot;: &quot;&quot;&quot;;[.D144];&quot;&quot;&quot;}}{&quot;&quot;name&quot;&quot;: &quot;&quot;&quot;;VLOOKUP([.D14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44];&quot;&quot;&quot;}}{&quot;&quot;name&quot;&quot;: &quot;&quot;&quot;;[.B144];&quot;&quot;&quot;, &quot;&quot;parent&quot;&quot;: &quot;&quot;&quot;;[.D144];&quot;&quot;&quot;}&quot;)" office:value-type="string" office:string-value="{&quot;index&quot;: {&quot;_id&quot;: &quot;18.20Z&quot;}}{&quot;name&quot;: &quot;Reproduction d'enregistrements&quot;, &quot;parent&quot;: &quot;C&quot;}" calcext:value-type="string">
            <text:p>{"index": {"_id": "18.20Z"}}{"name": "Reproduction d'enregistrement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Z</text:p>
          </table:table-cell>
          <table:table-cell office:value-type="string" calcext:value-type="string">
            <text:p>Cokéfaction</text:p>
          </table:table-cell>
          <table:table-cell table:formula="of:=LEFT([.A145];2)" office:value-type="string" office:string-value="19" calcext:value-type="string">
            <text:p>19</text:p>
          </table:table-cell>
          <table:table-cell table:style-name="ce2" table:formula="of:=VLOOKUP([.C145];[n2.$A$4:.$C$91];3;0)" office:value-type="string" office:string-value="C" calcext:value-type="string">
            <text:p>C</text:p>
          </table:table-cell>
          <table:table-cell table:style-name="ce2" table:formula="of:=IF([.D145]=[.D144];&quot;&quot;;CONCATENATE(&quot;{&quot;&quot;index&quot;&quot;: {&quot;&quot;_id&quot;&quot;: &quot;&quot;&quot;;[.D145];&quot;&quot;&quot;}}{&quot;&quot;name&quot;&quot;: &quot;&quot;&quot;;VLOOKUP([.D14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45];&quot;&quot;&quot;}}{&quot;&quot;name&quot;&quot;: &quot;&quot;&quot;;[.B145];&quot;&quot;&quot;, &quot;&quot;parent&quot;&quot;: &quot;&quot;&quot;;[.D145];&quot;&quot;&quot;}&quot;)" office:value-type="string" office:string-value="{&quot;index&quot;: {&quot;_id&quot;: &quot;19.10Z&quot;}}{&quot;name&quot;: &quot;Cokéfaction&quot;, &quot;parent&quot;: &quot;C&quot;}" calcext:value-type="string">
            <text:p>{"index": {"_id": "19.10Z"}}{"name": "Cokéfaction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20Z</text:p>
          </table:table-cell>
          <table:table-cell office:value-type="string" calcext:value-type="string">
            <text:p>Raffinage du pétrole</text:p>
          </table:table-cell>
          <table:table-cell table:formula="of:=LEFT([.A146];2)" office:value-type="string" office:string-value="19" calcext:value-type="string">
            <text:p>19</text:p>
          </table:table-cell>
          <table:table-cell table:style-name="ce2" table:formula="of:=VLOOKUP([.C146];[n2.$A$4:.$C$91];3;0)" office:value-type="string" office:string-value="C" calcext:value-type="string">
            <text:p>C</text:p>
          </table:table-cell>
          <table:table-cell table:style-name="ce2" table:formula="of:=IF([.D146]=[.D145];&quot;&quot;;CONCATENATE(&quot;{&quot;&quot;index&quot;&quot;: {&quot;&quot;_id&quot;&quot;: &quot;&quot;&quot;;[.D146];&quot;&quot;&quot;}}{&quot;&quot;name&quot;&quot;: &quot;&quot;&quot;;VLOOKUP([.D14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46];&quot;&quot;&quot;}}{&quot;&quot;name&quot;&quot;: &quot;&quot;&quot;;[.B146];&quot;&quot;&quot;, &quot;&quot;parent&quot;&quot;: &quot;&quot;&quot;;[.D146];&quot;&quot;&quot;}&quot;)" office:value-type="string" office:string-value="{&quot;index&quot;: {&quot;_id&quot;: &quot;19.20Z&quot;}}{&quot;name&quot;: &quot;Raffinage du pétrole&quot;, &quot;parent&quot;: &quot;C&quot;}" calcext:value-type="string">
            <text:p>{"index": {"_id": "19.20Z"}}{"name": "Raffinage du pétrol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1Z</text:p>
          </table:table-cell>
          <table:table-cell office:value-type="string" calcext:value-type="string">
            <text:p>Fabrication de gaz industriels</text:p>
          </table:table-cell>
          <table:table-cell table:formula="of:=LEFT([.A147];2)" office:value-type="string" office:string-value="20" calcext:value-type="string">
            <text:p>20</text:p>
          </table:table-cell>
          <table:table-cell table:style-name="ce2" table:formula="of:=VLOOKUP([.C147];[n2.$A$4:.$C$91];3;0)" office:value-type="string" office:string-value="C" calcext:value-type="string">
            <text:p>C</text:p>
          </table:table-cell>
          <table:table-cell table:style-name="ce2" table:formula="of:=IF([.D147]=[.D146];&quot;&quot;;CONCATENATE(&quot;{&quot;&quot;index&quot;&quot;: {&quot;&quot;_id&quot;&quot;: &quot;&quot;&quot;;[.D147];&quot;&quot;&quot;}}{&quot;&quot;name&quot;&quot;: &quot;&quot;&quot;;VLOOKUP([.D14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47];&quot;&quot;&quot;}}{&quot;&quot;name&quot;&quot;: &quot;&quot;&quot;;[.B147];&quot;&quot;&quot;, &quot;&quot;parent&quot;&quot;: &quot;&quot;&quot;;[.D147];&quot;&quot;&quot;}&quot;)" office:value-type="string" office:string-value="{&quot;index&quot;: {&quot;_id&quot;: &quot;20.11Z&quot;}}{&quot;name&quot;: &quot;Fabrication de gaz industriels&quot;, &quot;parent&quot;: &quot;C&quot;}" calcext:value-type="string">
            <text:p>{"index": {"_id": "20.11Z"}}{"name": "Fabrication de gaz industriel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Z</text:p>
          </table:table-cell>
          <table:table-cell office:value-type="string" calcext:value-type="string">
            <text:p>Fabrication de colorants et de pigments</text:p>
          </table:table-cell>
          <table:table-cell table:formula="of:=LEFT([.A148];2)" office:value-type="string" office:string-value="20" calcext:value-type="string">
            <text:p>20</text:p>
          </table:table-cell>
          <table:table-cell table:style-name="ce2" table:formula="of:=VLOOKUP([.C148];[n2.$A$4:.$C$91];3;0)" office:value-type="string" office:string-value="C" calcext:value-type="string">
            <text:p>C</text:p>
          </table:table-cell>
          <table:table-cell table:style-name="ce2" table:formula="of:=IF([.D148]=[.D147];&quot;&quot;;CONCATENATE(&quot;{&quot;&quot;index&quot;&quot;: {&quot;&quot;_id&quot;&quot;: &quot;&quot;&quot;;[.D148];&quot;&quot;&quot;}}{&quot;&quot;name&quot;&quot;: &quot;&quot;&quot;;VLOOKUP([.D14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48];&quot;&quot;&quot;}}{&quot;&quot;name&quot;&quot;: &quot;&quot;&quot;;[.B148];&quot;&quot;&quot;, &quot;&quot;parent&quot;&quot;: &quot;&quot;&quot;;[.D148];&quot;&quot;&quot;}&quot;)" office:value-type="string" office:string-value="{&quot;index&quot;: {&quot;_id&quot;: &quot;20.12Z&quot;}}{&quot;name&quot;: &quot;Fabrication de colorants et de pigments&quot;, &quot;parent&quot;: &quot;C&quot;}" calcext:value-type="string">
            <text:p>{"index": {"_id": "20.12Z"}}{"name": "Fabrication de colorants et de pigment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3A</text:p>
          </table:table-cell>
          <table:table-cell office:value-type="string" calcext:value-type="string">
            <text:p>Enrichissement et retraitement de matières nucléaires</text:p>
          </table:table-cell>
          <table:table-cell table:formula="of:=LEFT([.A149];2)" office:value-type="string" office:string-value="20" calcext:value-type="string">
            <text:p>20</text:p>
          </table:table-cell>
          <table:table-cell table:style-name="ce2" table:formula="of:=VLOOKUP([.C149];[n2.$A$4:.$C$91];3;0)" office:value-type="string" office:string-value="C" calcext:value-type="string">
            <text:p>C</text:p>
          </table:table-cell>
          <table:table-cell table:style-name="ce2" table:formula="of:=IF([.D149]=[.D148];&quot;&quot;;CONCATENATE(&quot;{&quot;&quot;index&quot;&quot;: {&quot;&quot;_id&quot;&quot;: &quot;&quot;&quot;;[.D149];&quot;&quot;&quot;}}{&quot;&quot;name&quot;&quot;: &quot;&quot;&quot;;VLOOKUP([.D14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49];&quot;&quot;&quot;}}{&quot;&quot;name&quot;&quot;: &quot;&quot;&quot;;[.B149];&quot;&quot;&quot;, &quot;&quot;parent&quot;&quot;: &quot;&quot;&quot;;[.D149];&quot;&quot;&quot;}&quot;)" office:value-type="string" office:string-value="{&quot;index&quot;: {&quot;_id&quot;: &quot;20.13A&quot;}}{&quot;name&quot;: &quot;Enrichissement et retraitement de matières nucléaires&quot;, &quot;parent&quot;: &quot;C&quot;}" calcext:value-type="string">
            <text:p>{"index": {"_id": "20.13A"}}{"name": "Enrichissement et retraitement de matières nucléair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3B</text:p>
          </table:table-cell>
          <table:table-cell office:value-type="string" calcext:value-type="string">
            <text:p>Fabrication d'autres produits chimiques inorganiques de base n.c.a.</text:p>
          </table:table-cell>
          <table:table-cell table:formula="of:=LEFT([.A150];2)" office:value-type="string" office:string-value="20" calcext:value-type="string">
            <text:p>20</text:p>
          </table:table-cell>
          <table:table-cell table:style-name="ce2" table:formula="of:=VLOOKUP([.C150];[n2.$A$4:.$C$91];3;0)" office:value-type="string" office:string-value="C" calcext:value-type="string">
            <text:p>C</text:p>
          </table:table-cell>
          <table:table-cell table:style-name="ce2" table:formula="of:=IF([.D150]=[.D149];&quot;&quot;;CONCATENATE(&quot;{&quot;&quot;index&quot;&quot;: {&quot;&quot;_id&quot;&quot;: &quot;&quot;&quot;;[.D150];&quot;&quot;&quot;}}{&quot;&quot;name&quot;&quot;: &quot;&quot;&quot;;VLOOKUP([.D15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50];&quot;&quot;&quot;}}{&quot;&quot;name&quot;&quot;: &quot;&quot;&quot;;[.B150];&quot;&quot;&quot;, &quot;&quot;parent&quot;&quot;: &quot;&quot;&quot;;[.D150];&quot;&quot;&quot;}&quot;)" office:value-type="string" office:string-value="{&quot;index&quot;: {&quot;_id&quot;: &quot;20.13B&quot;}}{&quot;name&quot;: &quot;Fabrication d'autres produits chimiques inorganiques de base n.c.a.&quot;, &quot;parent&quot;: &quot;C&quot;}" calcext:value-type="string">
            <text:p>{"index": {"_id": "20.13B"}}{"name": "Fabrication d'autres produits chimiques inorganiques de base n.c.a.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4Z</text:p>
          </table:table-cell>
          <table:table-cell office:value-type="string" calcext:value-type="string">
            <text:p>Fabrication d'autres produits chimiques organiques de base</text:p>
          </table:table-cell>
          <table:table-cell table:formula="of:=LEFT([.A151];2)" office:value-type="string" office:string-value="20" calcext:value-type="string">
            <text:p>20</text:p>
          </table:table-cell>
          <table:table-cell table:style-name="ce2" table:formula="of:=VLOOKUP([.C151];[n2.$A$4:.$C$91];3;0)" office:value-type="string" office:string-value="C" calcext:value-type="string">
            <text:p>C</text:p>
          </table:table-cell>
          <table:table-cell table:style-name="ce2" table:formula="of:=IF([.D151]=[.D150];&quot;&quot;;CONCATENATE(&quot;{&quot;&quot;index&quot;&quot;: {&quot;&quot;_id&quot;&quot;: &quot;&quot;&quot;;[.D151];&quot;&quot;&quot;}}{&quot;&quot;name&quot;&quot;: &quot;&quot;&quot;;VLOOKUP([.D15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51];&quot;&quot;&quot;}}{&quot;&quot;name&quot;&quot;: &quot;&quot;&quot;;[.B151];&quot;&quot;&quot;, &quot;&quot;parent&quot;&quot;: &quot;&quot;&quot;;[.D151];&quot;&quot;&quot;}&quot;)" office:value-type="string" office:string-value="{&quot;index&quot;: {&quot;_id&quot;: &quot;20.14Z&quot;}}{&quot;name&quot;: &quot;Fabrication d'autres produits chimiques organiques de base&quot;, &quot;parent&quot;: &quot;C&quot;}" calcext:value-type="string">
            <text:p>{"index": {"_id": "20.14Z"}}{"name": "Fabrication d'autres produits chimiques organiques de bas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5Z</text:p>
          </table:table-cell>
          <table:table-cell office:value-type="string" calcext:value-type="string">
            <text:p>Fabrication de produits azotés et d'engrais</text:p>
          </table:table-cell>
          <table:table-cell table:formula="of:=LEFT([.A152];2)" office:value-type="string" office:string-value="20" calcext:value-type="string">
            <text:p>20</text:p>
          </table:table-cell>
          <table:table-cell table:style-name="ce2" table:formula="of:=VLOOKUP([.C152];[n2.$A$4:.$C$91];3;0)" office:value-type="string" office:string-value="C" calcext:value-type="string">
            <text:p>C</text:p>
          </table:table-cell>
          <table:table-cell table:style-name="ce2" table:formula="of:=IF([.D152]=[.D151];&quot;&quot;;CONCATENATE(&quot;{&quot;&quot;index&quot;&quot;: {&quot;&quot;_id&quot;&quot;: &quot;&quot;&quot;;[.D152];&quot;&quot;&quot;}}{&quot;&quot;name&quot;&quot;: &quot;&quot;&quot;;VLOOKUP([.D15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52];&quot;&quot;&quot;}}{&quot;&quot;name&quot;&quot;: &quot;&quot;&quot;;[.B152];&quot;&quot;&quot;, &quot;&quot;parent&quot;&quot;: &quot;&quot;&quot;;[.D152];&quot;&quot;&quot;}&quot;)" office:value-type="string" office:string-value="{&quot;index&quot;: {&quot;_id&quot;: &quot;20.15Z&quot;}}{&quot;name&quot;: &quot;Fabrication de produits azotés et d'engrais&quot;, &quot;parent&quot;: &quot;C&quot;}" calcext:value-type="string">
            <text:p>{"index": {"_id": "20.15Z"}}{"name": "Fabrication de produits azotés et d'engrai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6Z</text:p>
          </table:table-cell>
          <table:table-cell office:value-type="string" calcext:value-type="string">
            <text:p>Fabrication de matières plastiques de base</text:p>
          </table:table-cell>
          <table:table-cell table:formula="of:=LEFT([.A153];2)" office:value-type="string" office:string-value="20" calcext:value-type="string">
            <text:p>20</text:p>
          </table:table-cell>
          <table:table-cell table:style-name="ce2" table:formula="of:=VLOOKUP([.C153];[n2.$A$4:.$C$91];3;0)" office:value-type="string" office:string-value="C" calcext:value-type="string">
            <text:p>C</text:p>
          </table:table-cell>
          <table:table-cell table:style-name="ce2" table:formula="of:=IF([.D153]=[.D152];&quot;&quot;;CONCATENATE(&quot;{&quot;&quot;index&quot;&quot;: {&quot;&quot;_id&quot;&quot;: &quot;&quot;&quot;;[.D153];&quot;&quot;&quot;}}{&quot;&quot;name&quot;&quot;: &quot;&quot;&quot;;VLOOKUP([.D15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53];&quot;&quot;&quot;}}{&quot;&quot;name&quot;&quot;: &quot;&quot;&quot;;[.B153];&quot;&quot;&quot;, &quot;&quot;parent&quot;&quot;: &quot;&quot;&quot;;[.D153];&quot;&quot;&quot;}&quot;)" office:value-type="string" office:string-value="{&quot;index&quot;: {&quot;_id&quot;: &quot;20.16Z&quot;}}{&quot;name&quot;: &quot;Fabrication de matières plastiques de base&quot;, &quot;parent&quot;: &quot;C&quot;}" calcext:value-type="string">
            <text:p>{"index": {"_id": "20.16Z"}}{"name": "Fabrication de matières plastiques de bas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7Z</text:p>
          </table:table-cell>
          <table:table-cell office:value-type="string" calcext:value-type="string">
            <text:p>Fabrication de caoutchouc synthétique</text:p>
          </table:table-cell>
          <table:table-cell table:formula="of:=LEFT([.A154];2)" office:value-type="string" office:string-value="20" calcext:value-type="string">
            <text:p>20</text:p>
          </table:table-cell>
          <table:table-cell table:style-name="ce2" table:formula="of:=VLOOKUP([.C154];[n2.$A$4:.$C$91];3;0)" office:value-type="string" office:string-value="C" calcext:value-type="string">
            <text:p>C</text:p>
          </table:table-cell>
          <table:table-cell table:style-name="ce2" table:formula="of:=IF([.D154]=[.D153];&quot;&quot;;CONCATENATE(&quot;{&quot;&quot;index&quot;&quot;: {&quot;&quot;_id&quot;&quot;: &quot;&quot;&quot;;[.D154];&quot;&quot;&quot;}}{&quot;&quot;name&quot;&quot;: &quot;&quot;&quot;;VLOOKUP([.D15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54];&quot;&quot;&quot;}}{&quot;&quot;name&quot;&quot;: &quot;&quot;&quot;;[.B154];&quot;&quot;&quot;, &quot;&quot;parent&quot;&quot;: &quot;&quot;&quot;;[.D154];&quot;&quot;&quot;}&quot;)" office:value-type="string" office:string-value="{&quot;index&quot;: {&quot;_id&quot;: &quot;20.17Z&quot;}}{&quot;name&quot;: &quot;Fabrication de caoutchouc synthétique&quot;, &quot;parent&quot;: &quot;C&quot;}" calcext:value-type="string">
            <text:p>{"index": {"_id": "20.17Z"}}{"name": "Fabrication de caoutchouc synthétiqu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0Z</text:p>
          </table:table-cell>
          <table:table-cell office:value-type="string" calcext:value-type="string">
            <text:p>Fabrication de pesticides et d'autres produits agrochimiques</text:p>
          </table:table-cell>
          <table:table-cell table:formula="of:=LEFT([.A155];2)" office:value-type="string" office:string-value="20" calcext:value-type="string">
            <text:p>20</text:p>
          </table:table-cell>
          <table:table-cell table:style-name="ce2" table:formula="of:=VLOOKUP([.C155];[n2.$A$4:.$C$91];3;0)" office:value-type="string" office:string-value="C" calcext:value-type="string">
            <text:p>C</text:p>
          </table:table-cell>
          <table:table-cell table:style-name="ce2" table:formula="of:=IF([.D155]=[.D154];&quot;&quot;;CONCATENATE(&quot;{&quot;&quot;index&quot;&quot;: {&quot;&quot;_id&quot;&quot;: &quot;&quot;&quot;;[.D155];&quot;&quot;&quot;}}{&quot;&quot;name&quot;&quot;: &quot;&quot;&quot;;VLOOKUP([.D15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55];&quot;&quot;&quot;}}{&quot;&quot;name&quot;&quot;: &quot;&quot;&quot;;[.B155];&quot;&quot;&quot;, &quot;&quot;parent&quot;&quot;: &quot;&quot;&quot;;[.D155];&quot;&quot;&quot;}&quot;)" office:value-type="string" office:string-value="{&quot;index&quot;: {&quot;_id&quot;: &quot;20.20Z&quot;}}{&quot;name&quot;: &quot;Fabrication de pesticides et d'autres produits agrochimiques&quot;, &quot;parent&quot;: &quot;C&quot;}" calcext:value-type="string">
            <text:p>{"index": {"_id": "20.20Z"}}{"name": "Fabrication de pesticides et d'autres produits agrochim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30Z</text:p>
          </table:table-cell>
          <table:table-cell office:value-type="string" calcext:value-type="string">
            <text:p>Fabrication de peintures, vernis, encres et mastics</text:p>
          </table:table-cell>
          <table:table-cell table:formula="of:=LEFT([.A156];2)" office:value-type="string" office:string-value="20" calcext:value-type="string">
            <text:p>20</text:p>
          </table:table-cell>
          <table:table-cell table:style-name="ce2" table:formula="of:=VLOOKUP([.C156];[n2.$A$4:.$C$91];3;0)" office:value-type="string" office:string-value="C" calcext:value-type="string">
            <text:p>C</text:p>
          </table:table-cell>
          <table:table-cell table:style-name="ce2" table:formula="of:=IF([.D156]=[.D155];&quot;&quot;;CONCATENATE(&quot;{&quot;&quot;index&quot;&quot;: {&quot;&quot;_id&quot;&quot;: &quot;&quot;&quot;;[.D156];&quot;&quot;&quot;}}{&quot;&quot;name&quot;&quot;: &quot;&quot;&quot;;VLOOKUP([.D15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56];&quot;&quot;&quot;}}{&quot;&quot;name&quot;&quot;: &quot;&quot;&quot;;[.B156];&quot;&quot;&quot;, &quot;&quot;parent&quot;&quot;: &quot;&quot;&quot;;[.D156];&quot;&quot;&quot;}&quot;)" office:value-type="string" office:string-value="{&quot;index&quot;: {&quot;_id&quot;: &quot;20.30Z&quot;}}{&quot;name&quot;: &quot;Fabrication de peintures, vernis, encres et mastics&quot;, &quot;parent&quot;: &quot;C&quot;}" calcext:value-type="string">
            <text:p>{"index": {"_id": "20.30Z"}}{"name": "Fabrication de peintures, vernis, encres et mastic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41Z</text:p>
          </table:table-cell>
          <table:table-cell office:value-type="string" calcext:value-type="string">
            <text:p>Fabrication de savons, détergents et produits d'entretien</text:p>
          </table:table-cell>
          <table:table-cell table:formula="of:=LEFT([.A157];2)" office:value-type="string" office:string-value="20" calcext:value-type="string">
            <text:p>20</text:p>
          </table:table-cell>
          <table:table-cell table:style-name="ce2" table:formula="of:=VLOOKUP([.C157];[n2.$A$4:.$C$91];3;0)" office:value-type="string" office:string-value="C" calcext:value-type="string">
            <text:p>C</text:p>
          </table:table-cell>
          <table:table-cell table:style-name="ce2" table:formula="of:=IF([.D157]=[.D156];&quot;&quot;;CONCATENATE(&quot;{&quot;&quot;index&quot;&quot;: {&quot;&quot;_id&quot;&quot;: &quot;&quot;&quot;;[.D157];&quot;&quot;&quot;}}{&quot;&quot;name&quot;&quot;: &quot;&quot;&quot;;VLOOKUP([.D15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57];&quot;&quot;&quot;}}{&quot;&quot;name&quot;&quot;: &quot;&quot;&quot;;[.B157];&quot;&quot;&quot;, &quot;&quot;parent&quot;&quot;: &quot;&quot;&quot;;[.D157];&quot;&quot;&quot;}&quot;)" office:value-type="string" office:string-value="{&quot;index&quot;: {&quot;_id&quot;: &quot;20.41Z&quot;}}{&quot;name&quot;: &quot;Fabrication de savons, détergents et produits d'entretien&quot;, &quot;parent&quot;: &quot;C&quot;}" calcext:value-type="string">
            <text:p>{"index": {"_id": "20.41Z"}}{"name": "Fabrication de savons, détergents et produits d'entretien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42Z</text:p>
          </table:table-cell>
          <table:table-cell office:value-type="string" calcext:value-type="string">
            <text:p>Fabrication de parfums et de produits pour la toilette</text:p>
          </table:table-cell>
          <table:table-cell table:formula="of:=LEFT([.A158];2)" office:value-type="string" office:string-value="20" calcext:value-type="string">
            <text:p>20</text:p>
          </table:table-cell>
          <table:table-cell table:style-name="ce2" table:formula="of:=VLOOKUP([.C158];[n2.$A$4:.$C$91];3;0)" office:value-type="string" office:string-value="C" calcext:value-type="string">
            <text:p>C</text:p>
          </table:table-cell>
          <table:table-cell table:style-name="ce2" table:formula="of:=IF([.D158]=[.D157];&quot;&quot;;CONCATENATE(&quot;{&quot;&quot;index&quot;&quot;: {&quot;&quot;_id&quot;&quot;: &quot;&quot;&quot;;[.D158];&quot;&quot;&quot;}}{&quot;&quot;name&quot;&quot;: &quot;&quot;&quot;;VLOOKUP([.D15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58];&quot;&quot;&quot;}}{&quot;&quot;name&quot;&quot;: &quot;&quot;&quot;;[.B158];&quot;&quot;&quot;, &quot;&quot;parent&quot;&quot;: &quot;&quot;&quot;;[.D158];&quot;&quot;&quot;}&quot;)" office:value-type="string" office:string-value="{&quot;index&quot;: {&quot;_id&quot;: &quot;20.42Z&quot;}}{&quot;name&quot;: &quot;Fabrication de parfums et de produits pour la toilette&quot;, &quot;parent&quot;: &quot;C&quot;}" calcext:value-type="string">
            <text:p>{"index": {"_id": "20.42Z"}}{"name": "Fabrication de parfums et de produits pour la toilett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51Z</text:p>
          </table:table-cell>
          <table:table-cell office:value-type="string" calcext:value-type="string">
            <text:p>Fabrication de produits explosifs</text:p>
          </table:table-cell>
          <table:table-cell table:formula="of:=LEFT([.A159];2)" office:value-type="string" office:string-value="20" calcext:value-type="string">
            <text:p>20</text:p>
          </table:table-cell>
          <table:table-cell table:style-name="ce2" table:formula="of:=VLOOKUP([.C159];[n2.$A$4:.$C$91];3;0)" office:value-type="string" office:string-value="C" calcext:value-type="string">
            <text:p>C</text:p>
          </table:table-cell>
          <table:table-cell table:style-name="ce2" table:formula="of:=IF([.D159]=[.D158];&quot;&quot;;CONCATENATE(&quot;{&quot;&quot;index&quot;&quot;: {&quot;&quot;_id&quot;&quot;: &quot;&quot;&quot;;[.D159];&quot;&quot;&quot;}}{&quot;&quot;name&quot;&quot;: &quot;&quot;&quot;;VLOOKUP([.D15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59];&quot;&quot;&quot;}}{&quot;&quot;name&quot;&quot;: &quot;&quot;&quot;;[.B159];&quot;&quot;&quot;, &quot;&quot;parent&quot;&quot;: &quot;&quot;&quot;;[.D159];&quot;&quot;&quot;}&quot;)" office:value-type="string" office:string-value="{&quot;index&quot;: {&quot;_id&quot;: &quot;20.51Z&quot;}}{&quot;name&quot;: &quot;Fabrication de produits explosifs&quot;, &quot;parent&quot;: &quot;C&quot;}" calcext:value-type="string">
            <text:p>{"index": {"_id": "20.51Z"}}{"name": "Fabrication de produits explosif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52Z</text:p>
          </table:table-cell>
          <table:table-cell office:value-type="string" calcext:value-type="string">
            <text:p>Fabrication de colles</text:p>
          </table:table-cell>
          <table:table-cell table:formula="of:=LEFT([.A160];2)" office:value-type="string" office:string-value="20" calcext:value-type="string">
            <text:p>20</text:p>
          </table:table-cell>
          <table:table-cell table:style-name="ce2" table:formula="of:=VLOOKUP([.C160];[n2.$A$4:.$C$91];3;0)" office:value-type="string" office:string-value="C" calcext:value-type="string">
            <text:p>C</text:p>
          </table:table-cell>
          <table:table-cell table:style-name="ce2" table:formula="of:=IF([.D160]=[.D159];&quot;&quot;;CONCATENATE(&quot;{&quot;&quot;index&quot;&quot;: {&quot;&quot;_id&quot;&quot;: &quot;&quot;&quot;;[.D160];&quot;&quot;&quot;}}{&quot;&quot;name&quot;&quot;: &quot;&quot;&quot;;VLOOKUP([.D16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60];&quot;&quot;&quot;}}{&quot;&quot;name&quot;&quot;: &quot;&quot;&quot;;[.B160];&quot;&quot;&quot;, &quot;&quot;parent&quot;&quot;: &quot;&quot;&quot;;[.D160];&quot;&quot;&quot;}&quot;)" office:value-type="string" office:string-value="{&quot;index&quot;: {&quot;_id&quot;: &quot;20.52Z&quot;}}{&quot;name&quot;: &quot;Fabrication de colles&quot;, &quot;parent&quot;: &quot;C&quot;}" calcext:value-type="string">
            <text:p>{"index": {"_id": "20.52Z"}}{"name": "Fabrication de coll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53Z</text:p>
          </table:table-cell>
          <table:table-cell office:value-type="string" calcext:value-type="string">
            <text:p>Fabrication d'huiles essentielles</text:p>
          </table:table-cell>
          <table:table-cell table:formula="of:=LEFT([.A161];2)" office:value-type="string" office:string-value="20" calcext:value-type="string">
            <text:p>20</text:p>
          </table:table-cell>
          <table:table-cell table:style-name="ce2" table:formula="of:=VLOOKUP([.C161];[n2.$A$4:.$C$91];3;0)" office:value-type="string" office:string-value="C" calcext:value-type="string">
            <text:p>C</text:p>
          </table:table-cell>
          <table:table-cell table:style-name="ce2" table:formula="of:=IF([.D161]=[.D160];&quot;&quot;;CONCATENATE(&quot;{&quot;&quot;index&quot;&quot;: {&quot;&quot;_id&quot;&quot;: &quot;&quot;&quot;;[.D161];&quot;&quot;&quot;}}{&quot;&quot;name&quot;&quot;: &quot;&quot;&quot;;VLOOKUP([.D16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61];&quot;&quot;&quot;}}{&quot;&quot;name&quot;&quot;: &quot;&quot;&quot;;[.B161];&quot;&quot;&quot;, &quot;&quot;parent&quot;&quot;: &quot;&quot;&quot;;[.D161];&quot;&quot;&quot;}&quot;)" office:value-type="string" office:string-value="{&quot;index&quot;: {&quot;_id&quot;: &quot;20.53Z&quot;}}{&quot;name&quot;: &quot;Fabrication d'huiles essentielles&quot;, &quot;parent&quot;: &quot;C&quot;}" calcext:value-type="string">
            <text:p>{"index": {"_id": "20.53Z"}}{"name": "Fabrication d'huiles essentiell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59Z</text:p>
          </table:table-cell>
          <table:table-cell office:value-type="string" calcext:value-type="string">
            <text:p>Fabrication d'autres produits chimiques n.c.a.</text:p>
          </table:table-cell>
          <table:table-cell table:formula="of:=LEFT([.A162];2)" office:value-type="string" office:string-value="20" calcext:value-type="string">
            <text:p>20</text:p>
          </table:table-cell>
          <table:table-cell table:style-name="ce2" table:formula="of:=VLOOKUP([.C162];[n2.$A$4:.$C$91];3;0)" office:value-type="string" office:string-value="C" calcext:value-type="string">
            <text:p>C</text:p>
          </table:table-cell>
          <table:table-cell table:style-name="ce2" table:formula="of:=IF([.D162]=[.D161];&quot;&quot;;CONCATENATE(&quot;{&quot;&quot;index&quot;&quot;: {&quot;&quot;_id&quot;&quot;: &quot;&quot;&quot;;[.D162];&quot;&quot;&quot;}}{&quot;&quot;name&quot;&quot;: &quot;&quot;&quot;;VLOOKUP([.D16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62];&quot;&quot;&quot;}}{&quot;&quot;name&quot;&quot;: &quot;&quot;&quot;;[.B162];&quot;&quot;&quot;, &quot;&quot;parent&quot;&quot;: &quot;&quot;&quot;;[.D162];&quot;&quot;&quot;}&quot;)" office:value-type="string" office:string-value="{&quot;index&quot;: {&quot;_id&quot;: &quot;20.59Z&quot;}}{&quot;name&quot;: &quot;Fabrication d'autres produits chimiques n.c.a.&quot;, &quot;parent&quot;: &quot;C&quot;}" calcext:value-type="string">
            <text:p>{"index": {"_id": "20.59Z"}}{"name": "Fabrication d'autres produits chimiques n.c.a.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60Z</text:p>
          </table:table-cell>
          <table:table-cell office:value-type="string" calcext:value-type="string">
            <text:p>Fabrication de fibres artificielles ou synthétiques</text:p>
          </table:table-cell>
          <table:table-cell table:formula="of:=LEFT([.A163];2)" office:value-type="string" office:string-value="20" calcext:value-type="string">
            <text:p>20</text:p>
          </table:table-cell>
          <table:table-cell table:style-name="ce2" table:formula="of:=VLOOKUP([.C163];[n2.$A$4:.$C$91];3;0)" office:value-type="string" office:string-value="C" calcext:value-type="string">
            <text:p>C</text:p>
          </table:table-cell>
          <table:table-cell table:style-name="ce2" table:formula="of:=IF([.D163]=[.D162];&quot;&quot;;CONCATENATE(&quot;{&quot;&quot;index&quot;&quot;: {&quot;&quot;_id&quot;&quot;: &quot;&quot;&quot;;[.D163];&quot;&quot;&quot;}}{&quot;&quot;name&quot;&quot;: &quot;&quot;&quot;;VLOOKUP([.D16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63];&quot;&quot;&quot;}}{&quot;&quot;name&quot;&quot;: &quot;&quot;&quot;;[.B163];&quot;&quot;&quot;, &quot;&quot;parent&quot;&quot;: &quot;&quot;&quot;;[.D163];&quot;&quot;&quot;}&quot;)" office:value-type="string" office:string-value="{&quot;index&quot;: {&quot;_id&quot;: &quot;20.60Z&quot;}}{&quot;name&quot;: &quot;Fabrication de fibres artificielles ou synthétiques&quot;, &quot;parent&quot;: &quot;C&quot;}" calcext:value-type="string">
            <text:p>{"index": {"_id": "20.60Z"}}{"name": "Fabrication de fibres artificielles ou synthét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0Z</text:p>
          </table:table-cell>
          <table:table-cell office:value-type="string" calcext:value-type="string">
            <text:p>Fabrication de produits pharmaceutiques de base</text:p>
          </table:table-cell>
          <table:table-cell table:formula="of:=LEFT([.A164];2)" office:value-type="string" office:string-value="21" calcext:value-type="string">
            <text:p>21</text:p>
          </table:table-cell>
          <table:table-cell table:style-name="ce2" table:formula="of:=VLOOKUP([.C164];[n2.$A$4:.$C$91];3;0)" office:value-type="string" office:string-value="C" calcext:value-type="string">
            <text:p>C</text:p>
          </table:table-cell>
          <table:table-cell table:style-name="ce2" table:formula="of:=IF([.D164]=[.D163];&quot;&quot;;CONCATENATE(&quot;{&quot;&quot;index&quot;&quot;: {&quot;&quot;_id&quot;&quot;: &quot;&quot;&quot;;[.D164];&quot;&quot;&quot;}}{&quot;&quot;name&quot;&quot;: &quot;&quot;&quot;;VLOOKUP([.D16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64];&quot;&quot;&quot;}}{&quot;&quot;name&quot;&quot;: &quot;&quot;&quot;;[.B164];&quot;&quot;&quot;, &quot;&quot;parent&quot;&quot;: &quot;&quot;&quot;;[.D164];&quot;&quot;&quot;}&quot;)" office:value-type="string" office:string-value="{&quot;index&quot;: {&quot;_id&quot;: &quot;21.10Z&quot;}}{&quot;name&quot;: &quot;Fabrication de produits pharmaceutiques de base&quot;, &quot;parent&quot;: &quot;C&quot;}" calcext:value-type="string">
            <text:p>{"index": {"_id": "21.10Z"}}{"name": "Fabrication de produits pharmaceutiques de bas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20Z</text:p>
          </table:table-cell>
          <table:table-cell office:value-type="string" calcext:value-type="string">
            <text:p>Fabrication de préparations pharmaceutiques</text:p>
          </table:table-cell>
          <table:table-cell table:formula="of:=LEFT([.A165];2)" office:value-type="string" office:string-value="21" calcext:value-type="string">
            <text:p>21</text:p>
          </table:table-cell>
          <table:table-cell table:style-name="ce2" table:formula="of:=VLOOKUP([.C165];[n2.$A$4:.$C$91];3;0)" office:value-type="string" office:string-value="C" calcext:value-type="string">
            <text:p>C</text:p>
          </table:table-cell>
          <table:table-cell table:style-name="ce2" table:formula="of:=IF([.D165]=[.D164];&quot;&quot;;CONCATENATE(&quot;{&quot;&quot;index&quot;&quot;: {&quot;&quot;_id&quot;&quot;: &quot;&quot;&quot;;[.D165];&quot;&quot;&quot;}}{&quot;&quot;name&quot;&quot;: &quot;&quot;&quot;;VLOOKUP([.D16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65];&quot;&quot;&quot;}}{&quot;&quot;name&quot;&quot;: &quot;&quot;&quot;;[.B165];&quot;&quot;&quot;, &quot;&quot;parent&quot;&quot;: &quot;&quot;&quot;;[.D165];&quot;&quot;&quot;}&quot;)" office:value-type="string" office:string-value="{&quot;index&quot;: {&quot;_id&quot;: &quot;21.20Z&quot;}}{&quot;name&quot;: &quot;Fabrication de préparations pharmaceutiques&quot;, &quot;parent&quot;: &quot;C&quot;}" calcext:value-type="string">
            <text:p>{"index": {"_id": "21.20Z"}}{"name": "Fabrication de préparations pharmaceut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11Z</text:p>
          </table:table-cell>
          <table:table-cell office:value-type="string" calcext:value-type="string">
            <text:p>Fabrication et rechapage de pneumatiques</text:p>
          </table:table-cell>
          <table:table-cell table:formula="of:=LEFT([.A166];2)" office:value-type="string" office:string-value="22" calcext:value-type="string">
            <text:p>22</text:p>
          </table:table-cell>
          <table:table-cell table:style-name="ce2" table:formula="of:=VLOOKUP([.C166];[n2.$A$4:.$C$91];3;0)" office:value-type="string" office:string-value="C" calcext:value-type="string">
            <text:p>C</text:p>
          </table:table-cell>
          <table:table-cell table:style-name="ce2" table:formula="of:=IF([.D166]=[.D165];&quot;&quot;;CONCATENATE(&quot;{&quot;&quot;index&quot;&quot;: {&quot;&quot;_id&quot;&quot;: &quot;&quot;&quot;;[.D166];&quot;&quot;&quot;}}{&quot;&quot;name&quot;&quot;: &quot;&quot;&quot;;VLOOKUP([.D16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66];&quot;&quot;&quot;}}{&quot;&quot;name&quot;&quot;: &quot;&quot;&quot;;[.B166];&quot;&quot;&quot;, &quot;&quot;parent&quot;&quot;: &quot;&quot;&quot;;[.D166];&quot;&quot;&quot;}&quot;)" office:value-type="string" office:string-value="{&quot;index&quot;: {&quot;_id&quot;: &quot;22.11Z&quot;}}{&quot;name&quot;: &quot;Fabrication et rechapage de pneumatiques&quot;, &quot;parent&quot;: &quot;C&quot;}" calcext:value-type="string">
            <text:p>{"index": {"_id": "22.11Z"}}{"name": "Fabrication et rechapage de pneumat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19Z</text:p>
          </table:table-cell>
          <table:table-cell office:value-type="string" calcext:value-type="string">
            <text:p>Fabrication d'autres articles en caoutchouc</text:p>
          </table:table-cell>
          <table:table-cell table:formula="of:=LEFT([.A167];2)" office:value-type="string" office:string-value="22" calcext:value-type="string">
            <text:p>22</text:p>
          </table:table-cell>
          <table:table-cell table:style-name="ce2" table:formula="of:=VLOOKUP([.C167];[n2.$A$4:.$C$91];3;0)" office:value-type="string" office:string-value="C" calcext:value-type="string">
            <text:p>C</text:p>
          </table:table-cell>
          <table:table-cell table:style-name="ce2" table:formula="of:=IF([.D167]=[.D166];&quot;&quot;;CONCATENATE(&quot;{&quot;&quot;index&quot;&quot;: {&quot;&quot;_id&quot;&quot;: &quot;&quot;&quot;;[.D167];&quot;&quot;&quot;}}{&quot;&quot;name&quot;&quot;: &quot;&quot;&quot;;VLOOKUP([.D16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67];&quot;&quot;&quot;}}{&quot;&quot;name&quot;&quot;: &quot;&quot;&quot;;[.B167];&quot;&quot;&quot;, &quot;&quot;parent&quot;&quot;: &quot;&quot;&quot;;[.D167];&quot;&quot;&quot;}&quot;)" office:value-type="string" office:string-value="{&quot;index&quot;: {&quot;_id&quot;: &quot;22.19Z&quot;}}{&quot;name&quot;: &quot;Fabrication d'autres articles en caoutchouc&quot;, &quot;parent&quot;: &quot;C&quot;}" calcext:value-type="string">
            <text:p>{"index": {"_id": "22.19Z"}}{"name": "Fabrication d'autres articles en caoutchouc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21Z</text:p>
          </table:table-cell>
          <table:table-cell office:value-type="string" calcext:value-type="string">
            <text:p>Fabrication de plaques, feuilles, tubes et profilés en matières plastiques</text:p>
          </table:table-cell>
          <table:table-cell table:formula="of:=LEFT([.A168];2)" office:value-type="string" office:string-value="22" calcext:value-type="string">
            <text:p>22</text:p>
          </table:table-cell>
          <table:table-cell table:style-name="ce2" table:formula="of:=VLOOKUP([.C168];[n2.$A$4:.$C$91];3;0)" office:value-type="string" office:string-value="C" calcext:value-type="string">
            <text:p>C</text:p>
          </table:table-cell>
          <table:table-cell table:style-name="ce2" table:formula="of:=IF([.D168]=[.D167];&quot;&quot;;CONCATENATE(&quot;{&quot;&quot;index&quot;&quot;: {&quot;&quot;_id&quot;&quot;: &quot;&quot;&quot;;[.D168];&quot;&quot;&quot;}}{&quot;&quot;name&quot;&quot;: &quot;&quot;&quot;;VLOOKUP([.D16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68];&quot;&quot;&quot;}}{&quot;&quot;name&quot;&quot;: &quot;&quot;&quot;;[.B168];&quot;&quot;&quot;, &quot;&quot;parent&quot;&quot;: &quot;&quot;&quot;;[.D168];&quot;&quot;&quot;}&quot;)" office:value-type="string" office:string-value="{&quot;index&quot;: {&quot;_id&quot;: &quot;22.21Z&quot;}}{&quot;name&quot;: &quot;Fabrication de plaques, feuilles, tubes et profilés en matières plastiques&quot;, &quot;parent&quot;: &quot;C&quot;}" calcext:value-type="string">
            <text:p>{"index": {"_id": "22.21Z"}}{"name": "Fabrication de plaques, feuilles, tubes et profilés en matières plast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22Z</text:p>
          </table:table-cell>
          <table:table-cell office:value-type="string" calcext:value-type="string">
            <text:p>Fabrication d'emballages en matières plastiques</text:p>
          </table:table-cell>
          <table:table-cell table:formula="of:=LEFT([.A169];2)" office:value-type="string" office:string-value="22" calcext:value-type="string">
            <text:p>22</text:p>
          </table:table-cell>
          <table:table-cell table:style-name="ce2" table:formula="of:=VLOOKUP([.C169];[n2.$A$4:.$C$91];3;0)" office:value-type="string" office:string-value="C" calcext:value-type="string">
            <text:p>C</text:p>
          </table:table-cell>
          <table:table-cell table:style-name="ce2" table:formula="of:=IF([.D169]=[.D168];&quot;&quot;;CONCATENATE(&quot;{&quot;&quot;index&quot;&quot;: {&quot;&quot;_id&quot;&quot;: &quot;&quot;&quot;;[.D169];&quot;&quot;&quot;}}{&quot;&quot;name&quot;&quot;: &quot;&quot;&quot;;VLOOKUP([.D16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69];&quot;&quot;&quot;}}{&quot;&quot;name&quot;&quot;: &quot;&quot;&quot;;[.B169];&quot;&quot;&quot;, &quot;&quot;parent&quot;&quot;: &quot;&quot;&quot;;[.D169];&quot;&quot;&quot;}&quot;)" office:value-type="string" office:string-value="{&quot;index&quot;: {&quot;_id&quot;: &quot;22.22Z&quot;}}{&quot;name&quot;: &quot;Fabrication d'emballages en matières plastiques&quot;, &quot;parent&quot;: &quot;C&quot;}" calcext:value-type="string">
            <text:p>{"index": {"_id": "22.22Z"}}{"name": "Fabrication d'emballages en matières plast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23Z</text:p>
          </table:table-cell>
          <table:table-cell office:value-type="string" calcext:value-type="string">
            <text:p>Fabrication d'éléments en matières plastiques pour la construction</text:p>
          </table:table-cell>
          <table:table-cell table:formula="of:=LEFT([.A170];2)" office:value-type="string" office:string-value="22" calcext:value-type="string">
            <text:p>22</text:p>
          </table:table-cell>
          <table:table-cell table:style-name="ce2" table:formula="of:=VLOOKUP([.C170];[n2.$A$4:.$C$91];3;0)" office:value-type="string" office:string-value="C" calcext:value-type="string">
            <text:p>C</text:p>
          </table:table-cell>
          <table:table-cell table:style-name="ce2" table:formula="of:=IF([.D170]=[.D169];&quot;&quot;;CONCATENATE(&quot;{&quot;&quot;index&quot;&quot;: {&quot;&quot;_id&quot;&quot;: &quot;&quot;&quot;;[.D170];&quot;&quot;&quot;}}{&quot;&quot;name&quot;&quot;: &quot;&quot;&quot;;VLOOKUP([.D17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70];&quot;&quot;&quot;}}{&quot;&quot;name&quot;&quot;: &quot;&quot;&quot;;[.B170];&quot;&quot;&quot;, &quot;&quot;parent&quot;&quot;: &quot;&quot;&quot;;[.D170];&quot;&quot;&quot;}&quot;)" office:value-type="string" office:string-value="{&quot;index&quot;: {&quot;_id&quot;: &quot;22.23Z&quot;}}{&quot;name&quot;: &quot;Fabrication d'éléments en matières plastiques pour la construction&quot;, &quot;parent&quot;: &quot;C&quot;}" calcext:value-type="string">
            <text:p>{"index": {"_id": "22.23Z"}}{"name": "Fabrication d'éléments en matières plastiques pour la construction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29A</text:p>
          </table:table-cell>
          <table:table-cell office:value-type="string" calcext:value-type="string">
            <text:p>Fabrication de pièces techniques à base de matières plastiques</text:p>
          </table:table-cell>
          <table:table-cell table:formula="of:=LEFT([.A171];2)" office:value-type="string" office:string-value="22" calcext:value-type="string">
            <text:p>22</text:p>
          </table:table-cell>
          <table:table-cell table:style-name="ce2" table:formula="of:=VLOOKUP([.C171];[n2.$A$4:.$C$91];3;0)" office:value-type="string" office:string-value="C" calcext:value-type="string">
            <text:p>C</text:p>
          </table:table-cell>
          <table:table-cell table:style-name="ce2" table:formula="of:=IF([.D171]=[.D170];&quot;&quot;;CONCATENATE(&quot;{&quot;&quot;index&quot;&quot;: {&quot;&quot;_id&quot;&quot;: &quot;&quot;&quot;;[.D171];&quot;&quot;&quot;}}{&quot;&quot;name&quot;&quot;: &quot;&quot;&quot;;VLOOKUP([.D17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71];&quot;&quot;&quot;}}{&quot;&quot;name&quot;&quot;: &quot;&quot;&quot;;[.B171];&quot;&quot;&quot;, &quot;&quot;parent&quot;&quot;: &quot;&quot;&quot;;[.D171];&quot;&quot;&quot;}&quot;)" office:value-type="string" office:string-value="{&quot;index&quot;: {&quot;_id&quot;: &quot;22.29A&quot;}}{&quot;name&quot;: &quot;Fabrication de pièces techniques à base de matières plastiques&quot;, &quot;parent&quot;: &quot;C&quot;}" calcext:value-type="string">
            <text:p>{"index": {"_id": "22.29A"}}{"name": "Fabrication de pièces techniques à base de matières plast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29B</text:p>
          </table:table-cell>
          <table:table-cell office:value-type="string" calcext:value-type="string">
            <text:p>Fabrication de produits de consommation courante en matières plastiques</text:p>
          </table:table-cell>
          <table:table-cell table:formula="of:=LEFT([.A172];2)" office:value-type="string" office:string-value="22" calcext:value-type="string">
            <text:p>22</text:p>
          </table:table-cell>
          <table:table-cell table:style-name="ce2" table:formula="of:=VLOOKUP([.C172];[n2.$A$4:.$C$91];3;0)" office:value-type="string" office:string-value="C" calcext:value-type="string">
            <text:p>C</text:p>
          </table:table-cell>
          <table:table-cell table:style-name="ce2" table:formula="of:=IF([.D172]=[.D171];&quot;&quot;;CONCATENATE(&quot;{&quot;&quot;index&quot;&quot;: {&quot;&quot;_id&quot;&quot;: &quot;&quot;&quot;;[.D172];&quot;&quot;&quot;}}{&quot;&quot;name&quot;&quot;: &quot;&quot;&quot;;VLOOKUP([.D17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72];&quot;&quot;&quot;}}{&quot;&quot;name&quot;&quot;: &quot;&quot;&quot;;[.B172];&quot;&quot;&quot;, &quot;&quot;parent&quot;&quot;: &quot;&quot;&quot;;[.D172];&quot;&quot;&quot;}&quot;)" office:value-type="string" office:string-value="{&quot;index&quot;: {&quot;_id&quot;: &quot;22.29B&quot;}}{&quot;name&quot;: &quot;Fabrication de produits de consommation courante en matières plastiques&quot;, &quot;parent&quot;: &quot;C&quot;}" calcext:value-type="string">
            <text:p>{"index": {"_id": "22.29B"}}{"name": "Fabrication de produits de consommation courante en matières plast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1Z</text:p>
          </table:table-cell>
          <table:table-cell office:value-type="string" calcext:value-type="string">
            <text:p>Fabrication de verre plat</text:p>
          </table:table-cell>
          <table:table-cell table:formula="of:=LEFT([.A173];2)" office:value-type="string" office:string-value="23" calcext:value-type="string">
            <text:p>23</text:p>
          </table:table-cell>
          <table:table-cell table:style-name="ce2" table:formula="of:=VLOOKUP([.C173];[n2.$A$4:.$C$91];3;0)" office:value-type="string" office:string-value="C" calcext:value-type="string">
            <text:p>C</text:p>
          </table:table-cell>
          <table:table-cell table:style-name="ce2" table:formula="of:=IF([.D173]=[.D172];&quot;&quot;;CONCATENATE(&quot;{&quot;&quot;index&quot;&quot;: {&quot;&quot;_id&quot;&quot;: &quot;&quot;&quot;;[.D173];&quot;&quot;&quot;}}{&quot;&quot;name&quot;&quot;: &quot;&quot;&quot;;VLOOKUP([.D17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73];&quot;&quot;&quot;}}{&quot;&quot;name&quot;&quot;: &quot;&quot;&quot;;[.B173];&quot;&quot;&quot;, &quot;&quot;parent&quot;&quot;: &quot;&quot;&quot;;[.D173];&quot;&quot;&quot;}&quot;)" office:value-type="string" office:string-value="{&quot;index&quot;: {&quot;_id&quot;: &quot;23.11Z&quot;}}{&quot;name&quot;: &quot;Fabrication de verre plat&quot;, &quot;parent&quot;: &quot;C&quot;}" calcext:value-type="string">
            <text:p>{"index": {"_id": "23.11Z"}}{"name": "Fabrication de verre plat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Z</text:p>
          </table:table-cell>
          <table:table-cell office:value-type="string" calcext:value-type="string">
            <text:p>Façonnage et transformation du verre plat</text:p>
          </table:table-cell>
          <table:table-cell table:formula="of:=LEFT([.A174];2)" office:value-type="string" office:string-value="23" calcext:value-type="string">
            <text:p>23</text:p>
          </table:table-cell>
          <table:table-cell table:style-name="ce2" table:formula="of:=VLOOKUP([.C174];[n2.$A$4:.$C$91];3;0)" office:value-type="string" office:string-value="C" calcext:value-type="string">
            <text:p>C</text:p>
          </table:table-cell>
          <table:table-cell table:style-name="ce2" table:formula="of:=IF([.D174]=[.D173];&quot;&quot;;CONCATENATE(&quot;{&quot;&quot;index&quot;&quot;: {&quot;&quot;_id&quot;&quot;: &quot;&quot;&quot;;[.D174];&quot;&quot;&quot;}}{&quot;&quot;name&quot;&quot;: &quot;&quot;&quot;;VLOOKUP([.D17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74];&quot;&quot;&quot;}}{&quot;&quot;name&quot;&quot;: &quot;&quot;&quot;;[.B174];&quot;&quot;&quot;, &quot;&quot;parent&quot;&quot;: &quot;&quot;&quot;;[.D174];&quot;&quot;&quot;}&quot;)" office:value-type="string" office:string-value="{&quot;index&quot;: {&quot;_id&quot;: &quot;23.12Z&quot;}}{&quot;name&quot;: &quot;Façonnage et transformation du verre plat&quot;, &quot;parent&quot;: &quot;C&quot;}" calcext:value-type="string">
            <text:p>{"index": {"_id": "23.12Z"}}{"name": "Façonnage et transformation du verre plat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3Z</text:p>
          </table:table-cell>
          <table:table-cell office:value-type="string" calcext:value-type="string">
            <text:p>Fabrication de verre creux</text:p>
          </table:table-cell>
          <table:table-cell table:formula="of:=LEFT([.A175];2)" office:value-type="string" office:string-value="23" calcext:value-type="string">
            <text:p>23</text:p>
          </table:table-cell>
          <table:table-cell table:style-name="ce2" table:formula="of:=VLOOKUP([.C175];[n2.$A$4:.$C$91];3;0)" office:value-type="string" office:string-value="C" calcext:value-type="string">
            <text:p>C</text:p>
          </table:table-cell>
          <table:table-cell table:style-name="ce2" table:formula="of:=IF([.D175]=[.D174];&quot;&quot;;CONCATENATE(&quot;{&quot;&quot;index&quot;&quot;: {&quot;&quot;_id&quot;&quot;: &quot;&quot;&quot;;[.D175];&quot;&quot;&quot;}}{&quot;&quot;name&quot;&quot;: &quot;&quot;&quot;;VLOOKUP([.D17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75];&quot;&quot;&quot;}}{&quot;&quot;name&quot;&quot;: &quot;&quot;&quot;;[.B175];&quot;&quot;&quot;, &quot;&quot;parent&quot;&quot;: &quot;&quot;&quot;;[.D175];&quot;&quot;&quot;}&quot;)" office:value-type="string" office:string-value="{&quot;index&quot;: {&quot;_id&quot;: &quot;23.13Z&quot;}}{&quot;name&quot;: &quot;Fabrication de verre creux&quot;, &quot;parent&quot;: &quot;C&quot;}" calcext:value-type="string">
            <text:p>{"index": {"_id": "23.13Z"}}{"name": "Fabrication de verre creux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4Z</text:p>
          </table:table-cell>
          <table:table-cell office:value-type="string" calcext:value-type="string">
            <text:p>Fabrication de fibres de verre</text:p>
          </table:table-cell>
          <table:table-cell table:formula="of:=LEFT([.A176];2)" office:value-type="string" office:string-value="23" calcext:value-type="string">
            <text:p>23</text:p>
          </table:table-cell>
          <table:table-cell table:style-name="ce2" table:formula="of:=VLOOKUP([.C176];[n2.$A$4:.$C$91];3;0)" office:value-type="string" office:string-value="C" calcext:value-type="string">
            <text:p>C</text:p>
          </table:table-cell>
          <table:table-cell table:style-name="ce2" table:formula="of:=IF([.D176]=[.D175];&quot;&quot;;CONCATENATE(&quot;{&quot;&quot;index&quot;&quot;: {&quot;&quot;_id&quot;&quot;: &quot;&quot;&quot;;[.D176];&quot;&quot;&quot;}}{&quot;&quot;name&quot;&quot;: &quot;&quot;&quot;;VLOOKUP([.D17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76];&quot;&quot;&quot;}}{&quot;&quot;name&quot;&quot;: &quot;&quot;&quot;;[.B176];&quot;&quot;&quot;, &quot;&quot;parent&quot;&quot;: &quot;&quot;&quot;;[.D176];&quot;&quot;&quot;}&quot;)" office:value-type="string" office:string-value="{&quot;index&quot;: {&quot;_id&quot;: &quot;23.14Z&quot;}}{&quot;name&quot;: &quot;Fabrication de fibres de verre&quot;, &quot;parent&quot;: &quot;C&quot;}" calcext:value-type="string">
            <text:p>{"index": {"_id": "23.14Z"}}{"name": "Fabrication de fibres de verr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9Z</text:p>
          </table:table-cell>
          <table:table-cell office:value-type="string" calcext:value-type="string">
            <text:p>Fabrication et façonnage d'autres articles en verre, y compris verre technique</text:p>
          </table:table-cell>
          <table:table-cell table:formula="of:=LEFT([.A177];2)" office:value-type="string" office:string-value="23" calcext:value-type="string">
            <text:p>23</text:p>
          </table:table-cell>
          <table:table-cell table:style-name="ce2" table:formula="of:=VLOOKUP([.C177];[n2.$A$4:.$C$91];3;0)" office:value-type="string" office:string-value="C" calcext:value-type="string">
            <text:p>C</text:p>
          </table:table-cell>
          <table:table-cell table:style-name="ce2" table:formula="of:=IF([.D177]=[.D176];&quot;&quot;;CONCATENATE(&quot;{&quot;&quot;index&quot;&quot;: {&quot;&quot;_id&quot;&quot;: &quot;&quot;&quot;;[.D177];&quot;&quot;&quot;}}{&quot;&quot;name&quot;&quot;: &quot;&quot;&quot;;VLOOKUP([.D17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77];&quot;&quot;&quot;}}{&quot;&quot;name&quot;&quot;: &quot;&quot;&quot;;[.B177];&quot;&quot;&quot;, &quot;&quot;parent&quot;&quot;: &quot;&quot;&quot;;[.D177];&quot;&quot;&quot;}&quot;)" office:value-type="string" office:string-value="{&quot;index&quot;: {&quot;_id&quot;: &quot;23.19Z&quot;}}{&quot;name&quot;: &quot;Fabrication et façonnage d'autres articles en verre, y compris verre technique&quot;, &quot;parent&quot;: &quot;C&quot;}" calcext:value-type="string">
            <text:p>{"index": {"_id": "23.19Z"}}{"name": "Fabrication et façonnage d'autres articles en verre, y compris verre techniqu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20Z</text:p>
          </table:table-cell>
          <table:table-cell office:value-type="string" calcext:value-type="string">
            <text:p>Fabrication de produits réfractaires</text:p>
          </table:table-cell>
          <table:table-cell table:formula="of:=LEFT([.A178];2)" office:value-type="string" office:string-value="23" calcext:value-type="string">
            <text:p>23</text:p>
          </table:table-cell>
          <table:table-cell table:style-name="ce2" table:formula="of:=VLOOKUP([.C178];[n2.$A$4:.$C$91];3;0)" office:value-type="string" office:string-value="C" calcext:value-type="string">
            <text:p>C</text:p>
          </table:table-cell>
          <table:table-cell table:style-name="ce2" table:formula="of:=IF([.D178]=[.D177];&quot;&quot;;CONCATENATE(&quot;{&quot;&quot;index&quot;&quot;: {&quot;&quot;_id&quot;&quot;: &quot;&quot;&quot;;[.D178];&quot;&quot;&quot;}}{&quot;&quot;name&quot;&quot;: &quot;&quot;&quot;;VLOOKUP([.D17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78];&quot;&quot;&quot;}}{&quot;&quot;name&quot;&quot;: &quot;&quot;&quot;;[.B178];&quot;&quot;&quot;, &quot;&quot;parent&quot;&quot;: &quot;&quot;&quot;;[.D178];&quot;&quot;&quot;}&quot;)" office:value-type="string" office:string-value="{&quot;index&quot;: {&quot;_id&quot;: &quot;23.20Z&quot;}}{&quot;name&quot;: &quot;Fabrication de produits réfractaires&quot;, &quot;parent&quot;: &quot;C&quot;}" calcext:value-type="string">
            <text:p>{"index": {"_id": "23.20Z"}}{"name": "Fabrication de produits réfractair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31Z</text:p>
          </table:table-cell>
          <table:table-cell office:value-type="string" calcext:value-type="string">
            <text:p>Fabrication de carreaux en céramique</text:p>
          </table:table-cell>
          <table:table-cell table:formula="of:=LEFT([.A179];2)" office:value-type="string" office:string-value="23" calcext:value-type="string">
            <text:p>23</text:p>
          </table:table-cell>
          <table:table-cell table:style-name="ce2" table:formula="of:=VLOOKUP([.C179];[n2.$A$4:.$C$91];3;0)" office:value-type="string" office:string-value="C" calcext:value-type="string">
            <text:p>C</text:p>
          </table:table-cell>
          <table:table-cell table:style-name="ce2" table:formula="of:=IF([.D179]=[.D178];&quot;&quot;;CONCATENATE(&quot;{&quot;&quot;index&quot;&quot;: {&quot;&quot;_id&quot;&quot;: &quot;&quot;&quot;;[.D179];&quot;&quot;&quot;}}{&quot;&quot;name&quot;&quot;: &quot;&quot;&quot;;VLOOKUP([.D17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79];&quot;&quot;&quot;}}{&quot;&quot;name&quot;&quot;: &quot;&quot;&quot;;[.B179];&quot;&quot;&quot;, &quot;&quot;parent&quot;&quot;: &quot;&quot;&quot;;[.D179];&quot;&quot;&quot;}&quot;)" office:value-type="string" office:string-value="{&quot;index&quot;: {&quot;_id&quot;: &quot;23.31Z&quot;}}{&quot;name&quot;: &quot;Fabrication de carreaux en céramique&quot;, &quot;parent&quot;: &quot;C&quot;}" calcext:value-type="string">
            <text:p>{"index": {"_id": "23.31Z"}}{"name": "Fabrication de carreaux en céramiqu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32Z</text:p>
          </table:table-cell>
          <table:table-cell office:value-type="string" calcext:value-type="string">
            <text:p>Fabrication de briques, tuiles et produits de construction, en terre cuite</text:p>
          </table:table-cell>
          <table:table-cell table:formula="of:=LEFT([.A180];2)" office:value-type="string" office:string-value="23" calcext:value-type="string">
            <text:p>23</text:p>
          </table:table-cell>
          <table:table-cell table:style-name="ce2" table:formula="of:=VLOOKUP([.C180];[n2.$A$4:.$C$91];3;0)" office:value-type="string" office:string-value="C" calcext:value-type="string">
            <text:p>C</text:p>
          </table:table-cell>
          <table:table-cell table:style-name="ce2" table:formula="of:=IF([.D180]=[.D179];&quot;&quot;;CONCATENATE(&quot;{&quot;&quot;index&quot;&quot;: {&quot;&quot;_id&quot;&quot;: &quot;&quot;&quot;;[.D180];&quot;&quot;&quot;}}{&quot;&quot;name&quot;&quot;: &quot;&quot;&quot;;VLOOKUP([.D18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80];&quot;&quot;&quot;}}{&quot;&quot;name&quot;&quot;: &quot;&quot;&quot;;[.B180];&quot;&quot;&quot;, &quot;&quot;parent&quot;&quot;: &quot;&quot;&quot;;[.D180];&quot;&quot;&quot;}&quot;)" office:value-type="string" office:string-value="{&quot;index&quot;: {&quot;_id&quot;: &quot;23.32Z&quot;}}{&quot;name&quot;: &quot;Fabrication de briques, tuiles et produits de construction, en terre cuite&quot;, &quot;parent&quot;: &quot;C&quot;}" calcext:value-type="string">
            <text:p>{"index": {"_id": "23.32Z"}}{"name": "Fabrication de briques, tuiles et produits de construction, en terre cuit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41Z</text:p>
          </table:table-cell>
          <table:table-cell office:value-type="string" calcext:value-type="string">
            <text:p>Fabrication d'articles céramiques à usage domestique ou ornemental</text:p>
          </table:table-cell>
          <table:table-cell table:formula="of:=LEFT([.A181];2)" office:value-type="string" office:string-value="23" calcext:value-type="string">
            <text:p>23</text:p>
          </table:table-cell>
          <table:table-cell table:style-name="ce2" table:formula="of:=VLOOKUP([.C181];[n2.$A$4:.$C$91];3;0)" office:value-type="string" office:string-value="C" calcext:value-type="string">
            <text:p>C</text:p>
          </table:table-cell>
          <table:table-cell table:style-name="ce2" table:formula="of:=IF([.D181]=[.D180];&quot;&quot;;CONCATENATE(&quot;{&quot;&quot;index&quot;&quot;: {&quot;&quot;_id&quot;&quot;: &quot;&quot;&quot;;[.D181];&quot;&quot;&quot;}}{&quot;&quot;name&quot;&quot;: &quot;&quot;&quot;;VLOOKUP([.D18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81];&quot;&quot;&quot;}}{&quot;&quot;name&quot;&quot;: &quot;&quot;&quot;;[.B181];&quot;&quot;&quot;, &quot;&quot;parent&quot;&quot;: &quot;&quot;&quot;;[.D181];&quot;&quot;&quot;}&quot;)" office:value-type="string" office:string-value="{&quot;index&quot;: {&quot;_id&quot;: &quot;23.41Z&quot;}}{&quot;name&quot;: &quot;Fabrication d'articles céramiques à usage domestique ou ornemental&quot;, &quot;parent&quot;: &quot;C&quot;}" calcext:value-type="string">
            <text:p>{"index": {"_id": "23.41Z"}}{"name": "Fabrication d'articles céramiques à usage domestique ou ornemental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42Z</text:p>
          </table:table-cell>
          <table:table-cell office:value-type="string" calcext:value-type="string">
            <text:p>Fabrication d'appareils sanitaires en céramique</text:p>
          </table:table-cell>
          <table:table-cell table:formula="of:=LEFT([.A182];2)" office:value-type="string" office:string-value="23" calcext:value-type="string">
            <text:p>23</text:p>
          </table:table-cell>
          <table:table-cell table:style-name="ce2" table:formula="of:=VLOOKUP([.C182];[n2.$A$4:.$C$91];3;0)" office:value-type="string" office:string-value="C" calcext:value-type="string">
            <text:p>C</text:p>
          </table:table-cell>
          <table:table-cell table:style-name="ce2" table:formula="of:=IF([.D182]=[.D181];&quot;&quot;;CONCATENATE(&quot;{&quot;&quot;index&quot;&quot;: {&quot;&quot;_id&quot;&quot;: &quot;&quot;&quot;;[.D182];&quot;&quot;&quot;}}{&quot;&quot;name&quot;&quot;: &quot;&quot;&quot;;VLOOKUP([.D18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82];&quot;&quot;&quot;}}{&quot;&quot;name&quot;&quot;: &quot;&quot;&quot;;[.B182];&quot;&quot;&quot;, &quot;&quot;parent&quot;&quot;: &quot;&quot;&quot;;[.D182];&quot;&quot;&quot;}&quot;)" office:value-type="string" office:string-value="{&quot;index&quot;: {&quot;_id&quot;: &quot;23.42Z&quot;}}{&quot;name&quot;: &quot;Fabrication d'appareils sanitaires en céramique&quot;, &quot;parent&quot;: &quot;C&quot;}" calcext:value-type="string">
            <text:p>{"index": {"_id": "23.42Z"}}{"name": "Fabrication d'appareils sanitaires en céramiqu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43Z</text:p>
          </table:table-cell>
          <table:table-cell office:value-type="string" calcext:value-type="string">
            <text:p>Fabrication d'isolateurs et pièces isolantes en céramique</text:p>
          </table:table-cell>
          <table:table-cell table:formula="of:=LEFT([.A183];2)" office:value-type="string" office:string-value="23" calcext:value-type="string">
            <text:p>23</text:p>
          </table:table-cell>
          <table:table-cell table:style-name="ce2" table:formula="of:=VLOOKUP([.C183];[n2.$A$4:.$C$91];3;0)" office:value-type="string" office:string-value="C" calcext:value-type="string">
            <text:p>C</text:p>
          </table:table-cell>
          <table:table-cell table:style-name="ce2" table:formula="of:=IF([.D183]=[.D182];&quot;&quot;;CONCATENATE(&quot;{&quot;&quot;index&quot;&quot;: {&quot;&quot;_id&quot;&quot;: &quot;&quot;&quot;;[.D183];&quot;&quot;&quot;}}{&quot;&quot;name&quot;&quot;: &quot;&quot;&quot;;VLOOKUP([.D18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83];&quot;&quot;&quot;}}{&quot;&quot;name&quot;&quot;: &quot;&quot;&quot;;[.B183];&quot;&quot;&quot;, &quot;&quot;parent&quot;&quot;: &quot;&quot;&quot;;[.D183];&quot;&quot;&quot;}&quot;)" office:value-type="string" office:string-value="{&quot;index&quot;: {&quot;_id&quot;: &quot;23.43Z&quot;}}{&quot;name&quot;: &quot;Fabrication d'isolateurs et pièces isolantes en céramique&quot;, &quot;parent&quot;: &quot;C&quot;}" calcext:value-type="string">
            <text:p>{"index": {"_id": "23.43Z"}}{"name": "Fabrication d'isolateurs et pièces isolantes en céramiqu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44Z</text:p>
          </table:table-cell>
          <table:table-cell office:value-type="string" calcext:value-type="string">
            <text:p>Fabrication d'autres produits céramiques à usage technique</text:p>
          </table:table-cell>
          <table:table-cell table:formula="of:=LEFT([.A184];2)" office:value-type="string" office:string-value="23" calcext:value-type="string">
            <text:p>23</text:p>
          </table:table-cell>
          <table:table-cell table:style-name="ce2" table:formula="of:=VLOOKUP([.C184];[n2.$A$4:.$C$91];3;0)" office:value-type="string" office:string-value="C" calcext:value-type="string">
            <text:p>C</text:p>
          </table:table-cell>
          <table:table-cell table:style-name="ce2" table:formula="of:=IF([.D184]=[.D183];&quot;&quot;;CONCATENATE(&quot;{&quot;&quot;index&quot;&quot;: {&quot;&quot;_id&quot;&quot;: &quot;&quot;&quot;;[.D184];&quot;&quot;&quot;}}{&quot;&quot;name&quot;&quot;: &quot;&quot;&quot;;VLOOKUP([.D18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84];&quot;&quot;&quot;}}{&quot;&quot;name&quot;&quot;: &quot;&quot;&quot;;[.B184];&quot;&quot;&quot;, &quot;&quot;parent&quot;&quot;: &quot;&quot;&quot;;[.D184];&quot;&quot;&quot;}&quot;)" office:value-type="string" office:string-value="{&quot;index&quot;: {&quot;_id&quot;: &quot;23.44Z&quot;}}{&quot;name&quot;: &quot;Fabrication d'autres produits céramiques à usage technique&quot;, &quot;parent&quot;: &quot;C&quot;}" calcext:value-type="string">
            <text:p>{"index": {"_id": "23.44Z"}}{"name": "Fabrication d'autres produits céramiques à usage techniqu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49Z</text:p>
          </table:table-cell>
          <table:table-cell office:value-type="string" calcext:value-type="string">
            <text:p>Fabrication d'autres produits céramiques</text:p>
          </table:table-cell>
          <table:table-cell table:formula="of:=LEFT([.A185];2)" office:value-type="string" office:string-value="23" calcext:value-type="string">
            <text:p>23</text:p>
          </table:table-cell>
          <table:table-cell table:style-name="ce2" table:formula="of:=VLOOKUP([.C185];[n2.$A$4:.$C$91];3;0)" office:value-type="string" office:string-value="C" calcext:value-type="string">
            <text:p>C</text:p>
          </table:table-cell>
          <table:table-cell table:style-name="ce2" table:formula="of:=IF([.D185]=[.D184];&quot;&quot;;CONCATENATE(&quot;{&quot;&quot;index&quot;&quot;: {&quot;&quot;_id&quot;&quot;: &quot;&quot;&quot;;[.D185];&quot;&quot;&quot;}}{&quot;&quot;name&quot;&quot;: &quot;&quot;&quot;;VLOOKUP([.D18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85];&quot;&quot;&quot;}}{&quot;&quot;name&quot;&quot;: &quot;&quot;&quot;;[.B185];&quot;&quot;&quot;, &quot;&quot;parent&quot;&quot;: &quot;&quot;&quot;;[.D185];&quot;&quot;&quot;}&quot;)" office:value-type="string" office:string-value="{&quot;index&quot;: {&quot;_id&quot;: &quot;23.49Z&quot;}}{&quot;name&quot;: &quot;Fabrication d'autres produits céramiques&quot;, &quot;parent&quot;: &quot;C&quot;}" calcext:value-type="string">
            <text:p>{"index": {"_id": "23.49Z"}}{"name": "Fabrication d'autres produits céram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51Z</text:p>
          </table:table-cell>
          <table:table-cell office:value-type="string" calcext:value-type="string">
            <text:p>Fabrication de ciment</text:p>
          </table:table-cell>
          <table:table-cell table:formula="of:=LEFT([.A186];2)" office:value-type="string" office:string-value="23" calcext:value-type="string">
            <text:p>23</text:p>
          </table:table-cell>
          <table:table-cell table:style-name="ce2" table:formula="of:=VLOOKUP([.C186];[n2.$A$4:.$C$91];3;0)" office:value-type="string" office:string-value="C" calcext:value-type="string">
            <text:p>C</text:p>
          </table:table-cell>
          <table:table-cell table:style-name="ce2" table:formula="of:=IF([.D186]=[.D185];&quot;&quot;;CONCATENATE(&quot;{&quot;&quot;index&quot;&quot;: {&quot;&quot;_id&quot;&quot;: &quot;&quot;&quot;;[.D186];&quot;&quot;&quot;}}{&quot;&quot;name&quot;&quot;: &quot;&quot;&quot;;VLOOKUP([.D18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86];&quot;&quot;&quot;}}{&quot;&quot;name&quot;&quot;: &quot;&quot;&quot;;[.B186];&quot;&quot;&quot;, &quot;&quot;parent&quot;&quot;: &quot;&quot;&quot;;[.D186];&quot;&quot;&quot;}&quot;)" office:value-type="string" office:string-value="{&quot;index&quot;: {&quot;_id&quot;: &quot;23.51Z&quot;}}{&quot;name&quot;: &quot;Fabrication de ciment&quot;, &quot;parent&quot;: &quot;C&quot;}" calcext:value-type="string">
            <text:p>{"index": {"_id": "23.51Z"}}{"name": "Fabrication de ciment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52Z</text:p>
          </table:table-cell>
          <table:table-cell office:value-type="string" calcext:value-type="string">
            <text:p>Fabrication de chaux et plâtre</text:p>
          </table:table-cell>
          <table:table-cell table:formula="of:=LEFT([.A187];2)" office:value-type="string" office:string-value="23" calcext:value-type="string">
            <text:p>23</text:p>
          </table:table-cell>
          <table:table-cell table:style-name="ce2" table:formula="of:=VLOOKUP([.C187];[n2.$A$4:.$C$91];3;0)" office:value-type="string" office:string-value="C" calcext:value-type="string">
            <text:p>C</text:p>
          </table:table-cell>
          <table:table-cell table:style-name="ce2" table:formula="of:=IF([.D187]=[.D186];&quot;&quot;;CONCATENATE(&quot;{&quot;&quot;index&quot;&quot;: {&quot;&quot;_id&quot;&quot;: &quot;&quot;&quot;;[.D187];&quot;&quot;&quot;}}{&quot;&quot;name&quot;&quot;: &quot;&quot;&quot;;VLOOKUP([.D18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87];&quot;&quot;&quot;}}{&quot;&quot;name&quot;&quot;: &quot;&quot;&quot;;[.B187];&quot;&quot;&quot;, &quot;&quot;parent&quot;&quot;: &quot;&quot;&quot;;[.D187];&quot;&quot;&quot;}&quot;)" office:value-type="string" office:string-value="{&quot;index&quot;: {&quot;_id&quot;: &quot;23.52Z&quot;}}{&quot;name&quot;: &quot;Fabrication de chaux et plâtre&quot;, &quot;parent&quot;: &quot;C&quot;}" calcext:value-type="string">
            <text:p>{"index": {"_id": "23.52Z"}}{"name": "Fabrication de chaux et plâtr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61Z</text:p>
          </table:table-cell>
          <table:table-cell office:value-type="string" calcext:value-type="string">
            <text:p>Fabrication d'éléments en béton pour la construction</text:p>
          </table:table-cell>
          <table:table-cell table:formula="of:=LEFT([.A188];2)" office:value-type="string" office:string-value="23" calcext:value-type="string">
            <text:p>23</text:p>
          </table:table-cell>
          <table:table-cell table:style-name="ce2" table:formula="of:=VLOOKUP([.C188];[n2.$A$4:.$C$91];3;0)" office:value-type="string" office:string-value="C" calcext:value-type="string">
            <text:p>C</text:p>
          </table:table-cell>
          <table:table-cell table:style-name="ce2" table:formula="of:=IF([.D188]=[.D187];&quot;&quot;;CONCATENATE(&quot;{&quot;&quot;index&quot;&quot;: {&quot;&quot;_id&quot;&quot;: &quot;&quot;&quot;;[.D188];&quot;&quot;&quot;}}{&quot;&quot;name&quot;&quot;: &quot;&quot;&quot;;VLOOKUP([.D18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88];&quot;&quot;&quot;}}{&quot;&quot;name&quot;&quot;: &quot;&quot;&quot;;[.B188];&quot;&quot;&quot;, &quot;&quot;parent&quot;&quot;: &quot;&quot;&quot;;[.D188];&quot;&quot;&quot;}&quot;)" office:value-type="string" office:string-value="{&quot;index&quot;: {&quot;_id&quot;: &quot;23.61Z&quot;}}{&quot;name&quot;: &quot;Fabrication d'éléments en béton pour la construction&quot;, &quot;parent&quot;: &quot;C&quot;}" calcext:value-type="string">
            <text:p>{"index": {"_id": "23.61Z"}}{"name": "Fabrication d'éléments en béton pour la construction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62Z</text:p>
          </table:table-cell>
          <table:table-cell office:value-type="string" calcext:value-type="string">
            <text:p>Fabrication d'éléments en plâtre pour la construction</text:p>
          </table:table-cell>
          <table:table-cell table:formula="of:=LEFT([.A189];2)" office:value-type="string" office:string-value="23" calcext:value-type="string">
            <text:p>23</text:p>
          </table:table-cell>
          <table:table-cell table:style-name="ce2" table:formula="of:=VLOOKUP([.C189];[n2.$A$4:.$C$91];3;0)" office:value-type="string" office:string-value="C" calcext:value-type="string">
            <text:p>C</text:p>
          </table:table-cell>
          <table:table-cell table:style-name="ce2" table:formula="of:=IF([.D189]=[.D188];&quot;&quot;;CONCATENATE(&quot;{&quot;&quot;index&quot;&quot;: {&quot;&quot;_id&quot;&quot;: &quot;&quot;&quot;;[.D189];&quot;&quot;&quot;}}{&quot;&quot;name&quot;&quot;: &quot;&quot;&quot;;VLOOKUP([.D18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89];&quot;&quot;&quot;}}{&quot;&quot;name&quot;&quot;: &quot;&quot;&quot;;[.B189];&quot;&quot;&quot;, &quot;&quot;parent&quot;&quot;: &quot;&quot;&quot;;[.D189];&quot;&quot;&quot;}&quot;)" office:value-type="string" office:string-value="{&quot;index&quot;: {&quot;_id&quot;: &quot;23.62Z&quot;}}{&quot;name&quot;: &quot;Fabrication d'éléments en plâtre pour la construction&quot;, &quot;parent&quot;: &quot;C&quot;}" calcext:value-type="string">
            <text:p>{"index": {"_id": "23.62Z"}}{"name": "Fabrication d'éléments en plâtre pour la construction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63Z</text:p>
          </table:table-cell>
          <table:table-cell office:value-type="string" calcext:value-type="string">
            <text:p>Fabrication de béton prêt à l'emploi</text:p>
          </table:table-cell>
          <table:table-cell table:formula="of:=LEFT([.A190];2)" office:value-type="string" office:string-value="23" calcext:value-type="string">
            <text:p>23</text:p>
          </table:table-cell>
          <table:table-cell table:style-name="ce2" table:formula="of:=VLOOKUP([.C190];[n2.$A$4:.$C$91];3;0)" office:value-type="string" office:string-value="C" calcext:value-type="string">
            <text:p>C</text:p>
          </table:table-cell>
          <table:table-cell table:style-name="ce2" table:formula="of:=IF([.D190]=[.D189];&quot;&quot;;CONCATENATE(&quot;{&quot;&quot;index&quot;&quot;: {&quot;&quot;_id&quot;&quot;: &quot;&quot;&quot;;[.D190];&quot;&quot;&quot;}}{&quot;&quot;name&quot;&quot;: &quot;&quot;&quot;;VLOOKUP([.D19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90];&quot;&quot;&quot;}}{&quot;&quot;name&quot;&quot;: &quot;&quot;&quot;;[.B190];&quot;&quot;&quot;, &quot;&quot;parent&quot;&quot;: &quot;&quot;&quot;;[.D190];&quot;&quot;&quot;}&quot;)" office:value-type="string" office:string-value="{&quot;index&quot;: {&quot;_id&quot;: &quot;23.63Z&quot;}}{&quot;name&quot;: &quot;Fabrication de béton prêt à l'emploi&quot;, &quot;parent&quot;: &quot;C&quot;}" calcext:value-type="string">
            <text:p>{"index": {"_id": "23.63Z"}}{"name": "Fabrication de béton prêt à l'emploi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64Z</text:p>
          </table:table-cell>
          <table:table-cell office:value-type="string" calcext:value-type="string">
            <text:p>Fabrication de mortiers et bétons secs</text:p>
          </table:table-cell>
          <table:table-cell table:formula="of:=LEFT([.A191];2)" office:value-type="string" office:string-value="23" calcext:value-type="string">
            <text:p>23</text:p>
          </table:table-cell>
          <table:table-cell table:style-name="ce2" table:formula="of:=VLOOKUP([.C191];[n2.$A$4:.$C$91];3;0)" office:value-type="string" office:string-value="C" calcext:value-type="string">
            <text:p>C</text:p>
          </table:table-cell>
          <table:table-cell table:style-name="ce2" table:formula="of:=IF([.D191]=[.D190];&quot;&quot;;CONCATENATE(&quot;{&quot;&quot;index&quot;&quot;: {&quot;&quot;_id&quot;&quot;: &quot;&quot;&quot;;[.D191];&quot;&quot;&quot;}}{&quot;&quot;name&quot;&quot;: &quot;&quot;&quot;;VLOOKUP([.D19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91];&quot;&quot;&quot;}}{&quot;&quot;name&quot;&quot;: &quot;&quot;&quot;;[.B191];&quot;&quot;&quot;, &quot;&quot;parent&quot;&quot;: &quot;&quot;&quot;;[.D191];&quot;&quot;&quot;}&quot;)" office:value-type="string" office:string-value="{&quot;index&quot;: {&quot;_id&quot;: &quot;23.64Z&quot;}}{&quot;name&quot;: &quot;Fabrication de mortiers et bétons secs&quot;, &quot;parent&quot;: &quot;C&quot;}" calcext:value-type="string">
            <text:p>{"index": {"_id": "23.64Z"}}{"name": "Fabrication de mortiers et bétons sec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65Z</text:p>
          </table:table-cell>
          <table:table-cell office:value-type="string" calcext:value-type="string">
            <text:p>Fabrication d'ouvrages en fibre-ciment</text:p>
          </table:table-cell>
          <table:table-cell table:formula="of:=LEFT([.A192];2)" office:value-type="string" office:string-value="23" calcext:value-type="string">
            <text:p>23</text:p>
          </table:table-cell>
          <table:table-cell table:style-name="ce2" table:formula="of:=VLOOKUP([.C192];[n2.$A$4:.$C$91];3;0)" office:value-type="string" office:string-value="C" calcext:value-type="string">
            <text:p>C</text:p>
          </table:table-cell>
          <table:table-cell table:style-name="ce2" table:formula="of:=IF([.D192]=[.D191];&quot;&quot;;CONCATENATE(&quot;{&quot;&quot;index&quot;&quot;: {&quot;&quot;_id&quot;&quot;: &quot;&quot;&quot;;[.D192];&quot;&quot;&quot;}}{&quot;&quot;name&quot;&quot;: &quot;&quot;&quot;;VLOOKUP([.D19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92];&quot;&quot;&quot;}}{&quot;&quot;name&quot;&quot;: &quot;&quot;&quot;;[.B192];&quot;&quot;&quot;, &quot;&quot;parent&quot;&quot;: &quot;&quot;&quot;;[.D192];&quot;&quot;&quot;}&quot;)" office:value-type="string" office:string-value="{&quot;index&quot;: {&quot;_id&quot;: &quot;23.65Z&quot;}}{&quot;name&quot;: &quot;Fabrication d'ouvrages en fibre-ciment&quot;, &quot;parent&quot;: &quot;C&quot;}" calcext:value-type="string">
            <text:p>{"index": {"_id": "23.65Z"}}{"name": "Fabrication d'ouvrages en fibre-ciment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69Z</text:p>
          </table:table-cell>
          <table:table-cell office:value-type="string" calcext:value-type="string">
            <text:p>Fabrication d'autres ouvrages en béton, en ciment ou en plâtre</text:p>
          </table:table-cell>
          <table:table-cell table:formula="of:=LEFT([.A193];2)" office:value-type="string" office:string-value="23" calcext:value-type="string">
            <text:p>23</text:p>
          </table:table-cell>
          <table:table-cell table:style-name="ce2" table:formula="of:=VLOOKUP([.C193];[n2.$A$4:.$C$91];3;0)" office:value-type="string" office:string-value="C" calcext:value-type="string">
            <text:p>C</text:p>
          </table:table-cell>
          <table:table-cell table:style-name="ce2" table:formula="of:=IF([.D193]=[.D192];&quot;&quot;;CONCATENATE(&quot;{&quot;&quot;index&quot;&quot;: {&quot;&quot;_id&quot;&quot;: &quot;&quot;&quot;;[.D193];&quot;&quot;&quot;}}{&quot;&quot;name&quot;&quot;: &quot;&quot;&quot;;VLOOKUP([.D19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93];&quot;&quot;&quot;}}{&quot;&quot;name&quot;&quot;: &quot;&quot;&quot;;[.B193];&quot;&quot;&quot;, &quot;&quot;parent&quot;&quot;: &quot;&quot;&quot;;[.D193];&quot;&quot;&quot;}&quot;)" office:value-type="string" office:string-value="{&quot;index&quot;: {&quot;_id&quot;: &quot;23.69Z&quot;}}{&quot;name&quot;: &quot;Fabrication d'autres ouvrages en béton, en ciment ou en plâtre&quot;, &quot;parent&quot;: &quot;C&quot;}" calcext:value-type="string">
            <text:p>{"index": {"_id": "23.69Z"}}{"name": "Fabrication d'autres ouvrages en béton, en ciment ou en plâtr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70Z</text:p>
          </table:table-cell>
          <table:table-cell office:value-type="string" calcext:value-type="string">
            <text:p>Taille, façonnage et finissage de pierres</text:p>
          </table:table-cell>
          <table:table-cell table:formula="of:=LEFT([.A194];2)" office:value-type="string" office:string-value="23" calcext:value-type="string">
            <text:p>23</text:p>
          </table:table-cell>
          <table:table-cell table:style-name="ce2" table:formula="of:=VLOOKUP([.C194];[n2.$A$4:.$C$91];3;0)" office:value-type="string" office:string-value="C" calcext:value-type="string">
            <text:p>C</text:p>
          </table:table-cell>
          <table:table-cell table:style-name="ce2" table:formula="of:=IF([.D194]=[.D193];&quot;&quot;;CONCATENATE(&quot;{&quot;&quot;index&quot;&quot;: {&quot;&quot;_id&quot;&quot;: &quot;&quot;&quot;;[.D194];&quot;&quot;&quot;}}{&quot;&quot;name&quot;&quot;: &quot;&quot;&quot;;VLOOKUP([.D19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94];&quot;&quot;&quot;}}{&quot;&quot;name&quot;&quot;: &quot;&quot;&quot;;[.B194];&quot;&quot;&quot;, &quot;&quot;parent&quot;&quot;: &quot;&quot;&quot;;[.D194];&quot;&quot;&quot;}&quot;)" office:value-type="string" office:string-value="{&quot;index&quot;: {&quot;_id&quot;: &quot;23.70Z&quot;}}{&quot;name&quot;: &quot;Taille, façonnage et finissage de pierres&quot;, &quot;parent&quot;: &quot;C&quot;}" calcext:value-type="string">
            <text:p>{"index": {"_id": "23.70Z"}}{"name": "Taille, façonnage et finissage de pierr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91Z</text:p>
          </table:table-cell>
          <table:table-cell office:value-type="string" calcext:value-type="string">
            <text:p>Fabrication de produits abrasifs</text:p>
          </table:table-cell>
          <table:table-cell table:formula="of:=LEFT([.A195];2)" office:value-type="string" office:string-value="23" calcext:value-type="string">
            <text:p>23</text:p>
          </table:table-cell>
          <table:table-cell table:style-name="ce2" table:formula="of:=VLOOKUP([.C195];[n2.$A$4:.$C$91];3;0)" office:value-type="string" office:string-value="C" calcext:value-type="string">
            <text:p>C</text:p>
          </table:table-cell>
          <table:table-cell table:style-name="ce2" table:formula="of:=IF([.D195]=[.D194];&quot;&quot;;CONCATENATE(&quot;{&quot;&quot;index&quot;&quot;: {&quot;&quot;_id&quot;&quot;: &quot;&quot;&quot;;[.D195];&quot;&quot;&quot;}}{&quot;&quot;name&quot;&quot;: &quot;&quot;&quot;;VLOOKUP([.D19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95];&quot;&quot;&quot;}}{&quot;&quot;name&quot;&quot;: &quot;&quot;&quot;;[.B195];&quot;&quot;&quot;, &quot;&quot;parent&quot;&quot;: &quot;&quot;&quot;;[.D195];&quot;&quot;&quot;}&quot;)" office:value-type="string" office:string-value="{&quot;index&quot;: {&quot;_id&quot;: &quot;23.91Z&quot;}}{&quot;name&quot;: &quot;Fabrication de produits abrasifs&quot;, &quot;parent&quot;: &quot;C&quot;}" calcext:value-type="string">
            <text:p>{"index": {"_id": "23.91Z"}}{"name": "Fabrication de produits abrasif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99Z</text:p>
          </table:table-cell>
          <table:table-cell office:value-type="string" calcext:value-type="string">
            <text:p>Fabrication d'autres produits minéraux non métalliques n.c.a.</text:p>
          </table:table-cell>
          <table:table-cell table:formula="of:=LEFT([.A196];2)" office:value-type="string" office:string-value="23" calcext:value-type="string">
            <text:p>23</text:p>
          </table:table-cell>
          <table:table-cell table:style-name="ce2" table:formula="of:=VLOOKUP([.C196];[n2.$A$4:.$C$91];3;0)" office:value-type="string" office:string-value="C" calcext:value-type="string">
            <text:p>C</text:p>
          </table:table-cell>
          <table:table-cell table:style-name="ce2" table:formula="of:=IF([.D196]=[.D195];&quot;&quot;;CONCATENATE(&quot;{&quot;&quot;index&quot;&quot;: {&quot;&quot;_id&quot;&quot;: &quot;&quot;&quot;;[.D196];&quot;&quot;&quot;}}{&quot;&quot;name&quot;&quot;: &quot;&quot;&quot;;VLOOKUP([.D19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96];&quot;&quot;&quot;}}{&quot;&quot;name&quot;&quot;: &quot;&quot;&quot;;[.B196];&quot;&quot;&quot;, &quot;&quot;parent&quot;&quot;: &quot;&quot;&quot;;[.D196];&quot;&quot;&quot;}&quot;)" office:value-type="string" office:string-value="{&quot;index&quot;: {&quot;_id&quot;: &quot;23.99Z&quot;}}{&quot;name&quot;: &quot;Fabrication d'autres produits minéraux non métalliques n.c.a.&quot;, &quot;parent&quot;: &quot;C&quot;}" calcext:value-type="string">
            <text:p>{"index": {"_id": "23.99Z"}}{"name": "Fabrication d'autres produits minéraux non métalliques n.c.a.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Z</text:p>
          </table:table-cell>
          <table:table-cell office:value-type="string" calcext:value-type="string">
            <text:p>Sidérurgie</text:p>
          </table:table-cell>
          <table:table-cell table:formula="of:=LEFT([.A197];2)" office:value-type="string" office:string-value="24" calcext:value-type="string">
            <text:p>24</text:p>
          </table:table-cell>
          <table:table-cell table:style-name="ce2" table:formula="of:=VLOOKUP([.C197];[n2.$A$4:.$C$91];3;0)" office:value-type="string" office:string-value="C" calcext:value-type="string">
            <text:p>C</text:p>
          </table:table-cell>
          <table:table-cell table:style-name="ce2" table:formula="of:=IF([.D197]=[.D196];&quot;&quot;;CONCATENATE(&quot;{&quot;&quot;index&quot;&quot;: {&quot;&quot;_id&quot;&quot;: &quot;&quot;&quot;;[.D197];&quot;&quot;&quot;}}{&quot;&quot;name&quot;&quot;: &quot;&quot;&quot;;VLOOKUP([.D19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97];&quot;&quot;&quot;}}{&quot;&quot;name&quot;&quot;: &quot;&quot;&quot;;[.B197];&quot;&quot;&quot;, &quot;&quot;parent&quot;&quot;: &quot;&quot;&quot;;[.D197];&quot;&quot;&quot;}&quot;)" office:value-type="string" office:string-value="{&quot;index&quot;: {&quot;_id&quot;: &quot;24.10Z&quot;}}{&quot;name&quot;: &quot;Sidérurgie&quot;, &quot;parent&quot;: &quot;C&quot;}" calcext:value-type="string">
            <text:p>{"index": {"_id": "24.10Z"}}{"name": "Sidérurgi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20Z</text:p>
          </table:table-cell>
          <table:table-cell office:value-type="string" calcext:value-type="string">
            <text:p>Fabrication de tubes, tuyaux, profilés creux et accessoires correspondants en acier</text:p>
          </table:table-cell>
          <table:table-cell table:formula="of:=LEFT([.A198];2)" office:value-type="string" office:string-value="24" calcext:value-type="string">
            <text:p>24</text:p>
          </table:table-cell>
          <table:table-cell table:style-name="ce2" table:formula="of:=VLOOKUP([.C198];[n2.$A$4:.$C$91];3;0)" office:value-type="string" office:string-value="C" calcext:value-type="string">
            <text:p>C</text:p>
          </table:table-cell>
          <table:table-cell table:style-name="ce2" table:formula="of:=IF([.D198]=[.D197];&quot;&quot;;CONCATENATE(&quot;{&quot;&quot;index&quot;&quot;: {&quot;&quot;_id&quot;&quot;: &quot;&quot;&quot;;[.D198];&quot;&quot;&quot;}}{&quot;&quot;name&quot;&quot;: &quot;&quot;&quot;;VLOOKUP([.D19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98];&quot;&quot;&quot;}}{&quot;&quot;name&quot;&quot;: &quot;&quot;&quot;;[.B198];&quot;&quot;&quot;, &quot;&quot;parent&quot;&quot;: &quot;&quot;&quot;;[.D198];&quot;&quot;&quot;}&quot;)" office:value-type="string" office:string-value="{&quot;index&quot;: {&quot;_id&quot;: &quot;24.20Z&quot;}}{&quot;name&quot;: &quot;Fabrication de tubes, tuyaux, profilés creux et accessoires correspondants en acier&quot;, &quot;parent&quot;: &quot;C&quot;}" calcext:value-type="string">
            <text:p>{"index": {"_id": "24.20Z"}}{"name": "Fabrication de tubes, tuyaux, profilés creux et accessoires correspondants en acier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31Z</text:p>
          </table:table-cell>
          <table:table-cell office:value-type="string" calcext:value-type="string">
            <text:p>Étirage à froid de barres</text:p>
          </table:table-cell>
          <table:table-cell table:formula="of:=LEFT([.A199];2)" office:value-type="string" office:string-value="24" calcext:value-type="string">
            <text:p>24</text:p>
          </table:table-cell>
          <table:table-cell table:style-name="ce2" table:formula="of:=VLOOKUP([.C199];[n2.$A$4:.$C$91];3;0)" office:value-type="string" office:string-value="C" calcext:value-type="string">
            <text:p>C</text:p>
          </table:table-cell>
          <table:table-cell table:style-name="ce2" table:formula="of:=IF([.D199]=[.D198];&quot;&quot;;CONCATENATE(&quot;{&quot;&quot;index&quot;&quot;: {&quot;&quot;_id&quot;&quot;: &quot;&quot;&quot;;[.D199];&quot;&quot;&quot;}}{&quot;&quot;name&quot;&quot;: &quot;&quot;&quot;;VLOOKUP([.D19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199];&quot;&quot;&quot;}}{&quot;&quot;name&quot;&quot;: &quot;&quot;&quot;;[.B199];&quot;&quot;&quot;, &quot;&quot;parent&quot;&quot;: &quot;&quot;&quot;;[.D199];&quot;&quot;&quot;}&quot;)" office:value-type="string" office:string-value="{&quot;index&quot;: {&quot;_id&quot;: &quot;24.31Z&quot;}}{&quot;name&quot;: &quot;Étirage à froid de barres&quot;, &quot;parent&quot;: &quot;C&quot;}" calcext:value-type="string">
            <text:p>{"index": {"_id": "24.31Z"}}{"name": "Étirage à froid de barr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32Z</text:p>
          </table:table-cell>
          <table:table-cell office:value-type="string" calcext:value-type="string">
            <text:p>Laminage à froid de feuillards</text:p>
          </table:table-cell>
          <table:table-cell table:formula="of:=LEFT([.A200];2)" office:value-type="string" office:string-value="24" calcext:value-type="string">
            <text:p>24</text:p>
          </table:table-cell>
          <table:table-cell table:style-name="ce2" table:formula="of:=VLOOKUP([.C200];[n2.$A$4:.$C$91];3;0)" office:value-type="string" office:string-value="C" calcext:value-type="string">
            <text:p>C</text:p>
          </table:table-cell>
          <table:table-cell table:style-name="ce2" table:formula="of:=IF([.D200]=[.D199];&quot;&quot;;CONCATENATE(&quot;{&quot;&quot;index&quot;&quot;: {&quot;&quot;_id&quot;&quot;: &quot;&quot;&quot;;[.D200];&quot;&quot;&quot;}}{&quot;&quot;name&quot;&quot;: &quot;&quot;&quot;;VLOOKUP([.D20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00];&quot;&quot;&quot;}}{&quot;&quot;name&quot;&quot;: &quot;&quot;&quot;;[.B200];&quot;&quot;&quot;, &quot;&quot;parent&quot;&quot;: &quot;&quot;&quot;;[.D200];&quot;&quot;&quot;}&quot;)" office:value-type="string" office:string-value="{&quot;index&quot;: {&quot;_id&quot;: &quot;24.32Z&quot;}}{&quot;name&quot;: &quot;Laminage à froid de feuillards&quot;, &quot;parent&quot;: &quot;C&quot;}" calcext:value-type="string">
            <text:p>{"index": {"_id": "24.32Z"}}{"name": "Laminage à froid de feuillard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33Z</text:p>
          </table:table-cell>
          <table:table-cell office:value-type="string" calcext:value-type="string">
            <text:p>Profilage à froid par formage ou pliage</text:p>
          </table:table-cell>
          <table:table-cell table:formula="of:=LEFT([.A201];2)" office:value-type="string" office:string-value="24" calcext:value-type="string">
            <text:p>24</text:p>
          </table:table-cell>
          <table:table-cell table:style-name="ce2" table:formula="of:=VLOOKUP([.C201];[n2.$A$4:.$C$91];3;0)" office:value-type="string" office:string-value="C" calcext:value-type="string">
            <text:p>C</text:p>
          </table:table-cell>
          <table:table-cell table:style-name="ce2" table:formula="of:=IF([.D201]=[.D200];&quot;&quot;;CONCATENATE(&quot;{&quot;&quot;index&quot;&quot;: {&quot;&quot;_id&quot;&quot;: &quot;&quot;&quot;;[.D201];&quot;&quot;&quot;}}{&quot;&quot;name&quot;&quot;: &quot;&quot;&quot;;VLOOKUP([.D20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01];&quot;&quot;&quot;}}{&quot;&quot;name&quot;&quot;: &quot;&quot;&quot;;[.B201];&quot;&quot;&quot;, &quot;&quot;parent&quot;&quot;: &quot;&quot;&quot;;[.D201];&quot;&quot;&quot;}&quot;)" office:value-type="string" office:string-value="{&quot;index&quot;: {&quot;_id&quot;: &quot;24.33Z&quot;}}{&quot;name&quot;: &quot;Profilage à froid par formage ou pliage&quot;, &quot;parent&quot;: &quot;C&quot;}" calcext:value-type="string">
            <text:p>{"index": {"_id": "24.33Z"}}{"name": "Profilage à froid par formage ou pliag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34Z</text:p>
          </table:table-cell>
          <table:table-cell office:value-type="string" calcext:value-type="string">
            <text:p>Tréfilage à froid</text:p>
          </table:table-cell>
          <table:table-cell table:formula="of:=LEFT([.A202];2)" office:value-type="string" office:string-value="24" calcext:value-type="string">
            <text:p>24</text:p>
          </table:table-cell>
          <table:table-cell table:style-name="ce2" table:formula="of:=VLOOKUP([.C202];[n2.$A$4:.$C$91];3;0)" office:value-type="string" office:string-value="C" calcext:value-type="string">
            <text:p>C</text:p>
          </table:table-cell>
          <table:table-cell table:style-name="ce2" table:formula="of:=IF([.D202]=[.D201];&quot;&quot;;CONCATENATE(&quot;{&quot;&quot;index&quot;&quot;: {&quot;&quot;_id&quot;&quot;: &quot;&quot;&quot;;[.D202];&quot;&quot;&quot;}}{&quot;&quot;name&quot;&quot;: &quot;&quot;&quot;;VLOOKUP([.D20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02];&quot;&quot;&quot;}}{&quot;&quot;name&quot;&quot;: &quot;&quot;&quot;;[.B202];&quot;&quot;&quot;, &quot;&quot;parent&quot;&quot;: &quot;&quot;&quot;;[.D202];&quot;&quot;&quot;}&quot;)" office:value-type="string" office:string-value="{&quot;index&quot;: {&quot;_id&quot;: &quot;24.34Z&quot;}}{&quot;name&quot;: &quot;Tréfilage à froid&quot;, &quot;parent&quot;: &quot;C&quot;}" calcext:value-type="string">
            <text:p>{"index": {"_id": "24.34Z"}}{"name": "Tréfilage à froid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41Z</text:p>
          </table:table-cell>
          <table:table-cell office:value-type="string" calcext:value-type="string">
            <text:p>Production de métaux précieux</text:p>
          </table:table-cell>
          <table:table-cell table:formula="of:=LEFT([.A203];2)" office:value-type="string" office:string-value="24" calcext:value-type="string">
            <text:p>24</text:p>
          </table:table-cell>
          <table:table-cell table:style-name="ce2" table:formula="of:=VLOOKUP([.C203];[n2.$A$4:.$C$91];3;0)" office:value-type="string" office:string-value="C" calcext:value-type="string">
            <text:p>C</text:p>
          </table:table-cell>
          <table:table-cell table:style-name="ce2" table:formula="of:=IF([.D203]=[.D202];&quot;&quot;;CONCATENATE(&quot;{&quot;&quot;index&quot;&quot;: {&quot;&quot;_id&quot;&quot;: &quot;&quot;&quot;;[.D203];&quot;&quot;&quot;}}{&quot;&quot;name&quot;&quot;: &quot;&quot;&quot;;VLOOKUP([.D20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03];&quot;&quot;&quot;}}{&quot;&quot;name&quot;&quot;: &quot;&quot;&quot;;[.B203];&quot;&quot;&quot;, &quot;&quot;parent&quot;&quot;: &quot;&quot;&quot;;[.D203];&quot;&quot;&quot;}&quot;)" office:value-type="string" office:string-value="{&quot;index&quot;: {&quot;_id&quot;: &quot;24.41Z&quot;}}{&quot;name&quot;: &quot;Production de métaux précieux&quot;, &quot;parent&quot;: &quot;C&quot;}" calcext:value-type="string">
            <text:p>{"index": {"_id": "24.41Z"}}{"name": "Production de métaux précieux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42Z</text:p>
          </table:table-cell>
          <table:table-cell office:value-type="string" calcext:value-type="string">
            <text:p>Métallurgie de l'aluminium</text:p>
          </table:table-cell>
          <table:table-cell table:formula="of:=LEFT([.A204];2)" office:value-type="string" office:string-value="24" calcext:value-type="string">
            <text:p>24</text:p>
          </table:table-cell>
          <table:table-cell table:style-name="ce2" table:formula="of:=VLOOKUP([.C204];[n2.$A$4:.$C$91];3;0)" office:value-type="string" office:string-value="C" calcext:value-type="string">
            <text:p>C</text:p>
          </table:table-cell>
          <table:table-cell table:style-name="ce2" table:formula="of:=IF([.D204]=[.D203];&quot;&quot;;CONCATENATE(&quot;{&quot;&quot;index&quot;&quot;: {&quot;&quot;_id&quot;&quot;: &quot;&quot;&quot;;[.D204];&quot;&quot;&quot;}}{&quot;&quot;name&quot;&quot;: &quot;&quot;&quot;;VLOOKUP([.D20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04];&quot;&quot;&quot;}}{&quot;&quot;name&quot;&quot;: &quot;&quot;&quot;;[.B204];&quot;&quot;&quot;, &quot;&quot;parent&quot;&quot;: &quot;&quot;&quot;;[.D204];&quot;&quot;&quot;}&quot;)" office:value-type="string" office:string-value="{&quot;index&quot;: {&quot;_id&quot;: &quot;24.42Z&quot;}}{&quot;name&quot;: &quot;Métallurgie de l'aluminium&quot;, &quot;parent&quot;: &quot;C&quot;}" calcext:value-type="string">
            <text:p>{"index": {"_id": "24.42Z"}}{"name": "Métallurgie de l'aluminium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43Z</text:p>
          </table:table-cell>
          <table:table-cell office:value-type="string" calcext:value-type="string">
            <text:p>Métallurgie du plomb, du zinc ou de l'étain</text:p>
          </table:table-cell>
          <table:table-cell table:formula="of:=LEFT([.A205];2)" office:value-type="string" office:string-value="24" calcext:value-type="string">
            <text:p>24</text:p>
          </table:table-cell>
          <table:table-cell table:style-name="ce2" table:formula="of:=VLOOKUP([.C205];[n2.$A$4:.$C$91];3;0)" office:value-type="string" office:string-value="C" calcext:value-type="string">
            <text:p>C</text:p>
          </table:table-cell>
          <table:table-cell table:style-name="ce2" table:formula="of:=IF([.D205]=[.D204];&quot;&quot;;CONCATENATE(&quot;{&quot;&quot;index&quot;&quot;: {&quot;&quot;_id&quot;&quot;: &quot;&quot;&quot;;[.D205];&quot;&quot;&quot;}}{&quot;&quot;name&quot;&quot;: &quot;&quot;&quot;;VLOOKUP([.D20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05];&quot;&quot;&quot;}}{&quot;&quot;name&quot;&quot;: &quot;&quot;&quot;;[.B205];&quot;&quot;&quot;, &quot;&quot;parent&quot;&quot;: &quot;&quot;&quot;;[.D205];&quot;&quot;&quot;}&quot;)" office:value-type="string" office:string-value="{&quot;index&quot;: {&quot;_id&quot;: &quot;24.43Z&quot;}}{&quot;name&quot;: &quot;Métallurgie du plomb, du zinc ou de l'étain&quot;, &quot;parent&quot;: &quot;C&quot;}" calcext:value-type="string">
            <text:p>{"index": {"_id": "24.43Z"}}{"name": "Métallurgie du plomb, du zinc ou de l'étain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44Z</text:p>
          </table:table-cell>
          <table:table-cell office:value-type="string" calcext:value-type="string">
            <text:p>Métallurgie du cuivre</text:p>
          </table:table-cell>
          <table:table-cell table:formula="of:=LEFT([.A206];2)" office:value-type="string" office:string-value="24" calcext:value-type="string">
            <text:p>24</text:p>
          </table:table-cell>
          <table:table-cell table:style-name="ce2" table:formula="of:=VLOOKUP([.C206];[n2.$A$4:.$C$91];3;0)" office:value-type="string" office:string-value="C" calcext:value-type="string">
            <text:p>C</text:p>
          </table:table-cell>
          <table:table-cell table:style-name="ce2" table:formula="of:=IF([.D206]=[.D205];&quot;&quot;;CONCATENATE(&quot;{&quot;&quot;index&quot;&quot;: {&quot;&quot;_id&quot;&quot;: &quot;&quot;&quot;;[.D206];&quot;&quot;&quot;}}{&quot;&quot;name&quot;&quot;: &quot;&quot;&quot;;VLOOKUP([.D20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06];&quot;&quot;&quot;}}{&quot;&quot;name&quot;&quot;: &quot;&quot;&quot;;[.B206];&quot;&quot;&quot;, &quot;&quot;parent&quot;&quot;: &quot;&quot;&quot;;[.D206];&quot;&quot;&quot;}&quot;)" office:value-type="string" office:string-value="{&quot;index&quot;: {&quot;_id&quot;: &quot;24.44Z&quot;}}{&quot;name&quot;: &quot;Métallurgie du cuivre&quot;, &quot;parent&quot;: &quot;C&quot;}" calcext:value-type="string">
            <text:p>{"index": {"_id": "24.44Z"}}{"name": "Métallurgie du cuivr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45Z</text:p>
          </table:table-cell>
          <table:table-cell office:value-type="string" calcext:value-type="string">
            <text:p>Métallurgie des autres métaux non ferreux</text:p>
          </table:table-cell>
          <table:table-cell table:formula="of:=LEFT([.A207];2)" office:value-type="string" office:string-value="24" calcext:value-type="string">
            <text:p>24</text:p>
          </table:table-cell>
          <table:table-cell table:style-name="ce2" table:formula="of:=VLOOKUP([.C207];[n2.$A$4:.$C$91];3;0)" office:value-type="string" office:string-value="C" calcext:value-type="string">
            <text:p>C</text:p>
          </table:table-cell>
          <table:table-cell table:style-name="ce2" table:formula="of:=IF([.D207]=[.D206];&quot;&quot;;CONCATENATE(&quot;{&quot;&quot;index&quot;&quot;: {&quot;&quot;_id&quot;&quot;: &quot;&quot;&quot;;[.D207];&quot;&quot;&quot;}}{&quot;&quot;name&quot;&quot;: &quot;&quot;&quot;;VLOOKUP([.D20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07];&quot;&quot;&quot;}}{&quot;&quot;name&quot;&quot;: &quot;&quot;&quot;;[.B207];&quot;&quot;&quot;, &quot;&quot;parent&quot;&quot;: &quot;&quot;&quot;;[.D207];&quot;&quot;&quot;}&quot;)" office:value-type="string" office:string-value="{&quot;index&quot;: {&quot;_id&quot;: &quot;24.45Z&quot;}}{&quot;name&quot;: &quot;Métallurgie des autres métaux non ferreux&quot;, &quot;parent&quot;: &quot;C&quot;}" calcext:value-type="string">
            <text:p>{"index": {"_id": "24.45Z"}}{"name": "Métallurgie des autres métaux non ferreux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46Z</text:p>
          </table:table-cell>
          <table:table-cell office:value-type="string" calcext:value-type="string">
            <text:p>Élaboration et transformation de matières nucléaires</text:p>
          </table:table-cell>
          <table:table-cell table:formula="of:=LEFT([.A208];2)" office:value-type="string" office:string-value="24" calcext:value-type="string">
            <text:p>24</text:p>
          </table:table-cell>
          <table:table-cell table:style-name="ce2" table:formula="of:=VLOOKUP([.C208];[n2.$A$4:.$C$91];3;0)" office:value-type="string" office:string-value="C" calcext:value-type="string">
            <text:p>C</text:p>
          </table:table-cell>
          <table:table-cell table:style-name="ce2" table:formula="of:=IF([.D208]=[.D207];&quot;&quot;;CONCATENATE(&quot;{&quot;&quot;index&quot;&quot;: {&quot;&quot;_id&quot;&quot;: &quot;&quot;&quot;;[.D208];&quot;&quot;&quot;}}{&quot;&quot;name&quot;&quot;: &quot;&quot;&quot;;VLOOKUP([.D20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08];&quot;&quot;&quot;}}{&quot;&quot;name&quot;&quot;: &quot;&quot;&quot;;[.B208];&quot;&quot;&quot;, &quot;&quot;parent&quot;&quot;: &quot;&quot;&quot;;[.D208];&quot;&quot;&quot;}&quot;)" office:value-type="string" office:string-value="{&quot;index&quot;: {&quot;_id&quot;: &quot;24.46Z&quot;}}{&quot;name&quot;: &quot;Élaboration et transformation de matières nucléaires&quot;, &quot;parent&quot;: &quot;C&quot;}" calcext:value-type="string">
            <text:p>{"index": {"_id": "24.46Z"}}{"name": "Élaboration et transformation de matières nucléair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51Z</text:p>
          </table:table-cell>
          <table:table-cell office:value-type="string" calcext:value-type="string">
            <text:p>Fonderie de fonte</text:p>
          </table:table-cell>
          <table:table-cell table:formula="of:=LEFT([.A209];2)" office:value-type="string" office:string-value="24" calcext:value-type="string">
            <text:p>24</text:p>
          </table:table-cell>
          <table:table-cell table:style-name="ce2" table:formula="of:=VLOOKUP([.C209];[n2.$A$4:.$C$91];3;0)" office:value-type="string" office:string-value="C" calcext:value-type="string">
            <text:p>C</text:p>
          </table:table-cell>
          <table:table-cell table:style-name="ce2" table:formula="of:=IF([.D209]=[.D208];&quot;&quot;;CONCATENATE(&quot;{&quot;&quot;index&quot;&quot;: {&quot;&quot;_id&quot;&quot;: &quot;&quot;&quot;;[.D209];&quot;&quot;&quot;}}{&quot;&quot;name&quot;&quot;: &quot;&quot;&quot;;VLOOKUP([.D20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09];&quot;&quot;&quot;}}{&quot;&quot;name&quot;&quot;: &quot;&quot;&quot;;[.B209];&quot;&quot;&quot;, &quot;&quot;parent&quot;&quot;: &quot;&quot;&quot;;[.D209];&quot;&quot;&quot;}&quot;)" office:value-type="string" office:string-value="{&quot;index&quot;: {&quot;_id&quot;: &quot;24.51Z&quot;}}{&quot;name&quot;: &quot;Fonderie de fonte&quot;, &quot;parent&quot;: &quot;C&quot;}" calcext:value-type="string">
            <text:p>{"index": {"_id": "24.51Z"}}{"name": "Fonderie de font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52Z</text:p>
          </table:table-cell>
          <table:table-cell office:value-type="string" calcext:value-type="string">
            <text:p>Fonderie d'acier</text:p>
          </table:table-cell>
          <table:table-cell table:formula="of:=LEFT([.A210];2)" office:value-type="string" office:string-value="24" calcext:value-type="string">
            <text:p>24</text:p>
          </table:table-cell>
          <table:table-cell table:style-name="ce2" table:formula="of:=VLOOKUP([.C210];[n2.$A$4:.$C$91];3;0)" office:value-type="string" office:string-value="C" calcext:value-type="string">
            <text:p>C</text:p>
          </table:table-cell>
          <table:table-cell table:style-name="ce2" table:formula="of:=IF([.D210]=[.D209];&quot;&quot;;CONCATENATE(&quot;{&quot;&quot;index&quot;&quot;: {&quot;&quot;_id&quot;&quot;: &quot;&quot;&quot;;[.D210];&quot;&quot;&quot;}}{&quot;&quot;name&quot;&quot;: &quot;&quot;&quot;;VLOOKUP([.D21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10];&quot;&quot;&quot;}}{&quot;&quot;name&quot;&quot;: &quot;&quot;&quot;;[.B210];&quot;&quot;&quot;, &quot;&quot;parent&quot;&quot;: &quot;&quot;&quot;;[.D210];&quot;&quot;&quot;}&quot;)" office:value-type="string" office:string-value="{&quot;index&quot;: {&quot;_id&quot;: &quot;24.52Z&quot;}}{&quot;name&quot;: &quot;Fonderie d'acier&quot;, &quot;parent&quot;: &quot;C&quot;}" calcext:value-type="string">
            <text:p>{"index": {"_id": "24.52Z"}}{"name": "Fonderie d'acier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53Z</text:p>
          </table:table-cell>
          <table:table-cell office:value-type="string" calcext:value-type="string">
            <text:p>Fonderie de métaux légers</text:p>
          </table:table-cell>
          <table:table-cell table:formula="of:=LEFT([.A211];2)" office:value-type="string" office:string-value="24" calcext:value-type="string">
            <text:p>24</text:p>
          </table:table-cell>
          <table:table-cell table:style-name="ce2" table:formula="of:=VLOOKUP([.C211];[n2.$A$4:.$C$91];3;0)" office:value-type="string" office:string-value="C" calcext:value-type="string">
            <text:p>C</text:p>
          </table:table-cell>
          <table:table-cell table:style-name="ce2" table:formula="of:=IF([.D211]=[.D210];&quot;&quot;;CONCATENATE(&quot;{&quot;&quot;index&quot;&quot;: {&quot;&quot;_id&quot;&quot;: &quot;&quot;&quot;;[.D211];&quot;&quot;&quot;}}{&quot;&quot;name&quot;&quot;: &quot;&quot;&quot;;VLOOKUP([.D21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11];&quot;&quot;&quot;}}{&quot;&quot;name&quot;&quot;: &quot;&quot;&quot;;[.B211];&quot;&quot;&quot;, &quot;&quot;parent&quot;&quot;: &quot;&quot;&quot;;[.D211];&quot;&quot;&quot;}&quot;)" office:value-type="string" office:string-value="{&quot;index&quot;: {&quot;_id&quot;: &quot;24.53Z&quot;}}{&quot;name&quot;: &quot;Fonderie de métaux légers&quot;, &quot;parent&quot;: &quot;C&quot;}" calcext:value-type="string">
            <text:p>{"index": {"_id": "24.53Z"}}{"name": "Fonderie de métaux léger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54Z</text:p>
          </table:table-cell>
          <table:table-cell office:value-type="string" calcext:value-type="string">
            <text:p>Fonderie d'autres métaux non ferreux</text:p>
          </table:table-cell>
          <table:table-cell table:formula="of:=LEFT([.A212];2)" office:value-type="string" office:string-value="24" calcext:value-type="string">
            <text:p>24</text:p>
          </table:table-cell>
          <table:table-cell table:style-name="ce2" table:formula="of:=VLOOKUP([.C212];[n2.$A$4:.$C$91];3;0)" office:value-type="string" office:string-value="C" calcext:value-type="string">
            <text:p>C</text:p>
          </table:table-cell>
          <table:table-cell table:style-name="ce2" table:formula="of:=IF([.D212]=[.D211];&quot;&quot;;CONCATENATE(&quot;{&quot;&quot;index&quot;&quot;: {&quot;&quot;_id&quot;&quot;: &quot;&quot;&quot;;[.D212];&quot;&quot;&quot;}}{&quot;&quot;name&quot;&quot;: &quot;&quot;&quot;;VLOOKUP([.D21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12];&quot;&quot;&quot;}}{&quot;&quot;name&quot;&quot;: &quot;&quot;&quot;;[.B212];&quot;&quot;&quot;, &quot;&quot;parent&quot;&quot;: &quot;&quot;&quot;;[.D212];&quot;&quot;&quot;}&quot;)" office:value-type="string" office:string-value="{&quot;index&quot;: {&quot;_id&quot;: &quot;24.54Z&quot;}}{&quot;name&quot;: &quot;Fonderie d'autres métaux non ferreux&quot;, &quot;parent&quot;: &quot;C&quot;}" calcext:value-type="string">
            <text:p>{"index": {"_id": "24.54Z"}}{"name": "Fonderie d'autres métaux non ferreux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1Z</text:p>
          </table:table-cell>
          <table:table-cell office:value-type="string" calcext:value-type="string">
            <text:p>Fabrication de structures métalliques et de parties de structures</text:p>
          </table:table-cell>
          <table:table-cell table:formula="of:=LEFT([.A213];2)" office:value-type="string" office:string-value="25" calcext:value-type="string">
            <text:p>25</text:p>
          </table:table-cell>
          <table:table-cell table:style-name="ce2" table:formula="of:=VLOOKUP([.C213];[n2.$A$4:.$C$91];3;0)" office:value-type="string" office:string-value="C" calcext:value-type="string">
            <text:p>C</text:p>
          </table:table-cell>
          <table:table-cell table:style-name="ce2" table:formula="of:=IF([.D213]=[.D212];&quot;&quot;;CONCATENATE(&quot;{&quot;&quot;index&quot;&quot;: {&quot;&quot;_id&quot;&quot;: &quot;&quot;&quot;;[.D213];&quot;&quot;&quot;}}{&quot;&quot;name&quot;&quot;: &quot;&quot;&quot;;VLOOKUP([.D21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13];&quot;&quot;&quot;}}{&quot;&quot;name&quot;&quot;: &quot;&quot;&quot;;[.B213];&quot;&quot;&quot;, &quot;&quot;parent&quot;&quot;: &quot;&quot;&quot;;[.D213];&quot;&quot;&quot;}&quot;)" office:value-type="string" office:string-value="{&quot;index&quot;: {&quot;_id&quot;: &quot;25.11Z&quot;}}{&quot;name&quot;: &quot;Fabrication de structures métalliques et de parties de structures&quot;, &quot;parent&quot;: &quot;C&quot;}" calcext:value-type="string">
            <text:p>{"index": {"_id": "25.11Z"}}{"name": "Fabrication de structures métalliques et de parties de structur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2Z</text:p>
          </table:table-cell>
          <table:table-cell office:value-type="string" calcext:value-type="string">
            <text:p>Fabrication de portes et fenêtres en métal</text:p>
          </table:table-cell>
          <table:table-cell table:formula="of:=LEFT([.A214];2)" office:value-type="string" office:string-value="25" calcext:value-type="string">
            <text:p>25</text:p>
          </table:table-cell>
          <table:table-cell table:style-name="ce2" table:formula="of:=VLOOKUP([.C214];[n2.$A$4:.$C$91];3;0)" office:value-type="string" office:string-value="C" calcext:value-type="string">
            <text:p>C</text:p>
          </table:table-cell>
          <table:table-cell table:style-name="ce2" table:formula="of:=IF([.D214]=[.D213];&quot;&quot;;CONCATENATE(&quot;{&quot;&quot;index&quot;&quot;: {&quot;&quot;_id&quot;&quot;: &quot;&quot;&quot;;[.D214];&quot;&quot;&quot;}}{&quot;&quot;name&quot;&quot;: &quot;&quot;&quot;;VLOOKUP([.D21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14];&quot;&quot;&quot;}}{&quot;&quot;name&quot;&quot;: &quot;&quot;&quot;;[.B214];&quot;&quot;&quot;, &quot;&quot;parent&quot;&quot;: &quot;&quot;&quot;;[.D214];&quot;&quot;&quot;}&quot;)" office:value-type="string" office:string-value="{&quot;index&quot;: {&quot;_id&quot;: &quot;25.12Z&quot;}}{&quot;name&quot;: &quot;Fabrication de portes et fenêtres en métal&quot;, &quot;parent&quot;: &quot;C&quot;}" calcext:value-type="string">
            <text:p>{"index": {"_id": "25.12Z"}}{"name": "Fabrication de portes et fenêtres en métal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21Z</text:p>
          </table:table-cell>
          <table:table-cell office:value-type="string" calcext:value-type="string">
            <text:p>Fabrication de radiateurs et de chaudières pour le chauffage central</text:p>
          </table:table-cell>
          <table:table-cell table:formula="of:=LEFT([.A215];2)" office:value-type="string" office:string-value="25" calcext:value-type="string">
            <text:p>25</text:p>
          </table:table-cell>
          <table:table-cell table:style-name="ce2" table:formula="of:=VLOOKUP([.C215];[n2.$A$4:.$C$91];3;0)" office:value-type="string" office:string-value="C" calcext:value-type="string">
            <text:p>C</text:p>
          </table:table-cell>
          <table:table-cell table:style-name="ce2" table:formula="of:=IF([.D215]=[.D214];&quot;&quot;;CONCATENATE(&quot;{&quot;&quot;index&quot;&quot;: {&quot;&quot;_id&quot;&quot;: &quot;&quot;&quot;;[.D215];&quot;&quot;&quot;}}{&quot;&quot;name&quot;&quot;: &quot;&quot;&quot;;VLOOKUP([.D21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15];&quot;&quot;&quot;}}{&quot;&quot;name&quot;&quot;: &quot;&quot;&quot;;[.B215];&quot;&quot;&quot;, &quot;&quot;parent&quot;&quot;: &quot;&quot;&quot;;[.D215];&quot;&quot;&quot;}&quot;)" office:value-type="string" office:string-value="{&quot;index&quot;: {&quot;_id&quot;: &quot;25.21Z&quot;}}{&quot;name&quot;: &quot;Fabrication de radiateurs et de chaudières pour le chauffage central&quot;, &quot;parent&quot;: &quot;C&quot;}" calcext:value-type="string">
            <text:p>{"index": {"_id": "25.21Z"}}{"name": "Fabrication de radiateurs et de chaudières pour le chauffage central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29Z</text:p>
          </table:table-cell>
          <table:table-cell office:value-type="string" calcext:value-type="string">
            <text:p>Fabrication d'autres réservoirs, citernes et conteneurs métalliques</text:p>
          </table:table-cell>
          <table:table-cell table:formula="of:=LEFT([.A216];2)" office:value-type="string" office:string-value="25" calcext:value-type="string">
            <text:p>25</text:p>
          </table:table-cell>
          <table:table-cell table:style-name="ce2" table:formula="of:=VLOOKUP([.C216];[n2.$A$4:.$C$91];3;0)" office:value-type="string" office:string-value="C" calcext:value-type="string">
            <text:p>C</text:p>
          </table:table-cell>
          <table:table-cell table:style-name="ce2" table:formula="of:=IF([.D216]=[.D215];&quot;&quot;;CONCATENATE(&quot;{&quot;&quot;index&quot;&quot;: {&quot;&quot;_id&quot;&quot;: &quot;&quot;&quot;;[.D216];&quot;&quot;&quot;}}{&quot;&quot;name&quot;&quot;: &quot;&quot;&quot;;VLOOKUP([.D21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16];&quot;&quot;&quot;}}{&quot;&quot;name&quot;&quot;: &quot;&quot;&quot;;[.B216];&quot;&quot;&quot;, &quot;&quot;parent&quot;&quot;: &quot;&quot;&quot;;[.D216];&quot;&quot;&quot;}&quot;)" office:value-type="string" office:string-value="{&quot;index&quot;: {&quot;_id&quot;: &quot;25.29Z&quot;}}{&quot;name&quot;: &quot;Fabrication d'autres réservoirs, citernes et conteneurs métalliques&quot;, &quot;parent&quot;: &quot;C&quot;}" calcext:value-type="string">
            <text:p>{"index": {"_id": "25.29Z"}}{"name": "Fabrication d'autres réservoirs, citernes et conteneurs métall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30Z</text:p>
          </table:table-cell>
          <table:table-cell office:value-type="string" calcext:value-type="string">
            <text:p>Fabrication de générateurs de vapeur, à l'exception des chaudières pour le chauffage central</text:p>
          </table:table-cell>
          <table:table-cell table:formula="of:=LEFT([.A217];2)" office:value-type="string" office:string-value="25" calcext:value-type="string">
            <text:p>25</text:p>
          </table:table-cell>
          <table:table-cell table:style-name="ce2" table:formula="of:=VLOOKUP([.C217];[n2.$A$4:.$C$91];3;0)" office:value-type="string" office:string-value="C" calcext:value-type="string">
            <text:p>C</text:p>
          </table:table-cell>
          <table:table-cell table:style-name="ce2" table:formula="of:=IF([.D217]=[.D216];&quot;&quot;;CONCATENATE(&quot;{&quot;&quot;index&quot;&quot;: {&quot;&quot;_id&quot;&quot;: &quot;&quot;&quot;;[.D217];&quot;&quot;&quot;}}{&quot;&quot;name&quot;&quot;: &quot;&quot;&quot;;VLOOKUP([.D21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17];&quot;&quot;&quot;}}{&quot;&quot;name&quot;&quot;: &quot;&quot;&quot;;[.B217];&quot;&quot;&quot;, &quot;&quot;parent&quot;&quot;: &quot;&quot;&quot;;[.D217];&quot;&quot;&quot;}&quot;)" office:value-type="string" office:string-value="{&quot;index&quot;: {&quot;_id&quot;: &quot;25.30Z&quot;}}{&quot;name&quot;: &quot;Fabrication de générateurs de vapeur, à l'exception des chaudières pour le chauffage central&quot;, &quot;parent&quot;: &quot;C&quot;}" calcext:value-type="string">
            <text:p>{"index": {"_id": "25.30Z"}}{"name": "Fabrication de générateurs de vapeur, à l'exception des chaudières pour le chauffage central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40Z</text:p>
          </table:table-cell>
          <table:table-cell office:value-type="string" calcext:value-type="string">
            <text:p>Fabrication d'armes et de munitions</text:p>
          </table:table-cell>
          <table:table-cell table:formula="of:=LEFT([.A218];2)" office:value-type="string" office:string-value="25" calcext:value-type="string">
            <text:p>25</text:p>
          </table:table-cell>
          <table:table-cell table:style-name="ce2" table:formula="of:=VLOOKUP([.C218];[n2.$A$4:.$C$91];3;0)" office:value-type="string" office:string-value="C" calcext:value-type="string">
            <text:p>C</text:p>
          </table:table-cell>
          <table:table-cell table:style-name="ce2" table:formula="of:=IF([.D218]=[.D217];&quot;&quot;;CONCATENATE(&quot;{&quot;&quot;index&quot;&quot;: {&quot;&quot;_id&quot;&quot;: &quot;&quot;&quot;;[.D218];&quot;&quot;&quot;}}{&quot;&quot;name&quot;&quot;: &quot;&quot;&quot;;VLOOKUP([.D21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18];&quot;&quot;&quot;}}{&quot;&quot;name&quot;&quot;: &quot;&quot;&quot;;[.B218];&quot;&quot;&quot;, &quot;&quot;parent&quot;&quot;: &quot;&quot;&quot;;[.D218];&quot;&quot;&quot;}&quot;)" office:value-type="string" office:string-value="{&quot;index&quot;: {&quot;_id&quot;: &quot;25.40Z&quot;}}{&quot;name&quot;: &quot;Fabrication d'armes et de munitions&quot;, &quot;parent&quot;: &quot;C&quot;}" calcext:value-type="string">
            <text:p>{"index": {"_id": "25.40Z"}}{"name": "Fabrication d'armes et de munition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50A</text:p>
          </table:table-cell>
          <table:table-cell office:value-type="string" calcext:value-type="string">
            <text:p>Forge, estampage, matriçage ; métallurgie des poudres</text:p>
          </table:table-cell>
          <table:table-cell table:formula="of:=LEFT([.A219];2)" office:value-type="string" office:string-value="25" calcext:value-type="string">
            <text:p>25</text:p>
          </table:table-cell>
          <table:table-cell table:style-name="ce2" table:formula="of:=VLOOKUP([.C219];[n2.$A$4:.$C$91];3;0)" office:value-type="string" office:string-value="C" calcext:value-type="string">
            <text:p>C</text:p>
          </table:table-cell>
          <table:table-cell table:style-name="ce2" table:formula="of:=IF([.D219]=[.D218];&quot;&quot;;CONCATENATE(&quot;{&quot;&quot;index&quot;&quot;: {&quot;&quot;_id&quot;&quot;: &quot;&quot;&quot;;[.D219];&quot;&quot;&quot;}}{&quot;&quot;name&quot;&quot;: &quot;&quot;&quot;;VLOOKUP([.D21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19];&quot;&quot;&quot;}}{&quot;&quot;name&quot;&quot;: &quot;&quot;&quot;;[.B219];&quot;&quot;&quot;, &quot;&quot;parent&quot;&quot;: &quot;&quot;&quot;;[.D219];&quot;&quot;&quot;}&quot;)" office:value-type="string" office:string-value="{&quot;index&quot;: {&quot;_id&quot;: &quot;25.50A&quot;}}{&quot;name&quot;: &quot;Forge, estampage, matriçage ; métallurgie des poudres&quot;, &quot;parent&quot;: &quot;C&quot;}" calcext:value-type="string">
            <text:p>{"index": {"_id": "25.50A"}}{"name": "Forge, estampage, matriçage ; métallurgie des poudr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50B</text:p>
          </table:table-cell>
          <table:table-cell office:value-type="string" calcext:value-type="string">
            <text:p>Découpage, emboutissage</text:p>
          </table:table-cell>
          <table:table-cell table:formula="of:=LEFT([.A220];2)" office:value-type="string" office:string-value="25" calcext:value-type="string">
            <text:p>25</text:p>
          </table:table-cell>
          <table:table-cell table:style-name="ce2" table:formula="of:=VLOOKUP([.C220];[n2.$A$4:.$C$91];3;0)" office:value-type="string" office:string-value="C" calcext:value-type="string">
            <text:p>C</text:p>
          </table:table-cell>
          <table:table-cell table:style-name="ce2" table:formula="of:=IF([.D220]=[.D219];&quot;&quot;;CONCATENATE(&quot;{&quot;&quot;index&quot;&quot;: {&quot;&quot;_id&quot;&quot;: &quot;&quot;&quot;;[.D220];&quot;&quot;&quot;}}{&quot;&quot;name&quot;&quot;: &quot;&quot;&quot;;VLOOKUP([.D22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20];&quot;&quot;&quot;}}{&quot;&quot;name&quot;&quot;: &quot;&quot;&quot;;[.B220];&quot;&quot;&quot;, &quot;&quot;parent&quot;&quot;: &quot;&quot;&quot;;[.D220];&quot;&quot;&quot;}&quot;)" office:value-type="string" office:string-value="{&quot;index&quot;: {&quot;_id&quot;: &quot;25.50B&quot;}}{&quot;name&quot;: &quot;Découpage, emboutissage&quot;, &quot;parent&quot;: &quot;C&quot;}" calcext:value-type="string">
            <text:p>{"index": {"_id": "25.50B"}}{"name": "Découpage, emboutissag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61Z</text:p>
          </table:table-cell>
          <table:table-cell office:value-type="string" calcext:value-type="string">
            <text:p>Traitement et revêtement des métaux</text:p>
          </table:table-cell>
          <table:table-cell table:formula="of:=LEFT([.A221];2)" office:value-type="string" office:string-value="25" calcext:value-type="string">
            <text:p>25</text:p>
          </table:table-cell>
          <table:table-cell table:style-name="ce2" table:formula="of:=VLOOKUP([.C221];[n2.$A$4:.$C$91];3;0)" office:value-type="string" office:string-value="C" calcext:value-type="string">
            <text:p>C</text:p>
          </table:table-cell>
          <table:table-cell table:style-name="ce2" table:formula="of:=IF([.D221]=[.D220];&quot;&quot;;CONCATENATE(&quot;{&quot;&quot;index&quot;&quot;: {&quot;&quot;_id&quot;&quot;: &quot;&quot;&quot;;[.D221];&quot;&quot;&quot;}}{&quot;&quot;name&quot;&quot;: &quot;&quot;&quot;;VLOOKUP([.D22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21];&quot;&quot;&quot;}}{&quot;&quot;name&quot;&quot;: &quot;&quot;&quot;;[.B221];&quot;&quot;&quot;, &quot;&quot;parent&quot;&quot;: &quot;&quot;&quot;;[.D221];&quot;&quot;&quot;}&quot;)" office:value-type="string" office:string-value="{&quot;index&quot;: {&quot;_id&quot;: &quot;25.61Z&quot;}}{&quot;name&quot;: &quot;Traitement et revêtement des métaux&quot;, &quot;parent&quot;: &quot;C&quot;}" calcext:value-type="string">
            <text:p>{"index": {"_id": "25.61Z"}}{"name": "Traitement et revêtement des métaux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62A</text:p>
          </table:table-cell>
          <table:table-cell office:value-type="string" calcext:value-type="string">
            <text:p>Décolletage</text:p>
          </table:table-cell>
          <table:table-cell table:formula="of:=LEFT([.A222];2)" office:value-type="string" office:string-value="25" calcext:value-type="string">
            <text:p>25</text:p>
          </table:table-cell>
          <table:table-cell table:style-name="ce2" table:formula="of:=VLOOKUP([.C222];[n2.$A$4:.$C$91];3;0)" office:value-type="string" office:string-value="C" calcext:value-type="string">
            <text:p>C</text:p>
          </table:table-cell>
          <table:table-cell table:style-name="ce2" table:formula="of:=IF([.D222]=[.D221];&quot;&quot;;CONCATENATE(&quot;{&quot;&quot;index&quot;&quot;: {&quot;&quot;_id&quot;&quot;: &quot;&quot;&quot;;[.D222];&quot;&quot;&quot;}}{&quot;&quot;name&quot;&quot;: &quot;&quot;&quot;;VLOOKUP([.D22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22];&quot;&quot;&quot;}}{&quot;&quot;name&quot;&quot;: &quot;&quot;&quot;;[.B222];&quot;&quot;&quot;, &quot;&quot;parent&quot;&quot;: &quot;&quot;&quot;;[.D222];&quot;&quot;&quot;}&quot;)" office:value-type="string" office:string-value="{&quot;index&quot;: {&quot;_id&quot;: &quot;25.62A&quot;}}{&quot;name&quot;: &quot;Décolletage&quot;, &quot;parent&quot;: &quot;C&quot;}" calcext:value-type="string">
            <text:p>{"index": {"_id": "25.62A"}}{"name": "Décolletag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62B</text:p>
          </table:table-cell>
          <table:table-cell office:value-type="string" calcext:value-type="string">
            <text:p>Mécanique industrielle</text:p>
          </table:table-cell>
          <table:table-cell table:formula="of:=LEFT([.A223];2)" office:value-type="string" office:string-value="25" calcext:value-type="string">
            <text:p>25</text:p>
          </table:table-cell>
          <table:table-cell table:style-name="ce2" table:formula="of:=VLOOKUP([.C223];[n2.$A$4:.$C$91];3;0)" office:value-type="string" office:string-value="C" calcext:value-type="string">
            <text:p>C</text:p>
          </table:table-cell>
          <table:table-cell table:style-name="ce2" table:formula="of:=IF([.D223]=[.D222];&quot;&quot;;CONCATENATE(&quot;{&quot;&quot;index&quot;&quot;: {&quot;&quot;_id&quot;&quot;: &quot;&quot;&quot;;[.D223];&quot;&quot;&quot;}}{&quot;&quot;name&quot;&quot;: &quot;&quot;&quot;;VLOOKUP([.D22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23];&quot;&quot;&quot;}}{&quot;&quot;name&quot;&quot;: &quot;&quot;&quot;;[.B223];&quot;&quot;&quot;, &quot;&quot;parent&quot;&quot;: &quot;&quot;&quot;;[.D223];&quot;&quot;&quot;}&quot;)" office:value-type="string" office:string-value="{&quot;index&quot;: {&quot;_id&quot;: &quot;25.62B&quot;}}{&quot;name&quot;: &quot;Mécanique industrielle&quot;, &quot;parent&quot;: &quot;C&quot;}" calcext:value-type="string">
            <text:p>{"index": {"_id": "25.62B"}}{"name": "Mécanique industriell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71Z</text:p>
          </table:table-cell>
          <table:table-cell office:value-type="string" calcext:value-type="string">
            <text:p>Fabrication de coutellerie</text:p>
          </table:table-cell>
          <table:table-cell table:formula="of:=LEFT([.A224];2)" office:value-type="string" office:string-value="25" calcext:value-type="string">
            <text:p>25</text:p>
          </table:table-cell>
          <table:table-cell table:style-name="ce2" table:formula="of:=VLOOKUP([.C224];[n2.$A$4:.$C$91];3;0)" office:value-type="string" office:string-value="C" calcext:value-type="string">
            <text:p>C</text:p>
          </table:table-cell>
          <table:table-cell table:style-name="ce2" table:formula="of:=IF([.D224]=[.D223];&quot;&quot;;CONCATENATE(&quot;{&quot;&quot;index&quot;&quot;: {&quot;&quot;_id&quot;&quot;: &quot;&quot;&quot;;[.D224];&quot;&quot;&quot;}}{&quot;&quot;name&quot;&quot;: &quot;&quot;&quot;;VLOOKUP([.D22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24];&quot;&quot;&quot;}}{&quot;&quot;name&quot;&quot;: &quot;&quot;&quot;;[.B224];&quot;&quot;&quot;, &quot;&quot;parent&quot;&quot;: &quot;&quot;&quot;;[.D224];&quot;&quot;&quot;}&quot;)" office:value-type="string" office:string-value="{&quot;index&quot;: {&quot;_id&quot;: &quot;25.71Z&quot;}}{&quot;name&quot;: &quot;Fabrication de coutellerie&quot;, &quot;parent&quot;: &quot;C&quot;}" calcext:value-type="string">
            <text:p>{"index": {"_id": "25.71Z"}}{"name": "Fabrication de coutelleri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72Z</text:p>
          </table:table-cell>
          <table:table-cell office:value-type="string" calcext:value-type="string">
            <text:p>Fabrication de serrures et de ferrures</text:p>
          </table:table-cell>
          <table:table-cell table:formula="of:=LEFT([.A225];2)" office:value-type="string" office:string-value="25" calcext:value-type="string">
            <text:p>25</text:p>
          </table:table-cell>
          <table:table-cell table:style-name="ce2" table:formula="of:=VLOOKUP([.C225];[n2.$A$4:.$C$91];3;0)" office:value-type="string" office:string-value="C" calcext:value-type="string">
            <text:p>C</text:p>
          </table:table-cell>
          <table:table-cell table:style-name="ce2" table:formula="of:=IF([.D225]=[.D224];&quot;&quot;;CONCATENATE(&quot;{&quot;&quot;index&quot;&quot;: {&quot;&quot;_id&quot;&quot;: &quot;&quot;&quot;;[.D225];&quot;&quot;&quot;}}{&quot;&quot;name&quot;&quot;: &quot;&quot;&quot;;VLOOKUP([.D22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25];&quot;&quot;&quot;}}{&quot;&quot;name&quot;&quot;: &quot;&quot;&quot;;[.B225];&quot;&quot;&quot;, &quot;&quot;parent&quot;&quot;: &quot;&quot;&quot;;[.D225];&quot;&quot;&quot;}&quot;)" office:value-type="string" office:string-value="{&quot;index&quot;: {&quot;_id&quot;: &quot;25.72Z&quot;}}{&quot;name&quot;: &quot;Fabrication de serrures et de ferrures&quot;, &quot;parent&quot;: &quot;C&quot;}" calcext:value-type="string">
            <text:p>{"index": {"_id": "25.72Z"}}{"name": "Fabrication de serrures et de ferrur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73A</text:p>
          </table:table-cell>
          <table:table-cell office:value-type="string" calcext:value-type="string">
            <text:p>Fabrication de moules et modèles</text:p>
          </table:table-cell>
          <table:table-cell table:formula="of:=LEFT([.A226];2)" office:value-type="string" office:string-value="25" calcext:value-type="string">
            <text:p>25</text:p>
          </table:table-cell>
          <table:table-cell table:style-name="ce2" table:formula="of:=VLOOKUP([.C226];[n2.$A$4:.$C$91];3;0)" office:value-type="string" office:string-value="C" calcext:value-type="string">
            <text:p>C</text:p>
          </table:table-cell>
          <table:table-cell table:style-name="ce2" table:formula="of:=IF([.D226]=[.D225];&quot;&quot;;CONCATENATE(&quot;{&quot;&quot;index&quot;&quot;: {&quot;&quot;_id&quot;&quot;: &quot;&quot;&quot;;[.D226];&quot;&quot;&quot;}}{&quot;&quot;name&quot;&quot;: &quot;&quot;&quot;;VLOOKUP([.D22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26];&quot;&quot;&quot;}}{&quot;&quot;name&quot;&quot;: &quot;&quot;&quot;;[.B226];&quot;&quot;&quot;, &quot;&quot;parent&quot;&quot;: &quot;&quot;&quot;;[.D226];&quot;&quot;&quot;}&quot;)" office:value-type="string" office:string-value="{&quot;index&quot;: {&quot;_id&quot;: &quot;25.73A&quot;}}{&quot;name&quot;: &quot;Fabrication de moules et modèles&quot;, &quot;parent&quot;: &quot;C&quot;}" calcext:value-type="string">
            <text:p>{"index": {"_id": "25.73A"}}{"name": "Fabrication de moules et modèl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73B</text:p>
          </table:table-cell>
          <table:table-cell office:value-type="string" calcext:value-type="string">
            <text:p>Fabrication d'autres outillages</text:p>
          </table:table-cell>
          <table:table-cell table:formula="of:=LEFT([.A227];2)" office:value-type="string" office:string-value="25" calcext:value-type="string">
            <text:p>25</text:p>
          </table:table-cell>
          <table:table-cell table:style-name="ce2" table:formula="of:=VLOOKUP([.C227];[n2.$A$4:.$C$91];3;0)" office:value-type="string" office:string-value="C" calcext:value-type="string">
            <text:p>C</text:p>
          </table:table-cell>
          <table:table-cell table:style-name="ce2" table:formula="of:=IF([.D227]=[.D226];&quot;&quot;;CONCATENATE(&quot;{&quot;&quot;index&quot;&quot;: {&quot;&quot;_id&quot;&quot;: &quot;&quot;&quot;;[.D227];&quot;&quot;&quot;}}{&quot;&quot;name&quot;&quot;: &quot;&quot;&quot;;VLOOKUP([.D22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27];&quot;&quot;&quot;}}{&quot;&quot;name&quot;&quot;: &quot;&quot;&quot;;[.B227];&quot;&quot;&quot;, &quot;&quot;parent&quot;&quot;: &quot;&quot;&quot;;[.D227];&quot;&quot;&quot;}&quot;)" office:value-type="string" office:string-value="{&quot;index&quot;: {&quot;_id&quot;: &quot;25.73B&quot;}}{&quot;name&quot;: &quot;Fabrication d'autres outillages&quot;, &quot;parent&quot;: &quot;C&quot;}" calcext:value-type="string">
            <text:p>{"index": {"_id": "25.73B"}}{"name": "Fabrication d'autres outillag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91Z</text:p>
          </table:table-cell>
          <table:table-cell office:value-type="string" calcext:value-type="string">
            <text:p>Fabrication de fûts et emballages métalliques similaires</text:p>
          </table:table-cell>
          <table:table-cell table:formula="of:=LEFT([.A228];2)" office:value-type="string" office:string-value="25" calcext:value-type="string">
            <text:p>25</text:p>
          </table:table-cell>
          <table:table-cell table:style-name="ce2" table:formula="of:=VLOOKUP([.C228];[n2.$A$4:.$C$91];3;0)" office:value-type="string" office:string-value="C" calcext:value-type="string">
            <text:p>C</text:p>
          </table:table-cell>
          <table:table-cell table:style-name="ce2" table:formula="of:=IF([.D228]=[.D227];&quot;&quot;;CONCATENATE(&quot;{&quot;&quot;index&quot;&quot;: {&quot;&quot;_id&quot;&quot;: &quot;&quot;&quot;;[.D228];&quot;&quot;&quot;}}{&quot;&quot;name&quot;&quot;: &quot;&quot;&quot;;VLOOKUP([.D22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28];&quot;&quot;&quot;}}{&quot;&quot;name&quot;&quot;: &quot;&quot;&quot;;[.B228];&quot;&quot;&quot;, &quot;&quot;parent&quot;&quot;: &quot;&quot;&quot;;[.D228];&quot;&quot;&quot;}&quot;)" office:value-type="string" office:string-value="{&quot;index&quot;: {&quot;_id&quot;: &quot;25.91Z&quot;}}{&quot;name&quot;: &quot;Fabrication de fûts et emballages métalliques similaires&quot;, &quot;parent&quot;: &quot;C&quot;}" calcext:value-type="string">
            <text:p>{"index": {"_id": "25.91Z"}}{"name": "Fabrication de fûts et emballages métalliques similair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92Z</text:p>
          </table:table-cell>
          <table:table-cell office:value-type="string" calcext:value-type="string">
            <text:p>Fabrication d'emballages métalliques légers</text:p>
          </table:table-cell>
          <table:table-cell table:formula="of:=LEFT([.A229];2)" office:value-type="string" office:string-value="25" calcext:value-type="string">
            <text:p>25</text:p>
          </table:table-cell>
          <table:table-cell table:style-name="ce2" table:formula="of:=VLOOKUP([.C229];[n2.$A$4:.$C$91];3;0)" office:value-type="string" office:string-value="C" calcext:value-type="string">
            <text:p>C</text:p>
          </table:table-cell>
          <table:table-cell table:style-name="ce2" table:formula="of:=IF([.D229]=[.D228];&quot;&quot;;CONCATENATE(&quot;{&quot;&quot;index&quot;&quot;: {&quot;&quot;_id&quot;&quot;: &quot;&quot;&quot;;[.D229];&quot;&quot;&quot;}}{&quot;&quot;name&quot;&quot;: &quot;&quot;&quot;;VLOOKUP([.D22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29];&quot;&quot;&quot;}}{&quot;&quot;name&quot;&quot;: &quot;&quot;&quot;;[.B229];&quot;&quot;&quot;, &quot;&quot;parent&quot;&quot;: &quot;&quot;&quot;;[.D229];&quot;&quot;&quot;}&quot;)" office:value-type="string" office:string-value="{&quot;index&quot;: {&quot;_id&quot;: &quot;25.92Z&quot;}}{&quot;name&quot;: &quot;Fabrication d'emballages métalliques légers&quot;, &quot;parent&quot;: &quot;C&quot;}" calcext:value-type="string">
            <text:p>{"index": {"_id": "25.92Z"}}{"name": "Fabrication d'emballages métalliques léger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93Z</text:p>
          </table:table-cell>
          <table:table-cell office:value-type="string" calcext:value-type="string">
            <text:p>Fabrication d'articles en fils métalliques, de chaînes et de ressorts</text:p>
          </table:table-cell>
          <table:table-cell table:formula="of:=LEFT([.A230];2)" office:value-type="string" office:string-value="25" calcext:value-type="string">
            <text:p>25</text:p>
          </table:table-cell>
          <table:table-cell table:style-name="ce2" table:formula="of:=VLOOKUP([.C230];[n2.$A$4:.$C$91];3;0)" office:value-type="string" office:string-value="C" calcext:value-type="string">
            <text:p>C</text:p>
          </table:table-cell>
          <table:table-cell table:style-name="ce2" table:formula="of:=IF([.D230]=[.D229];&quot;&quot;;CONCATENATE(&quot;{&quot;&quot;index&quot;&quot;: {&quot;&quot;_id&quot;&quot;: &quot;&quot;&quot;;[.D230];&quot;&quot;&quot;}}{&quot;&quot;name&quot;&quot;: &quot;&quot;&quot;;VLOOKUP([.D23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30];&quot;&quot;&quot;}}{&quot;&quot;name&quot;&quot;: &quot;&quot;&quot;;[.B230];&quot;&quot;&quot;, &quot;&quot;parent&quot;&quot;: &quot;&quot;&quot;;[.D230];&quot;&quot;&quot;}&quot;)" office:value-type="string" office:string-value="{&quot;index&quot;: {&quot;_id&quot;: &quot;25.93Z&quot;}}{&quot;name&quot;: &quot;Fabrication d'articles en fils métalliques, de chaînes et de ressorts&quot;, &quot;parent&quot;: &quot;C&quot;}" calcext:value-type="string">
            <text:p>{"index": {"_id": "25.93Z"}}{"name": "Fabrication d'articles en fils métalliques, de chaînes et de ressort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94Z</text:p>
          </table:table-cell>
          <table:table-cell office:value-type="string" calcext:value-type="string">
            <text:p>Fabrication de vis et de boulons</text:p>
          </table:table-cell>
          <table:table-cell table:formula="of:=LEFT([.A231];2)" office:value-type="string" office:string-value="25" calcext:value-type="string">
            <text:p>25</text:p>
          </table:table-cell>
          <table:table-cell table:style-name="ce2" table:formula="of:=VLOOKUP([.C231];[n2.$A$4:.$C$91];3;0)" office:value-type="string" office:string-value="C" calcext:value-type="string">
            <text:p>C</text:p>
          </table:table-cell>
          <table:table-cell table:style-name="ce2" table:formula="of:=IF([.D231]=[.D230];&quot;&quot;;CONCATENATE(&quot;{&quot;&quot;index&quot;&quot;: {&quot;&quot;_id&quot;&quot;: &quot;&quot;&quot;;[.D231];&quot;&quot;&quot;}}{&quot;&quot;name&quot;&quot;: &quot;&quot;&quot;;VLOOKUP([.D23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31];&quot;&quot;&quot;}}{&quot;&quot;name&quot;&quot;: &quot;&quot;&quot;;[.B231];&quot;&quot;&quot;, &quot;&quot;parent&quot;&quot;: &quot;&quot;&quot;;[.D231];&quot;&quot;&quot;}&quot;)" office:value-type="string" office:string-value="{&quot;index&quot;: {&quot;_id&quot;: &quot;25.94Z&quot;}}{&quot;name&quot;: &quot;Fabrication de vis et de boulons&quot;, &quot;parent&quot;: &quot;C&quot;}" calcext:value-type="string">
            <text:p>{"index": {"_id": "25.94Z"}}{"name": "Fabrication de vis et de boulon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99A</text:p>
          </table:table-cell>
          <table:table-cell office:value-type="string" calcext:value-type="string">
            <text:p>Fabrication d'articles métalliques ménagers</text:p>
          </table:table-cell>
          <table:table-cell table:formula="of:=LEFT([.A232];2)" office:value-type="string" office:string-value="25" calcext:value-type="string">
            <text:p>25</text:p>
          </table:table-cell>
          <table:table-cell table:style-name="ce2" table:formula="of:=VLOOKUP([.C232];[n2.$A$4:.$C$91];3;0)" office:value-type="string" office:string-value="C" calcext:value-type="string">
            <text:p>C</text:p>
          </table:table-cell>
          <table:table-cell table:style-name="ce2" table:formula="of:=IF([.D232]=[.D231];&quot;&quot;;CONCATENATE(&quot;{&quot;&quot;index&quot;&quot;: {&quot;&quot;_id&quot;&quot;: &quot;&quot;&quot;;[.D232];&quot;&quot;&quot;}}{&quot;&quot;name&quot;&quot;: &quot;&quot;&quot;;VLOOKUP([.D23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32];&quot;&quot;&quot;}}{&quot;&quot;name&quot;&quot;: &quot;&quot;&quot;;[.B232];&quot;&quot;&quot;, &quot;&quot;parent&quot;&quot;: &quot;&quot;&quot;;[.D232];&quot;&quot;&quot;}&quot;)" office:value-type="string" office:string-value="{&quot;index&quot;: {&quot;_id&quot;: &quot;25.99A&quot;}}{&quot;name&quot;: &quot;Fabrication d'articles métalliques ménagers&quot;, &quot;parent&quot;: &quot;C&quot;}" calcext:value-type="string">
            <text:p>{"index": {"_id": "25.99A"}}{"name": "Fabrication d'articles métalliques ménager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99B</text:p>
          </table:table-cell>
          <table:table-cell office:value-type="string" calcext:value-type="string">
            <text:p>Fabrication d'autres articles métalliques</text:p>
          </table:table-cell>
          <table:table-cell table:formula="of:=LEFT([.A233];2)" office:value-type="string" office:string-value="25" calcext:value-type="string">
            <text:p>25</text:p>
          </table:table-cell>
          <table:table-cell table:style-name="ce2" table:formula="of:=VLOOKUP([.C233];[n2.$A$4:.$C$91];3;0)" office:value-type="string" office:string-value="C" calcext:value-type="string">
            <text:p>C</text:p>
          </table:table-cell>
          <table:table-cell table:style-name="ce2" table:formula="of:=IF([.D233]=[.D232];&quot;&quot;;CONCATENATE(&quot;{&quot;&quot;index&quot;&quot;: {&quot;&quot;_id&quot;&quot;: &quot;&quot;&quot;;[.D233];&quot;&quot;&quot;}}{&quot;&quot;name&quot;&quot;: &quot;&quot;&quot;;VLOOKUP([.D23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33];&quot;&quot;&quot;}}{&quot;&quot;name&quot;&quot;: &quot;&quot;&quot;;[.B233];&quot;&quot;&quot;, &quot;&quot;parent&quot;&quot;: &quot;&quot;&quot;;[.D233];&quot;&quot;&quot;}&quot;)" office:value-type="string" office:string-value="{&quot;index&quot;: {&quot;_id&quot;: &quot;25.99B&quot;}}{&quot;name&quot;: &quot;Fabrication d'autres articles métalliques&quot;, &quot;parent&quot;: &quot;C&quot;}" calcext:value-type="string">
            <text:p>{"index": {"_id": "25.99B"}}{"name": "Fabrication d'autres articles métall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1Z</text:p>
          </table:table-cell>
          <table:table-cell office:value-type="string" calcext:value-type="string">
            <text:p>Fabrication de composants électroniques</text:p>
          </table:table-cell>
          <table:table-cell table:formula="of:=LEFT([.A234];2)" office:value-type="string" office:string-value="26" calcext:value-type="string">
            <text:p>26</text:p>
          </table:table-cell>
          <table:table-cell table:style-name="ce2" table:formula="of:=VLOOKUP([.C234];[n2.$A$4:.$C$91];3;0)" office:value-type="string" office:string-value="C" calcext:value-type="string">
            <text:p>C</text:p>
          </table:table-cell>
          <table:table-cell table:style-name="ce2" table:formula="of:=IF([.D234]=[.D233];&quot;&quot;;CONCATENATE(&quot;{&quot;&quot;index&quot;&quot;: {&quot;&quot;_id&quot;&quot;: &quot;&quot;&quot;;[.D234];&quot;&quot;&quot;}}{&quot;&quot;name&quot;&quot;: &quot;&quot;&quot;;VLOOKUP([.D23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34];&quot;&quot;&quot;}}{&quot;&quot;name&quot;&quot;: &quot;&quot;&quot;;[.B234];&quot;&quot;&quot;, &quot;&quot;parent&quot;&quot;: &quot;&quot;&quot;;[.D234];&quot;&quot;&quot;}&quot;)" office:value-type="string" office:string-value="{&quot;index&quot;: {&quot;_id&quot;: &quot;26.11Z&quot;}}{&quot;name&quot;: &quot;Fabrication de composants électroniques&quot;, &quot;parent&quot;: &quot;C&quot;}" calcext:value-type="string">
            <text:p>{"index": {"_id": "26.11Z"}}{"name": "Fabrication de composants électron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2Z</text:p>
          </table:table-cell>
          <table:table-cell office:value-type="string" calcext:value-type="string">
            <text:p>Fabrication de cartes électroniques assemblées</text:p>
          </table:table-cell>
          <table:table-cell table:formula="of:=LEFT([.A235];2)" office:value-type="string" office:string-value="26" calcext:value-type="string">
            <text:p>26</text:p>
          </table:table-cell>
          <table:table-cell table:style-name="ce2" table:formula="of:=VLOOKUP([.C235];[n2.$A$4:.$C$91];3;0)" office:value-type="string" office:string-value="C" calcext:value-type="string">
            <text:p>C</text:p>
          </table:table-cell>
          <table:table-cell table:style-name="ce2" table:formula="of:=IF([.D235]=[.D234];&quot;&quot;;CONCATENATE(&quot;{&quot;&quot;index&quot;&quot;: {&quot;&quot;_id&quot;&quot;: &quot;&quot;&quot;;[.D235];&quot;&quot;&quot;}}{&quot;&quot;name&quot;&quot;: &quot;&quot;&quot;;VLOOKUP([.D23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35];&quot;&quot;&quot;}}{&quot;&quot;name&quot;&quot;: &quot;&quot;&quot;;[.B235];&quot;&quot;&quot;, &quot;&quot;parent&quot;&quot;: &quot;&quot;&quot;;[.D235];&quot;&quot;&quot;}&quot;)" office:value-type="string" office:string-value="{&quot;index&quot;: {&quot;_id&quot;: &quot;26.12Z&quot;}}{&quot;name&quot;: &quot;Fabrication de cartes électroniques assemblées&quot;, &quot;parent&quot;: &quot;C&quot;}" calcext:value-type="string">
            <text:p>{"index": {"_id": "26.12Z"}}{"name": "Fabrication de cartes électroniques assemblé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20Z</text:p>
          </table:table-cell>
          <table:table-cell office:value-type="string" calcext:value-type="string">
            <text:p>Fabrication d'ordinateurs et d'équipements périphériques</text:p>
          </table:table-cell>
          <table:table-cell table:formula="of:=LEFT([.A236];2)" office:value-type="string" office:string-value="26" calcext:value-type="string">
            <text:p>26</text:p>
          </table:table-cell>
          <table:table-cell table:style-name="ce2" table:formula="of:=VLOOKUP([.C236];[n2.$A$4:.$C$91];3;0)" office:value-type="string" office:string-value="C" calcext:value-type="string">
            <text:p>C</text:p>
          </table:table-cell>
          <table:table-cell table:style-name="ce2" table:formula="of:=IF([.D236]=[.D235];&quot;&quot;;CONCATENATE(&quot;{&quot;&quot;index&quot;&quot;: {&quot;&quot;_id&quot;&quot;: &quot;&quot;&quot;;[.D236];&quot;&quot;&quot;}}{&quot;&quot;name&quot;&quot;: &quot;&quot;&quot;;VLOOKUP([.D23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36];&quot;&quot;&quot;}}{&quot;&quot;name&quot;&quot;: &quot;&quot;&quot;;[.B236];&quot;&quot;&quot;, &quot;&quot;parent&quot;&quot;: &quot;&quot;&quot;;[.D236];&quot;&quot;&quot;}&quot;)" office:value-type="string" office:string-value="{&quot;index&quot;: {&quot;_id&quot;: &quot;26.20Z&quot;}}{&quot;name&quot;: &quot;Fabrication d'ordinateurs et d'équipements périphériques&quot;, &quot;parent&quot;: &quot;C&quot;}" calcext:value-type="string">
            <text:p>{"index": {"_id": "26.20Z"}}{"name": "Fabrication d'ordinateurs et d'équipements périphér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30Z</text:p>
          </table:table-cell>
          <table:table-cell office:value-type="string" calcext:value-type="string">
            <text:p>Fabrication d'équipements de communication</text:p>
          </table:table-cell>
          <table:table-cell table:formula="of:=LEFT([.A237];2)" office:value-type="string" office:string-value="26" calcext:value-type="string">
            <text:p>26</text:p>
          </table:table-cell>
          <table:table-cell table:style-name="ce2" table:formula="of:=VLOOKUP([.C237];[n2.$A$4:.$C$91];3;0)" office:value-type="string" office:string-value="C" calcext:value-type="string">
            <text:p>C</text:p>
          </table:table-cell>
          <table:table-cell table:style-name="ce2" table:formula="of:=IF([.D237]=[.D236];&quot;&quot;;CONCATENATE(&quot;{&quot;&quot;index&quot;&quot;: {&quot;&quot;_id&quot;&quot;: &quot;&quot;&quot;;[.D237];&quot;&quot;&quot;}}{&quot;&quot;name&quot;&quot;: &quot;&quot;&quot;;VLOOKUP([.D23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37];&quot;&quot;&quot;}}{&quot;&quot;name&quot;&quot;: &quot;&quot;&quot;;[.B237];&quot;&quot;&quot;, &quot;&quot;parent&quot;&quot;: &quot;&quot;&quot;;[.D237];&quot;&quot;&quot;}&quot;)" office:value-type="string" office:string-value="{&quot;index&quot;: {&quot;_id&quot;: &quot;26.30Z&quot;}}{&quot;name&quot;: &quot;Fabrication d'équipements de communication&quot;, &quot;parent&quot;: &quot;C&quot;}" calcext:value-type="string">
            <text:p>{"index": {"_id": "26.30Z"}}{"name": "Fabrication d'équipements de communication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40Z</text:p>
          </table:table-cell>
          <table:table-cell office:value-type="string" calcext:value-type="string">
            <text:p>Fabrication de produits électroniques grand public</text:p>
          </table:table-cell>
          <table:table-cell table:formula="of:=LEFT([.A238];2)" office:value-type="string" office:string-value="26" calcext:value-type="string">
            <text:p>26</text:p>
          </table:table-cell>
          <table:table-cell table:style-name="ce2" table:formula="of:=VLOOKUP([.C238];[n2.$A$4:.$C$91];3;0)" office:value-type="string" office:string-value="C" calcext:value-type="string">
            <text:p>C</text:p>
          </table:table-cell>
          <table:table-cell table:style-name="ce2" table:formula="of:=IF([.D238]=[.D237];&quot;&quot;;CONCATENATE(&quot;{&quot;&quot;index&quot;&quot;: {&quot;&quot;_id&quot;&quot;: &quot;&quot;&quot;;[.D238];&quot;&quot;&quot;}}{&quot;&quot;name&quot;&quot;: &quot;&quot;&quot;;VLOOKUP([.D23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38];&quot;&quot;&quot;}}{&quot;&quot;name&quot;&quot;: &quot;&quot;&quot;;[.B238];&quot;&quot;&quot;, &quot;&quot;parent&quot;&quot;: &quot;&quot;&quot;;[.D238];&quot;&quot;&quot;}&quot;)" office:value-type="string" office:string-value="{&quot;index&quot;: {&quot;_id&quot;: &quot;26.40Z&quot;}}{&quot;name&quot;: &quot;Fabrication de produits électroniques grand public&quot;, &quot;parent&quot;: &quot;C&quot;}" calcext:value-type="string">
            <text:p>{"index": {"_id": "26.40Z"}}{"name": "Fabrication de produits électroniques grand public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51A</text:p>
          </table:table-cell>
          <table:table-cell office:value-type="string" calcext:value-type="string">
            <text:p>Fabrication d'équipements d'aide à la navigation</text:p>
          </table:table-cell>
          <table:table-cell table:formula="of:=LEFT([.A239];2)" office:value-type="string" office:string-value="26" calcext:value-type="string">
            <text:p>26</text:p>
          </table:table-cell>
          <table:table-cell table:style-name="ce2" table:formula="of:=VLOOKUP([.C239];[n2.$A$4:.$C$91];3;0)" office:value-type="string" office:string-value="C" calcext:value-type="string">
            <text:p>C</text:p>
          </table:table-cell>
          <table:table-cell table:style-name="ce2" table:formula="of:=IF([.D239]=[.D238];&quot;&quot;;CONCATENATE(&quot;{&quot;&quot;index&quot;&quot;: {&quot;&quot;_id&quot;&quot;: &quot;&quot;&quot;;[.D239];&quot;&quot;&quot;}}{&quot;&quot;name&quot;&quot;: &quot;&quot;&quot;;VLOOKUP([.D23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39];&quot;&quot;&quot;}}{&quot;&quot;name&quot;&quot;: &quot;&quot;&quot;;[.B239];&quot;&quot;&quot;, &quot;&quot;parent&quot;&quot;: &quot;&quot;&quot;;[.D239];&quot;&quot;&quot;}&quot;)" office:value-type="string" office:string-value="{&quot;index&quot;: {&quot;_id&quot;: &quot;26.51A&quot;}}{&quot;name&quot;: &quot;Fabrication d'équipements d'aide à la navigation&quot;, &quot;parent&quot;: &quot;C&quot;}" calcext:value-type="string">
            <text:p>{"index": {"_id": "26.51A"}}{"name": "Fabrication d'équipements d'aide à la navigation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51B</text:p>
          </table:table-cell>
          <table:table-cell office:value-type="string" calcext:value-type="string">
            <text:p>Fabrication d'instrumentation scientifique et technique</text:p>
          </table:table-cell>
          <table:table-cell table:formula="of:=LEFT([.A240];2)" office:value-type="string" office:string-value="26" calcext:value-type="string">
            <text:p>26</text:p>
          </table:table-cell>
          <table:table-cell table:style-name="ce2" table:formula="of:=VLOOKUP([.C240];[n2.$A$4:.$C$91];3;0)" office:value-type="string" office:string-value="C" calcext:value-type="string">
            <text:p>C</text:p>
          </table:table-cell>
          <table:table-cell table:style-name="ce2" table:formula="of:=IF([.D240]=[.D239];&quot;&quot;;CONCATENATE(&quot;{&quot;&quot;index&quot;&quot;: {&quot;&quot;_id&quot;&quot;: &quot;&quot;&quot;;[.D240];&quot;&quot;&quot;}}{&quot;&quot;name&quot;&quot;: &quot;&quot;&quot;;VLOOKUP([.D24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40];&quot;&quot;&quot;}}{&quot;&quot;name&quot;&quot;: &quot;&quot;&quot;;[.B240];&quot;&quot;&quot;, &quot;&quot;parent&quot;&quot;: &quot;&quot;&quot;;[.D240];&quot;&quot;&quot;}&quot;)" office:value-type="string" office:string-value="{&quot;index&quot;: {&quot;_id&quot;: &quot;26.51B&quot;}}{&quot;name&quot;: &quot;Fabrication d'instrumentation scientifique et technique&quot;, &quot;parent&quot;: &quot;C&quot;}" calcext:value-type="string">
            <text:p>{"index": {"_id": "26.51B"}}{"name": "Fabrication d'instrumentation scientifique et techniqu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52Z</text:p>
          </table:table-cell>
          <table:table-cell office:value-type="string" calcext:value-type="string">
            <text:p>Horlogerie</text:p>
          </table:table-cell>
          <table:table-cell table:formula="of:=LEFT([.A241];2)" office:value-type="string" office:string-value="26" calcext:value-type="string">
            <text:p>26</text:p>
          </table:table-cell>
          <table:table-cell table:style-name="ce2" table:formula="of:=VLOOKUP([.C241];[n2.$A$4:.$C$91];3;0)" office:value-type="string" office:string-value="C" calcext:value-type="string">
            <text:p>C</text:p>
          </table:table-cell>
          <table:table-cell table:style-name="ce2" table:formula="of:=IF([.D241]=[.D240];&quot;&quot;;CONCATENATE(&quot;{&quot;&quot;index&quot;&quot;: {&quot;&quot;_id&quot;&quot;: &quot;&quot;&quot;;[.D241];&quot;&quot;&quot;}}{&quot;&quot;name&quot;&quot;: &quot;&quot;&quot;;VLOOKUP([.D24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41];&quot;&quot;&quot;}}{&quot;&quot;name&quot;&quot;: &quot;&quot;&quot;;[.B241];&quot;&quot;&quot;, &quot;&quot;parent&quot;&quot;: &quot;&quot;&quot;;[.D241];&quot;&quot;&quot;}&quot;)" office:value-type="string" office:string-value="{&quot;index&quot;: {&quot;_id&quot;: &quot;26.52Z&quot;}}{&quot;name&quot;: &quot;Horlogerie&quot;, &quot;parent&quot;: &quot;C&quot;}" calcext:value-type="string">
            <text:p>{"index": {"_id": "26.52Z"}}{"name": "Horlogeri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60Z</text:p>
          </table:table-cell>
          <table:table-cell office:value-type="string" calcext:value-type="string">
            <text:p>Fabrication d'équipements d'irradiation médicale, d'équipements électromédicaux et électrothérapeutiques</text:p>
          </table:table-cell>
          <table:table-cell table:formula="of:=LEFT([.A242];2)" office:value-type="string" office:string-value="26" calcext:value-type="string">
            <text:p>26</text:p>
          </table:table-cell>
          <table:table-cell table:style-name="ce2" table:formula="of:=VLOOKUP([.C242];[n2.$A$4:.$C$91];3;0)" office:value-type="string" office:string-value="C" calcext:value-type="string">
            <text:p>C</text:p>
          </table:table-cell>
          <table:table-cell table:style-name="ce2" table:formula="of:=IF([.D242]=[.D241];&quot;&quot;;CONCATENATE(&quot;{&quot;&quot;index&quot;&quot;: {&quot;&quot;_id&quot;&quot;: &quot;&quot;&quot;;[.D242];&quot;&quot;&quot;}}{&quot;&quot;name&quot;&quot;: &quot;&quot;&quot;;VLOOKUP([.D24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42];&quot;&quot;&quot;}}{&quot;&quot;name&quot;&quot;: &quot;&quot;&quot;;[.B242];&quot;&quot;&quot;, &quot;&quot;parent&quot;&quot;: &quot;&quot;&quot;;[.D242];&quot;&quot;&quot;}&quot;)" office:value-type="string" office:string-value="{&quot;index&quot;: {&quot;_id&quot;: &quot;26.60Z&quot;}}{&quot;name&quot;: &quot;Fabrication d'équipements d'irradiation médicale, d'équipements électromédicaux et électrothérapeutiques&quot;, &quot;parent&quot;: &quot;C&quot;}" calcext:value-type="string">
            <text:p>{"index": {"_id": "26.60Z"}}{"name": "Fabrication d'équipements d'irradiation médicale, d'équipements électromédicaux et électrothérapeut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70Z</text:p>
          </table:table-cell>
          <table:table-cell office:value-type="string" calcext:value-type="string">
            <text:p>Fabrication de matériels optique et photographique</text:p>
          </table:table-cell>
          <table:table-cell table:formula="of:=LEFT([.A243];2)" office:value-type="string" office:string-value="26" calcext:value-type="string">
            <text:p>26</text:p>
          </table:table-cell>
          <table:table-cell table:style-name="ce2" table:formula="of:=VLOOKUP([.C243];[n2.$A$4:.$C$91];3;0)" office:value-type="string" office:string-value="C" calcext:value-type="string">
            <text:p>C</text:p>
          </table:table-cell>
          <table:table-cell table:style-name="ce2" table:formula="of:=IF([.D243]=[.D242];&quot;&quot;;CONCATENATE(&quot;{&quot;&quot;index&quot;&quot;: {&quot;&quot;_id&quot;&quot;: &quot;&quot;&quot;;[.D243];&quot;&quot;&quot;}}{&quot;&quot;name&quot;&quot;: &quot;&quot;&quot;;VLOOKUP([.D24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43];&quot;&quot;&quot;}}{&quot;&quot;name&quot;&quot;: &quot;&quot;&quot;;[.B243];&quot;&quot;&quot;, &quot;&quot;parent&quot;&quot;: &quot;&quot;&quot;;[.D243];&quot;&quot;&quot;}&quot;)" office:value-type="string" office:string-value="{&quot;index&quot;: {&quot;_id&quot;: &quot;26.70Z&quot;}}{&quot;name&quot;: &quot;Fabrication de matériels optique et photographique&quot;, &quot;parent&quot;: &quot;C&quot;}" calcext:value-type="string">
            <text:p>{"index": {"_id": "26.70Z"}}{"name": "Fabrication de matériels optique et photographiqu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80Z</text:p>
          </table:table-cell>
          <table:table-cell office:value-type="string" calcext:value-type="string">
            <text:p>Fabrication de supports magnétiques et optiques</text:p>
          </table:table-cell>
          <table:table-cell table:formula="of:=LEFT([.A244];2)" office:value-type="string" office:string-value="26" calcext:value-type="string">
            <text:p>26</text:p>
          </table:table-cell>
          <table:table-cell table:style-name="ce2" table:formula="of:=VLOOKUP([.C244];[n2.$A$4:.$C$91];3;0)" office:value-type="string" office:string-value="C" calcext:value-type="string">
            <text:p>C</text:p>
          </table:table-cell>
          <table:table-cell table:style-name="ce2" table:formula="of:=IF([.D244]=[.D243];&quot;&quot;;CONCATENATE(&quot;{&quot;&quot;index&quot;&quot;: {&quot;&quot;_id&quot;&quot;: &quot;&quot;&quot;;[.D244];&quot;&quot;&quot;}}{&quot;&quot;name&quot;&quot;: &quot;&quot;&quot;;VLOOKUP([.D24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44];&quot;&quot;&quot;}}{&quot;&quot;name&quot;&quot;: &quot;&quot;&quot;;[.B244];&quot;&quot;&quot;, &quot;&quot;parent&quot;&quot;: &quot;&quot;&quot;;[.D244];&quot;&quot;&quot;}&quot;)" office:value-type="string" office:string-value="{&quot;index&quot;: {&quot;_id&quot;: &quot;26.80Z&quot;}}{&quot;name&quot;: &quot;Fabrication de supports magnétiques et optiques&quot;, &quot;parent&quot;: &quot;C&quot;}" calcext:value-type="string">
            <text:p>{"index": {"_id": "26.80Z"}}{"name": "Fabrication de supports magnétiques et opt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1Z</text:p>
          </table:table-cell>
          <table:table-cell office:value-type="string" calcext:value-type="string">
            <text:p>Fabrication de moteurs, génératrices et transformateurs électriques</text:p>
          </table:table-cell>
          <table:table-cell table:formula="of:=LEFT([.A245];2)" office:value-type="string" office:string-value="27" calcext:value-type="string">
            <text:p>27</text:p>
          </table:table-cell>
          <table:table-cell table:style-name="ce2" table:formula="of:=VLOOKUP([.C245];[n2.$A$4:.$C$91];3;0)" office:value-type="string" office:string-value="C" calcext:value-type="string">
            <text:p>C</text:p>
          </table:table-cell>
          <table:table-cell table:style-name="ce2" table:formula="of:=IF([.D245]=[.D244];&quot;&quot;;CONCATENATE(&quot;{&quot;&quot;index&quot;&quot;: {&quot;&quot;_id&quot;&quot;: &quot;&quot;&quot;;[.D245];&quot;&quot;&quot;}}{&quot;&quot;name&quot;&quot;: &quot;&quot;&quot;;VLOOKUP([.D24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45];&quot;&quot;&quot;}}{&quot;&quot;name&quot;&quot;: &quot;&quot;&quot;;[.B245];&quot;&quot;&quot;, &quot;&quot;parent&quot;&quot;: &quot;&quot;&quot;;[.D245];&quot;&quot;&quot;}&quot;)" office:value-type="string" office:string-value="{&quot;index&quot;: {&quot;_id&quot;: &quot;27.11Z&quot;}}{&quot;name&quot;: &quot;Fabrication de moteurs, génératrices et transformateurs électriques&quot;, &quot;parent&quot;: &quot;C&quot;}" calcext:value-type="string">
            <text:p>{"index": {"_id": "27.11Z"}}{"name": "Fabrication de moteurs, génératrices et transformateurs électr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2Z</text:p>
          </table:table-cell>
          <table:table-cell office:value-type="string" calcext:value-type="string">
            <text:p>Fabrication de matériel de distribution et de commande électrique</text:p>
          </table:table-cell>
          <table:table-cell table:formula="of:=LEFT([.A246];2)" office:value-type="string" office:string-value="27" calcext:value-type="string">
            <text:p>27</text:p>
          </table:table-cell>
          <table:table-cell table:style-name="ce2" table:formula="of:=VLOOKUP([.C246];[n2.$A$4:.$C$91];3;0)" office:value-type="string" office:string-value="C" calcext:value-type="string">
            <text:p>C</text:p>
          </table:table-cell>
          <table:table-cell table:style-name="ce2" table:formula="of:=IF([.D246]=[.D245];&quot;&quot;;CONCATENATE(&quot;{&quot;&quot;index&quot;&quot;: {&quot;&quot;_id&quot;&quot;: &quot;&quot;&quot;;[.D246];&quot;&quot;&quot;}}{&quot;&quot;name&quot;&quot;: &quot;&quot;&quot;;VLOOKUP([.D24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46];&quot;&quot;&quot;}}{&quot;&quot;name&quot;&quot;: &quot;&quot;&quot;;[.B246];&quot;&quot;&quot;, &quot;&quot;parent&quot;&quot;: &quot;&quot;&quot;;[.D246];&quot;&quot;&quot;}&quot;)" office:value-type="string" office:string-value="{&quot;index&quot;: {&quot;_id&quot;: &quot;27.12Z&quot;}}{&quot;name&quot;: &quot;Fabrication de matériel de distribution et de commande électrique&quot;, &quot;parent&quot;: &quot;C&quot;}" calcext:value-type="string">
            <text:p>{"index": {"_id": "27.12Z"}}{"name": "Fabrication de matériel de distribution et de commande électriqu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20Z</text:p>
          </table:table-cell>
          <table:table-cell office:value-type="string" calcext:value-type="string">
            <text:p>Fabrication de piles et d'accumulateurs électriques</text:p>
          </table:table-cell>
          <table:table-cell table:formula="of:=LEFT([.A247];2)" office:value-type="string" office:string-value="27" calcext:value-type="string">
            <text:p>27</text:p>
          </table:table-cell>
          <table:table-cell table:style-name="ce2" table:formula="of:=VLOOKUP([.C247];[n2.$A$4:.$C$91];3;0)" office:value-type="string" office:string-value="C" calcext:value-type="string">
            <text:p>C</text:p>
          </table:table-cell>
          <table:table-cell table:style-name="ce2" table:formula="of:=IF([.D247]=[.D246];&quot;&quot;;CONCATENATE(&quot;{&quot;&quot;index&quot;&quot;: {&quot;&quot;_id&quot;&quot;: &quot;&quot;&quot;;[.D247];&quot;&quot;&quot;}}{&quot;&quot;name&quot;&quot;: &quot;&quot;&quot;;VLOOKUP([.D24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47];&quot;&quot;&quot;}}{&quot;&quot;name&quot;&quot;: &quot;&quot;&quot;;[.B247];&quot;&quot;&quot;, &quot;&quot;parent&quot;&quot;: &quot;&quot;&quot;;[.D247];&quot;&quot;&quot;}&quot;)" office:value-type="string" office:string-value="{&quot;index&quot;: {&quot;_id&quot;: &quot;27.20Z&quot;}}{&quot;name&quot;: &quot;Fabrication de piles et d'accumulateurs électriques&quot;, &quot;parent&quot;: &quot;C&quot;}" calcext:value-type="string">
            <text:p>{"index": {"_id": "27.20Z"}}{"name": "Fabrication de piles et d'accumulateurs électr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31Z</text:p>
          </table:table-cell>
          <table:table-cell office:value-type="string" calcext:value-type="string">
            <text:p>Fabrication de câbles de fibres optiques</text:p>
          </table:table-cell>
          <table:table-cell table:formula="of:=LEFT([.A248];2)" office:value-type="string" office:string-value="27" calcext:value-type="string">
            <text:p>27</text:p>
          </table:table-cell>
          <table:table-cell table:style-name="ce2" table:formula="of:=VLOOKUP([.C248];[n2.$A$4:.$C$91];3;0)" office:value-type="string" office:string-value="C" calcext:value-type="string">
            <text:p>C</text:p>
          </table:table-cell>
          <table:table-cell table:style-name="ce2" table:formula="of:=IF([.D248]=[.D247];&quot;&quot;;CONCATENATE(&quot;{&quot;&quot;index&quot;&quot;: {&quot;&quot;_id&quot;&quot;: &quot;&quot;&quot;;[.D248];&quot;&quot;&quot;}}{&quot;&quot;name&quot;&quot;: &quot;&quot;&quot;;VLOOKUP([.D24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48];&quot;&quot;&quot;}}{&quot;&quot;name&quot;&quot;: &quot;&quot;&quot;;[.B248];&quot;&quot;&quot;, &quot;&quot;parent&quot;&quot;: &quot;&quot;&quot;;[.D248];&quot;&quot;&quot;}&quot;)" office:value-type="string" office:string-value="{&quot;index&quot;: {&quot;_id&quot;: &quot;27.31Z&quot;}}{&quot;name&quot;: &quot;Fabrication de câbles de fibres optiques&quot;, &quot;parent&quot;: &quot;C&quot;}" calcext:value-type="string">
            <text:p>{"index": {"_id": "27.31Z"}}{"name": "Fabrication de câbles de fibres opt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32Z</text:p>
          </table:table-cell>
          <table:table-cell office:value-type="string" calcext:value-type="string">
            <text:p>Fabrication d'autres fils et câbles électroniques ou électriques</text:p>
          </table:table-cell>
          <table:table-cell table:formula="of:=LEFT([.A249];2)" office:value-type="string" office:string-value="27" calcext:value-type="string">
            <text:p>27</text:p>
          </table:table-cell>
          <table:table-cell table:style-name="ce2" table:formula="of:=VLOOKUP([.C249];[n2.$A$4:.$C$91];3;0)" office:value-type="string" office:string-value="C" calcext:value-type="string">
            <text:p>C</text:p>
          </table:table-cell>
          <table:table-cell table:style-name="ce2" table:formula="of:=IF([.D249]=[.D248];&quot;&quot;;CONCATENATE(&quot;{&quot;&quot;index&quot;&quot;: {&quot;&quot;_id&quot;&quot;: &quot;&quot;&quot;;[.D249];&quot;&quot;&quot;}}{&quot;&quot;name&quot;&quot;: &quot;&quot;&quot;;VLOOKUP([.D24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49];&quot;&quot;&quot;}}{&quot;&quot;name&quot;&quot;: &quot;&quot;&quot;;[.B249];&quot;&quot;&quot;, &quot;&quot;parent&quot;&quot;: &quot;&quot;&quot;;[.D249];&quot;&quot;&quot;}&quot;)" office:value-type="string" office:string-value="{&quot;index&quot;: {&quot;_id&quot;: &quot;27.32Z&quot;}}{&quot;name&quot;: &quot;Fabrication d'autres fils et câbles électroniques ou électriques&quot;, &quot;parent&quot;: &quot;C&quot;}" calcext:value-type="string">
            <text:p>{"index": {"_id": "27.32Z"}}{"name": "Fabrication d'autres fils et câbles électroniques ou électr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33Z</text:p>
          </table:table-cell>
          <table:table-cell office:value-type="string" calcext:value-type="string">
            <text:p>Fabrication de matériel d'installation électrique</text:p>
          </table:table-cell>
          <table:table-cell table:formula="of:=LEFT([.A250];2)" office:value-type="string" office:string-value="27" calcext:value-type="string">
            <text:p>27</text:p>
          </table:table-cell>
          <table:table-cell table:style-name="ce2" table:formula="of:=VLOOKUP([.C250];[n2.$A$4:.$C$91];3;0)" office:value-type="string" office:string-value="C" calcext:value-type="string">
            <text:p>C</text:p>
          </table:table-cell>
          <table:table-cell table:style-name="ce2" table:formula="of:=IF([.D250]=[.D249];&quot;&quot;;CONCATENATE(&quot;{&quot;&quot;index&quot;&quot;: {&quot;&quot;_id&quot;&quot;: &quot;&quot;&quot;;[.D250];&quot;&quot;&quot;}}{&quot;&quot;name&quot;&quot;: &quot;&quot;&quot;;VLOOKUP([.D25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50];&quot;&quot;&quot;}}{&quot;&quot;name&quot;&quot;: &quot;&quot;&quot;;[.B250];&quot;&quot;&quot;, &quot;&quot;parent&quot;&quot;: &quot;&quot;&quot;;[.D250];&quot;&quot;&quot;}&quot;)" office:value-type="string" office:string-value="{&quot;index&quot;: {&quot;_id&quot;: &quot;27.33Z&quot;}}{&quot;name&quot;: &quot;Fabrication de matériel d'installation électrique&quot;, &quot;parent&quot;: &quot;C&quot;}" calcext:value-type="string">
            <text:p>{"index": {"_id": "27.33Z"}}{"name": "Fabrication de matériel d'installation électriqu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40Z</text:p>
          </table:table-cell>
          <table:table-cell office:value-type="string" calcext:value-type="string">
            <text:p>Fabrication d'appareils d'éclairage électrique</text:p>
          </table:table-cell>
          <table:table-cell table:formula="of:=LEFT([.A251];2)" office:value-type="string" office:string-value="27" calcext:value-type="string">
            <text:p>27</text:p>
          </table:table-cell>
          <table:table-cell table:style-name="ce2" table:formula="of:=VLOOKUP([.C251];[n2.$A$4:.$C$91];3;0)" office:value-type="string" office:string-value="C" calcext:value-type="string">
            <text:p>C</text:p>
          </table:table-cell>
          <table:table-cell table:style-name="ce2" table:formula="of:=IF([.D251]=[.D250];&quot;&quot;;CONCATENATE(&quot;{&quot;&quot;index&quot;&quot;: {&quot;&quot;_id&quot;&quot;: &quot;&quot;&quot;;[.D251];&quot;&quot;&quot;}}{&quot;&quot;name&quot;&quot;: &quot;&quot;&quot;;VLOOKUP([.D25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51];&quot;&quot;&quot;}}{&quot;&quot;name&quot;&quot;: &quot;&quot;&quot;;[.B251];&quot;&quot;&quot;, &quot;&quot;parent&quot;&quot;: &quot;&quot;&quot;;[.D251];&quot;&quot;&quot;}&quot;)" office:value-type="string" office:string-value="{&quot;index&quot;: {&quot;_id&quot;: &quot;27.40Z&quot;}}{&quot;name&quot;: &quot;Fabrication d'appareils d'éclairage électrique&quot;, &quot;parent&quot;: &quot;C&quot;}" calcext:value-type="string">
            <text:p>{"index": {"_id": "27.40Z"}}{"name": "Fabrication d'appareils d'éclairage électriqu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51Z</text:p>
          </table:table-cell>
          <table:table-cell office:value-type="string" calcext:value-type="string">
            <text:p>Fabrication d'appareils électroménagers</text:p>
          </table:table-cell>
          <table:table-cell table:formula="of:=LEFT([.A252];2)" office:value-type="string" office:string-value="27" calcext:value-type="string">
            <text:p>27</text:p>
          </table:table-cell>
          <table:table-cell table:style-name="ce2" table:formula="of:=VLOOKUP([.C252];[n2.$A$4:.$C$91];3;0)" office:value-type="string" office:string-value="C" calcext:value-type="string">
            <text:p>C</text:p>
          </table:table-cell>
          <table:table-cell table:style-name="ce2" table:formula="of:=IF([.D252]=[.D251];&quot;&quot;;CONCATENATE(&quot;{&quot;&quot;index&quot;&quot;: {&quot;&quot;_id&quot;&quot;: &quot;&quot;&quot;;[.D252];&quot;&quot;&quot;}}{&quot;&quot;name&quot;&quot;: &quot;&quot;&quot;;VLOOKUP([.D25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52];&quot;&quot;&quot;}}{&quot;&quot;name&quot;&quot;: &quot;&quot;&quot;;[.B252];&quot;&quot;&quot;, &quot;&quot;parent&quot;&quot;: &quot;&quot;&quot;;[.D252];&quot;&quot;&quot;}&quot;)" office:value-type="string" office:string-value="{&quot;index&quot;: {&quot;_id&quot;: &quot;27.51Z&quot;}}{&quot;name&quot;: &quot;Fabrication d'appareils électroménagers&quot;, &quot;parent&quot;: &quot;C&quot;}" calcext:value-type="string">
            <text:p>{"index": {"_id": "27.51Z"}}{"name": "Fabrication d'appareils électroménager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52Z</text:p>
          </table:table-cell>
          <table:table-cell office:value-type="string" calcext:value-type="string">
            <text:p>Fabrication d'appareils ménagers non électriques</text:p>
          </table:table-cell>
          <table:table-cell table:formula="of:=LEFT([.A253];2)" office:value-type="string" office:string-value="27" calcext:value-type="string">
            <text:p>27</text:p>
          </table:table-cell>
          <table:table-cell table:style-name="ce2" table:formula="of:=VLOOKUP([.C253];[n2.$A$4:.$C$91];3;0)" office:value-type="string" office:string-value="C" calcext:value-type="string">
            <text:p>C</text:p>
          </table:table-cell>
          <table:table-cell table:style-name="ce2" table:formula="of:=IF([.D253]=[.D252];&quot;&quot;;CONCATENATE(&quot;{&quot;&quot;index&quot;&quot;: {&quot;&quot;_id&quot;&quot;: &quot;&quot;&quot;;[.D253];&quot;&quot;&quot;}}{&quot;&quot;name&quot;&quot;: &quot;&quot;&quot;;VLOOKUP([.D25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53];&quot;&quot;&quot;}}{&quot;&quot;name&quot;&quot;: &quot;&quot;&quot;;[.B253];&quot;&quot;&quot;, &quot;&quot;parent&quot;&quot;: &quot;&quot;&quot;;[.D253];&quot;&quot;&quot;}&quot;)" office:value-type="string" office:string-value="{&quot;index&quot;: {&quot;_id&quot;: &quot;27.52Z&quot;}}{&quot;name&quot;: &quot;Fabrication d'appareils ménagers non électriques&quot;, &quot;parent&quot;: &quot;C&quot;}" calcext:value-type="string">
            <text:p>{"index": {"_id": "27.52Z"}}{"name": "Fabrication d'appareils ménagers non électr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90Z</text:p>
          </table:table-cell>
          <table:table-cell office:value-type="string" calcext:value-type="string">
            <text:p>Fabrication d'autres matériels électriques</text:p>
          </table:table-cell>
          <table:table-cell table:formula="of:=LEFT([.A254];2)" office:value-type="string" office:string-value="27" calcext:value-type="string">
            <text:p>27</text:p>
          </table:table-cell>
          <table:table-cell table:style-name="ce2" table:formula="of:=VLOOKUP([.C254];[n2.$A$4:.$C$91];3;0)" office:value-type="string" office:string-value="C" calcext:value-type="string">
            <text:p>C</text:p>
          </table:table-cell>
          <table:table-cell table:style-name="ce2" table:formula="of:=IF([.D254]=[.D253];&quot;&quot;;CONCATENATE(&quot;{&quot;&quot;index&quot;&quot;: {&quot;&quot;_id&quot;&quot;: &quot;&quot;&quot;;[.D254];&quot;&quot;&quot;}}{&quot;&quot;name&quot;&quot;: &quot;&quot;&quot;;VLOOKUP([.D25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54];&quot;&quot;&quot;}}{&quot;&quot;name&quot;&quot;: &quot;&quot;&quot;;[.B254];&quot;&quot;&quot;, &quot;&quot;parent&quot;&quot;: &quot;&quot;&quot;;[.D254];&quot;&quot;&quot;}&quot;)" office:value-type="string" office:string-value="{&quot;index&quot;: {&quot;_id&quot;: &quot;27.90Z&quot;}}{&quot;name&quot;: &quot;Fabrication d'autres matériels électriques&quot;, &quot;parent&quot;: &quot;C&quot;}" calcext:value-type="string">
            <text:p>{"index": {"_id": "27.90Z"}}{"name": "Fabrication d'autres matériels électr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11Z</text:p>
          </table:table-cell>
          <table:table-cell office:value-type="string" calcext:value-type="string">
            <text:p>Fabrication de moteurs et turbines, à l'exception des moteurs d'avions et de véhicules</text:p>
          </table:table-cell>
          <table:table-cell table:formula="of:=LEFT([.A255];2)" office:value-type="string" office:string-value="28" calcext:value-type="string">
            <text:p>28</text:p>
          </table:table-cell>
          <table:table-cell table:style-name="ce2" table:formula="of:=VLOOKUP([.C255];[n2.$A$4:.$C$91];3;0)" office:value-type="string" office:string-value="C" calcext:value-type="string">
            <text:p>C</text:p>
          </table:table-cell>
          <table:table-cell table:style-name="ce2" table:formula="of:=IF([.D255]=[.D254];&quot;&quot;;CONCATENATE(&quot;{&quot;&quot;index&quot;&quot;: {&quot;&quot;_id&quot;&quot;: &quot;&quot;&quot;;[.D255];&quot;&quot;&quot;}}{&quot;&quot;name&quot;&quot;: &quot;&quot;&quot;;VLOOKUP([.D25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55];&quot;&quot;&quot;}}{&quot;&quot;name&quot;&quot;: &quot;&quot;&quot;;[.B255];&quot;&quot;&quot;, &quot;&quot;parent&quot;&quot;: &quot;&quot;&quot;;[.D255];&quot;&quot;&quot;}&quot;)" office:value-type="string" office:string-value="{&quot;index&quot;: {&quot;_id&quot;: &quot;28.11Z&quot;}}{&quot;name&quot;: &quot;Fabrication de moteurs et turbines, à l'exception des moteurs d'avions et de véhicules&quot;, &quot;parent&quot;: &quot;C&quot;}" calcext:value-type="string">
            <text:p>{"index": {"_id": "28.11Z"}}{"name": "Fabrication de moteurs et turbines, à l'exception des moteurs d'avions et de véhicul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12Z</text:p>
          </table:table-cell>
          <table:table-cell office:value-type="string" calcext:value-type="string">
            <text:p>Fabrication d'équipements hydrauliques et pneumatiques</text:p>
          </table:table-cell>
          <table:table-cell table:formula="of:=LEFT([.A256];2)" office:value-type="string" office:string-value="28" calcext:value-type="string">
            <text:p>28</text:p>
          </table:table-cell>
          <table:table-cell table:style-name="ce2" table:formula="of:=VLOOKUP([.C256];[n2.$A$4:.$C$91];3;0)" office:value-type="string" office:string-value="C" calcext:value-type="string">
            <text:p>C</text:p>
          </table:table-cell>
          <table:table-cell table:style-name="ce2" table:formula="of:=IF([.D256]=[.D255];&quot;&quot;;CONCATENATE(&quot;{&quot;&quot;index&quot;&quot;: {&quot;&quot;_id&quot;&quot;: &quot;&quot;&quot;;[.D256];&quot;&quot;&quot;}}{&quot;&quot;name&quot;&quot;: &quot;&quot;&quot;;VLOOKUP([.D25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56];&quot;&quot;&quot;}}{&quot;&quot;name&quot;&quot;: &quot;&quot;&quot;;[.B256];&quot;&quot;&quot;, &quot;&quot;parent&quot;&quot;: &quot;&quot;&quot;;[.D256];&quot;&quot;&quot;}&quot;)" office:value-type="string" office:string-value="{&quot;index&quot;: {&quot;_id&quot;: &quot;28.12Z&quot;}}{&quot;name&quot;: &quot;Fabrication d'équipements hydrauliques et pneumatiques&quot;, &quot;parent&quot;: &quot;C&quot;}" calcext:value-type="string">
            <text:p>{"index": {"_id": "28.12Z"}}{"name": "Fabrication d'équipements hydrauliques et pneumat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13Z</text:p>
          </table:table-cell>
          <table:table-cell office:value-type="string" calcext:value-type="string">
            <text:p>Fabrication d'autres pompes et compresseurs</text:p>
          </table:table-cell>
          <table:table-cell table:formula="of:=LEFT([.A257];2)" office:value-type="string" office:string-value="28" calcext:value-type="string">
            <text:p>28</text:p>
          </table:table-cell>
          <table:table-cell table:style-name="ce2" table:formula="of:=VLOOKUP([.C257];[n2.$A$4:.$C$91];3;0)" office:value-type="string" office:string-value="C" calcext:value-type="string">
            <text:p>C</text:p>
          </table:table-cell>
          <table:table-cell table:style-name="ce2" table:formula="of:=IF([.D257]=[.D256];&quot;&quot;;CONCATENATE(&quot;{&quot;&quot;index&quot;&quot;: {&quot;&quot;_id&quot;&quot;: &quot;&quot;&quot;;[.D257];&quot;&quot;&quot;}}{&quot;&quot;name&quot;&quot;: &quot;&quot;&quot;;VLOOKUP([.D25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57];&quot;&quot;&quot;}}{&quot;&quot;name&quot;&quot;: &quot;&quot;&quot;;[.B257];&quot;&quot;&quot;, &quot;&quot;parent&quot;&quot;: &quot;&quot;&quot;;[.D257];&quot;&quot;&quot;}&quot;)" office:value-type="string" office:string-value="{&quot;index&quot;: {&quot;_id&quot;: &quot;28.13Z&quot;}}{&quot;name&quot;: &quot;Fabrication d'autres pompes et compresseurs&quot;, &quot;parent&quot;: &quot;C&quot;}" calcext:value-type="string">
            <text:p>{"index": {"_id": "28.13Z"}}{"name": "Fabrication d'autres pompes et compresseur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14Z</text:p>
          </table:table-cell>
          <table:table-cell office:value-type="string" calcext:value-type="string">
            <text:p>Fabrication d'autres articles de robinetterie</text:p>
          </table:table-cell>
          <table:table-cell table:formula="of:=LEFT([.A258];2)" office:value-type="string" office:string-value="28" calcext:value-type="string">
            <text:p>28</text:p>
          </table:table-cell>
          <table:table-cell table:style-name="ce2" table:formula="of:=VLOOKUP([.C258];[n2.$A$4:.$C$91];3;0)" office:value-type="string" office:string-value="C" calcext:value-type="string">
            <text:p>C</text:p>
          </table:table-cell>
          <table:table-cell table:style-name="ce2" table:formula="of:=IF([.D258]=[.D257];&quot;&quot;;CONCATENATE(&quot;{&quot;&quot;index&quot;&quot;: {&quot;&quot;_id&quot;&quot;: &quot;&quot;&quot;;[.D258];&quot;&quot;&quot;}}{&quot;&quot;name&quot;&quot;: &quot;&quot;&quot;;VLOOKUP([.D25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58];&quot;&quot;&quot;}}{&quot;&quot;name&quot;&quot;: &quot;&quot;&quot;;[.B258];&quot;&quot;&quot;, &quot;&quot;parent&quot;&quot;: &quot;&quot;&quot;;[.D258];&quot;&quot;&quot;}&quot;)" office:value-type="string" office:string-value="{&quot;index&quot;: {&quot;_id&quot;: &quot;28.14Z&quot;}}{&quot;name&quot;: &quot;Fabrication d'autres articles de robinetterie&quot;, &quot;parent&quot;: &quot;C&quot;}" calcext:value-type="string">
            <text:p>{"index": {"_id": "28.14Z"}}{"name": "Fabrication d'autres articles de robinetteri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15Z</text:p>
          </table:table-cell>
          <table:table-cell office:value-type="string" calcext:value-type="string">
            <text:p>Fabrication d'engrenages et d'organes mécaniques de transmission</text:p>
          </table:table-cell>
          <table:table-cell table:formula="of:=LEFT([.A259];2)" office:value-type="string" office:string-value="28" calcext:value-type="string">
            <text:p>28</text:p>
          </table:table-cell>
          <table:table-cell table:style-name="ce2" table:formula="of:=VLOOKUP([.C259];[n2.$A$4:.$C$91];3;0)" office:value-type="string" office:string-value="C" calcext:value-type="string">
            <text:p>C</text:p>
          </table:table-cell>
          <table:table-cell table:style-name="ce2" table:formula="of:=IF([.D259]=[.D258];&quot;&quot;;CONCATENATE(&quot;{&quot;&quot;index&quot;&quot;: {&quot;&quot;_id&quot;&quot;: &quot;&quot;&quot;;[.D259];&quot;&quot;&quot;}}{&quot;&quot;name&quot;&quot;: &quot;&quot;&quot;;VLOOKUP([.D25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59];&quot;&quot;&quot;}}{&quot;&quot;name&quot;&quot;: &quot;&quot;&quot;;[.B259];&quot;&quot;&quot;, &quot;&quot;parent&quot;&quot;: &quot;&quot;&quot;;[.D259];&quot;&quot;&quot;}&quot;)" office:value-type="string" office:string-value="{&quot;index&quot;: {&quot;_id&quot;: &quot;28.15Z&quot;}}{&quot;name&quot;: &quot;Fabrication d'engrenages et d'organes mécaniques de transmission&quot;, &quot;parent&quot;: &quot;C&quot;}" calcext:value-type="string">
            <text:p>{"index": {"_id": "28.15Z"}}{"name": "Fabrication d'engrenages et d'organes mécaniques de transmission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21Z</text:p>
          </table:table-cell>
          <table:table-cell office:value-type="string" calcext:value-type="string">
            <text:p>Fabrication de fours et brûleurs</text:p>
          </table:table-cell>
          <table:table-cell table:formula="of:=LEFT([.A260];2)" office:value-type="string" office:string-value="28" calcext:value-type="string">
            <text:p>28</text:p>
          </table:table-cell>
          <table:table-cell table:style-name="ce2" table:formula="of:=VLOOKUP([.C260];[n2.$A$4:.$C$91];3;0)" office:value-type="string" office:string-value="C" calcext:value-type="string">
            <text:p>C</text:p>
          </table:table-cell>
          <table:table-cell table:style-name="ce2" table:formula="of:=IF([.D260]=[.D259];&quot;&quot;;CONCATENATE(&quot;{&quot;&quot;index&quot;&quot;: {&quot;&quot;_id&quot;&quot;: &quot;&quot;&quot;;[.D260];&quot;&quot;&quot;}}{&quot;&quot;name&quot;&quot;: &quot;&quot;&quot;;VLOOKUP([.D26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60];&quot;&quot;&quot;}}{&quot;&quot;name&quot;&quot;: &quot;&quot;&quot;;[.B260];&quot;&quot;&quot;, &quot;&quot;parent&quot;&quot;: &quot;&quot;&quot;;[.D260];&quot;&quot;&quot;}&quot;)" office:value-type="string" office:string-value="{&quot;index&quot;: {&quot;_id&quot;: &quot;28.21Z&quot;}}{&quot;name&quot;: &quot;Fabrication de fours et brûleurs&quot;, &quot;parent&quot;: &quot;C&quot;}" calcext:value-type="string">
            <text:p>{"index": {"_id": "28.21Z"}}{"name": "Fabrication de fours et brûleur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22Z</text:p>
          </table:table-cell>
          <table:table-cell office:value-type="string" calcext:value-type="string">
            <text:p>Fabrication de matériel de levage et de manutention</text:p>
          </table:table-cell>
          <table:table-cell table:formula="of:=LEFT([.A261];2)" office:value-type="string" office:string-value="28" calcext:value-type="string">
            <text:p>28</text:p>
          </table:table-cell>
          <table:table-cell table:style-name="ce2" table:formula="of:=VLOOKUP([.C261];[n2.$A$4:.$C$91];3;0)" office:value-type="string" office:string-value="C" calcext:value-type="string">
            <text:p>C</text:p>
          </table:table-cell>
          <table:table-cell table:style-name="ce2" table:formula="of:=IF([.D261]=[.D260];&quot;&quot;;CONCATENATE(&quot;{&quot;&quot;index&quot;&quot;: {&quot;&quot;_id&quot;&quot;: &quot;&quot;&quot;;[.D261];&quot;&quot;&quot;}}{&quot;&quot;name&quot;&quot;: &quot;&quot;&quot;;VLOOKUP([.D26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61];&quot;&quot;&quot;}}{&quot;&quot;name&quot;&quot;: &quot;&quot;&quot;;[.B261];&quot;&quot;&quot;, &quot;&quot;parent&quot;&quot;: &quot;&quot;&quot;;[.D261];&quot;&quot;&quot;}&quot;)" office:value-type="string" office:string-value="{&quot;index&quot;: {&quot;_id&quot;: &quot;28.22Z&quot;}}{&quot;name&quot;: &quot;Fabrication de matériel de levage et de manutention&quot;, &quot;parent&quot;: &quot;C&quot;}" calcext:value-type="string">
            <text:p>{"index": {"_id": "28.22Z"}}{"name": "Fabrication de matériel de levage et de manutention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23Z</text:p>
          </table:table-cell>
          <table:table-cell office:value-type="string" calcext:value-type="string">
            <text:p>Fabrication de machines et d'équipements de bureau (à l'exception des ordinateurs et équipements périphériques)</text:p>
          </table:table-cell>
          <table:table-cell table:formula="of:=LEFT([.A262];2)" office:value-type="string" office:string-value="28" calcext:value-type="string">
            <text:p>28</text:p>
          </table:table-cell>
          <table:table-cell table:style-name="ce2" table:formula="of:=VLOOKUP([.C262];[n2.$A$4:.$C$91];3;0)" office:value-type="string" office:string-value="C" calcext:value-type="string">
            <text:p>C</text:p>
          </table:table-cell>
          <table:table-cell table:style-name="ce2" table:formula="of:=IF([.D262]=[.D261];&quot;&quot;;CONCATENATE(&quot;{&quot;&quot;index&quot;&quot;: {&quot;&quot;_id&quot;&quot;: &quot;&quot;&quot;;[.D262];&quot;&quot;&quot;}}{&quot;&quot;name&quot;&quot;: &quot;&quot;&quot;;VLOOKUP([.D26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62];&quot;&quot;&quot;}}{&quot;&quot;name&quot;&quot;: &quot;&quot;&quot;;[.B262];&quot;&quot;&quot;, &quot;&quot;parent&quot;&quot;: &quot;&quot;&quot;;[.D262];&quot;&quot;&quot;}&quot;)" office:value-type="string" office:string-value="{&quot;index&quot;: {&quot;_id&quot;: &quot;28.23Z&quot;}}{&quot;name&quot;: &quot;Fabrication de machines et d'équipements de bureau (à l'exception des ordinateurs et équipements périphériques)&quot;, &quot;parent&quot;: &quot;C&quot;}" calcext:value-type="string">
            <text:p>{"index": {"_id": "28.23Z"}}{"name": "Fabrication de machines et d'équipements de bureau (à l'exception des ordinateurs et équipements périphériques)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24Z</text:p>
          </table:table-cell>
          <table:table-cell office:value-type="string" calcext:value-type="string">
            <text:p>Fabrication d'outillage portatif à moteur incorporé</text:p>
          </table:table-cell>
          <table:table-cell table:formula="of:=LEFT([.A263];2)" office:value-type="string" office:string-value="28" calcext:value-type="string">
            <text:p>28</text:p>
          </table:table-cell>
          <table:table-cell table:style-name="ce2" table:formula="of:=VLOOKUP([.C263];[n2.$A$4:.$C$91];3;0)" office:value-type="string" office:string-value="C" calcext:value-type="string">
            <text:p>C</text:p>
          </table:table-cell>
          <table:table-cell table:style-name="ce2" table:formula="of:=IF([.D263]=[.D262];&quot;&quot;;CONCATENATE(&quot;{&quot;&quot;index&quot;&quot;: {&quot;&quot;_id&quot;&quot;: &quot;&quot;&quot;;[.D263];&quot;&quot;&quot;}}{&quot;&quot;name&quot;&quot;: &quot;&quot;&quot;;VLOOKUP([.D26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63];&quot;&quot;&quot;}}{&quot;&quot;name&quot;&quot;: &quot;&quot;&quot;;[.B263];&quot;&quot;&quot;, &quot;&quot;parent&quot;&quot;: &quot;&quot;&quot;;[.D263];&quot;&quot;&quot;}&quot;)" office:value-type="string" office:string-value="{&quot;index&quot;: {&quot;_id&quot;: &quot;28.24Z&quot;}}{&quot;name&quot;: &quot;Fabrication d'outillage portatif à moteur incorporé&quot;, &quot;parent&quot;: &quot;C&quot;}" calcext:value-type="string">
            <text:p>{"index": {"_id": "28.24Z"}}{"name": "Fabrication d'outillage portatif à moteur incorporé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25Z</text:p>
          </table:table-cell>
          <table:table-cell office:value-type="string" calcext:value-type="string">
            <text:p>Fabrication d'équipements aérauliques et frigorifiques industriels</text:p>
          </table:table-cell>
          <table:table-cell table:formula="of:=LEFT([.A264];2)" office:value-type="string" office:string-value="28" calcext:value-type="string">
            <text:p>28</text:p>
          </table:table-cell>
          <table:table-cell table:style-name="ce2" table:formula="of:=VLOOKUP([.C264];[n2.$A$4:.$C$91];3;0)" office:value-type="string" office:string-value="C" calcext:value-type="string">
            <text:p>C</text:p>
          </table:table-cell>
          <table:table-cell table:style-name="ce2" table:formula="of:=IF([.D264]=[.D263];&quot;&quot;;CONCATENATE(&quot;{&quot;&quot;index&quot;&quot;: {&quot;&quot;_id&quot;&quot;: &quot;&quot;&quot;;[.D264];&quot;&quot;&quot;}}{&quot;&quot;name&quot;&quot;: &quot;&quot;&quot;;VLOOKUP([.D26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64];&quot;&quot;&quot;}}{&quot;&quot;name&quot;&quot;: &quot;&quot;&quot;;[.B264];&quot;&quot;&quot;, &quot;&quot;parent&quot;&quot;: &quot;&quot;&quot;;[.D264];&quot;&quot;&quot;}&quot;)" office:value-type="string" office:string-value="{&quot;index&quot;: {&quot;_id&quot;: &quot;28.25Z&quot;}}{&quot;name&quot;: &quot;Fabrication d'équipements aérauliques et frigorifiques industriels&quot;, &quot;parent&quot;: &quot;C&quot;}" calcext:value-type="string">
            <text:p>{"index": {"_id": "28.25Z"}}{"name": "Fabrication d'équipements aérauliques et frigorifiques industriel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29A</text:p>
          </table:table-cell>
          <table:table-cell office:value-type="string" calcext:value-type="string">
            <text:p>Fabrication d'équipements d'emballage, de conditionnement et de pesage</text:p>
          </table:table-cell>
          <table:table-cell table:formula="of:=LEFT([.A265];2)" office:value-type="string" office:string-value="28" calcext:value-type="string">
            <text:p>28</text:p>
          </table:table-cell>
          <table:table-cell table:style-name="ce2" table:formula="of:=VLOOKUP([.C265];[n2.$A$4:.$C$91];3;0)" office:value-type="string" office:string-value="C" calcext:value-type="string">
            <text:p>C</text:p>
          </table:table-cell>
          <table:table-cell table:style-name="ce2" table:formula="of:=IF([.D265]=[.D264];&quot;&quot;;CONCATENATE(&quot;{&quot;&quot;index&quot;&quot;: {&quot;&quot;_id&quot;&quot;: &quot;&quot;&quot;;[.D265];&quot;&quot;&quot;}}{&quot;&quot;name&quot;&quot;: &quot;&quot;&quot;;VLOOKUP([.D26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65];&quot;&quot;&quot;}}{&quot;&quot;name&quot;&quot;: &quot;&quot;&quot;;[.B265];&quot;&quot;&quot;, &quot;&quot;parent&quot;&quot;: &quot;&quot;&quot;;[.D265];&quot;&quot;&quot;}&quot;)" office:value-type="string" office:string-value="{&quot;index&quot;: {&quot;_id&quot;: &quot;28.29A&quot;}}{&quot;name&quot;: &quot;Fabrication d'équipements d'emballage, de conditionnement et de pesage&quot;, &quot;parent&quot;: &quot;C&quot;}" calcext:value-type="string">
            <text:p>{"index": {"_id": "28.29A"}}{"name": "Fabrication d'équipements d'emballage, de conditionnement et de pesag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29B</text:p>
          </table:table-cell>
          <table:table-cell office:value-type="string" calcext:value-type="string">
            <text:p>Fabrication d'autres machines d'usage général</text:p>
          </table:table-cell>
          <table:table-cell table:formula="of:=LEFT([.A266];2)" office:value-type="string" office:string-value="28" calcext:value-type="string">
            <text:p>28</text:p>
          </table:table-cell>
          <table:table-cell table:style-name="ce2" table:formula="of:=VLOOKUP([.C266];[n2.$A$4:.$C$91];3;0)" office:value-type="string" office:string-value="C" calcext:value-type="string">
            <text:p>C</text:p>
          </table:table-cell>
          <table:table-cell table:style-name="ce2" table:formula="of:=IF([.D266]=[.D265];&quot;&quot;;CONCATENATE(&quot;{&quot;&quot;index&quot;&quot;: {&quot;&quot;_id&quot;&quot;: &quot;&quot;&quot;;[.D266];&quot;&quot;&quot;}}{&quot;&quot;name&quot;&quot;: &quot;&quot;&quot;;VLOOKUP([.D26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66];&quot;&quot;&quot;}}{&quot;&quot;name&quot;&quot;: &quot;&quot;&quot;;[.B266];&quot;&quot;&quot;, &quot;&quot;parent&quot;&quot;: &quot;&quot;&quot;;[.D266];&quot;&quot;&quot;}&quot;)" office:value-type="string" office:string-value="{&quot;index&quot;: {&quot;_id&quot;: &quot;28.29B&quot;}}{&quot;name&quot;: &quot;Fabrication d'autres machines d'usage général&quot;, &quot;parent&quot;: &quot;C&quot;}" calcext:value-type="string">
            <text:p>{"index": {"_id": "28.29B"}}{"name": "Fabrication d'autres machines d'usage général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30Z</text:p>
          </table:table-cell>
          <table:table-cell office:value-type="string" calcext:value-type="string">
            <text:p>Fabrication de machines agricoles et forestières</text:p>
          </table:table-cell>
          <table:table-cell table:formula="of:=LEFT([.A267];2)" office:value-type="string" office:string-value="28" calcext:value-type="string">
            <text:p>28</text:p>
          </table:table-cell>
          <table:table-cell table:style-name="ce2" table:formula="of:=VLOOKUP([.C267];[n2.$A$4:.$C$91];3;0)" office:value-type="string" office:string-value="C" calcext:value-type="string">
            <text:p>C</text:p>
          </table:table-cell>
          <table:table-cell table:style-name="ce2" table:formula="of:=IF([.D267]=[.D266];&quot;&quot;;CONCATENATE(&quot;{&quot;&quot;index&quot;&quot;: {&quot;&quot;_id&quot;&quot;: &quot;&quot;&quot;;[.D267];&quot;&quot;&quot;}}{&quot;&quot;name&quot;&quot;: &quot;&quot;&quot;;VLOOKUP([.D26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67];&quot;&quot;&quot;}}{&quot;&quot;name&quot;&quot;: &quot;&quot;&quot;;[.B267];&quot;&quot;&quot;, &quot;&quot;parent&quot;&quot;: &quot;&quot;&quot;;[.D267];&quot;&quot;&quot;}&quot;)" office:value-type="string" office:string-value="{&quot;index&quot;: {&quot;_id&quot;: &quot;28.30Z&quot;}}{&quot;name&quot;: &quot;Fabrication de machines agricoles et forestières&quot;, &quot;parent&quot;: &quot;C&quot;}" calcext:value-type="string">
            <text:p>{"index": {"_id": "28.30Z"}}{"name": "Fabrication de machines agricoles et forestièr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41Z</text:p>
          </table:table-cell>
          <table:table-cell office:value-type="string" calcext:value-type="string">
            <text:p>Fabrication de machines-outils pour le travail des métaux</text:p>
          </table:table-cell>
          <table:table-cell table:formula="of:=LEFT([.A268];2)" office:value-type="string" office:string-value="28" calcext:value-type="string">
            <text:p>28</text:p>
          </table:table-cell>
          <table:table-cell table:style-name="ce2" table:formula="of:=VLOOKUP([.C268];[n2.$A$4:.$C$91];3;0)" office:value-type="string" office:string-value="C" calcext:value-type="string">
            <text:p>C</text:p>
          </table:table-cell>
          <table:table-cell table:style-name="ce2" table:formula="of:=IF([.D268]=[.D267];&quot;&quot;;CONCATENATE(&quot;{&quot;&quot;index&quot;&quot;: {&quot;&quot;_id&quot;&quot;: &quot;&quot;&quot;;[.D268];&quot;&quot;&quot;}}{&quot;&quot;name&quot;&quot;: &quot;&quot;&quot;;VLOOKUP([.D26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68];&quot;&quot;&quot;}}{&quot;&quot;name&quot;&quot;: &quot;&quot;&quot;;[.B268];&quot;&quot;&quot;, &quot;&quot;parent&quot;&quot;: &quot;&quot;&quot;;[.D268];&quot;&quot;&quot;}&quot;)" office:value-type="string" office:string-value="{&quot;index&quot;: {&quot;_id&quot;: &quot;28.41Z&quot;}}{&quot;name&quot;: &quot;Fabrication de machines-outils pour le travail des métaux&quot;, &quot;parent&quot;: &quot;C&quot;}" calcext:value-type="string">
            <text:p>{"index": {"_id": "28.41Z"}}{"name": "Fabrication de machines-outils pour le travail des métaux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49Z</text:p>
          </table:table-cell>
          <table:table-cell office:value-type="string" calcext:value-type="string">
            <text:p>Fabrication d'autres machines-outils</text:p>
          </table:table-cell>
          <table:table-cell table:formula="of:=LEFT([.A269];2)" office:value-type="string" office:string-value="28" calcext:value-type="string">
            <text:p>28</text:p>
          </table:table-cell>
          <table:table-cell table:style-name="ce2" table:formula="of:=VLOOKUP([.C269];[n2.$A$4:.$C$91];3;0)" office:value-type="string" office:string-value="C" calcext:value-type="string">
            <text:p>C</text:p>
          </table:table-cell>
          <table:table-cell table:style-name="ce2" table:formula="of:=IF([.D269]=[.D268];&quot;&quot;;CONCATENATE(&quot;{&quot;&quot;index&quot;&quot;: {&quot;&quot;_id&quot;&quot;: &quot;&quot;&quot;;[.D269];&quot;&quot;&quot;}}{&quot;&quot;name&quot;&quot;: &quot;&quot;&quot;;VLOOKUP([.D26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69];&quot;&quot;&quot;}}{&quot;&quot;name&quot;&quot;: &quot;&quot;&quot;;[.B269];&quot;&quot;&quot;, &quot;&quot;parent&quot;&quot;: &quot;&quot;&quot;;[.D269];&quot;&quot;&quot;}&quot;)" office:value-type="string" office:string-value="{&quot;index&quot;: {&quot;_id&quot;: &quot;28.49Z&quot;}}{&quot;name&quot;: &quot;Fabrication d'autres machines-outils&quot;, &quot;parent&quot;: &quot;C&quot;}" calcext:value-type="string">
            <text:p>{"index": {"_id": "28.49Z"}}{"name": "Fabrication d'autres machines-outil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91Z</text:p>
          </table:table-cell>
          <table:table-cell office:value-type="string" calcext:value-type="string">
            <text:p>Fabrication de machines pour la métallurgie</text:p>
          </table:table-cell>
          <table:table-cell table:formula="of:=LEFT([.A270];2)" office:value-type="string" office:string-value="28" calcext:value-type="string">
            <text:p>28</text:p>
          </table:table-cell>
          <table:table-cell table:style-name="ce2" table:formula="of:=VLOOKUP([.C270];[n2.$A$4:.$C$91];3;0)" office:value-type="string" office:string-value="C" calcext:value-type="string">
            <text:p>C</text:p>
          </table:table-cell>
          <table:table-cell table:style-name="ce2" table:formula="of:=IF([.D270]=[.D269];&quot;&quot;;CONCATENATE(&quot;{&quot;&quot;index&quot;&quot;: {&quot;&quot;_id&quot;&quot;: &quot;&quot;&quot;;[.D270];&quot;&quot;&quot;}}{&quot;&quot;name&quot;&quot;: &quot;&quot;&quot;;VLOOKUP([.D27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70];&quot;&quot;&quot;}}{&quot;&quot;name&quot;&quot;: &quot;&quot;&quot;;[.B270];&quot;&quot;&quot;, &quot;&quot;parent&quot;&quot;: &quot;&quot;&quot;;[.D270];&quot;&quot;&quot;}&quot;)" office:value-type="string" office:string-value="{&quot;index&quot;: {&quot;_id&quot;: &quot;28.91Z&quot;}}{&quot;name&quot;: &quot;Fabrication de machines pour la métallurgie&quot;, &quot;parent&quot;: &quot;C&quot;}" calcext:value-type="string">
            <text:p>{"index": {"_id": "28.91Z"}}{"name": "Fabrication de machines pour la métallurgi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92Z</text:p>
          </table:table-cell>
          <table:table-cell office:value-type="string" calcext:value-type="string">
            <text:p>Fabrication de machines pour l'extraction ou la construction</text:p>
          </table:table-cell>
          <table:table-cell table:formula="of:=LEFT([.A271];2)" office:value-type="string" office:string-value="28" calcext:value-type="string">
            <text:p>28</text:p>
          </table:table-cell>
          <table:table-cell table:style-name="ce2" table:formula="of:=VLOOKUP([.C271];[n2.$A$4:.$C$91];3;0)" office:value-type="string" office:string-value="C" calcext:value-type="string">
            <text:p>C</text:p>
          </table:table-cell>
          <table:table-cell table:style-name="ce2" table:formula="of:=IF([.D271]=[.D270];&quot;&quot;;CONCATENATE(&quot;{&quot;&quot;index&quot;&quot;: {&quot;&quot;_id&quot;&quot;: &quot;&quot;&quot;;[.D271];&quot;&quot;&quot;}}{&quot;&quot;name&quot;&quot;: &quot;&quot;&quot;;VLOOKUP([.D27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71];&quot;&quot;&quot;}}{&quot;&quot;name&quot;&quot;: &quot;&quot;&quot;;[.B271];&quot;&quot;&quot;, &quot;&quot;parent&quot;&quot;: &quot;&quot;&quot;;[.D271];&quot;&quot;&quot;}&quot;)" office:value-type="string" office:string-value="{&quot;index&quot;: {&quot;_id&quot;: &quot;28.92Z&quot;}}{&quot;name&quot;: &quot;Fabrication de machines pour l'extraction ou la construction&quot;, &quot;parent&quot;: &quot;C&quot;}" calcext:value-type="string">
            <text:p>{"index": {"_id": "28.92Z"}}{"name": "Fabrication de machines pour l'extraction ou la construction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93Z</text:p>
          </table:table-cell>
          <table:table-cell office:value-type="string" calcext:value-type="string">
            <text:p>Fabrication de machines pour l'industrie agro-alimentaire</text:p>
          </table:table-cell>
          <table:table-cell table:formula="of:=LEFT([.A272];2)" office:value-type="string" office:string-value="28" calcext:value-type="string">
            <text:p>28</text:p>
          </table:table-cell>
          <table:table-cell table:style-name="ce2" table:formula="of:=VLOOKUP([.C272];[n2.$A$4:.$C$91];3;0)" office:value-type="string" office:string-value="C" calcext:value-type="string">
            <text:p>C</text:p>
          </table:table-cell>
          <table:table-cell table:style-name="ce2" table:formula="of:=IF([.D272]=[.D271];&quot;&quot;;CONCATENATE(&quot;{&quot;&quot;index&quot;&quot;: {&quot;&quot;_id&quot;&quot;: &quot;&quot;&quot;;[.D272];&quot;&quot;&quot;}}{&quot;&quot;name&quot;&quot;: &quot;&quot;&quot;;VLOOKUP([.D27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72];&quot;&quot;&quot;}}{&quot;&quot;name&quot;&quot;: &quot;&quot;&quot;;[.B272];&quot;&quot;&quot;, &quot;&quot;parent&quot;&quot;: &quot;&quot;&quot;;[.D272];&quot;&quot;&quot;}&quot;)" office:value-type="string" office:string-value="{&quot;index&quot;: {&quot;_id&quot;: &quot;28.93Z&quot;}}{&quot;name&quot;: &quot;Fabrication de machines pour l'industrie agro-alimentaire&quot;, &quot;parent&quot;: &quot;C&quot;}" calcext:value-type="string">
            <text:p>{"index": {"_id": "28.93Z"}}{"name": "Fabrication de machines pour l'industrie agro-alimentair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94Z</text:p>
          </table:table-cell>
          <table:table-cell office:value-type="string" calcext:value-type="string">
            <text:p>Fabrication de machines pour les industries textiles</text:p>
          </table:table-cell>
          <table:table-cell table:formula="of:=LEFT([.A273];2)" office:value-type="string" office:string-value="28" calcext:value-type="string">
            <text:p>28</text:p>
          </table:table-cell>
          <table:table-cell table:style-name="ce2" table:formula="of:=VLOOKUP([.C273];[n2.$A$4:.$C$91];3;0)" office:value-type="string" office:string-value="C" calcext:value-type="string">
            <text:p>C</text:p>
          </table:table-cell>
          <table:table-cell table:style-name="ce2" table:formula="of:=IF([.D273]=[.D272];&quot;&quot;;CONCATENATE(&quot;{&quot;&quot;index&quot;&quot;: {&quot;&quot;_id&quot;&quot;: &quot;&quot;&quot;;[.D273];&quot;&quot;&quot;}}{&quot;&quot;name&quot;&quot;: &quot;&quot;&quot;;VLOOKUP([.D27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73];&quot;&quot;&quot;}}{&quot;&quot;name&quot;&quot;: &quot;&quot;&quot;;[.B273];&quot;&quot;&quot;, &quot;&quot;parent&quot;&quot;: &quot;&quot;&quot;;[.D273];&quot;&quot;&quot;}&quot;)" office:value-type="string" office:string-value="{&quot;index&quot;: {&quot;_id&quot;: &quot;28.94Z&quot;}}{&quot;name&quot;: &quot;Fabrication de machines pour les industries textiles&quot;, &quot;parent&quot;: &quot;C&quot;}" calcext:value-type="string">
            <text:p>{"index": {"_id": "28.94Z"}}{"name": "Fabrication de machines pour les industries textil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95Z</text:p>
          </table:table-cell>
          <table:table-cell office:value-type="string" calcext:value-type="string">
            <text:p>Fabrication de machines pour les industries du papier et du carton</text:p>
          </table:table-cell>
          <table:table-cell table:formula="of:=LEFT([.A274];2)" office:value-type="string" office:string-value="28" calcext:value-type="string">
            <text:p>28</text:p>
          </table:table-cell>
          <table:table-cell table:style-name="ce2" table:formula="of:=VLOOKUP([.C274];[n2.$A$4:.$C$91];3;0)" office:value-type="string" office:string-value="C" calcext:value-type="string">
            <text:p>C</text:p>
          </table:table-cell>
          <table:table-cell table:style-name="ce2" table:formula="of:=IF([.D274]=[.D273];&quot;&quot;;CONCATENATE(&quot;{&quot;&quot;index&quot;&quot;: {&quot;&quot;_id&quot;&quot;: &quot;&quot;&quot;;[.D274];&quot;&quot;&quot;}}{&quot;&quot;name&quot;&quot;: &quot;&quot;&quot;;VLOOKUP([.D27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74];&quot;&quot;&quot;}}{&quot;&quot;name&quot;&quot;: &quot;&quot;&quot;;[.B274];&quot;&quot;&quot;, &quot;&quot;parent&quot;&quot;: &quot;&quot;&quot;;[.D274];&quot;&quot;&quot;}&quot;)" office:value-type="string" office:string-value="{&quot;index&quot;: {&quot;_id&quot;: &quot;28.95Z&quot;}}{&quot;name&quot;: &quot;Fabrication de machines pour les industries du papier et du carton&quot;, &quot;parent&quot;: &quot;C&quot;}" calcext:value-type="string">
            <text:p>{"index": {"_id": "28.95Z"}}{"name": "Fabrication de machines pour les industries du papier et du carton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96Z</text:p>
          </table:table-cell>
          <table:table-cell office:value-type="string" calcext:value-type="string">
            <text:p>Fabrication de machines pour le travail du caoutchouc ou des plastiques</text:p>
          </table:table-cell>
          <table:table-cell table:formula="of:=LEFT([.A275];2)" office:value-type="string" office:string-value="28" calcext:value-type="string">
            <text:p>28</text:p>
          </table:table-cell>
          <table:table-cell table:style-name="ce2" table:formula="of:=VLOOKUP([.C275];[n2.$A$4:.$C$91];3;0)" office:value-type="string" office:string-value="C" calcext:value-type="string">
            <text:p>C</text:p>
          </table:table-cell>
          <table:table-cell table:style-name="ce2" table:formula="of:=IF([.D275]=[.D274];&quot;&quot;;CONCATENATE(&quot;{&quot;&quot;index&quot;&quot;: {&quot;&quot;_id&quot;&quot;: &quot;&quot;&quot;;[.D275];&quot;&quot;&quot;}}{&quot;&quot;name&quot;&quot;: &quot;&quot;&quot;;VLOOKUP([.D27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75];&quot;&quot;&quot;}}{&quot;&quot;name&quot;&quot;: &quot;&quot;&quot;;[.B275];&quot;&quot;&quot;, &quot;&quot;parent&quot;&quot;: &quot;&quot;&quot;;[.D275];&quot;&quot;&quot;}&quot;)" office:value-type="string" office:string-value="{&quot;index&quot;: {&quot;_id&quot;: &quot;28.96Z&quot;}}{&quot;name&quot;: &quot;Fabrication de machines pour le travail du caoutchouc ou des plastiques&quot;, &quot;parent&quot;: &quot;C&quot;}" calcext:value-type="string">
            <text:p>{"index": {"_id": "28.96Z"}}{"name": "Fabrication de machines pour le travail du caoutchouc ou des plast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99A</text:p>
          </table:table-cell>
          <table:table-cell office:value-type="string" calcext:value-type="string">
            <text:p>Fabrication de machines d'imprimerie</text:p>
          </table:table-cell>
          <table:table-cell table:formula="of:=LEFT([.A276];2)" office:value-type="string" office:string-value="28" calcext:value-type="string">
            <text:p>28</text:p>
          </table:table-cell>
          <table:table-cell table:style-name="ce2" table:formula="of:=VLOOKUP([.C276];[n2.$A$4:.$C$91];3;0)" office:value-type="string" office:string-value="C" calcext:value-type="string">
            <text:p>C</text:p>
          </table:table-cell>
          <table:table-cell table:style-name="ce2" table:formula="of:=IF([.D276]=[.D275];&quot;&quot;;CONCATENATE(&quot;{&quot;&quot;index&quot;&quot;: {&quot;&quot;_id&quot;&quot;: &quot;&quot;&quot;;[.D276];&quot;&quot;&quot;}}{&quot;&quot;name&quot;&quot;: &quot;&quot;&quot;;VLOOKUP([.D27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76];&quot;&quot;&quot;}}{&quot;&quot;name&quot;&quot;: &quot;&quot;&quot;;[.B276];&quot;&quot;&quot;, &quot;&quot;parent&quot;&quot;: &quot;&quot;&quot;;[.D276];&quot;&quot;&quot;}&quot;)" office:value-type="string" office:string-value="{&quot;index&quot;: {&quot;_id&quot;: &quot;28.99A&quot;}}{&quot;name&quot;: &quot;Fabrication de machines d'imprimerie&quot;, &quot;parent&quot;: &quot;C&quot;}" calcext:value-type="string">
            <text:p>{"index": {"_id": "28.99A"}}{"name": "Fabrication de machines d'imprimeri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99B</text:p>
          </table:table-cell>
          <table:table-cell office:value-type="string" calcext:value-type="string">
            <text:p>Fabrication d'autres machines spécialisées</text:p>
          </table:table-cell>
          <table:table-cell table:formula="of:=LEFT([.A277];2)" office:value-type="string" office:string-value="28" calcext:value-type="string">
            <text:p>28</text:p>
          </table:table-cell>
          <table:table-cell table:style-name="ce2" table:formula="of:=VLOOKUP([.C277];[n2.$A$4:.$C$91];3;0)" office:value-type="string" office:string-value="C" calcext:value-type="string">
            <text:p>C</text:p>
          </table:table-cell>
          <table:table-cell table:style-name="ce2" table:formula="of:=IF([.D277]=[.D276];&quot;&quot;;CONCATENATE(&quot;{&quot;&quot;index&quot;&quot;: {&quot;&quot;_id&quot;&quot;: &quot;&quot;&quot;;[.D277];&quot;&quot;&quot;}}{&quot;&quot;name&quot;&quot;: &quot;&quot;&quot;;VLOOKUP([.D27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77];&quot;&quot;&quot;}}{&quot;&quot;name&quot;&quot;: &quot;&quot;&quot;;[.B277];&quot;&quot;&quot;, &quot;&quot;parent&quot;&quot;: &quot;&quot;&quot;;[.D277];&quot;&quot;&quot;}&quot;)" office:value-type="string" office:string-value="{&quot;index&quot;: {&quot;_id&quot;: &quot;28.99B&quot;}}{&quot;name&quot;: &quot;Fabrication d'autres machines spécialisées&quot;, &quot;parent&quot;: &quot;C&quot;}" calcext:value-type="string">
            <text:p>{"index": {"_id": "28.99B"}}{"name": "Fabrication d'autres machines spécialisé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0Z</text:p>
          </table:table-cell>
          <table:table-cell office:value-type="string" calcext:value-type="string">
            <text:p>Construction de véhicules automobiles</text:p>
          </table:table-cell>
          <table:table-cell table:formula="of:=LEFT([.A278];2)" office:value-type="string" office:string-value="29" calcext:value-type="string">
            <text:p>29</text:p>
          </table:table-cell>
          <table:table-cell table:style-name="ce2" table:formula="of:=VLOOKUP([.C278];[n2.$A$4:.$C$91];3;0)" office:value-type="string" office:string-value="C" calcext:value-type="string">
            <text:p>C</text:p>
          </table:table-cell>
          <table:table-cell table:style-name="ce2" table:formula="of:=IF([.D278]=[.D277];&quot;&quot;;CONCATENATE(&quot;{&quot;&quot;index&quot;&quot;: {&quot;&quot;_id&quot;&quot;: &quot;&quot;&quot;;[.D278];&quot;&quot;&quot;}}{&quot;&quot;name&quot;&quot;: &quot;&quot;&quot;;VLOOKUP([.D27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78];&quot;&quot;&quot;}}{&quot;&quot;name&quot;&quot;: &quot;&quot;&quot;;[.B278];&quot;&quot;&quot;, &quot;&quot;parent&quot;&quot;: &quot;&quot;&quot;;[.D278];&quot;&quot;&quot;}&quot;)" office:value-type="string" office:string-value="{&quot;index&quot;: {&quot;_id&quot;: &quot;29.10Z&quot;}}{&quot;name&quot;: &quot;Construction de véhicules automobiles&quot;, &quot;parent&quot;: &quot;C&quot;}" calcext:value-type="string">
            <text:p>{"index": {"_id": "29.10Z"}}{"name": "Construction de véhicules automobil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20Z</text:p>
          </table:table-cell>
          <table:table-cell office:value-type="string" calcext:value-type="string">
            <text:p>Fabrication de carrosseries et remorques</text:p>
          </table:table-cell>
          <table:table-cell table:formula="of:=LEFT([.A279];2)" office:value-type="string" office:string-value="29" calcext:value-type="string">
            <text:p>29</text:p>
          </table:table-cell>
          <table:table-cell table:style-name="ce2" table:formula="of:=VLOOKUP([.C279];[n2.$A$4:.$C$91];3;0)" office:value-type="string" office:string-value="C" calcext:value-type="string">
            <text:p>C</text:p>
          </table:table-cell>
          <table:table-cell table:style-name="ce2" table:formula="of:=IF([.D279]=[.D278];&quot;&quot;;CONCATENATE(&quot;{&quot;&quot;index&quot;&quot;: {&quot;&quot;_id&quot;&quot;: &quot;&quot;&quot;;[.D279];&quot;&quot;&quot;}}{&quot;&quot;name&quot;&quot;: &quot;&quot;&quot;;VLOOKUP([.D27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79];&quot;&quot;&quot;}}{&quot;&quot;name&quot;&quot;: &quot;&quot;&quot;;[.B279];&quot;&quot;&quot;, &quot;&quot;parent&quot;&quot;: &quot;&quot;&quot;;[.D279];&quot;&quot;&quot;}&quot;)" office:value-type="string" office:string-value="{&quot;index&quot;: {&quot;_id&quot;: &quot;29.20Z&quot;}}{&quot;name&quot;: &quot;Fabrication de carrosseries et remorques&quot;, &quot;parent&quot;: &quot;C&quot;}" calcext:value-type="string">
            <text:p>{"index": {"_id": "29.20Z"}}{"name": "Fabrication de carrosseries et remor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31Z</text:p>
          </table:table-cell>
          <table:table-cell office:value-type="string" calcext:value-type="string">
            <text:p>Fabrication d'équipements électriques et électroniques automobiles</text:p>
          </table:table-cell>
          <table:table-cell table:formula="of:=LEFT([.A280];2)" office:value-type="string" office:string-value="29" calcext:value-type="string">
            <text:p>29</text:p>
          </table:table-cell>
          <table:table-cell table:style-name="ce2" table:formula="of:=VLOOKUP([.C280];[n2.$A$4:.$C$91];3;0)" office:value-type="string" office:string-value="C" calcext:value-type="string">
            <text:p>C</text:p>
          </table:table-cell>
          <table:table-cell table:style-name="ce2" table:formula="of:=IF([.D280]=[.D279];&quot;&quot;;CONCATENATE(&quot;{&quot;&quot;index&quot;&quot;: {&quot;&quot;_id&quot;&quot;: &quot;&quot;&quot;;[.D280];&quot;&quot;&quot;}}{&quot;&quot;name&quot;&quot;: &quot;&quot;&quot;;VLOOKUP([.D28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80];&quot;&quot;&quot;}}{&quot;&quot;name&quot;&quot;: &quot;&quot;&quot;;[.B280];&quot;&quot;&quot;, &quot;&quot;parent&quot;&quot;: &quot;&quot;&quot;;[.D280];&quot;&quot;&quot;}&quot;)" office:value-type="string" office:string-value="{&quot;index&quot;: {&quot;_id&quot;: &quot;29.31Z&quot;}}{&quot;name&quot;: &quot;Fabrication d'équipements électriques et électroniques automobiles&quot;, &quot;parent&quot;: &quot;C&quot;}" calcext:value-type="string">
            <text:p>{"index": {"_id": "29.31Z"}}{"name": "Fabrication d'équipements électriques et électroniques automobil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32Z</text:p>
          </table:table-cell>
          <table:table-cell office:value-type="string" calcext:value-type="string">
            <text:p>Fabrication d'autres équipements automobiles</text:p>
          </table:table-cell>
          <table:table-cell table:formula="of:=LEFT([.A281];2)" office:value-type="string" office:string-value="29" calcext:value-type="string">
            <text:p>29</text:p>
          </table:table-cell>
          <table:table-cell table:style-name="ce2" table:formula="of:=VLOOKUP([.C281];[n2.$A$4:.$C$91];3;0)" office:value-type="string" office:string-value="C" calcext:value-type="string">
            <text:p>C</text:p>
          </table:table-cell>
          <table:table-cell table:style-name="ce2" table:formula="of:=IF([.D281]=[.D280];&quot;&quot;;CONCATENATE(&quot;{&quot;&quot;index&quot;&quot;: {&quot;&quot;_id&quot;&quot;: &quot;&quot;&quot;;[.D281];&quot;&quot;&quot;}}{&quot;&quot;name&quot;&quot;: &quot;&quot;&quot;;VLOOKUP([.D28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81];&quot;&quot;&quot;}}{&quot;&quot;name&quot;&quot;: &quot;&quot;&quot;;[.B281];&quot;&quot;&quot;, &quot;&quot;parent&quot;&quot;: &quot;&quot;&quot;;[.D281];&quot;&quot;&quot;}&quot;)" office:value-type="string" office:string-value="{&quot;index&quot;: {&quot;_id&quot;: &quot;29.32Z&quot;}}{&quot;name&quot;: &quot;Fabrication d'autres équipements automobiles&quot;, &quot;parent&quot;: &quot;C&quot;}" calcext:value-type="string">
            <text:p>{"index": {"_id": "29.32Z"}}{"name": "Fabrication d'autres équipements automobil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11Z</text:p>
          </table:table-cell>
          <table:table-cell office:value-type="string" calcext:value-type="string">
            <text:p>Construction de navires et de structures flottantes</text:p>
          </table:table-cell>
          <table:table-cell table:formula="of:=LEFT([.A282];2)" office:value-type="string" office:string-value="30" calcext:value-type="string">
            <text:p>30</text:p>
          </table:table-cell>
          <table:table-cell table:style-name="ce2" table:formula="of:=VLOOKUP([.C282];[n2.$A$4:.$C$91];3;0)" office:value-type="string" office:string-value="C" calcext:value-type="string">
            <text:p>C</text:p>
          </table:table-cell>
          <table:table-cell table:style-name="ce2" table:formula="of:=IF([.D282]=[.D281];&quot;&quot;;CONCATENATE(&quot;{&quot;&quot;index&quot;&quot;: {&quot;&quot;_id&quot;&quot;: &quot;&quot;&quot;;[.D282];&quot;&quot;&quot;}}{&quot;&quot;name&quot;&quot;: &quot;&quot;&quot;;VLOOKUP([.D28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82];&quot;&quot;&quot;}}{&quot;&quot;name&quot;&quot;: &quot;&quot;&quot;;[.B282];&quot;&quot;&quot;, &quot;&quot;parent&quot;&quot;: &quot;&quot;&quot;;[.D282];&quot;&quot;&quot;}&quot;)" office:value-type="string" office:string-value="{&quot;index&quot;: {&quot;_id&quot;: &quot;30.11Z&quot;}}{&quot;name&quot;: &quot;Construction de navires et de structures flottantes&quot;, &quot;parent&quot;: &quot;C&quot;}" calcext:value-type="string">
            <text:p>{"index": {"_id": "30.11Z"}}{"name": "Construction de navires et de structures flottant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12Z</text:p>
          </table:table-cell>
          <table:table-cell office:value-type="string" calcext:value-type="string">
            <text:p>Construction de bateaux de plaisance</text:p>
          </table:table-cell>
          <table:table-cell table:formula="of:=LEFT([.A283];2)" office:value-type="string" office:string-value="30" calcext:value-type="string">
            <text:p>30</text:p>
          </table:table-cell>
          <table:table-cell table:style-name="ce2" table:formula="of:=VLOOKUP([.C283];[n2.$A$4:.$C$91];3;0)" office:value-type="string" office:string-value="C" calcext:value-type="string">
            <text:p>C</text:p>
          </table:table-cell>
          <table:table-cell table:style-name="ce2" table:formula="of:=IF([.D283]=[.D282];&quot;&quot;;CONCATENATE(&quot;{&quot;&quot;index&quot;&quot;: {&quot;&quot;_id&quot;&quot;: &quot;&quot;&quot;;[.D283];&quot;&quot;&quot;}}{&quot;&quot;name&quot;&quot;: &quot;&quot;&quot;;VLOOKUP([.D28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83];&quot;&quot;&quot;}}{&quot;&quot;name&quot;&quot;: &quot;&quot;&quot;;[.B283];&quot;&quot;&quot;, &quot;&quot;parent&quot;&quot;: &quot;&quot;&quot;;[.D283];&quot;&quot;&quot;}&quot;)" office:value-type="string" office:string-value="{&quot;index&quot;: {&quot;_id&quot;: &quot;30.12Z&quot;}}{&quot;name&quot;: &quot;Construction de bateaux de plaisance&quot;, &quot;parent&quot;: &quot;C&quot;}" calcext:value-type="string">
            <text:p>{"index": {"_id": "30.12Z"}}{"name": "Construction de bateaux de plaisanc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20Z</text:p>
          </table:table-cell>
          <table:table-cell office:value-type="string" calcext:value-type="string">
            <text:p>Construction de locomotives et d'autre matériel ferroviaire roulant</text:p>
          </table:table-cell>
          <table:table-cell table:formula="of:=LEFT([.A284];2)" office:value-type="string" office:string-value="30" calcext:value-type="string">
            <text:p>30</text:p>
          </table:table-cell>
          <table:table-cell table:style-name="ce2" table:formula="of:=VLOOKUP([.C284];[n2.$A$4:.$C$91];3;0)" office:value-type="string" office:string-value="C" calcext:value-type="string">
            <text:p>C</text:p>
          </table:table-cell>
          <table:table-cell table:style-name="ce2" table:formula="of:=IF([.D284]=[.D283];&quot;&quot;;CONCATENATE(&quot;{&quot;&quot;index&quot;&quot;: {&quot;&quot;_id&quot;&quot;: &quot;&quot;&quot;;[.D284];&quot;&quot;&quot;}}{&quot;&quot;name&quot;&quot;: &quot;&quot;&quot;;VLOOKUP([.D28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84];&quot;&quot;&quot;}}{&quot;&quot;name&quot;&quot;: &quot;&quot;&quot;;[.B284];&quot;&quot;&quot;, &quot;&quot;parent&quot;&quot;: &quot;&quot;&quot;;[.D284];&quot;&quot;&quot;}&quot;)" office:value-type="string" office:string-value="{&quot;index&quot;: {&quot;_id&quot;: &quot;30.20Z&quot;}}{&quot;name&quot;: &quot;Construction de locomotives et d'autre matériel ferroviaire roulant&quot;, &quot;parent&quot;: &quot;C&quot;}" calcext:value-type="string">
            <text:p>{"index": {"_id": "30.20Z"}}{"name": "Construction de locomotives et d'autre matériel ferroviaire roulant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30Z</text:p>
          </table:table-cell>
          <table:table-cell office:value-type="string" calcext:value-type="string">
            <text:p>Construction aéronautique et spatiale</text:p>
          </table:table-cell>
          <table:table-cell table:formula="of:=LEFT([.A285];2)" office:value-type="string" office:string-value="30" calcext:value-type="string">
            <text:p>30</text:p>
          </table:table-cell>
          <table:table-cell table:style-name="ce2" table:formula="of:=VLOOKUP([.C285];[n2.$A$4:.$C$91];3;0)" office:value-type="string" office:string-value="C" calcext:value-type="string">
            <text:p>C</text:p>
          </table:table-cell>
          <table:table-cell table:style-name="ce2" table:formula="of:=IF([.D285]=[.D284];&quot;&quot;;CONCATENATE(&quot;{&quot;&quot;index&quot;&quot;: {&quot;&quot;_id&quot;&quot;: &quot;&quot;&quot;;[.D285];&quot;&quot;&quot;}}{&quot;&quot;name&quot;&quot;: &quot;&quot;&quot;;VLOOKUP([.D28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85];&quot;&quot;&quot;}}{&quot;&quot;name&quot;&quot;: &quot;&quot;&quot;;[.B285];&quot;&quot;&quot;, &quot;&quot;parent&quot;&quot;: &quot;&quot;&quot;;[.D285];&quot;&quot;&quot;}&quot;)" office:value-type="string" office:string-value="{&quot;index&quot;: {&quot;_id&quot;: &quot;30.30Z&quot;}}{&quot;name&quot;: &quot;Construction aéronautique et spatiale&quot;, &quot;parent&quot;: &quot;C&quot;}" calcext:value-type="string">
            <text:p>{"index": {"_id": "30.30Z"}}{"name": "Construction aéronautique et spatial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40Z</text:p>
          </table:table-cell>
          <table:table-cell office:value-type="string" calcext:value-type="string">
            <text:p>Construction de véhicules militaires de combat</text:p>
          </table:table-cell>
          <table:table-cell table:formula="of:=LEFT([.A286];2)" office:value-type="string" office:string-value="30" calcext:value-type="string">
            <text:p>30</text:p>
          </table:table-cell>
          <table:table-cell table:style-name="ce2" table:formula="of:=VLOOKUP([.C286];[n2.$A$4:.$C$91];3;0)" office:value-type="string" office:string-value="C" calcext:value-type="string">
            <text:p>C</text:p>
          </table:table-cell>
          <table:table-cell table:style-name="ce2" table:formula="of:=IF([.D286]=[.D285];&quot;&quot;;CONCATENATE(&quot;{&quot;&quot;index&quot;&quot;: {&quot;&quot;_id&quot;&quot;: &quot;&quot;&quot;;[.D286];&quot;&quot;&quot;}}{&quot;&quot;name&quot;&quot;: &quot;&quot;&quot;;VLOOKUP([.D28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86];&quot;&quot;&quot;}}{&quot;&quot;name&quot;&quot;: &quot;&quot;&quot;;[.B286];&quot;&quot;&quot;, &quot;&quot;parent&quot;&quot;: &quot;&quot;&quot;;[.D286];&quot;&quot;&quot;}&quot;)" office:value-type="string" office:string-value="{&quot;index&quot;: {&quot;_id&quot;: &quot;30.40Z&quot;}}{&quot;name&quot;: &quot;Construction de véhicules militaires de combat&quot;, &quot;parent&quot;: &quot;C&quot;}" calcext:value-type="string">
            <text:p>{"index": {"_id": "30.40Z"}}{"name": "Construction de véhicules militaires de combat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91Z</text:p>
          </table:table-cell>
          <table:table-cell office:value-type="string" calcext:value-type="string">
            <text:p>Fabrication de motocycles</text:p>
          </table:table-cell>
          <table:table-cell table:formula="of:=LEFT([.A287];2)" office:value-type="string" office:string-value="30" calcext:value-type="string">
            <text:p>30</text:p>
          </table:table-cell>
          <table:table-cell table:style-name="ce2" table:formula="of:=VLOOKUP([.C287];[n2.$A$4:.$C$91];3;0)" office:value-type="string" office:string-value="C" calcext:value-type="string">
            <text:p>C</text:p>
          </table:table-cell>
          <table:table-cell table:style-name="ce2" table:formula="of:=IF([.D287]=[.D286];&quot;&quot;;CONCATENATE(&quot;{&quot;&quot;index&quot;&quot;: {&quot;&quot;_id&quot;&quot;: &quot;&quot;&quot;;[.D287];&quot;&quot;&quot;}}{&quot;&quot;name&quot;&quot;: &quot;&quot;&quot;;VLOOKUP([.D28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87];&quot;&quot;&quot;}}{&quot;&quot;name&quot;&quot;: &quot;&quot;&quot;;[.B287];&quot;&quot;&quot;, &quot;&quot;parent&quot;&quot;: &quot;&quot;&quot;;[.D287];&quot;&quot;&quot;}&quot;)" office:value-type="string" office:string-value="{&quot;index&quot;: {&quot;_id&quot;: &quot;30.91Z&quot;}}{&quot;name&quot;: &quot;Fabrication de motocycles&quot;, &quot;parent&quot;: &quot;C&quot;}" calcext:value-type="string">
            <text:p>{"index": {"_id": "30.91Z"}}{"name": "Fabrication de motocycl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92Z</text:p>
          </table:table-cell>
          <table:table-cell office:value-type="string" calcext:value-type="string">
            <text:p>Fabrication de bicyclettes et de véhicules pour invalides</text:p>
          </table:table-cell>
          <table:table-cell table:formula="of:=LEFT([.A288];2)" office:value-type="string" office:string-value="30" calcext:value-type="string">
            <text:p>30</text:p>
          </table:table-cell>
          <table:table-cell table:style-name="ce2" table:formula="of:=VLOOKUP([.C288];[n2.$A$4:.$C$91];3;0)" office:value-type="string" office:string-value="C" calcext:value-type="string">
            <text:p>C</text:p>
          </table:table-cell>
          <table:table-cell table:style-name="ce2" table:formula="of:=IF([.D288]=[.D287];&quot;&quot;;CONCATENATE(&quot;{&quot;&quot;index&quot;&quot;: {&quot;&quot;_id&quot;&quot;: &quot;&quot;&quot;;[.D288];&quot;&quot;&quot;}}{&quot;&quot;name&quot;&quot;: &quot;&quot;&quot;;VLOOKUP([.D28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88];&quot;&quot;&quot;}}{&quot;&quot;name&quot;&quot;: &quot;&quot;&quot;;[.B288];&quot;&quot;&quot;, &quot;&quot;parent&quot;&quot;: &quot;&quot;&quot;;[.D288];&quot;&quot;&quot;}&quot;)" office:value-type="string" office:string-value="{&quot;index&quot;: {&quot;_id&quot;: &quot;30.92Z&quot;}}{&quot;name&quot;: &quot;Fabrication de bicyclettes et de véhicules pour invalides&quot;, &quot;parent&quot;: &quot;C&quot;}" calcext:value-type="string">
            <text:p>{"index": {"_id": "30.92Z"}}{"name": "Fabrication de bicyclettes et de véhicules pour invalid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99Z</text:p>
          </table:table-cell>
          <table:table-cell office:value-type="string" calcext:value-type="string">
            <text:p>Fabrication d'autres équipements de transport n.c.a.</text:p>
          </table:table-cell>
          <table:table-cell table:formula="of:=LEFT([.A289];2)" office:value-type="string" office:string-value="30" calcext:value-type="string">
            <text:p>30</text:p>
          </table:table-cell>
          <table:table-cell table:style-name="ce2" table:formula="of:=VLOOKUP([.C289];[n2.$A$4:.$C$91];3;0)" office:value-type="string" office:string-value="C" calcext:value-type="string">
            <text:p>C</text:p>
          </table:table-cell>
          <table:table-cell table:style-name="ce2" table:formula="of:=IF([.D289]=[.D288];&quot;&quot;;CONCATENATE(&quot;{&quot;&quot;index&quot;&quot;: {&quot;&quot;_id&quot;&quot;: &quot;&quot;&quot;;[.D289];&quot;&quot;&quot;}}{&quot;&quot;name&quot;&quot;: &quot;&quot;&quot;;VLOOKUP([.D28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89];&quot;&quot;&quot;}}{&quot;&quot;name&quot;&quot;: &quot;&quot;&quot;;[.B289];&quot;&quot;&quot;, &quot;&quot;parent&quot;&quot;: &quot;&quot;&quot;;[.D289];&quot;&quot;&quot;}&quot;)" office:value-type="string" office:string-value="{&quot;index&quot;: {&quot;_id&quot;: &quot;30.99Z&quot;}}{&quot;name&quot;: &quot;Fabrication d'autres équipements de transport n.c.a.&quot;, &quot;parent&quot;: &quot;C&quot;}" calcext:value-type="string">
            <text:p>{"index": {"_id": "30.99Z"}}{"name": "Fabrication d'autres équipements de transport n.c.a.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1Z</text:p>
          </table:table-cell>
          <table:table-cell office:value-type="string" calcext:value-type="string">
            <text:p>Fabrication de meubles de bureau et de magasin</text:p>
          </table:table-cell>
          <table:table-cell table:formula="of:=LEFT([.A290];2)" office:value-type="string" office:string-value="31" calcext:value-type="string">
            <text:p>31</text:p>
          </table:table-cell>
          <table:table-cell table:style-name="ce2" table:formula="of:=VLOOKUP([.C290];[n2.$A$4:.$C$91];3;0)" office:value-type="string" office:string-value="C" calcext:value-type="string">
            <text:p>C</text:p>
          </table:table-cell>
          <table:table-cell table:style-name="ce2" table:formula="of:=IF([.D290]=[.D289];&quot;&quot;;CONCATENATE(&quot;{&quot;&quot;index&quot;&quot;: {&quot;&quot;_id&quot;&quot;: &quot;&quot;&quot;;[.D290];&quot;&quot;&quot;}}{&quot;&quot;name&quot;&quot;: &quot;&quot;&quot;;VLOOKUP([.D29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90];&quot;&quot;&quot;}}{&quot;&quot;name&quot;&quot;: &quot;&quot;&quot;;[.B290];&quot;&quot;&quot;, &quot;&quot;parent&quot;&quot;: &quot;&quot;&quot;;[.D290];&quot;&quot;&quot;}&quot;)" office:value-type="string" office:string-value="{&quot;index&quot;: {&quot;_id&quot;: &quot;31.01Z&quot;}}{&quot;name&quot;: &quot;Fabrication de meubles de bureau et de magasin&quot;, &quot;parent&quot;: &quot;C&quot;}" calcext:value-type="string">
            <text:p>{"index": {"_id": "31.01Z"}}{"name": "Fabrication de meubles de bureau et de magasin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2Z</text:p>
          </table:table-cell>
          <table:table-cell office:value-type="string" calcext:value-type="string">
            <text:p>Fabrication de meubles de cuisine</text:p>
          </table:table-cell>
          <table:table-cell table:formula="of:=LEFT([.A291];2)" office:value-type="string" office:string-value="31" calcext:value-type="string">
            <text:p>31</text:p>
          </table:table-cell>
          <table:table-cell table:style-name="ce2" table:formula="of:=VLOOKUP([.C291];[n2.$A$4:.$C$91];3;0)" office:value-type="string" office:string-value="C" calcext:value-type="string">
            <text:p>C</text:p>
          </table:table-cell>
          <table:table-cell table:style-name="ce2" table:formula="of:=IF([.D291]=[.D290];&quot;&quot;;CONCATENATE(&quot;{&quot;&quot;index&quot;&quot;: {&quot;&quot;_id&quot;&quot;: &quot;&quot;&quot;;[.D291];&quot;&quot;&quot;}}{&quot;&quot;name&quot;&quot;: &quot;&quot;&quot;;VLOOKUP([.D29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91];&quot;&quot;&quot;}}{&quot;&quot;name&quot;&quot;: &quot;&quot;&quot;;[.B291];&quot;&quot;&quot;, &quot;&quot;parent&quot;&quot;: &quot;&quot;&quot;;[.D291];&quot;&quot;&quot;}&quot;)" office:value-type="string" office:string-value="{&quot;index&quot;: {&quot;_id&quot;: &quot;31.02Z&quot;}}{&quot;name&quot;: &quot;Fabrication de meubles de cuisine&quot;, &quot;parent&quot;: &quot;C&quot;}" calcext:value-type="string">
            <text:p>{"index": {"_id": "31.02Z"}}{"name": "Fabrication de meubles de cuisin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3Z</text:p>
          </table:table-cell>
          <table:table-cell office:value-type="string" calcext:value-type="string">
            <text:p>Fabrication de matelas</text:p>
          </table:table-cell>
          <table:table-cell table:formula="of:=LEFT([.A292];2)" office:value-type="string" office:string-value="31" calcext:value-type="string">
            <text:p>31</text:p>
          </table:table-cell>
          <table:table-cell table:style-name="ce2" table:formula="of:=VLOOKUP([.C292];[n2.$A$4:.$C$91];3;0)" office:value-type="string" office:string-value="C" calcext:value-type="string">
            <text:p>C</text:p>
          </table:table-cell>
          <table:table-cell table:style-name="ce2" table:formula="of:=IF([.D292]=[.D291];&quot;&quot;;CONCATENATE(&quot;{&quot;&quot;index&quot;&quot;: {&quot;&quot;_id&quot;&quot;: &quot;&quot;&quot;;[.D292];&quot;&quot;&quot;}}{&quot;&quot;name&quot;&quot;: &quot;&quot;&quot;;VLOOKUP([.D29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92];&quot;&quot;&quot;}}{&quot;&quot;name&quot;&quot;: &quot;&quot;&quot;;[.B292];&quot;&quot;&quot;, &quot;&quot;parent&quot;&quot;: &quot;&quot;&quot;;[.D292];&quot;&quot;&quot;}&quot;)" office:value-type="string" office:string-value="{&quot;index&quot;: {&quot;_id&quot;: &quot;31.03Z&quot;}}{&quot;name&quot;: &quot;Fabrication de matelas&quot;, &quot;parent&quot;: &quot;C&quot;}" calcext:value-type="string">
            <text:p>{"index": {"_id": "31.03Z"}}{"name": "Fabrication de matela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9A</text:p>
          </table:table-cell>
          <table:table-cell office:value-type="string" calcext:value-type="string">
            <text:p>Fabrication de sièges d'ameublement d'intérieur</text:p>
          </table:table-cell>
          <table:table-cell table:formula="of:=LEFT([.A293];2)" office:value-type="string" office:string-value="31" calcext:value-type="string">
            <text:p>31</text:p>
          </table:table-cell>
          <table:table-cell table:style-name="ce2" table:formula="of:=VLOOKUP([.C293];[n2.$A$4:.$C$91];3;0)" office:value-type="string" office:string-value="C" calcext:value-type="string">
            <text:p>C</text:p>
          </table:table-cell>
          <table:table-cell table:style-name="ce2" table:formula="of:=IF([.D293]=[.D292];&quot;&quot;;CONCATENATE(&quot;{&quot;&quot;index&quot;&quot;: {&quot;&quot;_id&quot;&quot;: &quot;&quot;&quot;;[.D293];&quot;&quot;&quot;}}{&quot;&quot;name&quot;&quot;: &quot;&quot;&quot;;VLOOKUP([.D29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93];&quot;&quot;&quot;}}{&quot;&quot;name&quot;&quot;: &quot;&quot;&quot;;[.B293];&quot;&quot;&quot;, &quot;&quot;parent&quot;&quot;: &quot;&quot;&quot;;[.D293];&quot;&quot;&quot;}&quot;)" office:value-type="string" office:string-value="{&quot;index&quot;: {&quot;_id&quot;: &quot;31.09A&quot;}}{&quot;name&quot;: &quot;Fabrication de sièges d'ameublement d'intérieur&quot;, &quot;parent&quot;: &quot;C&quot;}" calcext:value-type="string">
            <text:p>{"index": {"_id": "31.09A"}}{"name": "Fabrication de sièges d'ameublement d'intérieur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9B</text:p>
          </table:table-cell>
          <table:table-cell office:value-type="string" calcext:value-type="string">
            <text:p>Fabrication d'autres meubles et industries connexes de l'ameublement</text:p>
          </table:table-cell>
          <table:table-cell table:formula="of:=LEFT([.A294];2)" office:value-type="string" office:string-value="31" calcext:value-type="string">
            <text:p>31</text:p>
          </table:table-cell>
          <table:table-cell table:style-name="ce2" table:formula="of:=VLOOKUP([.C294];[n2.$A$4:.$C$91];3;0)" office:value-type="string" office:string-value="C" calcext:value-type="string">
            <text:p>C</text:p>
          </table:table-cell>
          <table:table-cell table:style-name="ce2" table:formula="of:=IF([.D294]=[.D293];&quot;&quot;;CONCATENATE(&quot;{&quot;&quot;index&quot;&quot;: {&quot;&quot;_id&quot;&quot;: &quot;&quot;&quot;;[.D294];&quot;&quot;&quot;}}{&quot;&quot;name&quot;&quot;: &quot;&quot;&quot;;VLOOKUP([.D29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94];&quot;&quot;&quot;}}{&quot;&quot;name&quot;&quot;: &quot;&quot;&quot;;[.B294];&quot;&quot;&quot;, &quot;&quot;parent&quot;&quot;: &quot;&quot;&quot;;[.D294];&quot;&quot;&quot;}&quot;)" office:value-type="string" office:string-value="{&quot;index&quot;: {&quot;_id&quot;: &quot;31.09B&quot;}}{&quot;name&quot;: &quot;Fabrication d'autres meubles et industries connexes de l'ameublement&quot;, &quot;parent&quot;: &quot;C&quot;}" calcext:value-type="string">
            <text:p>{"index": {"_id": "31.09B"}}{"name": "Fabrication d'autres meubles et industries connexes de l'ameublement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.11Z</text:p>
          </table:table-cell>
          <table:table-cell office:value-type="string" calcext:value-type="string">
            <text:p>Frappe de monnaie</text:p>
          </table:table-cell>
          <table:table-cell table:formula="of:=LEFT([.A295];2)" office:value-type="string" office:string-value="32" calcext:value-type="string">
            <text:p>32</text:p>
          </table:table-cell>
          <table:table-cell table:style-name="ce2" table:formula="of:=VLOOKUP([.C295];[n2.$A$4:.$C$91];3;0)" office:value-type="string" office:string-value="C" calcext:value-type="string">
            <text:p>C</text:p>
          </table:table-cell>
          <table:table-cell table:style-name="ce2" table:formula="of:=IF([.D295]=[.D294];&quot;&quot;;CONCATENATE(&quot;{&quot;&quot;index&quot;&quot;: {&quot;&quot;_id&quot;&quot;: &quot;&quot;&quot;;[.D295];&quot;&quot;&quot;}}{&quot;&quot;name&quot;&quot;: &quot;&quot;&quot;;VLOOKUP([.D29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95];&quot;&quot;&quot;}}{&quot;&quot;name&quot;&quot;: &quot;&quot;&quot;;[.B295];&quot;&quot;&quot;, &quot;&quot;parent&quot;&quot;: &quot;&quot;&quot;;[.D295];&quot;&quot;&quot;}&quot;)" office:value-type="string" office:string-value="{&quot;index&quot;: {&quot;_id&quot;: &quot;32.11Z&quot;}}{&quot;name&quot;: &quot;Frappe de monnaie&quot;, &quot;parent&quot;: &quot;C&quot;}" calcext:value-type="string">
            <text:p>{"index": {"_id": "32.11Z"}}{"name": "Frappe de monnai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.12Z</text:p>
          </table:table-cell>
          <table:table-cell office:value-type="string" calcext:value-type="string">
            <text:p>Fabrication d'articles de joaillerie et bijouterie</text:p>
          </table:table-cell>
          <table:table-cell table:formula="of:=LEFT([.A296];2)" office:value-type="string" office:string-value="32" calcext:value-type="string">
            <text:p>32</text:p>
          </table:table-cell>
          <table:table-cell table:style-name="ce2" table:formula="of:=VLOOKUP([.C296];[n2.$A$4:.$C$91];3;0)" office:value-type="string" office:string-value="C" calcext:value-type="string">
            <text:p>C</text:p>
          </table:table-cell>
          <table:table-cell table:style-name="ce2" table:formula="of:=IF([.D296]=[.D295];&quot;&quot;;CONCATENATE(&quot;{&quot;&quot;index&quot;&quot;: {&quot;&quot;_id&quot;&quot;: &quot;&quot;&quot;;[.D296];&quot;&quot;&quot;}}{&quot;&quot;name&quot;&quot;: &quot;&quot;&quot;;VLOOKUP([.D29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96];&quot;&quot;&quot;}}{&quot;&quot;name&quot;&quot;: &quot;&quot;&quot;;[.B296];&quot;&quot;&quot;, &quot;&quot;parent&quot;&quot;: &quot;&quot;&quot;;[.D296];&quot;&quot;&quot;}&quot;)" office:value-type="string" office:string-value="{&quot;index&quot;: {&quot;_id&quot;: &quot;32.12Z&quot;}}{&quot;name&quot;: &quot;Fabrication d'articles de joaillerie et bijouterie&quot;, &quot;parent&quot;: &quot;C&quot;}" calcext:value-type="string">
            <text:p>{"index": {"_id": "32.12Z"}}{"name": "Fabrication d'articles de joaillerie et bijouteri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.13Z</text:p>
          </table:table-cell>
          <table:table-cell office:value-type="string" calcext:value-type="string">
            <text:p>Fabrication d'articles de bijouterie fantaisie et articles similaires</text:p>
          </table:table-cell>
          <table:table-cell table:formula="of:=LEFT([.A297];2)" office:value-type="string" office:string-value="32" calcext:value-type="string">
            <text:p>32</text:p>
          </table:table-cell>
          <table:table-cell table:style-name="ce2" table:formula="of:=VLOOKUP([.C297];[n2.$A$4:.$C$91];3;0)" office:value-type="string" office:string-value="C" calcext:value-type="string">
            <text:p>C</text:p>
          </table:table-cell>
          <table:table-cell table:style-name="ce2" table:formula="of:=IF([.D297]=[.D296];&quot;&quot;;CONCATENATE(&quot;{&quot;&quot;index&quot;&quot;: {&quot;&quot;_id&quot;&quot;: &quot;&quot;&quot;;[.D297];&quot;&quot;&quot;}}{&quot;&quot;name&quot;&quot;: &quot;&quot;&quot;;VLOOKUP([.D29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97];&quot;&quot;&quot;}}{&quot;&quot;name&quot;&quot;: &quot;&quot;&quot;;[.B297];&quot;&quot;&quot;, &quot;&quot;parent&quot;&quot;: &quot;&quot;&quot;;[.D297];&quot;&quot;&quot;}&quot;)" office:value-type="string" office:string-value="{&quot;index&quot;: {&quot;_id&quot;: &quot;32.13Z&quot;}}{&quot;name&quot;: &quot;Fabrication d'articles de bijouterie fantaisie et articles similaires&quot;, &quot;parent&quot;: &quot;C&quot;}" calcext:value-type="string">
            <text:p>{"index": {"_id": "32.13Z"}}{"name": "Fabrication d'articles de bijouterie fantaisie et articles similair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.20Z</text:p>
          </table:table-cell>
          <table:table-cell office:value-type="string" calcext:value-type="string">
            <text:p>Fabrication d'instruments de musique</text:p>
          </table:table-cell>
          <table:table-cell table:formula="of:=LEFT([.A298];2)" office:value-type="string" office:string-value="32" calcext:value-type="string">
            <text:p>32</text:p>
          </table:table-cell>
          <table:table-cell table:style-name="ce2" table:formula="of:=VLOOKUP([.C298];[n2.$A$4:.$C$91];3;0)" office:value-type="string" office:string-value="C" calcext:value-type="string">
            <text:p>C</text:p>
          </table:table-cell>
          <table:table-cell table:style-name="ce2" table:formula="of:=IF([.D298]=[.D297];&quot;&quot;;CONCATENATE(&quot;{&quot;&quot;index&quot;&quot;: {&quot;&quot;_id&quot;&quot;: &quot;&quot;&quot;;[.D298];&quot;&quot;&quot;}}{&quot;&quot;name&quot;&quot;: &quot;&quot;&quot;;VLOOKUP([.D29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98];&quot;&quot;&quot;}}{&quot;&quot;name&quot;&quot;: &quot;&quot;&quot;;[.B298];&quot;&quot;&quot;, &quot;&quot;parent&quot;&quot;: &quot;&quot;&quot;;[.D298];&quot;&quot;&quot;}&quot;)" office:value-type="string" office:string-value="{&quot;index&quot;: {&quot;_id&quot;: &quot;32.20Z&quot;}}{&quot;name&quot;: &quot;Fabrication d'instruments de musique&quot;, &quot;parent&quot;: &quot;C&quot;}" calcext:value-type="string">
            <text:p>{"index": {"_id": "32.20Z"}}{"name": "Fabrication d'instruments de musiqu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.30Z</text:p>
          </table:table-cell>
          <table:table-cell office:value-type="string" calcext:value-type="string">
            <text:p>Fabrication d'articles de sport</text:p>
          </table:table-cell>
          <table:table-cell table:formula="of:=LEFT([.A299];2)" office:value-type="string" office:string-value="32" calcext:value-type="string">
            <text:p>32</text:p>
          </table:table-cell>
          <table:table-cell table:style-name="ce2" table:formula="of:=VLOOKUP([.C299];[n2.$A$4:.$C$91];3;0)" office:value-type="string" office:string-value="C" calcext:value-type="string">
            <text:p>C</text:p>
          </table:table-cell>
          <table:table-cell table:style-name="ce2" table:formula="of:=IF([.D299]=[.D298];&quot;&quot;;CONCATENATE(&quot;{&quot;&quot;index&quot;&quot;: {&quot;&quot;_id&quot;&quot;: &quot;&quot;&quot;;[.D299];&quot;&quot;&quot;}}{&quot;&quot;name&quot;&quot;: &quot;&quot;&quot;;VLOOKUP([.D29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299];&quot;&quot;&quot;}}{&quot;&quot;name&quot;&quot;: &quot;&quot;&quot;;[.B299];&quot;&quot;&quot;, &quot;&quot;parent&quot;&quot;: &quot;&quot;&quot;;[.D299];&quot;&quot;&quot;}&quot;)" office:value-type="string" office:string-value="{&quot;index&quot;: {&quot;_id&quot;: &quot;32.30Z&quot;}}{&quot;name&quot;: &quot;Fabrication d'articles de sport&quot;, &quot;parent&quot;: &quot;C&quot;}" calcext:value-type="string">
            <text:p>{"index": {"_id": "32.30Z"}}{"name": "Fabrication d'articles de sport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.40Z</text:p>
          </table:table-cell>
          <table:table-cell office:value-type="string" calcext:value-type="string">
            <text:p>Fabrication de jeux et jouets</text:p>
          </table:table-cell>
          <table:table-cell table:formula="of:=LEFT([.A300];2)" office:value-type="string" office:string-value="32" calcext:value-type="string">
            <text:p>32</text:p>
          </table:table-cell>
          <table:table-cell table:style-name="ce2" table:formula="of:=VLOOKUP([.C300];[n2.$A$4:.$C$91];3;0)" office:value-type="string" office:string-value="C" calcext:value-type="string">
            <text:p>C</text:p>
          </table:table-cell>
          <table:table-cell table:style-name="ce2" table:formula="of:=IF([.D300]=[.D299];&quot;&quot;;CONCATENATE(&quot;{&quot;&quot;index&quot;&quot;: {&quot;&quot;_id&quot;&quot;: &quot;&quot;&quot;;[.D300];&quot;&quot;&quot;}}{&quot;&quot;name&quot;&quot;: &quot;&quot;&quot;;VLOOKUP([.D30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00];&quot;&quot;&quot;}}{&quot;&quot;name&quot;&quot;: &quot;&quot;&quot;;[.B300];&quot;&quot;&quot;, &quot;&quot;parent&quot;&quot;: &quot;&quot;&quot;;[.D300];&quot;&quot;&quot;}&quot;)" office:value-type="string" office:string-value="{&quot;index&quot;: {&quot;_id&quot;: &quot;32.40Z&quot;}}{&quot;name&quot;: &quot;Fabrication de jeux et jouets&quot;, &quot;parent&quot;: &quot;C&quot;}" calcext:value-type="string">
            <text:p>{"index": {"_id": "32.40Z"}}{"name": "Fabrication de jeux et jouet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.50A</text:p>
          </table:table-cell>
          <table:table-cell office:value-type="string" calcext:value-type="string">
            <text:p>Fabrication de matériel médico-chirurgical et dentaire</text:p>
          </table:table-cell>
          <table:table-cell table:formula="of:=LEFT([.A301];2)" office:value-type="string" office:string-value="32" calcext:value-type="string">
            <text:p>32</text:p>
          </table:table-cell>
          <table:table-cell table:style-name="ce2" table:formula="of:=VLOOKUP([.C301];[n2.$A$4:.$C$91];3;0)" office:value-type="string" office:string-value="C" calcext:value-type="string">
            <text:p>C</text:p>
          </table:table-cell>
          <table:table-cell table:style-name="ce2" table:formula="of:=IF([.D301]=[.D300];&quot;&quot;;CONCATENATE(&quot;{&quot;&quot;index&quot;&quot;: {&quot;&quot;_id&quot;&quot;: &quot;&quot;&quot;;[.D301];&quot;&quot;&quot;}}{&quot;&quot;name&quot;&quot;: &quot;&quot;&quot;;VLOOKUP([.D30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01];&quot;&quot;&quot;}}{&quot;&quot;name&quot;&quot;: &quot;&quot;&quot;;[.B301];&quot;&quot;&quot;, &quot;&quot;parent&quot;&quot;: &quot;&quot;&quot;;[.D301];&quot;&quot;&quot;}&quot;)" office:value-type="string" office:string-value="{&quot;index&quot;: {&quot;_id&quot;: &quot;32.50A&quot;}}{&quot;name&quot;: &quot;Fabrication de matériel médico-chirurgical et dentaire&quot;, &quot;parent&quot;: &quot;C&quot;}" calcext:value-type="string">
            <text:p>{"index": {"_id": "32.50A"}}{"name": "Fabrication de matériel médico-chirurgical et dentair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.50B</text:p>
          </table:table-cell>
          <table:table-cell office:value-type="string" calcext:value-type="string">
            <text:p>Fabrication de lunettes</text:p>
          </table:table-cell>
          <table:table-cell table:formula="of:=LEFT([.A302];2)" office:value-type="string" office:string-value="32" calcext:value-type="string">
            <text:p>32</text:p>
          </table:table-cell>
          <table:table-cell table:style-name="ce2" table:formula="of:=VLOOKUP([.C302];[n2.$A$4:.$C$91];3;0)" office:value-type="string" office:string-value="C" calcext:value-type="string">
            <text:p>C</text:p>
          </table:table-cell>
          <table:table-cell table:style-name="ce2" table:formula="of:=IF([.D302]=[.D301];&quot;&quot;;CONCATENATE(&quot;{&quot;&quot;index&quot;&quot;: {&quot;&quot;_id&quot;&quot;: &quot;&quot;&quot;;[.D302];&quot;&quot;&quot;}}{&quot;&quot;name&quot;&quot;: &quot;&quot;&quot;;VLOOKUP([.D30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02];&quot;&quot;&quot;}}{&quot;&quot;name&quot;&quot;: &quot;&quot;&quot;;[.B302];&quot;&quot;&quot;, &quot;&quot;parent&quot;&quot;: &quot;&quot;&quot;;[.D302];&quot;&quot;&quot;}&quot;)" office:value-type="string" office:string-value="{&quot;index&quot;: {&quot;_id&quot;: &quot;32.50B&quot;}}{&quot;name&quot;: &quot;Fabrication de lunettes&quot;, &quot;parent&quot;: &quot;C&quot;}" calcext:value-type="string">
            <text:p>{"index": {"_id": "32.50B"}}{"name": "Fabrication de lunett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.91Z</text:p>
          </table:table-cell>
          <table:table-cell office:value-type="string" calcext:value-type="string">
            <text:p>Fabrication d'articles de brosserie</text:p>
          </table:table-cell>
          <table:table-cell table:formula="of:=LEFT([.A303];2)" office:value-type="string" office:string-value="32" calcext:value-type="string">
            <text:p>32</text:p>
          </table:table-cell>
          <table:table-cell table:style-name="ce2" table:formula="of:=VLOOKUP([.C303];[n2.$A$4:.$C$91];3;0)" office:value-type="string" office:string-value="C" calcext:value-type="string">
            <text:p>C</text:p>
          </table:table-cell>
          <table:table-cell table:style-name="ce2" table:formula="of:=IF([.D303]=[.D302];&quot;&quot;;CONCATENATE(&quot;{&quot;&quot;index&quot;&quot;: {&quot;&quot;_id&quot;&quot;: &quot;&quot;&quot;;[.D303];&quot;&quot;&quot;}}{&quot;&quot;name&quot;&quot;: &quot;&quot;&quot;;VLOOKUP([.D30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03];&quot;&quot;&quot;}}{&quot;&quot;name&quot;&quot;: &quot;&quot;&quot;;[.B303];&quot;&quot;&quot;, &quot;&quot;parent&quot;&quot;: &quot;&quot;&quot;;[.D303];&quot;&quot;&quot;}&quot;)" office:value-type="string" office:string-value="{&quot;index&quot;: {&quot;_id&quot;: &quot;32.91Z&quot;}}{&quot;name&quot;: &quot;Fabrication d'articles de brosserie&quot;, &quot;parent&quot;: &quot;C&quot;}" calcext:value-type="string">
            <text:p>{"index": {"_id": "32.91Z"}}{"name": "Fabrication d'articles de brosseri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.99Z</text:p>
          </table:table-cell>
          <table:table-cell office:value-type="string" calcext:value-type="string">
            <text:p>Autres activités manufacturières n.c.a.</text:p>
          </table:table-cell>
          <table:table-cell table:formula="of:=LEFT([.A304];2)" office:value-type="string" office:string-value="32" calcext:value-type="string">
            <text:p>32</text:p>
          </table:table-cell>
          <table:table-cell table:style-name="ce2" table:formula="of:=VLOOKUP([.C304];[n2.$A$4:.$C$91];3;0)" office:value-type="string" office:string-value="C" calcext:value-type="string">
            <text:p>C</text:p>
          </table:table-cell>
          <table:table-cell table:style-name="ce2" table:formula="of:=IF([.D304]=[.D303];&quot;&quot;;CONCATENATE(&quot;{&quot;&quot;index&quot;&quot;: {&quot;&quot;_id&quot;&quot;: &quot;&quot;&quot;;[.D304];&quot;&quot;&quot;}}{&quot;&quot;name&quot;&quot;: &quot;&quot;&quot;;VLOOKUP([.D30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04];&quot;&quot;&quot;}}{&quot;&quot;name&quot;&quot;: &quot;&quot;&quot;;[.B304];&quot;&quot;&quot;, &quot;&quot;parent&quot;&quot;: &quot;&quot;&quot;;[.D304];&quot;&quot;&quot;}&quot;)" office:value-type="string" office:string-value="{&quot;index&quot;: {&quot;_id&quot;: &quot;32.99Z&quot;}}{&quot;name&quot;: &quot;Autres activités manufacturières n.c.a.&quot;, &quot;parent&quot;: &quot;C&quot;}" calcext:value-type="string">
            <text:p>{"index": {"_id": "32.99Z"}}{"name": "Autres activités manufacturières n.c.a.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.11Z</text:p>
          </table:table-cell>
          <table:table-cell office:value-type="string" calcext:value-type="string">
            <text:p>Réparation d'ouvrages en métaux</text:p>
          </table:table-cell>
          <table:table-cell table:formula="of:=LEFT([.A305];2)" office:value-type="string" office:string-value="33" calcext:value-type="string">
            <text:p>33</text:p>
          </table:table-cell>
          <table:table-cell table:style-name="ce2" table:formula="of:=VLOOKUP([.C305];[n2.$A$4:.$C$91];3;0)" office:value-type="string" office:string-value="C" calcext:value-type="string">
            <text:p>C</text:p>
          </table:table-cell>
          <table:table-cell table:style-name="ce2" table:formula="of:=IF([.D305]=[.D304];&quot;&quot;;CONCATENATE(&quot;{&quot;&quot;index&quot;&quot;: {&quot;&quot;_id&quot;&quot;: &quot;&quot;&quot;;[.D305];&quot;&quot;&quot;}}{&quot;&quot;name&quot;&quot;: &quot;&quot;&quot;;VLOOKUP([.D30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05];&quot;&quot;&quot;}}{&quot;&quot;name&quot;&quot;: &quot;&quot;&quot;;[.B305];&quot;&quot;&quot;, &quot;&quot;parent&quot;&quot;: &quot;&quot;&quot;;[.D305];&quot;&quot;&quot;}&quot;)" office:value-type="string" office:string-value="{&quot;index&quot;: {&quot;_id&quot;: &quot;33.11Z&quot;}}{&quot;name&quot;: &quot;Réparation d'ouvrages en métaux&quot;, &quot;parent&quot;: &quot;C&quot;}" calcext:value-type="string">
            <text:p>{"index": {"_id": "33.11Z"}}{"name": "Réparation d'ouvrages en métaux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.12Z</text:p>
          </table:table-cell>
          <table:table-cell office:value-type="string" calcext:value-type="string">
            <text:p>Réparation de machines et équipements mécaniques</text:p>
          </table:table-cell>
          <table:table-cell table:formula="of:=LEFT([.A306];2)" office:value-type="string" office:string-value="33" calcext:value-type="string">
            <text:p>33</text:p>
          </table:table-cell>
          <table:table-cell table:style-name="ce2" table:formula="of:=VLOOKUP([.C306];[n2.$A$4:.$C$91];3;0)" office:value-type="string" office:string-value="C" calcext:value-type="string">
            <text:p>C</text:p>
          </table:table-cell>
          <table:table-cell table:style-name="ce2" table:formula="of:=IF([.D306]=[.D305];&quot;&quot;;CONCATENATE(&quot;{&quot;&quot;index&quot;&quot;: {&quot;&quot;_id&quot;&quot;: &quot;&quot;&quot;;[.D306];&quot;&quot;&quot;}}{&quot;&quot;name&quot;&quot;: &quot;&quot;&quot;;VLOOKUP([.D30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06];&quot;&quot;&quot;}}{&quot;&quot;name&quot;&quot;: &quot;&quot;&quot;;[.B306];&quot;&quot;&quot;, &quot;&quot;parent&quot;&quot;: &quot;&quot;&quot;;[.D306];&quot;&quot;&quot;}&quot;)" office:value-type="string" office:string-value="{&quot;index&quot;: {&quot;_id&quot;: &quot;33.12Z&quot;}}{&quot;name&quot;: &quot;Réparation de machines et équipements mécaniques&quot;, &quot;parent&quot;: &quot;C&quot;}" calcext:value-type="string">
            <text:p>{"index": {"_id": "33.12Z"}}{"name": "Réparation de machines et équipements mécan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.13Z</text:p>
          </table:table-cell>
          <table:table-cell office:value-type="string" calcext:value-type="string">
            <text:p>Réparation de matériels électroniques et optiques</text:p>
          </table:table-cell>
          <table:table-cell table:formula="of:=LEFT([.A307];2)" office:value-type="string" office:string-value="33" calcext:value-type="string">
            <text:p>33</text:p>
          </table:table-cell>
          <table:table-cell table:style-name="ce2" table:formula="of:=VLOOKUP([.C307];[n2.$A$4:.$C$91];3;0)" office:value-type="string" office:string-value="C" calcext:value-type="string">
            <text:p>C</text:p>
          </table:table-cell>
          <table:table-cell table:style-name="ce2" table:formula="of:=IF([.D307]=[.D306];&quot;&quot;;CONCATENATE(&quot;{&quot;&quot;index&quot;&quot;: {&quot;&quot;_id&quot;&quot;: &quot;&quot;&quot;;[.D307];&quot;&quot;&quot;}}{&quot;&quot;name&quot;&quot;: &quot;&quot;&quot;;VLOOKUP([.D30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07];&quot;&quot;&quot;}}{&quot;&quot;name&quot;&quot;: &quot;&quot;&quot;;[.B307];&quot;&quot;&quot;, &quot;&quot;parent&quot;&quot;: &quot;&quot;&quot;;[.D307];&quot;&quot;&quot;}&quot;)" office:value-type="string" office:string-value="{&quot;index&quot;: {&quot;_id&quot;: &quot;33.13Z&quot;}}{&quot;name&quot;: &quot;Réparation de matériels électroniques et optiques&quot;, &quot;parent&quot;: &quot;C&quot;}" calcext:value-type="string">
            <text:p>{"index": {"_id": "33.13Z"}}{"name": "Réparation de matériels électroniques et opt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.14Z</text:p>
          </table:table-cell>
          <table:table-cell office:value-type="string" calcext:value-type="string">
            <text:p>Réparation d'équipements électriques</text:p>
          </table:table-cell>
          <table:table-cell table:formula="of:=LEFT([.A308];2)" office:value-type="string" office:string-value="33" calcext:value-type="string">
            <text:p>33</text:p>
          </table:table-cell>
          <table:table-cell table:style-name="ce2" table:formula="of:=VLOOKUP([.C308];[n2.$A$4:.$C$91];3;0)" office:value-type="string" office:string-value="C" calcext:value-type="string">
            <text:p>C</text:p>
          </table:table-cell>
          <table:table-cell table:style-name="ce2" table:formula="of:=IF([.D308]=[.D307];&quot;&quot;;CONCATENATE(&quot;{&quot;&quot;index&quot;&quot;: {&quot;&quot;_id&quot;&quot;: &quot;&quot;&quot;;[.D308];&quot;&quot;&quot;}}{&quot;&quot;name&quot;&quot;: &quot;&quot;&quot;;VLOOKUP([.D30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08];&quot;&quot;&quot;}}{&quot;&quot;name&quot;&quot;: &quot;&quot;&quot;;[.B308];&quot;&quot;&quot;, &quot;&quot;parent&quot;&quot;: &quot;&quot;&quot;;[.D308];&quot;&quot;&quot;}&quot;)" office:value-type="string" office:string-value="{&quot;index&quot;: {&quot;_id&quot;: &quot;33.14Z&quot;}}{&quot;name&quot;: &quot;Réparation d'équipements électriques&quot;, &quot;parent&quot;: &quot;C&quot;}" calcext:value-type="string">
            <text:p>{"index": {"_id": "33.14Z"}}{"name": "Réparation d'équipements électr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.15Z</text:p>
          </table:table-cell>
          <table:table-cell office:value-type="string" calcext:value-type="string">
            <text:p>Réparation et maintenance navale</text:p>
          </table:table-cell>
          <table:table-cell table:formula="of:=LEFT([.A309];2)" office:value-type="string" office:string-value="33" calcext:value-type="string">
            <text:p>33</text:p>
          </table:table-cell>
          <table:table-cell table:style-name="ce2" table:formula="of:=VLOOKUP([.C309];[n2.$A$4:.$C$91];3;0)" office:value-type="string" office:string-value="C" calcext:value-type="string">
            <text:p>C</text:p>
          </table:table-cell>
          <table:table-cell table:style-name="ce2" table:formula="of:=IF([.D309]=[.D308];&quot;&quot;;CONCATENATE(&quot;{&quot;&quot;index&quot;&quot;: {&quot;&quot;_id&quot;&quot;: &quot;&quot;&quot;;[.D309];&quot;&quot;&quot;}}{&quot;&quot;name&quot;&quot;: &quot;&quot;&quot;;VLOOKUP([.D30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09];&quot;&quot;&quot;}}{&quot;&quot;name&quot;&quot;: &quot;&quot;&quot;;[.B309];&quot;&quot;&quot;, &quot;&quot;parent&quot;&quot;: &quot;&quot;&quot;;[.D309];&quot;&quot;&quot;}&quot;)" office:value-type="string" office:string-value="{&quot;index&quot;: {&quot;_id&quot;: &quot;33.15Z&quot;}}{&quot;name&quot;: &quot;Réparation et maintenance navale&quot;, &quot;parent&quot;: &quot;C&quot;}" calcext:value-type="string">
            <text:p>{"index": {"_id": "33.15Z"}}{"name": "Réparation et maintenance naval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.16Z</text:p>
          </table:table-cell>
          <table:table-cell office:value-type="string" calcext:value-type="string">
            <text:p>Réparation et maintenance d'aéronefs et d'engins spatiaux</text:p>
          </table:table-cell>
          <table:table-cell table:formula="of:=LEFT([.A310];2)" office:value-type="string" office:string-value="33" calcext:value-type="string">
            <text:p>33</text:p>
          </table:table-cell>
          <table:table-cell table:style-name="ce2" table:formula="of:=VLOOKUP([.C310];[n2.$A$4:.$C$91];3;0)" office:value-type="string" office:string-value="C" calcext:value-type="string">
            <text:p>C</text:p>
          </table:table-cell>
          <table:table-cell table:style-name="ce2" table:formula="of:=IF([.D310]=[.D309];&quot;&quot;;CONCATENATE(&quot;{&quot;&quot;index&quot;&quot;: {&quot;&quot;_id&quot;&quot;: &quot;&quot;&quot;;[.D310];&quot;&quot;&quot;}}{&quot;&quot;name&quot;&quot;: &quot;&quot;&quot;;VLOOKUP([.D31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10];&quot;&quot;&quot;}}{&quot;&quot;name&quot;&quot;: &quot;&quot;&quot;;[.B310];&quot;&quot;&quot;, &quot;&quot;parent&quot;&quot;: &quot;&quot;&quot;;[.D310];&quot;&quot;&quot;}&quot;)" office:value-type="string" office:string-value="{&quot;index&quot;: {&quot;_id&quot;: &quot;33.16Z&quot;}}{&quot;name&quot;: &quot;Réparation et maintenance d'aéronefs et d'engins spatiaux&quot;, &quot;parent&quot;: &quot;C&quot;}" calcext:value-type="string">
            <text:p>{"index": {"_id": "33.16Z"}}{"name": "Réparation et maintenance d'aéronefs et d'engins spatiaux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.17Z</text:p>
          </table:table-cell>
          <table:table-cell office:value-type="string" calcext:value-type="string">
            <text:p>Réparation et maintenance d'autres équipements de transport</text:p>
          </table:table-cell>
          <table:table-cell table:formula="of:=LEFT([.A311];2)" office:value-type="string" office:string-value="33" calcext:value-type="string">
            <text:p>33</text:p>
          </table:table-cell>
          <table:table-cell table:style-name="ce2" table:formula="of:=VLOOKUP([.C311];[n2.$A$4:.$C$91];3;0)" office:value-type="string" office:string-value="C" calcext:value-type="string">
            <text:p>C</text:p>
          </table:table-cell>
          <table:table-cell table:style-name="ce2" table:formula="of:=IF([.D311]=[.D310];&quot;&quot;;CONCATENATE(&quot;{&quot;&quot;index&quot;&quot;: {&quot;&quot;_id&quot;&quot;: &quot;&quot;&quot;;[.D311];&quot;&quot;&quot;}}{&quot;&quot;name&quot;&quot;: &quot;&quot;&quot;;VLOOKUP([.D31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11];&quot;&quot;&quot;}}{&quot;&quot;name&quot;&quot;: &quot;&quot;&quot;;[.B311];&quot;&quot;&quot;, &quot;&quot;parent&quot;&quot;: &quot;&quot;&quot;;[.D311];&quot;&quot;&quot;}&quot;)" office:value-type="string" office:string-value="{&quot;index&quot;: {&quot;_id&quot;: &quot;33.17Z&quot;}}{&quot;name&quot;: &quot;Réparation et maintenance d'autres équipements de transport&quot;, &quot;parent&quot;: &quot;C&quot;}" calcext:value-type="string">
            <text:p>{"index": {"_id": "33.17Z"}}{"name": "Réparation et maintenance d'autres équipements de transport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.19Z</text:p>
          </table:table-cell>
          <table:table-cell office:value-type="string" calcext:value-type="string">
            <text:p>Réparation d'autres équipements</text:p>
          </table:table-cell>
          <table:table-cell table:formula="of:=LEFT([.A312];2)" office:value-type="string" office:string-value="33" calcext:value-type="string">
            <text:p>33</text:p>
          </table:table-cell>
          <table:table-cell table:style-name="ce2" table:formula="of:=VLOOKUP([.C312];[n2.$A$4:.$C$91];3;0)" office:value-type="string" office:string-value="C" calcext:value-type="string">
            <text:p>C</text:p>
          </table:table-cell>
          <table:table-cell table:style-name="ce2" table:formula="of:=IF([.D312]=[.D311];&quot;&quot;;CONCATENATE(&quot;{&quot;&quot;index&quot;&quot;: {&quot;&quot;_id&quot;&quot;: &quot;&quot;&quot;;[.D312];&quot;&quot;&quot;}}{&quot;&quot;name&quot;&quot;: &quot;&quot;&quot;;VLOOKUP([.D31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12];&quot;&quot;&quot;}}{&quot;&quot;name&quot;&quot;: &quot;&quot;&quot;;[.B312];&quot;&quot;&quot;, &quot;&quot;parent&quot;&quot;: &quot;&quot;&quot;;[.D312];&quot;&quot;&quot;}&quot;)" office:value-type="string" office:string-value="{&quot;index&quot;: {&quot;_id&quot;: &quot;33.19Z&quot;}}{&quot;name&quot;: &quot;Réparation d'autres équipements&quot;, &quot;parent&quot;: &quot;C&quot;}" calcext:value-type="string">
            <text:p>{"index": {"_id": "33.19Z"}}{"name": "Réparation d'autres équipement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.20A</text:p>
          </table:table-cell>
          <table:table-cell office:value-type="string" calcext:value-type="string">
            <text:p>Installation de structures métalliques, chaudronnées et de tuyauterie</text:p>
          </table:table-cell>
          <table:table-cell table:formula="of:=LEFT([.A313];2)" office:value-type="string" office:string-value="33" calcext:value-type="string">
            <text:p>33</text:p>
          </table:table-cell>
          <table:table-cell table:style-name="ce2" table:formula="of:=VLOOKUP([.C313];[n2.$A$4:.$C$91];3;0)" office:value-type="string" office:string-value="C" calcext:value-type="string">
            <text:p>C</text:p>
          </table:table-cell>
          <table:table-cell table:style-name="ce2" table:formula="of:=IF([.D313]=[.D312];&quot;&quot;;CONCATENATE(&quot;{&quot;&quot;index&quot;&quot;: {&quot;&quot;_id&quot;&quot;: &quot;&quot;&quot;;[.D313];&quot;&quot;&quot;}}{&quot;&quot;name&quot;&quot;: &quot;&quot;&quot;;VLOOKUP([.D31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13];&quot;&quot;&quot;}}{&quot;&quot;name&quot;&quot;: &quot;&quot;&quot;;[.B313];&quot;&quot;&quot;, &quot;&quot;parent&quot;&quot;: &quot;&quot;&quot;;[.D313];&quot;&quot;&quot;}&quot;)" office:value-type="string" office:string-value="{&quot;index&quot;: {&quot;_id&quot;: &quot;33.20A&quot;}}{&quot;name&quot;: &quot;Installation de structures métalliques, chaudronnées et de tuyauterie&quot;, &quot;parent&quot;: &quot;C&quot;}" calcext:value-type="string">
            <text:p>{"index": {"_id": "33.20A"}}{"name": "Installation de structures métalliques, chaudronnées et de tuyauterie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.20B</text:p>
          </table:table-cell>
          <table:table-cell office:value-type="string" calcext:value-type="string">
            <text:p>Installation de machines et équipements mécaniques</text:p>
          </table:table-cell>
          <table:table-cell table:formula="of:=LEFT([.A314];2)" office:value-type="string" office:string-value="33" calcext:value-type="string">
            <text:p>33</text:p>
          </table:table-cell>
          <table:table-cell table:style-name="ce2" table:formula="of:=VLOOKUP([.C314];[n2.$A$4:.$C$91];3;0)" office:value-type="string" office:string-value="C" calcext:value-type="string">
            <text:p>C</text:p>
          </table:table-cell>
          <table:table-cell table:style-name="ce2" table:formula="of:=IF([.D314]=[.D313];&quot;&quot;;CONCATENATE(&quot;{&quot;&quot;index&quot;&quot;: {&quot;&quot;_id&quot;&quot;: &quot;&quot;&quot;;[.D314];&quot;&quot;&quot;}}{&quot;&quot;name&quot;&quot;: &quot;&quot;&quot;;VLOOKUP([.D31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14];&quot;&quot;&quot;}}{&quot;&quot;name&quot;&quot;: &quot;&quot;&quot;;[.B314];&quot;&quot;&quot;, &quot;&quot;parent&quot;&quot;: &quot;&quot;&quot;;[.D314];&quot;&quot;&quot;}&quot;)" office:value-type="string" office:string-value="{&quot;index&quot;: {&quot;_id&quot;: &quot;33.20B&quot;}}{&quot;name&quot;: &quot;Installation de machines et équipements mécaniques&quot;, &quot;parent&quot;: &quot;C&quot;}" calcext:value-type="string">
            <text:p>{"index": {"_id": "33.20B"}}{"name": "Installation de machines et équipements mécanique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.20C</text:p>
          </table:table-cell>
          <table:table-cell office:value-type="string" calcext:value-type="string">
            <text:p>Conception d'ensemble et assemblage sur site industriel d'équipements de contrôle des processus industriels</text:p>
          </table:table-cell>
          <table:table-cell table:formula="of:=LEFT([.A315];2)" office:value-type="string" office:string-value="33" calcext:value-type="string">
            <text:p>33</text:p>
          </table:table-cell>
          <table:table-cell table:style-name="ce2" table:formula="of:=VLOOKUP([.C315];[n2.$A$4:.$C$91];3;0)" office:value-type="string" office:string-value="C" calcext:value-type="string">
            <text:p>C</text:p>
          </table:table-cell>
          <table:table-cell table:style-name="ce2" table:formula="of:=IF([.D315]=[.D314];&quot;&quot;;CONCATENATE(&quot;{&quot;&quot;index&quot;&quot;: {&quot;&quot;_id&quot;&quot;: &quot;&quot;&quot;;[.D315];&quot;&quot;&quot;}}{&quot;&quot;name&quot;&quot;: &quot;&quot;&quot;;VLOOKUP([.D31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15];&quot;&quot;&quot;}}{&quot;&quot;name&quot;&quot;: &quot;&quot;&quot;;[.B315];&quot;&quot;&quot;, &quot;&quot;parent&quot;&quot;: &quot;&quot;&quot;;[.D315];&quot;&quot;&quot;}&quot;)" office:value-type="string" office:string-value="{&quot;index&quot;: {&quot;_id&quot;: &quot;33.20C&quot;}}{&quot;name&quot;: &quot;Conception d'ensemble et assemblage sur site industriel d'équipements de contrôle des processus industriels&quot;, &quot;parent&quot;: &quot;C&quot;}" calcext:value-type="string">
            <text:p>{"index": {"_id": "33.20C"}}{"name": "Conception d'ensemble et assemblage sur site industriel d'équipements de contrôle des processus industriel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.20D</text:p>
          </table:table-cell>
          <table:table-cell office:value-type="string" calcext:value-type="string">
            <text:p>Installation d'équipements électriques, de matériels électroniques et optiques ou d'autres matériels</text:p>
          </table:table-cell>
          <table:table-cell table:formula="of:=LEFT([.A316];2)" office:value-type="string" office:string-value="33" calcext:value-type="string">
            <text:p>33</text:p>
          </table:table-cell>
          <table:table-cell table:style-name="ce2" table:formula="of:=VLOOKUP([.C316];[n2.$A$4:.$C$91];3;0)" office:value-type="string" office:string-value="C" calcext:value-type="string">
            <text:p>C</text:p>
          </table:table-cell>
          <table:table-cell table:style-name="ce2" table:formula="of:=IF([.D316]=[.D315];&quot;&quot;;CONCATENATE(&quot;{&quot;&quot;index&quot;&quot;: {&quot;&quot;_id&quot;&quot;: &quot;&quot;&quot;;[.D316];&quot;&quot;&quot;}}{&quot;&quot;name&quot;&quot;: &quot;&quot;&quot;;VLOOKUP([.D31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16];&quot;&quot;&quot;}}{&quot;&quot;name&quot;&quot;: &quot;&quot;&quot;;[.B316];&quot;&quot;&quot;, &quot;&quot;parent&quot;&quot;: &quot;&quot;&quot;;[.D316];&quot;&quot;&quot;}&quot;)" office:value-type="string" office:string-value="{&quot;index&quot;: {&quot;_id&quot;: &quot;33.20D&quot;}}{&quot;name&quot;: &quot;Installation d'équipements électriques, de matériels électroniques et optiques ou d'autres matériels&quot;, &quot;parent&quot;: &quot;C&quot;}" calcext:value-type="string">
            <text:p>{"index": {"_id": "33.20D"}}{"name": "Installation d'équipements électriques, de matériels électroniques et optiques ou d'autres matériels", "parent": "C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5.11Z</text:p>
          </table:table-cell>
          <table:table-cell office:value-type="string" calcext:value-type="string">
            <text:p>Production d'électricité</text:p>
          </table:table-cell>
          <table:table-cell table:formula="of:=LEFT([.A317];2)" office:value-type="string" office:string-value="35" calcext:value-type="string">
            <text:p>35</text:p>
          </table:table-cell>
          <table:table-cell table:style-name="ce2" table:formula="of:=VLOOKUP([.C317];[n2.$A$4:.$C$91];3;0)" office:value-type="string" office:string-value="D" calcext:value-type="string">
            <text:p>D</text:p>
          </table:table-cell>
          <table:table-cell table:style-name="ce2" table:formula="of:=IF([.D317]=[.D316];&quot;&quot;;CONCATENATE(&quot;{&quot;&quot;index&quot;&quot;: {&quot;&quot;_id&quot;&quot;: &quot;&quot;&quot;;[.D317];&quot;&quot;&quot;}}{&quot;&quot;name&quot;&quot;: &quot;&quot;&quot;;VLOOKUP([.D317];[n1.$A$4:.$B$24];2;0);&quot;&quot;&quot;, &quot;&quot;parent&quot;&quot;: null}&quot;))" office:value-type="string" office:string-value="{&quot;index&quot;: {&quot;_id&quot;: &quot;D&quot;}}{&quot;name&quot;: &quot;Production et distribution d'électricité, de gaz, de vapeur et d'air conditionné&quot;, &quot;parent&quot;: null}" calcext:value-type="string">
            <text:p>{"index": {"_id": "D"}}{"name": "Production et distribution d'électricité, de gaz, de vapeur et d'air conditionné", "parent": null}</text:p>
          </table:table-cell>
          <table:table-cell table:style-name="ce2" table:formula="of:=CONCATENATE(&quot;{&quot;&quot;index&quot;&quot;: {&quot;&quot;_id&quot;&quot;: &quot;&quot;&quot;;[.A317];&quot;&quot;&quot;}}{&quot;&quot;name&quot;&quot;: &quot;&quot;&quot;;[.B317];&quot;&quot;&quot;, &quot;&quot;parent&quot;&quot;: &quot;&quot;&quot;;[.D317];&quot;&quot;&quot;}&quot;)" office:value-type="string" office:string-value="{&quot;index&quot;: {&quot;_id&quot;: &quot;35.11Z&quot;}}{&quot;name&quot;: &quot;Production d'électricité&quot;, &quot;parent&quot;: &quot;D&quot;}" calcext:value-type="string">
            <text:p>{"index": {"_id": "35.11Z"}}{"name": "Production d'électricité", "parent": "D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5.12Z</text:p>
          </table:table-cell>
          <table:table-cell office:value-type="string" calcext:value-type="string">
            <text:p>Transport d'électricité</text:p>
          </table:table-cell>
          <table:table-cell table:formula="of:=LEFT([.A318];2)" office:value-type="string" office:string-value="35" calcext:value-type="string">
            <text:p>35</text:p>
          </table:table-cell>
          <table:table-cell table:style-name="ce2" table:formula="of:=VLOOKUP([.C318];[n2.$A$4:.$C$91];3;0)" office:value-type="string" office:string-value="D" calcext:value-type="string">
            <text:p>D</text:p>
          </table:table-cell>
          <table:table-cell table:style-name="ce2" table:formula="of:=IF([.D318]=[.D317];&quot;&quot;;CONCATENATE(&quot;{&quot;&quot;index&quot;&quot;: {&quot;&quot;_id&quot;&quot;: &quot;&quot;&quot;;[.D318];&quot;&quot;&quot;}}{&quot;&quot;name&quot;&quot;: &quot;&quot;&quot;;VLOOKUP([.D31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18];&quot;&quot;&quot;}}{&quot;&quot;name&quot;&quot;: &quot;&quot;&quot;;[.B318];&quot;&quot;&quot;, &quot;&quot;parent&quot;&quot;: &quot;&quot;&quot;;[.D318];&quot;&quot;&quot;}&quot;)" office:value-type="string" office:string-value="{&quot;index&quot;: {&quot;_id&quot;: &quot;35.12Z&quot;}}{&quot;name&quot;: &quot;Transport d'électricité&quot;, &quot;parent&quot;: &quot;D&quot;}" calcext:value-type="string">
            <text:p>{"index": {"_id": "35.12Z"}}{"name": "Transport d'électricité", "parent": "D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5.13Z</text:p>
          </table:table-cell>
          <table:table-cell office:value-type="string" calcext:value-type="string">
            <text:p>Distribution d'électricité</text:p>
          </table:table-cell>
          <table:table-cell table:formula="of:=LEFT([.A319];2)" office:value-type="string" office:string-value="35" calcext:value-type="string">
            <text:p>35</text:p>
          </table:table-cell>
          <table:table-cell table:style-name="ce2" table:formula="of:=VLOOKUP([.C319];[n2.$A$4:.$C$91];3;0)" office:value-type="string" office:string-value="D" calcext:value-type="string">
            <text:p>D</text:p>
          </table:table-cell>
          <table:table-cell table:style-name="ce2" table:formula="of:=IF([.D319]=[.D318];&quot;&quot;;CONCATENATE(&quot;{&quot;&quot;index&quot;&quot;: {&quot;&quot;_id&quot;&quot;: &quot;&quot;&quot;;[.D319];&quot;&quot;&quot;}}{&quot;&quot;name&quot;&quot;: &quot;&quot;&quot;;VLOOKUP([.D31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19];&quot;&quot;&quot;}}{&quot;&quot;name&quot;&quot;: &quot;&quot;&quot;;[.B319];&quot;&quot;&quot;, &quot;&quot;parent&quot;&quot;: &quot;&quot;&quot;;[.D319];&quot;&quot;&quot;}&quot;)" office:value-type="string" office:string-value="{&quot;index&quot;: {&quot;_id&quot;: &quot;35.13Z&quot;}}{&quot;name&quot;: &quot;Distribution d'électricité&quot;, &quot;parent&quot;: &quot;D&quot;}" calcext:value-type="string">
            <text:p>{"index": {"_id": "35.13Z"}}{"name": "Distribution d'électricité", "parent": "D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5.14Z</text:p>
          </table:table-cell>
          <table:table-cell office:value-type="string" calcext:value-type="string">
            <text:p>Commerce d'électricité</text:p>
          </table:table-cell>
          <table:table-cell table:formula="of:=LEFT([.A320];2)" office:value-type="string" office:string-value="35" calcext:value-type="string">
            <text:p>35</text:p>
          </table:table-cell>
          <table:table-cell table:style-name="ce2" table:formula="of:=VLOOKUP([.C320];[n2.$A$4:.$C$91];3;0)" office:value-type="string" office:string-value="D" calcext:value-type="string">
            <text:p>D</text:p>
          </table:table-cell>
          <table:table-cell table:style-name="ce2" table:formula="of:=IF([.D320]=[.D319];&quot;&quot;;CONCATENATE(&quot;{&quot;&quot;index&quot;&quot;: {&quot;&quot;_id&quot;&quot;: &quot;&quot;&quot;;[.D320];&quot;&quot;&quot;}}{&quot;&quot;name&quot;&quot;: &quot;&quot;&quot;;VLOOKUP([.D32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20];&quot;&quot;&quot;}}{&quot;&quot;name&quot;&quot;: &quot;&quot;&quot;;[.B320];&quot;&quot;&quot;, &quot;&quot;parent&quot;&quot;: &quot;&quot;&quot;;[.D320];&quot;&quot;&quot;}&quot;)" office:value-type="string" office:string-value="{&quot;index&quot;: {&quot;_id&quot;: &quot;35.14Z&quot;}}{&quot;name&quot;: &quot;Commerce d'électricité&quot;, &quot;parent&quot;: &quot;D&quot;}" calcext:value-type="string">
            <text:p>{"index": {"_id": "35.14Z"}}{"name": "Commerce d'électricité", "parent": "D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5.21Z</text:p>
          </table:table-cell>
          <table:table-cell office:value-type="string" calcext:value-type="string">
            <text:p>Production de combustibles gazeux</text:p>
          </table:table-cell>
          <table:table-cell table:formula="of:=LEFT([.A321];2)" office:value-type="string" office:string-value="35" calcext:value-type="string">
            <text:p>35</text:p>
          </table:table-cell>
          <table:table-cell table:style-name="ce2" table:formula="of:=VLOOKUP([.C321];[n2.$A$4:.$C$91];3;0)" office:value-type="string" office:string-value="D" calcext:value-type="string">
            <text:p>D</text:p>
          </table:table-cell>
          <table:table-cell table:style-name="ce2" table:formula="of:=IF([.D321]=[.D320];&quot;&quot;;CONCATENATE(&quot;{&quot;&quot;index&quot;&quot;: {&quot;&quot;_id&quot;&quot;: &quot;&quot;&quot;;[.D321];&quot;&quot;&quot;}}{&quot;&quot;name&quot;&quot;: &quot;&quot;&quot;;VLOOKUP([.D32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21];&quot;&quot;&quot;}}{&quot;&quot;name&quot;&quot;: &quot;&quot;&quot;;[.B321];&quot;&quot;&quot;, &quot;&quot;parent&quot;&quot;: &quot;&quot;&quot;;[.D321];&quot;&quot;&quot;}&quot;)" office:value-type="string" office:string-value="{&quot;index&quot;: {&quot;_id&quot;: &quot;35.21Z&quot;}}{&quot;name&quot;: &quot;Production de combustibles gazeux&quot;, &quot;parent&quot;: &quot;D&quot;}" calcext:value-type="string">
            <text:p>{"index": {"_id": "35.21Z"}}{"name": "Production de combustibles gazeux", "parent": "D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5.22Z</text:p>
          </table:table-cell>
          <table:table-cell office:value-type="string" calcext:value-type="string">
            <text:p>Distribution de combustibles gazeux par conduites</text:p>
          </table:table-cell>
          <table:table-cell table:formula="of:=LEFT([.A322];2)" office:value-type="string" office:string-value="35" calcext:value-type="string">
            <text:p>35</text:p>
          </table:table-cell>
          <table:table-cell table:style-name="ce2" table:formula="of:=VLOOKUP([.C322];[n2.$A$4:.$C$91];3;0)" office:value-type="string" office:string-value="D" calcext:value-type="string">
            <text:p>D</text:p>
          </table:table-cell>
          <table:table-cell table:style-name="ce2" table:formula="of:=IF([.D322]=[.D321];&quot;&quot;;CONCATENATE(&quot;{&quot;&quot;index&quot;&quot;: {&quot;&quot;_id&quot;&quot;: &quot;&quot;&quot;;[.D322];&quot;&quot;&quot;}}{&quot;&quot;name&quot;&quot;: &quot;&quot;&quot;;VLOOKUP([.D32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22];&quot;&quot;&quot;}}{&quot;&quot;name&quot;&quot;: &quot;&quot;&quot;;[.B322];&quot;&quot;&quot;, &quot;&quot;parent&quot;&quot;: &quot;&quot;&quot;;[.D322];&quot;&quot;&quot;}&quot;)" office:value-type="string" office:string-value="{&quot;index&quot;: {&quot;_id&quot;: &quot;35.22Z&quot;}}{&quot;name&quot;: &quot;Distribution de combustibles gazeux par conduites&quot;, &quot;parent&quot;: &quot;D&quot;}" calcext:value-type="string">
            <text:p>{"index": {"_id": "35.22Z"}}{"name": "Distribution de combustibles gazeux par conduites", "parent": "D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5.23Z</text:p>
          </table:table-cell>
          <table:table-cell office:value-type="string" calcext:value-type="string">
            <text:p>Commerce de combustibles gazeux par conduites</text:p>
          </table:table-cell>
          <table:table-cell table:formula="of:=LEFT([.A323];2)" office:value-type="string" office:string-value="35" calcext:value-type="string">
            <text:p>35</text:p>
          </table:table-cell>
          <table:table-cell table:style-name="ce2" table:formula="of:=VLOOKUP([.C323];[n2.$A$4:.$C$91];3;0)" office:value-type="string" office:string-value="D" calcext:value-type="string">
            <text:p>D</text:p>
          </table:table-cell>
          <table:table-cell table:style-name="ce2" table:formula="of:=IF([.D323]=[.D322];&quot;&quot;;CONCATENATE(&quot;{&quot;&quot;index&quot;&quot;: {&quot;&quot;_id&quot;&quot;: &quot;&quot;&quot;;[.D323];&quot;&quot;&quot;}}{&quot;&quot;name&quot;&quot;: &quot;&quot;&quot;;VLOOKUP([.D32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23];&quot;&quot;&quot;}}{&quot;&quot;name&quot;&quot;: &quot;&quot;&quot;;[.B323];&quot;&quot;&quot;, &quot;&quot;parent&quot;&quot;: &quot;&quot;&quot;;[.D323];&quot;&quot;&quot;}&quot;)" office:value-type="string" office:string-value="{&quot;index&quot;: {&quot;_id&quot;: &quot;35.23Z&quot;}}{&quot;name&quot;: &quot;Commerce de combustibles gazeux par conduites&quot;, &quot;parent&quot;: &quot;D&quot;}" calcext:value-type="string">
            <text:p>{"index": {"_id": "35.23Z"}}{"name": "Commerce de combustibles gazeux par conduites", "parent": "D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5.30Z</text:p>
          </table:table-cell>
          <table:table-cell office:value-type="string" calcext:value-type="string">
            <text:p>Production et distribution de vapeur et d'air conditionné</text:p>
          </table:table-cell>
          <table:table-cell table:formula="of:=LEFT([.A324];2)" office:value-type="string" office:string-value="35" calcext:value-type="string">
            <text:p>35</text:p>
          </table:table-cell>
          <table:table-cell table:style-name="ce2" table:formula="of:=VLOOKUP([.C324];[n2.$A$4:.$C$91];3;0)" office:value-type="string" office:string-value="D" calcext:value-type="string">
            <text:p>D</text:p>
          </table:table-cell>
          <table:table-cell table:style-name="ce2" table:formula="of:=IF([.D324]=[.D323];&quot;&quot;;CONCATENATE(&quot;{&quot;&quot;index&quot;&quot;: {&quot;&quot;_id&quot;&quot;: &quot;&quot;&quot;;[.D324];&quot;&quot;&quot;}}{&quot;&quot;name&quot;&quot;: &quot;&quot;&quot;;VLOOKUP([.D32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24];&quot;&quot;&quot;}}{&quot;&quot;name&quot;&quot;: &quot;&quot;&quot;;[.B324];&quot;&quot;&quot;, &quot;&quot;parent&quot;&quot;: &quot;&quot;&quot;;[.D324];&quot;&quot;&quot;}&quot;)" office:value-type="string" office:string-value="{&quot;index&quot;: {&quot;_id&quot;: &quot;35.30Z&quot;}}{&quot;name&quot;: &quot;Production et distribution de vapeur et d'air conditionné&quot;, &quot;parent&quot;: &quot;D&quot;}" calcext:value-type="string">
            <text:p>{"index": {"_id": "35.30Z"}}{"name": "Production et distribution de vapeur et d'air conditionné", "parent": "D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6.00Z</text:p>
          </table:table-cell>
          <table:table-cell office:value-type="string" calcext:value-type="string">
            <text:p>Captage, traitement et distribution d'eau</text:p>
          </table:table-cell>
          <table:table-cell table:formula="of:=LEFT([.A325];2)" office:value-type="string" office:string-value="36" calcext:value-type="string">
            <text:p>36</text:p>
          </table:table-cell>
          <table:table-cell table:style-name="ce2" table:formula="of:=VLOOKUP([.C325];[n2.$A$4:.$C$91];3;0)" office:value-type="string" office:string-value="E" calcext:value-type="string">
            <text:p>E</text:p>
          </table:table-cell>
          <table:table-cell table:style-name="ce2" table:formula="of:=IF([.D325]=[.D324];&quot;&quot;;CONCATENATE(&quot;{&quot;&quot;index&quot;&quot;: {&quot;&quot;_id&quot;&quot;: &quot;&quot;&quot;;[.D325];&quot;&quot;&quot;}}{&quot;&quot;name&quot;&quot;: &quot;&quot;&quot;;VLOOKUP([.D325];[n1.$A$4:.$B$24];2;0);&quot;&quot;&quot;, &quot;&quot;parent&quot;&quot;: null}&quot;))" office:value-type="string" office:string-value="{&quot;index&quot;: {&quot;_id&quot;: &quot;E&quot;}}{&quot;name&quot;: &quot;Production et distribution d'eau ; assainissement, gestion des déchets et dépollution&quot;, &quot;parent&quot;: null}" calcext:value-type="string">
            <text:p>{"index": {"_id": "E"}}{"name": "Production et distribution d'eau ; assainissement, gestion des déchets et dépollution", "parent": null}</text:p>
          </table:table-cell>
          <table:table-cell table:style-name="ce2" table:formula="of:=CONCATENATE(&quot;{&quot;&quot;index&quot;&quot;: {&quot;&quot;_id&quot;&quot;: &quot;&quot;&quot;;[.A325];&quot;&quot;&quot;}}{&quot;&quot;name&quot;&quot;: &quot;&quot;&quot;;[.B325];&quot;&quot;&quot;, &quot;&quot;parent&quot;&quot;: &quot;&quot;&quot;;[.D325];&quot;&quot;&quot;}&quot;)" office:value-type="string" office:string-value="{&quot;index&quot;: {&quot;_id&quot;: &quot;36.00Z&quot;}}{&quot;name&quot;: &quot;Captage, traitement et distribution d'eau&quot;, &quot;parent&quot;: &quot;E&quot;}" calcext:value-type="string">
            <text:p>{"index": {"_id": "36.00Z"}}{"name": "Captage, traitement et distribution d'eau", "parent": "E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7.00Z</text:p>
          </table:table-cell>
          <table:table-cell office:value-type="string" calcext:value-type="string">
            <text:p>Collecte et traitement des eaux usées</text:p>
          </table:table-cell>
          <table:table-cell table:formula="of:=LEFT([.A326];2)" office:value-type="string" office:string-value="37" calcext:value-type="string">
            <text:p>37</text:p>
          </table:table-cell>
          <table:table-cell table:style-name="ce2" table:formula="of:=VLOOKUP([.C326];[n2.$A$4:.$C$91];3;0)" office:value-type="string" office:string-value="E" calcext:value-type="string">
            <text:p>E</text:p>
          </table:table-cell>
          <table:table-cell table:style-name="ce2" table:formula="of:=IF([.D326]=[.D325];&quot;&quot;;CONCATENATE(&quot;{&quot;&quot;index&quot;&quot;: {&quot;&quot;_id&quot;&quot;: &quot;&quot;&quot;;[.D326];&quot;&quot;&quot;}}{&quot;&quot;name&quot;&quot;: &quot;&quot;&quot;;VLOOKUP([.D32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26];&quot;&quot;&quot;}}{&quot;&quot;name&quot;&quot;: &quot;&quot;&quot;;[.B326];&quot;&quot;&quot;, &quot;&quot;parent&quot;&quot;: &quot;&quot;&quot;;[.D326];&quot;&quot;&quot;}&quot;)" office:value-type="string" office:string-value="{&quot;index&quot;: {&quot;_id&quot;: &quot;37.00Z&quot;}}{&quot;name&quot;: &quot;Collecte et traitement des eaux usées&quot;, &quot;parent&quot;: &quot;E&quot;}" calcext:value-type="string">
            <text:p>{"index": {"_id": "37.00Z"}}{"name": "Collecte et traitement des eaux usées", "parent": "E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8.11Z</text:p>
          </table:table-cell>
          <table:table-cell office:value-type="string" calcext:value-type="string">
            <text:p>Collecte des déchets non dangereux</text:p>
          </table:table-cell>
          <table:table-cell table:formula="of:=LEFT([.A327];2)" office:value-type="string" office:string-value="38" calcext:value-type="string">
            <text:p>38</text:p>
          </table:table-cell>
          <table:table-cell table:style-name="ce2" table:formula="of:=VLOOKUP([.C327];[n2.$A$4:.$C$91];3;0)" office:value-type="string" office:string-value="E" calcext:value-type="string">
            <text:p>E</text:p>
          </table:table-cell>
          <table:table-cell table:style-name="ce2" table:formula="of:=IF([.D327]=[.D326];&quot;&quot;;CONCATENATE(&quot;{&quot;&quot;index&quot;&quot;: {&quot;&quot;_id&quot;&quot;: &quot;&quot;&quot;;[.D327];&quot;&quot;&quot;}}{&quot;&quot;name&quot;&quot;: &quot;&quot;&quot;;VLOOKUP([.D32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27];&quot;&quot;&quot;}}{&quot;&quot;name&quot;&quot;: &quot;&quot;&quot;;[.B327];&quot;&quot;&quot;, &quot;&quot;parent&quot;&quot;: &quot;&quot;&quot;;[.D327];&quot;&quot;&quot;}&quot;)" office:value-type="string" office:string-value="{&quot;index&quot;: {&quot;_id&quot;: &quot;38.11Z&quot;}}{&quot;name&quot;: &quot;Collecte des déchets non dangereux&quot;, &quot;parent&quot;: &quot;E&quot;}" calcext:value-type="string">
            <text:p>{"index": {"_id": "38.11Z"}}{"name": "Collecte des déchets non dangereux", "parent": "E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8.12Z</text:p>
          </table:table-cell>
          <table:table-cell office:value-type="string" calcext:value-type="string">
            <text:p>Collecte des déchets dangereux</text:p>
          </table:table-cell>
          <table:table-cell table:formula="of:=LEFT([.A328];2)" office:value-type="string" office:string-value="38" calcext:value-type="string">
            <text:p>38</text:p>
          </table:table-cell>
          <table:table-cell table:style-name="ce2" table:formula="of:=VLOOKUP([.C328];[n2.$A$4:.$C$91];3;0)" office:value-type="string" office:string-value="E" calcext:value-type="string">
            <text:p>E</text:p>
          </table:table-cell>
          <table:table-cell table:style-name="ce2" table:formula="of:=IF([.D328]=[.D327];&quot;&quot;;CONCATENATE(&quot;{&quot;&quot;index&quot;&quot;: {&quot;&quot;_id&quot;&quot;: &quot;&quot;&quot;;[.D328];&quot;&quot;&quot;}}{&quot;&quot;name&quot;&quot;: &quot;&quot;&quot;;VLOOKUP([.D32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28];&quot;&quot;&quot;}}{&quot;&quot;name&quot;&quot;: &quot;&quot;&quot;;[.B328];&quot;&quot;&quot;, &quot;&quot;parent&quot;&quot;: &quot;&quot;&quot;;[.D328];&quot;&quot;&quot;}&quot;)" office:value-type="string" office:string-value="{&quot;index&quot;: {&quot;_id&quot;: &quot;38.12Z&quot;}}{&quot;name&quot;: &quot;Collecte des déchets dangereux&quot;, &quot;parent&quot;: &quot;E&quot;}" calcext:value-type="string">
            <text:p>{"index": {"_id": "38.12Z"}}{"name": "Collecte des déchets dangereux", "parent": "E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8.21Z</text:p>
          </table:table-cell>
          <table:table-cell office:value-type="string" calcext:value-type="string">
            <text:p>Traitement et élimination des déchets non dangereux</text:p>
          </table:table-cell>
          <table:table-cell table:formula="of:=LEFT([.A329];2)" office:value-type="string" office:string-value="38" calcext:value-type="string">
            <text:p>38</text:p>
          </table:table-cell>
          <table:table-cell table:style-name="ce2" table:formula="of:=VLOOKUP([.C329];[n2.$A$4:.$C$91];3;0)" office:value-type="string" office:string-value="E" calcext:value-type="string">
            <text:p>E</text:p>
          </table:table-cell>
          <table:table-cell table:style-name="ce2" table:formula="of:=IF([.D329]=[.D328];&quot;&quot;;CONCATENATE(&quot;{&quot;&quot;index&quot;&quot;: {&quot;&quot;_id&quot;&quot;: &quot;&quot;&quot;;[.D329];&quot;&quot;&quot;}}{&quot;&quot;name&quot;&quot;: &quot;&quot;&quot;;VLOOKUP([.D32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29];&quot;&quot;&quot;}}{&quot;&quot;name&quot;&quot;: &quot;&quot;&quot;;[.B329];&quot;&quot;&quot;, &quot;&quot;parent&quot;&quot;: &quot;&quot;&quot;;[.D329];&quot;&quot;&quot;}&quot;)" office:value-type="string" office:string-value="{&quot;index&quot;: {&quot;_id&quot;: &quot;38.21Z&quot;}}{&quot;name&quot;: &quot;Traitement et élimination des déchets non dangereux&quot;, &quot;parent&quot;: &quot;E&quot;}" calcext:value-type="string">
            <text:p>{"index": {"_id": "38.21Z"}}{"name": "Traitement et élimination des déchets non dangereux", "parent": "E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8.22Z</text:p>
          </table:table-cell>
          <table:table-cell office:value-type="string" calcext:value-type="string">
            <text:p>Traitement et élimination des déchets dangereux</text:p>
          </table:table-cell>
          <table:table-cell table:formula="of:=LEFT([.A330];2)" office:value-type="string" office:string-value="38" calcext:value-type="string">
            <text:p>38</text:p>
          </table:table-cell>
          <table:table-cell table:style-name="ce2" table:formula="of:=VLOOKUP([.C330];[n2.$A$4:.$C$91];3;0)" office:value-type="string" office:string-value="E" calcext:value-type="string">
            <text:p>E</text:p>
          </table:table-cell>
          <table:table-cell table:style-name="ce2" table:formula="of:=IF([.D330]=[.D329];&quot;&quot;;CONCATENATE(&quot;{&quot;&quot;index&quot;&quot;: {&quot;&quot;_id&quot;&quot;: &quot;&quot;&quot;;[.D330];&quot;&quot;&quot;}}{&quot;&quot;name&quot;&quot;: &quot;&quot;&quot;;VLOOKUP([.D33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30];&quot;&quot;&quot;}}{&quot;&quot;name&quot;&quot;: &quot;&quot;&quot;;[.B330];&quot;&quot;&quot;, &quot;&quot;parent&quot;&quot;: &quot;&quot;&quot;;[.D330];&quot;&quot;&quot;}&quot;)" office:value-type="string" office:string-value="{&quot;index&quot;: {&quot;_id&quot;: &quot;38.22Z&quot;}}{&quot;name&quot;: &quot;Traitement et élimination des déchets dangereux&quot;, &quot;parent&quot;: &quot;E&quot;}" calcext:value-type="string">
            <text:p>{"index": {"_id": "38.22Z"}}{"name": "Traitement et élimination des déchets dangereux", "parent": "E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8.31Z</text:p>
          </table:table-cell>
          <table:table-cell office:value-type="string" calcext:value-type="string">
            <text:p>Démantèlement d'épaves</text:p>
          </table:table-cell>
          <table:table-cell table:formula="of:=LEFT([.A331];2)" office:value-type="string" office:string-value="38" calcext:value-type="string">
            <text:p>38</text:p>
          </table:table-cell>
          <table:table-cell table:style-name="ce2" table:formula="of:=VLOOKUP([.C331];[n2.$A$4:.$C$91];3;0)" office:value-type="string" office:string-value="E" calcext:value-type="string">
            <text:p>E</text:p>
          </table:table-cell>
          <table:table-cell table:style-name="ce2" table:formula="of:=IF([.D331]=[.D330];&quot;&quot;;CONCATENATE(&quot;{&quot;&quot;index&quot;&quot;: {&quot;&quot;_id&quot;&quot;: &quot;&quot;&quot;;[.D331];&quot;&quot;&quot;}}{&quot;&quot;name&quot;&quot;: &quot;&quot;&quot;;VLOOKUP([.D33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31];&quot;&quot;&quot;}}{&quot;&quot;name&quot;&quot;: &quot;&quot;&quot;;[.B331];&quot;&quot;&quot;, &quot;&quot;parent&quot;&quot;: &quot;&quot;&quot;;[.D331];&quot;&quot;&quot;}&quot;)" office:value-type="string" office:string-value="{&quot;index&quot;: {&quot;_id&quot;: &quot;38.31Z&quot;}}{&quot;name&quot;: &quot;Démantèlement d'épaves&quot;, &quot;parent&quot;: &quot;E&quot;}" calcext:value-type="string">
            <text:p>{"index": {"_id": "38.31Z"}}{"name": "Démantèlement d'épaves", "parent": "E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8.32Z</text:p>
          </table:table-cell>
          <table:table-cell office:value-type="string" calcext:value-type="string">
            <text:p>Récupération de déchets triés</text:p>
          </table:table-cell>
          <table:table-cell table:formula="of:=LEFT([.A332];2)" office:value-type="string" office:string-value="38" calcext:value-type="string">
            <text:p>38</text:p>
          </table:table-cell>
          <table:table-cell table:style-name="ce2" table:formula="of:=VLOOKUP([.C332];[n2.$A$4:.$C$91];3;0)" office:value-type="string" office:string-value="E" calcext:value-type="string">
            <text:p>E</text:p>
          </table:table-cell>
          <table:table-cell table:style-name="ce2" table:formula="of:=IF([.D332]=[.D331];&quot;&quot;;CONCATENATE(&quot;{&quot;&quot;index&quot;&quot;: {&quot;&quot;_id&quot;&quot;: &quot;&quot;&quot;;[.D332];&quot;&quot;&quot;}}{&quot;&quot;name&quot;&quot;: &quot;&quot;&quot;;VLOOKUP([.D33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32];&quot;&quot;&quot;}}{&quot;&quot;name&quot;&quot;: &quot;&quot;&quot;;[.B332];&quot;&quot;&quot;, &quot;&quot;parent&quot;&quot;: &quot;&quot;&quot;;[.D332];&quot;&quot;&quot;}&quot;)" office:value-type="string" office:string-value="{&quot;index&quot;: {&quot;_id&quot;: &quot;38.32Z&quot;}}{&quot;name&quot;: &quot;Récupération de déchets triés&quot;, &quot;parent&quot;: &quot;E&quot;}" calcext:value-type="string">
            <text:p>{"index": {"_id": "38.32Z"}}{"name": "Récupération de déchets triés", "parent": "E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9.00Z</text:p>
          </table:table-cell>
          <table:table-cell office:value-type="string" calcext:value-type="string">
            <text:p>Dépollution et autres services de gestion des déchets</text:p>
          </table:table-cell>
          <table:table-cell table:formula="of:=LEFT([.A333];2)" office:value-type="string" office:string-value="39" calcext:value-type="string">
            <text:p>39</text:p>
          </table:table-cell>
          <table:table-cell table:style-name="ce2" table:formula="of:=VLOOKUP([.C333];[n2.$A$4:.$C$91];3;0)" office:value-type="string" office:string-value="E" calcext:value-type="string">
            <text:p>E</text:p>
          </table:table-cell>
          <table:table-cell table:style-name="ce2" table:formula="of:=IF([.D333]=[.D332];&quot;&quot;;CONCATENATE(&quot;{&quot;&quot;index&quot;&quot;: {&quot;&quot;_id&quot;&quot;: &quot;&quot;&quot;;[.D333];&quot;&quot;&quot;}}{&quot;&quot;name&quot;&quot;: &quot;&quot;&quot;;VLOOKUP([.D33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33];&quot;&quot;&quot;}}{&quot;&quot;name&quot;&quot;: &quot;&quot;&quot;;[.B333];&quot;&quot;&quot;, &quot;&quot;parent&quot;&quot;: &quot;&quot;&quot;;[.D333];&quot;&quot;&quot;}&quot;)" office:value-type="string" office:string-value="{&quot;index&quot;: {&quot;_id&quot;: &quot;39.00Z&quot;}}{&quot;name&quot;: &quot;Dépollution et autres services de gestion des déchets&quot;, &quot;parent&quot;: &quot;E&quot;}" calcext:value-type="string">
            <text:p>{"index": {"_id": "39.00Z"}}{"name": "Dépollution et autres services de gestion des déchets", "parent": "E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.10A</text:p>
          </table:table-cell>
          <table:table-cell office:value-type="string" calcext:value-type="string">
            <text:p>Promotion immobilière de logements</text:p>
          </table:table-cell>
          <table:table-cell table:formula="of:=LEFT([.A334];2)" office:value-type="string" office:string-value="41" calcext:value-type="string">
            <text:p>41</text:p>
          </table:table-cell>
          <table:table-cell table:style-name="ce2" table:formula="of:=VLOOKUP([.C334];[n2.$A$4:.$C$91];3;0)" office:value-type="string" office:string-value="F" calcext:value-type="string">
            <text:p>F</text:p>
          </table:table-cell>
          <table:table-cell table:style-name="ce2" table:formula="of:=IF([.D334]=[.D333];&quot;&quot;;CONCATENATE(&quot;{&quot;&quot;index&quot;&quot;: {&quot;&quot;_id&quot;&quot;: &quot;&quot;&quot;;[.D334];&quot;&quot;&quot;}}{&quot;&quot;name&quot;&quot;: &quot;&quot;&quot;;VLOOKUP([.D334];[n1.$A$4:.$B$24];2;0);&quot;&quot;&quot;, &quot;&quot;parent&quot;&quot;: null}&quot;))" office:value-type="string" office:string-value="{&quot;index&quot;: {&quot;_id&quot;: &quot;F&quot;}}{&quot;name&quot;: &quot;Construction&quot;, &quot;parent&quot;: null}" calcext:value-type="string">
            <text:p>{"index": {"_id": "F"}}{"name": "Construction", "parent": null}</text:p>
          </table:table-cell>
          <table:table-cell table:style-name="ce2" table:formula="of:=CONCATENATE(&quot;{&quot;&quot;index&quot;&quot;: {&quot;&quot;_id&quot;&quot;: &quot;&quot;&quot;;[.A334];&quot;&quot;&quot;}}{&quot;&quot;name&quot;&quot;: &quot;&quot;&quot;;[.B334];&quot;&quot;&quot;, &quot;&quot;parent&quot;&quot;: &quot;&quot;&quot;;[.D334];&quot;&quot;&quot;}&quot;)" office:value-type="string" office:string-value="{&quot;index&quot;: {&quot;_id&quot;: &quot;41.10A&quot;}}{&quot;name&quot;: &quot;Promotion immobilière de logements&quot;, &quot;parent&quot;: &quot;F&quot;}" calcext:value-type="string">
            <text:p>{"index": {"_id": "41.10A"}}{"name": "Promotion immobilière de logements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.10B</text:p>
          </table:table-cell>
          <table:table-cell office:value-type="string" calcext:value-type="string">
            <text:p>Promotion immobilière de bureaux</text:p>
          </table:table-cell>
          <table:table-cell table:formula="of:=LEFT([.A335];2)" office:value-type="string" office:string-value="41" calcext:value-type="string">
            <text:p>41</text:p>
          </table:table-cell>
          <table:table-cell table:style-name="ce2" table:formula="of:=VLOOKUP([.C335];[n2.$A$4:.$C$91];3;0)" office:value-type="string" office:string-value="F" calcext:value-type="string">
            <text:p>F</text:p>
          </table:table-cell>
          <table:table-cell table:style-name="ce2" table:formula="of:=IF([.D335]=[.D334];&quot;&quot;;CONCATENATE(&quot;{&quot;&quot;index&quot;&quot;: {&quot;&quot;_id&quot;&quot;: &quot;&quot;&quot;;[.D335];&quot;&quot;&quot;}}{&quot;&quot;name&quot;&quot;: &quot;&quot;&quot;;VLOOKUP([.D33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35];&quot;&quot;&quot;}}{&quot;&quot;name&quot;&quot;: &quot;&quot;&quot;;[.B335];&quot;&quot;&quot;, &quot;&quot;parent&quot;&quot;: &quot;&quot;&quot;;[.D335];&quot;&quot;&quot;}&quot;)" office:value-type="string" office:string-value="{&quot;index&quot;: {&quot;_id&quot;: &quot;41.10B&quot;}}{&quot;name&quot;: &quot;Promotion immobilière de bureaux&quot;, &quot;parent&quot;: &quot;F&quot;}" calcext:value-type="string">
            <text:p>{"index": {"_id": "41.10B"}}{"name": "Promotion immobilière de bureaux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.10C</text:p>
          </table:table-cell>
          <table:table-cell office:value-type="string" calcext:value-type="string">
            <text:p>Promotion immobilière d'autres bâtiments</text:p>
          </table:table-cell>
          <table:table-cell table:formula="of:=LEFT([.A336];2)" office:value-type="string" office:string-value="41" calcext:value-type="string">
            <text:p>41</text:p>
          </table:table-cell>
          <table:table-cell table:style-name="ce2" table:formula="of:=VLOOKUP([.C336];[n2.$A$4:.$C$91];3;0)" office:value-type="string" office:string-value="F" calcext:value-type="string">
            <text:p>F</text:p>
          </table:table-cell>
          <table:table-cell table:style-name="ce2" table:formula="of:=IF([.D336]=[.D335];&quot;&quot;;CONCATENATE(&quot;{&quot;&quot;index&quot;&quot;: {&quot;&quot;_id&quot;&quot;: &quot;&quot;&quot;;[.D336];&quot;&quot;&quot;}}{&quot;&quot;name&quot;&quot;: &quot;&quot;&quot;;VLOOKUP([.D33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36];&quot;&quot;&quot;}}{&quot;&quot;name&quot;&quot;: &quot;&quot;&quot;;[.B336];&quot;&quot;&quot;, &quot;&quot;parent&quot;&quot;: &quot;&quot;&quot;;[.D336];&quot;&quot;&quot;}&quot;)" office:value-type="string" office:string-value="{&quot;index&quot;: {&quot;_id&quot;: &quot;41.10C&quot;}}{&quot;name&quot;: &quot;Promotion immobilière d'autres bâtiments&quot;, &quot;parent&quot;: &quot;F&quot;}" calcext:value-type="string">
            <text:p>{"index": {"_id": "41.10C"}}{"name": "Promotion immobilière d'autres bâtiments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.10D</text:p>
          </table:table-cell>
          <table:table-cell office:value-type="string" calcext:value-type="string">
            <text:p>Supports juridiques de programmes</text:p>
          </table:table-cell>
          <table:table-cell table:formula="of:=LEFT([.A337];2)" office:value-type="string" office:string-value="41" calcext:value-type="string">
            <text:p>41</text:p>
          </table:table-cell>
          <table:table-cell table:style-name="ce2" table:formula="of:=VLOOKUP([.C337];[n2.$A$4:.$C$91];3;0)" office:value-type="string" office:string-value="F" calcext:value-type="string">
            <text:p>F</text:p>
          </table:table-cell>
          <table:table-cell table:style-name="ce2" table:formula="of:=IF([.D337]=[.D336];&quot;&quot;;CONCATENATE(&quot;{&quot;&quot;index&quot;&quot;: {&quot;&quot;_id&quot;&quot;: &quot;&quot;&quot;;[.D337];&quot;&quot;&quot;}}{&quot;&quot;name&quot;&quot;: &quot;&quot;&quot;;VLOOKUP([.D33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37];&quot;&quot;&quot;}}{&quot;&quot;name&quot;&quot;: &quot;&quot;&quot;;[.B337];&quot;&quot;&quot;, &quot;&quot;parent&quot;&quot;: &quot;&quot;&quot;;[.D337];&quot;&quot;&quot;}&quot;)" office:value-type="string" office:string-value="{&quot;index&quot;: {&quot;_id&quot;: &quot;41.10D&quot;}}{&quot;name&quot;: &quot;Supports juridiques de programmes&quot;, &quot;parent&quot;: &quot;F&quot;}" calcext:value-type="string">
            <text:p>{"index": {"_id": "41.10D"}}{"name": "Supports juridiques de programmes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.20A</text:p>
          </table:table-cell>
          <table:table-cell office:value-type="string" calcext:value-type="string">
            <text:p>Construction de maisons individuelles</text:p>
          </table:table-cell>
          <table:table-cell table:formula="of:=LEFT([.A338];2)" office:value-type="string" office:string-value="41" calcext:value-type="string">
            <text:p>41</text:p>
          </table:table-cell>
          <table:table-cell table:style-name="ce2" table:formula="of:=VLOOKUP([.C338];[n2.$A$4:.$C$91];3;0)" office:value-type="string" office:string-value="F" calcext:value-type="string">
            <text:p>F</text:p>
          </table:table-cell>
          <table:table-cell table:style-name="ce2" table:formula="of:=IF([.D338]=[.D337];&quot;&quot;;CONCATENATE(&quot;{&quot;&quot;index&quot;&quot;: {&quot;&quot;_id&quot;&quot;: &quot;&quot;&quot;;[.D338];&quot;&quot;&quot;}}{&quot;&quot;name&quot;&quot;: &quot;&quot;&quot;;VLOOKUP([.D33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38];&quot;&quot;&quot;}}{&quot;&quot;name&quot;&quot;: &quot;&quot;&quot;;[.B338];&quot;&quot;&quot;, &quot;&quot;parent&quot;&quot;: &quot;&quot;&quot;;[.D338];&quot;&quot;&quot;}&quot;)" office:value-type="string" office:string-value="{&quot;index&quot;: {&quot;_id&quot;: &quot;41.20A&quot;}}{&quot;name&quot;: &quot;Construction de maisons individuelles&quot;, &quot;parent&quot;: &quot;F&quot;}" calcext:value-type="string">
            <text:p>{"index": {"_id": "41.20A"}}{"name": "Construction de maisons individuelles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.20B</text:p>
          </table:table-cell>
          <table:table-cell office:value-type="string" calcext:value-type="string">
            <text:p>Construction d'autres bâtiments</text:p>
          </table:table-cell>
          <table:table-cell table:formula="of:=LEFT([.A339];2)" office:value-type="string" office:string-value="41" calcext:value-type="string">
            <text:p>41</text:p>
          </table:table-cell>
          <table:table-cell table:style-name="ce2" table:formula="of:=VLOOKUP([.C339];[n2.$A$4:.$C$91];3;0)" office:value-type="string" office:string-value="F" calcext:value-type="string">
            <text:p>F</text:p>
          </table:table-cell>
          <table:table-cell table:style-name="ce2" table:formula="of:=IF([.D339]=[.D338];&quot;&quot;;CONCATENATE(&quot;{&quot;&quot;index&quot;&quot;: {&quot;&quot;_id&quot;&quot;: &quot;&quot;&quot;;[.D339];&quot;&quot;&quot;}}{&quot;&quot;name&quot;&quot;: &quot;&quot;&quot;;VLOOKUP([.D33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39];&quot;&quot;&quot;}}{&quot;&quot;name&quot;&quot;: &quot;&quot;&quot;;[.B339];&quot;&quot;&quot;, &quot;&quot;parent&quot;&quot;: &quot;&quot;&quot;;[.D339];&quot;&quot;&quot;}&quot;)" office:value-type="string" office:string-value="{&quot;index&quot;: {&quot;_id&quot;: &quot;41.20B&quot;}}{&quot;name&quot;: &quot;Construction d'autres bâtiments&quot;, &quot;parent&quot;: &quot;F&quot;}" calcext:value-type="string">
            <text:p>{"index": {"_id": "41.20B"}}{"name": "Construction d'autres bâtiments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.11Z</text:p>
          </table:table-cell>
          <table:table-cell office:value-type="string" calcext:value-type="string">
            <text:p>Construction de routes et autoroutes</text:p>
          </table:table-cell>
          <table:table-cell table:formula="of:=LEFT([.A340];2)" office:value-type="string" office:string-value="42" calcext:value-type="string">
            <text:p>42</text:p>
          </table:table-cell>
          <table:table-cell table:style-name="ce2" table:formula="of:=VLOOKUP([.C340];[n2.$A$4:.$C$91];3;0)" office:value-type="string" office:string-value="F" calcext:value-type="string">
            <text:p>F</text:p>
          </table:table-cell>
          <table:table-cell table:style-name="ce2" table:formula="of:=IF([.D340]=[.D339];&quot;&quot;;CONCATENATE(&quot;{&quot;&quot;index&quot;&quot;: {&quot;&quot;_id&quot;&quot;: &quot;&quot;&quot;;[.D340];&quot;&quot;&quot;}}{&quot;&quot;name&quot;&quot;: &quot;&quot;&quot;;VLOOKUP([.D34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40];&quot;&quot;&quot;}}{&quot;&quot;name&quot;&quot;: &quot;&quot;&quot;;[.B340];&quot;&quot;&quot;, &quot;&quot;parent&quot;&quot;: &quot;&quot;&quot;;[.D340];&quot;&quot;&quot;}&quot;)" office:value-type="string" office:string-value="{&quot;index&quot;: {&quot;_id&quot;: &quot;42.11Z&quot;}}{&quot;name&quot;: &quot;Construction de routes et autoroutes&quot;, &quot;parent&quot;: &quot;F&quot;}" calcext:value-type="string">
            <text:p>{"index": {"_id": "42.11Z"}}{"name": "Construction de routes et autoroutes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.12Z</text:p>
          </table:table-cell>
          <table:table-cell office:value-type="string" calcext:value-type="string">
            <text:p>Construction de voies ferrées de surface et souterraines</text:p>
          </table:table-cell>
          <table:table-cell table:formula="of:=LEFT([.A341];2)" office:value-type="string" office:string-value="42" calcext:value-type="string">
            <text:p>42</text:p>
          </table:table-cell>
          <table:table-cell table:style-name="ce2" table:formula="of:=VLOOKUP([.C341];[n2.$A$4:.$C$91];3;0)" office:value-type="string" office:string-value="F" calcext:value-type="string">
            <text:p>F</text:p>
          </table:table-cell>
          <table:table-cell table:style-name="ce2" table:formula="of:=IF([.D341]=[.D340];&quot;&quot;;CONCATENATE(&quot;{&quot;&quot;index&quot;&quot;: {&quot;&quot;_id&quot;&quot;: &quot;&quot;&quot;;[.D341];&quot;&quot;&quot;}}{&quot;&quot;name&quot;&quot;: &quot;&quot;&quot;;VLOOKUP([.D34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41];&quot;&quot;&quot;}}{&quot;&quot;name&quot;&quot;: &quot;&quot;&quot;;[.B341];&quot;&quot;&quot;, &quot;&quot;parent&quot;&quot;: &quot;&quot;&quot;;[.D341];&quot;&quot;&quot;}&quot;)" office:value-type="string" office:string-value="{&quot;index&quot;: {&quot;_id&quot;: &quot;42.12Z&quot;}}{&quot;name&quot;: &quot;Construction de voies ferrées de surface et souterraines&quot;, &quot;parent&quot;: &quot;F&quot;}" calcext:value-type="string">
            <text:p>{"index": {"_id": "42.12Z"}}{"name": "Construction de voies ferrées de surface et souterraines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.13A</text:p>
          </table:table-cell>
          <table:table-cell office:value-type="string" calcext:value-type="string">
            <text:p>Construction d'ouvrages d'art</text:p>
          </table:table-cell>
          <table:table-cell table:formula="of:=LEFT([.A342];2)" office:value-type="string" office:string-value="42" calcext:value-type="string">
            <text:p>42</text:p>
          </table:table-cell>
          <table:table-cell table:style-name="ce2" table:formula="of:=VLOOKUP([.C342];[n2.$A$4:.$C$91];3;0)" office:value-type="string" office:string-value="F" calcext:value-type="string">
            <text:p>F</text:p>
          </table:table-cell>
          <table:table-cell table:style-name="ce2" table:formula="of:=IF([.D342]=[.D341];&quot;&quot;;CONCATENATE(&quot;{&quot;&quot;index&quot;&quot;: {&quot;&quot;_id&quot;&quot;: &quot;&quot;&quot;;[.D342];&quot;&quot;&quot;}}{&quot;&quot;name&quot;&quot;: &quot;&quot;&quot;;VLOOKUP([.D34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42];&quot;&quot;&quot;}}{&quot;&quot;name&quot;&quot;: &quot;&quot;&quot;;[.B342];&quot;&quot;&quot;, &quot;&quot;parent&quot;&quot;: &quot;&quot;&quot;;[.D342];&quot;&quot;&quot;}&quot;)" office:value-type="string" office:string-value="{&quot;index&quot;: {&quot;_id&quot;: &quot;42.13A&quot;}}{&quot;name&quot;: &quot;Construction d'ouvrages d'art&quot;, &quot;parent&quot;: &quot;F&quot;}" calcext:value-type="string">
            <text:p>{"index": {"_id": "42.13A"}}{"name": "Construction d'ouvrages d'art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.13B</text:p>
          </table:table-cell>
          <table:table-cell office:value-type="string" calcext:value-type="string">
            <text:p>Construction et entretien de tunnels</text:p>
          </table:table-cell>
          <table:table-cell table:formula="of:=LEFT([.A343];2)" office:value-type="string" office:string-value="42" calcext:value-type="string">
            <text:p>42</text:p>
          </table:table-cell>
          <table:table-cell table:style-name="ce2" table:formula="of:=VLOOKUP([.C343];[n2.$A$4:.$C$91];3;0)" office:value-type="string" office:string-value="F" calcext:value-type="string">
            <text:p>F</text:p>
          </table:table-cell>
          <table:table-cell table:style-name="ce2" table:formula="of:=IF([.D343]=[.D342];&quot;&quot;;CONCATENATE(&quot;{&quot;&quot;index&quot;&quot;: {&quot;&quot;_id&quot;&quot;: &quot;&quot;&quot;;[.D343];&quot;&quot;&quot;}}{&quot;&quot;name&quot;&quot;: &quot;&quot;&quot;;VLOOKUP([.D34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43];&quot;&quot;&quot;}}{&quot;&quot;name&quot;&quot;: &quot;&quot;&quot;;[.B343];&quot;&quot;&quot;, &quot;&quot;parent&quot;&quot;: &quot;&quot;&quot;;[.D343];&quot;&quot;&quot;}&quot;)" office:value-type="string" office:string-value="{&quot;index&quot;: {&quot;_id&quot;: &quot;42.13B&quot;}}{&quot;name&quot;: &quot;Construction et entretien de tunnels&quot;, &quot;parent&quot;: &quot;F&quot;}" calcext:value-type="string">
            <text:p>{"index": {"_id": "42.13B"}}{"name": "Construction et entretien de tunnels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.21Z</text:p>
          </table:table-cell>
          <table:table-cell office:value-type="string" calcext:value-type="string">
            <text:p>Construction de réseaux pour fluides</text:p>
          </table:table-cell>
          <table:table-cell table:formula="of:=LEFT([.A344];2)" office:value-type="string" office:string-value="42" calcext:value-type="string">
            <text:p>42</text:p>
          </table:table-cell>
          <table:table-cell table:style-name="ce2" table:formula="of:=VLOOKUP([.C344];[n2.$A$4:.$C$91];3;0)" office:value-type="string" office:string-value="F" calcext:value-type="string">
            <text:p>F</text:p>
          </table:table-cell>
          <table:table-cell table:style-name="ce2" table:formula="of:=IF([.D344]=[.D343];&quot;&quot;;CONCATENATE(&quot;{&quot;&quot;index&quot;&quot;: {&quot;&quot;_id&quot;&quot;: &quot;&quot;&quot;;[.D344];&quot;&quot;&quot;}}{&quot;&quot;name&quot;&quot;: &quot;&quot;&quot;;VLOOKUP([.D34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44];&quot;&quot;&quot;}}{&quot;&quot;name&quot;&quot;: &quot;&quot;&quot;;[.B344];&quot;&quot;&quot;, &quot;&quot;parent&quot;&quot;: &quot;&quot;&quot;;[.D344];&quot;&quot;&quot;}&quot;)" office:value-type="string" office:string-value="{&quot;index&quot;: {&quot;_id&quot;: &quot;42.21Z&quot;}}{&quot;name&quot;: &quot;Construction de réseaux pour fluides&quot;, &quot;parent&quot;: &quot;F&quot;}" calcext:value-type="string">
            <text:p>{"index": {"_id": "42.21Z"}}{"name": "Construction de réseaux pour fluides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.22Z</text:p>
          </table:table-cell>
          <table:table-cell office:value-type="string" calcext:value-type="string">
            <text:p>Construction de réseaux électriques et de télécommunications</text:p>
          </table:table-cell>
          <table:table-cell table:formula="of:=LEFT([.A345];2)" office:value-type="string" office:string-value="42" calcext:value-type="string">
            <text:p>42</text:p>
          </table:table-cell>
          <table:table-cell table:style-name="ce2" table:formula="of:=VLOOKUP([.C345];[n2.$A$4:.$C$91];3;0)" office:value-type="string" office:string-value="F" calcext:value-type="string">
            <text:p>F</text:p>
          </table:table-cell>
          <table:table-cell table:style-name="ce2" table:formula="of:=IF([.D345]=[.D344];&quot;&quot;;CONCATENATE(&quot;{&quot;&quot;index&quot;&quot;: {&quot;&quot;_id&quot;&quot;: &quot;&quot;&quot;;[.D345];&quot;&quot;&quot;}}{&quot;&quot;name&quot;&quot;: &quot;&quot;&quot;;VLOOKUP([.D34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45];&quot;&quot;&quot;}}{&quot;&quot;name&quot;&quot;: &quot;&quot;&quot;;[.B345];&quot;&quot;&quot;, &quot;&quot;parent&quot;&quot;: &quot;&quot;&quot;;[.D345];&quot;&quot;&quot;}&quot;)" office:value-type="string" office:string-value="{&quot;index&quot;: {&quot;_id&quot;: &quot;42.22Z&quot;}}{&quot;name&quot;: &quot;Construction de réseaux électriques et de télécommunications&quot;, &quot;parent&quot;: &quot;F&quot;}" calcext:value-type="string">
            <text:p>{"index": {"_id": "42.22Z"}}{"name": "Construction de réseaux électriques et de télécommunications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.91Z</text:p>
          </table:table-cell>
          <table:table-cell office:value-type="string" calcext:value-type="string">
            <text:p>Construction d'ouvrages maritimes et fluviaux</text:p>
          </table:table-cell>
          <table:table-cell table:formula="of:=LEFT([.A346];2)" office:value-type="string" office:string-value="42" calcext:value-type="string">
            <text:p>42</text:p>
          </table:table-cell>
          <table:table-cell table:style-name="ce2" table:formula="of:=VLOOKUP([.C346];[n2.$A$4:.$C$91];3;0)" office:value-type="string" office:string-value="F" calcext:value-type="string">
            <text:p>F</text:p>
          </table:table-cell>
          <table:table-cell table:style-name="ce2" table:formula="of:=IF([.D346]=[.D345];&quot;&quot;;CONCATENATE(&quot;{&quot;&quot;index&quot;&quot;: {&quot;&quot;_id&quot;&quot;: &quot;&quot;&quot;;[.D346];&quot;&quot;&quot;}}{&quot;&quot;name&quot;&quot;: &quot;&quot;&quot;;VLOOKUP([.D34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46];&quot;&quot;&quot;}}{&quot;&quot;name&quot;&quot;: &quot;&quot;&quot;;[.B346];&quot;&quot;&quot;, &quot;&quot;parent&quot;&quot;: &quot;&quot;&quot;;[.D346];&quot;&quot;&quot;}&quot;)" office:value-type="string" office:string-value="{&quot;index&quot;: {&quot;_id&quot;: &quot;42.91Z&quot;}}{&quot;name&quot;: &quot;Construction d'ouvrages maritimes et fluviaux&quot;, &quot;parent&quot;: &quot;F&quot;}" calcext:value-type="string">
            <text:p>{"index": {"_id": "42.91Z"}}{"name": "Construction d'ouvrages maritimes et fluviaux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.99Z</text:p>
          </table:table-cell>
          <table:table-cell office:value-type="string" calcext:value-type="string">
            <text:p>Construction d'autres ouvrages de génie civil n.c.a.</text:p>
          </table:table-cell>
          <table:table-cell table:formula="of:=LEFT([.A347];2)" office:value-type="string" office:string-value="42" calcext:value-type="string">
            <text:p>42</text:p>
          </table:table-cell>
          <table:table-cell table:style-name="ce2" table:formula="of:=VLOOKUP([.C347];[n2.$A$4:.$C$91];3;0)" office:value-type="string" office:string-value="F" calcext:value-type="string">
            <text:p>F</text:p>
          </table:table-cell>
          <table:table-cell table:style-name="ce2" table:formula="of:=IF([.D347]=[.D346];&quot;&quot;;CONCATENATE(&quot;{&quot;&quot;index&quot;&quot;: {&quot;&quot;_id&quot;&quot;: &quot;&quot;&quot;;[.D347];&quot;&quot;&quot;}}{&quot;&quot;name&quot;&quot;: &quot;&quot;&quot;;VLOOKUP([.D34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47];&quot;&quot;&quot;}}{&quot;&quot;name&quot;&quot;: &quot;&quot;&quot;;[.B347];&quot;&quot;&quot;, &quot;&quot;parent&quot;&quot;: &quot;&quot;&quot;;[.D347];&quot;&quot;&quot;}&quot;)" office:value-type="string" office:string-value="{&quot;index&quot;: {&quot;_id&quot;: &quot;42.99Z&quot;}}{&quot;name&quot;: &quot;Construction d'autres ouvrages de génie civil n.c.a.&quot;, &quot;parent&quot;: &quot;F&quot;}" calcext:value-type="string">
            <text:p>{"index": {"_id": "42.99Z"}}{"name": "Construction d'autres ouvrages de génie civil n.c.a.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.11Z</text:p>
          </table:table-cell>
          <table:table-cell office:value-type="string" calcext:value-type="string">
            <text:p>Travaux de démolition</text:p>
          </table:table-cell>
          <table:table-cell table:formula="of:=LEFT([.A348];2)" office:value-type="string" office:string-value="43" calcext:value-type="string">
            <text:p>43</text:p>
          </table:table-cell>
          <table:table-cell table:style-name="ce2" table:formula="of:=VLOOKUP([.C348];[n2.$A$4:.$C$91];3;0)" office:value-type="string" office:string-value="F" calcext:value-type="string">
            <text:p>F</text:p>
          </table:table-cell>
          <table:table-cell table:style-name="ce2" table:formula="of:=IF([.D348]=[.D347];&quot;&quot;;CONCATENATE(&quot;{&quot;&quot;index&quot;&quot;: {&quot;&quot;_id&quot;&quot;: &quot;&quot;&quot;;[.D348];&quot;&quot;&quot;}}{&quot;&quot;name&quot;&quot;: &quot;&quot;&quot;;VLOOKUP([.D34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48];&quot;&quot;&quot;}}{&quot;&quot;name&quot;&quot;: &quot;&quot;&quot;;[.B348];&quot;&quot;&quot;, &quot;&quot;parent&quot;&quot;: &quot;&quot;&quot;;[.D348];&quot;&quot;&quot;}&quot;)" office:value-type="string" office:string-value="{&quot;index&quot;: {&quot;_id&quot;: &quot;43.11Z&quot;}}{&quot;name&quot;: &quot;Travaux de démolition&quot;, &quot;parent&quot;: &quot;F&quot;}" calcext:value-type="string">
            <text:p>{"index": {"_id": "43.11Z"}}{"name": "Travaux de démolition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.12A</text:p>
          </table:table-cell>
          <table:table-cell office:value-type="string" calcext:value-type="string">
            <text:p>Travaux de terrassement courants et travaux préparatoires</text:p>
          </table:table-cell>
          <table:table-cell table:formula="of:=LEFT([.A349];2)" office:value-type="string" office:string-value="43" calcext:value-type="string">
            <text:p>43</text:p>
          </table:table-cell>
          <table:table-cell table:style-name="ce2" table:formula="of:=VLOOKUP([.C349];[n2.$A$4:.$C$91];3;0)" office:value-type="string" office:string-value="F" calcext:value-type="string">
            <text:p>F</text:p>
          </table:table-cell>
          <table:table-cell table:style-name="ce2" table:formula="of:=IF([.D349]=[.D348];&quot;&quot;;CONCATENATE(&quot;{&quot;&quot;index&quot;&quot;: {&quot;&quot;_id&quot;&quot;: &quot;&quot;&quot;;[.D349];&quot;&quot;&quot;}}{&quot;&quot;name&quot;&quot;: &quot;&quot;&quot;;VLOOKUP([.D34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49];&quot;&quot;&quot;}}{&quot;&quot;name&quot;&quot;: &quot;&quot;&quot;;[.B349];&quot;&quot;&quot;, &quot;&quot;parent&quot;&quot;: &quot;&quot;&quot;;[.D349];&quot;&quot;&quot;}&quot;)" office:value-type="string" office:string-value="{&quot;index&quot;: {&quot;_id&quot;: &quot;43.12A&quot;}}{&quot;name&quot;: &quot;Travaux de terrassement courants et travaux préparatoires&quot;, &quot;parent&quot;: &quot;F&quot;}" calcext:value-type="string">
            <text:p>{"index": {"_id": "43.12A"}}{"name": "Travaux de terrassement courants et travaux préparatoires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.12B</text:p>
          </table:table-cell>
          <table:table-cell office:value-type="string" calcext:value-type="string">
            <text:p>Travaux de terrassement spécialisés ou de grande masse</text:p>
          </table:table-cell>
          <table:table-cell table:formula="of:=LEFT([.A350];2)" office:value-type="string" office:string-value="43" calcext:value-type="string">
            <text:p>43</text:p>
          </table:table-cell>
          <table:table-cell table:style-name="ce2" table:formula="of:=VLOOKUP([.C350];[n2.$A$4:.$C$91];3;0)" office:value-type="string" office:string-value="F" calcext:value-type="string">
            <text:p>F</text:p>
          </table:table-cell>
          <table:table-cell table:style-name="ce2" table:formula="of:=IF([.D350]=[.D349];&quot;&quot;;CONCATENATE(&quot;{&quot;&quot;index&quot;&quot;: {&quot;&quot;_id&quot;&quot;: &quot;&quot;&quot;;[.D350];&quot;&quot;&quot;}}{&quot;&quot;name&quot;&quot;: &quot;&quot;&quot;;VLOOKUP([.D35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50];&quot;&quot;&quot;}}{&quot;&quot;name&quot;&quot;: &quot;&quot;&quot;;[.B350];&quot;&quot;&quot;, &quot;&quot;parent&quot;&quot;: &quot;&quot;&quot;;[.D350];&quot;&quot;&quot;}&quot;)" office:value-type="string" office:string-value="{&quot;index&quot;: {&quot;_id&quot;: &quot;43.12B&quot;}}{&quot;name&quot;: &quot;Travaux de terrassement spécialisés ou de grande masse&quot;, &quot;parent&quot;: &quot;F&quot;}" calcext:value-type="string">
            <text:p>{"index": {"_id": "43.12B"}}{"name": "Travaux de terrassement spécialisés ou de grande masse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.13Z</text:p>
          </table:table-cell>
          <table:table-cell office:value-type="string" calcext:value-type="string">
            <text:p>Forages et sondages</text:p>
          </table:table-cell>
          <table:table-cell table:formula="of:=LEFT([.A351];2)" office:value-type="string" office:string-value="43" calcext:value-type="string">
            <text:p>43</text:p>
          </table:table-cell>
          <table:table-cell table:style-name="ce2" table:formula="of:=VLOOKUP([.C351];[n2.$A$4:.$C$91];3;0)" office:value-type="string" office:string-value="F" calcext:value-type="string">
            <text:p>F</text:p>
          </table:table-cell>
          <table:table-cell table:style-name="ce2" table:formula="of:=IF([.D351]=[.D350];&quot;&quot;;CONCATENATE(&quot;{&quot;&quot;index&quot;&quot;: {&quot;&quot;_id&quot;&quot;: &quot;&quot;&quot;;[.D351];&quot;&quot;&quot;}}{&quot;&quot;name&quot;&quot;: &quot;&quot;&quot;;VLOOKUP([.D35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51];&quot;&quot;&quot;}}{&quot;&quot;name&quot;&quot;: &quot;&quot;&quot;;[.B351];&quot;&quot;&quot;, &quot;&quot;parent&quot;&quot;: &quot;&quot;&quot;;[.D351];&quot;&quot;&quot;}&quot;)" office:value-type="string" office:string-value="{&quot;index&quot;: {&quot;_id&quot;: &quot;43.13Z&quot;}}{&quot;name&quot;: &quot;Forages et sondages&quot;, &quot;parent&quot;: &quot;F&quot;}" calcext:value-type="string">
            <text:p>{"index": {"_id": "43.13Z"}}{"name": "Forages et sondages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.21A</text:p>
          </table:table-cell>
          <table:table-cell office:value-type="string" calcext:value-type="string">
            <text:p>Travaux d'installation électrique dans tous locaux</text:p>
          </table:table-cell>
          <table:table-cell table:formula="of:=LEFT([.A352];2)" office:value-type="string" office:string-value="43" calcext:value-type="string">
            <text:p>43</text:p>
          </table:table-cell>
          <table:table-cell table:style-name="ce2" table:formula="of:=VLOOKUP([.C352];[n2.$A$4:.$C$91];3;0)" office:value-type="string" office:string-value="F" calcext:value-type="string">
            <text:p>F</text:p>
          </table:table-cell>
          <table:table-cell table:style-name="ce2" table:formula="of:=IF([.D352]=[.D351];&quot;&quot;;CONCATENATE(&quot;{&quot;&quot;index&quot;&quot;: {&quot;&quot;_id&quot;&quot;: &quot;&quot;&quot;;[.D352];&quot;&quot;&quot;}}{&quot;&quot;name&quot;&quot;: &quot;&quot;&quot;;VLOOKUP([.D35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52];&quot;&quot;&quot;}}{&quot;&quot;name&quot;&quot;: &quot;&quot;&quot;;[.B352];&quot;&quot;&quot;, &quot;&quot;parent&quot;&quot;: &quot;&quot;&quot;;[.D352];&quot;&quot;&quot;}&quot;)" office:value-type="string" office:string-value="{&quot;index&quot;: {&quot;_id&quot;: &quot;43.21A&quot;}}{&quot;name&quot;: &quot;Travaux d'installation électrique dans tous locaux&quot;, &quot;parent&quot;: &quot;F&quot;}" calcext:value-type="string">
            <text:p>{"index": {"_id": "43.21A"}}{"name": "Travaux d'installation électrique dans tous locaux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.21B</text:p>
          </table:table-cell>
          <table:table-cell office:value-type="string" calcext:value-type="string">
            <text:p>Travaux d'installation électrique sur la voie publique</text:p>
          </table:table-cell>
          <table:table-cell table:formula="of:=LEFT([.A353];2)" office:value-type="string" office:string-value="43" calcext:value-type="string">
            <text:p>43</text:p>
          </table:table-cell>
          <table:table-cell table:style-name="ce2" table:formula="of:=VLOOKUP([.C353];[n2.$A$4:.$C$91];3;0)" office:value-type="string" office:string-value="F" calcext:value-type="string">
            <text:p>F</text:p>
          </table:table-cell>
          <table:table-cell table:style-name="ce2" table:formula="of:=IF([.D353]=[.D352];&quot;&quot;;CONCATENATE(&quot;{&quot;&quot;index&quot;&quot;: {&quot;&quot;_id&quot;&quot;: &quot;&quot;&quot;;[.D353];&quot;&quot;&quot;}}{&quot;&quot;name&quot;&quot;: &quot;&quot;&quot;;VLOOKUP([.D35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53];&quot;&quot;&quot;}}{&quot;&quot;name&quot;&quot;: &quot;&quot;&quot;;[.B353];&quot;&quot;&quot;, &quot;&quot;parent&quot;&quot;: &quot;&quot;&quot;;[.D353];&quot;&quot;&quot;}&quot;)" office:value-type="string" office:string-value="{&quot;index&quot;: {&quot;_id&quot;: &quot;43.21B&quot;}}{&quot;name&quot;: &quot;Travaux d'installation électrique sur la voie publique&quot;, &quot;parent&quot;: &quot;F&quot;}" calcext:value-type="string">
            <text:p>{"index": {"_id": "43.21B"}}{"name": "Travaux d'installation électrique sur la voie publique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.22A</text:p>
          </table:table-cell>
          <table:table-cell office:value-type="string" calcext:value-type="string">
            <text:p>Travaux d'installation d'eau et de gaz en tous locaux</text:p>
          </table:table-cell>
          <table:table-cell table:formula="of:=LEFT([.A354];2)" office:value-type="string" office:string-value="43" calcext:value-type="string">
            <text:p>43</text:p>
          </table:table-cell>
          <table:table-cell table:style-name="ce2" table:formula="of:=VLOOKUP([.C354];[n2.$A$4:.$C$91];3;0)" office:value-type="string" office:string-value="F" calcext:value-type="string">
            <text:p>F</text:p>
          </table:table-cell>
          <table:table-cell table:style-name="ce2" table:formula="of:=IF([.D354]=[.D353];&quot;&quot;;CONCATENATE(&quot;{&quot;&quot;index&quot;&quot;: {&quot;&quot;_id&quot;&quot;: &quot;&quot;&quot;;[.D354];&quot;&quot;&quot;}}{&quot;&quot;name&quot;&quot;: &quot;&quot;&quot;;VLOOKUP([.D35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54];&quot;&quot;&quot;}}{&quot;&quot;name&quot;&quot;: &quot;&quot;&quot;;[.B354];&quot;&quot;&quot;, &quot;&quot;parent&quot;&quot;: &quot;&quot;&quot;;[.D354];&quot;&quot;&quot;}&quot;)" office:value-type="string" office:string-value="{&quot;index&quot;: {&quot;_id&quot;: &quot;43.22A&quot;}}{&quot;name&quot;: &quot;Travaux d'installation d'eau et de gaz en tous locaux&quot;, &quot;parent&quot;: &quot;F&quot;}" calcext:value-type="string">
            <text:p>{"index": {"_id": "43.22A"}}{"name": "Travaux d'installation d'eau et de gaz en tous locaux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.22B</text:p>
          </table:table-cell>
          <table:table-cell office:value-type="string" calcext:value-type="string">
            <text:p>Travaux d'installation d'équipements thermiques et de climatisation</text:p>
          </table:table-cell>
          <table:table-cell table:formula="of:=LEFT([.A355];2)" office:value-type="string" office:string-value="43" calcext:value-type="string">
            <text:p>43</text:p>
          </table:table-cell>
          <table:table-cell table:style-name="ce2" table:formula="of:=VLOOKUP([.C355];[n2.$A$4:.$C$91];3;0)" office:value-type="string" office:string-value="F" calcext:value-type="string">
            <text:p>F</text:p>
          </table:table-cell>
          <table:table-cell table:style-name="ce2" table:formula="of:=IF([.D355]=[.D354];&quot;&quot;;CONCATENATE(&quot;{&quot;&quot;index&quot;&quot;: {&quot;&quot;_id&quot;&quot;: &quot;&quot;&quot;;[.D355];&quot;&quot;&quot;}}{&quot;&quot;name&quot;&quot;: &quot;&quot;&quot;;VLOOKUP([.D35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55];&quot;&quot;&quot;}}{&quot;&quot;name&quot;&quot;: &quot;&quot;&quot;;[.B355];&quot;&quot;&quot;, &quot;&quot;parent&quot;&quot;: &quot;&quot;&quot;;[.D355];&quot;&quot;&quot;}&quot;)" office:value-type="string" office:string-value="{&quot;index&quot;: {&quot;_id&quot;: &quot;43.22B&quot;}}{&quot;name&quot;: &quot;Travaux d'installation d'équipements thermiques et de climatisation&quot;, &quot;parent&quot;: &quot;F&quot;}" calcext:value-type="string">
            <text:p>{"index": {"_id": "43.22B"}}{"name": "Travaux d'installation d'équipements thermiques et de climatisation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.29A</text:p>
          </table:table-cell>
          <table:table-cell office:value-type="string" calcext:value-type="string">
            <text:p>Travaux d'isolation</text:p>
          </table:table-cell>
          <table:table-cell table:formula="of:=LEFT([.A356];2)" office:value-type="string" office:string-value="43" calcext:value-type="string">
            <text:p>43</text:p>
          </table:table-cell>
          <table:table-cell table:style-name="ce2" table:formula="of:=VLOOKUP([.C356];[n2.$A$4:.$C$91];3;0)" office:value-type="string" office:string-value="F" calcext:value-type="string">
            <text:p>F</text:p>
          </table:table-cell>
          <table:table-cell table:style-name="ce2" table:formula="of:=IF([.D356]=[.D355];&quot;&quot;;CONCATENATE(&quot;{&quot;&quot;index&quot;&quot;: {&quot;&quot;_id&quot;&quot;: &quot;&quot;&quot;;[.D356];&quot;&quot;&quot;}}{&quot;&quot;name&quot;&quot;: &quot;&quot;&quot;;VLOOKUP([.D35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56];&quot;&quot;&quot;}}{&quot;&quot;name&quot;&quot;: &quot;&quot;&quot;;[.B356];&quot;&quot;&quot;, &quot;&quot;parent&quot;&quot;: &quot;&quot;&quot;;[.D356];&quot;&quot;&quot;}&quot;)" office:value-type="string" office:string-value="{&quot;index&quot;: {&quot;_id&quot;: &quot;43.29A&quot;}}{&quot;name&quot;: &quot;Travaux d'isolation&quot;, &quot;parent&quot;: &quot;F&quot;}" calcext:value-type="string">
            <text:p>{"index": {"_id": "43.29A"}}{"name": "Travaux d'isolation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.29B</text:p>
          </table:table-cell>
          <table:table-cell office:value-type="string" calcext:value-type="string">
            <text:p>Autres travaux d'installation n.c.a.</text:p>
          </table:table-cell>
          <table:table-cell table:formula="of:=LEFT([.A357];2)" office:value-type="string" office:string-value="43" calcext:value-type="string">
            <text:p>43</text:p>
          </table:table-cell>
          <table:table-cell table:style-name="ce2" table:formula="of:=VLOOKUP([.C357];[n2.$A$4:.$C$91];3;0)" office:value-type="string" office:string-value="F" calcext:value-type="string">
            <text:p>F</text:p>
          </table:table-cell>
          <table:table-cell table:style-name="ce2" table:formula="of:=IF([.D357]=[.D356];&quot;&quot;;CONCATENATE(&quot;{&quot;&quot;index&quot;&quot;: {&quot;&quot;_id&quot;&quot;: &quot;&quot;&quot;;[.D357];&quot;&quot;&quot;}}{&quot;&quot;name&quot;&quot;: &quot;&quot;&quot;;VLOOKUP([.D35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57];&quot;&quot;&quot;}}{&quot;&quot;name&quot;&quot;: &quot;&quot;&quot;;[.B357];&quot;&quot;&quot;, &quot;&quot;parent&quot;&quot;: &quot;&quot;&quot;;[.D357];&quot;&quot;&quot;}&quot;)" office:value-type="string" office:string-value="{&quot;index&quot;: {&quot;_id&quot;: &quot;43.29B&quot;}}{&quot;name&quot;: &quot;Autres travaux d'installation n.c.a.&quot;, &quot;parent&quot;: &quot;F&quot;}" calcext:value-type="string">
            <text:p>{"index": {"_id": "43.29B"}}{"name": "Autres travaux d'installation n.c.a.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.31Z</text:p>
          </table:table-cell>
          <table:table-cell office:value-type="string" calcext:value-type="string">
            <text:p>Travaux de plâtrerie</text:p>
          </table:table-cell>
          <table:table-cell table:formula="of:=LEFT([.A358];2)" office:value-type="string" office:string-value="43" calcext:value-type="string">
            <text:p>43</text:p>
          </table:table-cell>
          <table:table-cell table:style-name="ce2" table:formula="of:=VLOOKUP([.C358];[n2.$A$4:.$C$91];3;0)" office:value-type="string" office:string-value="F" calcext:value-type="string">
            <text:p>F</text:p>
          </table:table-cell>
          <table:table-cell table:style-name="ce2" table:formula="of:=IF([.D358]=[.D357];&quot;&quot;;CONCATENATE(&quot;{&quot;&quot;index&quot;&quot;: {&quot;&quot;_id&quot;&quot;: &quot;&quot;&quot;;[.D358];&quot;&quot;&quot;}}{&quot;&quot;name&quot;&quot;: &quot;&quot;&quot;;VLOOKUP([.D35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58];&quot;&quot;&quot;}}{&quot;&quot;name&quot;&quot;: &quot;&quot;&quot;;[.B358];&quot;&quot;&quot;, &quot;&quot;parent&quot;&quot;: &quot;&quot;&quot;;[.D358];&quot;&quot;&quot;}&quot;)" office:value-type="string" office:string-value="{&quot;index&quot;: {&quot;_id&quot;: &quot;43.31Z&quot;}}{&quot;name&quot;: &quot;Travaux de plâtrerie&quot;, &quot;parent&quot;: &quot;F&quot;}" calcext:value-type="string">
            <text:p>{"index": {"_id": "43.31Z"}}{"name": "Travaux de plâtrerie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.32A</text:p>
          </table:table-cell>
          <table:table-cell office:value-type="string" calcext:value-type="string">
            <text:p>Travaux de menuiserie bois et PVC</text:p>
          </table:table-cell>
          <table:table-cell table:formula="of:=LEFT([.A359];2)" office:value-type="string" office:string-value="43" calcext:value-type="string">
            <text:p>43</text:p>
          </table:table-cell>
          <table:table-cell table:style-name="ce2" table:formula="of:=VLOOKUP([.C359];[n2.$A$4:.$C$91];3;0)" office:value-type="string" office:string-value="F" calcext:value-type="string">
            <text:p>F</text:p>
          </table:table-cell>
          <table:table-cell table:style-name="ce2" table:formula="of:=IF([.D359]=[.D358];&quot;&quot;;CONCATENATE(&quot;{&quot;&quot;index&quot;&quot;: {&quot;&quot;_id&quot;&quot;: &quot;&quot;&quot;;[.D359];&quot;&quot;&quot;}}{&quot;&quot;name&quot;&quot;: &quot;&quot;&quot;;VLOOKUP([.D35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59];&quot;&quot;&quot;}}{&quot;&quot;name&quot;&quot;: &quot;&quot;&quot;;[.B359];&quot;&quot;&quot;, &quot;&quot;parent&quot;&quot;: &quot;&quot;&quot;;[.D359];&quot;&quot;&quot;}&quot;)" office:value-type="string" office:string-value="{&quot;index&quot;: {&quot;_id&quot;: &quot;43.32A&quot;}}{&quot;name&quot;: &quot;Travaux de menuiserie bois et PVC&quot;, &quot;parent&quot;: &quot;F&quot;}" calcext:value-type="string">
            <text:p>{"index": {"_id": "43.32A"}}{"name": "Travaux de menuiserie bois et PVC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.32B</text:p>
          </table:table-cell>
          <table:table-cell office:value-type="string" calcext:value-type="string">
            <text:p>Travaux de menuiserie métallique et serrurerie</text:p>
          </table:table-cell>
          <table:table-cell table:formula="of:=LEFT([.A360];2)" office:value-type="string" office:string-value="43" calcext:value-type="string">
            <text:p>43</text:p>
          </table:table-cell>
          <table:table-cell table:style-name="ce2" table:formula="of:=VLOOKUP([.C360];[n2.$A$4:.$C$91];3;0)" office:value-type="string" office:string-value="F" calcext:value-type="string">
            <text:p>F</text:p>
          </table:table-cell>
          <table:table-cell table:style-name="ce2" table:formula="of:=IF([.D360]=[.D359];&quot;&quot;;CONCATENATE(&quot;{&quot;&quot;index&quot;&quot;: {&quot;&quot;_id&quot;&quot;: &quot;&quot;&quot;;[.D360];&quot;&quot;&quot;}}{&quot;&quot;name&quot;&quot;: &quot;&quot;&quot;;VLOOKUP([.D36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60];&quot;&quot;&quot;}}{&quot;&quot;name&quot;&quot;: &quot;&quot;&quot;;[.B360];&quot;&quot;&quot;, &quot;&quot;parent&quot;&quot;: &quot;&quot;&quot;;[.D360];&quot;&quot;&quot;}&quot;)" office:value-type="string" office:string-value="{&quot;index&quot;: {&quot;_id&quot;: &quot;43.32B&quot;}}{&quot;name&quot;: &quot;Travaux de menuiserie métallique et serrurerie&quot;, &quot;parent&quot;: &quot;F&quot;}" calcext:value-type="string">
            <text:p>{"index": {"_id": "43.32B"}}{"name": "Travaux de menuiserie métallique et serrurerie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.32C</text:p>
          </table:table-cell>
          <table:table-cell office:value-type="string" calcext:value-type="string">
            <text:p>Agencement de lieux de vente</text:p>
          </table:table-cell>
          <table:table-cell table:formula="of:=LEFT([.A361];2)" office:value-type="string" office:string-value="43" calcext:value-type="string">
            <text:p>43</text:p>
          </table:table-cell>
          <table:table-cell table:style-name="ce2" table:formula="of:=VLOOKUP([.C361];[n2.$A$4:.$C$91];3;0)" office:value-type="string" office:string-value="F" calcext:value-type="string">
            <text:p>F</text:p>
          </table:table-cell>
          <table:table-cell table:style-name="ce2" table:formula="of:=IF([.D361]=[.D360];&quot;&quot;;CONCATENATE(&quot;{&quot;&quot;index&quot;&quot;: {&quot;&quot;_id&quot;&quot;: &quot;&quot;&quot;;[.D361];&quot;&quot;&quot;}}{&quot;&quot;name&quot;&quot;: &quot;&quot;&quot;;VLOOKUP([.D36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61];&quot;&quot;&quot;}}{&quot;&quot;name&quot;&quot;: &quot;&quot;&quot;;[.B361];&quot;&quot;&quot;, &quot;&quot;parent&quot;&quot;: &quot;&quot;&quot;;[.D361];&quot;&quot;&quot;}&quot;)" office:value-type="string" office:string-value="{&quot;index&quot;: {&quot;_id&quot;: &quot;43.32C&quot;}}{&quot;name&quot;: &quot;Agencement de lieux de vente&quot;, &quot;parent&quot;: &quot;F&quot;}" calcext:value-type="string">
            <text:p>{"index": {"_id": "43.32C"}}{"name": "Agencement de lieux de vente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.33Z</text:p>
          </table:table-cell>
          <table:table-cell office:value-type="string" calcext:value-type="string">
            <text:p>Travaux de revêtement des sols et des murs</text:p>
          </table:table-cell>
          <table:table-cell table:formula="of:=LEFT([.A362];2)" office:value-type="string" office:string-value="43" calcext:value-type="string">
            <text:p>43</text:p>
          </table:table-cell>
          <table:table-cell table:style-name="ce2" table:formula="of:=VLOOKUP([.C362];[n2.$A$4:.$C$91];3;0)" office:value-type="string" office:string-value="F" calcext:value-type="string">
            <text:p>F</text:p>
          </table:table-cell>
          <table:table-cell table:style-name="ce2" table:formula="of:=IF([.D362]=[.D361];&quot;&quot;;CONCATENATE(&quot;{&quot;&quot;index&quot;&quot;: {&quot;&quot;_id&quot;&quot;: &quot;&quot;&quot;;[.D362];&quot;&quot;&quot;}}{&quot;&quot;name&quot;&quot;: &quot;&quot;&quot;;VLOOKUP([.D36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62];&quot;&quot;&quot;}}{&quot;&quot;name&quot;&quot;: &quot;&quot;&quot;;[.B362];&quot;&quot;&quot;, &quot;&quot;parent&quot;&quot;: &quot;&quot;&quot;;[.D362];&quot;&quot;&quot;}&quot;)" office:value-type="string" office:string-value="{&quot;index&quot;: {&quot;_id&quot;: &quot;43.33Z&quot;}}{&quot;name&quot;: &quot;Travaux de revêtement des sols et des murs&quot;, &quot;parent&quot;: &quot;F&quot;}" calcext:value-type="string">
            <text:p>{"index": {"_id": "43.33Z"}}{"name": "Travaux de revêtement des sols et des murs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.34Z</text:p>
          </table:table-cell>
          <table:table-cell office:value-type="string" calcext:value-type="string">
            <text:p>Travaux de peinture et vitrerie</text:p>
          </table:table-cell>
          <table:table-cell table:formula="of:=LEFT([.A363];2)" office:value-type="string" office:string-value="43" calcext:value-type="string">
            <text:p>43</text:p>
          </table:table-cell>
          <table:table-cell table:style-name="ce2" table:formula="of:=VLOOKUP([.C363];[n2.$A$4:.$C$91];3;0)" office:value-type="string" office:string-value="F" calcext:value-type="string">
            <text:p>F</text:p>
          </table:table-cell>
          <table:table-cell table:style-name="ce2" table:formula="of:=IF([.D363]=[.D362];&quot;&quot;;CONCATENATE(&quot;{&quot;&quot;index&quot;&quot;: {&quot;&quot;_id&quot;&quot;: &quot;&quot;&quot;;[.D363];&quot;&quot;&quot;}}{&quot;&quot;name&quot;&quot;: &quot;&quot;&quot;;VLOOKUP([.D36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63];&quot;&quot;&quot;}}{&quot;&quot;name&quot;&quot;: &quot;&quot;&quot;;[.B363];&quot;&quot;&quot;, &quot;&quot;parent&quot;&quot;: &quot;&quot;&quot;;[.D363];&quot;&quot;&quot;}&quot;)" office:value-type="string" office:string-value="{&quot;index&quot;: {&quot;_id&quot;: &quot;43.34Z&quot;}}{&quot;name&quot;: &quot;Travaux de peinture et vitrerie&quot;, &quot;parent&quot;: &quot;F&quot;}" calcext:value-type="string">
            <text:p>{"index": {"_id": "43.34Z"}}{"name": "Travaux de peinture et vitrerie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.39Z</text:p>
          </table:table-cell>
          <table:table-cell office:value-type="string" calcext:value-type="string">
            <text:p>Autres travaux de finition</text:p>
          </table:table-cell>
          <table:table-cell table:formula="of:=LEFT([.A364];2)" office:value-type="string" office:string-value="43" calcext:value-type="string">
            <text:p>43</text:p>
          </table:table-cell>
          <table:table-cell table:style-name="ce2" table:formula="of:=VLOOKUP([.C364];[n2.$A$4:.$C$91];3;0)" office:value-type="string" office:string-value="F" calcext:value-type="string">
            <text:p>F</text:p>
          </table:table-cell>
          <table:table-cell table:style-name="ce2" table:formula="of:=IF([.D364]=[.D363];&quot;&quot;;CONCATENATE(&quot;{&quot;&quot;index&quot;&quot;: {&quot;&quot;_id&quot;&quot;: &quot;&quot;&quot;;[.D364];&quot;&quot;&quot;}}{&quot;&quot;name&quot;&quot;: &quot;&quot;&quot;;VLOOKUP([.D36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64];&quot;&quot;&quot;}}{&quot;&quot;name&quot;&quot;: &quot;&quot;&quot;;[.B364];&quot;&quot;&quot;, &quot;&quot;parent&quot;&quot;: &quot;&quot;&quot;;[.D364];&quot;&quot;&quot;}&quot;)" office:value-type="string" office:string-value="{&quot;index&quot;: {&quot;_id&quot;: &quot;43.39Z&quot;}}{&quot;name&quot;: &quot;Autres travaux de finition&quot;, &quot;parent&quot;: &quot;F&quot;}" calcext:value-type="string">
            <text:p>{"index": {"_id": "43.39Z"}}{"name": "Autres travaux de finition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.91A</text:p>
          </table:table-cell>
          <table:table-cell office:value-type="string" calcext:value-type="string">
            <text:p>Travaux de charpente</text:p>
          </table:table-cell>
          <table:table-cell table:formula="of:=LEFT([.A365];2)" office:value-type="string" office:string-value="43" calcext:value-type="string">
            <text:p>43</text:p>
          </table:table-cell>
          <table:table-cell table:style-name="ce2" table:formula="of:=VLOOKUP([.C365];[n2.$A$4:.$C$91];3;0)" office:value-type="string" office:string-value="F" calcext:value-type="string">
            <text:p>F</text:p>
          </table:table-cell>
          <table:table-cell table:style-name="ce2" table:formula="of:=IF([.D365]=[.D364];&quot;&quot;;CONCATENATE(&quot;{&quot;&quot;index&quot;&quot;: {&quot;&quot;_id&quot;&quot;: &quot;&quot;&quot;;[.D365];&quot;&quot;&quot;}}{&quot;&quot;name&quot;&quot;: &quot;&quot;&quot;;VLOOKUP([.D36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65];&quot;&quot;&quot;}}{&quot;&quot;name&quot;&quot;: &quot;&quot;&quot;;[.B365];&quot;&quot;&quot;, &quot;&quot;parent&quot;&quot;: &quot;&quot;&quot;;[.D365];&quot;&quot;&quot;}&quot;)" office:value-type="string" office:string-value="{&quot;index&quot;: {&quot;_id&quot;: &quot;43.91A&quot;}}{&quot;name&quot;: &quot;Travaux de charpente&quot;, &quot;parent&quot;: &quot;F&quot;}" calcext:value-type="string">
            <text:p>{"index": {"_id": "43.91A"}}{"name": "Travaux de charpente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.91B</text:p>
          </table:table-cell>
          <table:table-cell office:value-type="string" calcext:value-type="string">
            <text:p>Travaux de couverture par éléments</text:p>
          </table:table-cell>
          <table:table-cell table:formula="of:=LEFT([.A366];2)" office:value-type="string" office:string-value="43" calcext:value-type="string">
            <text:p>43</text:p>
          </table:table-cell>
          <table:table-cell table:style-name="ce2" table:formula="of:=VLOOKUP([.C366];[n2.$A$4:.$C$91];3;0)" office:value-type="string" office:string-value="F" calcext:value-type="string">
            <text:p>F</text:p>
          </table:table-cell>
          <table:table-cell table:style-name="ce2" table:formula="of:=IF([.D366]=[.D365];&quot;&quot;;CONCATENATE(&quot;{&quot;&quot;index&quot;&quot;: {&quot;&quot;_id&quot;&quot;: &quot;&quot;&quot;;[.D366];&quot;&quot;&quot;}}{&quot;&quot;name&quot;&quot;: &quot;&quot;&quot;;VLOOKUP([.D36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66];&quot;&quot;&quot;}}{&quot;&quot;name&quot;&quot;: &quot;&quot;&quot;;[.B366];&quot;&quot;&quot;, &quot;&quot;parent&quot;&quot;: &quot;&quot;&quot;;[.D366];&quot;&quot;&quot;}&quot;)" office:value-type="string" office:string-value="{&quot;index&quot;: {&quot;_id&quot;: &quot;43.91B&quot;}}{&quot;name&quot;: &quot;Travaux de couverture par éléments&quot;, &quot;parent&quot;: &quot;F&quot;}" calcext:value-type="string">
            <text:p>{"index": {"_id": "43.91B"}}{"name": "Travaux de couverture par éléments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.99A</text:p>
          </table:table-cell>
          <table:table-cell office:value-type="string" calcext:value-type="string">
            <text:p>Travaux d'étanchéification</text:p>
          </table:table-cell>
          <table:table-cell table:formula="of:=LEFT([.A367];2)" office:value-type="string" office:string-value="43" calcext:value-type="string">
            <text:p>43</text:p>
          </table:table-cell>
          <table:table-cell table:style-name="ce2" table:formula="of:=VLOOKUP([.C367];[n2.$A$4:.$C$91];3;0)" office:value-type="string" office:string-value="F" calcext:value-type="string">
            <text:p>F</text:p>
          </table:table-cell>
          <table:table-cell table:style-name="ce2" table:formula="of:=IF([.D367]=[.D366];&quot;&quot;;CONCATENATE(&quot;{&quot;&quot;index&quot;&quot;: {&quot;&quot;_id&quot;&quot;: &quot;&quot;&quot;;[.D367];&quot;&quot;&quot;}}{&quot;&quot;name&quot;&quot;: &quot;&quot;&quot;;VLOOKUP([.D36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67];&quot;&quot;&quot;}}{&quot;&quot;name&quot;&quot;: &quot;&quot;&quot;;[.B367];&quot;&quot;&quot;, &quot;&quot;parent&quot;&quot;: &quot;&quot;&quot;;[.D367];&quot;&quot;&quot;}&quot;)" office:value-type="string" office:string-value="{&quot;index&quot;: {&quot;_id&quot;: &quot;43.99A&quot;}}{&quot;name&quot;: &quot;Travaux d'étanchéification&quot;, &quot;parent&quot;: &quot;F&quot;}" calcext:value-type="string">
            <text:p>{"index": {"_id": "43.99A"}}{"name": "Travaux d'étanchéification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.99B</text:p>
          </table:table-cell>
          <table:table-cell office:value-type="string" calcext:value-type="string">
            <text:p>Travaux de montage de structures métalliques</text:p>
          </table:table-cell>
          <table:table-cell table:formula="of:=LEFT([.A368];2)" office:value-type="string" office:string-value="43" calcext:value-type="string">
            <text:p>43</text:p>
          </table:table-cell>
          <table:table-cell table:style-name="ce2" table:formula="of:=VLOOKUP([.C368];[n2.$A$4:.$C$91];3;0)" office:value-type="string" office:string-value="F" calcext:value-type="string">
            <text:p>F</text:p>
          </table:table-cell>
          <table:table-cell table:style-name="ce2" table:formula="of:=IF([.D368]=[.D367];&quot;&quot;;CONCATENATE(&quot;{&quot;&quot;index&quot;&quot;: {&quot;&quot;_id&quot;&quot;: &quot;&quot;&quot;;[.D368];&quot;&quot;&quot;}}{&quot;&quot;name&quot;&quot;: &quot;&quot;&quot;;VLOOKUP([.D36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68];&quot;&quot;&quot;}}{&quot;&quot;name&quot;&quot;: &quot;&quot;&quot;;[.B368];&quot;&quot;&quot;, &quot;&quot;parent&quot;&quot;: &quot;&quot;&quot;;[.D368];&quot;&quot;&quot;}&quot;)" office:value-type="string" office:string-value="{&quot;index&quot;: {&quot;_id&quot;: &quot;43.99B&quot;}}{&quot;name&quot;: &quot;Travaux de montage de structures métalliques&quot;, &quot;parent&quot;: &quot;F&quot;}" calcext:value-type="string">
            <text:p>{"index": {"_id": "43.99B"}}{"name": "Travaux de montage de structures métalliques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.99C</text:p>
          </table:table-cell>
          <table:table-cell office:value-type="string" calcext:value-type="string">
            <text:p>Travaux de maçonnerie générale et gros œuvre de bâtiment</text:p>
          </table:table-cell>
          <table:table-cell table:formula="of:=LEFT([.A369];2)" office:value-type="string" office:string-value="43" calcext:value-type="string">
            <text:p>43</text:p>
          </table:table-cell>
          <table:table-cell table:style-name="ce2" table:formula="of:=VLOOKUP([.C369];[n2.$A$4:.$C$91];3;0)" office:value-type="string" office:string-value="F" calcext:value-type="string">
            <text:p>F</text:p>
          </table:table-cell>
          <table:table-cell table:style-name="ce2" table:formula="of:=IF([.D369]=[.D368];&quot;&quot;;CONCATENATE(&quot;{&quot;&quot;index&quot;&quot;: {&quot;&quot;_id&quot;&quot;: &quot;&quot;&quot;;[.D369];&quot;&quot;&quot;}}{&quot;&quot;name&quot;&quot;: &quot;&quot;&quot;;VLOOKUP([.D36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69];&quot;&quot;&quot;}}{&quot;&quot;name&quot;&quot;: &quot;&quot;&quot;;[.B369];&quot;&quot;&quot;, &quot;&quot;parent&quot;&quot;: &quot;&quot;&quot;;[.D369];&quot;&quot;&quot;}&quot;)" office:value-type="string" office:string-value="{&quot;index&quot;: {&quot;_id&quot;: &quot;43.99C&quot;}}{&quot;name&quot;: &quot;Travaux de maçonnerie générale et gros œuvre de bâtiment&quot;, &quot;parent&quot;: &quot;F&quot;}" calcext:value-type="string">
            <text:p>{"index": {"_id": "43.99C"}}{"name": "Travaux de maçonnerie générale et gros œuvre de bâtiment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.99D</text:p>
          </table:table-cell>
          <table:table-cell office:value-type="string" calcext:value-type="string">
            <text:p>Autres travaux spécialisés de construction</text:p>
          </table:table-cell>
          <table:table-cell table:formula="of:=LEFT([.A370];2)" office:value-type="string" office:string-value="43" calcext:value-type="string">
            <text:p>43</text:p>
          </table:table-cell>
          <table:table-cell table:style-name="ce2" table:formula="of:=VLOOKUP([.C370];[n2.$A$4:.$C$91];3;0)" office:value-type="string" office:string-value="F" calcext:value-type="string">
            <text:p>F</text:p>
          </table:table-cell>
          <table:table-cell table:style-name="ce2" table:formula="of:=IF([.D370]=[.D369];&quot;&quot;;CONCATENATE(&quot;{&quot;&quot;index&quot;&quot;: {&quot;&quot;_id&quot;&quot;: &quot;&quot;&quot;;[.D370];&quot;&quot;&quot;}}{&quot;&quot;name&quot;&quot;: &quot;&quot;&quot;;VLOOKUP([.D37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70];&quot;&quot;&quot;}}{&quot;&quot;name&quot;&quot;: &quot;&quot;&quot;;[.B370];&quot;&quot;&quot;, &quot;&quot;parent&quot;&quot;: &quot;&quot;&quot;;[.D370];&quot;&quot;&quot;}&quot;)" office:value-type="string" office:string-value="{&quot;index&quot;: {&quot;_id&quot;: &quot;43.99D&quot;}}{&quot;name&quot;: &quot;Autres travaux spécialisés de construction&quot;, &quot;parent&quot;: &quot;F&quot;}" calcext:value-type="string">
            <text:p>{"index": {"_id": "43.99D"}}{"name": "Autres travaux spécialisés de construction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.99E</text:p>
          </table:table-cell>
          <table:table-cell office:value-type="string" calcext:value-type="string">
            <text:p>Location avec opérateur de matériel de construction</text:p>
          </table:table-cell>
          <table:table-cell table:formula="of:=LEFT([.A371];2)" office:value-type="string" office:string-value="43" calcext:value-type="string">
            <text:p>43</text:p>
          </table:table-cell>
          <table:table-cell table:style-name="ce2" table:formula="of:=VLOOKUP([.C371];[n2.$A$4:.$C$91];3;0)" office:value-type="string" office:string-value="F" calcext:value-type="string">
            <text:p>F</text:p>
          </table:table-cell>
          <table:table-cell table:style-name="ce2" table:formula="of:=IF([.D371]=[.D370];&quot;&quot;;CONCATENATE(&quot;{&quot;&quot;index&quot;&quot;: {&quot;&quot;_id&quot;&quot;: &quot;&quot;&quot;;[.D371];&quot;&quot;&quot;}}{&quot;&quot;name&quot;&quot;: &quot;&quot;&quot;;VLOOKUP([.D37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71];&quot;&quot;&quot;}}{&quot;&quot;name&quot;&quot;: &quot;&quot;&quot;;[.B371];&quot;&quot;&quot;, &quot;&quot;parent&quot;&quot;: &quot;&quot;&quot;;[.D371];&quot;&quot;&quot;}&quot;)" office:value-type="string" office:string-value="{&quot;index&quot;: {&quot;_id&quot;: &quot;43.99E&quot;}}{&quot;name&quot;: &quot;Location avec opérateur de matériel de construction&quot;, &quot;parent&quot;: &quot;F&quot;}" calcext:value-type="string">
            <text:p>{"index": {"_id": "43.99E"}}{"name": "Location avec opérateur de matériel de construction", "parent": "F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5.11Z</text:p>
          </table:table-cell>
          <table:table-cell office:value-type="string" calcext:value-type="string">
            <text:p>Commerce de voitures et de véhicules automobiles légers</text:p>
          </table:table-cell>
          <table:table-cell table:formula="of:=LEFT([.A372];2)" office:value-type="string" office:string-value="45" calcext:value-type="string">
            <text:p>45</text:p>
          </table:table-cell>
          <table:table-cell table:style-name="ce2" table:formula="of:=VLOOKUP([.C372];[n2.$A$4:.$C$91];3;0)" office:value-type="string" office:string-value="G" calcext:value-type="string">
            <text:p>G</text:p>
          </table:table-cell>
          <table:table-cell table:style-name="ce2" table:formula="of:=IF([.D372]=[.D371];&quot;&quot;;CONCATENATE(&quot;{&quot;&quot;index&quot;&quot;: {&quot;&quot;_id&quot;&quot;: &quot;&quot;&quot;;[.D372];&quot;&quot;&quot;}}{&quot;&quot;name&quot;&quot;: &quot;&quot;&quot;;VLOOKUP([.D372];[n1.$A$4:.$B$24];2;0);&quot;&quot;&quot;, &quot;&quot;parent&quot;&quot;: null}&quot;))" office:value-type="string" office:string-value="{&quot;index&quot;: {&quot;_id&quot;: &quot;G&quot;}}{&quot;name&quot;: &quot;Commerce ; réparation d'automobiles et de motocycles&quot;, &quot;parent&quot;: null}" calcext:value-type="string">
            <text:p>{"index": {"_id": "G"}}{"name": "Commerce ; réparation d'automobiles et de motocycles", "parent": null}</text:p>
          </table:table-cell>
          <table:table-cell table:style-name="ce2" table:formula="of:=CONCATENATE(&quot;{&quot;&quot;index&quot;&quot;: {&quot;&quot;_id&quot;&quot;: &quot;&quot;&quot;;[.A372];&quot;&quot;&quot;}}{&quot;&quot;name&quot;&quot;: &quot;&quot;&quot;;[.B372];&quot;&quot;&quot;, &quot;&quot;parent&quot;&quot;: &quot;&quot;&quot;;[.D372];&quot;&quot;&quot;}&quot;)" office:value-type="string" office:string-value="{&quot;index&quot;: {&quot;_id&quot;: &quot;45.11Z&quot;}}{&quot;name&quot;: &quot;Commerce de voitures et de véhicules automobiles légers&quot;, &quot;parent&quot;: &quot;G&quot;}" calcext:value-type="string">
            <text:p>{"index": {"_id": "45.11Z"}}{"name": "Commerce de voitures et de véhicules automobiles léger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5.19Z</text:p>
          </table:table-cell>
          <table:table-cell office:value-type="string" calcext:value-type="string">
            <text:p>Commerce d'autres véhicules automobiles</text:p>
          </table:table-cell>
          <table:table-cell table:formula="of:=LEFT([.A373];2)" office:value-type="string" office:string-value="45" calcext:value-type="string">
            <text:p>45</text:p>
          </table:table-cell>
          <table:table-cell table:style-name="ce2" table:formula="of:=VLOOKUP([.C373];[n2.$A$4:.$C$91];3;0)" office:value-type="string" office:string-value="G" calcext:value-type="string">
            <text:p>G</text:p>
          </table:table-cell>
          <table:table-cell table:style-name="ce2" table:formula="of:=IF([.D373]=[.D372];&quot;&quot;;CONCATENATE(&quot;{&quot;&quot;index&quot;&quot;: {&quot;&quot;_id&quot;&quot;: &quot;&quot;&quot;;[.D373];&quot;&quot;&quot;}}{&quot;&quot;name&quot;&quot;: &quot;&quot;&quot;;VLOOKUP([.D37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73];&quot;&quot;&quot;}}{&quot;&quot;name&quot;&quot;: &quot;&quot;&quot;;[.B373];&quot;&quot;&quot;, &quot;&quot;parent&quot;&quot;: &quot;&quot;&quot;;[.D373];&quot;&quot;&quot;}&quot;)" office:value-type="string" office:string-value="{&quot;index&quot;: {&quot;_id&quot;: &quot;45.19Z&quot;}}{&quot;name&quot;: &quot;Commerce d'autres véhicules automobiles&quot;, &quot;parent&quot;: &quot;G&quot;}" calcext:value-type="string">
            <text:p>{"index": {"_id": "45.19Z"}}{"name": "Commerce d'autres véhicules automobil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5.20A</text:p>
          </table:table-cell>
          <table:table-cell office:value-type="string" calcext:value-type="string">
            <text:p>Entretien et réparation de véhicules automobiles légers</text:p>
          </table:table-cell>
          <table:table-cell table:formula="of:=LEFT([.A374];2)" office:value-type="string" office:string-value="45" calcext:value-type="string">
            <text:p>45</text:p>
          </table:table-cell>
          <table:table-cell table:style-name="ce2" table:formula="of:=VLOOKUP([.C374];[n2.$A$4:.$C$91];3;0)" office:value-type="string" office:string-value="G" calcext:value-type="string">
            <text:p>G</text:p>
          </table:table-cell>
          <table:table-cell table:style-name="ce2" table:formula="of:=IF([.D374]=[.D373];&quot;&quot;;CONCATENATE(&quot;{&quot;&quot;index&quot;&quot;: {&quot;&quot;_id&quot;&quot;: &quot;&quot;&quot;;[.D374];&quot;&quot;&quot;}}{&quot;&quot;name&quot;&quot;: &quot;&quot;&quot;;VLOOKUP([.D37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74];&quot;&quot;&quot;}}{&quot;&quot;name&quot;&quot;: &quot;&quot;&quot;;[.B374];&quot;&quot;&quot;, &quot;&quot;parent&quot;&quot;: &quot;&quot;&quot;;[.D374];&quot;&quot;&quot;}&quot;)" office:value-type="string" office:string-value="{&quot;index&quot;: {&quot;_id&quot;: &quot;45.20A&quot;}}{&quot;name&quot;: &quot;Entretien et réparation de véhicules automobiles légers&quot;, &quot;parent&quot;: &quot;G&quot;}" calcext:value-type="string">
            <text:p>{"index": {"_id": "45.20A"}}{"name": "Entretien et réparation de véhicules automobiles léger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5.20B</text:p>
          </table:table-cell>
          <table:table-cell office:value-type="string" calcext:value-type="string">
            <text:p>Entretien et réparation d'autres véhicules automobiles</text:p>
          </table:table-cell>
          <table:table-cell table:formula="of:=LEFT([.A375];2)" office:value-type="string" office:string-value="45" calcext:value-type="string">
            <text:p>45</text:p>
          </table:table-cell>
          <table:table-cell table:style-name="ce2" table:formula="of:=VLOOKUP([.C375];[n2.$A$4:.$C$91];3;0)" office:value-type="string" office:string-value="G" calcext:value-type="string">
            <text:p>G</text:p>
          </table:table-cell>
          <table:table-cell table:style-name="ce2" table:formula="of:=IF([.D375]=[.D374];&quot;&quot;;CONCATENATE(&quot;{&quot;&quot;index&quot;&quot;: {&quot;&quot;_id&quot;&quot;: &quot;&quot;&quot;;[.D375];&quot;&quot;&quot;}}{&quot;&quot;name&quot;&quot;: &quot;&quot;&quot;;VLOOKUP([.D37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75];&quot;&quot;&quot;}}{&quot;&quot;name&quot;&quot;: &quot;&quot;&quot;;[.B375];&quot;&quot;&quot;, &quot;&quot;parent&quot;&quot;: &quot;&quot;&quot;;[.D375];&quot;&quot;&quot;}&quot;)" office:value-type="string" office:string-value="{&quot;index&quot;: {&quot;_id&quot;: &quot;45.20B&quot;}}{&quot;name&quot;: &quot;Entretien et réparation d'autres véhicules automobiles&quot;, &quot;parent&quot;: &quot;G&quot;}" calcext:value-type="string">
            <text:p>{"index": {"_id": "45.20B"}}{"name": "Entretien et réparation d'autres véhicules automobil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5.31Z</text:p>
          </table:table-cell>
          <table:table-cell office:value-type="string" calcext:value-type="string">
            <text:p>Commerce de gros d'équipements automobiles</text:p>
          </table:table-cell>
          <table:table-cell table:formula="of:=LEFT([.A376];2)" office:value-type="string" office:string-value="45" calcext:value-type="string">
            <text:p>45</text:p>
          </table:table-cell>
          <table:table-cell table:style-name="ce2" table:formula="of:=VLOOKUP([.C376];[n2.$A$4:.$C$91];3;0)" office:value-type="string" office:string-value="G" calcext:value-type="string">
            <text:p>G</text:p>
          </table:table-cell>
          <table:table-cell table:style-name="ce2" table:formula="of:=IF([.D376]=[.D375];&quot;&quot;;CONCATENATE(&quot;{&quot;&quot;index&quot;&quot;: {&quot;&quot;_id&quot;&quot;: &quot;&quot;&quot;;[.D376];&quot;&quot;&quot;}}{&quot;&quot;name&quot;&quot;: &quot;&quot;&quot;;VLOOKUP([.D37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76];&quot;&quot;&quot;}}{&quot;&quot;name&quot;&quot;: &quot;&quot;&quot;;[.B376];&quot;&quot;&quot;, &quot;&quot;parent&quot;&quot;: &quot;&quot;&quot;;[.D376];&quot;&quot;&quot;}&quot;)" office:value-type="string" office:string-value="{&quot;index&quot;: {&quot;_id&quot;: &quot;45.31Z&quot;}}{&quot;name&quot;: &quot;Commerce de gros d'équipements automobiles&quot;, &quot;parent&quot;: &quot;G&quot;}" calcext:value-type="string">
            <text:p>{"index": {"_id": "45.31Z"}}{"name": "Commerce de gros d'équipements automobil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5.32Z</text:p>
          </table:table-cell>
          <table:table-cell office:value-type="string" calcext:value-type="string">
            <text:p>Commerce de détail d'équipements automobiles</text:p>
          </table:table-cell>
          <table:table-cell table:formula="of:=LEFT([.A377];2)" office:value-type="string" office:string-value="45" calcext:value-type="string">
            <text:p>45</text:p>
          </table:table-cell>
          <table:table-cell table:style-name="ce2" table:formula="of:=VLOOKUP([.C377];[n2.$A$4:.$C$91];3;0)" office:value-type="string" office:string-value="G" calcext:value-type="string">
            <text:p>G</text:p>
          </table:table-cell>
          <table:table-cell table:style-name="ce2" table:formula="of:=IF([.D377]=[.D376];&quot;&quot;;CONCATENATE(&quot;{&quot;&quot;index&quot;&quot;: {&quot;&quot;_id&quot;&quot;: &quot;&quot;&quot;;[.D377];&quot;&quot;&quot;}}{&quot;&quot;name&quot;&quot;: &quot;&quot;&quot;;VLOOKUP([.D37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77];&quot;&quot;&quot;}}{&quot;&quot;name&quot;&quot;: &quot;&quot;&quot;;[.B377];&quot;&quot;&quot;, &quot;&quot;parent&quot;&quot;: &quot;&quot;&quot;;[.D377];&quot;&quot;&quot;}&quot;)" office:value-type="string" office:string-value="{&quot;index&quot;: {&quot;_id&quot;: &quot;45.32Z&quot;}}{&quot;name&quot;: &quot;Commerce de détail d'équipements automobiles&quot;, &quot;parent&quot;: &quot;G&quot;}" calcext:value-type="string">
            <text:p>{"index": {"_id": "45.32Z"}}{"name": "Commerce de détail d'équipements automobil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5.40Z</text:p>
          </table:table-cell>
          <table:table-cell office:value-type="string" calcext:value-type="string">
            <text:p>Commerce et réparation de motocycles</text:p>
          </table:table-cell>
          <table:table-cell table:formula="of:=LEFT([.A378];2)" office:value-type="string" office:string-value="45" calcext:value-type="string">
            <text:p>45</text:p>
          </table:table-cell>
          <table:table-cell table:style-name="ce2" table:formula="of:=VLOOKUP([.C378];[n2.$A$4:.$C$91];3;0)" office:value-type="string" office:string-value="G" calcext:value-type="string">
            <text:p>G</text:p>
          </table:table-cell>
          <table:table-cell table:style-name="ce2" table:formula="of:=IF([.D378]=[.D377];&quot;&quot;;CONCATENATE(&quot;{&quot;&quot;index&quot;&quot;: {&quot;&quot;_id&quot;&quot;: &quot;&quot;&quot;;[.D378];&quot;&quot;&quot;}}{&quot;&quot;name&quot;&quot;: &quot;&quot;&quot;;VLOOKUP([.D37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78];&quot;&quot;&quot;}}{&quot;&quot;name&quot;&quot;: &quot;&quot;&quot;;[.B378];&quot;&quot;&quot;, &quot;&quot;parent&quot;&quot;: &quot;&quot;&quot;;[.D378];&quot;&quot;&quot;}&quot;)" office:value-type="string" office:string-value="{&quot;index&quot;: {&quot;_id&quot;: &quot;45.40Z&quot;}}{&quot;name&quot;: &quot;Commerce et réparation de motocycles&quot;, &quot;parent&quot;: &quot;G&quot;}" calcext:value-type="string">
            <text:p>{"index": {"_id": "45.40Z"}}{"name": "Commerce et réparation de motocycl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11Z</text:p>
          </table:table-cell>
          <table:table-cell office:value-type="string" calcext:value-type="string">
            <text:p>Intermédiaires du commerce en matières premières agricoles, animaux vivants, matières premières textiles et produits semi-finis</text:p>
          </table:table-cell>
          <table:table-cell table:formula="of:=LEFT([.A379];2)" office:value-type="string" office:string-value="46" calcext:value-type="string">
            <text:p>46</text:p>
          </table:table-cell>
          <table:table-cell table:style-name="ce2" table:formula="of:=VLOOKUP([.C379];[n2.$A$4:.$C$91];3;0)" office:value-type="string" office:string-value="G" calcext:value-type="string">
            <text:p>G</text:p>
          </table:table-cell>
          <table:table-cell table:style-name="ce2" table:formula="of:=IF([.D379]=[.D378];&quot;&quot;;CONCATENATE(&quot;{&quot;&quot;index&quot;&quot;: {&quot;&quot;_id&quot;&quot;: &quot;&quot;&quot;;[.D379];&quot;&quot;&quot;}}{&quot;&quot;name&quot;&quot;: &quot;&quot;&quot;;VLOOKUP([.D37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79];&quot;&quot;&quot;}}{&quot;&quot;name&quot;&quot;: &quot;&quot;&quot;;[.B379];&quot;&quot;&quot;, &quot;&quot;parent&quot;&quot;: &quot;&quot;&quot;;[.D379];&quot;&quot;&quot;}&quot;)" office:value-type="string" office:string-value="{&quot;index&quot;: {&quot;_id&quot;: &quot;46.11Z&quot;}}{&quot;name&quot;: &quot;Intermédiaires du commerce en matières premières agricoles, animaux vivants, matières premières textiles et produits semi-finis&quot;, &quot;parent&quot;: &quot;G&quot;}" calcext:value-type="string">
            <text:p>{"index": {"_id": "46.11Z"}}{"name": "Intermédiaires du commerce en matières premières agricoles, animaux vivants, matières premières textiles et produits semi-fini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12A</text:p>
          </table:table-cell>
          <table:table-cell office:value-type="string" calcext:value-type="string">
            <text:p>Centrales d'achat de carburant</text:p>
          </table:table-cell>
          <table:table-cell table:formula="of:=LEFT([.A380];2)" office:value-type="string" office:string-value="46" calcext:value-type="string">
            <text:p>46</text:p>
          </table:table-cell>
          <table:table-cell table:style-name="ce2" table:formula="of:=VLOOKUP([.C380];[n2.$A$4:.$C$91];3;0)" office:value-type="string" office:string-value="G" calcext:value-type="string">
            <text:p>G</text:p>
          </table:table-cell>
          <table:table-cell table:style-name="ce2" table:formula="of:=IF([.D380]=[.D379];&quot;&quot;;CONCATENATE(&quot;{&quot;&quot;index&quot;&quot;: {&quot;&quot;_id&quot;&quot;: &quot;&quot;&quot;;[.D380];&quot;&quot;&quot;}}{&quot;&quot;name&quot;&quot;: &quot;&quot;&quot;;VLOOKUP([.D38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80];&quot;&quot;&quot;}}{&quot;&quot;name&quot;&quot;: &quot;&quot;&quot;;[.B380];&quot;&quot;&quot;, &quot;&quot;parent&quot;&quot;: &quot;&quot;&quot;;[.D380];&quot;&quot;&quot;}&quot;)" office:value-type="string" office:string-value="{&quot;index&quot;: {&quot;_id&quot;: &quot;46.12A&quot;}}{&quot;name&quot;: &quot;Centrales d'achat de carburant&quot;, &quot;parent&quot;: &quot;G&quot;}" calcext:value-type="string">
            <text:p>{"index": {"_id": "46.12A"}}{"name": "Centrales d'achat de carburant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12B</text:p>
          </table:table-cell>
          <table:table-cell office:value-type="string" calcext:value-type="string">
            <text:p>Autres intermédiaires du commerce en combustibles, métaux, minéraux et produits chimiques</text:p>
          </table:table-cell>
          <table:table-cell table:formula="of:=LEFT([.A381];2)" office:value-type="string" office:string-value="46" calcext:value-type="string">
            <text:p>46</text:p>
          </table:table-cell>
          <table:table-cell table:style-name="ce2" table:formula="of:=VLOOKUP([.C381];[n2.$A$4:.$C$91];3;0)" office:value-type="string" office:string-value="G" calcext:value-type="string">
            <text:p>G</text:p>
          </table:table-cell>
          <table:table-cell table:style-name="ce2" table:formula="of:=IF([.D381]=[.D380];&quot;&quot;;CONCATENATE(&quot;{&quot;&quot;index&quot;&quot;: {&quot;&quot;_id&quot;&quot;: &quot;&quot;&quot;;[.D381];&quot;&quot;&quot;}}{&quot;&quot;name&quot;&quot;: &quot;&quot;&quot;;VLOOKUP([.D38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81];&quot;&quot;&quot;}}{&quot;&quot;name&quot;&quot;: &quot;&quot;&quot;;[.B381];&quot;&quot;&quot;, &quot;&quot;parent&quot;&quot;: &quot;&quot;&quot;;[.D381];&quot;&quot;&quot;}&quot;)" office:value-type="string" office:string-value="{&quot;index&quot;: {&quot;_id&quot;: &quot;46.12B&quot;}}{&quot;name&quot;: &quot;Autres intermédiaires du commerce en combustibles, métaux, minéraux et produits chimiques&quot;, &quot;parent&quot;: &quot;G&quot;}" calcext:value-type="string">
            <text:p>{"index": {"_id": "46.12B"}}{"name": "Autres intermédiaires du commerce en combustibles, métaux, minéraux et produits chimiqu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13Z</text:p>
          </table:table-cell>
          <table:table-cell office:value-type="string" calcext:value-type="string">
            <text:p>Intermédiaires du commerce en bois et matériaux de construction</text:p>
          </table:table-cell>
          <table:table-cell table:formula="of:=LEFT([.A382];2)" office:value-type="string" office:string-value="46" calcext:value-type="string">
            <text:p>46</text:p>
          </table:table-cell>
          <table:table-cell table:style-name="ce2" table:formula="of:=VLOOKUP([.C382];[n2.$A$4:.$C$91];3;0)" office:value-type="string" office:string-value="G" calcext:value-type="string">
            <text:p>G</text:p>
          </table:table-cell>
          <table:table-cell table:style-name="ce2" table:formula="of:=IF([.D382]=[.D381];&quot;&quot;;CONCATENATE(&quot;{&quot;&quot;index&quot;&quot;: {&quot;&quot;_id&quot;&quot;: &quot;&quot;&quot;;[.D382];&quot;&quot;&quot;}}{&quot;&quot;name&quot;&quot;: &quot;&quot;&quot;;VLOOKUP([.D38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82];&quot;&quot;&quot;}}{&quot;&quot;name&quot;&quot;: &quot;&quot;&quot;;[.B382];&quot;&quot;&quot;, &quot;&quot;parent&quot;&quot;: &quot;&quot;&quot;;[.D382];&quot;&quot;&quot;}&quot;)" office:value-type="string" office:string-value="{&quot;index&quot;: {&quot;_id&quot;: &quot;46.13Z&quot;}}{&quot;name&quot;: &quot;Intermédiaires du commerce en bois et matériaux de construction&quot;, &quot;parent&quot;: &quot;G&quot;}" calcext:value-type="string">
            <text:p>{"index": {"_id": "46.13Z"}}{"name": "Intermédiaires du commerce en bois et matériaux de construction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14Z</text:p>
          </table:table-cell>
          <table:table-cell office:value-type="string" calcext:value-type="string">
            <text:p>Intermédiaires du commerce en machines, équipements industriels, navires et avions</text:p>
          </table:table-cell>
          <table:table-cell table:formula="of:=LEFT([.A383];2)" office:value-type="string" office:string-value="46" calcext:value-type="string">
            <text:p>46</text:p>
          </table:table-cell>
          <table:table-cell table:style-name="ce2" table:formula="of:=VLOOKUP([.C383];[n2.$A$4:.$C$91];3;0)" office:value-type="string" office:string-value="G" calcext:value-type="string">
            <text:p>G</text:p>
          </table:table-cell>
          <table:table-cell table:style-name="ce2" table:formula="of:=IF([.D383]=[.D382];&quot;&quot;;CONCATENATE(&quot;{&quot;&quot;index&quot;&quot;: {&quot;&quot;_id&quot;&quot;: &quot;&quot;&quot;;[.D383];&quot;&quot;&quot;}}{&quot;&quot;name&quot;&quot;: &quot;&quot;&quot;;VLOOKUP([.D38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83];&quot;&quot;&quot;}}{&quot;&quot;name&quot;&quot;: &quot;&quot;&quot;;[.B383];&quot;&quot;&quot;, &quot;&quot;parent&quot;&quot;: &quot;&quot;&quot;;[.D383];&quot;&quot;&quot;}&quot;)" office:value-type="string" office:string-value="{&quot;index&quot;: {&quot;_id&quot;: &quot;46.14Z&quot;}}{&quot;name&quot;: &quot;Intermédiaires du commerce en machines, équipements industriels, navires et avions&quot;, &quot;parent&quot;: &quot;G&quot;}" calcext:value-type="string">
            <text:p>{"index": {"_id": "46.14Z"}}{"name": "Intermédiaires du commerce en machines, équipements industriels, navires et avion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15Z</text:p>
          </table:table-cell>
          <table:table-cell office:value-type="string" calcext:value-type="string">
            <text:p>Intermédiaires du commerce en meubles, articles de ménage et quincaillerie</text:p>
          </table:table-cell>
          <table:table-cell table:formula="of:=LEFT([.A384];2)" office:value-type="string" office:string-value="46" calcext:value-type="string">
            <text:p>46</text:p>
          </table:table-cell>
          <table:table-cell table:style-name="ce2" table:formula="of:=VLOOKUP([.C384];[n2.$A$4:.$C$91];3;0)" office:value-type="string" office:string-value="G" calcext:value-type="string">
            <text:p>G</text:p>
          </table:table-cell>
          <table:table-cell table:style-name="ce2" table:formula="of:=IF([.D384]=[.D383];&quot;&quot;;CONCATENATE(&quot;{&quot;&quot;index&quot;&quot;: {&quot;&quot;_id&quot;&quot;: &quot;&quot;&quot;;[.D384];&quot;&quot;&quot;}}{&quot;&quot;name&quot;&quot;: &quot;&quot;&quot;;VLOOKUP([.D38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84];&quot;&quot;&quot;}}{&quot;&quot;name&quot;&quot;: &quot;&quot;&quot;;[.B384];&quot;&quot;&quot;, &quot;&quot;parent&quot;&quot;: &quot;&quot;&quot;;[.D384];&quot;&quot;&quot;}&quot;)" office:value-type="string" office:string-value="{&quot;index&quot;: {&quot;_id&quot;: &quot;46.15Z&quot;}}{&quot;name&quot;: &quot;Intermédiaires du commerce en meubles, articles de ménage et quincaillerie&quot;, &quot;parent&quot;: &quot;G&quot;}" calcext:value-type="string">
            <text:p>{"index": {"_id": "46.15Z"}}{"name": "Intermédiaires du commerce en meubles, articles de ménage et quincaillerie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16Z</text:p>
          </table:table-cell>
          <table:table-cell office:value-type="string" calcext:value-type="string">
            <text:p>Intermédiaires du commerce en textiles, habillement, fourrures, chaussures et articles en cuir</text:p>
          </table:table-cell>
          <table:table-cell table:formula="of:=LEFT([.A385];2)" office:value-type="string" office:string-value="46" calcext:value-type="string">
            <text:p>46</text:p>
          </table:table-cell>
          <table:table-cell table:style-name="ce2" table:formula="of:=VLOOKUP([.C385];[n2.$A$4:.$C$91];3;0)" office:value-type="string" office:string-value="G" calcext:value-type="string">
            <text:p>G</text:p>
          </table:table-cell>
          <table:table-cell table:style-name="ce2" table:formula="of:=IF([.D385]=[.D384];&quot;&quot;;CONCATENATE(&quot;{&quot;&quot;index&quot;&quot;: {&quot;&quot;_id&quot;&quot;: &quot;&quot;&quot;;[.D385];&quot;&quot;&quot;}}{&quot;&quot;name&quot;&quot;: &quot;&quot;&quot;;VLOOKUP([.D38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85];&quot;&quot;&quot;}}{&quot;&quot;name&quot;&quot;: &quot;&quot;&quot;;[.B385];&quot;&quot;&quot;, &quot;&quot;parent&quot;&quot;: &quot;&quot;&quot;;[.D385];&quot;&quot;&quot;}&quot;)" office:value-type="string" office:string-value="{&quot;index&quot;: {&quot;_id&quot;: &quot;46.16Z&quot;}}{&quot;name&quot;: &quot;Intermédiaires du commerce en textiles, habillement, fourrures, chaussures et articles en cuir&quot;, &quot;parent&quot;: &quot;G&quot;}" calcext:value-type="string">
            <text:p>{"index": {"_id": "46.16Z"}}{"name": "Intermédiaires du commerce en textiles, habillement, fourrures, chaussures et articles en cuir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17A</text:p>
          </table:table-cell>
          <table:table-cell office:value-type="string" calcext:value-type="string">
            <text:p>Centrales d'achat alimentaires</text:p>
          </table:table-cell>
          <table:table-cell table:formula="of:=LEFT([.A386];2)" office:value-type="string" office:string-value="46" calcext:value-type="string">
            <text:p>46</text:p>
          </table:table-cell>
          <table:table-cell table:style-name="ce2" table:formula="of:=VLOOKUP([.C386];[n2.$A$4:.$C$91];3;0)" office:value-type="string" office:string-value="G" calcext:value-type="string">
            <text:p>G</text:p>
          </table:table-cell>
          <table:table-cell table:style-name="ce2" table:formula="of:=IF([.D386]=[.D385];&quot;&quot;;CONCATENATE(&quot;{&quot;&quot;index&quot;&quot;: {&quot;&quot;_id&quot;&quot;: &quot;&quot;&quot;;[.D386];&quot;&quot;&quot;}}{&quot;&quot;name&quot;&quot;: &quot;&quot;&quot;;VLOOKUP([.D38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86];&quot;&quot;&quot;}}{&quot;&quot;name&quot;&quot;: &quot;&quot;&quot;;[.B386];&quot;&quot;&quot;, &quot;&quot;parent&quot;&quot;: &quot;&quot;&quot;;[.D386];&quot;&quot;&quot;}&quot;)" office:value-type="string" office:string-value="{&quot;index&quot;: {&quot;_id&quot;: &quot;46.17A&quot;}}{&quot;name&quot;: &quot;Centrales d'achat alimentaires&quot;, &quot;parent&quot;: &quot;G&quot;}" calcext:value-type="string">
            <text:p>{"index": {"_id": "46.17A"}}{"name": "Centrales d'achat alimentair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17B</text:p>
          </table:table-cell>
          <table:table-cell office:value-type="string" calcext:value-type="string">
            <text:p>Autres intermédiaires du commerce en denrées, boissons et tabac</text:p>
          </table:table-cell>
          <table:table-cell table:formula="of:=LEFT([.A387];2)" office:value-type="string" office:string-value="46" calcext:value-type="string">
            <text:p>46</text:p>
          </table:table-cell>
          <table:table-cell table:style-name="ce2" table:formula="of:=VLOOKUP([.C387];[n2.$A$4:.$C$91];3;0)" office:value-type="string" office:string-value="G" calcext:value-type="string">
            <text:p>G</text:p>
          </table:table-cell>
          <table:table-cell table:style-name="ce2" table:formula="of:=IF([.D387]=[.D386];&quot;&quot;;CONCATENATE(&quot;{&quot;&quot;index&quot;&quot;: {&quot;&quot;_id&quot;&quot;: &quot;&quot;&quot;;[.D387];&quot;&quot;&quot;}}{&quot;&quot;name&quot;&quot;: &quot;&quot;&quot;;VLOOKUP([.D38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87];&quot;&quot;&quot;}}{&quot;&quot;name&quot;&quot;: &quot;&quot;&quot;;[.B387];&quot;&quot;&quot;, &quot;&quot;parent&quot;&quot;: &quot;&quot;&quot;;[.D387];&quot;&quot;&quot;}&quot;)" office:value-type="string" office:string-value="{&quot;index&quot;: {&quot;_id&quot;: &quot;46.17B&quot;}}{&quot;name&quot;: &quot;Autres intermédiaires du commerce en denrées, boissons et tabac&quot;, &quot;parent&quot;: &quot;G&quot;}" calcext:value-type="string">
            <text:p>{"index": {"_id": "46.17B"}}{"name": "Autres intermédiaires du commerce en denrées, boissons et tabac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18Z</text:p>
          </table:table-cell>
          <table:table-cell office:value-type="string" calcext:value-type="string">
            <text:p>Intermédiaires spécialisés dans le commerce d'autres produits spécifiques</text:p>
          </table:table-cell>
          <table:table-cell table:formula="of:=LEFT([.A388];2)" office:value-type="string" office:string-value="46" calcext:value-type="string">
            <text:p>46</text:p>
          </table:table-cell>
          <table:table-cell table:style-name="ce2" table:formula="of:=VLOOKUP([.C388];[n2.$A$4:.$C$91];3;0)" office:value-type="string" office:string-value="G" calcext:value-type="string">
            <text:p>G</text:p>
          </table:table-cell>
          <table:table-cell table:style-name="ce2" table:formula="of:=IF([.D388]=[.D387];&quot;&quot;;CONCATENATE(&quot;{&quot;&quot;index&quot;&quot;: {&quot;&quot;_id&quot;&quot;: &quot;&quot;&quot;;[.D388];&quot;&quot;&quot;}}{&quot;&quot;name&quot;&quot;: &quot;&quot;&quot;;VLOOKUP([.D38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88];&quot;&quot;&quot;}}{&quot;&quot;name&quot;&quot;: &quot;&quot;&quot;;[.B388];&quot;&quot;&quot;, &quot;&quot;parent&quot;&quot;: &quot;&quot;&quot;;[.D388];&quot;&quot;&quot;}&quot;)" office:value-type="string" office:string-value="{&quot;index&quot;: {&quot;_id&quot;: &quot;46.18Z&quot;}}{&quot;name&quot;: &quot;Intermédiaires spécialisés dans le commerce d'autres produits spécifiques&quot;, &quot;parent&quot;: &quot;G&quot;}" calcext:value-type="string">
            <text:p>{"index": {"_id": "46.18Z"}}{"name": "Intermédiaires spécialisés dans le commerce d'autres produits spécifiqu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19A</text:p>
          </table:table-cell>
          <table:table-cell office:value-type="string" calcext:value-type="string">
            <text:p>Centrales d'achat non alimentaires</text:p>
          </table:table-cell>
          <table:table-cell table:formula="of:=LEFT([.A389];2)" office:value-type="string" office:string-value="46" calcext:value-type="string">
            <text:p>46</text:p>
          </table:table-cell>
          <table:table-cell table:style-name="ce2" table:formula="of:=VLOOKUP([.C389];[n2.$A$4:.$C$91];3;0)" office:value-type="string" office:string-value="G" calcext:value-type="string">
            <text:p>G</text:p>
          </table:table-cell>
          <table:table-cell table:style-name="ce2" table:formula="of:=IF([.D389]=[.D388];&quot;&quot;;CONCATENATE(&quot;{&quot;&quot;index&quot;&quot;: {&quot;&quot;_id&quot;&quot;: &quot;&quot;&quot;;[.D389];&quot;&quot;&quot;}}{&quot;&quot;name&quot;&quot;: &quot;&quot;&quot;;VLOOKUP([.D38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89];&quot;&quot;&quot;}}{&quot;&quot;name&quot;&quot;: &quot;&quot;&quot;;[.B389];&quot;&quot;&quot;, &quot;&quot;parent&quot;&quot;: &quot;&quot;&quot;;[.D389];&quot;&quot;&quot;}&quot;)" office:value-type="string" office:string-value="{&quot;index&quot;: {&quot;_id&quot;: &quot;46.19A&quot;}}{&quot;name&quot;: &quot;Centrales d'achat non alimentaires&quot;, &quot;parent&quot;: &quot;G&quot;}" calcext:value-type="string">
            <text:p>{"index": {"_id": "46.19A"}}{"name": "Centrales d'achat non alimentair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19B</text:p>
          </table:table-cell>
          <table:table-cell office:value-type="string" calcext:value-type="string">
            <text:p>Autres intermédiaires du commerce en produits divers</text:p>
          </table:table-cell>
          <table:table-cell table:formula="of:=LEFT([.A390];2)" office:value-type="string" office:string-value="46" calcext:value-type="string">
            <text:p>46</text:p>
          </table:table-cell>
          <table:table-cell table:style-name="ce2" table:formula="of:=VLOOKUP([.C390];[n2.$A$4:.$C$91];3;0)" office:value-type="string" office:string-value="G" calcext:value-type="string">
            <text:p>G</text:p>
          </table:table-cell>
          <table:table-cell table:style-name="ce2" table:formula="of:=IF([.D390]=[.D389];&quot;&quot;;CONCATENATE(&quot;{&quot;&quot;index&quot;&quot;: {&quot;&quot;_id&quot;&quot;: &quot;&quot;&quot;;[.D390];&quot;&quot;&quot;}}{&quot;&quot;name&quot;&quot;: &quot;&quot;&quot;;VLOOKUP([.D39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90];&quot;&quot;&quot;}}{&quot;&quot;name&quot;&quot;: &quot;&quot;&quot;;[.B390];&quot;&quot;&quot;, &quot;&quot;parent&quot;&quot;: &quot;&quot;&quot;;[.D390];&quot;&quot;&quot;}&quot;)" office:value-type="string" office:string-value="{&quot;index&quot;: {&quot;_id&quot;: &quot;46.19B&quot;}}{&quot;name&quot;: &quot;Autres intermédiaires du commerce en produits divers&quot;, &quot;parent&quot;: &quot;G&quot;}" calcext:value-type="string">
            <text:p>{"index": {"_id": "46.19B"}}{"name": "Autres intermédiaires du commerce en produits diver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21Z</text:p>
          </table:table-cell>
          <table:table-cell office:value-type="string" calcext:value-type="string">
            <text:p>Commerce de gros (commerce interentreprises) de céréales, de tabac non manufacturé, de semences et d'aliments pour le bétail</text:p>
          </table:table-cell>
          <table:table-cell table:formula="of:=LEFT([.A391];2)" office:value-type="string" office:string-value="46" calcext:value-type="string">
            <text:p>46</text:p>
          </table:table-cell>
          <table:table-cell table:style-name="ce2" table:formula="of:=VLOOKUP([.C391];[n2.$A$4:.$C$91];3;0)" office:value-type="string" office:string-value="G" calcext:value-type="string">
            <text:p>G</text:p>
          </table:table-cell>
          <table:table-cell table:style-name="ce2" table:formula="of:=IF([.D391]=[.D390];&quot;&quot;;CONCATENATE(&quot;{&quot;&quot;index&quot;&quot;: {&quot;&quot;_id&quot;&quot;: &quot;&quot;&quot;;[.D391];&quot;&quot;&quot;}}{&quot;&quot;name&quot;&quot;: &quot;&quot;&quot;;VLOOKUP([.D39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91];&quot;&quot;&quot;}}{&quot;&quot;name&quot;&quot;: &quot;&quot;&quot;;[.B391];&quot;&quot;&quot;, &quot;&quot;parent&quot;&quot;: &quot;&quot;&quot;;[.D391];&quot;&quot;&quot;}&quot;)" office:value-type="string" office:string-value="{&quot;index&quot;: {&quot;_id&quot;: &quot;46.21Z&quot;}}{&quot;name&quot;: &quot;Commerce de gros (commerce interentreprises) de céréales, de tabac non manufacturé, de semences et d'aliments pour le bétail&quot;, &quot;parent&quot;: &quot;G&quot;}" calcext:value-type="string">
            <text:p>{"index": {"_id": "46.21Z"}}{"name": "Commerce de gros (commerce interentreprises) de céréales, de tabac non manufacturé, de semences et d'aliments pour le bétail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22Z</text:p>
          </table:table-cell>
          <table:table-cell office:value-type="string" calcext:value-type="string">
            <text:p>Commerce de gros (commerce interentreprises) de fleurs et plantes</text:p>
          </table:table-cell>
          <table:table-cell table:formula="of:=LEFT([.A392];2)" office:value-type="string" office:string-value="46" calcext:value-type="string">
            <text:p>46</text:p>
          </table:table-cell>
          <table:table-cell table:style-name="ce2" table:formula="of:=VLOOKUP([.C392];[n2.$A$4:.$C$91];3;0)" office:value-type="string" office:string-value="G" calcext:value-type="string">
            <text:p>G</text:p>
          </table:table-cell>
          <table:table-cell table:style-name="ce2" table:formula="of:=IF([.D392]=[.D391];&quot;&quot;;CONCATENATE(&quot;{&quot;&quot;index&quot;&quot;: {&quot;&quot;_id&quot;&quot;: &quot;&quot;&quot;;[.D392];&quot;&quot;&quot;}}{&quot;&quot;name&quot;&quot;: &quot;&quot;&quot;;VLOOKUP([.D39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92];&quot;&quot;&quot;}}{&quot;&quot;name&quot;&quot;: &quot;&quot;&quot;;[.B392];&quot;&quot;&quot;, &quot;&quot;parent&quot;&quot;: &quot;&quot;&quot;;[.D392];&quot;&quot;&quot;}&quot;)" office:value-type="string" office:string-value="{&quot;index&quot;: {&quot;_id&quot;: &quot;46.22Z&quot;}}{&quot;name&quot;: &quot;Commerce de gros (commerce interentreprises) de fleurs et plantes&quot;, &quot;parent&quot;: &quot;G&quot;}" calcext:value-type="string">
            <text:p>{"index": {"_id": "46.22Z"}}{"name": "Commerce de gros (commerce interentreprises) de fleurs et plant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23Z</text:p>
          </table:table-cell>
          <table:table-cell office:value-type="string" calcext:value-type="string">
            <text:p>Commerce de gros (commerce interentreprises) d'animaux vivants</text:p>
          </table:table-cell>
          <table:table-cell table:formula="of:=LEFT([.A393];2)" office:value-type="string" office:string-value="46" calcext:value-type="string">
            <text:p>46</text:p>
          </table:table-cell>
          <table:table-cell table:style-name="ce2" table:formula="of:=VLOOKUP([.C393];[n2.$A$4:.$C$91];3;0)" office:value-type="string" office:string-value="G" calcext:value-type="string">
            <text:p>G</text:p>
          </table:table-cell>
          <table:table-cell table:style-name="ce2" table:formula="of:=IF([.D393]=[.D392];&quot;&quot;;CONCATENATE(&quot;{&quot;&quot;index&quot;&quot;: {&quot;&quot;_id&quot;&quot;: &quot;&quot;&quot;;[.D393];&quot;&quot;&quot;}}{&quot;&quot;name&quot;&quot;: &quot;&quot;&quot;;VLOOKUP([.D39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93];&quot;&quot;&quot;}}{&quot;&quot;name&quot;&quot;: &quot;&quot;&quot;;[.B393];&quot;&quot;&quot;, &quot;&quot;parent&quot;&quot;: &quot;&quot;&quot;;[.D393];&quot;&quot;&quot;}&quot;)" office:value-type="string" office:string-value="{&quot;index&quot;: {&quot;_id&quot;: &quot;46.23Z&quot;}}{&quot;name&quot;: &quot;Commerce de gros (commerce interentreprises) d'animaux vivants&quot;, &quot;parent&quot;: &quot;G&quot;}" calcext:value-type="string">
            <text:p>{"index": {"_id": "46.23Z"}}{"name": "Commerce de gros (commerce interentreprises) d'animaux vivant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24Z</text:p>
          </table:table-cell>
          <table:table-cell office:value-type="string" calcext:value-type="string">
            <text:p>Commerce de gros (commerce interentreprises) de cuirs et peaux</text:p>
          </table:table-cell>
          <table:table-cell table:formula="of:=LEFT([.A394];2)" office:value-type="string" office:string-value="46" calcext:value-type="string">
            <text:p>46</text:p>
          </table:table-cell>
          <table:table-cell table:style-name="ce2" table:formula="of:=VLOOKUP([.C394];[n2.$A$4:.$C$91];3;0)" office:value-type="string" office:string-value="G" calcext:value-type="string">
            <text:p>G</text:p>
          </table:table-cell>
          <table:table-cell table:style-name="ce2" table:formula="of:=IF([.D394]=[.D393];&quot;&quot;;CONCATENATE(&quot;{&quot;&quot;index&quot;&quot;: {&quot;&quot;_id&quot;&quot;: &quot;&quot;&quot;;[.D394];&quot;&quot;&quot;}}{&quot;&quot;name&quot;&quot;: &quot;&quot;&quot;;VLOOKUP([.D39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94];&quot;&quot;&quot;}}{&quot;&quot;name&quot;&quot;: &quot;&quot;&quot;;[.B394];&quot;&quot;&quot;, &quot;&quot;parent&quot;&quot;: &quot;&quot;&quot;;[.D394];&quot;&quot;&quot;}&quot;)" office:value-type="string" office:string-value="{&quot;index&quot;: {&quot;_id&quot;: &quot;46.24Z&quot;}}{&quot;name&quot;: &quot;Commerce de gros (commerce interentreprises) de cuirs et peaux&quot;, &quot;parent&quot;: &quot;G&quot;}" calcext:value-type="string">
            <text:p>{"index": {"_id": "46.24Z"}}{"name": "Commerce de gros (commerce interentreprises) de cuirs et peaux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31Z</text:p>
          </table:table-cell>
          <table:table-cell office:value-type="string" calcext:value-type="string">
            <text:p>Commerce de gros (commerce interentreprises) de fruits et légumes</text:p>
          </table:table-cell>
          <table:table-cell table:formula="of:=LEFT([.A395];2)" office:value-type="string" office:string-value="46" calcext:value-type="string">
            <text:p>46</text:p>
          </table:table-cell>
          <table:table-cell table:style-name="ce2" table:formula="of:=VLOOKUP([.C395];[n2.$A$4:.$C$91];3;0)" office:value-type="string" office:string-value="G" calcext:value-type="string">
            <text:p>G</text:p>
          </table:table-cell>
          <table:table-cell table:style-name="ce2" table:formula="of:=IF([.D395]=[.D394];&quot;&quot;;CONCATENATE(&quot;{&quot;&quot;index&quot;&quot;: {&quot;&quot;_id&quot;&quot;: &quot;&quot;&quot;;[.D395];&quot;&quot;&quot;}}{&quot;&quot;name&quot;&quot;: &quot;&quot;&quot;;VLOOKUP([.D39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95];&quot;&quot;&quot;}}{&quot;&quot;name&quot;&quot;: &quot;&quot;&quot;;[.B395];&quot;&quot;&quot;, &quot;&quot;parent&quot;&quot;: &quot;&quot;&quot;;[.D395];&quot;&quot;&quot;}&quot;)" office:value-type="string" office:string-value="{&quot;index&quot;: {&quot;_id&quot;: &quot;46.31Z&quot;}}{&quot;name&quot;: &quot;Commerce de gros (commerce interentreprises) de fruits et légumes&quot;, &quot;parent&quot;: &quot;G&quot;}" calcext:value-type="string">
            <text:p>{"index": {"_id": "46.31Z"}}{"name": "Commerce de gros (commerce interentreprises) de fruits et légum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32A</text:p>
          </table:table-cell>
          <table:table-cell office:value-type="string" calcext:value-type="string">
            <text:p>Commerce de gros (commerce interentreprises) de viandes de boucherie</text:p>
          </table:table-cell>
          <table:table-cell table:formula="of:=LEFT([.A396];2)" office:value-type="string" office:string-value="46" calcext:value-type="string">
            <text:p>46</text:p>
          </table:table-cell>
          <table:table-cell table:style-name="ce2" table:formula="of:=VLOOKUP([.C396];[n2.$A$4:.$C$91];3;0)" office:value-type="string" office:string-value="G" calcext:value-type="string">
            <text:p>G</text:p>
          </table:table-cell>
          <table:table-cell table:style-name="ce2" table:formula="of:=IF([.D396]=[.D395];&quot;&quot;;CONCATENATE(&quot;{&quot;&quot;index&quot;&quot;: {&quot;&quot;_id&quot;&quot;: &quot;&quot;&quot;;[.D396];&quot;&quot;&quot;}}{&quot;&quot;name&quot;&quot;: &quot;&quot;&quot;;VLOOKUP([.D39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96];&quot;&quot;&quot;}}{&quot;&quot;name&quot;&quot;: &quot;&quot;&quot;;[.B396];&quot;&quot;&quot;, &quot;&quot;parent&quot;&quot;: &quot;&quot;&quot;;[.D396];&quot;&quot;&quot;}&quot;)" office:value-type="string" office:string-value="{&quot;index&quot;: {&quot;_id&quot;: &quot;46.32A&quot;}}{&quot;name&quot;: &quot;Commerce de gros (commerce interentreprises) de viandes de boucherie&quot;, &quot;parent&quot;: &quot;G&quot;}" calcext:value-type="string">
            <text:p>{"index": {"_id": "46.32A"}}{"name": "Commerce de gros (commerce interentreprises) de viandes de boucherie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32B</text:p>
          </table:table-cell>
          <table:table-cell office:value-type="string" calcext:value-type="string">
            <text:p>Commerce de gros (commerce interentreprises) de produits à base de viande</text:p>
          </table:table-cell>
          <table:table-cell table:formula="of:=LEFT([.A397];2)" office:value-type="string" office:string-value="46" calcext:value-type="string">
            <text:p>46</text:p>
          </table:table-cell>
          <table:table-cell table:style-name="ce2" table:formula="of:=VLOOKUP([.C397];[n2.$A$4:.$C$91];3;0)" office:value-type="string" office:string-value="G" calcext:value-type="string">
            <text:p>G</text:p>
          </table:table-cell>
          <table:table-cell table:style-name="ce2" table:formula="of:=IF([.D397]=[.D396];&quot;&quot;;CONCATENATE(&quot;{&quot;&quot;index&quot;&quot;: {&quot;&quot;_id&quot;&quot;: &quot;&quot;&quot;;[.D397];&quot;&quot;&quot;}}{&quot;&quot;name&quot;&quot;: &quot;&quot;&quot;;VLOOKUP([.D39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97];&quot;&quot;&quot;}}{&quot;&quot;name&quot;&quot;: &quot;&quot;&quot;;[.B397];&quot;&quot;&quot;, &quot;&quot;parent&quot;&quot;: &quot;&quot;&quot;;[.D397];&quot;&quot;&quot;}&quot;)" office:value-type="string" office:string-value="{&quot;index&quot;: {&quot;_id&quot;: &quot;46.32B&quot;}}{&quot;name&quot;: &quot;Commerce de gros (commerce interentreprises) de produits à base de viande&quot;, &quot;parent&quot;: &quot;G&quot;}" calcext:value-type="string">
            <text:p>{"index": {"_id": "46.32B"}}{"name": "Commerce de gros (commerce interentreprises) de produits à base de viande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32C</text:p>
          </table:table-cell>
          <table:table-cell office:value-type="string" calcext:value-type="string">
            <text:p>Commerce de gros (commerce interentreprises) de volailles et gibier</text:p>
          </table:table-cell>
          <table:table-cell table:formula="of:=LEFT([.A398];2)" office:value-type="string" office:string-value="46" calcext:value-type="string">
            <text:p>46</text:p>
          </table:table-cell>
          <table:table-cell table:style-name="ce2" table:formula="of:=VLOOKUP([.C398];[n2.$A$4:.$C$91];3;0)" office:value-type="string" office:string-value="G" calcext:value-type="string">
            <text:p>G</text:p>
          </table:table-cell>
          <table:table-cell table:style-name="ce2" table:formula="of:=IF([.D398]=[.D397];&quot;&quot;;CONCATENATE(&quot;{&quot;&quot;index&quot;&quot;: {&quot;&quot;_id&quot;&quot;: &quot;&quot;&quot;;[.D398];&quot;&quot;&quot;}}{&quot;&quot;name&quot;&quot;: &quot;&quot;&quot;;VLOOKUP([.D39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98];&quot;&quot;&quot;}}{&quot;&quot;name&quot;&quot;: &quot;&quot;&quot;;[.B398];&quot;&quot;&quot;, &quot;&quot;parent&quot;&quot;: &quot;&quot;&quot;;[.D398];&quot;&quot;&quot;}&quot;)" office:value-type="string" office:string-value="{&quot;index&quot;: {&quot;_id&quot;: &quot;46.32C&quot;}}{&quot;name&quot;: &quot;Commerce de gros (commerce interentreprises) de volailles et gibier&quot;, &quot;parent&quot;: &quot;G&quot;}" calcext:value-type="string">
            <text:p>{"index": {"_id": "46.32C"}}{"name": "Commerce de gros (commerce interentreprises) de volailles et gibier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33Z</text:p>
          </table:table-cell>
          <table:table-cell office:value-type="string" calcext:value-type="string">
            <text:p>Commerce de gros (commerce interentreprises) de produits laitiers, œufs, huiles et matières grasses comestibles</text:p>
          </table:table-cell>
          <table:table-cell table:formula="of:=LEFT([.A399];2)" office:value-type="string" office:string-value="46" calcext:value-type="string">
            <text:p>46</text:p>
          </table:table-cell>
          <table:table-cell table:style-name="ce2" table:formula="of:=VLOOKUP([.C399];[n2.$A$4:.$C$91];3;0)" office:value-type="string" office:string-value="G" calcext:value-type="string">
            <text:p>G</text:p>
          </table:table-cell>
          <table:table-cell table:style-name="ce2" table:formula="of:=IF([.D399]=[.D398];&quot;&quot;;CONCATENATE(&quot;{&quot;&quot;index&quot;&quot;: {&quot;&quot;_id&quot;&quot;: &quot;&quot;&quot;;[.D399];&quot;&quot;&quot;}}{&quot;&quot;name&quot;&quot;: &quot;&quot;&quot;;VLOOKUP([.D39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399];&quot;&quot;&quot;}}{&quot;&quot;name&quot;&quot;: &quot;&quot;&quot;;[.B399];&quot;&quot;&quot;, &quot;&quot;parent&quot;&quot;: &quot;&quot;&quot;;[.D399];&quot;&quot;&quot;}&quot;)" office:value-type="string" office:string-value="{&quot;index&quot;: {&quot;_id&quot;: &quot;46.33Z&quot;}}{&quot;name&quot;: &quot;Commerce de gros (commerce interentreprises) de produits laitiers, œufs, huiles et matières grasses comestibles&quot;, &quot;parent&quot;: &quot;G&quot;}" calcext:value-type="string">
            <text:p>{"index": {"_id": "46.33Z"}}{"name": "Commerce de gros (commerce interentreprises) de produits laitiers, œufs, huiles et matières grasses comestibles", "parent": "G"}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6.34Z</text:p>
          </table:table-cell>
          <table:table-cell office:value-type="string" calcext:value-type="string">
            <text:p>Commerce de gros (commerce interentreprises) de boissons</text:p>
          </table:table-cell>
          <table:table-cell table:formula="of:=LEFT([.A400];2)" office:value-type="string" office:string-value="46" calcext:value-type="string">
            <text:p>46</text:p>
          </table:table-cell>
          <table:table-cell table:style-name="ce2" table:formula="of:=VLOOKUP([.C400];[n2.$A$4:.$C$91];3;0)" office:value-type="string" office:string-value="G" calcext:value-type="string">
            <text:p>G</text:p>
          </table:table-cell>
          <table:table-cell table:style-name="ce2" table:formula="of:=IF([.D400]=[.D399];&quot;&quot;;CONCATENATE(&quot;{&quot;&quot;index&quot;&quot;: {&quot;&quot;_id&quot;&quot;: &quot;&quot;&quot;;[.D400];&quot;&quot;&quot;}}{&quot;&quot;name&quot;&quot;: &quot;&quot;&quot;;VLOOKUP([.D40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00];&quot;&quot;&quot;}}{&quot;&quot;name&quot;&quot;: &quot;&quot;&quot;;[.B400];&quot;&quot;&quot;, &quot;&quot;parent&quot;&quot;: &quot;&quot;&quot;;[.D400];&quot;&quot;&quot;}&quot;)" office:value-type="string" office:string-value="{&quot;index&quot;: {&quot;_id&quot;: &quot;46.34Z&quot;}}{&quot;name&quot;: &quot;Commerce de gros (commerce interentreprises) de boissons&quot;, &quot;parent&quot;: &quot;G&quot;}" calcext:value-type="string">
            <text:p>{"index": {"_id": "46.34Z"}}{"name": "Commerce de gros (commerce interentreprises) de boisson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35Z</text:p>
          </table:table-cell>
          <table:table-cell office:value-type="string" calcext:value-type="string">
            <text:p>Commerce de gros (commerce interentreprises) de produits à base de tabac</text:p>
          </table:table-cell>
          <table:table-cell table:formula="of:=LEFT([.A401];2)" office:value-type="string" office:string-value="46" calcext:value-type="string">
            <text:p>46</text:p>
          </table:table-cell>
          <table:table-cell table:style-name="ce2" table:formula="of:=VLOOKUP([.C401];[n2.$A$4:.$C$91];3;0)" office:value-type="string" office:string-value="G" calcext:value-type="string">
            <text:p>G</text:p>
          </table:table-cell>
          <table:table-cell table:style-name="ce2" table:formula="of:=IF([.D401]=[.D400];&quot;&quot;;CONCATENATE(&quot;{&quot;&quot;index&quot;&quot;: {&quot;&quot;_id&quot;&quot;: &quot;&quot;&quot;;[.D401];&quot;&quot;&quot;}}{&quot;&quot;name&quot;&quot;: &quot;&quot;&quot;;VLOOKUP([.D40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01];&quot;&quot;&quot;}}{&quot;&quot;name&quot;&quot;: &quot;&quot;&quot;;[.B401];&quot;&quot;&quot;, &quot;&quot;parent&quot;&quot;: &quot;&quot;&quot;;[.D401];&quot;&quot;&quot;}&quot;)" office:value-type="string" office:string-value="{&quot;index&quot;: {&quot;_id&quot;: &quot;46.35Z&quot;}}{&quot;name&quot;: &quot;Commerce de gros (commerce interentreprises) de produits à base de tabac&quot;, &quot;parent&quot;: &quot;G&quot;}" calcext:value-type="string">
            <text:p>{"index": {"_id": "46.35Z"}}{"name": "Commerce de gros (commerce interentreprises) de produits à base de tabac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36Z</text:p>
          </table:table-cell>
          <table:table-cell office:value-type="string" calcext:value-type="string">
            <text:p>Commerce de gros (commerce interentreprises) de sucre, chocolat et confiserie</text:p>
          </table:table-cell>
          <table:table-cell table:formula="of:=LEFT([.A402];2)" office:value-type="string" office:string-value="46" calcext:value-type="string">
            <text:p>46</text:p>
          </table:table-cell>
          <table:table-cell table:style-name="ce2" table:formula="of:=VLOOKUP([.C402];[n2.$A$4:.$C$91];3;0)" office:value-type="string" office:string-value="G" calcext:value-type="string">
            <text:p>G</text:p>
          </table:table-cell>
          <table:table-cell table:style-name="ce2" table:formula="of:=IF([.D402]=[.D401];&quot;&quot;;CONCATENATE(&quot;{&quot;&quot;index&quot;&quot;: {&quot;&quot;_id&quot;&quot;: &quot;&quot;&quot;;[.D402];&quot;&quot;&quot;}}{&quot;&quot;name&quot;&quot;: &quot;&quot;&quot;;VLOOKUP([.D40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02];&quot;&quot;&quot;}}{&quot;&quot;name&quot;&quot;: &quot;&quot;&quot;;[.B402];&quot;&quot;&quot;, &quot;&quot;parent&quot;&quot;: &quot;&quot;&quot;;[.D402];&quot;&quot;&quot;}&quot;)" office:value-type="string" office:string-value="{&quot;index&quot;: {&quot;_id&quot;: &quot;46.36Z&quot;}}{&quot;name&quot;: &quot;Commerce de gros (commerce interentreprises) de sucre, chocolat et confiserie&quot;, &quot;parent&quot;: &quot;G&quot;}" calcext:value-type="string">
            <text:p>{"index": {"_id": "46.36Z"}}{"name": "Commerce de gros (commerce interentreprises) de sucre, chocolat et confiserie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37Z</text:p>
          </table:table-cell>
          <table:table-cell office:value-type="string" calcext:value-type="string">
            <text:p>Commerce de gros (commerce interentreprises) de café, thé, cacao et épices</text:p>
          </table:table-cell>
          <table:table-cell table:formula="of:=LEFT([.A403];2)" office:value-type="string" office:string-value="46" calcext:value-type="string">
            <text:p>46</text:p>
          </table:table-cell>
          <table:table-cell table:style-name="ce2" table:formula="of:=VLOOKUP([.C403];[n2.$A$4:.$C$91];3;0)" office:value-type="string" office:string-value="G" calcext:value-type="string">
            <text:p>G</text:p>
          </table:table-cell>
          <table:table-cell table:style-name="ce2" table:formula="of:=IF([.D403]=[.D402];&quot;&quot;;CONCATENATE(&quot;{&quot;&quot;index&quot;&quot;: {&quot;&quot;_id&quot;&quot;: &quot;&quot;&quot;;[.D403];&quot;&quot;&quot;}}{&quot;&quot;name&quot;&quot;: &quot;&quot;&quot;;VLOOKUP([.D40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03];&quot;&quot;&quot;}}{&quot;&quot;name&quot;&quot;: &quot;&quot;&quot;;[.B403];&quot;&quot;&quot;, &quot;&quot;parent&quot;&quot;: &quot;&quot;&quot;;[.D403];&quot;&quot;&quot;}&quot;)" office:value-type="string" office:string-value="{&quot;index&quot;: {&quot;_id&quot;: &quot;46.37Z&quot;}}{&quot;name&quot;: &quot;Commerce de gros (commerce interentreprises) de café, thé, cacao et épices&quot;, &quot;parent&quot;: &quot;G&quot;}" calcext:value-type="string">
            <text:p>{"index": {"_id": "46.37Z"}}{"name": "Commerce de gros (commerce interentreprises) de café, thé, cacao et épic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38A</text:p>
          </table:table-cell>
          <table:table-cell office:value-type="string" calcext:value-type="string">
            <text:p>Commerce de gros (commerce interentreprises) de poissons, crustacés et mollusques</text:p>
          </table:table-cell>
          <table:table-cell table:formula="of:=LEFT([.A404];2)" office:value-type="string" office:string-value="46" calcext:value-type="string">
            <text:p>46</text:p>
          </table:table-cell>
          <table:table-cell table:style-name="ce2" table:formula="of:=VLOOKUP([.C404];[n2.$A$4:.$C$91];3;0)" office:value-type="string" office:string-value="G" calcext:value-type="string">
            <text:p>G</text:p>
          </table:table-cell>
          <table:table-cell table:style-name="ce2" table:formula="of:=IF([.D404]=[.D403];&quot;&quot;;CONCATENATE(&quot;{&quot;&quot;index&quot;&quot;: {&quot;&quot;_id&quot;&quot;: &quot;&quot;&quot;;[.D404];&quot;&quot;&quot;}}{&quot;&quot;name&quot;&quot;: &quot;&quot;&quot;;VLOOKUP([.D40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04];&quot;&quot;&quot;}}{&quot;&quot;name&quot;&quot;: &quot;&quot;&quot;;[.B404];&quot;&quot;&quot;, &quot;&quot;parent&quot;&quot;: &quot;&quot;&quot;;[.D404];&quot;&quot;&quot;}&quot;)" office:value-type="string" office:string-value="{&quot;index&quot;: {&quot;_id&quot;: &quot;46.38A&quot;}}{&quot;name&quot;: &quot;Commerce de gros (commerce interentreprises) de poissons, crustacés et mollusques&quot;, &quot;parent&quot;: &quot;G&quot;}" calcext:value-type="string">
            <text:p>{"index": {"_id": "46.38A"}}{"name": "Commerce de gros (commerce interentreprises) de poissons, crustacés et mollusqu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38B</text:p>
          </table:table-cell>
          <table:table-cell office:value-type="string" calcext:value-type="string">
            <text:p>Commerce de gros (commerce interentreprises) alimentaire spécialisé divers</text:p>
          </table:table-cell>
          <table:table-cell table:formula="of:=LEFT([.A405];2)" office:value-type="string" office:string-value="46" calcext:value-type="string">
            <text:p>46</text:p>
          </table:table-cell>
          <table:table-cell table:style-name="ce2" table:formula="of:=VLOOKUP([.C405];[n2.$A$4:.$C$91];3;0)" office:value-type="string" office:string-value="G" calcext:value-type="string">
            <text:p>G</text:p>
          </table:table-cell>
          <table:table-cell table:style-name="ce2" table:formula="of:=IF([.D405]=[.D404];&quot;&quot;;CONCATENATE(&quot;{&quot;&quot;index&quot;&quot;: {&quot;&quot;_id&quot;&quot;: &quot;&quot;&quot;;[.D405];&quot;&quot;&quot;}}{&quot;&quot;name&quot;&quot;: &quot;&quot;&quot;;VLOOKUP([.D40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05];&quot;&quot;&quot;}}{&quot;&quot;name&quot;&quot;: &quot;&quot;&quot;;[.B405];&quot;&quot;&quot;, &quot;&quot;parent&quot;&quot;: &quot;&quot;&quot;;[.D405];&quot;&quot;&quot;}&quot;)" office:value-type="string" office:string-value="{&quot;index&quot;: {&quot;_id&quot;: &quot;46.38B&quot;}}{&quot;name&quot;: &quot;Commerce de gros (commerce interentreprises) alimentaire spécialisé divers&quot;, &quot;parent&quot;: &quot;G&quot;}" calcext:value-type="string">
            <text:p>{"index": {"_id": "46.38B"}}{"name": "Commerce de gros (commerce interentreprises) alimentaire spécialisé diver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39A</text:p>
          </table:table-cell>
          <table:table-cell office:value-type="string" calcext:value-type="string">
            <text:p>Commerce de gros (commerce interentreprises) de produits surgelés</text:p>
          </table:table-cell>
          <table:table-cell table:formula="of:=LEFT([.A406];2)" office:value-type="string" office:string-value="46" calcext:value-type="string">
            <text:p>46</text:p>
          </table:table-cell>
          <table:table-cell table:style-name="ce2" table:formula="of:=VLOOKUP([.C406];[n2.$A$4:.$C$91];3;0)" office:value-type="string" office:string-value="G" calcext:value-type="string">
            <text:p>G</text:p>
          </table:table-cell>
          <table:table-cell table:style-name="ce2" table:formula="of:=IF([.D406]=[.D405];&quot;&quot;;CONCATENATE(&quot;{&quot;&quot;index&quot;&quot;: {&quot;&quot;_id&quot;&quot;: &quot;&quot;&quot;;[.D406];&quot;&quot;&quot;}}{&quot;&quot;name&quot;&quot;: &quot;&quot;&quot;;VLOOKUP([.D40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06];&quot;&quot;&quot;}}{&quot;&quot;name&quot;&quot;: &quot;&quot;&quot;;[.B406];&quot;&quot;&quot;, &quot;&quot;parent&quot;&quot;: &quot;&quot;&quot;;[.D406];&quot;&quot;&quot;}&quot;)" office:value-type="string" office:string-value="{&quot;index&quot;: {&quot;_id&quot;: &quot;46.39A&quot;}}{&quot;name&quot;: &quot;Commerce de gros (commerce interentreprises) de produits surgelés&quot;, &quot;parent&quot;: &quot;G&quot;}" calcext:value-type="string">
            <text:p>{"index": {"_id": "46.39A"}}{"name": "Commerce de gros (commerce interentreprises) de produits surgelé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39B</text:p>
          </table:table-cell>
          <table:table-cell office:value-type="string" calcext:value-type="string">
            <text:p>Commerce de gros (commerce interentreprises) alimentaire non spécialisé</text:p>
          </table:table-cell>
          <table:table-cell table:formula="of:=LEFT([.A407];2)" office:value-type="string" office:string-value="46" calcext:value-type="string">
            <text:p>46</text:p>
          </table:table-cell>
          <table:table-cell table:style-name="ce2" table:formula="of:=VLOOKUP([.C407];[n2.$A$4:.$C$91];3;0)" office:value-type="string" office:string-value="G" calcext:value-type="string">
            <text:p>G</text:p>
          </table:table-cell>
          <table:table-cell table:style-name="ce2" table:formula="of:=IF([.D407]=[.D406];&quot;&quot;;CONCATENATE(&quot;{&quot;&quot;index&quot;&quot;: {&quot;&quot;_id&quot;&quot;: &quot;&quot;&quot;;[.D407];&quot;&quot;&quot;}}{&quot;&quot;name&quot;&quot;: &quot;&quot;&quot;;VLOOKUP([.D40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07];&quot;&quot;&quot;}}{&quot;&quot;name&quot;&quot;: &quot;&quot;&quot;;[.B407];&quot;&quot;&quot;, &quot;&quot;parent&quot;&quot;: &quot;&quot;&quot;;[.D407];&quot;&quot;&quot;}&quot;)" office:value-type="string" office:string-value="{&quot;index&quot;: {&quot;_id&quot;: &quot;46.39B&quot;}}{&quot;name&quot;: &quot;Commerce de gros (commerce interentreprises) alimentaire non spécialisé&quot;, &quot;parent&quot;: &quot;G&quot;}" calcext:value-type="string">
            <text:p>{"index": {"_id": "46.39B"}}{"name": "Commerce de gros (commerce interentreprises) alimentaire no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41Z</text:p>
          </table:table-cell>
          <table:table-cell office:value-type="string" calcext:value-type="string">
            <text:p>Commerce de gros (commerce interentreprises) de textiles</text:p>
          </table:table-cell>
          <table:table-cell table:formula="of:=LEFT([.A408];2)" office:value-type="string" office:string-value="46" calcext:value-type="string">
            <text:p>46</text:p>
          </table:table-cell>
          <table:table-cell table:style-name="ce2" table:formula="of:=VLOOKUP([.C408];[n2.$A$4:.$C$91];3;0)" office:value-type="string" office:string-value="G" calcext:value-type="string">
            <text:p>G</text:p>
          </table:table-cell>
          <table:table-cell table:style-name="ce2" table:formula="of:=IF([.D408]=[.D407];&quot;&quot;;CONCATENATE(&quot;{&quot;&quot;index&quot;&quot;: {&quot;&quot;_id&quot;&quot;: &quot;&quot;&quot;;[.D408];&quot;&quot;&quot;}}{&quot;&quot;name&quot;&quot;: &quot;&quot;&quot;;VLOOKUP([.D40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08];&quot;&quot;&quot;}}{&quot;&quot;name&quot;&quot;: &quot;&quot;&quot;;[.B408];&quot;&quot;&quot;, &quot;&quot;parent&quot;&quot;: &quot;&quot;&quot;;[.D408];&quot;&quot;&quot;}&quot;)" office:value-type="string" office:string-value="{&quot;index&quot;: {&quot;_id&quot;: &quot;46.41Z&quot;}}{&quot;name&quot;: &quot;Commerce de gros (commerce interentreprises) de textiles&quot;, &quot;parent&quot;: &quot;G&quot;}" calcext:value-type="string">
            <text:p>{"index": {"_id": "46.41Z"}}{"name": "Commerce de gros (commerce interentreprises) de textil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42Z</text:p>
          </table:table-cell>
          <table:table-cell office:value-type="string" calcext:value-type="string">
            <text:p>Commerce de gros (commerce interentreprises) d'habillement et de chaussures</text:p>
          </table:table-cell>
          <table:table-cell table:formula="of:=LEFT([.A409];2)" office:value-type="string" office:string-value="46" calcext:value-type="string">
            <text:p>46</text:p>
          </table:table-cell>
          <table:table-cell table:style-name="ce2" table:formula="of:=VLOOKUP([.C409];[n2.$A$4:.$C$91];3;0)" office:value-type="string" office:string-value="G" calcext:value-type="string">
            <text:p>G</text:p>
          </table:table-cell>
          <table:table-cell table:style-name="ce2" table:formula="of:=IF([.D409]=[.D408];&quot;&quot;;CONCATENATE(&quot;{&quot;&quot;index&quot;&quot;: {&quot;&quot;_id&quot;&quot;: &quot;&quot;&quot;;[.D409];&quot;&quot;&quot;}}{&quot;&quot;name&quot;&quot;: &quot;&quot;&quot;;VLOOKUP([.D40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09];&quot;&quot;&quot;}}{&quot;&quot;name&quot;&quot;: &quot;&quot;&quot;;[.B409];&quot;&quot;&quot;, &quot;&quot;parent&quot;&quot;: &quot;&quot;&quot;;[.D409];&quot;&quot;&quot;}&quot;)" office:value-type="string" office:string-value="{&quot;index&quot;: {&quot;_id&quot;: &quot;46.42Z&quot;}}{&quot;name&quot;: &quot;Commerce de gros (commerce interentreprises) d'habillement et de chaussures&quot;, &quot;parent&quot;: &quot;G&quot;}" calcext:value-type="string">
            <text:p>{"index": {"_id": "46.42Z"}}{"name": "Commerce de gros (commerce interentreprises) d'habillement et de chaussur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43Z</text:p>
          </table:table-cell>
          <table:table-cell office:value-type="string" calcext:value-type="string">
            <text:p>Commerce de gros (commerce interentreprises) d'appareils électroménagers</text:p>
          </table:table-cell>
          <table:table-cell table:formula="of:=LEFT([.A410];2)" office:value-type="string" office:string-value="46" calcext:value-type="string">
            <text:p>46</text:p>
          </table:table-cell>
          <table:table-cell table:style-name="ce2" table:formula="of:=VLOOKUP([.C410];[n2.$A$4:.$C$91];3;0)" office:value-type="string" office:string-value="G" calcext:value-type="string">
            <text:p>G</text:p>
          </table:table-cell>
          <table:table-cell table:style-name="ce2" table:formula="of:=IF([.D410]=[.D409];&quot;&quot;;CONCATENATE(&quot;{&quot;&quot;index&quot;&quot;: {&quot;&quot;_id&quot;&quot;: &quot;&quot;&quot;;[.D410];&quot;&quot;&quot;}}{&quot;&quot;name&quot;&quot;: &quot;&quot;&quot;;VLOOKUP([.D41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10];&quot;&quot;&quot;}}{&quot;&quot;name&quot;&quot;: &quot;&quot;&quot;;[.B410];&quot;&quot;&quot;, &quot;&quot;parent&quot;&quot;: &quot;&quot;&quot;;[.D410];&quot;&quot;&quot;}&quot;)" office:value-type="string" office:string-value="{&quot;index&quot;: {&quot;_id&quot;: &quot;46.43Z&quot;}}{&quot;name&quot;: &quot;Commerce de gros (commerce interentreprises) d'appareils électroménagers&quot;, &quot;parent&quot;: &quot;G&quot;}" calcext:value-type="string">
            <text:p>{"index": {"_id": "46.43Z"}}{"name": "Commerce de gros (commerce interentreprises) d'appareils électroménager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44Z</text:p>
          </table:table-cell>
          <table:table-cell office:value-type="string" calcext:value-type="string">
            <text:p>Commerce de gros (commerce interentreprises) de vaisselle, verrerie et produits d'entretien</text:p>
          </table:table-cell>
          <table:table-cell table:formula="of:=LEFT([.A411];2)" office:value-type="string" office:string-value="46" calcext:value-type="string">
            <text:p>46</text:p>
          </table:table-cell>
          <table:table-cell table:style-name="ce2" table:formula="of:=VLOOKUP([.C411];[n2.$A$4:.$C$91];3;0)" office:value-type="string" office:string-value="G" calcext:value-type="string">
            <text:p>G</text:p>
          </table:table-cell>
          <table:table-cell table:style-name="ce2" table:formula="of:=IF([.D411]=[.D410];&quot;&quot;;CONCATENATE(&quot;{&quot;&quot;index&quot;&quot;: {&quot;&quot;_id&quot;&quot;: &quot;&quot;&quot;;[.D411];&quot;&quot;&quot;}}{&quot;&quot;name&quot;&quot;: &quot;&quot;&quot;;VLOOKUP([.D41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11];&quot;&quot;&quot;}}{&quot;&quot;name&quot;&quot;: &quot;&quot;&quot;;[.B411];&quot;&quot;&quot;, &quot;&quot;parent&quot;&quot;: &quot;&quot;&quot;;[.D411];&quot;&quot;&quot;}&quot;)" office:value-type="string" office:string-value="{&quot;index&quot;: {&quot;_id&quot;: &quot;46.44Z&quot;}}{&quot;name&quot;: &quot;Commerce de gros (commerce interentreprises) de vaisselle, verrerie et produits d'entretien&quot;, &quot;parent&quot;: &quot;G&quot;}" calcext:value-type="string">
            <text:p>{"index": {"_id": "46.44Z"}}{"name": "Commerce de gros (commerce interentreprises) de vaisselle, verrerie et produits d'entretien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45Z</text:p>
          </table:table-cell>
          <table:table-cell office:value-type="string" calcext:value-type="string">
            <text:p>Commerce de gros (commerce interentreprises) de parfumerie et de produits de beauté</text:p>
          </table:table-cell>
          <table:table-cell table:formula="of:=LEFT([.A412];2)" office:value-type="string" office:string-value="46" calcext:value-type="string">
            <text:p>46</text:p>
          </table:table-cell>
          <table:table-cell table:style-name="ce2" table:formula="of:=VLOOKUP([.C412];[n2.$A$4:.$C$91];3;0)" office:value-type="string" office:string-value="G" calcext:value-type="string">
            <text:p>G</text:p>
          </table:table-cell>
          <table:table-cell table:style-name="ce2" table:formula="of:=IF([.D412]=[.D411];&quot;&quot;;CONCATENATE(&quot;{&quot;&quot;index&quot;&quot;: {&quot;&quot;_id&quot;&quot;: &quot;&quot;&quot;;[.D412];&quot;&quot;&quot;}}{&quot;&quot;name&quot;&quot;: &quot;&quot;&quot;;VLOOKUP([.D41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12];&quot;&quot;&quot;}}{&quot;&quot;name&quot;&quot;: &quot;&quot;&quot;;[.B412];&quot;&quot;&quot;, &quot;&quot;parent&quot;&quot;: &quot;&quot;&quot;;[.D412];&quot;&quot;&quot;}&quot;)" office:value-type="string" office:string-value="{&quot;index&quot;: {&quot;_id&quot;: &quot;46.45Z&quot;}}{&quot;name&quot;: &quot;Commerce de gros (commerce interentreprises) de parfumerie et de produits de beauté&quot;, &quot;parent&quot;: &quot;G&quot;}" calcext:value-type="string">
            <text:p>{"index": {"_id": "46.45Z"}}{"name": "Commerce de gros (commerce interentreprises) de parfumerie et de produits de beaut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46Z</text:p>
          </table:table-cell>
          <table:table-cell office:value-type="string" calcext:value-type="string">
            <text:p>Commerce de gros (commerce interentreprises) de produits pharmaceutiques</text:p>
          </table:table-cell>
          <table:table-cell table:formula="of:=LEFT([.A413];2)" office:value-type="string" office:string-value="46" calcext:value-type="string">
            <text:p>46</text:p>
          </table:table-cell>
          <table:table-cell table:style-name="ce2" table:formula="of:=VLOOKUP([.C413];[n2.$A$4:.$C$91];3;0)" office:value-type="string" office:string-value="G" calcext:value-type="string">
            <text:p>G</text:p>
          </table:table-cell>
          <table:table-cell table:style-name="ce2" table:formula="of:=IF([.D413]=[.D412];&quot;&quot;;CONCATENATE(&quot;{&quot;&quot;index&quot;&quot;: {&quot;&quot;_id&quot;&quot;: &quot;&quot;&quot;;[.D413];&quot;&quot;&quot;}}{&quot;&quot;name&quot;&quot;: &quot;&quot;&quot;;VLOOKUP([.D41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13];&quot;&quot;&quot;}}{&quot;&quot;name&quot;&quot;: &quot;&quot;&quot;;[.B413];&quot;&quot;&quot;, &quot;&quot;parent&quot;&quot;: &quot;&quot;&quot;;[.D413];&quot;&quot;&quot;}&quot;)" office:value-type="string" office:string-value="{&quot;index&quot;: {&quot;_id&quot;: &quot;46.46Z&quot;}}{&quot;name&quot;: &quot;Commerce de gros (commerce interentreprises) de produits pharmaceutiques&quot;, &quot;parent&quot;: &quot;G&quot;}" calcext:value-type="string">
            <text:p>{"index": {"_id": "46.46Z"}}{"name": "Commerce de gros (commerce interentreprises) de produits pharmaceutiqu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47Z</text:p>
          </table:table-cell>
          <table:table-cell office:value-type="string" calcext:value-type="string">
            <text:p>Commerce de gros (commerce interentreprises) de meubles, de tapis et d'appareils d'éclairage</text:p>
          </table:table-cell>
          <table:table-cell table:formula="of:=LEFT([.A414];2)" office:value-type="string" office:string-value="46" calcext:value-type="string">
            <text:p>46</text:p>
          </table:table-cell>
          <table:table-cell table:style-name="ce2" table:formula="of:=VLOOKUP([.C414];[n2.$A$4:.$C$91];3;0)" office:value-type="string" office:string-value="G" calcext:value-type="string">
            <text:p>G</text:p>
          </table:table-cell>
          <table:table-cell table:style-name="ce2" table:formula="of:=IF([.D414]=[.D413];&quot;&quot;;CONCATENATE(&quot;{&quot;&quot;index&quot;&quot;: {&quot;&quot;_id&quot;&quot;: &quot;&quot;&quot;;[.D414];&quot;&quot;&quot;}}{&quot;&quot;name&quot;&quot;: &quot;&quot;&quot;;VLOOKUP([.D41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14];&quot;&quot;&quot;}}{&quot;&quot;name&quot;&quot;: &quot;&quot;&quot;;[.B414];&quot;&quot;&quot;, &quot;&quot;parent&quot;&quot;: &quot;&quot;&quot;;[.D414];&quot;&quot;&quot;}&quot;)" office:value-type="string" office:string-value="{&quot;index&quot;: {&quot;_id&quot;: &quot;46.47Z&quot;}}{&quot;name&quot;: &quot;Commerce de gros (commerce interentreprises) de meubles, de tapis et d'appareils d'éclairage&quot;, &quot;parent&quot;: &quot;G&quot;}" calcext:value-type="string">
            <text:p>{"index": {"_id": "46.47Z"}}{"name": "Commerce de gros (commerce interentreprises) de meubles, de tapis et d'appareils d'éclairage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48Z</text:p>
          </table:table-cell>
          <table:table-cell office:value-type="string" calcext:value-type="string">
            <text:p>Commerce de gros (commerce interentreprises) d'articles d'horlogerie et de bijouterie</text:p>
          </table:table-cell>
          <table:table-cell table:formula="of:=LEFT([.A415];2)" office:value-type="string" office:string-value="46" calcext:value-type="string">
            <text:p>46</text:p>
          </table:table-cell>
          <table:table-cell table:style-name="ce2" table:formula="of:=VLOOKUP([.C415];[n2.$A$4:.$C$91];3;0)" office:value-type="string" office:string-value="G" calcext:value-type="string">
            <text:p>G</text:p>
          </table:table-cell>
          <table:table-cell table:style-name="ce2" table:formula="of:=IF([.D415]=[.D414];&quot;&quot;;CONCATENATE(&quot;{&quot;&quot;index&quot;&quot;: {&quot;&quot;_id&quot;&quot;: &quot;&quot;&quot;;[.D415];&quot;&quot;&quot;}}{&quot;&quot;name&quot;&quot;: &quot;&quot;&quot;;VLOOKUP([.D41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15];&quot;&quot;&quot;}}{&quot;&quot;name&quot;&quot;: &quot;&quot;&quot;;[.B415];&quot;&quot;&quot;, &quot;&quot;parent&quot;&quot;: &quot;&quot;&quot;;[.D415];&quot;&quot;&quot;}&quot;)" office:value-type="string" office:string-value="{&quot;index&quot;: {&quot;_id&quot;: &quot;46.48Z&quot;}}{&quot;name&quot;: &quot;Commerce de gros (commerce interentreprises) d'articles d'horlogerie et de bijouterie&quot;, &quot;parent&quot;: &quot;G&quot;}" calcext:value-type="string">
            <text:p>{"index": {"_id": "46.48Z"}}{"name": "Commerce de gros (commerce interentreprises) d'articles d'horlogerie et de bijouterie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49Z</text:p>
          </table:table-cell>
          <table:table-cell office:value-type="string" calcext:value-type="string">
            <text:p>Commerce de gros (commerce interentreprises) d'autres biens domestiques</text:p>
          </table:table-cell>
          <table:table-cell table:formula="of:=LEFT([.A416];2)" office:value-type="string" office:string-value="46" calcext:value-type="string">
            <text:p>46</text:p>
          </table:table-cell>
          <table:table-cell table:style-name="ce2" table:formula="of:=VLOOKUP([.C416];[n2.$A$4:.$C$91];3;0)" office:value-type="string" office:string-value="G" calcext:value-type="string">
            <text:p>G</text:p>
          </table:table-cell>
          <table:table-cell table:style-name="ce2" table:formula="of:=IF([.D416]=[.D415];&quot;&quot;;CONCATENATE(&quot;{&quot;&quot;index&quot;&quot;: {&quot;&quot;_id&quot;&quot;: &quot;&quot;&quot;;[.D416];&quot;&quot;&quot;}}{&quot;&quot;name&quot;&quot;: &quot;&quot;&quot;;VLOOKUP([.D41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16];&quot;&quot;&quot;}}{&quot;&quot;name&quot;&quot;: &quot;&quot;&quot;;[.B416];&quot;&quot;&quot;, &quot;&quot;parent&quot;&quot;: &quot;&quot;&quot;;[.D416];&quot;&quot;&quot;}&quot;)" office:value-type="string" office:string-value="{&quot;index&quot;: {&quot;_id&quot;: &quot;46.49Z&quot;}}{&quot;name&quot;: &quot;Commerce de gros (commerce interentreprises) d'autres biens domestiques&quot;, &quot;parent&quot;: &quot;G&quot;}" calcext:value-type="string">
            <text:p>{"index": {"_id": "46.49Z"}}{"name": "Commerce de gros (commerce interentreprises) d'autres biens domestiqu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51Z</text:p>
          </table:table-cell>
          <table:table-cell office:value-type="string" calcext:value-type="string">
            <text:p>Commerce de gros (commerce interentreprises) d'ordinateurs, d'équipements informatiques périphériques et de logiciels</text:p>
          </table:table-cell>
          <table:table-cell table:formula="of:=LEFT([.A417];2)" office:value-type="string" office:string-value="46" calcext:value-type="string">
            <text:p>46</text:p>
          </table:table-cell>
          <table:table-cell table:style-name="ce2" table:formula="of:=VLOOKUP([.C417];[n2.$A$4:.$C$91];3;0)" office:value-type="string" office:string-value="G" calcext:value-type="string">
            <text:p>G</text:p>
          </table:table-cell>
          <table:table-cell table:style-name="ce2" table:formula="of:=IF([.D417]=[.D416];&quot;&quot;;CONCATENATE(&quot;{&quot;&quot;index&quot;&quot;: {&quot;&quot;_id&quot;&quot;: &quot;&quot;&quot;;[.D417];&quot;&quot;&quot;}}{&quot;&quot;name&quot;&quot;: &quot;&quot;&quot;;VLOOKUP([.D41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17];&quot;&quot;&quot;}}{&quot;&quot;name&quot;&quot;: &quot;&quot;&quot;;[.B417];&quot;&quot;&quot;, &quot;&quot;parent&quot;&quot;: &quot;&quot;&quot;;[.D417];&quot;&quot;&quot;}&quot;)" office:value-type="string" office:string-value="{&quot;index&quot;: {&quot;_id&quot;: &quot;46.51Z&quot;}}{&quot;name&quot;: &quot;Commerce de gros (commerce interentreprises) d'ordinateurs, d'équipements informatiques périphériques et de logiciels&quot;, &quot;parent&quot;: &quot;G&quot;}" calcext:value-type="string">
            <text:p>{"index": {"_id": "46.51Z"}}{"name": "Commerce de gros (commerce interentreprises) d'ordinateurs, d'équipements informatiques périphériques et de logiciel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52Z</text:p>
          </table:table-cell>
          <table:table-cell office:value-type="string" calcext:value-type="string">
            <text:p>Commerce de gros (commerce interentreprises) de composants et d'équipements électroniques et de télécommunication</text:p>
          </table:table-cell>
          <table:table-cell table:formula="of:=LEFT([.A418];2)" office:value-type="string" office:string-value="46" calcext:value-type="string">
            <text:p>46</text:p>
          </table:table-cell>
          <table:table-cell table:style-name="ce2" table:formula="of:=VLOOKUP([.C418];[n2.$A$4:.$C$91];3;0)" office:value-type="string" office:string-value="G" calcext:value-type="string">
            <text:p>G</text:p>
          </table:table-cell>
          <table:table-cell table:style-name="ce2" table:formula="of:=IF([.D418]=[.D417];&quot;&quot;;CONCATENATE(&quot;{&quot;&quot;index&quot;&quot;: {&quot;&quot;_id&quot;&quot;: &quot;&quot;&quot;;[.D418];&quot;&quot;&quot;}}{&quot;&quot;name&quot;&quot;: &quot;&quot;&quot;;VLOOKUP([.D41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18];&quot;&quot;&quot;}}{&quot;&quot;name&quot;&quot;: &quot;&quot;&quot;;[.B418];&quot;&quot;&quot;, &quot;&quot;parent&quot;&quot;: &quot;&quot;&quot;;[.D418];&quot;&quot;&quot;}&quot;)" office:value-type="string" office:string-value="{&quot;index&quot;: {&quot;_id&quot;: &quot;46.52Z&quot;}}{&quot;name&quot;: &quot;Commerce de gros (commerce interentreprises) de composants et d'équipements électroniques et de télécommunication&quot;, &quot;parent&quot;: &quot;G&quot;}" calcext:value-type="string">
            <text:p>{"index": {"_id": "46.52Z"}}{"name": "Commerce de gros (commerce interentreprises) de composants et d'équipements électroniques et de télécommunication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61Z</text:p>
          </table:table-cell>
          <table:table-cell office:value-type="string" calcext:value-type="string">
            <text:p>Commerce de gros (commerce interentreprises) de matériel agricole</text:p>
          </table:table-cell>
          <table:table-cell table:formula="of:=LEFT([.A419];2)" office:value-type="string" office:string-value="46" calcext:value-type="string">
            <text:p>46</text:p>
          </table:table-cell>
          <table:table-cell table:style-name="ce2" table:formula="of:=VLOOKUP([.C419];[n2.$A$4:.$C$91];3;0)" office:value-type="string" office:string-value="G" calcext:value-type="string">
            <text:p>G</text:p>
          </table:table-cell>
          <table:table-cell table:style-name="ce2" table:formula="of:=IF([.D419]=[.D418];&quot;&quot;;CONCATENATE(&quot;{&quot;&quot;index&quot;&quot;: {&quot;&quot;_id&quot;&quot;: &quot;&quot;&quot;;[.D419];&quot;&quot;&quot;}}{&quot;&quot;name&quot;&quot;: &quot;&quot;&quot;;VLOOKUP([.D41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19];&quot;&quot;&quot;}}{&quot;&quot;name&quot;&quot;: &quot;&quot;&quot;;[.B419];&quot;&quot;&quot;, &quot;&quot;parent&quot;&quot;: &quot;&quot;&quot;;[.D419];&quot;&quot;&quot;}&quot;)" office:value-type="string" office:string-value="{&quot;index&quot;: {&quot;_id&quot;: &quot;46.61Z&quot;}}{&quot;name&quot;: &quot;Commerce de gros (commerce interentreprises) de matériel agricole&quot;, &quot;parent&quot;: &quot;G&quot;}" calcext:value-type="string">
            <text:p>{"index": {"_id": "46.61Z"}}{"name": "Commerce de gros (commerce interentreprises) de matériel agricole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62Z</text:p>
          </table:table-cell>
          <table:table-cell office:value-type="string" calcext:value-type="string">
            <text:p>Commerce de gros (commerce interentreprises) de machines-outils</text:p>
          </table:table-cell>
          <table:table-cell table:formula="of:=LEFT([.A420];2)" office:value-type="string" office:string-value="46" calcext:value-type="string">
            <text:p>46</text:p>
          </table:table-cell>
          <table:table-cell table:style-name="ce2" table:formula="of:=VLOOKUP([.C420];[n2.$A$4:.$C$91];3;0)" office:value-type="string" office:string-value="G" calcext:value-type="string">
            <text:p>G</text:p>
          </table:table-cell>
          <table:table-cell table:style-name="ce2" table:formula="of:=IF([.D420]=[.D419];&quot;&quot;;CONCATENATE(&quot;{&quot;&quot;index&quot;&quot;: {&quot;&quot;_id&quot;&quot;: &quot;&quot;&quot;;[.D420];&quot;&quot;&quot;}}{&quot;&quot;name&quot;&quot;: &quot;&quot;&quot;;VLOOKUP([.D42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20];&quot;&quot;&quot;}}{&quot;&quot;name&quot;&quot;: &quot;&quot;&quot;;[.B420];&quot;&quot;&quot;, &quot;&quot;parent&quot;&quot;: &quot;&quot;&quot;;[.D420];&quot;&quot;&quot;}&quot;)" office:value-type="string" office:string-value="{&quot;index&quot;: {&quot;_id&quot;: &quot;46.62Z&quot;}}{&quot;name&quot;: &quot;Commerce de gros (commerce interentreprises) de machines-outils&quot;, &quot;parent&quot;: &quot;G&quot;}" calcext:value-type="string">
            <text:p>{"index": {"_id": "46.62Z"}}{"name": "Commerce de gros (commerce interentreprises) de machines-outil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63Z</text:p>
          </table:table-cell>
          <table:table-cell office:value-type="string" calcext:value-type="string">
            <text:p>Commerce de gros (commerce interentreprises) de machines pour l'extraction, la construction et le génie civil</text:p>
          </table:table-cell>
          <table:table-cell table:formula="of:=LEFT([.A421];2)" office:value-type="string" office:string-value="46" calcext:value-type="string">
            <text:p>46</text:p>
          </table:table-cell>
          <table:table-cell table:style-name="ce2" table:formula="of:=VLOOKUP([.C421];[n2.$A$4:.$C$91];3;0)" office:value-type="string" office:string-value="G" calcext:value-type="string">
            <text:p>G</text:p>
          </table:table-cell>
          <table:table-cell table:style-name="ce2" table:formula="of:=IF([.D421]=[.D420];&quot;&quot;;CONCATENATE(&quot;{&quot;&quot;index&quot;&quot;: {&quot;&quot;_id&quot;&quot;: &quot;&quot;&quot;;[.D421];&quot;&quot;&quot;}}{&quot;&quot;name&quot;&quot;: &quot;&quot;&quot;;VLOOKUP([.D42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21];&quot;&quot;&quot;}}{&quot;&quot;name&quot;&quot;: &quot;&quot;&quot;;[.B421];&quot;&quot;&quot;, &quot;&quot;parent&quot;&quot;: &quot;&quot;&quot;;[.D421];&quot;&quot;&quot;}&quot;)" office:value-type="string" office:string-value="{&quot;index&quot;: {&quot;_id&quot;: &quot;46.63Z&quot;}}{&quot;name&quot;: &quot;Commerce de gros (commerce interentreprises) de machines pour l'extraction, la construction et le génie civil&quot;, &quot;parent&quot;: &quot;G&quot;}" calcext:value-type="string">
            <text:p>{"index": {"_id": "46.63Z"}}{"name": "Commerce de gros (commerce interentreprises) de machines pour l'extraction, la construction et le génie civil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64Z</text:p>
          </table:table-cell>
          <table:table-cell office:value-type="string" calcext:value-type="string">
            <text:p>Commerce de gros (commerce interentreprises) de machines pour l'industrie textile et l'habillement</text:p>
          </table:table-cell>
          <table:table-cell table:formula="of:=LEFT([.A422];2)" office:value-type="string" office:string-value="46" calcext:value-type="string">
            <text:p>46</text:p>
          </table:table-cell>
          <table:table-cell table:style-name="ce2" table:formula="of:=VLOOKUP([.C422];[n2.$A$4:.$C$91];3;0)" office:value-type="string" office:string-value="G" calcext:value-type="string">
            <text:p>G</text:p>
          </table:table-cell>
          <table:table-cell table:style-name="ce2" table:formula="of:=IF([.D422]=[.D421];&quot;&quot;;CONCATENATE(&quot;{&quot;&quot;index&quot;&quot;: {&quot;&quot;_id&quot;&quot;: &quot;&quot;&quot;;[.D422];&quot;&quot;&quot;}}{&quot;&quot;name&quot;&quot;: &quot;&quot;&quot;;VLOOKUP([.D42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22];&quot;&quot;&quot;}}{&quot;&quot;name&quot;&quot;: &quot;&quot;&quot;;[.B422];&quot;&quot;&quot;, &quot;&quot;parent&quot;&quot;: &quot;&quot;&quot;;[.D422];&quot;&quot;&quot;}&quot;)" office:value-type="string" office:string-value="{&quot;index&quot;: {&quot;_id&quot;: &quot;46.64Z&quot;}}{&quot;name&quot;: &quot;Commerce de gros (commerce interentreprises) de machines pour l'industrie textile et l'habillement&quot;, &quot;parent&quot;: &quot;G&quot;}" calcext:value-type="string">
            <text:p>{"index": {"_id": "46.64Z"}}{"name": "Commerce de gros (commerce interentreprises) de machines pour l'industrie textile et l'habillement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65Z</text:p>
          </table:table-cell>
          <table:table-cell office:value-type="string" calcext:value-type="string">
            <text:p>Commerce de gros (commerce interentreprises) de mobilier de bureau</text:p>
          </table:table-cell>
          <table:table-cell table:formula="of:=LEFT([.A423];2)" office:value-type="string" office:string-value="46" calcext:value-type="string">
            <text:p>46</text:p>
          </table:table-cell>
          <table:table-cell table:style-name="ce2" table:formula="of:=VLOOKUP([.C423];[n2.$A$4:.$C$91];3;0)" office:value-type="string" office:string-value="G" calcext:value-type="string">
            <text:p>G</text:p>
          </table:table-cell>
          <table:table-cell table:style-name="ce2" table:formula="of:=IF([.D423]=[.D422];&quot;&quot;;CONCATENATE(&quot;{&quot;&quot;index&quot;&quot;: {&quot;&quot;_id&quot;&quot;: &quot;&quot;&quot;;[.D423];&quot;&quot;&quot;}}{&quot;&quot;name&quot;&quot;: &quot;&quot;&quot;;VLOOKUP([.D42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23];&quot;&quot;&quot;}}{&quot;&quot;name&quot;&quot;: &quot;&quot;&quot;;[.B423];&quot;&quot;&quot;, &quot;&quot;parent&quot;&quot;: &quot;&quot;&quot;;[.D423];&quot;&quot;&quot;}&quot;)" office:value-type="string" office:string-value="{&quot;index&quot;: {&quot;_id&quot;: &quot;46.65Z&quot;}}{&quot;name&quot;: &quot;Commerce de gros (commerce interentreprises) de mobilier de bureau&quot;, &quot;parent&quot;: &quot;G&quot;}" calcext:value-type="string">
            <text:p>{"index": {"_id": "46.65Z"}}{"name": "Commerce de gros (commerce interentreprises) de mobilier de bureau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66Z</text:p>
          </table:table-cell>
          <table:table-cell office:value-type="string" calcext:value-type="string">
            <text:p>Commerce de gros (commerce interentreprises) d'autres machines et équipements de bureau</text:p>
          </table:table-cell>
          <table:table-cell table:formula="of:=LEFT([.A424];2)" office:value-type="string" office:string-value="46" calcext:value-type="string">
            <text:p>46</text:p>
          </table:table-cell>
          <table:table-cell table:style-name="ce2" table:formula="of:=VLOOKUP([.C424];[n2.$A$4:.$C$91];3;0)" office:value-type="string" office:string-value="G" calcext:value-type="string">
            <text:p>G</text:p>
          </table:table-cell>
          <table:table-cell table:style-name="ce2" table:formula="of:=IF([.D424]=[.D423];&quot;&quot;;CONCATENATE(&quot;{&quot;&quot;index&quot;&quot;: {&quot;&quot;_id&quot;&quot;: &quot;&quot;&quot;;[.D424];&quot;&quot;&quot;}}{&quot;&quot;name&quot;&quot;: &quot;&quot;&quot;;VLOOKUP([.D42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24];&quot;&quot;&quot;}}{&quot;&quot;name&quot;&quot;: &quot;&quot;&quot;;[.B424];&quot;&quot;&quot;, &quot;&quot;parent&quot;&quot;: &quot;&quot;&quot;;[.D424];&quot;&quot;&quot;}&quot;)" office:value-type="string" office:string-value="{&quot;index&quot;: {&quot;_id&quot;: &quot;46.66Z&quot;}}{&quot;name&quot;: &quot;Commerce de gros (commerce interentreprises) d'autres machines et équipements de bureau&quot;, &quot;parent&quot;: &quot;G&quot;}" calcext:value-type="string">
            <text:p>{"index": {"_id": "46.66Z"}}{"name": "Commerce de gros (commerce interentreprises) d'autres machines et équipements de bureau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69A</text:p>
          </table:table-cell>
          <table:table-cell office:value-type="string" calcext:value-type="string">
            <text:p>Commerce de gros (commerce interentreprises) de matériel électrique</text:p>
          </table:table-cell>
          <table:table-cell table:formula="of:=LEFT([.A425];2)" office:value-type="string" office:string-value="46" calcext:value-type="string">
            <text:p>46</text:p>
          </table:table-cell>
          <table:table-cell table:style-name="ce2" table:formula="of:=VLOOKUP([.C425];[n2.$A$4:.$C$91];3;0)" office:value-type="string" office:string-value="G" calcext:value-type="string">
            <text:p>G</text:p>
          </table:table-cell>
          <table:table-cell table:style-name="ce2" table:formula="of:=IF([.D425]=[.D424];&quot;&quot;;CONCATENATE(&quot;{&quot;&quot;index&quot;&quot;: {&quot;&quot;_id&quot;&quot;: &quot;&quot;&quot;;[.D425];&quot;&quot;&quot;}}{&quot;&quot;name&quot;&quot;: &quot;&quot;&quot;;VLOOKUP([.D42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25];&quot;&quot;&quot;}}{&quot;&quot;name&quot;&quot;: &quot;&quot;&quot;;[.B425];&quot;&quot;&quot;, &quot;&quot;parent&quot;&quot;: &quot;&quot;&quot;;[.D425];&quot;&quot;&quot;}&quot;)" office:value-type="string" office:string-value="{&quot;index&quot;: {&quot;_id&quot;: &quot;46.69A&quot;}}{&quot;name&quot;: &quot;Commerce de gros (commerce interentreprises) de matériel électrique&quot;, &quot;parent&quot;: &quot;G&quot;}" calcext:value-type="string">
            <text:p>{"index": {"_id": "46.69A"}}{"name": "Commerce de gros (commerce interentreprises) de matériel électrique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69B</text:p>
          </table:table-cell>
          <table:table-cell office:value-type="string" calcext:value-type="string">
            <text:p>Commerce de gros (commerce interentreprises) de fournitures et équipements industriels divers</text:p>
          </table:table-cell>
          <table:table-cell table:formula="of:=LEFT([.A426];2)" office:value-type="string" office:string-value="46" calcext:value-type="string">
            <text:p>46</text:p>
          </table:table-cell>
          <table:table-cell table:style-name="ce2" table:formula="of:=VLOOKUP([.C426];[n2.$A$4:.$C$91];3;0)" office:value-type="string" office:string-value="G" calcext:value-type="string">
            <text:p>G</text:p>
          </table:table-cell>
          <table:table-cell table:style-name="ce2" table:formula="of:=IF([.D426]=[.D425];&quot;&quot;;CONCATENATE(&quot;{&quot;&quot;index&quot;&quot;: {&quot;&quot;_id&quot;&quot;: &quot;&quot;&quot;;[.D426];&quot;&quot;&quot;}}{&quot;&quot;name&quot;&quot;: &quot;&quot;&quot;;VLOOKUP([.D42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26];&quot;&quot;&quot;}}{&quot;&quot;name&quot;&quot;: &quot;&quot;&quot;;[.B426];&quot;&quot;&quot;, &quot;&quot;parent&quot;&quot;: &quot;&quot;&quot;;[.D426];&quot;&quot;&quot;}&quot;)" office:value-type="string" office:string-value="{&quot;index&quot;: {&quot;_id&quot;: &quot;46.69B&quot;}}{&quot;name&quot;: &quot;Commerce de gros (commerce interentreprises) de fournitures et équipements industriels divers&quot;, &quot;parent&quot;: &quot;G&quot;}" calcext:value-type="string">
            <text:p>{"index": {"_id": "46.69B"}}{"name": "Commerce de gros (commerce interentreprises) de fournitures et équipements industriels diver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69C</text:p>
          </table:table-cell>
          <table:table-cell office:value-type="string" calcext:value-type="string">
            <text:p>Commerce de gros (commerce interentreprises) de fournitures et équipements divers pour le commerce et les services</text:p>
          </table:table-cell>
          <table:table-cell table:formula="of:=LEFT([.A427];2)" office:value-type="string" office:string-value="46" calcext:value-type="string">
            <text:p>46</text:p>
          </table:table-cell>
          <table:table-cell table:style-name="ce2" table:formula="of:=VLOOKUP([.C427];[n2.$A$4:.$C$91];3;0)" office:value-type="string" office:string-value="G" calcext:value-type="string">
            <text:p>G</text:p>
          </table:table-cell>
          <table:table-cell table:style-name="ce2" table:formula="of:=IF([.D427]=[.D426];&quot;&quot;;CONCATENATE(&quot;{&quot;&quot;index&quot;&quot;: {&quot;&quot;_id&quot;&quot;: &quot;&quot;&quot;;[.D427];&quot;&quot;&quot;}}{&quot;&quot;name&quot;&quot;: &quot;&quot;&quot;;VLOOKUP([.D42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27];&quot;&quot;&quot;}}{&quot;&quot;name&quot;&quot;: &quot;&quot;&quot;;[.B427];&quot;&quot;&quot;, &quot;&quot;parent&quot;&quot;: &quot;&quot;&quot;;[.D427];&quot;&quot;&quot;}&quot;)" office:value-type="string" office:string-value="{&quot;index&quot;: {&quot;_id&quot;: &quot;46.69C&quot;}}{&quot;name&quot;: &quot;Commerce de gros (commerce interentreprises) de fournitures et équipements divers pour le commerce et les services&quot;, &quot;parent&quot;: &quot;G&quot;}" calcext:value-type="string">
            <text:p>{"index": {"_id": "46.69C"}}{"name": "Commerce de gros (commerce interentreprises) de fournitures et équipements divers pour le commerce et les servic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71Z</text:p>
          </table:table-cell>
          <table:table-cell office:value-type="string" calcext:value-type="string">
            <text:p>Commerce de gros (commerce interentreprises) de combustibles et de produits annexes</text:p>
          </table:table-cell>
          <table:table-cell table:formula="of:=LEFT([.A428];2)" office:value-type="string" office:string-value="46" calcext:value-type="string">
            <text:p>46</text:p>
          </table:table-cell>
          <table:table-cell table:style-name="ce2" table:formula="of:=VLOOKUP([.C428];[n2.$A$4:.$C$91];3;0)" office:value-type="string" office:string-value="G" calcext:value-type="string">
            <text:p>G</text:p>
          </table:table-cell>
          <table:table-cell table:style-name="ce2" table:formula="of:=IF([.D428]=[.D427];&quot;&quot;;CONCATENATE(&quot;{&quot;&quot;index&quot;&quot;: {&quot;&quot;_id&quot;&quot;: &quot;&quot;&quot;;[.D428];&quot;&quot;&quot;}}{&quot;&quot;name&quot;&quot;: &quot;&quot;&quot;;VLOOKUP([.D42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28];&quot;&quot;&quot;}}{&quot;&quot;name&quot;&quot;: &quot;&quot;&quot;;[.B428];&quot;&quot;&quot;, &quot;&quot;parent&quot;&quot;: &quot;&quot;&quot;;[.D428];&quot;&quot;&quot;}&quot;)" office:value-type="string" office:string-value="{&quot;index&quot;: {&quot;_id&quot;: &quot;46.71Z&quot;}}{&quot;name&quot;: &quot;Commerce de gros (commerce interentreprises) de combustibles et de produits annexes&quot;, &quot;parent&quot;: &quot;G&quot;}" calcext:value-type="string">
            <text:p>{"index": {"_id": "46.71Z"}}{"name": "Commerce de gros (commerce interentreprises) de combustibles et de produits annex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72Z</text:p>
          </table:table-cell>
          <table:table-cell office:value-type="string" calcext:value-type="string">
            <text:p>Commerce de gros (commerce interentreprises) de minerais et métaux</text:p>
          </table:table-cell>
          <table:table-cell table:formula="of:=LEFT([.A429];2)" office:value-type="string" office:string-value="46" calcext:value-type="string">
            <text:p>46</text:p>
          </table:table-cell>
          <table:table-cell table:style-name="ce2" table:formula="of:=VLOOKUP([.C429];[n2.$A$4:.$C$91];3;0)" office:value-type="string" office:string-value="G" calcext:value-type="string">
            <text:p>G</text:p>
          </table:table-cell>
          <table:table-cell table:style-name="ce2" table:formula="of:=IF([.D429]=[.D428];&quot;&quot;;CONCATENATE(&quot;{&quot;&quot;index&quot;&quot;: {&quot;&quot;_id&quot;&quot;: &quot;&quot;&quot;;[.D429];&quot;&quot;&quot;}}{&quot;&quot;name&quot;&quot;: &quot;&quot;&quot;;VLOOKUP([.D42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29];&quot;&quot;&quot;}}{&quot;&quot;name&quot;&quot;: &quot;&quot;&quot;;[.B429];&quot;&quot;&quot;, &quot;&quot;parent&quot;&quot;: &quot;&quot;&quot;;[.D429];&quot;&quot;&quot;}&quot;)" office:value-type="string" office:string-value="{&quot;index&quot;: {&quot;_id&quot;: &quot;46.72Z&quot;}}{&quot;name&quot;: &quot;Commerce de gros (commerce interentreprises) de minerais et métaux&quot;, &quot;parent&quot;: &quot;G&quot;}" calcext:value-type="string">
            <text:p>{"index": {"_id": "46.72Z"}}{"name": "Commerce de gros (commerce interentreprises) de minerais et métaux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73A</text:p>
          </table:table-cell>
          <table:table-cell office:value-type="string" calcext:value-type="string">
            <text:p>Commerce de gros (commerce interentreprises) de bois et de matériaux de construction</text:p>
          </table:table-cell>
          <table:table-cell table:formula="of:=LEFT([.A430];2)" office:value-type="string" office:string-value="46" calcext:value-type="string">
            <text:p>46</text:p>
          </table:table-cell>
          <table:table-cell table:style-name="ce2" table:formula="of:=VLOOKUP([.C430];[n2.$A$4:.$C$91];3;0)" office:value-type="string" office:string-value="G" calcext:value-type="string">
            <text:p>G</text:p>
          </table:table-cell>
          <table:table-cell table:style-name="ce2" table:formula="of:=IF([.D430]=[.D429];&quot;&quot;;CONCATENATE(&quot;{&quot;&quot;index&quot;&quot;: {&quot;&quot;_id&quot;&quot;: &quot;&quot;&quot;;[.D430];&quot;&quot;&quot;}}{&quot;&quot;name&quot;&quot;: &quot;&quot;&quot;;VLOOKUP([.D43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30];&quot;&quot;&quot;}}{&quot;&quot;name&quot;&quot;: &quot;&quot;&quot;;[.B430];&quot;&quot;&quot;, &quot;&quot;parent&quot;&quot;: &quot;&quot;&quot;;[.D430];&quot;&quot;&quot;}&quot;)" office:value-type="string" office:string-value="{&quot;index&quot;: {&quot;_id&quot;: &quot;46.73A&quot;}}{&quot;name&quot;: &quot;Commerce de gros (commerce interentreprises) de bois et de matériaux de construction&quot;, &quot;parent&quot;: &quot;G&quot;}" calcext:value-type="string">
            <text:p>{"index": {"_id": "46.73A"}}{"name": "Commerce de gros (commerce interentreprises) de bois et de matériaux de construction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73B</text:p>
          </table:table-cell>
          <table:table-cell office:value-type="string" calcext:value-type="string">
            <text:p>Commerce de gros (commerce interentreprises) d'appareils sanitaires et de produits de décoration</text:p>
          </table:table-cell>
          <table:table-cell table:formula="of:=LEFT([.A431];2)" office:value-type="string" office:string-value="46" calcext:value-type="string">
            <text:p>46</text:p>
          </table:table-cell>
          <table:table-cell table:style-name="ce2" table:formula="of:=VLOOKUP([.C431];[n2.$A$4:.$C$91];3;0)" office:value-type="string" office:string-value="G" calcext:value-type="string">
            <text:p>G</text:p>
          </table:table-cell>
          <table:table-cell table:style-name="ce2" table:formula="of:=IF([.D431]=[.D430];&quot;&quot;;CONCATENATE(&quot;{&quot;&quot;index&quot;&quot;: {&quot;&quot;_id&quot;&quot;: &quot;&quot;&quot;;[.D431];&quot;&quot;&quot;}}{&quot;&quot;name&quot;&quot;: &quot;&quot;&quot;;VLOOKUP([.D43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31];&quot;&quot;&quot;}}{&quot;&quot;name&quot;&quot;: &quot;&quot;&quot;;[.B431];&quot;&quot;&quot;, &quot;&quot;parent&quot;&quot;: &quot;&quot;&quot;;[.D431];&quot;&quot;&quot;}&quot;)" office:value-type="string" office:string-value="{&quot;index&quot;: {&quot;_id&quot;: &quot;46.73B&quot;}}{&quot;name&quot;: &quot;Commerce de gros (commerce interentreprises) d'appareils sanitaires et de produits de décoration&quot;, &quot;parent&quot;: &quot;G&quot;}" calcext:value-type="string">
            <text:p>{"index": {"_id": "46.73B"}}{"name": "Commerce de gros (commerce interentreprises) d'appareils sanitaires et de produits de décoration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74A</text:p>
          </table:table-cell>
          <table:table-cell office:value-type="string" calcext:value-type="string">
            <text:p>Commerce de gros (commerce interentreprises) de quincaillerie</text:p>
          </table:table-cell>
          <table:table-cell table:formula="of:=LEFT([.A432];2)" office:value-type="string" office:string-value="46" calcext:value-type="string">
            <text:p>46</text:p>
          </table:table-cell>
          <table:table-cell table:style-name="ce2" table:formula="of:=VLOOKUP([.C432];[n2.$A$4:.$C$91];3;0)" office:value-type="string" office:string-value="G" calcext:value-type="string">
            <text:p>G</text:p>
          </table:table-cell>
          <table:table-cell table:style-name="ce2" table:formula="of:=IF([.D432]=[.D431];&quot;&quot;;CONCATENATE(&quot;{&quot;&quot;index&quot;&quot;: {&quot;&quot;_id&quot;&quot;: &quot;&quot;&quot;;[.D432];&quot;&quot;&quot;}}{&quot;&quot;name&quot;&quot;: &quot;&quot;&quot;;VLOOKUP([.D43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32];&quot;&quot;&quot;}}{&quot;&quot;name&quot;&quot;: &quot;&quot;&quot;;[.B432];&quot;&quot;&quot;, &quot;&quot;parent&quot;&quot;: &quot;&quot;&quot;;[.D432];&quot;&quot;&quot;}&quot;)" office:value-type="string" office:string-value="{&quot;index&quot;: {&quot;_id&quot;: &quot;46.74A&quot;}}{&quot;name&quot;: &quot;Commerce de gros (commerce interentreprises) de quincaillerie&quot;, &quot;parent&quot;: &quot;G&quot;}" calcext:value-type="string">
            <text:p>{"index": {"_id": "46.74A"}}{"name": "Commerce de gros (commerce interentreprises) de quincaillerie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74B</text:p>
          </table:table-cell>
          <table:table-cell office:value-type="string" calcext:value-type="string">
            <text:p>Commerce de gros (commerce interentreprises) de fournitures pour la plomberie et le chauffage</text:p>
          </table:table-cell>
          <table:table-cell table:formula="of:=LEFT([.A433];2)" office:value-type="string" office:string-value="46" calcext:value-type="string">
            <text:p>46</text:p>
          </table:table-cell>
          <table:table-cell table:style-name="ce2" table:formula="of:=VLOOKUP([.C433];[n2.$A$4:.$C$91];3;0)" office:value-type="string" office:string-value="G" calcext:value-type="string">
            <text:p>G</text:p>
          </table:table-cell>
          <table:table-cell table:style-name="ce2" table:formula="of:=IF([.D433]=[.D432];&quot;&quot;;CONCATENATE(&quot;{&quot;&quot;index&quot;&quot;: {&quot;&quot;_id&quot;&quot;: &quot;&quot;&quot;;[.D433];&quot;&quot;&quot;}}{&quot;&quot;name&quot;&quot;: &quot;&quot;&quot;;VLOOKUP([.D43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33];&quot;&quot;&quot;}}{&quot;&quot;name&quot;&quot;: &quot;&quot;&quot;;[.B433];&quot;&quot;&quot;, &quot;&quot;parent&quot;&quot;: &quot;&quot;&quot;;[.D433];&quot;&quot;&quot;}&quot;)" office:value-type="string" office:string-value="{&quot;index&quot;: {&quot;_id&quot;: &quot;46.74B&quot;}}{&quot;name&quot;: &quot;Commerce de gros (commerce interentreprises) de fournitures pour la plomberie et le chauffage&quot;, &quot;parent&quot;: &quot;G&quot;}" calcext:value-type="string">
            <text:p>{"index": {"_id": "46.74B"}}{"name": "Commerce de gros (commerce interentreprises) de fournitures pour la plomberie et le chauffage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75Z</text:p>
          </table:table-cell>
          <table:table-cell office:value-type="string" calcext:value-type="string">
            <text:p>Commerce de gros (commerce interentreprises) de produits chimiques</text:p>
          </table:table-cell>
          <table:table-cell table:formula="of:=LEFT([.A434];2)" office:value-type="string" office:string-value="46" calcext:value-type="string">
            <text:p>46</text:p>
          </table:table-cell>
          <table:table-cell table:style-name="ce2" table:formula="of:=VLOOKUP([.C434];[n2.$A$4:.$C$91];3;0)" office:value-type="string" office:string-value="G" calcext:value-type="string">
            <text:p>G</text:p>
          </table:table-cell>
          <table:table-cell table:style-name="ce2" table:formula="of:=IF([.D434]=[.D433];&quot;&quot;;CONCATENATE(&quot;{&quot;&quot;index&quot;&quot;: {&quot;&quot;_id&quot;&quot;: &quot;&quot;&quot;;[.D434];&quot;&quot;&quot;}}{&quot;&quot;name&quot;&quot;: &quot;&quot;&quot;;VLOOKUP([.D43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34];&quot;&quot;&quot;}}{&quot;&quot;name&quot;&quot;: &quot;&quot;&quot;;[.B434];&quot;&quot;&quot;, &quot;&quot;parent&quot;&quot;: &quot;&quot;&quot;;[.D434];&quot;&quot;&quot;}&quot;)" office:value-type="string" office:string-value="{&quot;index&quot;: {&quot;_id&quot;: &quot;46.75Z&quot;}}{&quot;name&quot;: &quot;Commerce de gros (commerce interentreprises) de produits chimiques&quot;, &quot;parent&quot;: &quot;G&quot;}" calcext:value-type="string">
            <text:p>{"index": {"_id": "46.75Z"}}{"name": "Commerce de gros (commerce interentreprises) de produits chimiqu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76Z</text:p>
          </table:table-cell>
          <table:table-cell office:value-type="string" calcext:value-type="string">
            <text:p>Commerce de gros (commerce interentreprises) d'autres produits intermédiaires</text:p>
          </table:table-cell>
          <table:table-cell table:formula="of:=LEFT([.A435];2)" office:value-type="string" office:string-value="46" calcext:value-type="string">
            <text:p>46</text:p>
          </table:table-cell>
          <table:table-cell table:style-name="ce2" table:formula="of:=VLOOKUP([.C435];[n2.$A$4:.$C$91];3;0)" office:value-type="string" office:string-value="G" calcext:value-type="string">
            <text:p>G</text:p>
          </table:table-cell>
          <table:table-cell table:style-name="ce2" table:formula="of:=IF([.D435]=[.D434];&quot;&quot;;CONCATENATE(&quot;{&quot;&quot;index&quot;&quot;: {&quot;&quot;_id&quot;&quot;: &quot;&quot;&quot;;[.D435];&quot;&quot;&quot;}}{&quot;&quot;name&quot;&quot;: &quot;&quot;&quot;;VLOOKUP([.D43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35];&quot;&quot;&quot;}}{&quot;&quot;name&quot;&quot;: &quot;&quot;&quot;;[.B435];&quot;&quot;&quot;, &quot;&quot;parent&quot;&quot;: &quot;&quot;&quot;;[.D435];&quot;&quot;&quot;}&quot;)" office:value-type="string" office:string-value="{&quot;index&quot;: {&quot;_id&quot;: &quot;46.76Z&quot;}}{&quot;name&quot;: &quot;Commerce de gros (commerce interentreprises) d'autres produits intermédiaires&quot;, &quot;parent&quot;: &quot;G&quot;}" calcext:value-type="string">
            <text:p>{"index": {"_id": "46.76Z"}}{"name": "Commerce de gros (commerce interentreprises) d'autres produits intermédiair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77Z</text:p>
          </table:table-cell>
          <table:table-cell office:value-type="string" calcext:value-type="string">
            <text:p>Commerce de gros (commerce interentreprises) de déchets et débris</text:p>
          </table:table-cell>
          <table:table-cell table:formula="of:=LEFT([.A436];2)" office:value-type="string" office:string-value="46" calcext:value-type="string">
            <text:p>46</text:p>
          </table:table-cell>
          <table:table-cell table:style-name="ce2" table:formula="of:=VLOOKUP([.C436];[n2.$A$4:.$C$91];3;0)" office:value-type="string" office:string-value="G" calcext:value-type="string">
            <text:p>G</text:p>
          </table:table-cell>
          <table:table-cell table:style-name="ce2" table:formula="of:=IF([.D436]=[.D435];&quot;&quot;;CONCATENATE(&quot;{&quot;&quot;index&quot;&quot;: {&quot;&quot;_id&quot;&quot;: &quot;&quot;&quot;;[.D436];&quot;&quot;&quot;}}{&quot;&quot;name&quot;&quot;: &quot;&quot;&quot;;VLOOKUP([.D43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36];&quot;&quot;&quot;}}{&quot;&quot;name&quot;&quot;: &quot;&quot;&quot;;[.B436];&quot;&quot;&quot;, &quot;&quot;parent&quot;&quot;: &quot;&quot;&quot;;[.D436];&quot;&quot;&quot;}&quot;)" office:value-type="string" office:string-value="{&quot;index&quot;: {&quot;_id&quot;: &quot;46.77Z&quot;}}{&quot;name&quot;: &quot;Commerce de gros (commerce interentreprises) de déchets et débris&quot;, &quot;parent&quot;: &quot;G&quot;}" calcext:value-type="string">
            <text:p>{"index": {"_id": "46.77Z"}}{"name": "Commerce de gros (commerce interentreprises) de déchets et débri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.90Z</text:p>
          </table:table-cell>
          <table:table-cell office:value-type="string" calcext:value-type="string">
            <text:p>Commerce de gros (commerce interentreprises) non spécialisé</text:p>
          </table:table-cell>
          <table:table-cell table:formula="of:=LEFT([.A437];2)" office:value-type="string" office:string-value="46" calcext:value-type="string">
            <text:p>46</text:p>
          </table:table-cell>
          <table:table-cell table:style-name="ce2" table:formula="of:=VLOOKUP([.C437];[n2.$A$4:.$C$91];3;0)" office:value-type="string" office:string-value="G" calcext:value-type="string">
            <text:p>G</text:p>
          </table:table-cell>
          <table:table-cell table:style-name="ce2" table:formula="of:=IF([.D437]=[.D436];&quot;&quot;;CONCATENATE(&quot;{&quot;&quot;index&quot;&quot;: {&quot;&quot;_id&quot;&quot;: &quot;&quot;&quot;;[.D437];&quot;&quot;&quot;}}{&quot;&quot;name&quot;&quot;: &quot;&quot;&quot;;VLOOKUP([.D43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37];&quot;&quot;&quot;}}{&quot;&quot;name&quot;&quot;: &quot;&quot;&quot;;[.B437];&quot;&quot;&quot;, &quot;&quot;parent&quot;&quot;: &quot;&quot;&quot;;[.D437];&quot;&quot;&quot;}&quot;)" office:value-type="string" office:string-value="{&quot;index&quot;: {&quot;_id&quot;: &quot;46.90Z&quot;}}{&quot;name&quot;: &quot;Commerce de gros (commerce interentreprises) non spécialisé&quot;, &quot;parent&quot;: &quot;G&quot;}" calcext:value-type="string">
            <text:p>{"index": {"_id": "46.90Z"}}{"name": "Commerce de gros (commerce interentreprises) no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11A</text:p>
          </table:table-cell>
          <table:table-cell office:value-type="string" calcext:value-type="string">
            <text:p>Commerce de détail de produits surgelés</text:p>
          </table:table-cell>
          <table:table-cell table:formula="of:=LEFT([.A438];2)" office:value-type="string" office:string-value="47" calcext:value-type="string">
            <text:p>47</text:p>
          </table:table-cell>
          <table:table-cell table:style-name="ce2" table:formula="of:=VLOOKUP([.C438];[n2.$A$4:.$C$91];3;0)" office:value-type="string" office:string-value="G" calcext:value-type="string">
            <text:p>G</text:p>
          </table:table-cell>
          <table:table-cell table:style-name="ce2" table:formula="of:=IF([.D438]=[.D437];&quot;&quot;;CONCATENATE(&quot;{&quot;&quot;index&quot;&quot;: {&quot;&quot;_id&quot;&quot;: &quot;&quot;&quot;;[.D438];&quot;&quot;&quot;}}{&quot;&quot;name&quot;&quot;: &quot;&quot;&quot;;VLOOKUP([.D43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38];&quot;&quot;&quot;}}{&quot;&quot;name&quot;&quot;: &quot;&quot;&quot;;[.B438];&quot;&quot;&quot;, &quot;&quot;parent&quot;&quot;: &quot;&quot;&quot;;[.D438];&quot;&quot;&quot;}&quot;)" office:value-type="string" office:string-value="{&quot;index&quot;: {&quot;_id&quot;: &quot;47.11A&quot;}}{&quot;name&quot;: &quot;Commerce de détail de produits surgelés&quot;, &quot;parent&quot;: &quot;G&quot;}" calcext:value-type="string">
            <text:p>{"index": {"_id": "47.11A"}}{"name": "Commerce de détail de produits surgelé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11B</text:p>
          </table:table-cell>
          <table:table-cell office:value-type="string" calcext:value-type="string">
            <text:p>Commerce d'alimentation générale</text:p>
          </table:table-cell>
          <table:table-cell table:formula="of:=LEFT([.A439];2)" office:value-type="string" office:string-value="47" calcext:value-type="string">
            <text:p>47</text:p>
          </table:table-cell>
          <table:table-cell table:style-name="ce2" table:formula="of:=VLOOKUP([.C439];[n2.$A$4:.$C$91];3;0)" office:value-type="string" office:string-value="G" calcext:value-type="string">
            <text:p>G</text:p>
          </table:table-cell>
          <table:table-cell table:style-name="ce2" table:formula="of:=IF([.D439]=[.D438];&quot;&quot;;CONCATENATE(&quot;{&quot;&quot;index&quot;&quot;: {&quot;&quot;_id&quot;&quot;: &quot;&quot;&quot;;[.D439];&quot;&quot;&quot;}}{&quot;&quot;name&quot;&quot;: &quot;&quot;&quot;;VLOOKUP([.D43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39];&quot;&quot;&quot;}}{&quot;&quot;name&quot;&quot;: &quot;&quot;&quot;;[.B439];&quot;&quot;&quot;, &quot;&quot;parent&quot;&quot;: &quot;&quot;&quot;;[.D439];&quot;&quot;&quot;}&quot;)" office:value-type="string" office:string-value="{&quot;index&quot;: {&quot;_id&quot;: &quot;47.11B&quot;}}{&quot;name&quot;: &quot;Commerce d'alimentation générale&quot;, &quot;parent&quot;: &quot;G&quot;}" calcext:value-type="string">
            <text:p>{"index": {"_id": "47.11B"}}{"name": "Commerce d'alimentation générale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11C</text:p>
          </table:table-cell>
          <table:table-cell office:value-type="string" calcext:value-type="string">
            <text:p>Supérettes</text:p>
          </table:table-cell>
          <table:table-cell table:formula="of:=LEFT([.A440];2)" office:value-type="string" office:string-value="47" calcext:value-type="string">
            <text:p>47</text:p>
          </table:table-cell>
          <table:table-cell table:style-name="ce2" table:formula="of:=VLOOKUP([.C440];[n2.$A$4:.$C$91];3;0)" office:value-type="string" office:string-value="G" calcext:value-type="string">
            <text:p>G</text:p>
          </table:table-cell>
          <table:table-cell table:style-name="ce2" table:formula="of:=IF([.D440]=[.D439];&quot;&quot;;CONCATENATE(&quot;{&quot;&quot;index&quot;&quot;: {&quot;&quot;_id&quot;&quot;: &quot;&quot;&quot;;[.D440];&quot;&quot;&quot;}}{&quot;&quot;name&quot;&quot;: &quot;&quot;&quot;;VLOOKUP([.D44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40];&quot;&quot;&quot;}}{&quot;&quot;name&quot;&quot;: &quot;&quot;&quot;;[.B440];&quot;&quot;&quot;, &quot;&quot;parent&quot;&quot;: &quot;&quot;&quot;;[.D440];&quot;&quot;&quot;}&quot;)" office:value-type="string" office:string-value="{&quot;index&quot;: {&quot;_id&quot;: &quot;47.11C&quot;}}{&quot;name&quot;: &quot;Supérettes&quot;, &quot;parent&quot;: &quot;G&quot;}" calcext:value-type="string">
            <text:p>{"index": {"_id": "47.11C"}}{"name": "Supérett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11D</text:p>
          </table:table-cell>
          <table:table-cell office:value-type="string" calcext:value-type="string">
            <text:p>Supermarchés</text:p>
          </table:table-cell>
          <table:table-cell table:formula="of:=LEFT([.A441];2)" office:value-type="string" office:string-value="47" calcext:value-type="string">
            <text:p>47</text:p>
          </table:table-cell>
          <table:table-cell table:style-name="ce2" table:formula="of:=VLOOKUP([.C441];[n2.$A$4:.$C$91];3;0)" office:value-type="string" office:string-value="G" calcext:value-type="string">
            <text:p>G</text:p>
          </table:table-cell>
          <table:table-cell table:style-name="ce2" table:formula="of:=IF([.D441]=[.D440];&quot;&quot;;CONCATENATE(&quot;{&quot;&quot;index&quot;&quot;: {&quot;&quot;_id&quot;&quot;: &quot;&quot;&quot;;[.D441];&quot;&quot;&quot;}}{&quot;&quot;name&quot;&quot;: &quot;&quot;&quot;;VLOOKUP([.D44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41];&quot;&quot;&quot;}}{&quot;&quot;name&quot;&quot;: &quot;&quot;&quot;;[.B441];&quot;&quot;&quot;, &quot;&quot;parent&quot;&quot;: &quot;&quot;&quot;;[.D441];&quot;&quot;&quot;}&quot;)" office:value-type="string" office:string-value="{&quot;index&quot;: {&quot;_id&quot;: &quot;47.11D&quot;}}{&quot;name&quot;: &quot;Supermarchés&quot;, &quot;parent&quot;: &quot;G&quot;}" calcext:value-type="string">
            <text:p>{"index": {"_id": "47.11D"}}{"name": "Supermarché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11E</text:p>
          </table:table-cell>
          <table:table-cell office:value-type="string" calcext:value-type="string">
            <text:p>Magasins multi-commerces</text:p>
          </table:table-cell>
          <table:table-cell table:formula="of:=LEFT([.A442];2)" office:value-type="string" office:string-value="47" calcext:value-type="string">
            <text:p>47</text:p>
          </table:table-cell>
          <table:table-cell table:style-name="ce2" table:formula="of:=VLOOKUP([.C442];[n2.$A$4:.$C$91];3;0)" office:value-type="string" office:string-value="G" calcext:value-type="string">
            <text:p>G</text:p>
          </table:table-cell>
          <table:table-cell table:style-name="ce2" table:formula="of:=IF([.D442]=[.D441];&quot;&quot;;CONCATENATE(&quot;{&quot;&quot;index&quot;&quot;: {&quot;&quot;_id&quot;&quot;: &quot;&quot;&quot;;[.D442];&quot;&quot;&quot;}}{&quot;&quot;name&quot;&quot;: &quot;&quot;&quot;;VLOOKUP([.D44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42];&quot;&quot;&quot;}}{&quot;&quot;name&quot;&quot;: &quot;&quot;&quot;;[.B442];&quot;&quot;&quot;, &quot;&quot;parent&quot;&quot;: &quot;&quot;&quot;;[.D442];&quot;&quot;&quot;}&quot;)" office:value-type="string" office:string-value="{&quot;index&quot;: {&quot;_id&quot;: &quot;47.11E&quot;}}{&quot;name&quot;: &quot;Magasins multi-commerces&quot;, &quot;parent&quot;: &quot;G&quot;}" calcext:value-type="string">
            <text:p>{"index": {"_id": "47.11E"}}{"name": "Magasins multi-commerc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11F</text:p>
          </table:table-cell>
          <table:table-cell office:value-type="string" calcext:value-type="string">
            <text:p>Hypermarchés</text:p>
          </table:table-cell>
          <table:table-cell table:formula="of:=LEFT([.A443];2)" office:value-type="string" office:string-value="47" calcext:value-type="string">
            <text:p>47</text:p>
          </table:table-cell>
          <table:table-cell table:style-name="ce2" table:formula="of:=VLOOKUP([.C443];[n2.$A$4:.$C$91];3;0)" office:value-type="string" office:string-value="G" calcext:value-type="string">
            <text:p>G</text:p>
          </table:table-cell>
          <table:table-cell table:style-name="ce2" table:formula="of:=IF([.D443]=[.D442];&quot;&quot;;CONCATENATE(&quot;{&quot;&quot;index&quot;&quot;: {&quot;&quot;_id&quot;&quot;: &quot;&quot;&quot;;[.D443];&quot;&quot;&quot;}}{&quot;&quot;name&quot;&quot;: &quot;&quot;&quot;;VLOOKUP([.D44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43];&quot;&quot;&quot;}}{&quot;&quot;name&quot;&quot;: &quot;&quot;&quot;;[.B443];&quot;&quot;&quot;, &quot;&quot;parent&quot;&quot;: &quot;&quot;&quot;;[.D443];&quot;&quot;&quot;}&quot;)" office:value-type="string" office:string-value="{&quot;index&quot;: {&quot;_id&quot;: &quot;47.11F&quot;}}{&quot;name&quot;: &quot;Hypermarchés&quot;, &quot;parent&quot;: &quot;G&quot;}" calcext:value-type="string">
            <text:p>{"index": {"_id": "47.11F"}}{"name": "Hypermarché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19A</text:p>
          </table:table-cell>
          <table:table-cell office:value-type="string" calcext:value-type="string">
            <text:p>Grands magasins</text:p>
          </table:table-cell>
          <table:table-cell table:formula="of:=LEFT([.A444];2)" office:value-type="string" office:string-value="47" calcext:value-type="string">
            <text:p>47</text:p>
          </table:table-cell>
          <table:table-cell table:style-name="ce2" table:formula="of:=VLOOKUP([.C444];[n2.$A$4:.$C$91];3;0)" office:value-type="string" office:string-value="G" calcext:value-type="string">
            <text:p>G</text:p>
          </table:table-cell>
          <table:table-cell table:style-name="ce2" table:formula="of:=IF([.D444]=[.D443];&quot;&quot;;CONCATENATE(&quot;{&quot;&quot;index&quot;&quot;: {&quot;&quot;_id&quot;&quot;: &quot;&quot;&quot;;[.D444];&quot;&quot;&quot;}}{&quot;&quot;name&quot;&quot;: &quot;&quot;&quot;;VLOOKUP([.D44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44];&quot;&quot;&quot;}}{&quot;&quot;name&quot;&quot;: &quot;&quot;&quot;;[.B444];&quot;&quot;&quot;, &quot;&quot;parent&quot;&quot;: &quot;&quot;&quot;;[.D444];&quot;&quot;&quot;}&quot;)" office:value-type="string" office:string-value="{&quot;index&quot;: {&quot;_id&quot;: &quot;47.19A&quot;}}{&quot;name&quot;: &quot;Grands magasins&quot;, &quot;parent&quot;: &quot;G&quot;}" calcext:value-type="string">
            <text:p>{"index": {"_id": "47.19A"}}{"name": "Grands magasin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19B</text:p>
          </table:table-cell>
          <table:table-cell office:value-type="string" calcext:value-type="string">
            <text:p>Autres commerces de détail en magasin non spécialisé</text:p>
          </table:table-cell>
          <table:table-cell table:formula="of:=LEFT([.A445];2)" office:value-type="string" office:string-value="47" calcext:value-type="string">
            <text:p>47</text:p>
          </table:table-cell>
          <table:table-cell table:style-name="ce2" table:formula="of:=VLOOKUP([.C445];[n2.$A$4:.$C$91];3;0)" office:value-type="string" office:string-value="G" calcext:value-type="string">
            <text:p>G</text:p>
          </table:table-cell>
          <table:table-cell table:style-name="ce2" table:formula="of:=IF([.D445]=[.D444];&quot;&quot;;CONCATENATE(&quot;{&quot;&quot;index&quot;&quot;: {&quot;&quot;_id&quot;&quot;: &quot;&quot;&quot;;[.D445];&quot;&quot;&quot;}}{&quot;&quot;name&quot;&quot;: &quot;&quot;&quot;;VLOOKUP([.D44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45];&quot;&quot;&quot;}}{&quot;&quot;name&quot;&quot;: &quot;&quot;&quot;;[.B445];&quot;&quot;&quot;, &quot;&quot;parent&quot;&quot;: &quot;&quot;&quot;;[.D445];&quot;&quot;&quot;}&quot;)" office:value-type="string" office:string-value="{&quot;index&quot;: {&quot;_id&quot;: &quot;47.19B&quot;}}{&quot;name&quot;: &quot;Autres commerces de détail en magasin non spécialisé&quot;, &quot;parent&quot;: &quot;G&quot;}" calcext:value-type="string">
            <text:p>{"index": {"_id": "47.19B"}}{"name": "Autres commerces de détail en magasin no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21Z</text:p>
          </table:table-cell>
          <table:table-cell office:value-type="string" calcext:value-type="string">
            <text:p>Commerce de détail de fruits et légumes en magasin spécialisé</text:p>
          </table:table-cell>
          <table:table-cell table:formula="of:=LEFT([.A446];2)" office:value-type="string" office:string-value="47" calcext:value-type="string">
            <text:p>47</text:p>
          </table:table-cell>
          <table:table-cell table:style-name="ce2" table:formula="of:=VLOOKUP([.C446];[n2.$A$4:.$C$91];3;0)" office:value-type="string" office:string-value="G" calcext:value-type="string">
            <text:p>G</text:p>
          </table:table-cell>
          <table:table-cell table:style-name="ce2" table:formula="of:=IF([.D446]=[.D445];&quot;&quot;;CONCATENATE(&quot;{&quot;&quot;index&quot;&quot;: {&quot;&quot;_id&quot;&quot;: &quot;&quot;&quot;;[.D446];&quot;&quot;&quot;}}{&quot;&quot;name&quot;&quot;: &quot;&quot;&quot;;VLOOKUP([.D44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46];&quot;&quot;&quot;}}{&quot;&quot;name&quot;&quot;: &quot;&quot;&quot;;[.B446];&quot;&quot;&quot;, &quot;&quot;parent&quot;&quot;: &quot;&quot;&quot;;[.D446];&quot;&quot;&quot;}&quot;)" office:value-type="string" office:string-value="{&quot;index&quot;: {&quot;_id&quot;: &quot;47.21Z&quot;}}{&quot;name&quot;: &quot;Commerce de détail de fruits et légumes en magasin spécialisé&quot;, &quot;parent&quot;: &quot;G&quot;}" calcext:value-type="string">
            <text:p>{"index": {"_id": "47.21Z"}}{"name": "Commerce de détail de fruits et légumes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22Z</text:p>
          </table:table-cell>
          <table:table-cell office:value-type="string" calcext:value-type="string">
            <text:p>Commerce de détail de viandes et de produits à base de viande en magasin spécialisé</text:p>
          </table:table-cell>
          <table:table-cell table:formula="of:=LEFT([.A447];2)" office:value-type="string" office:string-value="47" calcext:value-type="string">
            <text:p>47</text:p>
          </table:table-cell>
          <table:table-cell table:style-name="ce2" table:formula="of:=VLOOKUP([.C447];[n2.$A$4:.$C$91];3;0)" office:value-type="string" office:string-value="G" calcext:value-type="string">
            <text:p>G</text:p>
          </table:table-cell>
          <table:table-cell table:style-name="ce2" table:formula="of:=IF([.D447]=[.D446];&quot;&quot;;CONCATENATE(&quot;{&quot;&quot;index&quot;&quot;: {&quot;&quot;_id&quot;&quot;: &quot;&quot;&quot;;[.D447];&quot;&quot;&quot;}}{&quot;&quot;name&quot;&quot;: &quot;&quot;&quot;;VLOOKUP([.D44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47];&quot;&quot;&quot;}}{&quot;&quot;name&quot;&quot;: &quot;&quot;&quot;;[.B447];&quot;&quot;&quot;, &quot;&quot;parent&quot;&quot;: &quot;&quot;&quot;;[.D447];&quot;&quot;&quot;}&quot;)" office:value-type="string" office:string-value="{&quot;index&quot;: {&quot;_id&quot;: &quot;47.22Z&quot;}}{&quot;name&quot;: &quot;Commerce de détail de viandes et de produits à base de viande en magasin spécialisé&quot;, &quot;parent&quot;: &quot;G&quot;}" calcext:value-type="string">
            <text:p>{"index": {"_id": "47.22Z"}}{"name": "Commerce de détail de viandes et de produits à base de viande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23Z</text:p>
          </table:table-cell>
          <table:table-cell office:value-type="string" calcext:value-type="string">
            <text:p>Commerce de détail de poissons, crustacés et mollusques en magasin spécialisé</text:p>
          </table:table-cell>
          <table:table-cell table:formula="of:=LEFT([.A448];2)" office:value-type="string" office:string-value="47" calcext:value-type="string">
            <text:p>47</text:p>
          </table:table-cell>
          <table:table-cell table:style-name="ce2" table:formula="of:=VLOOKUP([.C448];[n2.$A$4:.$C$91];3;0)" office:value-type="string" office:string-value="G" calcext:value-type="string">
            <text:p>G</text:p>
          </table:table-cell>
          <table:table-cell table:style-name="ce2" table:formula="of:=IF([.D448]=[.D447];&quot;&quot;;CONCATENATE(&quot;{&quot;&quot;index&quot;&quot;: {&quot;&quot;_id&quot;&quot;: &quot;&quot;&quot;;[.D448];&quot;&quot;&quot;}}{&quot;&quot;name&quot;&quot;: &quot;&quot;&quot;;VLOOKUP([.D44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48];&quot;&quot;&quot;}}{&quot;&quot;name&quot;&quot;: &quot;&quot;&quot;;[.B448];&quot;&quot;&quot;, &quot;&quot;parent&quot;&quot;: &quot;&quot;&quot;;[.D448];&quot;&quot;&quot;}&quot;)" office:value-type="string" office:string-value="{&quot;index&quot;: {&quot;_id&quot;: &quot;47.23Z&quot;}}{&quot;name&quot;: &quot;Commerce de détail de poissons, crustacés et mollusques en magasin spécialisé&quot;, &quot;parent&quot;: &quot;G&quot;}" calcext:value-type="string">
            <text:p>{"index": {"_id": "47.23Z"}}{"name": "Commerce de détail de poissons, crustacés et mollusques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24Z</text:p>
          </table:table-cell>
          <table:table-cell office:value-type="string" calcext:value-type="string">
            <text:p>Commerce de détail de pain, pâtisserie et confiserie en magasin spécialisé</text:p>
          </table:table-cell>
          <table:table-cell table:formula="of:=LEFT([.A449];2)" office:value-type="string" office:string-value="47" calcext:value-type="string">
            <text:p>47</text:p>
          </table:table-cell>
          <table:table-cell table:style-name="ce2" table:formula="of:=VLOOKUP([.C449];[n2.$A$4:.$C$91];3;0)" office:value-type="string" office:string-value="G" calcext:value-type="string">
            <text:p>G</text:p>
          </table:table-cell>
          <table:table-cell table:style-name="ce2" table:formula="of:=IF([.D449]=[.D448];&quot;&quot;;CONCATENATE(&quot;{&quot;&quot;index&quot;&quot;: {&quot;&quot;_id&quot;&quot;: &quot;&quot;&quot;;[.D449];&quot;&quot;&quot;}}{&quot;&quot;name&quot;&quot;: &quot;&quot;&quot;;VLOOKUP([.D44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49];&quot;&quot;&quot;}}{&quot;&quot;name&quot;&quot;: &quot;&quot;&quot;;[.B449];&quot;&quot;&quot;, &quot;&quot;parent&quot;&quot;: &quot;&quot;&quot;;[.D449];&quot;&quot;&quot;}&quot;)" office:value-type="string" office:string-value="{&quot;index&quot;: {&quot;_id&quot;: &quot;47.24Z&quot;}}{&quot;name&quot;: &quot;Commerce de détail de pain, pâtisserie et confiserie en magasin spécialisé&quot;, &quot;parent&quot;: &quot;G&quot;}" calcext:value-type="string">
            <text:p>{"index": {"_id": "47.24Z"}}{"name": "Commerce de détail de pain, pâtisserie et confiserie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25Z</text:p>
          </table:table-cell>
          <table:table-cell office:value-type="string" calcext:value-type="string">
            <text:p>Commerce de détail de boissons en magasin spécialisé</text:p>
          </table:table-cell>
          <table:table-cell table:formula="of:=LEFT([.A450];2)" office:value-type="string" office:string-value="47" calcext:value-type="string">
            <text:p>47</text:p>
          </table:table-cell>
          <table:table-cell table:style-name="ce2" table:formula="of:=VLOOKUP([.C450];[n2.$A$4:.$C$91];3;0)" office:value-type="string" office:string-value="G" calcext:value-type="string">
            <text:p>G</text:p>
          </table:table-cell>
          <table:table-cell table:style-name="ce2" table:formula="of:=IF([.D450]=[.D449];&quot;&quot;;CONCATENATE(&quot;{&quot;&quot;index&quot;&quot;: {&quot;&quot;_id&quot;&quot;: &quot;&quot;&quot;;[.D450];&quot;&quot;&quot;}}{&quot;&quot;name&quot;&quot;: &quot;&quot;&quot;;VLOOKUP([.D45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50];&quot;&quot;&quot;}}{&quot;&quot;name&quot;&quot;: &quot;&quot;&quot;;[.B450];&quot;&quot;&quot;, &quot;&quot;parent&quot;&quot;: &quot;&quot;&quot;;[.D450];&quot;&quot;&quot;}&quot;)" office:value-type="string" office:string-value="{&quot;index&quot;: {&quot;_id&quot;: &quot;47.25Z&quot;}}{&quot;name&quot;: &quot;Commerce de détail de boissons en magasin spécialisé&quot;, &quot;parent&quot;: &quot;G&quot;}" calcext:value-type="string">
            <text:p>{"index": {"_id": "47.25Z"}}{"name": "Commerce de détail de boissons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26Z</text:p>
          </table:table-cell>
          <table:table-cell office:value-type="string" calcext:value-type="string">
            <text:p>Commerce de détail de produits à base de tabac en magasin spécialisé</text:p>
          </table:table-cell>
          <table:table-cell table:formula="of:=LEFT([.A451];2)" office:value-type="string" office:string-value="47" calcext:value-type="string">
            <text:p>47</text:p>
          </table:table-cell>
          <table:table-cell table:style-name="ce2" table:formula="of:=VLOOKUP([.C451];[n2.$A$4:.$C$91];3;0)" office:value-type="string" office:string-value="G" calcext:value-type="string">
            <text:p>G</text:p>
          </table:table-cell>
          <table:table-cell table:style-name="ce2" table:formula="of:=IF([.D451]=[.D450];&quot;&quot;;CONCATENATE(&quot;{&quot;&quot;index&quot;&quot;: {&quot;&quot;_id&quot;&quot;: &quot;&quot;&quot;;[.D451];&quot;&quot;&quot;}}{&quot;&quot;name&quot;&quot;: &quot;&quot;&quot;;VLOOKUP([.D45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51];&quot;&quot;&quot;}}{&quot;&quot;name&quot;&quot;: &quot;&quot;&quot;;[.B451];&quot;&quot;&quot;, &quot;&quot;parent&quot;&quot;: &quot;&quot;&quot;;[.D451];&quot;&quot;&quot;}&quot;)" office:value-type="string" office:string-value="{&quot;index&quot;: {&quot;_id&quot;: &quot;47.26Z&quot;}}{&quot;name&quot;: &quot;Commerce de détail de produits à base de tabac en magasin spécialisé&quot;, &quot;parent&quot;: &quot;G&quot;}" calcext:value-type="string">
            <text:p>{"index": {"_id": "47.26Z"}}{"name": "Commerce de détail de produits à base de tabac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29Z</text:p>
          </table:table-cell>
          <table:table-cell office:value-type="string" calcext:value-type="string">
            <text:p>Autres commerces de détail alimentaires en magasin spécialisé</text:p>
          </table:table-cell>
          <table:table-cell table:formula="of:=LEFT([.A452];2)" office:value-type="string" office:string-value="47" calcext:value-type="string">
            <text:p>47</text:p>
          </table:table-cell>
          <table:table-cell table:style-name="ce2" table:formula="of:=VLOOKUP([.C452];[n2.$A$4:.$C$91];3;0)" office:value-type="string" office:string-value="G" calcext:value-type="string">
            <text:p>G</text:p>
          </table:table-cell>
          <table:table-cell table:style-name="ce2" table:formula="of:=IF([.D452]=[.D451];&quot;&quot;;CONCATENATE(&quot;{&quot;&quot;index&quot;&quot;: {&quot;&quot;_id&quot;&quot;: &quot;&quot;&quot;;[.D452];&quot;&quot;&quot;}}{&quot;&quot;name&quot;&quot;: &quot;&quot;&quot;;VLOOKUP([.D45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52];&quot;&quot;&quot;}}{&quot;&quot;name&quot;&quot;: &quot;&quot;&quot;;[.B452];&quot;&quot;&quot;, &quot;&quot;parent&quot;&quot;: &quot;&quot;&quot;;[.D452];&quot;&quot;&quot;}&quot;)" office:value-type="string" office:string-value="{&quot;index&quot;: {&quot;_id&quot;: &quot;47.29Z&quot;}}{&quot;name&quot;: &quot;Autres commerces de détail alimentaires en magasin spécialisé&quot;, &quot;parent&quot;: &quot;G&quot;}" calcext:value-type="string">
            <text:p>{"index": {"_id": "47.29Z"}}{"name": "Autres commerces de détail alimentaires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30Z</text:p>
          </table:table-cell>
          <table:table-cell office:value-type="string" calcext:value-type="string">
            <text:p>Commerce de détail de carburants en magasin spécialisé</text:p>
          </table:table-cell>
          <table:table-cell table:formula="of:=LEFT([.A453];2)" office:value-type="string" office:string-value="47" calcext:value-type="string">
            <text:p>47</text:p>
          </table:table-cell>
          <table:table-cell table:style-name="ce2" table:formula="of:=VLOOKUP([.C453];[n2.$A$4:.$C$91];3;0)" office:value-type="string" office:string-value="G" calcext:value-type="string">
            <text:p>G</text:p>
          </table:table-cell>
          <table:table-cell table:style-name="ce2" table:formula="of:=IF([.D453]=[.D452];&quot;&quot;;CONCATENATE(&quot;{&quot;&quot;index&quot;&quot;: {&quot;&quot;_id&quot;&quot;: &quot;&quot;&quot;;[.D453];&quot;&quot;&quot;}}{&quot;&quot;name&quot;&quot;: &quot;&quot;&quot;;VLOOKUP([.D45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53];&quot;&quot;&quot;}}{&quot;&quot;name&quot;&quot;: &quot;&quot;&quot;;[.B453];&quot;&quot;&quot;, &quot;&quot;parent&quot;&quot;: &quot;&quot;&quot;;[.D453];&quot;&quot;&quot;}&quot;)" office:value-type="string" office:string-value="{&quot;index&quot;: {&quot;_id&quot;: &quot;47.30Z&quot;}}{&quot;name&quot;: &quot;Commerce de détail de carburants en magasin spécialisé&quot;, &quot;parent&quot;: &quot;G&quot;}" calcext:value-type="string">
            <text:p>{"index": {"_id": "47.30Z"}}{"name": "Commerce de détail de carburants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41Z</text:p>
          </table:table-cell>
          <table:table-cell office:value-type="string" calcext:value-type="string">
            <text:p>Commerce de détail d'ordinateurs, d'unités périphériques et de logiciels en magasin spécialisé</text:p>
          </table:table-cell>
          <table:table-cell table:formula="of:=LEFT([.A454];2)" office:value-type="string" office:string-value="47" calcext:value-type="string">
            <text:p>47</text:p>
          </table:table-cell>
          <table:table-cell table:style-name="ce2" table:formula="of:=VLOOKUP([.C454];[n2.$A$4:.$C$91];3;0)" office:value-type="string" office:string-value="G" calcext:value-type="string">
            <text:p>G</text:p>
          </table:table-cell>
          <table:table-cell table:style-name="ce2" table:formula="of:=IF([.D454]=[.D453];&quot;&quot;;CONCATENATE(&quot;{&quot;&quot;index&quot;&quot;: {&quot;&quot;_id&quot;&quot;: &quot;&quot;&quot;;[.D454];&quot;&quot;&quot;}}{&quot;&quot;name&quot;&quot;: &quot;&quot;&quot;;VLOOKUP([.D45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54];&quot;&quot;&quot;}}{&quot;&quot;name&quot;&quot;: &quot;&quot;&quot;;[.B454];&quot;&quot;&quot;, &quot;&quot;parent&quot;&quot;: &quot;&quot;&quot;;[.D454];&quot;&quot;&quot;}&quot;)" office:value-type="string" office:string-value="{&quot;index&quot;: {&quot;_id&quot;: &quot;47.41Z&quot;}}{&quot;name&quot;: &quot;Commerce de détail d'ordinateurs, d'unités périphériques et de logiciels en magasin spécialisé&quot;, &quot;parent&quot;: &quot;G&quot;}" calcext:value-type="string">
            <text:p>{"index": {"_id": "47.41Z"}}{"name": "Commerce de détail d'ordinateurs, d'unités périphériques et de logiciels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42Z</text:p>
          </table:table-cell>
          <table:table-cell office:value-type="string" calcext:value-type="string">
            <text:p>Commerce de détail de matériels de télécommunication en magasin spécialisé</text:p>
          </table:table-cell>
          <table:table-cell table:formula="of:=LEFT([.A455];2)" office:value-type="string" office:string-value="47" calcext:value-type="string">
            <text:p>47</text:p>
          </table:table-cell>
          <table:table-cell table:style-name="ce2" table:formula="of:=VLOOKUP([.C455];[n2.$A$4:.$C$91];3;0)" office:value-type="string" office:string-value="G" calcext:value-type="string">
            <text:p>G</text:p>
          </table:table-cell>
          <table:table-cell table:style-name="ce2" table:formula="of:=IF([.D455]=[.D454];&quot;&quot;;CONCATENATE(&quot;{&quot;&quot;index&quot;&quot;: {&quot;&quot;_id&quot;&quot;: &quot;&quot;&quot;;[.D455];&quot;&quot;&quot;}}{&quot;&quot;name&quot;&quot;: &quot;&quot;&quot;;VLOOKUP([.D45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55];&quot;&quot;&quot;}}{&quot;&quot;name&quot;&quot;: &quot;&quot;&quot;;[.B455];&quot;&quot;&quot;, &quot;&quot;parent&quot;&quot;: &quot;&quot;&quot;;[.D455];&quot;&quot;&quot;}&quot;)" office:value-type="string" office:string-value="{&quot;index&quot;: {&quot;_id&quot;: &quot;47.42Z&quot;}}{&quot;name&quot;: &quot;Commerce de détail de matériels de télécommunication en magasin spécialisé&quot;, &quot;parent&quot;: &quot;G&quot;}" calcext:value-type="string">
            <text:p>{"index": {"_id": "47.42Z"}}{"name": "Commerce de détail de matériels de télécommunication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43Z</text:p>
          </table:table-cell>
          <table:table-cell office:value-type="string" calcext:value-type="string">
            <text:p>Commerce de détail de matériels audio et vidéo en magasin spécialisé</text:p>
          </table:table-cell>
          <table:table-cell table:formula="of:=LEFT([.A456];2)" office:value-type="string" office:string-value="47" calcext:value-type="string">
            <text:p>47</text:p>
          </table:table-cell>
          <table:table-cell table:style-name="ce2" table:formula="of:=VLOOKUP([.C456];[n2.$A$4:.$C$91];3;0)" office:value-type="string" office:string-value="G" calcext:value-type="string">
            <text:p>G</text:p>
          </table:table-cell>
          <table:table-cell table:style-name="ce2" table:formula="of:=IF([.D456]=[.D455];&quot;&quot;;CONCATENATE(&quot;{&quot;&quot;index&quot;&quot;: {&quot;&quot;_id&quot;&quot;: &quot;&quot;&quot;;[.D456];&quot;&quot;&quot;}}{&quot;&quot;name&quot;&quot;: &quot;&quot;&quot;;VLOOKUP([.D45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56];&quot;&quot;&quot;}}{&quot;&quot;name&quot;&quot;: &quot;&quot;&quot;;[.B456];&quot;&quot;&quot;, &quot;&quot;parent&quot;&quot;: &quot;&quot;&quot;;[.D456];&quot;&quot;&quot;}&quot;)" office:value-type="string" office:string-value="{&quot;index&quot;: {&quot;_id&quot;: &quot;47.43Z&quot;}}{&quot;name&quot;: &quot;Commerce de détail de matériels audio et vidéo en magasin spécialisé&quot;, &quot;parent&quot;: &quot;G&quot;}" calcext:value-type="string">
            <text:p>{"index": {"_id": "47.43Z"}}{"name": "Commerce de détail de matériels audio et vidéo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51Z</text:p>
          </table:table-cell>
          <table:table-cell office:value-type="string" calcext:value-type="string">
            <text:p>Commerce de détail de textiles en magasin spécialisé</text:p>
          </table:table-cell>
          <table:table-cell table:formula="of:=LEFT([.A457];2)" office:value-type="string" office:string-value="47" calcext:value-type="string">
            <text:p>47</text:p>
          </table:table-cell>
          <table:table-cell table:style-name="ce2" table:formula="of:=VLOOKUP([.C457];[n2.$A$4:.$C$91];3;0)" office:value-type="string" office:string-value="G" calcext:value-type="string">
            <text:p>G</text:p>
          </table:table-cell>
          <table:table-cell table:style-name="ce2" table:formula="of:=IF([.D457]=[.D456];&quot;&quot;;CONCATENATE(&quot;{&quot;&quot;index&quot;&quot;: {&quot;&quot;_id&quot;&quot;: &quot;&quot;&quot;;[.D457];&quot;&quot;&quot;}}{&quot;&quot;name&quot;&quot;: &quot;&quot;&quot;;VLOOKUP([.D45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57];&quot;&quot;&quot;}}{&quot;&quot;name&quot;&quot;: &quot;&quot;&quot;;[.B457];&quot;&quot;&quot;, &quot;&quot;parent&quot;&quot;: &quot;&quot;&quot;;[.D457];&quot;&quot;&quot;}&quot;)" office:value-type="string" office:string-value="{&quot;index&quot;: {&quot;_id&quot;: &quot;47.51Z&quot;}}{&quot;name&quot;: &quot;Commerce de détail de textiles en magasin spécialisé&quot;, &quot;parent&quot;: &quot;G&quot;}" calcext:value-type="string">
            <text:p>{"index": {"_id": "47.51Z"}}{"name": "Commerce de détail de textiles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52A</text:p>
          </table:table-cell>
          <table:table-cell office:value-type="string" calcext:value-type="string">
            <text:p>Commerce de détail de quincaillerie, peintures et verres en petites surfaces (moins de 400 m²)</text:p>
          </table:table-cell>
          <table:table-cell table:formula="of:=LEFT([.A458];2)" office:value-type="string" office:string-value="47" calcext:value-type="string">
            <text:p>47</text:p>
          </table:table-cell>
          <table:table-cell table:style-name="ce2" table:formula="of:=VLOOKUP([.C458];[n2.$A$4:.$C$91];3;0)" office:value-type="string" office:string-value="G" calcext:value-type="string">
            <text:p>G</text:p>
          </table:table-cell>
          <table:table-cell table:style-name="ce2" table:formula="of:=IF([.D458]=[.D457];&quot;&quot;;CONCATENATE(&quot;{&quot;&quot;index&quot;&quot;: {&quot;&quot;_id&quot;&quot;: &quot;&quot;&quot;;[.D458];&quot;&quot;&quot;}}{&quot;&quot;name&quot;&quot;: &quot;&quot;&quot;;VLOOKUP([.D45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58];&quot;&quot;&quot;}}{&quot;&quot;name&quot;&quot;: &quot;&quot;&quot;;[.B458];&quot;&quot;&quot;, &quot;&quot;parent&quot;&quot;: &quot;&quot;&quot;;[.D458];&quot;&quot;&quot;}&quot;)" office:value-type="string" office:string-value="{&quot;index&quot;: {&quot;_id&quot;: &quot;47.52A&quot;}}{&quot;name&quot;: &quot;Commerce de détail de quincaillerie, peintures et verres en petites surfaces (moins de 400 m²)&quot;, &quot;parent&quot;: &quot;G&quot;}" calcext:value-type="string">
            <text:p>{"index": {"_id": "47.52A"}}{"name": "Commerce de détail de quincaillerie, peintures et verres en petites surfaces (moins de 400 m²)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52B</text:p>
          </table:table-cell>
          <table:table-cell office:value-type="string" calcext:value-type="string">
            <text:p>Commerce de détail de quincaillerie, peintures et verres en grandes surfaces (400 m² et plus)</text:p>
          </table:table-cell>
          <table:table-cell table:formula="of:=LEFT([.A459];2)" office:value-type="string" office:string-value="47" calcext:value-type="string">
            <text:p>47</text:p>
          </table:table-cell>
          <table:table-cell table:style-name="ce2" table:formula="of:=VLOOKUP([.C459];[n2.$A$4:.$C$91];3;0)" office:value-type="string" office:string-value="G" calcext:value-type="string">
            <text:p>G</text:p>
          </table:table-cell>
          <table:table-cell table:style-name="ce2" table:formula="of:=IF([.D459]=[.D458];&quot;&quot;;CONCATENATE(&quot;{&quot;&quot;index&quot;&quot;: {&quot;&quot;_id&quot;&quot;: &quot;&quot;&quot;;[.D459];&quot;&quot;&quot;}}{&quot;&quot;name&quot;&quot;: &quot;&quot;&quot;;VLOOKUP([.D45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59];&quot;&quot;&quot;}}{&quot;&quot;name&quot;&quot;: &quot;&quot;&quot;;[.B459];&quot;&quot;&quot;, &quot;&quot;parent&quot;&quot;: &quot;&quot;&quot;;[.D459];&quot;&quot;&quot;}&quot;)" office:value-type="string" office:string-value="{&quot;index&quot;: {&quot;_id&quot;: &quot;47.52B&quot;}}{&quot;name&quot;: &quot;Commerce de détail de quincaillerie, peintures et verres en grandes surfaces (400 m² et plus)&quot;, &quot;parent&quot;: &quot;G&quot;}" calcext:value-type="string">
            <text:p>{"index": {"_id": "47.52B"}}{"name": "Commerce de détail de quincaillerie, peintures et verres en grandes surfaces (400 m² et plus)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53Z</text:p>
          </table:table-cell>
          <table:table-cell office:value-type="string" calcext:value-type="string">
            <text:p>Commerce de détail de tapis, moquettes et revêtements de murs et de sols en magasin spécialisé</text:p>
          </table:table-cell>
          <table:table-cell table:formula="of:=LEFT([.A460];2)" office:value-type="string" office:string-value="47" calcext:value-type="string">
            <text:p>47</text:p>
          </table:table-cell>
          <table:table-cell table:style-name="ce2" table:formula="of:=VLOOKUP([.C460];[n2.$A$4:.$C$91];3;0)" office:value-type="string" office:string-value="G" calcext:value-type="string">
            <text:p>G</text:p>
          </table:table-cell>
          <table:table-cell table:style-name="ce2" table:formula="of:=IF([.D460]=[.D459];&quot;&quot;;CONCATENATE(&quot;{&quot;&quot;index&quot;&quot;: {&quot;&quot;_id&quot;&quot;: &quot;&quot;&quot;;[.D460];&quot;&quot;&quot;}}{&quot;&quot;name&quot;&quot;: &quot;&quot;&quot;;VLOOKUP([.D46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60];&quot;&quot;&quot;}}{&quot;&quot;name&quot;&quot;: &quot;&quot;&quot;;[.B460];&quot;&quot;&quot;, &quot;&quot;parent&quot;&quot;: &quot;&quot;&quot;;[.D460];&quot;&quot;&quot;}&quot;)" office:value-type="string" office:string-value="{&quot;index&quot;: {&quot;_id&quot;: &quot;47.53Z&quot;}}{&quot;name&quot;: &quot;Commerce de détail de tapis, moquettes et revêtements de murs et de sols en magasin spécialisé&quot;, &quot;parent&quot;: &quot;G&quot;}" calcext:value-type="string">
            <text:p>{"index": {"_id": "47.53Z"}}{"name": "Commerce de détail de tapis, moquettes et revêtements de murs et de sols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54Z</text:p>
          </table:table-cell>
          <table:table-cell office:value-type="string" calcext:value-type="string">
            <text:p>Commerce de détail d'appareils électroménagers en magasin spécialisé</text:p>
          </table:table-cell>
          <table:table-cell table:formula="of:=LEFT([.A461];2)" office:value-type="string" office:string-value="47" calcext:value-type="string">
            <text:p>47</text:p>
          </table:table-cell>
          <table:table-cell table:style-name="ce2" table:formula="of:=VLOOKUP([.C461];[n2.$A$4:.$C$91];3;0)" office:value-type="string" office:string-value="G" calcext:value-type="string">
            <text:p>G</text:p>
          </table:table-cell>
          <table:table-cell table:style-name="ce2" table:formula="of:=IF([.D461]=[.D460];&quot;&quot;;CONCATENATE(&quot;{&quot;&quot;index&quot;&quot;: {&quot;&quot;_id&quot;&quot;: &quot;&quot;&quot;;[.D461];&quot;&quot;&quot;}}{&quot;&quot;name&quot;&quot;: &quot;&quot;&quot;;VLOOKUP([.D46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61];&quot;&quot;&quot;}}{&quot;&quot;name&quot;&quot;: &quot;&quot;&quot;;[.B461];&quot;&quot;&quot;, &quot;&quot;parent&quot;&quot;: &quot;&quot;&quot;;[.D461];&quot;&quot;&quot;}&quot;)" office:value-type="string" office:string-value="{&quot;index&quot;: {&quot;_id&quot;: &quot;47.54Z&quot;}}{&quot;name&quot;: &quot;Commerce de détail d'appareils électroménagers en magasin spécialisé&quot;, &quot;parent&quot;: &quot;G&quot;}" calcext:value-type="string">
            <text:p>{"index": {"_id": "47.54Z"}}{"name": "Commerce de détail d'appareils électroménagers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59A</text:p>
          </table:table-cell>
          <table:table-cell office:value-type="string" calcext:value-type="string">
            <text:p>Commerce de détail de meubles</text:p>
          </table:table-cell>
          <table:table-cell table:formula="of:=LEFT([.A462];2)" office:value-type="string" office:string-value="47" calcext:value-type="string">
            <text:p>47</text:p>
          </table:table-cell>
          <table:table-cell table:style-name="ce2" table:formula="of:=VLOOKUP([.C462];[n2.$A$4:.$C$91];3;0)" office:value-type="string" office:string-value="G" calcext:value-type="string">
            <text:p>G</text:p>
          </table:table-cell>
          <table:table-cell table:style-name="ce2" table:formula="of:=IF([.D462]=[.D461];&quot;&quot;;CONCATENATE(&quot;{&quot;&quot;index&quot;&quot;: {&quot;&quot;_id&quot;&quot;: &quot;&quot;&quot;;[.D462];&quot;&quot;&quot;}}{&quot;&quot;name&quot;&quot;: &quot;&quot;&quot;;VLOOKUP([.D46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62];&quot;&quot;&quot;}}{&quot;&quot;name&quot;&quot;: &quot;&quot;&quot;;[.B462];&quot;&quot;&quot;, &quot;&quot;parent&quot;&quot;: &quot;&quot;&quot;;[.D462];&quot;&quot;&quot;}&quot;)" office:value-type="string" office:string-value="{&quot;index&quot;: {&quot;_id&quot;: &quot;47.59A&quot;}}{&quot;name&quot;: &quot;Commerce de détail de meubles&quot;, &quot;parent&quot;: &quot;G&quot;}" calcext:value-type="string">
            <text:p>{"index": {"_id": "47.59A"}}{"name": "Commerce de détail de meubl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59B</text:p>
          </table:table-cell>
          <table:table-cell office:value-type="string" calcext:value-type="string">
            <text:p>Commerce de détail d'autres équipements du foyer</text:p>
          </table:table-cell>
          <table:table-cell table:formula="of:=LEFT([.A463];2)" office:value-type="string" office:string-value="47" calcext:value-type="string">
            <text:p>47</text:p>
          </table:table-cell>
          <table:table-cell table:style-name="ce2" table:formula="of:=VLOOKUP([.C463];[n2.$A$4:.$C$91];3;0)" office:value-type="string" office:string-value="G" calcext:value-type="string">
            <text:p>G</text:p>
          </table:table-cell>
          <table:table-cell table:style-name="ce2" table:formula="of:=IF([.D463]=[.D462];&quot;&quot;;CONCATENATE(&quot;{&quot;&quot;index&quot;&quot;: {&quot;&quot;_id&quot;&quot;: &quot;&quot;&quot;;[.D463];&quot;&quot;&quot;}}{&quot;&quot;name&quot;&quot;: &quot;&quot;&quot;;VLOOKUP([.D46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63];&quot;&quot;&quot;}}{&quot;&quot;name&quot;&quot;: &quot;&quot;&quot;;[.B463];&quot;&quot;&quot;, &quot;&quot;parent&quot;&quot;: &quot;&quot;&quot;;[.D463];&quot;&quot;&quot;}&quot;)" office:value-type="string" office:string-value="{&quot;index&quot;: {&quot;_id&quot;: &quot;47.59B&quot;}}{&quot;name&quot;: &quot;Commerce de détail d'autres équipements du foyer&quot;, &quot;parent&quot;: &quot;G&quot;}" calcext:value-type="string">
            <text:p>{"index": {"_id": "47.59B"}}{"name": "Commerce de détail d'autres équipements du foyer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61Z</text:p>
          </table:table-cell>
          <table:table-cell office:value-type="string" calcext:value-type="string">
            <text:p>Commerce de détail de livres en magasin spécialisé</text:p>
          </table:table-cell>
          <table:table-cell table:formula="of:=LEFT([.A464];2)" office:value-type="string" office:string-value="47" calcext:value-type="string">
            <text:p>47</text:p>
          </table:table-cell>
          <table:table-cell table:style-name="ce2" table:formula="of:=VLOOKUP([.C464];[n2.$A$4:.$C$91];3;0)" office:value-type="string" office:string-value="G" calcext:value-type="string">
            <text:p>G</text:p>
          </table:table-cell>
          <table:table-cell table:style-name="ce2" table:formula="of:=IF([.D464]=[.D463];&quot;&quot;;CONCATENATE(&quot;{&quot;&quot;index&quot;&quot;: {&quot;&quot;_id&quot;&quot;: &quot;&quot;&quot;;[.D464];&quot;&quot;&quot;}}{&quot;&quot;name&quot;&quot;: &quot;&quot;&quot;;VLOOKUP([.D46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64];&quot;&quot;&quot;}}{&quot;&quot;name&quot;&quot;: &quot;&quot;&quot;;[.B464];&quot;&quot;&quot;, &quot;&quot;parent&quot;&quot;: &quot;&quot;&quot;;[.D464];&quot;&quot;&quot;}&quot;)" office:value-type="string" office:string-value="{&quot;index&quot;: {&quot;_id&quot;: &quot;47.61Z&quot;}}{&quot;name&quot;: &quot;Commerce de détail de livres en magasin spécialisé&quot;, &quot;parent&quot;: &quot;G&quot;}" calcext:value-type="string">
            <text:p>{"index": {"_id": "47.61Z"}}{"name": "Commerce de détail de livres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62Z</text:p>
          </table:table-cell>
          <table:table-cell office:value-type="string" calcext:value-type="string">
            <text:p>Commerce de détail de journaux et papeterie en magasin spécialisé</text:p>
          </table:table-cell>
          <table:table-cell table:formula="of:=LEFT([.A465];2)" office:value-type="string" office:string-value="47" calcext:value-type="string">
            <text:p>47</text:p>
          </table:table-cell>
          <table:table-cell table:style-name="ce2" table:formula="of:=VLOOKUP([.C465];[n2.$A$4:.$C$91];3;0)" office:value-type="string" office:string-value="G" calcext:value-type="string">
            <text:p>G</text:p>
          </table:table-cell>
          <table:table-cell table:style-name="ce2" table:formula="of:=IF([.D465]=[.D464];&quot;&quot;;CONCATENATE(&quot;{&quot;&quot;index&quot;&quot;: {&quot;&quot;_id&quot;&quot;: &quot;&quot;&quot;;[.D465];&quot;&quot;&quot;}}{&quot;&quot;name&quot;&quot;: &quot;&quot;&quot;;VLOOKUP([.D46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65];&quot;&quot;&quot;}}{&quot;&quot;name&quot;&quot;: &quot;&quot;&quot;;[.B465];&quot;&quot;&quot;, &quot;&quot;parent&quot;&quot;: &quot;&quot;&quot;;[.D465];&quot;&quot;&quot;}&quot;)" office:value-type="string" office:string-value="{&quot;index&quot;: {&quot;_id&quot;: &quot;47.62Z&quot;}}{&quot;name&quot;: &quot;Commerce de détail de journaux et papeterie en magasin spécialisé&quot;, &quot;parent&quot;: &quot;G&quot;}" calcext:value-type="string">
            <text:p>{"index": {"_id": "47.62Z"}}{"name": "Commerce de détail de journaux et papeterie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63Z</text:p>
          </table:table-cell>
          <table:table-cell office:value-type="string" calcext:value-type="string">
            <text:p>Commerce de détail d'enregistrements musicaux et vidéo en magasin spécialisé</text:p>
          </table:table-cell>
          <table:table-cell table:formula="of:=LEFT([.A466];2)" office:value-type="string" office:string-value="47" calcext:value-type="string">
            <text:p>47</text:p>
          </table:table-cell>
          <table:table-cell table:style-name="ce2" table:formula="of:=VLOOKUP([.C466];[n2.$A$4:.$C$91];3;0)" office:value-type="string" office:string-value="G" calcext:value-type="string">
            <text:p>G</text:p>
          </table:table-cell>
          <table:table-cell table:style-name="ce2" table:formula="of:=IF([.D466]=[.D465];&quot;&quot;;CONCATENATE(&quot;{&quot;&quot;index&quot;&quot;: {&quot;&quot;_id&quot;&quot;: &quot;&quot;&quot;;[.D466];&quot;&quot;&quot;}}{&quot;&quot;name&quot;&quot;: &quot;&quot;&quot;;VLOOKUP([.D46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66];&quot;&quot;&quot;}}{&quot;&quot;name&quot;&quot;: &quot;&quot;&quot;;[.B466];&quot;&quot;&quot;, &quot;&quot;parent&quot;&quot;: &quot;&quot;&quot;;[.D466];&quot;&quot;&quot;}&quot;)" office:value-type="string" office:string-value="{&quot;index&quot;: {&quot;_id&quot;: &quot;47.63Z&quot;}}{&quot;name&quot;: &quot;Commerce de détail d'enregistrements musicaux et vidéo en magasin spécialisé&quot;, &quot;parent&quot;: &quot;G&quot;}" calcext:value-type="string">
            <text:p>{"index": {"_id": "47.63Z"}}{"name": "Commerce de détail d'enregistrements musicaux et vidéo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64Z</text:p>
          </table:table-cell>
          <table:table-cell office:value-type="string" calcext:value-type="string">
            <text:p>Commerce de détail d'articles de sport en magasin spécialisé</text:p>
          </table:table-cell>
          <table:table-cell table:formula="of:=LEFT([.A467];2)" office:value-type="string" office:string-value="47" calcext:value-type="string">
            <text:p>47</text:p>
          </table:table-cell>
          <table:table-cell table:style-name="ce2" table:formula="of:=VLOOKUP([.C467];[n2.$A$4:.$C$91];3;0)" office:value-type="string" office:string-value="G" calcext:value-type="string">
            <text:p>G</text:p>
          </table:table-cell>
          <table:table-cell table:style-name="ce2" table:formula="of:=IF([.D467]=[.D466];&quot;&quot;;CONCATENATE(&quot;{&quot;&quot;index&quot;&quot;: {&quot;&quot;_id&quot;&quot;: &quot;&quot;&quot;;[.D467];&quot;&quot;&quot;}}{&quot;&quot;name&quot;&quot;: &quot;&quot;&quot;;VLOOKUP([.D46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67];&quot;&quot;&quot;}}{&quot;&quot;name&quot;&quot;: &quot;&quot;&quot;;[.B467];&quot;&quot;&quot;, &quot;&quot;parent&quot;&quot;: &quot;&quot;&quot;;[.D467];&quot;&quot;&quot;}&quot;)" office:value-type="string" office:string-value="{&quot;index&quot;: {&quot;_id&quot;: &quot;47.64Z&quot;}}{&quot;name&quot;: &quot;Commerce de détail d'articles de sport en magasin spécialisé&quot;, &quot;parent&quot;: &quot;G&quot;}" calcext:value-type="string">
            <text:p>{"index": {"_id": "47.64Z"}}{"name": "Commerce de détail d'articles de sport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65Z</text:p>
          </table:table-cell>
          <table:table-cell office:value-type="string" calcext:value-type="string">
            <text:p>Commerce de détail de jeux et jouets en magasin spécialisé</text:p>
          </table:table-cell>
          <table:table-cell table:formula="of:=LEFT([.A468];2)" office:value-type="string" office:string-value="47" calcext:value-type="string">
            <text:p>47</text:p>
          </table:table-cell>
          <table:table-cell table:style-name="ce2" table:formula="of:=VLOOKUP([.C468];[n2.$A$4:.$C$91];3;0)" office:value-type="string" office:string-value="G" calcext:value-type="string">
            <text:p>G</text:p>
          </table:table-cell>
          <table:table-cell table:style-name="ce2" table:formula="of:=IF([.D468]=[.D467];&quot;&quot;;CONCATENATE(&quot;{&quot;&quot;index&quot;&quot;: {&quot;&quot;_id&quot;&quot;: &quot;&quot;&quot;;[.D468];&quot;&quot;&quot;}}{&quot;&quot;name&quot;&quot;: &quot;&quot;&quot;;VLOOKUP([.D46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68];&quot;&quot;&quot;}}{&quot;&quot;name&quot;&quot;: &quot;&quot;&quot;;[.B468];&quot;&quot;&quot;, &quot;&quot;parent&quot;&quot;: &quot;&quot;&quot;;[.D468];&quot;&quot;&quot;}&quot;)" office:value-type="string" office:string-value="{&quot;index&quot;: {&quot;_id&quot;: &quot;47.65Z&quot;}}{&quot;name&quot;: &quot;Commerce de détail de jeux et jouets en magasin spécialisé&quot;, &quot;parent&quot;: &quot;G&quot;}" calcext:value-type="string">
            <text:p>{"index": {"_id": "47.65Z"}}{"name": "Commerce de détail de jeux et jouets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71Z</text:p>
          </table:table-cell>
          <table:table-cell office:value-type="string" calcext:value-type="string">
            <text:p>Commerce de détail d'habillement en magasin spécialisé</text:p>
          </table:table-cell>
          <table:table-cell table:formula="of:=LEFT([.A469];2)" office:value-type="string" office:string-value="47" calcext:value-type="string">
            <text:p>47</text:p>
          </table:table-cell>
          <table:table-cell table:style-name="ce2" table:formula="of:=VLOOKUP([.C469];[n2.$A$4:.$C$91];3;0)" office:value-type="string" office:string-value="G" calcext:value-type="string">
            <text:p>G</text:p>
          </table:table-cell>
          <table:table-cell table:style-name="ce2" table:formula="of:=IF([.D469]=[.D468];&quot;&quot;;CONCATENATE(&quot;{&quot;&quot;index&quot;&quot;: {&quot;&quot;_id&quot;&quot;: &quot;&quot;&quot;;[.D469];&quot;&quot;&quot;}}{&quot;&quot;name&quot;&quot;: &quot;&quot;&quot;;VLOOKUP([.D46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69];&quot;&quot;&quot;}}{&quot;&quot;name&quot;&quot;: &quot;&quot;&quot;;[.B469];&quot;&quot;&quot;, &quot;&quot;parent&quot;&quot;: &quot;&quot;&quot;;[.D469];&quot;&quot;&quot;}&quot;)" office:value-type="string" office:string-value="{&quot;index&quot;: {&quot;_id&quot;: &quot;47.71Z&quot;}}{&quot;name&quot;: &quot;Commerce de détail d'habillement en magasin spécialisé&quot;, &quot;parent&quot;: &quot;G&quot;}" calcext:value-type="string">
            <text:p>{"index": {"_id": "47.71Z"}}{"name": "Commerce de détail d'habillement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72A</text:p>
          </table:table-cell>
          <table:table-cell office:value-type="string" calcext:value-type="string">
            <text:p>Commerce de détail de la chaussure</text:p>
          </table:table-cell>
          <table:table-cell table:formula="of:=LEFT([.A470];2)" office:value-type="string" office:string-value="47" calcext:value-type="string">
            <text:p>47</text:p>
          </table:table-cell>
          <table:table-cell table:style-name="ce2" table:formula="of:=VLOOKUP([.C470];[n2.$A$4:.$C$91];3;0)" office:value-type="string" office:string-value="G" calcext:value-type="string">
            <text:p>G</text:p>
          </table:table-cell>
          <table:table-cell table:style-name="ce2" table:formula="of:=IF([.D470]=[.D469];&quot;&quot;;CONCATENATE(&quot;{&quot;&quot;index&quot;&quot;: {&quot;&quot;_id&quot;&quot;: &quot;&quot;&quot;;[.D470];&quot;&quot;&quot;}}{&quot;&quot;name&quot;&quot;: &quot;&quot;&quot;;VLOOKUP([.D47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70];&quot;&quot;&quot;}}{&quot;&quot;name&quot;&quot;: &quot;&quot;&quot;;[.B470];&quot;&quot;&quot;, &quot;&quot;parent&quot;&quot;: &quot;&quot;&quot;;[.D470];&quot;&quot;&quot;}&quot;)" office:value-type="string" office:string-value="{&quot;index&quot;: {&quot;_id&quot;: &quot;47.72A&quot;}}{&quot;name&quot;: &quot;Commerce de détail de la chaussure&quot;, &quot;parent&quot;: &quot;G&quot;}" calcext:value-type="string">
            <text:p>{"index": {"_id": "47.72A"}}{"name": "Commerce de détail de la chaussure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72B</text:p>
          </table:table-cell>
          <table:table-cell office:value-type="string" calcext:value-type="string">
            <text:p>Commerce de détail de maroquinerie et d'articles de voyage</text:p>
          </table:table-cell>
          <table:table-cell table:formula="of:=LEFT([.A471];2)" office:value-type="string" office:string-value="47" calcext:value-type="string">
            <text:p>47</text:p>
          </table:table-cell>
          <table:table-cell table:style-name="ce2" table:formula="of:=VLOOKUP([.C471];[n2.$A$4:.$C$91];3;0)" office:value-type="string" office:string-value="G" calcext:value-type="string">
            <text:p>G</text:p>
          </table:table-cell>
          <table:table-cell table:style-name="ce2" table:formula="of:=IF([.D471]=[.D470];&quot;&quot;;CONCATENATE(&quot;{&quot;&quot;index&quot;&quot;: {&quot;&quot;_id&quot;&quot;: &quot;&quot;&quot;;[.D471];&quot;&quot;&quot;}}{&quot;&quot;name&quot;&quot;: &quot;&quot;&quot;;VLOOKUP([.D47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71];&quot;&quot;&quot;}}{&quot;&quot;name&quot;&quot;: &quot;&quot;&quot;;[.B471];&quot;&quot;&quot;, &quot;&quot;parent&quot;&quot;: &quot;&quot;&quot;;[.D471];&quot;&quot;&quot;}&quot;)" office:value-type="string" office:string-value="{&quot;index&quot;: {&quot;_id&quot;: &quot;47.72B&quot;}}{&quot;name&quot;: &quot;Commerce de détail de maroquinerie et d'articles de voyage&quot;, &quot;parent&quot;: &quot;G&quot;}" calcext:value-type="string">
            <text:p>{"index": {"_id": "47.72B"}}{"name": "Commerce de détail de maroquinerie et d'articles de voyage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73Z</text:p>
          </table:table-cell>
          <table:table-cell office:value-type="string" calcext:value-type="string">
            <text:p>Commerce de détail de produits pharmaceutiques en magasin spécialisé</text:p>
          </table:table-cell>
          <table:table-cell table:formula="of:=LEFT([.A472];2)" office:value-type="string" office:string-value="47" calcext:value-type="string">
            <text:p>47</text:p>
          </table:table-cell>
          <table:table-cell table:style-name="ce2" table:formula="of:=VLOOKUP([.C472];[n2.$A$4:.$C$91];3;0)" office:value-type="string" office:string-value="G" calcext:value-type="string">
            <text:p>G</text:p>
          </table:table-cell>
          <table:table-cell table:style-name="ce2" table:formula="of:=IF([.D472]=[.D471];&quot;&quot;;CONCATENATE(&quot;{&quot;&quot;index&quot;&quot;: {&quot;&quot;_id&quot;&quot;: &quot;&quot;&quot;;[.D472];&quot;&quot;&quot;}}{&quot;&quot;name&quot;&quot;: &quot;&quot;&quot;;VLOOKUP([.D47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72];&quot;&quot;&quot;}}{&quot;&quot;name&quot;&quot;: &quot;&quot;&quot;;[.B472];&quot;&quot;&quot;, &quot;&quot;parent&quot;&quot;: &quot;&quot;&quot;;[.D472];&quot;&quot;&quot;}&quot;)" office:value-type="string" office:string-value="{&quot;index&quot;: {&quot;_id&quot;: &quot;47.73Z&quot;}}{&quot;name&quot;: &quot;Commerce de détail de produits pharmaceutiques en magasin spécialisé&quot;, &quot;parent&quot;: &quot;G&quot;}" calcext:value-type="string">
            <text:p>{"index": {"_id": "47.73Z"}}{"name": "Commerce de détail de produits pharmaceutiques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74Z</text:p>
          </table:table-cell>
          <table:table-cell office:value-type="string" calcext:value-type="string">
            <text:p>Commerce de détail d'articles médicaux et orthopédiques en magasin spécialisé</text:p>
          </table:table-cell>
          <table:table-cell table:formula="of:=LEFT([.A473];2)" office:value-type="string" office:string-value="47" calcext:value-type="string">
            <text:p>47</text:p>
          </table:table-cell>
          <table:table-cell table:style-name="ce2" table:formula="of:=VLOOKUP([.C473];[n2.$A$4:.$C$91];3;0)" office:value-type="string" office:string-value="G" calcext:value-type="string">
            <text:p>G</text:p>
          </table:table-cell>
          <table:table-cell table:style-name="ce2" table:formula="of:=IF([.D473]=[.D472];&quot;&quot;;CONCATENATE(&quot;{&quot;&quot;index&quot;&quot;: {&quot;&quot;_id&quot;&quot;: &quot;&quot;&quot;;[.D473];&quot;&quot;&quot;}}{&quot;&quot;name&quot;&quot;: &quot;&quot;&quot;;VLOOKUP([.D47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73];&quot;&quot;&quot;}}{&quot;&quot;name&quot;&quot;: &quot;&quot;&quot;;[.B473];&quot;&quot;&quot;, &quot;&quot;parent&quot;&quot;: &quot;&quot;&quot;;[.D473];&quot;&quot;&quot;}&quot;)" office:value-type="string" office:string-value="{&quot;index&quot;: {&quot;_id&quot;: &quot;47.74Z&quot;}}{&quot;name&quot;: &quot;Commerce de détail d'articles médicaux et orthopédiques en magasin spécialisé&quot;, &quot;parent&quot;: &quot;G&quot;}" calcext:value-type="string">
            <text:p>{"index": {"_id": "47.74Z"}}{"name": "Commerce de détail d'articles médicaux et orthopédiques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75Z</text:p>
          </table:table-cell>
          <table:table-cell office:value-type="string" calcext:value-type="string">
            <text:p>Commerce de détail de parfumerie et de produits de beauté en magasin spécialisé</text:p>
          </table:table-cell>
          <table:table-cell table:formula="of:=LEFT([.A474];2)" office:value-type="string" office:string-value="47" calcext:value-type="string">
            <text:p>47</text:p>
          </table:table-cell>
          <table:table-cell table:style-name="ce2" table:formula="of:=VLOOKUP([.C474];[n2.$A$4:.$C$91];3;0)" office:value-type="string" office:string-value="G" calcext:value-type="string">
            <text:p>G</text:p>
          </table:table-cell>
          <table:table-cell table:style-name="ce2" table:formula="of:=IF([.D474]=[.D473];&quot;&quot;;CONCATENATE(&quot;{&quot;&quot;index&quot;&quot;: {&quot;&quot;_id&quot;&quot;: &quot;&quot;&quot;;[.D474];&quot;&quot;&quot;}}{&quot;&quot;name&quot;&quot;: &quot;&quot;&quot;;VLOOKUP([.D47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74];&quot;&quot;&quot;}}{&quot;&quot;name&quot;&quot;: &quot;&quot;&quot;;[.B474];&quot;&quot;&quot;, &quot;&quot;parent&quot;&quot;: &quot;&quot;&quot;;[.D474];&quot;&quot;&quot;}&quot;)" office:value-type="string" office:string-value="{&quot;index&quot;: {&quot;_id&quot;: &quot;47.75Z&quot;}}{&quot;name&quot;: &quot;Commerce de détail de parfumerie et de produits de beauté en magasin spécialisé&quot;, &quot;parent&quot;: &quot;G&quot;}" calcext:value-type="string">
            <text:p>{"index": {"_id": "47.75Z"}}{"name": "Commerce de détail de parfumerie et de produits de beauté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76Z</text:p>
          </table:table-cell>
          <table:table-cell office:value-type="string" calcext:value-type="string">
            <text:p>Commerce de détail de fleurs, plantes, graines, engrais, animaux de compagnie et aliments pour ces animaux en magasin spécialisé</text:p>
          </table:table-cell>
          <table:table-cell table:formula="of:=LEFT([.A475];2)" office:value-type="string" office:string-value="47" calcext:value-type="string">
            <text:p>47</text:p>
          </table:table-cell>
          <table:table-cell table:style-name="ce2" table:formula="of:=VLOOKUP([.C475];[n2.$A$4:.$C$91];3;0)" office:value-type="string" office:string-value="G" calcext:value-type="string">
            <text:p>G</text:p>
          </table:table-cell>
          <table:table-cell table:style-name="ce2" table:formula="of:=IF([.D475]=[.D474];&quot;&quot;;CONCATENATE(&quot;{&quot;&quot;index&quot;&quot;: {&quot;&quot;_id&quot;&quot;: &quot;&quot;&quot;;[.D475];&quot;&quot;&quot;}}{&quot;&quot;name&quot;&quot;: &quot;&quot;&quot;;VLOOKUP([.D47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75];&quot;&quot;&quot;}}{&quot;&quot;name&quot;&quot;: &quot;&quot;&quot;;[.B475];&quot;&quot;&quot;, &quot;&quot;parent&quot;&quot;: &quot;&quot;&quot;;[.D475];&quot;&quot;&quot;}&quot;)" office:value-type="string" office:string-value="{&quot;index&quot;: {&quot;_id&quot;: &quot;47.76Z&quot;}}{&quot;name&quot;: &quot;Commerce de détail de fleurs, plantes, graines, engrais, animaux de compagnie et aliments pour ces animaux en magasin spécialisé&quot;, &quot;parent&quot;: &quot;G&quot;}" calcext:value-type="string">
            <text:p>{"index": {"_id": "47.76Z"}}{"name": "Commerce de détail de fleurs, plantes, graines, engrais, animaux de compagnie et aliments pour ces animaux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77Z</text:p>
          </table:table-cell>
          <table:table-cell office:value-type="string" calcext:value-type="string">
            <text:p>Commerce de détail d'articles d'horlogerie et de bijouterie en magasin spécialisé</text:p>
          </table:table-cell>
          <table:table-cell table:formula="of:=LEFT([.A476];2)" office:value-type="string" office:string-value="47" calcext:value-type="string">
            <text:p>47</text:p>
          </table:table-cell>
          <table:table-cell table:style-name="ce2" table:formula="of:=VLOOKUP([.C476];[n2.$A$4:.$C$91];3;0)" office:value-type="string" office:string-value="G" calcext:value-type="string">
            <text:p>G</text:p>
          </table:table-cell>
          <table:table-cell table:style-name="ce2" table:formula="of:=IF([.D476]=[.D475];&quot;&quot;;CONCATENATE(&quot;{&quot;&quot;index&quot;&quot;: {&quot;&quot;_id&quot;&quot;: &quot;&quot;&quot;;[.D476];&quot;&quot;&quot;}}{&quot;&quot;name&quot;&quot;: &quot;&quot;&quot;;VLOOKUP([.D47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76];&quot;&quot;&quot;}}{&quot;&quot;name&quot;&quot;: &quot;&quot;&quot;;[.B476];&quot;&quot;&quot;, &quot;&quot;parent&quot;&quot;: &quot;&quot;&quot;;[.D476];&quot;&quot;&quot;}&quot;)" office:value-type="string" office:string-value="{&quot;index&quot;: {&quot;_id&quot;: &quot;47.77Z&quot;}}{&quot;name&quot;: &quot;Commerce de détail d'articles d'horlogerie et de bijouterie en magasin spécialisé&quot;, &quot;parent&quot;: &quot;G&quot;}" calcext:value-type="string">
            <text:p>{"index": {"_id": "47.77Z"}}{"name": "Commerce de détail d'articles d'horlogerie et de bijouterie en magasin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78A</text:p>
          </table:table-cell>
          <table:table-cell office:value-type="string" calcext:value-type="string">
            <text:p>Commerces de détail d'optique</text:p>
          </table:table-cell>
          <table:table-cell table:formula="of:=LEFT([.A477];2)" office:value-type="string" office:string-value="47" calcext:value-type="string">
            <text:p>47</text:p>
          </table:table-cell>
          <table:table-cell table:style-name="ce2" table:formula="of:=VLOOKUP([.C477];[n2.$A$4:.$C$91];3;0)" office:value-type="string" office:string-value="G" calcext:value-type="string">
            <text:p>G</text:p>
          </table:table-cell>
          <table:table-cell table:style-name="ce2" table:formula="of:=IF([.D477]=[.D476];&quot;&quot;;CONCATENATE(&quot;{&quot;&quot;index&quot;&quot;: {&quot;&quot;_id&quot;&quot;: &quot;&quot;&quot;;[.D477];&quot;&quot;&quot;}}{&quot;&quot;name&quot;&quot;: &quot;&quot;&quot;;VLOOKUP([.D47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77];&quot;&quot;&quot;}}{&quot;&quot;name&quot;&quot;: &quot;&quot;&quot;;[.B477];&quot;&quot;&quot;, &quot;&quot;parent&quot;&quot;: &quot;&quot;&quot;;[.D477];&quot;&quot;&quot;}&quot;)" office:value-type="string" office:string-value="{&quot;index&quot;: {&quot;_id&quot;: &quot;47.78A&quot;}}{&quot;name&quot;: &quot;Commerces de détail d'optique&quot;, &quot;parent&quot;: &quot;G&quot;}" calcext:value-type="string">
            <text:p>{"index": {"_id": "47.78A"}}{"name": "Commerces de détail d'optique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78B</text:p>
          </table:table-cell>
          <table:table-cell office:value-type="string" calcext:value-type="string">
            <text:p>Commerces de détail de charbons et combustibles</text:p>
          </table:table-cell>
          <table:table-cell table:formula="of:=LEFT([.A478];2)" office:value-type="string" office:string-value="47" calcext:value-type="string">
            <text:p>47</text:p>
          </table:table-cell>
          <table:table-cell table:style-name="ce2" table:formula="of:=VLOOKUP([.C478];[n2.$A$4:.$C$91];3;0)" office:value-type="string" office:string-value="G" calcext:value-type="string">
            <text:p>G</text:p>
          </table:table-cell>
          <table:table-cell table:style-name="ce2" table:formula="of:=IF([.D478]=[.D477];&quot;&quot;;CONCATENATE(&quot;{&quot;&quot;index&quot;&quot;: {&quot;&quot;_id&quot;&quot;: &quot;&quot;&quot;;[.D478];&quot;&quot;&quot;}}{&quot;&quot;name&quot;&quot;: &quot;&quot;&quot;;VLOOKUP([.D47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78];&quot;&quot;&quot;}}{&quot;&quot;name&quot;&quot;: &quot;&quot;&quot;;[.B478];&quot;&quot;&quot;, &quot;&quot;parent&quot;&quot;: &quot;&quot;&quot;;[.D478];&quot;&quot;&quot;}&quot;)" office:value-type="string" office:string-value="{&quot;index&quot;: {&quot;_id&quot;: &quot;47.78B&quot;}}{&quot;name&quot;: &quot;Commerces de détail de charbons et combustibles&quot;, &quot;parent&quot;: &quot;G&quot;}" calcext:value-type="string">
            <text:p>{"index": {"_id": "47.78B"}}{"name": "Commerces de détail de charbons et combustible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78C</text:p>
          </table:table-cell>
          <table:table-cell office:value-type="string" calcext:value-type="string">
            <text:p>Autres commerces de détail spécialisés divers</text:p>
          </table:table-cell>
          <table:table-cell table:formula="of:=LEFT([.A479];2)" office:value-type="string" office:string-value="47" calcext:value-type="string">
            <text:p>47</text:p>
          </table:table-cell>
          <table:table-cell table:style-name="ce2" table:formula="of:=VLOOKUP([.C479];[n2.$A$4:.$C$91];3;0)" office:value-type="string" office:string-value="G" calcext:value-type="string">
            <text:p>G</text:p>
          </table:table-cell>
          <table:table-cell table:style-name="ce2" table:formula="of:=IF([.D479]=[.D478];&quot;&quot;;CONCATENATE(&quot;{&quot;&quot;index&quot;&quot;: {&quot;&quot;_id&quot;&quot;: &quot;&quot;&quot;;[.D479];&quot;&quot;&quot;}}{&quot;&quot;name&quot;&quot;: &quot;&quot;&quot;;VLOOKUP([.D47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79];&quot;&quot;&quot;}}{&quot;&quot;name&quot;&quot;: &quot;&quot;&quot;;[.B479];&quot;&quot;&quot;, &quot;&quot;parent&quot;&quot;: &quot;&quot;&quot;;[.D479];&quot;&quot;&quot;}&quot;)" office:value-type="string" office:string-value="{&quot;index&quot;: {&quot;_id&quot;: &quot;47.78C&quot;}}{&quot;name&quot;: &quot;Autres commerces de détail spécialisés divers&quot;, &quot;parent&quot;: &quot;G&quot;}" calcext:value-type="string">
            <text:p>{"index": {"_id": "47.78C"}}{"name": "Autres commerces de détail spécialisés diver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79Z</text:p>
          </table:table-cell>
          <table:table-cell office:value-type="string" calcext:value-type="string">
            <text:p>Commerce de détail de biens d'occasion en magasin</text:p>
          </table:table-cell>
          <table:table-cell table:formula="of:=LEFT([.A480];2)" office:value-type="string" office:string-value="47" calcext:value-type="string">
            <text:p>47</text:p>
          </table:table-cell>
          <table:table-cell table:style-name="ce2" table:formula="of:=VLOOKUP([.C480];[n2.$A$4:.$C$91];3;0)" office:value-type="string" office:string-value="G" calcext:value-type="string">
            <text:p>G</text:p>
          </table:table-cell>
          <table:table-cell table:style-name="ce2" table:formula="of:=IF([.D480]=[.D479];&quot;&quot;;CONCATENATE(&quot;{&quot;&quot;index&quot;&quot;: {&quot;&quot;_id&quot;&quot;: &quot;&quot;&quot;;[.D480];&quot;&quot;&quot;}}{&quot;&quot;name&quot;&quot;: &quot;&quot;&quot;;VLOOKUP([.D48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80];&quot;&quot;&quot;}}{&quot;&quot;name&quot;&quot;: &quot;&quot;&quot;;[.B480];&quot;&quot;&quot;, &quot;&quot;parent&quot;&quot;: &quot;&quot;&quot;;[.D480];&quot;&quot;&quot;}&quot;)" office:value-type="string" office:string-value="{&quot;index&quot;: {&quot;_id&quot;: &quot;47.79Z&quot;}}{&quot;name&quot;: &quot;Commerce de détail de biens d'occasion en magasin&quot;, &quot;parent&quot;: &quot;G&quot;}" calcext:value-type="string">
            <text:p>{"index": {"_id": "47.79Z"}}{"name": "Commerce de détail de biens d'occasion en magasin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81Z</text:p>
          </table:table-cell>
          <table:table-cell office:value-type="string" calcext:value-type="string">
            <text:p>Commerce de détail alimentaire sur éventaires et marchés</text:p>
          </table:table-cell>
          <table:table-cell table:formula="of:=LEFT([.A481];2)" office:value-type="string" office:string-value="47" calcext:value-type="string">
            <text:p>47</text:p>
          </table:table-cell>
          <table:table-cell table:style-name="ce2" table:formula="of:=VLOOKUP([.C481];[n2.$A$4:.$C$91];3;0)" office:value-type="string" office:string-value="G" calcext:value-type="string">
            <text:p>G</text:p>
          </table:table-cell>
          <table:table-cell table:style-name="ce2" table:formula="of:=IF([.D481]=[.D480];&quot;&quot;;CONCATENATE(&quot;{&quot;&quot;index&quot;&quot;: {&quot;&quot;_id&quot;&quot;: &quot;&quot;&quot;;[.D481];&quot;&quot;&quot;}}{&quot;&quot;name&quot;&quot;: &quot;&quot;&quot;;VLOOKUP([.D48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81];&quot;&quot;&quot;}}{&quot;&quot;name&quot;&quot;: &quot;&quot;&quot;;[.B481];&quot;&quot;&quot;, &quot;&quot;parent&quot;&quot;: &quot;&quot;&quot;;[.D481];&quot;&quot;&quot;}&quot;)" office:value-type="string" office:string-value="{&quot;index&quot;: {&quot;_id&quot;: &quot;47.81Z&quot;}}{&quot;name&quot;: &quot;Commerce de détail alimentaire sur éventaires et marchés&quot;, &quot;parent&quot;: &quot;G&quot;}" calcext:value-type="string">
            <text:p>{"index": {"_id": "47.81Z"}}{"name": "Commerce de détail alimentaire sur éventaires et marché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82Z</text:p>
          </table:table-cell>
          <table:table-cell office:value-type="string" calcext:value-type="string">
            <text:p>Commerce de détail de textiles, d'habillement et de chaussures sur éventaires et marchés</text:p>
          </table:table-cell>
          <table:table-cell table:formula="of:=LEFT([.A482];2)" office:value-type="string" office:string-value="47" calcext:value-type="string">
            <text:p>47</text:p>
          </table:table-cell>
          <table:table-cell table:style-name="ce2" table:formula="of:=VLOOKUP([.C482];[n2.$A$4:.$C$91];3;0)" office:value-type="string" office:string-value="G" calcext:value-type="string">
            <text:p>G</text:p>
          </table:table-cell>
          <table:table-cell table:style-name="ce2" table:formula="of:=IF([.D482]=[.D481];&quot;&quot;;CONCATENATE(&quot;{&quot;&quot;index&quot;&quot;: {&quot;&quot;_id&quot;&quot;: &quot;&quot;&quot;;[.D482];&quot;&quot;&quot;}}{&quot;&quot;name&quot;&quot;: &quot;&quot;&quot;;VLOOKUP([.D48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82];&quot;&quot;&quot;}}{&quot;&quot;name&quot;&quot;: &quot;&quot;&quot;;[.B482];&quot;&quot;&quot;, &quot;&quot;parent&quot;&quot;: &quot;&quot;&quot;;[.D482];&quot;&quot;&quot;}&quot;)" office:value-type="string" office:string-value="{&quot;index&quot;: {&quot;_id&quot;: &quot;47.82Z&quot;}}{&quot;name&quot;: &quot;Commerce de détail de textiles, d'habillement et de chaussures sur éventaires et marchés&quot;, &quot;parent&quot;: &quot;G&quot;}" calcext:value-type="string">
            <text:p>{"index": {"_id": "47.82Z"}}{"name": "Commerce de détail de textiles, d'habillement et de chaussures sur éventaires et marché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89Z</text:p>
          </table:table-cell>
          <table:table-cell office:value-type="string" calcext:value-type="string">
            <text:p>Autres commerces de détail sur éventaires et marchés</text:p>
          </table:table-cell>
          <table:table-cell table:formula="of:=LEFT([.A483];2)" office:value-type="string" office:string-value="47" calcext:value-type="string">
            <text:p>47</text:p>
          </table:table-cell>
          <table:table-cell table:style-name="ce2" table:formula="of:=VLOOKUP([.C483];[n2.$A$4:.$C$91];3;0)" office:value-type="string" office:string-value="G" calcext:value-type="string">
            <text:p>G</text:p>
          </table:table-cell>
          <table:table-cell table:style-name="ce2" table:formula="of:=IF([.D483]=[.D482];&quot;&quot;;CONCATENATE(&quot;{&quot;&quot;index&quot;&quot;: {&quot;&quot;_id&quot;&quot;: &quot;&quot;&quot;;[.D483];&quot;&quot;&quot;}}{&quot;&quot;name&quot;&quot;: &quot;&quot;&quot;;VLOOKUP([.D48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83];&quot;&quot;&quot;}}{&quot;&quot;name&quot;&quot;: &quot;&quot;&quot;;[.B483];&quot;&quot;&quot;, &quot;&quot;parent&quot;&quot;: &quot;&quot;&quot;;[.D483];&quot;&quot;&quot;}&quot;)" office:value-type="string" office:string-value="{&quot;index&quot;: {&quot;_id&quot;: &quot;47.89Z&quot;}}{&quot;name&quot;: &quot;Autres commerces de détail sur éventaires et marchés&quot;, &quot;parent&quot;: &quot;G&quot;}" calcext:value-type="string">
            <text:p>{"index": {"_id": "47.89Z"}}{"name": "Autres commerces de détail sur éventaires et marchés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91A</text:p>
          </table:table-cell>
          <table:table-cell office:value-type="string" calcext:value-type="string">
            <text:p>Vente à distance sur catalogue général</text:p>
          </table:table-cell>
          <table:table-cell table:formula="of:=LEFT([.A484];2)" office:value-type="string" office:string-value="47" calcext:value-type="string">
            <text:p>47</text:p>
          </table:table-cell>
          <table:table-cell table:style-name="ce2" table:formula="of:=VLOOKUP([.C484];[n2.$A$4:.$C$91];3;0)" office:value-type="string" office:string-value="G" calcext:value-type="string">
            <text:p>G</text:p>
          </table:table-cell>
          <table:table-cell table:style-name="ce2" table:formula="of:=IF([.D484]=[.D483];&quot;&quot;;CONCATENATE(&quot;{&quot;&quot;index&quot;&quot;: {&quot;&quot;_id&quot;&quot;: &quot;&quot;&quot;;[.D484];&quot;&quot;&quot;}}{&quot;&quot;name&quot;&quot;: &quot;&quot;&quot;;VLOOKUP([.D48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84];&quot;&quot;&quot;}}{&quot;&quot;name&quot;&quot;: &quot;&quot;&quot;;[.B484];&quot;&quot;&quot;, &quot;&quot;parent&quot;&quot;: &quot;&quot;&quot;;[.D484];&quot;&quot;&quot;}&quot;)" office:value-type="string" office:string-value="{&quot;index&quot;: {&quot;_id&quot;: &quot;47.91A&quot;}}{&quot;name&quot;: &quot;Vente à distance sur catalogue général&quot;, &quot;parent&quot;: &quot;G&quot;}" calcext:value-type="string">
            <text:p>{"index": {"_id": "47.91A"}}{"name": "Vente à distance sur catalogue général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91B</text:p>
          </table:table-cell>
          <table:table-cell office:value-type="string" calcext:value-type="string">
            <text:p>Vente à distance sur catalogue spécialisé</text:p>
          </table:table-cell>
          <table:table-cell table:formula="of:=LEFT([.A485];2)" office:value-type="string" office:string-value="47" calcext:value-type="string">
            <text:p>47</text:p>
          </table:table-cell>
          <table:table-cell table:style-name="ce2" table:formula="of:=VLOOKUP([.C485];[n2.$A$4:.$C$91];3;0)" office:value-type="string" office:string-value="G" calcext:value-type="string">
            <text:p>G</text:p>
          </table:table-cell>
          <table:table-cell table:style-name="ce2" table:formula="of:=IF([.D485]=[.D484];&quot;&quot;;CONCATENATE(&quot;{&quot;&quot;index&quot;&quot;: {&quot;&quot;_id&quot;&quot;: &quot;&quot;&quot;;[.D485];&quot;&quot;&quot;}}{&quot;&quot;name&quot;&quot;: &quot;&quot;&quot;;VLOOKUP([.D48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85];&quot;&quot;&quot;}}{&quot;&quot;name&quot;&quot;: &quot;&quot;&quot;;[.B485];&quot;&quot;&quot;, &quot;&quot;parent&quot;&quot;: &quot;&quot;&quot;;[.D485];&quot;&quot;&quot;}&quot;)" office:value-type="string" office:string-value="{&quot;index&quot;: {&quot;_id&quot;: &quot;47.91B&quot;}}{&quot;name&quot;: &quot;Vente à distance sur catalogue spécialisé&quot;, &quot;parent&quot;: &quot;G&quot;}" calcext:value-type="string">
            <text:p>{"index": {"_id": "47.91B"}}{"name": "Vente à distance sur catalogue spécialisé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99A</text:p>
          </table:table-cell>
          <table:table-cell office:value-type="string" calcext:value-type="string">
            <text:p>Vente à domicile</text:p>
          </table:table-cell>
          <table:table-cell table:formula="of:=LEFT([.A486];2)" office:value-type="string" office:string-value="47" calcext:value-type="string">
            <text:p>47</text:p>
          </table:table-cell>
          <table:table-cell table:style-name="ce2" table:formula="of:=VLOOKUP([.C486];[n2.$A$4:.$C$91];3;0)" office:value-type="string" office:string-value="G" calcext:value-type="string">
            <text:p>G</text:p>
          </table:table-cell>
          <table:table-cell table:style-name="ce2" table:formula="of:=IF([.D486]=[.D485];&quot;&quot;;CONCATENATE(&quot;{&quot;&quot;index&quot;&quot;: {&quot;&quot;_id&quot;&quot;: &quot;&quot;&quot;;[.D486];&quot;&quot;&quot;}}{&quot;&quot;name&quot;&quot;: &quot;&quot;&quot;;VLOOKUP([.D48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86];&quot;&quot;&quot;}}{&quot;&quot;name&quot;&quot;: &quot;&quot;&quot;;[.B486];&quot;&quot;&quot;, &quot;&quot;parent&quot;&quot;: &quot;&quot;&quot;;[.D486];&quot;&quot;&quot;}&quot;)" office:value-type="string" office:string-value="{&quot;index&quot;: {&quot;_id&quot;: &quot;47.99A&quot;}}{&quot;name&quot;: &quot;Vente à domicile&quot;, &quot;parent&quot;: &quot;G&quot;}" calcext:value-type="string">
            <text:p>{"index": {"_id": "47.99A"}}{"name": "Vente à domicile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.99B</text:p>
          </table:table-cell>
          <table:table-cell office:value-type="string" calcext:value-type="string">
            <text:p>Vente par automates et autres commerces de détail hors magasin, éventaires ou marchés n.c.a.</text:p>
          </table:table-cell>
          <table:table-cell table:formula="of:=LEFT([.A487];2)" office:value-type="string" office:string-value="47" calcext:value-type="string">
            <text:p>47</text:p>
          </table:table-cell>
          <table:table-cell table:style-name="ce2" table:formula="of:=VLOOKUP([.C487];[n2.$A$4:.$C$91];3;0)" office:value-type="string" office:string-value="G" calcext:value-type="string">
            <text:p>G</text:p>
          </table:table-cell>
          <table:table-cell table:style-name="ce2" table:formula="of:=IF([.D487]=[.D486];&quot;&quot;;CONCATENATE(&quot;{&quot;&quot;index&quot;&quot;: {&quot;&quot;_id&quot;&quot;: &quot;&quot;&quot;;[.D487];&quot;&quot;&quot;}}{&quot;&quot;name&quot;&quot;: &quot;&quot;&quot;;VLOOKUP([.D48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87];&quot;&quot;&quot;}}{&quot;&quot;name&quot;&quot;: &quot;&quot;&quot;;[.B487];&quot;&quot;&quot;, &quot;&quot;parent&quot;&quot;: &quot;&quot;&quot;;[.D487];&quot;&quot;&quot;}&quot;)" office:value-type="string" office:string-value="{&quot;index&quot;: {&quot;_id&quot;: &quot;47.99B&quot;}}{&quot;name&quot;: &quot;Vente par automates et autres commerces de détail hors magasin, éventaires ou marchés n.c.a.&quot;, &quot;parent&quot;: &quot;G&quot;}" calcext:value-type="string">
            <text:p>{"index": {"_id": "47.99B"}}{"name": "Vente par automates et autres commerces de détail hors magasin, éventaires ou marchés n.c.a.", "parent": "G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9.10Z</text:p>
          </table:table-cell>
          <table:table-cell office:value-type="string" calcext:value-type="string">
            <text:p>Transport ferroviaire interurbain de voyageurs</text:p>
          </table:table-cell>
          <table:table-cell table:formula="of:=LEFT([.A488];2)" office:value-type="string" office:string-value="49" calcext:value-type="string">
            <text:p>49</text:p>
          </table:table-cell>
          <table:table-cell table:style-name="ce2" table:formula="of:=VLOOKUP([.C488];[n2.$A$4:.$C$91];3;0)" office:value-type="string" office:string-value="H" calcext:value-type="string">
            <text:p>H</text:p>
          </table:table-cell>
          <table:table-cell table:style-name="ce2" table:formula="of:=IF([.D488]=[.D487];&quot;&quot;;CONCATENATE(&quot;{&quot;&quot;index&quot;&quot;: {&quot;&quot;_id&quot;&quot;: &quot;&quot;&quot;;[.D488];&quot;&quot;&quot;}}{&quot;&quot;name&quot;&quot;: &quot;&quot;&quot;;VLOOKUP([.D488];[n1.$A$4:.$B$24];2;0);&quot;&quot;&quot;, &quot;&quot;parent&quot;&quot;: null}&quot;))" office:value-type="string" office:string-value="{&quot;index&quot;: {&quot;_id&quot;: &quot;H&quot;}}{&quot;name&quot;: &quot;Transports et entreposage&quot;, &quot;parent&quot;: null}" calcext:value-type="string">
            <text:p>{"index": {"_id": "H"}}{"name": "Transports et entreposage", "parent": null}</text:p>
          </table:table-cell>
          <table:table-cell table:style-name="ce2" table:formula="of:=CONCATENATE(&quot;{&quot;&quot;index&quot;&quot;: {&quot;&quot;_id&quot;&quot;: &quot;&quot;&quot;;[.A488];&quot;&quot;&quot;}}{&quot;&quot;name&quot;&quot;: &quot;&quot;&quot;;[.B488];&quot;&quot;&quot;, &quot;&quot;parent&quot;&quot;: &quot;&quot;&quot;;[.D488];&quot;&quot;&quot;}&quot;)" office:value-type="string" office:string-value="{&quot;index&quot;: {&quot;_id&quot;: &quot;49.10Z&quot;}}{&quot;name&quot;: &quot;Transport ferroviaire interurbain de voyageurs&quot;, &quot;parent&quot;: &quot;H&quot;}" calcext:value-type="string">
            <text:p>{"index": {"_id": "49.10Z"}}{"name": "Transport ferroviaire interurbain de voyageurs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9.20Z</text:p>
          </table:table-cell>
          <table:table-cell office:value-type="string" calcext:value-type="string">
            <text:p>Transports ferroviaires de fret</text:p>
          </table:table-cell>
          <table:table-cell table:formula="of:=LEFT([.A489];2)" office:value-type="string" office:string-value="49" calcext:value-type="string">
            <text:p>49</text:p>
          </table:table-cell>
          <table:table-cell table:style-name="ce2" table:formula="of:=VLOOKUP([.C489];[n2.$A$4:.$C$91];3;0)" office:value-type="string" office:string-value="H" calcext:value-type="string">
            <text:p>H</text:p>
          </table:table-cell>
          <table:table-cell table:style-name="ce2" table:formula="of:=IF([.D489]=[.D488];&quot;&quot;;CONCATENATE(&quot;{&quot;&quot;index&quot;&quot;: {&quot;&quot;_id&quot;&quot;: &quot;&quot;&quot;;[.D489];&quot;&quot;&quot;}}{&quot;&quot;name&quot;&quot;: &quot;&quot;&quot;;VLOOKUP([.D48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89];&quot;&quot;&quot;}}{&quot;&quot;name&quot;&quot;: &quot;&quot;&quot;;[.B489];&quot;&quot;&quot;, &quot;&quot;parent&quot;&quot;: &quot;&quot;&quot;;[.D489];&quot;&quot;&quot;}&quot;)" office:value-type="string" office:string-value="{&quot;index&quot;: {&quot;_id&quot;: &quot;49.20Z&quot;}}{&quot;name&quot;: &quot;Transports ferroviaires de fret&quot;, &quot;parent&quot;: &quot;H&quot;}" calcext:value-type="string">
            <text:p>{"index": {"_id": "49.20Z"}}{"name": "Transports ferroviaires de fret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9.31Z</text:p>
          </table:table-cell>
          <table:table-cell office:value-type="string" calcext:value-type="string">
            <text:p>Transports urbains et suburbains de voyageurs</text:p>
          </table:table-cell>
          <table:table-cell table:formula="of:=LEFT([.A490];2)" office:value-type="string" office:string-value="49" calcext:value-type="string">
            <text:p>49</text:p>
          </table:table-cell>
          <table:table-cell table:style-name="ce2" table:formula="of:=VLOOKUP([.C490];[n2.$A$4:.$C$91];3;0)" office:value-type="string" office:string-value="H" calcext:value-type="string">
            <text:p>H</text:p>
          </table:table-cell>
          <table:table-cell table:style-name="ce2" table:formula="of:=IF([.D490]=[.D489];&quot;&quot;;CONCATENATE(&quot;{&quot;&quot;index&quot;&quot;: {&quot;&quot;_id&quot;&quot;: &quot;&quot;&quot;;[.D490];&quot;&quot;&quot;}}{&quot;&quot;name&quot;&quot;: &quot;&quot;&quot;;VLOOKUP([.D49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90];&quot;&quot;&quot;}}{&quot;&quot;name&quot;&quot;: &quot;&quot;&quot;;[.B490];&quot;&quot;&quot;, &quot;&quot;parent&quot;&quot;: &quot;&quot;&quot;;[.D490];&quot;&quot;&quot;}&quot;)" office:value-type="string" office:string-value="{&quot;index&quot;: {&quot;_id&quot;: &quot;49.31Z&quot;}}{&quot;name&quot;: &quot;Transports urbains et suburbains de voyageurs&quot;, &quot;parent&quot;: &quot;H&quot;}" calcext:value-type="string">
            <text:p>{"index": {"_id": "49.31Z"}}{"name": "Transports urbains et suburbains de voyageurs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9.32Z</text:p>
          </table:table-cell>
          <table:table-cell office:value-type="string" calcext:value-type="string">
            <text:p>Transports de voyageurs par taxis</text:p>
          </table:table-cell>
          <table:table-cell table:formula="of:=LEFT([.A491];2)" office:value-type="string" office:string-value="49" calcext:value-type="string">
            <text:p>49</text:p>
          </table:table-cell>
          <table:table-cell table:style-name="ce2" table:formula="of:=VLOOKUP([.C491];[n2.$A$4:.$C$91];3;0)" office:value-type="string" office:string-value="H" calcext:value-type="string">
            <text:p>H</text:p>
          </table:table-cell>
          <table:table-cell table:style-name="ce2" table:formula="of:=IF([.D491]=[.D490];&quot;&quot;;CONCATENATE(&quot;{&quot;&quot;index&quot;&quot;: {&quot;&quot;_id&quot;&quot;: &quot;&quot;&quot;;[.D491];&quot;&quot;&quot;}}{&quot;&quot;name&quot;&quot;: &quot;&quot;&quot;;VLOOKUP([.D49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91];&quot;&quot;&quot;}}{&quot;&quot;name&quot;&quot;: &quot;&quot;&quot;;[.B491];&quot;&quot;&quot;, &quot;&quot;parent&quot;&quot;: &quot;&quot;&quot;;[.D491];&quot;&quot;&quot;}&quot;)" office:value-type="string" office:string-value="{&quot;index&quot;: {&quot;_id&quot;: &quot;49.32Z&quot;}}{&quot;name&quot;: &quot;Transports de voyageurs par taxis&quot;, &quot;parent&quot;: &quot;H&quot;}" calcext:value-type="string">
            <text:p>{"index": {"_id": "49.32Z"}}{"name": "Transports de voyageurs par taxis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9.39A</text:p>
          </table:table-cell>
          <table:table-cell office:value-type="string" calcext:value-type="string">
            <text:p>Transports routiers réguliers de voyageurs</text:p>
          </table:table-cell>
          <table:table-cell table:formula="of:=LEFT([.A492];2)" office:value-type="string" office:string-value="49" calcext:value-type="string">
            <text:p>49</text:p>
          </table:table-cell>
          <table:table-cell table:style-name="ce2" table:formula="of:=VLOOKUP([.C492];[n2.$A$4:.$C$91];3;0)" office:value-type="string" office:string-value="H" calcext:value-type="string">
            <text:p>H</text:p>
          </table:table-cell>
          <table:table-cell table:style-name="ce2" table:formula="of:=IF([.D492]=[.D491];&quot;&quot;;CONCATENATE(&quot;{&quot;&quot;index&quot;&quot;: {&quot;&quot;_id&quot;&quot;: &quot;&quot;&quot;;[.D492];&quot;&quot;&quot;}}{&quot;&quot;name&quot;&quot;: &quot;&quot;&quot;;VLOOKUP([.D49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92];&quot;&quot;&quot;}}{&quot;&quot;name&quot;&quot;: &quot;&quot;&quot;;[.B492];&quot;&quot;&quot;, &quot;&quot;parent&quot;&quot;: &quot;&quot;&quot;;[.D492];&quot;&quot;&quot;}&quot;)" office:value-type="string" office:string-value="{&quot;index&quot;: {&quot;_id&quot;: &quot;49.39A&quot;}}{&quot;name&quot;: &quot;Transports routiers réguliers de voyageurs&quot;, &quot;parent&quot;: &quot;H&quot;}" calcext:value-type="string">
            <text:p>{"index": {"_id": "49.39A"}}{"name": "Transports routiers réguliers de voyageurs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9.39B</text:p>
          </table:table-cell>
          <table:table-cell office:value-type="string" calcext:value-type="string">
            <text:p>Autres transports routiers de voyageurs</text:p>
          </table:table-cell>
          <table:table-cell table:formula="of:=LEFT([.A493];2)" office:value-type="string" office:string-value="49" calcext:value-type="string">
            <text:p>49</text:p>
          </table:table-cell>
          <table:table-cell table:style-name="ce2" table:formula="of:=VLOOKUP([.C493];[n2.$A$4:.$C$91];3;0)" office:value-type="string" office:string-value="H" calcext:value-type="string">
            <text:p>H</text:p>
          </table:table-cell>
          <table:table-cell table:style-name="ce2" table:formula="of:=IF([.D493]=[.D492];&quot;&quot;;CONCATENATE(&quot;{&quot;&quot;index&quot;&quot;: {&quot;&quot;_id&quot;&quot;: &quot;&quot;&quot;;[.D493];&quot;&quot;&quot;}}{&quot;&quot;name&quot;&quot;: &quot;&quot;&quot;;VLOOKUP([.D49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93];&quot;&quot;&quot;}}{&quot;&quot;name&quot;&quot;: &quot;&quot;&quot;;[.B493];&quot;&quot;&quot;, &quot;&quot;parent&quot;&quot;: &quot;&quot;&quot;;[.D493];&quot;&quot;&quot;}&quot;)" office:value-type="string" office:string-value="{&quot;index&quot;: {&quot;_id&quot;: &quot;49.39B&quot;}}{&quot;name&quot;: &quot;Autres transports routiers de voyageurs&quot;, &quot;parent&quot;: &quot;H&quot;}" calcext:value-type="string">
            <text:p>{"index": {"_id": "49.39B"}}{"name": "Autres transports routiers de voyageurs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9.39C</text:p>
          </table:table-cell>
          <table:table-cell office:value-type="string" calcext:value-type="string">
            <text:p>Téléphériques et remontées mécaniques</text:p>
          </table:table-cell>
          <table:table-cell table:formula="of:=LEFT([.A494];2)" office:value-type="string" office:string-value="49" calcext:value-type="string">
            <text:p>49</text:p>
          </table:table-cell>
          <table:table-cell table:style-name="ce2" table:formula="of:=VLOOKUP([.C494];[n2.$A$4:.$C$91];3;0)" office:value-type="string" office:string-value="H" calcext:value-type="string">
            <text:p>H</text:p>
          </table:table-cell>
          <table:table-cell table:style-name="ce2" table:formula="of:=IF([.D494]=[.D493];&quot;&quot;;CONCATENATE(&quot;{&quot;&quot;index&quot;&quot;: {&quot;&quot;_id&quot;&quot;: &quot;&quot;&quot;;[.D494];&quot;&quot;&quot;}}{&quot;&quot;name&quot;&quot;: &quot;&quot;&quot;;VLOOKUP([.D49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94];&quot;&quot;&quot;}}{&quot;&quot;name&quot;&quot;: &quot;&quot;&quot;;[.B494];&quot;&quot;&quot;, &quot;&quot;parent&quot;&quot;: &quot;&quot;&quot;;[.D494];&quot;&quot;&quot;}&quot;)" office:value-type="string" office:string-value="{&quot;index&quot;: {&quot;_id&quot;: &quot;49.39C&quot;}}{&quot;name&quot;: &quot;Téléphériques et remontées mécaniques&quot;, &quot;parent&quot;: &quot;H&quot;}" calcext:value-type="string">
            <text:p>{"index": {"_id": "49.39C"}}{"name": "Téléphériques et remontées mécaniques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9.41A</text:p>
          </table:table-cell>
          <table:table-cell office:value-type="string" calcext:value-type="string">
            <text:p>Transports routiers de fret interurbains</text:p>
          </table:table-cell>
          <table:table-cell table:formula="of:=LEFT([.A495];2)" office:value-type="string" office:string-value="49" calcext:value-type="string">
            <text:p>49</text:p>
          </table:table-cell>
          <table:table-cell table:style-name="ce2" table:formula="of:=VLOOKUP([.C495];[n2.$A$4:.$C$91];3;0)" office:value-type="string" office:string-value="H" calcext:value-type="string">
            <text:p>H</text:p>
          </table:table-cell>
          <table:table-cell table:style-name="ce2" table:formula="of:=IF([.D495]=[.D494];&quot;&quot;;CONCATENATE(&quot;{&quot;&quot;index&quot;&quot;: {&quot;&quot;_id&quot;&quot;: &quot;&quot;&quot;;[.D495];&quot;&quot;&quot;}}{&quot;&quot;name&quot;&quot;: &quot;&quot;&quot;;VLOOKUP([.D49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95];&quot;&quot;&quot;}}{&quot;&quot;name&quot;&quot;: &quot;&quot;&quot;;[.B495];&quot;&quot;&quot;, &quot;&quot;parent&quot;&quot;: &quot;&quot;&quot;;[.D495];&quot;&quot;&quot;}&quot;)" office:value-type="string" office:string-value="{&quot;index&quot;: {&quot;_id&quot;: &quot;49.41A&quot;}}{&quot;name&quot;: &quot;Transports routiers de fret interurbains&quot;, &quot;parent&quot;: &quot;H&quot;}" calcext:value-type="string">
            <text:p>{"index": {"_id": "49.41A"}}{"name": "Transports routiers de fret interurbains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9.41B</text:p>
          </table:table-cell>
          <table:table-cell office:value-type="string" calcext:value-type="string">
            <text:p>Transports routiers de fret de proximité</text:p>
          </table:table-cell>
          <table:table-cell table:formula="of:=LEFT([.A496];2)" office:value-type="string" office:string-value="49" calcext:value-type="string">
            <text:p>49</text:p>
          </table:table-cell>
          <table:table-cell table:style-name="ce2" table:formula="of:=VLOOKUP([.C496];[n2.$A$4:.$C$91];3;0)" office:value-type="string" office:string-value="H" calcext:value-type="string">
            <text:p>H</text:p>
          </table:table-cell>
          <table:table-cell table:style-name="ce2" table:formula="of:=IF([.D496]=[.D495];&quot;&quot;;CONCATENATE(&quot;{&quot;&quot;index&quot;&quot;: {&quot;&quot;_id&quot;&quot;: &quot;&quot;&quot;;[.D496];&quot;&quot;&quot;}}{&quot;&quot;name&quot;&quot;: &quot;&quot;&quot;;VLOOKUP([.D49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96];&quot;&quot;&quot;}}{&quot;&quot;name&quot;&quot;: &quot;&quot;&quot;;[.B496];&quot;&quot;&quot;, &quot;&quot;parent&quot;&quot;: &quot;&quot;&quot;;[.D496];&quot;&quot;&quot;}&quot;)" office:value-type="string" office:string-value="{&quot;index&quot;: {&quot;_id&quot;: &quot;49.41B&quot;}}{&quot;name&quot;: &quot;Transports routiers de fret de proximité&quot;, &quot;parent&quot;: &quot;H&quot;}" calcext:value-type="string">
            <text:p>{"index": {"_id": "49.41B"}}{"name": "Transports routiers de fret de proximité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9.41C</text:p>
          </table:table-cell>
          <table:table-cell office:value-type="string" calcext:value-type="string">
            <text:p>Location de camions avec chauffeur</text:p>
          </table:table-cell>
          <table:table-cell table:formula="of:=LEFT([.A497];2)" office:value-type="string" office:string-value="49" calcext:value-type="string">
            <text:p>49</text:p>
          </table:table-cell>
          <table:table-cell table:style-name="ce2" table:formula="of:=VLOOKUP([.C497];[n2.$A$4:.$C$91];3;0)" office:value-type="string" office:string-value="H" calcext:value-type="string">
            <text:p>H</text:p>
          </table:table-cell>
          <table:table-cell table:style-name="ce2" table:formula="of:=IF([.D497]=[.D496];&quot;&quot;;CONCATENATE(&quot;{&quot;&quot;index&quot;&quot;: {&quot;&quot;_id&quot;&quot;: &quot;&quot;&quot;;[.D497];&quot;&quot;&quot;}}{&quot;&quot;name&quot;&quot;: &quot;&quot;&quot;;VLOOKUP([.D49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97];&quot;&quot;&quot;}}{&quot;&quot;name&quot;&quot;: &quot;&quot;&quot;;[.B497];&quot;&quot;&quot;, &quot;&quot;parent&quot;&quot;: &quot;&quot;&quot;;[.D497];&quot;&quot;&quot;}&quot;)" office:value-type="string" office:string-value="{&quot;index&quot;: {&quot;_id&quot;: &quot;49.41C&quot;}}{&quot;name&quot;: &quot;Location de camions avec chauffeur&quot;, &quot;parent&quot;: &quot;H&quot;}" calcext:value-type="string">
            <text:p>{"index": {"_id": "49.41C"}}{"name": "Location de camions avec chauffeur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9.42Z</text:p>
          </table:table-cell>
          <table:table-cell office:value-type="string" calcext:value-type="string">
            <text:p>Services de déménagement</text:p>
          </table:table-cell>
          <table:table-cell table:formula="of:=LEFT([.A498];2)" office:value-type="string" office:string-value="49" calcext:value-type="string">
            <text:p>49</text:p>
          </table:table-cell>
          <table:table-cell table:style-name="ce2" table:formula="of:=VLOOKUP([.C498];[n2.$A$4:.$C$91];3;0)" office:value-type="string" office:string-value="H" calcext:value-type="string">
            <text:p>H</text:p>
          </table:table-cell>
          <table:table-cell table:style-name="ce2" table:formula="of:=IF([.D498]=[.D497];&quot;&quot;;CONCATENATE(&quot;{&quot;&quot;index&quot;&quot;: {&quot;&quot;_id&quot;&quot;: &quot;&quot;&quot;;[.D498];&quot;&quot;&quot;}}{&quot;&quot;name&quot;&quot;: &quot;&quot;&quot;;VLOOKUP([.D49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98];&quot;&quot;&quot;}}{&quot;&quot;name&quot;&quot;: &quot;&quot;&quot;;[.B498];&quot;&quot;&quot;, &quot;&quot;parent&quot;&quot;: &quot;&quot;&quot;;[.D498];&quot;&quot;&quot;}&quot;)" office:value-type="string" office:string-value="{&quot;index&quot;: {&quot;_id&quot;: &quot;49.42Z&quot;}}{&quot;name&quot;: &quot;Services de déménagement&quot;, &quot;parent&quot;: &quot;H&quot;}" calcext:value-type="string">
            <text:p>{"index": {"_id": "49.42Z"}}{"name": "Services de déménagement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9.50Z</text:p>
          </table:table-cell>
          <table:table-cell office:value-type="string" calcext:value-type="string">
            <text:p>Transports par conduites</text:p>
          </table:table-cell>
          <table:table-cell table:formula="of:=LEFT([.A499];2)" office:value-type="string" office:string-value="49" calcext:value-type="string">
            <text:p>49</text:p>
          </table:table-cell>
          <table:table-cell table:style-name="ce2" table:formula="of:=VLOOKUP([.C499];[n2.$A$4:.$C$91];3;0)" office:value-type="string" office:string-value="H" calcext:value-type="string">
            <text:p>H</text:p>
          </table:table-cell>
          <table:table-cell table:style-name="ce2" table:formula="of:=IF([.D499]=[.D498];&quot;&quot;;CONCATENATE(&quot;{&quot;&quot;index&quot;&quot;: {&quot;&quot;_id&quot;&quot;: &quot;&quot;&quot;;[.D499];&quot;&quot;&quot;}}{&quot;&quot;name&quot;&quot;: &quot;&quot;&quot;;VLOOKUP([.D49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499];&quot;&quot;&quot;}}{&quot;&quot;name&quot;&quot;: &quot;&quot;&quot;;[.B499];&quot;&quot;&quot;, &quot;&quot;parent&quot;&quot;: &quot;&quot;&quot;;[.D499];&quot;&quot;&quot;}&quot;)" office:value-type="string" office:string-value="{&quot;index&quot;: {&quot;_id&quot;: &quot;49.50Z&quot;}}{&quot;name&quot;: &quot;Transports par conduites&quot;, &quot;parent&quot;: &quot;H&quot;}" calcext:value-type="string">
            <text:p>{"index": {"_id": "49.50Z"}}{"name": "Transports par conduites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.10Z</text:p>
          </table:table-cell>
          <table:table-cell office:value-type="string" calcext:value-type="string">
            <text:p>Transports maritimes et côtiers de passagers</text:p>
          </table:table-cell>
          <table:table-cell table:formula="of:=LEFT([.A500];2)" office:value-type="string" office:string-value="50" calcext:value-type="string">
            <text:p>50</text:p>
          </table:table-cell>
          <table:table-cell table:style-name="ce2" table:formula="of:=VLOOKUP([.C500];[n2.$A$4:.$C$91];3;0)" office:value-type="string" office:string-value="H" calcext:value-type="string">
            <text:p>H</text:p>
          </table:table-cell>
          <table:table-cell table:style-name="ce2" table:formula="of:=IF([.D500]=[.D499];&quot;&quot;;CONCATENATE(&quot;{&quot;&quot;index&quot;&quot;: {&quot;&quot;_id&quot;&quot;: &quot;&quot;&quot;;[.D500];&quot;&quot;&quot;}}{&quot;&quot;name&quot;&quot;: &quot;&quot;&quot;;VLOOKUP([.D50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00];&quot;&quot;&quot;}}{&quot;&quot;name&quot;&quot;: &quot;&quot;&quot;;[.B500];&quot;&quot;&quot;, &quot;&quot;parent&quot;&quot;: &quot;&quot;&quot;;[.D500];&quot;&quot;&quot;}&quot;)" office:value-type="string" office:string-value="{&quot;index&quot;: {&quot;_id&quot;: &quot;50.10Z&quot;}}{&quot;name&quot;: &quot;Transports maritimes et côtiers de passagers&quot;, &quot;parent&quot;: &quot;H&quot;}" calcext:value-type="string">
            <text:p>{"index": {"_id": "50.10Z"}}{"name": "Transports maritimes et côtiers de passagers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.20Z</text:p>
          </table:table-cell>
          <table:table-cell office:value-type="string" calcext:value-type="string">
            <text:p>Transports maritimes et côtiers de fret</text:p>
          </table:table-cell>
          <table:table-cell table:formula="of:=LEFT([.A501];2)" office:value-type="string" office:string-value="50" calcext:value-type="string">
            <text:p>50</text:p>
          </table:table-cell>
          <table:table-cell table:style-name="ce2" table:formula="of:=VLOOKUP([.C501];[n2.$A$4:.$C$91];3;0)" office:value-type="string" office:string-value="H" calcext:value-type="string">
            <text:p>H</text:p>
          </table:table-cell>
          <table:table-cell table:style-name="ce2" table:formula="of:=IF([.D501]=[.D500];&quot;&quot;;CONCATENATE(&quot;{&quot;&quot;index&quot;&quot;: {&quot;&quot;_id&quot;&quot;: &quot;&quot;&quot;;[.D501];&quot;&quot;&quot;}}{&quot;&quot;name&quot;&quot;: &quot;&quot;&quot;;VLOOKUP([.D50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01];&quot;&quot;&quot;}}{&quot;&quot;name&quot;&quot;: &quot;&quot;&quot;;[.B501];&quot;&quot;&quot;, &quot;&quot;parent&quot;&quot;: &quot;&quot;&quot;;[.D501];&quot;&quot;&quot;}&quot;)" office:value-type="string" office:string-value="{&quot;index&quot;: {&quot;_id&quot;: &quot;50.20Z&quot;}}{&quot;name&quot;: &quot;Transports maritimes et côtiers de fret&quot;, &quot;parent&quot;: &quot;H&quot;}" calcext:value-type="string">
            <text:p>{"index": {"_id": "50.20Z"}}{"name": "Transports maritimes et côtiers de fret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.30Z</text:p>
          </table:table-cell>
          <table:table-cell office:value-type="string" calcext:value-type="string">
            <text:p>Transports fluviaux de passagers</text:p>
          </table:table-cell>
          <table:table-cell table:formula="of:=LEFT([.A502];2)" office:value-type="string" office:string-value="50" calcext:value-type="string">
            <text:p>50</text:p>
          </table:table-cell>
          <table:table-cell table:style-name="ce2" table:formula="of:=VLOOKUP([.C502];[n2.$A$4:.$C$91];3;0)" office:value-type="string" office:string-value="H" calcext:value-type="string">
            <text:p>H</text:p>
          </table:table-cell>
          <table:table-cell table:style-name="ce2" table:formula="of:=IF([.D502]=[.D501];&quot;&quot;;CONCATENATE(&quot;{&quot;&quot;index&quot;&quot;: {&quot;&quot;_id&quot;&quot;: &quot;&quot;&quot;;[.D502];&quot;&quot;&quot;}}{&quot;&quot;name&quot;&quot;: &quot;&quot;&quot;;VLOOKUP([.D50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02];&quot;&quot;&quot;}}{&quot;&quot;name&quot;&quot;: &quot;&quot;&quot;;[.B502];&quot;&quot;&quot;, &quot;&quot;parent&quot;&quot;: &quot;&quot;&quot;;[.D502];&quot;&quot;&quot;}&quot;)" office:value-type="string" office:string-value="{&quot;index&quot;: {&quot;_id&quot;: &quot;50.30Z&quot;}}{&quot;name&quot;: &quot;Transports fluviaux de passagers&quot;, &quot;parent&quot;: &quot;H&quot;}" calcext:value-type="string">
            <text:p>{"index": {"_id": "50.30Z"}}{"name": "Transports fluviaux de passagers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.40Z</text:p>
          </table:table-cell>
          <table:table-cell office:value-type="string" calcext:value-type="string">
            <text:p>Transports fluviaux de fret</text:p>
          </table:table-cell>
          <table:table-cell table:formula="of:=LEFT([.A503];2)" office:value-type="string" office:string-value="50" calcext:value-type="string">
            <text:p>50</text:p>
          </table:table-cell>
          <table:table-cell table:style-name="ce2" table:formula="of:=VLOOKUP([.C503];[n2.$A$4:.$C$91];3;0)" office:value-type="string" office:string-value="H" calcext:value-type="string">
            <text:p>H</text:p>
          </table:table-cell>
          <table:table-cell table:style-name="ce2" table:formula="of:=IF([.D503]=[.D502];&quot;&quot;;CONCATENATE(&quot;{&quot;&quot;index&quot;&quot;: {&quot;&quot;_id&quot;&quot;: &quot;&quot;&quot;;[.D503];&quot;&quot;&quot;}}{&quot;&quot;name&quot;&quot;: &quot;&quot;&quot;;VLOOKUP([.D50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03];&quot;&quot;&quot;}}{&quot;&quot;name&quot;&quot;: &quot;&quot;&quot;;[.B503];&quot;&quot;&quot;, &quot;&quot;parent&quot;&quot;: &quot;&quot;&quot;;[.D503];&quot;&quot;&quot;}&quot;)" office:value-type="string" office:string-value="{&quot;index&quot;: {&quot;_id&quot;: &quot;50.40Z&quot;}}{&quot;name&quot;: &quot;Transports fluviaux de fret&quot;, &quot;parent&quot;: &quot;H&quot;}" calcext:value-type="string">
            <text:p>{"index": {"_id": "50.40Z"}}{"name": "Transports fluviaux de fret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.10Z</text:p>
          </table:table-cell>
          <table:table-cell office:value-type="string" calcext:value-type="string">
            <text:p>Transports aériens de passagers</text:p>
          </table:table-cell>
          <table:table-cell table:formula="of:=LEFT([.A504];2)" office:value-type="string" office:string-value="51" calcext:value-type="string">
            <text:p>51</text:p>
          </table:table-cell>
          <table:table-cell table:style-name="ce2" table:formula="of:=VLOOKUP([.C504];[n2.$A$4:.$C$91];3;0)" office:value-type="string" office:string-value="H" calcext:value-type="string">
            <text:p>H</text:p>
          </table:table-cell>
          <table:table-cell table:style-name="ce2" table:formula="of:=IF([.D504]=[.D503];&quot;&quot;;CONCATENATE(&quot;{&quot;&quot;index&quot;&quot;: {&quot;&quot;_id&quot;&quot;: &quot;&quot;&quot;;[.D504];&quot;&quot;&quot;}}{&quot;&quot;name&quot;&quot;: &quot;&quot;&quot;;VLOOKUP([.D50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04];&quot;&quot;&quot;}}{&quot;&quot;name&quot;&quot;: &quot;&quot;&quot;;[.B504];&quot;&quot;&quot;, &quot;&quot;parent&quot;&quot;: &quot;&quot;&quot;;[.D504];&quot;&quot;&quot;}&quot;)" office:value-type="string" office:string-value="{&quot;index&quot;: {&quot;_id&quot;: &quot;51.10Z&quot;}}{&quot;name&quot;: &quot;Transports aériens de passagers&quot;, &quot;parent&quot;: &quot;H&quot;}" calcext:value-type="string">
            <text:p>{"index": {"_id": "51.10Z"}}{"name": "Transports aériens de passagers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.21Z</text:p>
          </table:table-cell>
          <table:table-cell office:value-type="string" calcext:value-type="string">
            <text:p>Transports aériens de fret</text:p>
          </table:table-cell>
          <table:table-cell table:formula="of:=LEFT([.A505];2)" office:value-type="string" office:string-value="51" calcext:value-type="string">
            <text:p>51</text:p>
          </table:table-cell>
          <table:table-cell table:style-name="ce2" table:formula="of:=VLOOKUP([.C505];[n2.$A$4:.$C$91];3;0)" office:value-type="string" office:string-value="H" calcext:value-type="string">
            <text:p>H</text:p>
          </table:table-cell>
          <table:table-cell table:style-name="ce2" table:formula="of:=IF([.D505]=[.D504];&quot;&quot;;CONCATENATE(&quot;{&quot;&quot;index&quot;&quot;: {&quot;&quot;_id&quot;&quot;: &quot;&quot;&quot;;[.D505];&quot;&quot;&quot;}}{&quot;&quot;name&quot;&quot;: &quot;&quot;&quot;;VLOOKUP([.D50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05];&quot;&quot;&quot;}}{&quot;&quot;name&quot;&quot;: &quot;&quot;&quot;;[.B505];&quot;&quot;&quot;, &quot;&quot;parent&quot;&quot;: &quot;&quot;&quot;;[.D505];&quot;&quot;&quot;}&quot;)" office:value-type="string" office:string-value="{&quot;index&quot;: {&quot;_id&quot;: &quot;51.21Z&quot;}}{&quot;name&quot;: &quot;Transports aériens de fret&quot;, &quot;parent&quot;: &quot;H&quot;}" calcext:value-type="string">
            <text:p>{"index": {"_id": "51.21Z"}}{"name": "Transports aériens de fret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.22Z</text:p>
          </table:table-cell>
          <table:table-cell office:value-type="string" calcext:value-type="string">
            <text:p>Transports spatiaux</text:p>
          </table:table-cell>
          <table:table-cell table:formula="of:=LEFT([.A506];2)" office:value-type="string" office:string-value="51" calcext:value-type="string">
            <text:p>51</text:p>
          </table:table-cell>
          <table:table-cell table:style-name="ce2" table:formula="of:=VLOOKUP([.C506];[n2.$A$4:.$C$91];3;0)" office:value-type="string" office:string-value="H" calcext:value-type="string">
            <text:p>H</text:p>
          </table:table-cell>
          <table:table-cell table:style-name="ce2" table:formula="of:=IF([.D506]=[.D505];&quot;&quot;;CONCATENATE(&quot;{&quot;&quot;index&quot;&quot;: {&quot;&quot;_id&quot;&quot;: &quot;&quot;&quot;;[.D506];&quot;&quot;&quot;}}{&quot;&quot;name&quot;&quot;: &quot;&quot;&quot;;VLOOKUP([.D50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06];&quot;&quot;&quot;}}{&quot;&quot;name&quot;&quot;: &quot;&quot;&quot;;[.B506];&quot;&quot;&quot;, &quot;&quot;parent&quot;&quot;: &quot;&quot;&quot;;[.D506];&quot;&quot;&quot;}&quot;)" office:value-type="string" office:string-value="{&quot;index&quot;: {&quot;_id&quot;: &quot;51.22Z&quot;}}{&quot;name&quot;: &quot;Transports spatiaux&quot;, &quot;parent&quot;: &quot;H&quot;}" calcext:value-type="string">
            <text:p>{"index": {"_id": "51.22Z"}}{"name": "Transports spatiaux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2.10A</text:p>
          </table:table-cell>
          <table:table-cell office:value-type="string" calcext:value-type="string">
            <text:p>Entreposage et stockage frigorifique</text:p>
          </table:table-cell>
          <table:table-cell table:formula="of:=LEFT([.A507];2)" office:value-type="string" office:string-value="52" calcext:value-type="string">
            <text:p>52</text:p>
          </table:table-cell>
          <table:table-cell table:style-name="ce2" table:formula="of:=VLOOKUP([.C507];[n2.$A$4:.$C$91];3;0)" office:value-type="string" office:string-value="H" calcext:value-type="string">
            <text:p>H</text:p>
          </table:table-cell>
          <table:table-cell table:style-name="ce2" table:formula="of:=IF([.D507]=[.D506];&quot;&quot;;CONCATENATE(&quot;{&quot;&quot;index&quot;&quot;: {&quot;&quot;_id&quot;&quot;: &quot;&quot;&quot;;[.D507];&quot;&quot;&quot;}}{&quot;&quot;name&quot;&quot;: &quot;&quot;&quot;;VLOOKUP([.D50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07];&quot;&quot;&quot;}}{&quot;&quot;name&quot;&quot;: &quot;&quot;&quot;;[.B507];&quot;&quot;&quot;, &quot;&quot;parent&quot;&quot;: &quot;&quot;&quot;;[.D507];&quot;&quot;&quot;}&quot;)" office:value-type="string" office:string-value="{&quot;index&quot;: {&quot;_id&quot;: &quot;52.10A&quot;}}{&quot;name&quot;: &quot;Entreposage et stockage frigorifique&quot;, &quot;parent&quot;: &quot;H&quot;}" calcext:value-type="string">
            <text:p>{"index": {"_id": "52.10A"}}{"name": "Entreposage et stockage frigorifique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2.10B</text:p>
          </table:table-cell>
          <table:table-cell office:value-type="string" calcext:value-type="string">
            <text:p>Entreposage et stockage non frigorifique</text:p>
          </table:table-cell>
          <table:table-cell table:formula="of:=LEFT([.A508];2)" office:value-type="string" office:string-value="52" calcext:value-type="string">
            <text:p>52</text:p>
          </table:table-cell>
          <table:table-cell table:style-name="ce2" table:formula="of:=VLOOKUP([.C508];[n2.$A$4:.$C$91];3;0)" office:value-type="string" office:string-value="H" calcext:value-type="string">
            <text:p>H</text:p>
          </table:table-cell>
          <table:table-cell table:style-name="ce2" table:formula="of:=IF([.D508]=[.D507];&quot;&quot;;CONCATENATE(&quot;{&quot;&quot;index&quot;&quot;: {&quot;&quot;_id&quot;&quot;: &quot;&quot;&quot;;[.D508];&quot;&quot;&quot;}}{&quot;&quot;name&quot;&quot;: &quot;&quot;&quot;;VLOOKUP([.D50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08];&quot;&quot;&quot;}}{&quot;&quot;name&quot;&quot;: &quot;&quot;&quot;;[.B508];&quot;&quot;&quot;, &quot;&quot;parent&quot;&quot;: &quot;&quot;&quot;;[.D508];&quot;&quot;&quot;}&quot;)" office:value-type="string" office:string-value="{&quot;index&quot;: {&quot;_id&quot;: &quot;52.10B&quot;}}{&quot;name&quot;: &quot;Entreposage et stockage non frigorifique&quot;, &quot;parent&quot;: &quot;H&quot;}" calcext:value-type="string">
            <text:p>{"index": {"_id": "52.10B"}}{"name": "Entreposage et stockage non frigorifique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2.21Z</text:p>
          </table:table-cell>
          <table:table-cell office:value-type="string" calcext:value-type="string">
            <text:p>Services auxiliaires des transports terrestres</text:p>
          </table:table-cell>
          <table:table-cell table:formula="of:=LEFT([.A509];2)" office:value-type="string" office:string-value="52" calcext:value-type="string">
            <text:p>52</text:p>
          </table:table-cell>
          <table:table-cell table:style-name="ce2" table:formula="of:=VLOOKUP([.C509];[n2.$A$4:.$C$91];3;0)" office:value-type="string" office:string-value="H" calcext:value-type="string">
            <text:p>H</text:p>
          </table:table-cell>
          <table:table-cell table:style-name="ce2" table:formula="of:=IF([.D509]=[.D508];&quot;&quot;;CONCATENATE(&quot;{&quot;&quot;index&quot;&quot;: {&quot;&quot;_id&quot;&quot;: &quot;&quot;&quot;;[.D509];&quot;&quot;&quot;}}{&quot;&quot;name&quot;&quot;: &quot;&quot;&quot;;VLOOKUP([.D50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09];&quot;&quot;&quot;}}{&quot;&quot;name&quot;&quot;: &quot;&quot;&quot;;[.B509];&quot;&quot;&quot;, &quot;&quot;parent&quot;&quot;: &quot;&quot;&quot;;[.D509];&quot;&quot;&quot;}&quot;)" office:value-type="string" office:string-value="{&quot;index&quot;: {&quot;_id&quot;: &quot;52.21Z&quot;}}{&quot;name&quot;: &quot;Services auxiliaires des transports terrestres&quot;, &quot;parent&quot;: &quot;H&quot;}" calcext:value-type="string">
            <text:p>{"index": {"_id": "52.21Z"}}{"name": "Services auxiliaires des transports terrestres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2.22Z</text:p>
          </table:table-cell>
          <table:table-cell office:value-type="string" calcext:value-type="string">
            <text:p>Services auxiliaires des transports par eau</text:p>
          </table:table-cell>
          <table:table-cell table:formula="of:=LEFT([.A510];2)" office:value-type="string" office:string-value="52" calcext:value-type="string">
            <text:p>52</text:p>
          </table:table-cell>
          <table:table-cell table:style-name="ce2" table:formula="of:=VLOOKUP([.C510];[n2.$A$4:.$C$91];3;0)" office:value-type="string" office:string-value="H" calcext:value-type="string">
            <text:p>H</text:p>
          </table:table-cell>
          <table:table-cell table:style-name="ce2" table:formula="of:=IF([.D510]=[.D509];&quot;&quot;;CONCATENATE(&quot;{&quot;&quot;index&quot;&quot;: {&quot;&quot;_id&quot;&quot;: &quot;&quot;&quot;;[.D510];&quot;&quot;&quot;}}{&quot;&quot;name&quot;&quot;: &quot;&quot;&quot;;VLOOKUP([.D51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10];&quot;&quot;&quot;}}{&quot;&quot;name&quot;&quot;: &quot;&quot;&quot;;[.B510];&quot;&quot;&quot;, &quot;&quot;parent&quot;&quot;: &quot;&quot;&quot;;[.D510];&quot;&quot;&quot;}&quot;)" office:value-type="string" office:string-value="{&quot;index&quot;: {&quot;_id&quot;: &quot;52.22Z&quot;}}{&quot;name&quot;: &quot;Services auxiliaires des transports par eau&quot;, &quot;parent&quot;: &quot;H&quot;}" calcext:value-type="string">
            <text:p>{"index": {"_id": "52.22Z"}}{"name": "Services auxiliaires des transports par eau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2.23Z</text:p>
          </table:table-cell>
          <table:table-cell office:value-type="string" calcext:value-type="string">
            <text:p>Services auxiliaires des transports aériens</text:p>
          </table:table-cell>
          <table:table-cell table:formula="of:=LEFT([.A511];2)" office:value-type="string" office:string-value="52" calcext:value-type="string">
            <text:p>52</text:p>
          </table:table-cell>
          <table:table-cell table:style-name="ce2" table:formula="of:=VLOOKUP([.C511];[n2.$A$4:.$C$91];3;0)" office:value-type="string" office:string-value="H" calcext:value-type="string">
            <text:p>H</text:p>
          </table:table-cell>
          <table:table-cell table:style-name="ce2" table:formula="of:=IF([.D511]=[.D510];&quot;&quot;;CONCATENATE(&quot;{&quot;&quot;index&quot;&quot;: {&quot;&quot;_id&quot;&quot;: &quot;&quot;&quot;;[.D511];&quot;&quot;&quot;}}{&quot;&quot;name&quot;&quot;: &quot;&quot;&quot;;VLOOKUP([.D51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11];&quot;&quot;&quot;}}{&quot;&quot;name&quot;&quot;: &quot;&quot;&quot;;[.B511];&quot;&quot;&quot;, &quot;&quot;parent&quot;&quot;: &quot;&quot;&quot;;[.D511];&quot;&quot;&quot;}&quot;)" office:value-type="string" office:string-value="{&quot;index&quot;: {&quot;_id&quot;: &quot;52.23Z&quot;}}{&quot;name&quot;: &quot;Services auxiliaires des transports aériens&quot;, &quot;parent&quot;: &quot;H&quot;}" calcext:value-type="string">
            <text:p>{"index": {"_id": "52.23Z"}}{"name": "Services auxiliaires des transports aériens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2.24A</text:p>
          </table:table-cell>
          <table:table-cell office:value-type="string" calcext:value-type="string">
            <text:p>Manutention portuaire</text:p>
          </table:table-cell>
          <table:table-cell table:formula="of:=LEFT([.A512];2)" office:value-type="string" office:string-value="52" calcext:value-type="string">
            <text:p>52</text:p>
          </table:table-cell>
          <table:table-cell table:style-name="ce2" table:formula="of:=VLOOKUP([.C512];[n2.$A$4:.$C$91];3;0)" office:value-type="string" office:string-value="H" calcext:value-type="string">
            <text:p>H</text:p>
          </table:table-cell>
          <table:table-cell table:style-name="ce2" table:formula="of:=IF([.D512]=[.D511];&quot;&quot;;CONCATENATE(&quot;{&quot;&quot;index&quot;&quot;: {&quot;&quot;_id&quot;&quot;: &quot;&quot;&quot;;[.D512];&quot;&quot;&quot;}}{&quot;&quot;name&quot;&quot;: &quot;&quot;&quot;;VLOOKUP([.D51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12];&quot;&quot;&quot;}}{&quot;&quot;name&quot;&quot;: &quot;&quot;&quot;;[.B512];&quot;&quot;&quot;, &quot;&quot;parent&quot;&quot;: &quot;&quot;&quot;;[.D512];&quot;&quot;&quot;}&quot;)" office:value-type="string" office:string-value="{&quot;index&quot;: {&quot;_id&quot;: &quot;52.24A&quot;}}{&quot;name&quot;: &quot;Manutention portuaire&quot;, &quot;parent&quot;: &quot;H&quot;}" calcext:value-type="string">
            <text:p>{"index": {"_id": "52.24A"}}{"name": "Manutention portuaire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2.24B</text:p>
          </table:table-cell>
          <table:table-cell office:value-type="string" calcext:value-type="string">
            <text:p>Manutention non portuaire</text:p>
          </table:table-cell>
          <table:table-cell table:formula="of:=LEFT([.A513];2)" office:value-type="string" office:string-value="52" calcext:value-type="string">
            <text:p>52</text:p>
          </table:table-cell>
          <table:table-cell table:style-name="ce2" table:formula="of:=VLOOKUP([.C513];[n2.$A$4:.$C$91];3;0)" office:value-type="string" office:string-value="H" calcext:value-type="string">
            <text:p>H</text:p>
          </table:table-cell>
          <table:table-cell table:style-name="ce2" table:formula="of:=IF([.D513]=[.D512];&quot;&quot;;CONCATENATE(&quot;{&quot;&quot;index&quot;&quot;: {&quot;&quot;_id&quot;&quot;: &quot;&quot;&quot;;[.D513];&quot;&quot;&quot;}}{&quot;&quot;name&quot;&quot;: &quot;&quot;&quot;;VLOOKUP([.D51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13];&quot;&quot;&quot;}}{&quot;&quot;name&quot;&quot;: &quot;&quot;&quot;;[.B513];&quot;&quot;&quot;, &quot;&quot;parent&quot;&quot;: &quot;&quot;&quot;;[.D513];&quot;&quot;&quot;}&quot;)" office:value-type="string" office:string-value="{&quot;index&quot;: {&quot;_id&quot;: &quot;52.24B&quot;}}{&quot;name&quot;: &quot;Manutention non portuaire&quot;, &quot;parent&quot;: &quot;H&quot;}" calcext:value-type="string">
            <text:p>{"index": {"_id": "52.24B"}}{"name": "Manutention non portuaire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2.29A</text:p>
          </table:table-cell>
          <table:table-cell office:value-type="string" calcext:value-type="string">
            <text:p>Messagerie, fret express</text:p>
          </table:table-cell>
          <table:table-cell table:formula="of:=LEFT([.A514];2)" office:value-type="string" office:string-value="52" calcext:value-type="string">
            <text:p>52</text:p>
          </table:table-cell>
          <table:table-cell table:style-name="ce2" table:formula="of:=VLOOKUP([.C514];[n2.$A$4:.$C$91];3;0)" office:value-type="string" office:string-value="H" calcext:value-type="string">
            <text:p>H</text:p>
          </table:table-cell>
          <table:table-cell table:style-name="ce2" table:formula="of:=IF([.D514]=[.D513];&quot;&quot;;CONCATENATE(&quot;{&quot;&quot;index&quot;&quot;: {&quot;&quot;_id&quot;&quot;: &quot;&quot;&quot;;[.D514];&quot;&quot;&quot;}}{&quot;&quot;name&quot;&quot;: &quot;&quot;&quot;;VLOOKUP([.D51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14];&quot;&quot;&quot;}}{&quot;&quot;name&quot;&quot;: &quot;&quot;&quot;;[.B514];&quot;&quot;&quot;, &quot;&quot;parent&quot;&quot;: &quot;&quot;&quot;;[.D514];&quot;&quot;&quot;}&quot;)" office:value-type="string" office:string-value="{&quot;index&quot;: {&quot;_id&quot;: &quot;52.29A&quot;}}{&quot;name&quot;: &quot;Messagerie, fret express&quot;, &quot;parent&quot;: &quot;H&quot;}" calcext:value-type="string">
            <text:p>{"index": {"_id": "52.29A"}}{"name": "Messagerie, fret express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2.29B</text:p>
          </table:table-cell>
          <table:table-cell office:value-type="string" calcext:value-type="string">
            <text:p>Affrètement et organisation des transports</text:p>
          </table:table-cell>
          <table:table-cell table:formula="of:=LEFT([.A515];2)" office:value-type="string" office:string-value="52" calcext:value-type="string">
            <text:p>52</text:p>
          </table:table-cell>
          <table:table-cell table:style-name="ce2" table:formula="of:=VLOOKUP([.C515];[n2.$A$4:.$C$91];3;0)" office:value-type="string" office:string-value="H" calcext:value-type="string">
            <text:p>H</text:p>
          </table:table-cell>
          <table:table-cell table:style-name="ce2" table:formula="of:=IF([.D515]=[.D514];&quot;&quot;;CONCATENATE(&quot;{&quot;&quot;index&quot;&quot;: {&quot;&quot;_id&quot;&quot;: &quot;&quot;&quot;;[.D515];&quot;&quot;&quot;}}{&quot;&quot;name&quot;&quot;: &quot;&quot;&quot;;VLOOKUP([.D51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15];&quot;&quot;&quot;}}{&quot;&quot;name&quot;&quot;: &quot;&quot;&quot;;[.B515];&quot;&quot;&quot;, &quot;&quot;parent&quot;&quot;: &quot;&quot;&quot;;[.D515];&quot;&quot;&quot;}&quot;)" office:value-type="string" office:string-value="{&quot;index&quot;: {&quot;_id&quot;: &quot;52.29B&quot;}}{&quot;name&quot;: &quot;Affrètement et organisation des transports&quot;, &quot;parent&quot;: &quot;H&quot;}" calcext:value-type="string">
            <text:p>{"index": {"_id": "52.29B"}}{"name": "Affrètement et organisation des transports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3.10Z</text:p>
          </table:table-cell>
          <table:table-cell office:value-type="string" calcext:value-type="string">
            <text:p>Activités de poste dans le cadre d'une obligation de service universel</text:p>
          </table:table-cell>
          <table:table-cell table:formula="of:=LEFT([.A516];2)" office:value-type="string" office:string-value="53" calcext:value-type="string">
            <text:p>53</text:p>
          </table:table-cell>
          <table:table-cell table:style-name="ce2" table:formula="of:=VLOOKUP([.C516];[n2.$A$4:.$C$91];3;0)" office:value-type="string" office:string-value="H" calcext:value-type="string">
            <text:p>H</text:p>
          </table:table-cell>
          <table:table-cell table:style-name="ce2" table:formula="of:=IF([.D516]=[.D515];&quot;&quot;;CONCATENATE(&quot;{&quot;&quot;index&quot;&quot;: {&quot;&quot;_id&quot;&quot;: &quot;&quot;&quot;;[.D516];&quot;&quot;&quot;}}{&quot;&quot;name&quot;&quot;: &quot;&quot;&quot;;VLOOKUP([.D51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16];&quot;&quot;&quot;}}{&quot;&quot;name&quot;&quot;: &quot;&quot;&quot;;[.B516];&quot;&quot;&quot;, &quot;&quot;parent&quot;&quot;: &quot;&quot;&quot;;[.D516];&quot;&quot;&quot;}&quot;)" office:value-type="string" office:string-value="{&quot;index&quot;: {&quot;_id&quot;: &quot;53.10Z&quot;}}{&quot;name&quot;: &quot;Activités de poste dans le cadre d'une obligation de service universel&quot;, &quot;parent&quot;: &quot;H&quot;}" calcext:value-type="string">
            <text:p>{"index": {"_id": "53.10Z"}}{"name": "Activités de poste dans le cadre d'une obligation de service universel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3.20Z</text:p>
          </table:table-cell>
          <table:table-cell office:value-type="string" calcext:value-type="string">
            <text:p>Autres activités de poste et de courrier</text:p>
          </table:table-cell>
          <table:table-cell table:formula="of:=LEFT([.A517];2)" office:value-type="string" office:string-value="53" calcext:value-type="string">
            <text:p>53</text:p>
          </table:table-cell>
          <table:table-cell table:style-name="ce2" table:formula="of:=VLOOKUP([.C517];[n2.$A$4:.$C$91];3;0)" office:value-type="string" office:string-value="H" calcext:value-type="string">
            <text:p>H</text:p>
          </table:table-cell>
          <table:table-cell table:style-name="ce2" table:formula="of:=IF([.D517]=[.D516];&quot;&quot;;CONCATENATE(&quot;{&quot;&quot;index&quot;&quot;: {&quot;&quot;_id&quot;&quot;: &quot;&quot;&quot;;[.D517];&quot;&quot;&quot;}}{&quot;&quot;name&quot;&quot;: &quot;&quot;&quot;;VLOOKUP([.D51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17];&quot;&quot;&quot;}}{&quot;&quot;name&quot;&quot;: &quot;&quot;&quot;;[.B517];&quot;&quot;&quot;, &quot;&quot;parent&quot;&quot;: &quot;&quot;&quot;;[.D517];&quot;&quot;&quot;}&quot;)" office:value-type="string" office:string-value="{&quot;index&quot;: {&quot;_id&quot;: &quot;53.20Z&quot;}}{&quot;name&quot;: &quot;Autres activités de poste et de courrier&quot;, &quot;parent&quot;: &quot;H&quot;}" calcext:value-type="string">
            <text:p>{"index": {"_id": "53.20Z"}}{"name": "Autres activités de poste et de courrier", "parent": "H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5.10Z</text:p>
          </table:table-cell>
          <table:table-cell office:value-type="string" calcext:value-type="string">
            <text:p>Hôtels et hébergement similaire</text:p>
          </table:table-cell>
          <table:table-cell table:formula="of:=LEFT([.A518];2)" office:value-type="string" office:string-value="55" calcext:value-type="string">
            <text:p>55</text:p>
          </table:table-cell>
          <table:table-cell table:style-name="ce2" table:formula="of:=VLOOKUP([.C518];[n2.$A$4:.$C$91];3;0)" office:value-type="string" office:string-value="I" calcext:value-type="string">
            <text:p>I</text:p>
          </table:table-cell>
          <table:table-cell table:style-name="ce2" table:formula="of:=IF([.D518]=[.D517];&quot;&quot;;CONCATENATE(&quot;{&quot;&quot;index&quot;&quot;: {&quot;&quot;_id&quot;&quot;: &quot;&quot;&quot;;[.D518];&quot;&quot;&quot;}}{&quot;&quot;name&quot;&quot;: &quot;&quot;&quot;;VLOOKUP([.D518];[n1.$A$4:.$B$24];2;0);&quot;&quot;&quot;, &quot;&quot;parent&quot;&quot;: null}&quot;))" office:value-type="string" office:string-value="{&quot;index&quot;: {&quot;_id&quot;: &quot;I&quot;}}{&quot;name&quot;: &quot;Hébergement et restauration&quot;, &quot;parent&quot;: null}" calcext:value-type="string">
            <text:p>{"index": {"_id": "I"}}{"name": "Hébergement et restauration", "parent": null}</text:p>
          </table:table-cell>
          <table:table-cell table:style-name="ce2" table:formula="of:=CONCATENATE(&quot;{&quot;&quot;index&quot;&quot;: {&quot;&quot;_id&quot;&quot;: &quot;&quot;&quot;;[.A518];&quot;&quot;&quot;}}{&quot;&quot;name&quot;&quot;: &quot;&quot;&quot;;[.B518];&quot;&quot;&quot;, &quot;&quot;parent&quot;&quot;: &quot;&quot;&quot;;[.D518];&quot;&quot;&quot;}&quot;)" office:value-type="string" office:string-value="{&quot;index&quot;: {&quot;_id&quot;: &quot;55.10Z&quot;}}{&quot;name&quot;: &quot;Hôtels et hébergement similaire&quot;, &quot;parent&quot;: &quot;I&quot;}" calcext:value-type="string">
            <text:p>{"index": {"_id": "55.10Z"}}{"name": "Hôtels et hébergement similaire", "parent": "I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5.20Z</text:p>
          </table:table-cell>
          <table:table-cell office:value-type="string" calcext:value-type="string">
            <text:p>Hébergement touristique et autre hébergement de courte durée</text:p>
          </table:table-cell>
          <table:table-cell table:formula="of:=LEFT([.A519];2)" office:value-type="string" office:string-value="55" calcext:value-type="string">
            <text:p>55</text:p>
          </table:table-cell>
          <table:table-cell table:style-name="ce2" table:formula="of:=VLOOKUP([.C519];[n2.$A$4:.$C$91];3;0)" office:value-type="string" office:string-value="I" calcext:value-type="string">
            <text:p>I</text:p>
          </table:table-cell>
          <table:table-cell table:style-name="ce2" table:formula="of:=IF([.D519]=[.D518];&quot;&quot;;CONCATENATE(&quot;{&quot;&quot;index&quot;&quot;: {&quot;&quot;_id&quot;&quot;: &quot;&quot;&quot;;[.D519];&quot;&quot;&quot;}}{&quot;&quot;name&quot;&quot;: &quot;&quot;&quot;;VLOOKUP([.D51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19];&quot;&quot;&quot;}}{&quot;&quot;name&quot;&quot;: &quot;&quot;&quot;;[.B519];&quot;&quot;&quot;, &quot;&quot;parent&quot;&quot;: &quot;&quot;&quot;;[.D519];&quot;&quot;&quot;}&quot;)" office:value-type="string" office:string-value="{&quot;index&quot;: {&quot;_id&quot;: &quot;55.20Z&quot;}}{&quot;name&quot;: &quot;Hébergement touristique et autre hébergement de courte durée&quot;, &quot;parent&quot;: &quot;I&quot;}" calcext:value-type="string">
            <text:p>{"index": {"_id": "55.20Z"}}{"name": "Hébergement touristique et autre hébergement de courte durée", "parent": "I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5.30Z</text:p>
          </table:table-cell>
          <table:table-cell office:value-type="string" calcext:value-type="string">
            <text:p>Terrains de camping et parcs pour caravanes ou véhicules de loisirs</text:p>
          </table:table-cell>
          <table:table-cell table:formula="of:=LEFT([.A520];2)" office:value-type="string" office:string-value="55" calcext:value-type="string">
            <text:p>55</text:p>
          </table:table-cell>
          <table:table-cell table:style-name="ce2" table:formula="of:=VLOOKUP([.C520];[n2.$A$4:.$C$91];3;0)" office:value-type="string" office:string-value="I" calcext:value-type="string">
            <text:p>I</text:p>
          </table:table-cell>
          <table:table-cell table:style-name="ce2" table:formula="of:=IF([.D520]=[.D519];&quot;&quot;;CONCATENATE(&quot;{&quot;&quot;index&quot;&quot;: {&quot;&quot;_id&quot;&quot;: &quot;&quot;&quot;;[.D520];&quot;&quot;&quot;}}{&quot;&quot;name&quot;&quot;: &quot;&quot;&quot;;VLOOKUP([.D52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20];&quot;&quot;&quot;}}{&quot;&quot;name&quot;&quot;: &quot;&quot;&quot;;[.B520];&quot;&quot;&quot;, &quot;&quot;parent&quot;&quot;: &quot;&quot;&quot;;[.D520];&quot;&quot;&quot;}&quot;)" office:value-type="string" office:string-value="{&quot;index&quot;: {&quot;_id&quot;: &quot;55.30Z&quot;}}{&quot;name&quot;: &quot;Terrains de camping et parcs pour caravanes ou véhicules de loisirs&quot;, &quot;parent&quot;: &quot;I&quot;}" calcext:value-type="string">
            <text:p>{"index": {"_id": "55.30Z"}}{"name": "Terrains de camping et parcs pour caravanes ou véhicules de loisirs", "parent": "I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5.90Z</text:p>
          </table:table-cell>
          <table:table-cell office:value-type="string" calcext:value-type="string">
            <text:p>Autres hébergements</text:p>
          </table:table-cell>
          <table:table-cell table:formula="of:=LEFT([.A521];2)" office:value-type="string" office:string-value="55" calcext:value-type="string">
            <text:p>55</text:p>
          </table:table-cell>
          <table:table-cell table:style-name="ce2" table:formula="of:=VLOOKUP([.C521];[n2.$A$4:.$C$91];3;0)" office:value-type="string" office:string-value="I" calcext:value-type="string">
            <text:p>I</text:p>
          </table:table-cell>
          <table:table-cell table:style-name="ce2" table:formula="of:=IF([.D521]=[.D520];&quot;&quot;;CONCATENATE(&quot;{&quot;&quot;index&quot;&quot;: {&quot;&quot;_id&quot;&quot;: &quot;&quot;&quot;;[.D521];&quot;&quot;&quot;}}{&quot;&quot;name&quot;&quot;: &quot;&quot;&quot;;VLOOKUP([.D52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21];&quot;&quot;&quot;}}{&quot;&quot;name&quot;&quot;: &quot;&quot;&quot;;[.B521];&quot;&quot;&quot;, &quot;&quot;parent&quot;&quot;: &quot;&quot;&quot;;[.D521];&quot;&quot;&quot;}&quot;)" office:value-type="string" office:string-value="{&quot;index&quot;: {&quot;_id&quot;: &quot;55.90Z&quot;}}{&quot;name&quot;: &quot;Autres hébergements&quot;, &quot;parent&quot;: &quot;I&quot;}" calcext:value-type="string">
            <text:p>{"index": {"_id": "55.90Z"}}{"name": "Autres hébergements", "parent": "I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6.10A</text:p>
          </table:table-cell>
          <table:table-cell office:value-type="string" calcext:value-type="string">
            <text:p>Restauration traditionnelle</text:p>
          </table:table-cell>
          <table:table-cell table:formula="of:=LEFT([.A522];2)" office:value-type="string" office:string-value="56" calcext:value-type="string">
            <text:p>56</text:p>
          </table:table-cell>
          <table:table-cell table:style-name="ce2" table:formula="of:=VLOOKUP([.C522];[n2.$A$4:.$C$91];3;0)" office:value-type="string" office:string-value="I" calcext:value-type="string">
            <text:p>I</text:p>
          </table:table-cell>
          <table:table-cell table:style-name="ce2" table:formula="of:=IF([.D522]=[.D521];&quot;&quot;;CONCATENATE(&quot;{&quot;&quot;index&quot;&quot;: {&quot;&quot;_id&quot;&quot;: &quot;&quot;&quot;;[.D522];&quot;&quot;&quot;}}{&quot;&quot;name&quot;&quot;: &quot;&quot;&quot;;VLOOKUP([.D52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22];&quot;&quot;&quot;}}{&quot;&quot;name&quot;&quot;: &quot;&quot;&quot;;[.B522];&quot;&quot;&quot;, &quot;&quot;parent&quot;&quot;: &quot;&quot;&quot;;[.D522];&quot;&quot;&quot;}&quot;)" office:value-type="string" office:string-value="{&quot;index&quot;: {&quot;_id&quot;: &quot;56.10A&quot;}}{&quot;name&quot;: &quot;Restauration traditionnelle&quot;, &quot;parent&quot;: &quot;I&quot;}" calcext:value-type="string">
            <text:p>{"index": {"_id": "56.10A"}}{"name": "Restauration traditionnelle", "parent": "I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6.10B</text:p>
          </table:table-cell>
          <table:table-cell office:value-type="string" calcext:value-type="string">
            <text:p>Cafétérias et autres libres-services</text:p>
          </table:table-cell>
          <table:table-cell table:formula="of:=LEFT([.A523];2)" office:value-type="string" office:string-value="56" calcext:value-type="string">
            <text:p>56</text:p>
          </table:table-cell>
          <table:table-cell table:style-name="ce2" table:formula="of:=VLOOKUP([.C523];[n2.$A$4:.$C$91];3;0)" office:value-type="string" office:string-value="I" calcext:value-type="string">
            <text:p>I</text:p>
          </table:table-cell>
          <table:table-cell table:style-name="ce2" table:formula="of:=IF([.D523]=[.D522];&quot;&quot;;CONCATENATE(&quot;{&quot;&quot;index&quot;&quot;: {&quot;&quot;_id&quot;&quot;: &quot;&quot;&quot;;[.D523];&quot;&quot;&quot;}}{&quot;&quot;name&quot;&quot;: &quot;&quot;&quot;;VLOOKUP([.D52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23];&quot;&quot;&quot;}}{&quot;&quot;name&quot;&quot;: &quot;&quot;&quot;;[.B523];&quot;&quot;&quot;, &quot;&quot;parent&quot;&quot;: &quot;&quot;&quot;;[.D523];&quot;&quot;&quot;}&quot;)" office:value-type="string" office:string-value="{&quot;index&quot;: {&quot;_id&quot;: &quot;56.10B&quot;}}{&quot;name&quot;: &quot;Cafétérias et autres libres-services&quot;, &quot;parent&quot;: &quot;I&quot;}" calcext:value-type="string">
            <text:p>{"index": {"_id": "56.10B"}}{"name": "Cafétérias et autres libres-services", "parent": "I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6.10C</text:p>
          </table:table-cell>
          <table:table-cell office:value-type="string" calcext:value-type="string">
            <text:p>Restauration de type rapide</text:p>
          </table:table-cell>
          <table:table-cell table:formula="of:=LEFT([.A524];2)" office:value-type="string" office:string-value="56" calcext:value-type="string">
            <text:p>56</text:p>
          </table:table-cell>
          <table:table-cell table:style-name="ce2" table:formula="of:=VLOOKUP([.C524];[n2.$A$4:.$C$91];3;0)" office:value-type="string" office:string-value="I" calcext:value-type="string">
            <text:p>I</text:p>
          </table:table-cell>
          <table:table-cell table:style-name="ce2" table:formula="of:=IF([.D524]=[.D523];&quot;&quot;;CONCATENATE(&quot;{&quot;&quot;index&quot;&quot;: {&quot;&quot;_id&quot;&quot;: &quot;&quot;&quot;;[.D524];&quot;&quot;&quot;}}{&quot;&quot;name&quot;&quot;: &quot;&quot;&quot;;VLOOKUP([.D52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24];&quot;&quot;&quot;}}{&quot;&quot;name&quot;&quot;: &quot;&quot;&quot;;[.B524];&quot;&quot;&quot;, &quot;&quot;parent&quot;&quot;: &quot;&quot;&quot;;[.D524];&quot;&quot;&quot;}&quot;)" office:value-type="string" office:string-value="{&quot;index&quot;: {&quot;_id&quot;: &quot;56.10C&quot;}}{&quot;name&quot;: &quot;Restauration de type rapide&quot;, &quot;parent&quot;: &quot;I&quot;}" calcext:value-type="string">
            <text:p>{"index": {"_id": "56.10C"}}{"name": "Restauration de type rapide", "parent": "I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6.21Z</text:p>
          </table:table-cell>
          <table:table-cell office:value-type="string" calcext:value-type="string">
            <text:p>Services des traiteurs</text:p>
          </table:table-cell>
          <table:table-cell table:formula="of:=LEFT([.A525];2)" office:value-type="string" office:string-value="56" calcext:value-type="string">
            <text:p>56</text:p>
          </table:table-cell>
          <table:table-cell table:style-name="ce2" table:formula="of:=VLOOKUP([.C525];[n2.$A$4:.$C$91];3;0)" office:value-type="string" office:string-value="I" calcext:value-type="string">
            <text:p>I</text:p>
          </table:table-cell>
          <table:table-cell table:style-name="ce2" table:formula="of:=IF([.D525]=[.D524];&quot;&quot;;CONCATENATE(&quot;{&quot;&quot;index&quot;&quot;: {&quot;&quot;_id&quot;&quot;: &quot;&quot;&quot;;[.D525];&quot;&quot;&quot;}}{&quot;&quot;name&quot;&quot;: &quot;&quot;&quot;;VLOOKUP([.D52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25];&quot;&quot;&quot;}}{&quot;&quot;name&quot;&quot;: &quot;&quot;&quot;;[.B525];&quot;&quot;&quot;, &quot;&quot;parent&quot;&quot;: &quot;&quot;&quot;;[.D525];&quot;&quot;&quot;}&quot;)" office:value-type="string" office:string-value="{&quot;index&quot;: {&quot;_id&quot;: &quot;56.21Z&quot;}}{&quot;name&quot;: &quot;Services des traiteurs&quot;, &quot;parent&quot;: &quot;I&quot;}" calcext:value-type="string">
            <text:p>{"index": {"_id": "56.21Z"}}{"name": "Services des traiteurs", "parent": "I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6.29A</text:p>
          </table:table-cell>
          <table:table-cell office:value-type="string" calcext:value-type="string">
            <text:p>Restauration collective sous contrat</text:p>
          </table:table-cell>
          <table:table-cell table:formula="of:=LEFT([.A526];2)" office:value-type="string" office:string-value="56" calcext:value-type="string">
            <text:p>56</text:p>
          </table:table-cell>
          <table:table-cell table:style-name="ce2" table:formula="of:=VLOOKUP([.C526];[n2.$A$4:.$C$91];3;0)" office:value-type="string" office:string-value="I" calcext:value-type="string">
            <text:p>I</text:p>
          </table:table-cell>
          <table:table-cell table:style-name="ce2" table:formula="of:=IF([.D526]=[.D525];&quot;&quot;;CONCATENATE(&quot;{&quot;&quot;index&quot;&quot;: {&quot;&quot;_id&quot;&quot;: &quot;&quot;&quot;;[.D526];&quot;&quot;&quot;}}{&quot;&quot;name&quot;&quot;: &quot;&quot;&quot;;VLOOKUP([.D52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26];&quot;&quot;&quot;}}{&quot;&quot;name&quot;&quot;: &quot;&quot;&quot;;[.B526];&quot;&quot;&quot;, &quot;&quot;parent&quot;&quot;: &quot;&quot;&quot;;[.D526];&quot;&quot;&quot;}&quot;)" office:value-type="string" office:string-value="{&quot;index&quot;: {&quot;_id&quot;: &quot;56.29A&quot;}}{&quot;name&quot;: &quot;Restauration collective sous contrat&quot;, &quot;parent&quot;: &quot;I&quot;}" calcext:value-type="string">
            <text:p>{"index": {"_id": "56.29A"}}{"name": "Restauration collective sous contrat", "parent": "I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6.29B</text:p>
          </table:table-cell>
          <table:table-cell office:value-type="string" calcext:value-type="string">
            <text:p>Autres services de restauration n.c.a.</text:p>
          </table:table-cell>
          <table:table-cell table:formula="of:=LEFT([.A527];2)" office:value-type="string" office:string-value="56" calcext:value-type="string">
            <text:p>56</text:p>
          </table:table-cell>
          <table:table-cell table:style-name="ce2" table:formula="of:=VLOOKUP([.C527];[n2.$A$4:.$C$91];3;0)" office:value-type="string" office:string-value="I" calcext:value-type="string">
            <text:p>I</text:p>
          </table:table-cell>
          <table:table-cell table:style-name="ce2" table:formula="of:=IF([.D527]=[.D526];&quot;&quot;;CONCATENATE(&quot;{&quot;&quot;index&quot;&quot;: {&quot;&quot;_id&quot;&quot;: &quot;&quot;&quot;;[.D527];&quot;&quot;&quot;}}{&quot;&quot;name&quot;&quot;: &quot;&quot;&quot;;VLOOKUP([.D52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27];&quot;&quot;&quot;}}{&quot;&quot;name&quot;&quot;: &quot;&quot;&quot;;[.B527];&quot;&quot;&quot;, &quot;&quot;parent&quot;&quot;: &quot;&quot;&quot;;[.D527];&quot;&quot;&quot;}&quot;)" office:value-type="string" office:string-value="{&quot;index&quot;: {&quot;_id&quot;: &quot;56.29B&quot;}}{&quot;name&quot;: &quot;Autres services de restauration n.c.a.&quot;, &quot;parent&quot;: &quot;I&quot;}" calcext:value-type="string">
            <text:p>{"index": {"_id": "56.29B"}}{"name": "Autres services de restauration n.c.a.", "parent": "I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6.30Z</text:p>
          </table:table-cell>
          <table:table-cell office:value-type="string" calcext:value-type="string">
            <text:p>Débits de boissons</text:p>
          </table:table-cell>
          <table:table-cell table:formula="of:=LEFT([.A528];2)" office:value-type="string" office:string-value="56" calcext:value-type="string">
            <text:p>56</text:p>
          </table:table-cell>
          <table:table-cell table:style-name="ce2" table:formula="of:=VLOOKUP([.C528];[n2.$A$4:.$C$91];3;0)" office:value-type="string" office:string-value="I" calcext:value-type="string">
            <text:p>I</text:p>
          </table:table-cell>
          <table:table-cell table:style-name="ce2" table:formula="of:=IF([.D528]=[.D527];&quot;&quot;;CONCATENATE(&quot;{&quot;&quot;index&quot;&quot;: {&quot;&quot;_id&quot;&quot;: &quot;&quot;&quot;;[.D528];&quot;&quot;&quot;}}{&quot;&quot;name&quot;&quot;: &quot;&quot;&quot;;VLOOKUP([.D52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28];&quot;&quot;&quot;}}{&quot;&quot;name&quot;&quot;: &quot;&quot;&quot;;[.B528];&quot;&quot;&quot;, &quot;&quot;parent&quot;&quot;: &quot;&quot;&quot;;[.D528];&quot;&quot;&quot;}&quot;)" office:value-type="string" office:string-value="{&quot;index&quot;: {&quot;_id&quot;: &quot;56.30Z&quot;}}{&quot;name&quot;: &quot;Débits de boissons&quot;, &quot;parent&quot;: &quot;I&quot;}" calcext:value-type="string">
            <text:p>{"index": {"_id": "56.30Z"}}{"name": "Débits de boissons", "parent": "I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8.11Z</text:p>
          </table:table-cell>
          <table:table-cell office:value-type="string" calcext:value-type="string">
            <text:p>Édition de livres</text:p>
          </table:table-cell>
          <table:table-cell table:formula="of:=LEFT([.A529];2)" office:value-type="string" office:string-value="58" calcext:value-type="string">
            <text:p>58</text:p>
          </table:table-cell>
          <table:table-cell table:style-name="ce2" table:formula="of:=VLOOKUP([.C529];[n2.$A$4:.$C$91];3;0)" office:value-type="string" office:string-value="J" calcext:value-type="string">
            <text:p>J</text:p>
          </table:table-cell>
          <table:table-cell table:style-name="ce2" table:formula="of:=IF([.D529]=[.D528];&quot;&quot;;CONCATENATE(&quot;{&quot;&quot;index&quot;&quot;: {&quot;&quot;_id&quot;&quot;: &quot;&quot;&quot;;[.D529];&quot;&quot;&quot;}}{&quot;&quot;name&quot;&quot;: &quot;&quot;&quot;;VLOOKUP([.D529];[n1.$A$4:.$B$24];2;0);&quot;&quot;&quot;, &quot;&quot;parent&quot;&quot;: null}&quot;))" office:value-type="string" office:string-value="{&quot;index&quot;: {&quot;_id&quot;: &quot;J&quot;}}{&quot;name&quot;: &quot;Information et communication&quot;, &quot;parent&quot;: null}" calcext:value-type="string">
            <text:p>{"index": {"_id": "J"}}{"name": "Information et communication", "parent": null}</text:p>
          </table:table-cell>
          <table:table-cell table:style-name="ce2" table:formula="of:=CONCATENATE(&quot;{&quot;&quot;index&quot;&quot;: {&quot;&quot;_id&quot;&quot;: &quot;&quot;&quot;;[.A529];&quot;&quot;&quot;}}{&quot;&quot;name&quot;&quot;: &quot;&quot;&quot;;[.B529];&quot;&quot;&quot;, &quot;&quot;parent&quot;&quot;: &quot;&quot;&quot;;[.D529];&quot;&quot;&quot;}&quot;)" office:value-type="string" office:string-value="{&quot;index&quot;: {&quot;_id&quot;: &quot;58.11Z&quot;}}{&quot;name&quot;: &quot;Édition de livres&quot;, &quot;parent&quot;: &quot;J&quot;}" calcext:value-type="string">
            <text:p>{"index": {"_id": "58.11Z"}}{"name": "Édition de livres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8.12Z</text:p>
          </table:table-cell>
          <table:table-cell office:value-type="string" calcext:value-type="string">
            <text:p>Édition de répertoires et de fichiers d'adresses</text:p>
          </table:table-cell>
          <table:table-cell table:formula="of:=LEFT([.A530];2)" office:value-type="string" office:string-value="58" calcext:value-type="string">
            <text:p>58</text:p>
          </table:table-cell>
          <table:table-cell table:style-name="ce2" table:formula="of:=VLOOKUP([.C530];[n2.$A$4:.$C$91];3;0)" office:value-type="string" office:string-value="J" calcext:value-type="string">
            <text:p>J</text:p>
          </table:table-cell>
          <table:table-cell table:style-name="ce2" table:formula="of:=IF([.D530]=[.D529];&quot;&quot;;CONCATENATE(&quot;{&quot;&quot;index&quot;&quot;: {&quot;&quot;_id&quot;&quot;: &quot;&quot;&quot;;[.D530];&quot;&quot;&quot;}}{&quot;&quot;name&quot;&quot;: &quot;&quot;&quot;;VLOOKUP([.D53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30];&quot;&quot;&quot;}}{&quot;&quot;name&quot;&quot;: &quot;&quot;&quot;;[.B530];&quot;&quot;&quot;, &quot;&quot;parent&quot;&quot;: &quot;&quot;&quot;;[.D530];&quot;&quot;&quot;}&quot;)" office:value-type="string" office:string-value="{&quot;index&quot;: {&quot;_id&quot;: &quot;58.12Z&quot;}}{&quot;name&quot;: &quot;Édition de répertoires et de fichiers d'adresses&quot;, &quot;parent&quot;: &quot;J&quot;}" calcext:value-type="string">
            <text:p>{"index": {"_id": "58.12Z"}}{"name": "Édition de répertoires et de fichiers d'adresses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8.13Z</text:p>
          </table:table-cell>
          <table:table-cell office:value-type="string" calcext:value-type="string">
            <text:p>Édition de journaux</text:p>
          </table:table-cell>
          <table:table-cell table:formula="of:=LEFT([.A531];2)" office:value-type="string" office:string-value="58" calcext:value-type="string">
            <text:p>58</text:p>
          </table:table-cell>
          <table:table-cell table:style-name="ce2" table:formula="of:=VLOOKUP([.C531];[n2.$A$4:.$C$91];3;0)" office:value-type="string" office:string-value="J" calcext:value-type="string">
            <text:p>J</text:p>
          </table:table-cell>
          <table:table-cell table:style-name="ce2" table:formula="of:=IF([.D531]=[.D530];&quot;&quot;;CONCATENATE(&quot;{&quot;&quot;index&quot;&quot;: {&quot;&quot;_id&quot;&quot;: &quot;&quot;&quot;;[.D531];&quot;&quot;&quot;}}{&quot;&quot;name&quot;&quot;: &quot;&quot;&quot;;VLOOKUP([.D53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31];&quot;&quot;&quot;}}{&quot;&quot;name&quot;&quot;: &quot;&quot;&quot;;[.B531];&quot;&quot;&quot;, &quot;&quot;parent&quot;&quot;: &quot;&quot;&quot;;[.D531];&quot;&quot;&quot;}&quot;)" office:value-type="string" office:string-value="{&quot;index&quot;: {&quot;_id&quot;: &quot;58.13Z&quot;}}{&quot;name&quot;: &quot;Édition de journaux&quot;, &quot;parent&quot;: &quot;J&quot;}" calcext:value-type="string">
            <text:p>{"index": {"_id": "58.13Z"}}{"name": "Édition de journaux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8.14Z</text:p>
          </table:table-cell>
          <table:table-cell office:value-type="string" calcext:value-type="string">
            <text:p>Édition de revues et périodiques</text:p>
          </table:table-cell>
          <table:table-cell table:formula="of:=LEFT([.A532];2)" office:value-type="string" office:string-value="58" calcext:value-type="string">
            <text:p>58</text:p>
          </table:table-cell>
          <table:table-cell table:style-name="ce2" table:formula="of:=VLOOKUP([.C532];[n2.$A$4:.$C$91];3;0)" office:value-type="string" office:string-value="J" calcext:value-type="string">
            <text:p>J</text:p>
          </table:table-cell>
          <table:table-cell table:style-name="ce2" table:formula="of:=IF([.D532]=[.D531];&quot;&quot;;CONCATENATE(&quot;{&quot;&quot;index&quot;&quot;: {&quot;&quot;_id&quot;&quot;: &quot;&quot;&quot;;[.D532];&quot;&quot;&quot;}}{&quot;&quot;name&quot;&quot;: &quot;&quot;&quot;;VLOOKUP([.D53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32];&quot;&quot;&quot;}}{&quot;&quot;name&quot;&quot;: &quot;&quot;&quot;;[.B532];&quot;&quot;&quot;, &quot;&quot;parent&quot;&quot;: &quot;&quot;&quot;;[.D532];&quot;&quot;&quot;}&quot;)" office:value-type="string" office:string-value="{&quot;index&quot;: {&quot;_id&quot;: &quot;58.14Z&quot;}}{&quot;name&quot;: &quot;Édition de revues et périodiques&quot;, &quot;parent&quot;: &quot;J&quot;}" calcext:value-type="string">
            <text:p>{"index": {"_id": "58.14Z"}}{"name": "Édition de revues et périodiques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8.19Z</text:p>
          </table:table-cell>
          <table:table-cell office:value-type="string" calcext:value-type="string">
            <text:p>Autres activités d'édition</text:p>
          </table:table-cell>
          <table:table-cell table:formula="of:=LEFT([.A533];2)" office:value-type="string" office:string-value="58" calcext:value-type="string">
            <text:p>58</text:p>
          </table:table-cell>
          <table:table-cell table:style-name="ce2" table:formula="of:=VLOOKUP([.C533];[n2.$A$4:.$C$91];3;0)" office:value-type="string" office:string-value="J" calcext:value-type="string">
            <text:p>J</text:p>
          </table:table-cell>
          <table:table-cell table:style-name="ce2" table:formula="of:=IF([.D533]=[.D532];&quot;&quot;;CONCATENATE(&quot;{&quot;&quot;index&quot;&quot;: {&quot;&quot;_id&quot;&quot;: &quot;&quot;&quot;;[.D533];&quot;&quot;&quot;}}{&quot;&quot;name&quot;&quot;: &quot;&quot;&quot;;VLOOKUP([.D53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33];&quot;&quot;&quot;}}{&quot;&quot;name&quot;&quot;: &quot;&quot;&quot;;[.B533];&quot;&quot;&quot;, &quot;&quot;parent&quot;&quot;: &quot;&quot;&quot;;[.D533];&quot;&quot;&quot;}&quot;)" office:value-type="string" office:string-value="{&quot;index&quot;: {&quot;_id&quot;: &quot;58.19Z&quot;}}{&quot;name&quot;: &quot;Autres activités d'édition&quot;, &quot;parent&quot;: &quot;J&quot;}" calcext:value-type="string">
            <text:p>{"index": {"_id": "58.19Z"}}{"name": "Autres activités d'édition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8.21Z</text:p>
          </table:table-cell>
          <table:table-cell office:value-type="string" calcext:value-type="string">
            <text:p>Édition de jeux électroniques</text:p>
          </table:table-cell>
          <table:table-cell table:formula="of:=LEFT([.A534];2)" office:value-type="string" office:string-value="58" calcext:value-type="string">
            <text:p>58</text:p>
          </table:table-cell>
          <table:table-cell table:style-name="ce2" table:formula="of:=VLOOKUP([.C534];[n2.$A$4:.$C$91];3;0)" office:value-type="string" office:string-value="J" calcext:value-type="string">
            <text:p>J</text:p>
          </table:table-cell>
          <table:table-cell table:style-name="ce2" table:formula="of:=IF([.D534]=[.D533];&quot;&quot;;CONCATENATE(&quot;{&quot;&quot;index&quot;&quot;: {&quot;&quot;_id&quot;&quot;: &quot;&quot;&quot;;[.D534];&quot;&quot;&quot;}}{&quot;&quot;name&quot;&quot;: &quot;&quot;&quot;;VLOOKUP([.D53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34];&quot;&quot;&quot;}}{&quot;&quot;name&quot;&quot;: &quot;&quot;&quot;;[.B534];&quot;&quot;&quot;, &quot;&quot;parent&quot;&quot;: &quot;&quot;&quot;;[.D534];&quot;&quot;&quot;}&quot;)" office:value-type="string" office:string-value="{&quot;index&quot;: {&quot;_id&quot;: &quot;58.21Z&quot;}}{&quot;name&quot;: &quot;Édition de jeux électroniques&quot;, &quot;parent&quot;: &quot;J&quot;}" calcext:value-type="string">
            <text:p>{"index": {"_id": "58.21Z"}}{"name": "Édition de jeux électroniques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8.29A</text:p>
          </table:table-cell>
          <table:table-cell office:value-type="string" calcext:value-type="string">
            <text:p>Édition de logiciels système et de réseau</text:p>
          </table:table-cell>
          <table:table-cell table:formula="of:=LEFT([.A535];2)" office:value-type="string" office:string-value="58" calcext:value-type="string">
            <text:p>58</text:p>
          </table:table-cell>
          <table:table-cell table:style-name="ce2" table:formula="of:=VLOOKUP([.C535];[n2.$A$4:.$C$91];3;0)" office:value-type="string" office:string-value="J" calcext:value-type="string">
            <text:p>J</text:p>
          </table:table-cell>
          <table:table-cell table:style-name="ce2" table:formula="of:=IF([.D535]=[.D534];&quot;&quot;;CONCATENATE(&quot;{&quot;&quot;index&quot;&quot;: {&quot;&quot;_id&quot;&quot;: &quot;&quot;&quot;;[.D535];&quot;&quot;&quot;}}{&quot;&quot;name&quot;&quot;: &quot;&quot;&quot;;VLOOKUP([.D53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35];&quot;&quot;&quot;}}{&quot;&quot;name&quot;&quot;: &quot;&quot;&quot;;[.B535];&quot;&quot;&quot;, &quot;&quot;parent&quot;&quot;: &quot;&quot;&quot;;[.D535];&quot;&quot;&quot;}&quot;)" office:value-type="string" office:string-value="{&quot;index&quot;: {&quot;_id&quot;: &quot;58.29A&quot;}}{&quot;name&quot;: &quot;Édition de logiciels système et de réseau&quot;, &quot;parent&quot;: &quot;J&quot;}" calcext:value-type="string">
            <text:p>{"index": {"_id": "58.29A"}}{"name": "Édition de logiciels système et de réseau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8.29B</text:p>
          </table:table-cell>
          <table:table-cell office:value-type="string" calcext:value-type="string">
            <text:p>Édition de logiciels outils de développement et de langages</text:p>
          </table:table-cell>
          <table:table-cell table:formula="of:=LEFT([.A536];2)" office:value-type="string" office:string-value="58" calcext:value-type="string">
            <text:p>58</text:p>
          </table:table-cell>
          <table:table-cell table:style-name="ce2" table:formula="of:=VLOOKUP([.C536];[n2.$A$4:.$C$91];3;0)" office:value-type="string" office:string-value="J" calcext:value-type="string">
            <text:p>J</text:p>
          </table:table-cell>
          <table:table-cell table:style-name="ce2" table:formula="of:=IF([.D536]=[.D535];&quot;&quot;;CONCATENATE(&quot;{&quot;&quot;index&quot;&quot;: {&quot;&quot;_id&quot;&quot;: &quot;&quot;&quot;;[.D536];&quot;&quot;&quot;}}{&quot;&quot;name&quot;&quot;: &quot;&quot;&quot;;VLOOKUP([.D53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36];&quot;&quot;&quot;}}{&quot;&quot;name&quot;&quot;: &quot;&quot;&quot;;[.B536];&quot;&quot;&quot;, &quot;&quot;parent&quot;&quot;: &quot;&quot;&quot;;[.D536];&quot;&quot;&quot;}&quot;)" office:value-type="string" office:string-value="{&quot;index&quot;: {&quot;_id&quot;: &quot;58.29B&quot;}}{&quot;name&quot;: &quot;Édition de logiciels outils de développement et de langages&quot;, &quot;parent&quot;: &quot;J&quot;}" calcext:value-type="string">
            <text:p>{"index": {"_id": "58.29B"}}{"name": "Édition de logiciels outils de développement et de langages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8.29C</text:p>
          </table:table-cell>
          <table:table-cell office:value-type="string" calcext:value-type="string">
            <text:p>Édition de logiciels applicatifs</text:p>
          </table:table-cell>
          <table:table-cell table:formula="of:=LEFT([.A537];2)" office:value-type="string" office:string-value="58" calcext:value-type="string">
            <text:p>58</text:p>
          </table:table-cell>
          <table:table-cell table:style-name="ce2" table:formula="of:=VLOOKUP([.C537];[n2.$A$4:.$C$91];3;0)" office:value-type="string" office:string-value="J" calcext:value-type="string">
            <text:p>J</text:p>
          </table:table-cell>
          <table:table-cell table:style-name="ce2" table:formula="of:=IF([.D537]=[.D536];&quot;&quot;;CONCATENATE(&quot;{&quot;&quot;index&quot;&quot;: {&quot;&quot;_id&quot;&quot;: &quot;&quot;&quot;;[.D537];&quot;&quot;&quot;}}{&quot;&quot;name&quot;&quot;: &quot;&quot;&quot;;VLOOKUP([.D53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37];&quot;&quot;&quot;}}{&quot;&quot;name&quot;&quot;: &quot;&quot;&quot;;[.B537];&quot;&quot;&quot;, &quot;&quot;parent&quot;&quot;: &quot;&quot;&quot;;[.D537];&quot;&quot;&quot;}&quot;)" office:value-type="string" office:string-value="{&quot;index&quot;: {&quot;_id&quot;: &quot;58.29C&quot;}}{&quot;name&quot;: &quot;Édition de logiciels applicatifs&quot;, &quot;parent&quot;: &quot;J&quot;}" calcext:value-type="string">
            <text:p>{"index": {"_id": "58.29C"}}{"name": "Édition de logiciels applicatifs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9.11A</text:p>
          </table:table-cell>
          <table:table-cell office:value-type="string" calcext:value-type="string">
            <text:p>Production de films et de programmes pour la télévision</text:p>
          </table:table-cell>
          <table:table-cell table:formula="of:=LEFT([.A538];2)" office:value-type="string" office:string-value="59" calcext:value-type="string">
            <text:p>59</text:p>
          </table:table-cell>
          <table:table-cell table:style-name="ce2" table:formula="of:=VLOOKUP([.C538];[n2.$A$4:.$C$91];3;0)" office:value-type="string" office:string-value="J" calcext:value-type="string">
            <text:p>J</text:p>
          </table:table-cell>
          <table:table-cell table:style-name="ce2" table:formula="of:=IF([.D538]=[.D537];&quot;&quot;;CONCATENATE(&quot;{&quot;&quot;index&quot;&quot;: {&quot;&quot;_id&quot;&quot;: &quot;&quot;&quot;;[.D538];&quot;&quot;&quot;}}{&quot;&quot;name&quot;&quot;: &quot;&quot;&quot;;VLOOKUP([.D53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38];&quot;&quot;&quot;}}{&quot;&quot;name&quot;&quot;: &quot;&quot;&quot;;[.B538];&quot;&quot;&quot;, &quot;&quot;parent&quot;&quot;: &quot;&quot;&quot;;[.D538];&quot;&quot;&quot;}&quot;)" office:value-type="string" office:string-value="{&quot;index&quot;: {&quot;_id&quot;: &quot;59.11A&quot;}}{&quot;name&quot;: &quot;Production de films et de programmes pour la télévision&quot;, &quot;parent&quot;: &quot;J&quot;}" calcext:value-type="string">
            <text:p>{"index": {"_id": "59.11A"}}{"name": "Production de films et de programmes pour la télévision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9.11B</text:p>
          </table:table-cell>
          <table:table-cell office:value-type="string" calcext:value-type="string">
            <text:p>Production de films institutionnels et publicitaires</text:p>
          </table:table-cell>
          <table:table-cell table:formula="of:=LEFT([.A539];2)" office:value-type="string" office:string-value="59" calcext:value-type="string">
            <text:p>59</text:p>
          </table:table-cell>
          <table:table-cell table:style-name="ce2" table:formula="of:=VLOOKUP([.C539];[n2.$A$4:.$C$91];3;0)" office:value-type="string" office:string-value="J" calcext:value-type="string">
            <text:p>J</text:p>
          </table:table-cell>
          <table:table-cell table:style-name="ce2" table:formula="of:=IF([.D539]=[.D538];&quot;&quot;;CONCATENATE(&quot;{&quot;&quot;index&quot;&quot;: {&quot;&quot;_id&quot;&quot;: &quot;&quot;&quot;;[.D539];&quot;&quot;&quot;}}{&quot;&quot;name&quot;&quot;: &quot;&quot;&quot;;VLOOKUP([.D53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39];&quot;&quot;&quot;}}{&quot;&quot;name&quot;&quot;: &quot;&quot;&quot;;[.B539];&quot;&quot;&quot;, &quot;&quot;parent&quot;&quot;: &quot;&quot;&quot;;[.D539];&quot;&quot;&quot;}&quot;)" office:value-type="string" office:string-value="{&quot;index&quot;: {&quot;_id&quot;: &quot;59.11B&quot;}}{&quot;name&quot;: &quot;Production de films institutionnels et publicitaires&quot;, &quot;parent&quot;: &quot;J&quot;}" calcext:value-type="string">
            <text:p>{"index": {"_id": "59.11B"}}{"name": "Production de films institutionnels et publicitaires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9.11C</text:p>
          </table:table-cell>
          <table:table-cell office:value-type="string" calcext:value-type="string">
            <text:p>Production de films pour le cinéma</text:p>
          </table:table-cell>
          <table:table-cell table:formula="of:=LEFT([.A540];2)" office:value-type="string" office:string-value="59" calcext:value-type="string">
            <text:p>59</text:p>
          </table:table-cell>
          <table:table-cell table:style-name="ce2" table:formula="of:=VLOOKUP([.C540];[n2.$A$4:.$C$91];3;0)" office:value-type="string" office:string-value="J" calcext:value-type="string">
            <text:p>J</text:p>
          </table:table-cell>
          <table:table-cell table:style-name="ce2" table:formula="of:=IF([.D540]=[.D539];&quot;&quot;;CONCATENATE(&quot;{&quot;&quot;index&quot;&quot;: {&quot;&quot;_id&quot;&quot;: &quot;&quot;&quot;;[.D540];&quot;&quot;&quot;}}{&quot;&quot;name&quot;&quot;: &quot;&quot;&quot;;VLOOKUP([.D54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40];&quot;&quot;&quot;}}{&quot;&quot;name&quot;&quot;: &quot;&quot;&quot;;[.B540];&quot;&quot;&quot;, &quot;&quot;parent&quot;&quot;: &quot;&quot;&quot;;[.D540];&quot;&quot;&quot;}&quot;)" office:value-type="string" office:string-value="{&quot;index&quot;: {&quot;_id&quot;: &quot;59.11C&quot;}}{&quot;name&quot;: &quot;Production de films pour le cinéma&quot;, &quot;parent&quot;: &quot;J&quot;}" calcext:value-type="string">
            <text:p>{"index": {"_id": "59.11C"}}{"name": "Production de films pour le cinéma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9.12Z</text:p>
          </table:table-cell>
          <table:table-cell office:value-type="string" calcext:value-type="string">
            <text:p>Post-production de films cinématographiques, de vidéo et de programmes de télévision</text:p>
          </table:table-cell>
          <table:table-cell table:formula="of:=LEFT([.A541];2)" office:value-type="string" office:string-value="59" calcext:value-type="string">
            <text:p>59</text:p>
          </table:table-cell>
          <table:table-cell table:style-name="ce2" table:formula="of:=VLOOKUP([.C541];[n2.$A$4:.$C$91];3;0)" office:value-type="string" office:string-value="J" calcext:value-type="string">
            <text:p>J</text:p>
          </table:table-cell>
          <table:table-cell table:style-name="ce2" table:formula="of:=IF([.D541]=[.D540];&quot;&quot;;CONCATENATE(&quot;{&quot;&quot;index&quot;&quot;: {&quot;&quot;_id&quot;&quot;: &quot;&quot;&quot;;[.D541];&quot;&quot;&quot;}}{&quot;&quot;name&quot;&quot;: &quot;&quot;&quot;;VLOOKUP([.D54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41];&quot;&quot;&quot;}}{&quot;&quot;name&quot;&quot;: &quot;&quot;&quot;;[.B541];&quot;&quot;&quot;, &quot;&quot;parent&quot;&quot;: &quot;&quot;&quot;;[.D541];&quot;&quot;&quot;}&quot;)" office:value-type="string" office:string-value="{&quot;index&quot;: {&quot;_id&quot;: &quot;59.12Z&quot;}}{&quot;name&quot;: &quot;Post-production de films cinématographiques, de vidéo et de programmes de télévision&quot;, &quot;parent&quot;: &quot;J&quot;}" calcext:value-type="string">
            <text:p>{"index": {"_id": "59.12Z"}}{"name": "Post-production de films cinématographiques, de vidéo et de programmes de télévision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9.13A</text:p>
          </table:table-cell>
          <table:table-cell office:value-type="string" calcext:value-type="string">
            <text:p>Distribution de films cinématographiques</text:p>
          </table:table-cell>
          <table:table-cell table:formula="of:=LEFT([.A542];2)" office:value-type="string" office:string-value="59" calcext:value-type="string">
            <text:p>59</text:p>
          </table:table-cell>
          <table:table-cell table:style-name="ce2" table:formula="of:=VLOOKUP([.C542];[n2.$A$4:.$C$91];3;0)" office:value-type="string" office:string-value="J" calcext:value-type="string">
            <text:p>J</text:p>
          </table:table-cell>
          <table:table-cell table:style-name="ce2" table:formula="of:=IF([.D542]=[.D541];&quot;&quot;;CONCATENATE(&quot;{&quot;&quot;index&quot;&quot;: {&quot;&quot;_id&quot;&quot;: &quot;&quot;&quot;;[.D542];&quot;&quot;&quot;}}{&quot;&quot;name&quot;&quot;: &quot;&quot;&quot;;VLOOKUP([.D54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42];&quot;&quot;&quot;}}{&quot;&quot;name&quot;&quot;: &quot;&quot;&quot;;[.B542];&quot;&quot;&quot;, &quot;&quot;parent&quot;&quot;: &quot;&quot;&quot;;[.D542];&quot;&quot;&quot;}&quot;)" office:value-type="string" office:string-value="{&quot;index&quot;: {&quot;_id&quot;: &quot;59.13A&quot;}}{&quot;name&quot;: &quot;Distribution de films cinématographiques&quot;, &quot;parent&quot;: &quot;J&quot;}" calcext:value-type="string">
            <text:p>{"index": {"_id": "59.13A"}}{"name": "Distribution de films cinématographiques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9.13B</text:p>
          </table:table-cell>
          <table:table-cell office:value-type="string" calcext:value-type="string">
            <text:p>Édition et distribution vidéo</text:p>
          </table:table-cell>
          <table:table-cell table:formula="of:=LEFT([.A543];2)" office:value-type="string" office:string-value="59" calcext:value-type="string">
            <text:p>59</text:p>
          </table:table-cell>
          <table:table-cell table:style-name="ce2" table:formula="of:=VLOOKUP([.C543];[n2.$A$4:.$C$91];3;0)" office:value-type="string" office:string-value="J" calcext:value-type="string">
            <text:p>J</text:p>
          </table:table-cell>
          <table:table-cell table:style-name="ce2" table:formula="of:=IF([.D543]=[.D542];&quot;&quot;;CONCATENATE(&quot;{&quot;&quot;index&quot;&quot;: {&quot;&quot;_id&quot;&quot;: &quot;&quot;&quot;;[.D543];&quot;&quot;&quot;}}{&quot;&quot;name&quot;&quot;: &quot;&quot;&quot;;VLOOKUP([.D54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43];&quot;&quot;&quot;}}{&quot;&quot;name&quot;&quot;: &quot;&quot;&quot;;[.B543];&quot;&quot;&quot;, &quot;&quot;parent&quot;&quot;: &quot;&quot;&quot;;[.D543];&quot;&quot;&quot;}&quot;)" office:value-type="string" office:string-value="{&quot;index&quot;: {&quot;_id&quot;: &quot;59.13B&quot;}}{&quot;name&quot;: &quot;Édition et distribution vidéo&quot;, &quot;parent&quot;: &quot;J&quot;}" calcext:value-type="string">
            <text:p>{"index": {"_id": "59.13B"}}{"name": "Édition et distribution vidéo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9.14Z</text:p>
          </table:table-cell>
          <table:table-cell office:value-type="string" calcext:value-type="string">
            <text:p>Projection de films cinématographiques</text:p>
          </table:table-cell>
          <table:table-cell table:formula="of:=LEFT([.A544];2)" office:value-type="string" office:string-value="59" calcext:value-type="string">
            <text:p>59</text:p>
          </table:table-cell>
          <table:table-cell table:style-name="ce2" table:formula="of:=VLOOKUP([.C544];[n2.$A$4:.$C$91];3;0)" office:value-type="string" office:string-value="J" calcext:value-type="string">
            <text:p>J</text:p>
          </table:table-cell>
          <table:table-cell table:style-name="ce2" table:formula="of:=IF([.D544]=[.D543];&quot;&quot;;CONCATENATE(&quot;{&quot;&quot;index&quot;&quot;: {&quot;&quot;_id&quot;&quot;: &quot;&quot;&quot;;[.D544];&quot;&quot;&quot;}}{&quot;&quot;name&quot;&quot;: &quot;&quot;&quot;;VLOOKUP([.D54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44];&quot;&quot;&quot;}}{&quot;&quot;name&quot;&quot;: &quot;&quot;&quot;;[.B544];&quot;&quot;&quot;, &quot;&quot;parent&quot;&quot;: &quot;&quot;&quot;;[.D544];&quot;&quot;&quot;}&quot;)" office:value-type="string" office:string-value="{&quot;index&quot;: {&quot;_id&quot;: &quot;59.14Z&quot;}}{&quot;name&quot;: &quot;Projection de films cinématographiques&quot;, &quot;parent&quot;: &quot;J&quot;}" calcext:value-type="string">
            <text:p>{"index": {"_id": "59.14Z"}}{"name": "Projection de films cinématographiques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9.20Z</text:p>
          </table:table-cell>
          <table:table-cell office:value-type="string" calcext:value-type="string">
            <text:p>Enregistrement sonore et édition musicale</text:p>
          </table:table-cell>
          <table:table-cell table:formula="of:=LEFT([.A545];2)" office:value-type="string" office:string-value="59" calcext:value-type="string">
            <text:p>59</text:p>
          </table:table-cell>
          <table:table-cell table:style-name="ce2" table:formula="of:=VLOOKUP([.C545];[n2.$A$4:.$C$91];3;0)" office:value-type="string" office:string-value="J" calcext:value-type="string">
            <text:p>J</text:p>
          </table:table-cell>
          <table:table-cell table:style-name="ce2" table:formula="of:=IF([.D545]=[.D544];&quot;&quot;;CONCATENATE(&quot;{&quot;&quot;index&quot;&quot;: {&quot;&quot;_id&quot;&quot;: &quot;&quot;&quot;;[.D545];&quot;&quot;&quot;}}{&quot;&quot;name&quot;&quot;: &quot;&quot;&quot;;VLOOKUP([.D54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45];&quot;&quot;&quot;}}{&quot;&quot;name&quot;&quot;: &quot;&quot;&quot;;[.B545];&quot;&quot;&quot;, &quot;&quot;parent&quot;&quot;: &quot;&quot;&quot;;[.D545];&quot;&quot;&quot;}&quot;)" office:value-type="string" office:string-value="{&quot;index&quot;: {&quot;_id&quot;: &quot;59.20Z&quot;}}{&quot;name&quot;: &quot;Enregistrement sonore et édition musicale&quot;, &quot;parent&quot;: &quot;J&quot;}" calcext:value-type="string">
            <text:p>{"index": {"_id": "59.20Z"}}{"name": "Enregistrement sonore et édition musicale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0.10Z</text:p>
          </table:table-cell>
          <table:table-cell office:value-type="string" calcext:value-type="string">
            <text:p>Édition et diffusion de programmes radio</text:p>
          </table:table-cell>
          <table:table-cell table:formula="of:=LEFT([.A546];2)" office:value-type="string" office:string-value="60" calcext:value-type="string">
            <text:p>60</text:p>
          </table:table-cell>
          <table:table-cell table:style-name="ce2" table:formula="of:=VLOOKUP([.C546];[n2.$A$4:.$C$91];3;0)" office:value-type="string" office:string-value="J" calcext:value-type="string">
            <text:p>J</text:p>
          </table:table-cell>
          <table:table-cell table:style-name="ce2" table:formula="of:=IF([.D546]=[.D545];&quot;&quot;;CONCATENATE(&quot;{&quot;&quot;index&quot;&quot;: {&quot;&quot;_id&quot;&quot;: &quot;&quot;&quot;;[.D546];&quot;&quot;&quot;}}{&quot;&quot;name&quot;&quot;: &quot;&quot;&quot;;VLOOKUP([.D54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46];&quot;&quot;&quot;}}{&quot;&quot;name&quot;&quot;: &quot;&quot;&quot;;[.B546];&quot;&quot;&quot;, &quot;&quot;parent&quot;&quot;: &quot;&quot;&quot;;[.D546];&quot;&quot;&quot;}&quot;)" office:value-type="string" office:string-value="{&quot;index&quot;: {&quot;_id&quot;: &quot;60.10Z&quot;}}{&quot;name&quot;: &quot;Édition et diffusion de programmes radio&quot;, &quot;parent&quot;: &quot;J&quot;}" calcext:value-type="string">
            <text:p>{"index": {"_id": "60.10Z"}}{"name": "Édition et diffusion de programmes radio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0.20A</text:p>
          </table:table-cell>
          <table:table-cell office:value-type="string" calcext:value-type="string">
            <text:p>Édition de chaînes généralistes</text:p>
          </table:table-cell>
          <table:table-cell table:formula="of:=LEFT([.A547];2)" office:value-type="string" office:string-value="60" calcext:value-type="string">
            <text:p>60</text:p>
          </table:table-cell>
          <table:table-cell table:style-name="ce2" table:formula="of:=VLOOKUP([.C547];[n2.$A$4:.$C$91];3;0)" office:value-type="string" office:string-value="J" calcext:value-type="string">
            <text:p>J</text:p>
          </table:table-cell>
          <table:table-cell table:style-name="ce2" table:formula="of:=IF([.D547]=[.D546];&quot;&quot;;CONCATENATE(&quot;{&quot;&quot;index&quot;&quot;: {&quot;&quot;_id&quot;&quot;: &quot;&quot;&quot;;[.D547];&quot;&quot;&quot;}}{&quot;&quot;name&quot;&quot;: &quot;&quot;&quot;;VLOOKUP([.D54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47];&quot;&quot;&quot;}}{&quot;&quot;name&quot;&quot;: &quot;&quot;&quot;;[.B547];&quot;&quot;&quot;, &quot;&quot;parent&quot;&quot;: &quot;&quot;&quot;;[.D547];&quot;&quot;&quot;}&quot;)" office:value-type="string" office:string-value="{&quot;index&quot;: {&quot;_id&quot;: &quot;60.20A&quot;}}{&quot;name&quot;: &quot;Édition de chaînes généralistes&quot;, &quot;parent&quot;: &quot;J&quot;}" calcext:value-type="string">
            <text:p>{"index": {"_id": "60.20A"}}{"name": "Édition de chaînes généralistes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0.20B</text:p>
          </table:table-cell>
          <table:table-cell office:value-type="string" calcext:value-type="string">
            <text:p>Édition de chaînes thématiques</text:p>
          </table:table-cell>
          <table:table-cell table:formula="of:=LEFT([.A548];2)" office:value-type="string" office:string-value="60" calcext:value-type="string">
            <text:p>60</text:p>
          </table:table-cell>
          <table:table-cell table:style-name="ce2" table:formula="of:=VLOOKUP([.C548];[n2.$A$4:.$C$91];3;0)" office:value-type="string" office:string-value="J" calcext:value-type="string">
            <text:p>J</text:p>
          </table:table-cell>
          <table:table-cell table:style-name="ce2" table:formula="of:=IF([.D548]=[.D547];&quot;&quot;;CONCATENATE(&quot;{&quot;&quot;index&quot;&quot;: {&quot;&quot;_id&quot;&quot;: &quot;&quot;&quot;;[.D548];&quot;&quot;&quot;}}{&quot;&quot;name&quot;&quot;: &quot;&quot;&quot;;VLOOKUP([.D54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48];&quot;&quot;&quot;}}{&quot;&quot;name&quot;&quot;: &quot;&quot;&quot;;[.B548];&quot;&quot;&quot;, &quot;&quot;parent&quot;&quot;: &quot;&quot;&quot;;[.D548];&quot;&quot;&quot;}&quot;)" office:value-type="string" office:string-value="{&quot;index&quot;: {&quot;_id&quot;: &quot;60.20B&quot;}}{&quot;name&quot;: &quot;Édition de chaînes thématiques&quot;, &quot;parent&quot;: &quot;J&quot;}" calcext:value-type="string">
            <text:p>{"index": {"_id": "60.20B"}}{"name": "Édition de chaînes thématiques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.10Z</text:p>
          </table:table-cell>
          <table:table-cell office:value-type="string" calcext:value-type="string">
            <text:p>Télécommunications filaires</text:p>
          </table:table-cell>
          <table:table-cell table:formula="of:=LEFT([.A549];2)" office:value-type="string" office:string-value="61" calcext:value-type="string">
            <text:p>61</text:p>
          </table:table-cell>
          <table:table-cell table:style-name="ce2" table:formula="of:=VLOOKUP([.C549];[n2.$A$4:.$C$91];3;0)" office:value-type="string" office:string-value="J" calcext:value-type="string">
            <text:p>J</text:p>
          </table:table-cell>
          <table:table-cell table:style-name="ce2" table:formula="of:=IF([.D549]=[.D548];&quot;&quot;;CONCATENATE(&quot;{&quot;&quot;index&quot;&quot;: {&quot;&quot;_id&quot;&quot;: &quot;&quot;&quot;;[.D549];&quot;&quot;&quot;}}{&quot;&quot;name&quot;&quot;: &quot;&quot;&quot;;VLOOKUP([.D54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49];&quot;&quot;&quot;}}{&quot;&quot;name&quot;&quot;: &quot;&quot;&quot;;[.B549];&quot;&quot;&quot;, &quot;&quot;parent&quot;&quot;: &quot;&quot;&quot;;[.D549];&quot;&quot;&quot;}&quot;)" office:value-type="string" office:string-value="{&quot;index&quot;: {&quot;_id&quot;: &quot;61.10Z&quot;}}{&quot;name&quot;: &quot;Télécommunications filaires&quot;, &quot;parent&quot;: &quot;J&quot;}" calcext:value-type="string">
            <text:p>{"index": {"_id": "61.10Z"}}{"name": "Télécommunications filaires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.20Z</text:p>
          </table:table-cell>
          <table:table-cell office:value-type="string" calcext:value-type="string">
            <text:p>Télécommunications sans fil</text:p>
          </table:table-cell>
          <table:table-cell table:formula="of:=LEFT([.A550];2)" office:value-type="string" office:string-value="61" calcext:value-type="string">
            <text:p>61</text:p>
          </table:table-cell>
          <table:table-cell table:style-name="ce2" table:formula="of:=VLOOKUP([.C550];[n2.$A$4:.$C$91];3;0)" office:value-type="string" office:string-value="J" calcext:value-type="string">
            <text:p>J</text:p>
          </table:table-cell>
          <table:table-cell table:style-name="ce2" table:formula="of:=IF([.D550]=[.D549];&quot;&quot;;CONCATENATE(&quot;{&quot;&quot;index&quot;&quot;: {&quot;&quot;_id&quot;&quot;: &quot;&quot;&quot;;[.D550];&quot;&quot;&quot;}}{&quot;&quot;name&quot;&quot;: &quot;&quot;&quot;;VLOOKUP([.D55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50];&quot;&quot;&quot;}}{&quot;&quot;name&quot;&quot;: &quot;&quot;&quot;;[.B550];&quot;&quot;&quot;, &quot;&quot;parent&quot;&quot;: &quot;&quot;&quot;;[.D550];&quot;&quot;&quot;}&quot;)" office:value-type="string" office:string-value="{&quot;index&quot;: {&quot;_id&quot;: &quot;61.20Z&quot;}}{&quot;name&quot;: &quot;Télécommunications sans fil&quot;, &quot;parent&quot;: &quot;J&quot;}" calcext:value-type="string">
            <text:p>{"index": {"_id": "61.20Z"}}{"name": "Télécommunications sans fil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.30Z</text:p>
          </table:table-cell>
          <table:table-cell office:value-type="string" calcext:value-type="string">
            <text:p>Télécommunications par satellite</text:p>
          </table:table-cell>
          <table:table-cell table:formula="of:=LEFT([.A551];2)" office:value-type="string" office:string-value="61" calcext:value-type="string">
            <text:p>61</text:p>
          </table:table-cell>
          <table:table-cell table:style-name="ce2" table:formula="of:=VLOOKUP([.C551];[n2.$A$4:.$C$91];3;0)" office:value-type="string" office:string-value="J" calcext:value-type="string">
            <text:p>J</text:p>
          </table:table-cell>
          <table:table-cell table:style-name="ce2" table:formula="of:=IF([.D551]=[.D550];&quot;&quot;;CONCATENATE(&quot;{&quot;&quot;index&quot;&quot;: {&quot;&quot;_id&quot;&quot;: &quot;&quot;&quot;;[.D551];&quot;&quot;&quot;}}{&quot;&quot;name&quot;&quot;: &quot;&quot;&quot;;VLOOKUP([.D55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51];&quot;&quot;&quot;}}{&quot;&quot;name&quot;&quot;: &quot;&quot;&quot;;[.B551];&quot;&quot;&quot;, &quot;&quot;parent&quot;&quot;: &quot;&quot;&quot;;[.D551];&quot;&quot;&quot;}&quot;)" office:value-type="string" office:string-value="{&quot;index&quot;: {&quot;_id&quot;: &quot;61.30Z&quot;}}{&quot;name&quot;: &quot;Télécommunications par satellite&quot;, &quot;parent&quot;: &quot;J&quot;}" calcext:value-type="string">
            <text:p>{"index": {"_id": "61.30Z"}}{"name": "Télécommunications par satellite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.90Z</text:p>
          </table:table-cell>
          <table:table-cell office:value-type="string" calcext:value-type="string">
            <text:p>Autres activités de télécommunication</text:p>
          </table:table-cell>
          <table:table-cell table:formula="of:=LEFT([.A552];2)" office:value-type="string" office:string-value="61" calcext:value-type="string">
            <text:p>61</text:p>
          </table:table-cell>
          <table:table-cell table:style-name="ce2" table:formula="of:=VLOOKUP([.C552];[n2.$A$4:.$C$91];3;0)" office:value-type="string" office:string-value="J" calcext:value-type="string">
            <text:p>J</text:p>
          </table:table-cell>
          <table:table-cell table:style-name="ce2" table:formula="of:=IF([.D552]=[.D551];&quot;&quot;;CONCATENATE(&quot;{&quot;&quot;index&quot;&quot;: {&quot;&quot;_id&quot;&quot;: &quot;&quot;&quot;;[.D552];&quot;&quot;&quot;}}{&quot;&quot;name&quot;&quot;: &quot;&quot;&quot;;VLOOKUP([.D55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52];&quot;&quot;&quot;}}{&quot;&quot;name&quot;&quot;: &quot;&quot;&quot;;[.B552];&quot;&quot;&quot;, &quot;&quot;parent&quot;&quot;: &quot;&quot;&quot;;[.D552];&quot;&quot;&quot;}&quot;)" office:value-type="string" office:string-value="{&quot;index&quot;: {&quot;_id&quot;: &quot;61.90Z&quot;}}{&quot;name&quot;: &quot;Autres activités de télécommunication&quot;, &quot;parent&quot;: &quot;J&quot;}" calcext:value-type="string">
            <text:p>{"index": {"_id": "61.90Z"}}{"name": "Autres activités de télécommunication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2.01Z</text:p>
          </table:table-cell>
          <table:table-cell office:value-type="string" calcext:value-type="string">
            <text:p>Programmation informatique</text:p>
          </table:table-cell>
          <table:table-cell table:formula="of:=LEFT([.A553];2)" office:value-type="string" office:string-value="62" calcext:value-type="string">
            <text:p>62</text:p>
          </table:table-cell>
          <table:table-cell table:style-name="ce2" table:formula="of:=VLOOKUP([.C553];[n2.$A$4:.$C$91];3;0)" office:value-type="string" office:string-value="J" calcext:value-type="string">
            <text:p>J</text:p>
          </table:table-cell>
          <table:table-cell table:style-name="ce2" table:formula="of:=IF([.D553]=[.D552];&quot;&quot;;CONCATENATE(&quot;{&quot;&quot;index&quot;&quot;: {&quot;&quot;_id&quot;&quot;: &quot;&quot;&quot;;[.D553];&quot;&quot;&quot;}}{&quot;&quot;name&quot;&quot;: &quot;&quot;&quot;;VLOOKUP([.D55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53];&quot;&quot;&quot;}}{&quot;&quot;name&quot;&quot;: &quot;&quot;&quot;;[.B553];&quot;&quot;&quot;, &quot;&quot;parent&quot;&quot;: &quot;&quot;&quot;;[.D553];&quot;&quot;&quot;}&quot;)" office:value-type="string" office:string-value="{&quot;index&quot;: {&quot;_id&quot;: &quot;62.01Z&quot;}}{&quot;name&quot;: &quot;Programmation informatique&quot;, &quot;parent&quot;: &quot;J&quot;}" calcext:value-type="string">
            <text:p>{"index": {"_id": "62.01Z"}}{"name": "Programmation informatique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2.02A</text:p>
          </table:table-cell>
          <table:table-cell office:value-type="string" calcext:value-type="string">
            <text:p>Conseil en systèmes et logiciels informatiques</text:p>
          </table:table-cell>
          <table:table-cell table:formula="of:=LEFT([.A554];2)" office:value-type="string" office:string-value="62" calcext:value-type="string">
            <text:p>62</text:p>
          </table:table-cell>
          <table:table-cell table:style-name="ce2" table:formula="of:=VLOOKUP([.C554];[n2.$A$4:.$C$91];3;0)" office:value-type="string" office:string-value="J" calcext:value-type="string">
            <text:p>J</text:p>
          </table:table-cell>
          <table:table-cell table:style-name="ce2" table:formula="of:=IF([.D554]=[.D553];&quot;&quot;;CONCATENATE(&quot;{&quot;&quot;index&quot;&quot;: {&quot;&quot;_id&quot;&quot;: &quot;&quot;&quot;;[.D554];&quot;&quot;&quot;}}{&quot;&quot;name&quot;&quot;: &quot;&quot;&quot;;VLOOKUP([.D55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54];&quot;&quot;&quot;}}{&quot;&quot;name&quot;&quot;: &quot;&quot;&quot;;[.B554];&quot;&quot;&quot;, &quot;&quot;parent&quot;&quot;: &quot;&quot;&quot;;[.D554];&quot;&quot;&quot;}&quot;)" office:value-type="string" office:string-value="{&quot;index&quot;: {&quot;_id&quot;: &quot;62.02A&quot;}}{&quot;name&quot;: &quot;Conseil en systèmes et logiciels informatiques&quot;, &quot;parent&quot;: &quot;J&quot;}" calcext:value-type="string">
            <text:p>{"index": {"_id": "62.02A"}}{"name": "Conseil en systèmes et logiciels informatiques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2.02B</text:p>
          </table:table-cell>
          <table:table-cell office:value-type="string" calcext:value-type="string">
            <text:p>Tierce maintenance de systèmes et d'applications informatiques</text:p>
          </table:table-cell>
          <table:table-cell table:formula="of:=LEFT([.A555];2)" office:value-type="string" office:string-value="62" calcext:value-type="string">
            <text:p>62</text:p>
          </table:table-cell>
          <table:table-cell table:style-name="ce2" table:formula="of:=VLOOKUP([.C555];[n2.$A$4:.$C$91];3;0)" office:value-type="string" office:string-value="J" calcext:value-type="string">
            <text:p>J</text:p>
          </table:table-cell>
          <table:table-cell table:style-name="ce2" table:formula="of:=IF([.D555]=[.D554];&quot;&quot;;CONCATENATE(&quot;{&quot;&quot;index&quot;&quot;: {&quot;&quot;_id&quot;&quot;: &quot;&quot;&quot;;[.D555];&quot;&quot;&quot;}}{&quot;&quot;name&quot;&quot;: &quot;&quot;&quot;;VLOOKUP([.D55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55];&quot;&quot;&quot;}}{&quot;&quot;name&quot;&quot;: &quot;&quot;&quot;;[.B555];&quot;&quot;&quot;, &quot;&quot;parent&quot;&quot;: &quot;&quot;&quot;;[.D555];&quot;&quot;&quot;}&quot;)" office:value-type="string" office:string-value="{&quot;index&quot;: {&quot;_id&quot;: &quot;62.02B&quot;}}{&quot;name&quot;: &quot;Tierce maintenance de systèmes et d'applications informatiques&quot;, &quot;parent&quot;: &quot;J&quot;}" calcext:value-type="string">
            <text:p>{"index": {"_id": "62.02B"}}{"name": "Tierce maintenance de systèmes et d'applications informatiques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2.03Z</text:p>
          </table:table-cell>
          <table:table-cell office:value-type="string" calcext:value-type="string">
            <text:p>Gestion d'installations informatiques</text:p>
          </table:table-cell>
          <table:table-cell table:formula="of:=LEFT([.A556];2)" office:value-type="string" office:string-value="62" calcext:value-type="string">
            <text:p>62</text:p>
          </table:table-cell>
          <table:table-cell table:style-name="ce2" table:formula="of:=VLOOKUP([.C556];[n2.$A$4:.$C$91];3;0)" office:value-type="string" office:string-value="J" calcext:value-type="string">
            <text:p>J</text:p>
          </table:table-cell>
          <table:table-cell table:style-name="ce2" table:formula="of:=IF([.D556]=[.D555];&quot;&quot;;CONCATENATE(&quot;{&quot;&quot;index&quot;&quot;: {&quot;&quot;_id&quot;&quot;: &quot;&quot;&quot;;[.D556];&quot;&quot;&quot;}}{&quot;&quot;name&quot;&quot;: &quot;&quot;&quot;;VLOOKUP([.D55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56];&quot;&quot;&quot;}}{&quot;&quot;name&quot;&quot;: &quot;&quot;&quot;;[.B556];&quot;&quot;&quot;, &quot;&quot;parent&quot;&quot;: &quot;&quot;&quot;;[.D556];&quot;&quot;&quot;}&quot;)" office:value-type="string" office:string-value="{&quot;index&quot;: {&quot;_id&quot;: &quot;62.03Z&quot;}}{&quot;name&quot;: &quot;Gestion d'installations informatiques&quot;, &quot;parent&quot;: &quot;J&quot;}" calcext:value-type="string">
            <text:p>{"index": {"_id": "62.03Z"}}{"name": "Gestion d'installations informatiques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2.09Z</text:p>
          </table:table-cell>
          <table:table-cell office:value-type="string" calcext:value-type="string">
            <text:p>Autres activités informatiques</text:p>
          </table:table-cell>
          <table:table-cell table:formula="of:=LEFT([.A557];2)" office:value-type="string" office:string-value="62" calcext:value-type="string">
            <text:p>62</text:p>
          </table:table-cell>
          <table:table-cell table:style-name="ce2" table:formula="of:=VLOOKUP([.C557];[n2.$A$4:.$C$91];3;0)" office:value-type="string" office:string-value="J" calcext:value-type="string">
            <text:p>J</text:p>
          </table:table-cell>
          <table:table-cell table:style-name="ce2" table:formula="of:=IF([.D557]=[.D556];&quot;&quot;;CONCATENATE(&quot;{&quot;&quot;index&quot;&quot;: {&quot;&quot;_id&quot;&quot;: &quot;&quot;&quot;;[.D557];&quot;&quot;&quot;}}{&quot;&quot;name&quot;&quot;: &quot;&quot;&quot;;VLOOKUP([.D55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57];&quot;&quot;&quot;}}{&quot;&quot;name&quot;&quot;: &quot;&quot;&quot;;[.B557];&quot;&quot;&quot;, &quot;&quot;parent&quot;&quot;: &quot;&quot;&quot;;[.D557];&quot;&quot;&quot;}&quot;)" office:value-type="string" office:string-value="{&quot;index&quot;: {&quot;_id&quot;: &quot;62.09Z&quot;}}{&quot;name&quot;: &quot;Autres activités informatiques&quot;, &quot;parent&quot;: &quot;J&quot;}" calcext:value-type="string">
            <text:p>{"index": {"_id": "62.09Z"}}{"name": "Autres activités informatiques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3.11Z</text:p>
          </table:table-cell>
          <table:table-cell office:value-type="string" calcext:value-type="string">
            <text:p>Traitement de données, hébergement et activités connexes</text:p>
          </table:table-cell>
          <table:table-cell table:formula="of:=LEFT([.A558];2)" office:value-type="string" office:string-value="63" calcext:value-type="string">
            <text:p>63</text:p>
          </table:table-cell>
          <table:table-cell table:style-name="ce2" table:formula="of:=VLOOKUP([.C558];[n2.$A$4:.$C$91];3;0)" office:value-type="string" office:string-value="J" calcext:value-type="string">
            <text:p>J</text:p>
          </table:table-cell>
          <table:table-cell table:style-name="ce2" table:formula="of:=IF([.D558]=[.D557];&quot;&quot;;CONCATENATE(&quot;{&quot;&quot;index&quot;&quot;: {&quot;&quot;_id&quot;&quot;: &quot;&quot;&quot;;[.D558];&quot;&quot;&quot;}}{&quot;&quot;name&quot;&quot;: &quot;&quot;&quot;;VLOOKUP([.D55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58];&quot;&quot;&quot;}}{&quot;&quot;name&quot;&quot;: &quot;&quot;&quot;;[.B558];&quot;&quot;&quot;, &quot;&quot;parent&quot;&quot;: &quot;&quot;&quot;;[.D558];&quot;&quot;&quot;}&quot;)" office:value-type="string" office:string-value="{&quot;index&quot;: {&quot;_id&quot;: &quot;63.11Z&quot;}}{&quot;name&quot;: &quot;Traitement de données, hébergement et activités connexes&quot;, &quot;parent&quot;: &quot;J&quot;}" calcext:value-type="string">
            <text:p>{"index": {"_id": "63.11Z"}}{"name": "Traitement de données, hébergement et activités connexes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3.12Z</text:p>
          </table:table-cell>
          <table:table-cell office:value-type="string" calcext:value-type="string">
            <text:p>Portails Internet</text:p>
          </table:table-cell>
          <table:table-cell table:formula="of:=LEFT([.A559];2)" office:value-type="string" office:string-value="63" calcext:value-type="string">
            <text:p>63</text:p>
          </table:table-cell>
          <table:table-cell table:style-name="ce2" table:formula="of:=VLOOKUP([.C559];[n2.$A$4:.$C$91];3;0)" office:value-type="string" office:string-value="J" calcext:value-type="string">
            <text:p>J</text:p>
          </table:table-cell>
          <table:table-cell table:style-name="ce2" table:formula="of:=IF([.D559]=[.D558];&quot;&quot;;CONCATENATE(&quot;{&quot;&quot;index&quot;&quot;: {&quot;&quot;_id&quot;&quot;: &quot;&quot;&quot;;[.D559];&quot;&quot;&quot;}}{&quot;&quot;name&quot;&quot;: &quot;&quot;&quot;;VLOOKUP([.D55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59];&quot;&quot;&quot;}}{&quot;&quot;name&quot;&quot;: &quot;&quot;&quot;;[.B559];&quot;&quot;&quot;, &quot;&quot;parent&quot;&quot;: &quot;&quot;&quot;;[.D559];&quot;&quot;&quot;}&quot;)" office:value-type="string" office:string-value="{&quot;index&quot;: {&quot;_id&quot;: &quot;63.12Z&quot;}}{&quot;name&quot;: &quot;Portails Internet&quot;, &quot;parent&quot;: &quot;J&quot;}" calcext:value-type="string">
            <text:p>{"index": {"_id": "63.12Z"}}{"name": "Portails Internet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3.91Z</text:p>
          </table:table-cell>
          <table:table-cell office:value-type="string" calcext:value-type="string">
            <text:p>Activités des agences de presse</text:p>
          </table:table-cell>
          <table:table-cell table:formula="of:=LEFT([.A560];2)" office:value-type="string" office:string-value="63" calcext:value-type="string">
            <text:p>63</text:p>
          </table:table-cell>
          <table:table-cell table:style-name="ce2" table:formula="of:=VLOOKUP([.C560];[n2.$A$4:.$C$91];3;0)" office:value-type="string" office:string-value="J" calcext:value-type="string">
            <text:p>J</text:p>
          </table:table-cell>
          <table:table-cell table:style-name="ce2" table:formula="of:=IF([.D560]=[.D559];&quot;&quot;;CONCATENATE(&quot;{&quot;&quot;index&quot;&quot;: {&quot;&quot;_id&quot;&quot;: &quot;&quot;&quot;;[.D560];&quot;&quot;&quot;}}{&quot;&quot;name&quot;&quot;: &quot;&quot;&quot;;VLOOKUP([.D56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60];&quot;&quot;&quot;}}{&quot;&quot;name&quot;&quot;: &quot;&quot;&quot;;[.B560];&quot;&quot;&quot;, &quot;&quot;parent&quot;&quot;: &quot;&quot;&quot;;[.D560];&quot;&quot;&quot;}&quot;)" office:value-type="string" office:string-value="{&quot;index&quot;: {&quot;_id&quot;: &quot;63.91Z&quot;}}{&quot;name&quot;: &quot;Activités des agences de presse&quot;, &quot;parent&quot;: &quot;J&quot;}" calcext:value-type="string">
            <text:p>{"index": {"_id": "63.91Z"}}{"name": "Activités des agences de presse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3.99Z</text:p>
          </table:table-cell>
          <table:table-cell office:value-type="string" calcext:value-type="string">
            <text:p>Autres services d'information n.c.a.</text:p>
          </table:table-cell>
          <table:table-cell table:formula="of:=LEFT([.A561];2)" office:value-type="string" office:string-value="63" calcext:value-type="string">
            <text:p>63</text:p>
          </table:table-cell>
          <table:table-cell table:style-name="ce2" table:formula="of:=VLOOKUP([.C561];[n2.$A$4:.$C$91];3;0)" office:value-type="string" office:string-value="J" calcext:value-type="string">
            <text:p>J</text:p>
          </table:table-cell>
          <table:table-cell table:style-name="ce2" table:formula="of:=IF([.D561]=[.D560];&quot;&quot;;CONCATENATE(&quot;{&quot;&quot;index&quot;&quot;: {&quot;&quot;_id&quot;&quot;: &quot;&quot;&quot;;[.D561];&quot;&quot;&quot;}}{&quot;&quot;name&quot;&quot;: &quot;&quot;&quot;;VLOOKUP([.D56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61];&quot;&quot;&quot;}}{&quot;&quot;name&quot;&quot;: &quot;&quot;&quot;;[.B561];&quot;&quot;&quot;, &quot;&quot;parent&quot;&quot;: &quot;&quot;&quot;;[.D561];&quot;&quot;&quot;}&quot;)" office:value-type="string" office:string-value="{&quot;index&quot;: {&quot;_id&quot;: &quot;63.99Z&quot;}}{&quot;name&quot;: &quot;Autres services d'information n.c.a.&quot;, &quot;parent&quot;: &quot;J&quot;}" calcext:value-type="string">
            <text:p>{"index": {"_id": "63.99Z"}}{"name": "Autres services d'information n.c.a.", "parent": "J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.11Z</text:p>
          </table:table-cell>
          <table:table-cell office:value-type="string" calcext:value-type="string">
            <text:p>Activités de banque centrale</text:p>
          </table:table-cell>
          <table:table-cell table:formula="of:=LEFT([.A562];2)" office:value-type="string" office:string-value="64" calcext:value-type="string">
            <text:p>64</text:p>
          </table:table-cell>
          <table:table-cell table:style-name="ce2" table:formula="of:=VLOOKUP([.C562];[n2.$A$4:.$C$91];3;0)" office:value-type="string" office:string-value="K" calcext:value-type="string">
            <text:p>K</text:p>
          </table:table-cell>
          <table:table-cell table:style-name="ce2" table:formula="of:=IF([.D562]=[.D561];&quot;&quot;;CONCATENATE(&quot;{&quot;&quot;index&quot;&quot;: {&quot;&quot;_id&quot;&quot;: &quot;&quot;&quot;;[.D562];&quot;&quot;&quot;}}{&quot;&quot;name&quot;&quot;: &quot;&quot;&quot;;VLOOKUP([.D562];[n1.$A$4:.$B$24];2;0);&quot;&quot;&quot;, &quot;&quot;parent&quot;&quot;: null}&quot;))" office:value-type="string" office:string-value="{&quot;index&quot;: {&quot;_id&quot;: &quot;K&quot;}}{&quot;name&quot;: &quot;Activités financières et d'assurance&quot;, &quot;parent&quot;: null}" calcext:value-type="string">
            <text:p>{"index": {"_id": "K"}}{"name": "Activités financières et d'assurance", "parent": null}</text:p>
          </table:table-cell>
          <table:table-cell table:style-name="ce2" table:formula="of:=CONCATENATE(&quot;{&quot;&quot;index&quot;&quot;: {&quot;&quot;_id&quot;&quot;: &quot;&quot;&quot;;[.A562];&quot;&quot;&quot;}}{&quot;&quot;name&quot;&quot;: &quot;&quot;&quot;;[.B562];&quot;&quot;&quot;, &quot;&quot;parent&quot;&quot;: &quot;&quot;&quot;;[.D562];&quot;&quot;&quot;}&quot;)" office:value-type="string" office:string-value="{&quot;index&quot;: {&quot;_id&quot;: &quot;64.11Z&quot;}}{&quot;name&quot;: &quot;Activités de banque centrale&quot;, &quot;parent&quot;: &quot;K&quot;}" calcext:value-type="string">
            <text:p>{"index": {"_id": "64.11Z"}}{"name": "Activités de banque centrale", "parent": "K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.19Z</text:p>
          </table:table-cell>
          <table:table-cell office:value-type="string" calcext:value-type="string">
            <text:p>Autres intermédiations monétaires</text:p>
          </table:table-cell>
          <table:table-cell table:formula="of:=LEFT([.A563];2)" office:value-type="string" office:string-value="64" calcext:value-type="string">
            <text:p>64</text:p>
          </table:table-cell>
          <table:table-cell table:style-name="ce2" table:formula="of:=VLOOKUP([.C563];[n2.$A$4:.$C$91];3;0)" office:value-type="string" office:string-value="K" calcext:value-type="string">
            <text:p>K</text:p>
          </table:table-cell>
          <table:table-cell table:style-name="ce2" table:formula="of:=IF([.D563]=[.D562];&quot;&quot;;CONCATENATE(&quot;{&quot;&quot;index&quot;&quot;: {&quot;&quot;_id&quot;&quot;: &quot;&quot;&quot;;[.D563];&quot;&quot;&quot;}}{&quot;&quot;name&quot;&quot;: &quot;&quot;&quot;;VLOOKUP([.D56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63];&quot;&quot;&quot;}}{&quot;&quot;name&quot;&quot;: &quot;&quot;&quot;;[.B563];&quot;&quot;&quot;, &quot;&quot;parent&quot;&quot;: &quot;&quot;&quot;;[.D563];&quot;&quot;&quot;}&quot;)" office:value-type="string" office:string-value="{&quot;index&quot;: {&quot;_id&quot;: &quot;64.19Z&quot;}}{&quot;name&quot;: &quot;Autres intermédiations monétaires&quot;, &quot;parent&quot;: &quot;K&quot;}" calcext:value-type="string">
            <text:p>{"index": {"_id": "64.19Z"}}{"name": "Autres intermédiations monétaires", "parent": "K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.20Z</text:p>
          </table:table-cell>
          <table:table-cell office:value-type="string" calcext:value-type="string">
            <text:p>Activités des sociétés holding</text:p>
          </table:table-cell>
          <table:table-cell table:formula="of:=LEFT([.A564];2)" office:value-type="string" office:string-value="64" calcext:value-type="string">
            <text:p>64</text:p>
          </table:table-cell>
          <table:table-cell table:style-name="ce2" table:formula="of:=VLOOKUP([.C564];[n2.$A$4:.$C$91];3;0)" office:value-type="string" office:string-value="K" calcext:value-type="string">
            <text:p>K</text:p>
          </table:table-cell>
          <table:table-cell table:style-name="ce2" table:formula="of:=IF([.D564]=[.D563];&quot;&quot;;CONCATENATE(&quot;{&quot;&quot;index&quot;&quot;: {&quot;&quot;_id&quot;&quot;: &quot;&quot;&quot;;[.D564];&quot;&quot;&quot;}}{&quot;&quot;name&quot;&quot;: &quot;&quot;&quot;;VLOOKUP([.D56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64];&quot;&quot;&quot;}}{&quot;&quot;name&quot;&quot;: &quot;&quot;&quot;;[.B564];&quot;&quot;&quot;, &quot;&quot;parent&quot;&quot;: &quot;&quot;&quot;;[.D564];&quot;&quot;&quot;}&quot;)" office:value-type="string" office:string-value="{&quot;index&quot;: {&quot;_id&quot;: &quot;64.20Z&quot;}}{&quot;name&quot;: &quot;Activités des sociétés holding&quot;, &quot;parent&quot;: &quot;K&quot;}" calcext:value-type="string">
            <text:p>{"index": {"_id": "64.20Z"}}{"name": "Activités des sociétés holding", "parent": "K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.30Z</text:p>
          </table:table-cell>
          <table:table-cell office:value-type="string" calcext:value-type="string">
            <text:p>Fonds de placement et entités financières similaires</text:p>
          </table:table-cell>
          <table:table-cell table:formula="of:=LEFT([.A565];2)" office:value-type="string" office:string-value="64" calcext:value-type="string">
            <text:p>64</text:p>
          </table:table-cell>
          <table:table-cell table:style-name="ce2" table:formula="of:=VLOOKUP([.C565];[n2.$A$4:.$C$91];3;0)" office:value-type="string" office:string-value="K" calcext:value-type="string">
            <text:p>K</text:p>
          </table:table-cell>
          <table:table-cell table:style-name="ce2" table:formula="of:=IF([.D565]=[.D564];&quot;&quot;;CONCATENATE(&quot;{&quot;&quot;index&quot;&quot;: {&quot;&quot;_id&quot;&quot;: &quot;&quot;&quot;;[.D565];&quot;&quot;&quot;}}{&quot;&quot;name&quot;&quot;: &quot;&quot;&quot;;VLOOKUP([.D56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65];&quot;&quot;&quot;}}{&quot;&quot;name&quot;&quot;: &quot;&quot;&quot;;[.B565];&quot;&quot;&quot;, &quot;&quot;parent&quot;&quot;: &quot;&quot;&quot;;[.D565];&quot;&quot;&quot;}&quot;)" office:value-type="string" office:string-value="{&quot;index&quot;: {&quot;_id&quot;: &quot;64.30Z&quot;}}{&quot;name&quot;: &quot;Fonds de placement et entités financières similaires&quot;, &quot;parent&quot;: &quot;K&quot;}" calcext:value-type="string">
            <text:p>{"index": {"_id": "64.30Z"}}{"name": "Fonds de placement et entités financières similaires", "parent": "K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.91Z</text:p>
          </table:table-cell>
          <table:table-cell office:value-type="string" calcext:value-type="string">
            <text:p>Crédit-bail</text:p>
          </table:table-cell>
          <table:table-cell table:formula="of:=LEFT([.A566];2)" office:value-type="string" office:string-value="64" calcext:value-type="string">
            <text:p>64</text:p>
          </table:table-cell>
          <table:table-cell table:style-name="ce2" table:formula="of:=VLOOKUP([.C566];[n2.$A$4:.$C$91];3;0)" office:value-type="string" office:string-value="K" calcext:value-type="string">
            <text:p>K</text:p>
          </table:table-cell>
          <table:table-cell table:style-name="ce2" table:formula="of:=IF([.D566]=[.D565];&quot;&quot;;CONCATENATE(&quot;{&quot;&quot;index&quot;&quot;: {&quot;&quot;_id&quot;&quot;: &quot;&quot;&quot;;[.D566];&quot;&quot;&quot;}}{&quot;&quot;name&quot;&quot;: &quot;&quot;&quot;;VLOOKUP([.D56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66];&quot;&quot;&quot;}}{&quot;&quot;name&quot;&quot;: &quot;&quot;&quot;;[.B566];&quot;&quot;&quot;, &quot;&quot;parent&quot;&quot;: &quot;&quot;&quot;;[.D566];&quot;&quot;&quot;}&quot;)" office:value-type="string" office:string-value="{&quot;index&quot;: {&quot;_id&quot;: &quot;64.91Z&quot;}}{&quot;name&quot;: &quot;Crédit-bail&quot;, &quot;parent&quot;: &quot;K&quot;}" calcext:value-type="string">
            <text:p>{"index": {"_id": "64.91Z"}}{"name": "Crédit-bail", "parent": "K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.92Z</text:p>
          </table:table-cell>
          <table:table-cell office:value-type="string" calcext:value-type="string">
            <text:p>Autre distribution de crédit</text:p>
          </table:table-cell>
          <table:table-cell table:formula="of:=LEFT([.A567];2)" office:value-type="string" office:string-value="64" calcext:value-type="string">
            <text:p>64</text:p>
          </table:table-cell>
          <table:table-cell table:style-name="ce2" table:formula="of:=VLOOKUP([.C567];[n2.$A$4:.$C$91];3;0)" office:value-type="string" office:string-value="K" calcext:value-type="string">
            <text:p>K</text:p>
          </table:table-cell>
          <table:table-cell table:style-name="ce2" table:formula="of:=IF([.D567]=[.D566];&quot;&quot;;CONCATENATE(&quot;{&quot;&quot;index&quot;&quot;: {&quot;&quot;_id&quot;&quot;: &quot;&quot;&quot;;[.D567];&quot;&quot;&quot;}}{&quot;&quot;name&quot;&quot;: &quot;&quot;&quot;;VLOOKUP([.D56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67];&quot;&quot;&quot;}}{&quot;&quot;name&quot;&quot;: &quot;&quot;&quot;;[.B567];&quot;&quot;&quot;, &quot;&quot;parent&quot;&quot;: &quot;&quot;&quot;;[.D567];&quot;&quot;&quot;}&quot;)" office:value-type="string" office:string-value="{&quot;index&quot;: {&quot;_id&quot;: &quot;64.92Z&quot;}}{&quot;name&quot;: &quot;Autre distribution de crédit&quot;, &quot;parent&quot;: &quot;K&quot;}" calcext:value-type="string">
            <text:p>{"index": {"_id": "64.92Z"}}{"name": "Autre distribution de crédit", "parent": "K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.99Z</text:p>
          </table:table-cell>
          <table:table-cell office:value-type="string" calcext:value-type="string">
            <text:p>Autres activités des services financiers, hors assurance et caisses de retraite, n.c.a.</text:p>
          </table:table-cell>
          <table:table-cell table:formula="of:=LEFT([.A568];2)" office:value-type="string" office:string-value="64" calcext:value-type="string">
            <text:p>64</text:p>
          </table:table-cell>
          <table:table-cell table:style-name="ce2" table:formula="of:=VLOOKUP([.C568];[n2.$A$4:.$C$91];3;0)" office:value-type="string" office:string-value="K" calcext:value-type="string">
            <text:p>K</text:p>
          </table:table-cell>
          <table:table-cell table:style-name="ce2" table:formula="of:=IF([.D568]=[.D567];&quot;&quot;;CONCATENATE(&quot;{&quot;&quot;index&quot;&quot;: {&quot;&quot;_id&quot;&quot;: &quot;&quot;&quot;;[.D568];&quot;&quot;&quot;}}{&quot;&quot;name&quot;&quot;: &quot;&quot;&quot;;VLOOKUP([.D56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68];&quot;&quot;&quot;}}{&quot;&quot;name&quot;&quot;: &quot;&quot;&quot;;[.B568];&quot;&quot;&quot;, &quot;&quot;parent&quot;&quot;: &quot;&quot;&quot;;[.D568];&quot;&quot;&quot;}&quot;)" office:value-type="string" office:string-value="{&quot;index&quot;: {&quot;_id&quot;: &quot;64.99Z&quot;}}{&quot;name&quot;: &quot;Autres activités des services financiers, hors assurance et caisses de retraite, n.c.a.&quot;, &quot;parent&quot;: &quot;K&quot;}" calcext:value-type="string">
            <text:p>{"index": {"_id": "64.99Z"}}{"name": "Autres activités des services financiers, hors assurance et caisses de retraite, n.c.a.", "parent": "K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5.11Z</text:p>
          </table:table-cell>
          <table:table-cell office:value-type="string" calcext:value-type="string">
            <text:p>Assurance vie</text:p>
          </table:table-cell>
          <table:table-cell table:formula="of:=LEFT([.A569];2)" office:value-type="string" office:string-value="65" calcext:value-type="string">
            <text:p>65</text:p>
          </table:table-cell>
          <table:table-cell table:style-name="ce2" table:formula="of:=VLOOKUP([.C569];[n2.$A$4:.$C$91];3;0)" office:value-type="string" office:string-value="K" calcext:value-type="string">
            <text:p>K</text:p>
          </table:table-cell>
          <table:table-cell table:style-name="ce2" table:formula="of:=IF([.D569]=[.D568];&quot;&quot;;CONCATENATE(&quot;{&quot;&quot;index&quot;&quot;: {&quot;&quot;_id&quot;&quot;: &quot;&quot;&quot;;[.D569];&quot;&quot;&quot;}}{&quot;&quot;name&quot;&quot;: &quot;&quot;&quot;;VLOOKUP([.D56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69];&quot;&quot;&quot;}}{&quot;&quot;name&quot;&quot;: &quot;&quot;&quot;;[.B569];&quot;&quot;&quot;, &quot;&quot;parent&quot;&quot;: &quot;&quot;&quot;;[.D569];&quot;&quot;&quot;}&quot;)" office:value-type="string" office:string-value="{&quot;index&quot;: {&quot;_id&quot;: &quot;65.11Z&quot;}}{&quot;name&quot;: &quot;Assurance vie&quot;, &quot;parent&quot;: &quot;K&quot;}" calcext:value-type="string">
            <text:p>{"index": {"_id": "65.11Z"}}{"name": "Assurance vie", "parent": "K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5.12Z</text:p>
          </table:table-cell>
          <table:table-cell office:value-type="string" calcext:value-type="string">
            <text:p>Autres assurances</text:p>
          </table:table-cell>
          <table:table-cell table:formula="of:=LEFT([.A570];2)" office:value-type="string" office:string-value="65" calcext:value-type="string">
            <text:p>65</text:p>
          </table:table-cell>
          <table:table-cell table:style-name="ce2" table:formula="of:=VLOOKUP([.C570];[n2.$A$4:.$C$91];3;0)" office:value-type="string" office:string-value="K" calcext:value-type="string">
            <text:p>K</text:p>
          </table:table-cell>
          <table:table-cell table:style-name="ce2" table:formula="of:=IF([.D570]=[.D569];&quot;&quot;;CONCATENATE(&quot;{&quot;&quot;index&quot;&quot;: {&quot;&quot;_id&quot;&quot;: &quot;&quot;&quot;;[.D570];&quot;&quot;&quot;}}{&quot;&quot;name&quot;&quot;: &quot;&quot;&quot;;VLOOKUP([.D57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70];&quot;&quot;&quot;}}{&quot;&quot;name&quot;&quot;: &quot;&quot;&quot;;[.B570];&quot;&quot;&quot;, &quot;&quot;parent&quot;&quot;: &quot;&quot;&quot;;[.D570];&quot;&quot;&quot;}&quot;)" office:value-type="string" office:string-value="{&quot;index&quot;: {&quot;_id&quot;: &quot;65.12Z&quot;}}{&quot;name&quot;: &quot;Autres assurances&quot;, &quot;parent&quot;: &quot;K&quot;}" calcext:value-type="string">
            <text:p>{"index": {"_id": "65.12Z"}}{"name": "Autres assurances", "parent": "K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5.20Z</text:p>
          </table:table-cell>
          <table:table-cell office:value-type="string" calcext:value-type="string">
            <text:p>Réassurance</text:p>
          </table:table-cell>
          <table:table-cell table:formula="of:=LEFT([.A571];2)" office:value-type="string" office:string-value="65" calcext:value-type="string">
            <text:p>65</text:p>
          </table:table-cell>
          <table:table-cell table:style-name="ce2" table:formula="of:=VLOOKUP([.C571];[n2.$A$4:.$C$91];3;0)" office:value-type="string" office:string-value="K" calcext:value-type="string">
            <text:p>K</text:p>
          </table:table-cell>
          <table:table-cell table:style-name="ce2" table:formula="of:=IF([.D571]=[.D570];&quot;&quot;;CONCATENATE(&quot;{&quot;&quot;index&quot;&quot;: {&quot;&quot;_id&quot;&quot;: &quot;&quot;&quot;;[.D571];&quot;&quot;&quot;}}{&quot;&quot;name&quot;&quot;: &quot;&quot;&quot;;VLOOKUP([.D57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71];&quot;&quot;&quot;}}{&quot;&quot;name&quot;&quot;: &quot;&quot;&quot;;[.B571];&quot;&quot;&quot;, &quot;&quot;parent&quot;&quot;: &quot;&quot;&quot;;[.D571];&quot;&quot;&quot;}&quot;)" office:value-type="string" office:string-value="{&quot;index&quot;: {&quot;_id&quot;: &quot;65.20Z&quot;}}{&quot;name&quot;: &quot;Réassurance&quot;, &quot;parent&quot;: &quot;K&quot;}" calcext:value-type="string">
            <text:p>{"index": {"_id": "65.20Z"}}{"name": "Réassurance", "parent": "K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5.30Z</text:p>
          </table:table-cell>
          <table:table-cell office:value-type="string" calcext:value-type="string">
            <text:p>Caisses de retraite</text:p>
          </table:table-cell>
          <table:table-cell table:formula="of:=LEFT([.A572];2)" office:value-type="string" office:string-value="65" calcext:value-type="string">
            <text:p>65</text:p>
          </table:table-cell>
          <table:table-cell table:style-name="ce2" table:formula="of:=VLOOKUP([.C572];[n2.$A$4:.$C$91];3;0)" office:value-type="string" office:string-value="K" calcext:value-type="string">
            <text:p>K</text:p>
          </table:table-cell>
          <table:table-cell table:style-name="ce2" table:formula="of:=IF([.D572]=[.D571];&quot;&quot;;CONCATENATE(&quot;{&quot;&quot;index&quot;&quot;: {&quot;&quot;_id&quot;&quot;: &quot;&quot;&quot;;[.D572];&quot;&quot;&quot;}}{&quot;&quot;name&quot;&quot;: &quot;&quot;&quot;;VLOOKUP([.D57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72];&quot;&quot;&quot;}}{&quot;&quot;name&quot;&quot;: &quot;&quot;&quot;;[.B572];&quot;&quot;&quot;, &quot;&quot;parent&quot;&quot;: &quot;&quot;&quot;;[.D572];&quot;&quot;&quot;}&quot;)" office:value-type="string" office:string-value="{&quot;index&quot;: {&quot;_id&quot;: &quot;65.30Z&quot;}}{&quot;name&quot;: &quot;Caisses de retraite&quot;, &quot;parent&quot;: &quot;K&quot;}" calcext:value-type="string">
            <text:p>{"index": {"_id": "65.30Z"}}{"name": "Caisses de retraite", "parent": "K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6.11Z</text:p>
          </table:table-cell>
          <table:table-cell office:value-type="string" calcext:value-type="string">
            <text:p>Administration de marchés financiers</text:p>
          </table:table-cell>
          <table:table-cell table:formula="of:=LEFT([.A573];2)" office:value-type="string" office:string-value="66" calcext:value-type="string">
            <text:p>66</text:p>
          </table:table-cell>
          <table:table-cell table:style-name="ce2" table:formula="of:=VLOOKUP([.C573];[n2.$A$4:.$C$91];3;0)" office:value-type="string" office:string-value="K" calcext:value-type="string">
            <text:p>K</text:p>
          </table:table-cell>
          <table:table-cell table:style-name="ce2" table:formula="of:=IF([.D573]=[.D572];&quot;&quot;;CONCATENATE(&quot;{&quot;&quot;index&quot;&quot;: {&quot;&quot;_id&quot;&quot;: &quot;&quot;&quot;;[.D573];&quot;&quot;&quot;}}{&quot;&quot;name&quot;&quot;: &quot;&quot;&quot;;VLOOKUP([.D57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73];&quot;&quot;&quot;}}{&quot;&quot;name&quot;&quot;: &quot;&quot;&quot;;[.B573];&quot;&quot;&quot;, &quot;&quot;parent&quot;&quot;: &quot;&quot;&quot;;[.D573];&quot;&quot;&quot;}&quot;)" office:value-type="string" office:string-value="{&quot;index&quot;: {&quot;_id&quot;: &quot;66.11Z&quot;}}{&quot;name&quot;: &quot;Administration de marchés financiers&quot;, &quot;parent&quot;: &quot;K&quot;}" calcext:value-type="string">
            <text:p>{"index": {"_id": "66.11Z"}}{"name": "Administration de marchés financiers", "parent": "K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6.12Z</text:p>
          </table:table-cell>
          <table:table-cell office:value-type="string" calcext:value-type="string">
            <text:p>Courtage de valeurs mobilières et de marchandises</text:p>
          </table:table-cell>
          <table:table-cell table:formula="of:=LEFT([.A574];2)" office:value-type="string" office:string-value="66" calcext:value-type="string">
            <text:p>66</text:p>
          </table:table-cell>
          <table:table-cell table:style-name="ce2" table:formula="of:=VLOOKUP([.C574];[n2.$A$4:.$C$91];3;0)" office:value-type="string" office:string-value="K" calcext:value-type="string">
            <text:p>K</text:p>
          </table:table-cell>
          <table:table-cell table:style-name="ce2" table:formula="of:=IF([.D574]=[.D573];&quot;&quot;;CONCATENATE(&quot;{&quot;&quot;index&quot;&quot;: {&quot;&quot;_id&quot;&quot;: &quot;&quot;&quot;;[.D574];&quot;&quot;&quot;}}{&quot;&quot;name&quot;&quot;: &quot;&quot;&quot;;VLOOKUP([.D57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74];&quot;&quot;&quot;}}{&quot;&quot;name&quot;&quot;: &quot;&quot;&quot;;[.B574];&quot;&quot;&quot;, &quot;&quot;parent&quot;&quot;: &quot;&quot;&quot;;[.D574];&quot;&quot;&quot;}&quot;)" office:value-type="string" office:string-value="{&quot;index&quot;: {&quot;_id&quot;: &quot;66.12Z&quot;}}{&quot;name&quot;: &quot;Courtage de valeurs mobilières et de marchandises&quot;, &quot;parent&quot;: &quot;K&quot;}" calcext:value-type="string">
            <text:p>{"index": {"_id": "66.12Z"}}{"name": "Courtage de valeurs mobilières et de marchandises", "parent": "K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6.19A</text:p>
          </table:table-cell>
          <table:table-cell office:value-type="string" calcext:value-type="string">
            <text:p>Supports juridiques de gestion de patrimoine mobilier</text:p>
          </table:table-cell>
          <table:table-cell table:formula="of:=LEFT([.A575];2)" office:value-type="string" office:string-value="66" calcext:value-type="string">
            <text:p>66</text:p>
          </table:table-cell>
          <table:table-cell table:style-name="ce2" table:formula="of:=VLOOKUP([.C575];[n2.$A$4:.$C$91];3;0)" office:value-type="string" office:string-value="K" calcext:value-type="string">
            <text:p>K</text:p>
          </table:table-cell>
          <table:table-cell table:style-name="ce2" table:formula="of:=IF([.D575]=[.D574];&quot;&quot;;CONCATENATE(&quot;{&quot;&quot;index&quot;&quot;: {&quot;&quot;_id&quot;&quot;: &quot;&quot;&quot;;[.D575];&quot;&quot;&quot;}}{&quot;&quot;name&quot;&quot;: &quot;&quot;&quot;;VLOOKUP([.D57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75];&quot;&quot;&quot;}}{&quot;&quot;name&quot;&quot;: &quot;&quot;&quot;;[.B575];&quot;&quot;&quot;, &quot;&quot;parent&quot;&quot;: &quot;&quot;&quot;;[.D575];&quot;&quot;&quot;}&quot;)" office:value-type="string" office:string-value="{&quot;index&quot;: {&quot;_id&quot;: &quot;66.19A&quot;}}{&quot;name&quot;: &quot;Supports juridiques de gestion de patrimoine mobilier&quot;, &quot;parent&quot;: &quot;K&quot;}" calcext:value-type="string">
            <text:p>{"index": {"_id": "66.19A"}}{"name": "Supports juridiques de gestion de patrimoine mobilier", "parent": "K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6.19B</text:p>
          </table:table-cell>
          <table:table-cell office:value-type="string" calcext:value-type="string">
            <text:p>Autres activités auxiliaires de services financiers, hors assurance et caisses de retraite, n.c.a.</text:p>
          </table:table-cell>
          <table:table-cell table:formula="of:=LEFT([.A576];2)" office:value-type="string" office:string-value="66" calcext:value-type="string">
            <text:p>66</text:p>
          </table:table-cell>
          <table:table-cell table:style-name="ce2" table:formula="of:=VLOOKUP([.C576];[n2.$A$4:.$C$91];3;0)" office:value-type="string" office:string-value="K" calcext:value-type="string">
            <text:p>K</text:p>
          </table:table-cell>
          <table:table-cell table:style-name="ce2" table:formula="of:=IF([.D576]=[.D575];&quot;&quot;;CONCATENATE(&quot;{&quot;&quot;index&quot;&quot;: {&quot;&quot;_id&quot;&quot;: &quot;&quot;&quot;;[.D576];&quot;&quot;&quot;}}{&quot;&quot;name&quot;&quot;: &quot;&quot;&quot;;VLOOKUP([.D57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76];&quot;&quot;&quot;}}{&quot;&quot;name&quot;&quot;: &quot;&quot;&quot;;[.B576];&quot;&quot;&quot;, &quot;&quot;parent&quot;&quot;: &quot;&quot;&quot;;[.D576];&quot;&quot;&quot;}&quot;)" office:value-type="string" office:string-value="{&quot;index&quot;: {&quot;_id&quot;: &quot;66.19B&quot;}}{&quot;name&quot;: &quot;Autres activités auxiliaires de services financiers, hors assurance et caisses de retraite, n.c.a.&quot;, &quot;parent&quot;: &quot;K&quot;}" calcext:value-type="string">
            <text:p>{"index": {"_id": "66.19B"}}{"name": "Autres activités auxiliaires de services financiers, hors assurance et caisses de retraite, n.c.a.", "parent": "K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6.21Z</text:p>
          </table:table-cell>
          <table:table-cell office:value-type="string" calcext:value-type="string">
            <text:p>Évaluation des risques et dommages</text:p>
          </table:table-cell>
          <table:table-cell table:formula="of:=LEFT([.A577];2)" office:value-type="string" office:string-value="66" calcext:value-type="string">
            <text:p>66</text:p>
          </table:table-cell>
          <table:table-cell table:style-name="ce2" table:formula="of:=VLOOKUP([.C577];[n2.$A$4:.$C$91];3;0)" office:value-type="string" office:string-value="K" calcext:value-type="string">
            <text:p>K</text:p>
          </table:table-cell>
          <table:table-cell table:style-name="ce2" table:formula="of:=IF([.D577]=[.D576];&quot;&quot;;CONCATENATE(&quot;{&quot;&quot;index&quot;&quot;: {&quot;&quot;_id&quot;&quot;: &quot;&quot;&quot;;[.D577];&quot;&quot;&quot;}}{&quot;&quot;name&quot;&quot;: &quot;&quot;&quot;;VLOOKUP([.D57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77];&quot;&quot;&quot;}}{&quot;&quot;name&quot;&quot;: &quot;&quot;&quot;;[.B577];&quot;&quot;&quot;, &quot;&quot;parent&quot;&quot;: &quot;&quot;&quot;;[.D577];&quot;&quot;&quot;}&quot;)" office:value-type="string" office:string-value="{&quot;index&quot;: {&quot;_id&quot;: &quot;66.21Z&quot;}}{&quot;name&quot;: &quot;Évaluation des risques et dommages&quot;, &quot;parent&quot;: &quot;K&quot;}" calcext:value-type="string">
            <text:p>{"index": {"_id": "66.21Z"}}{"name": "Évaluation des risques et dommages", "parent": "K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6.22Z</text:p>
          </table:table-cell>
          <table:table-cell office:value-type="string" calcext:value-type="string">
            <text:p>Activités des agents et courtiers d'assurances</text:p>
          </table:table-cell>
          <table:table-cell table:formula="of:=LEFT([.A578];2)" office:value-type="string" office:string-value="66" calcext:value-type="string">
            <text:p>66</text:p>
          </table:table-cell>
          <table:table-cell table:style-name="ce2" table:formula="of:=VLOOKUP([.C578];[n2.$A$4:.$C$91];3;0)" office:value-type="string" office:string-value="K" calcext:value-type="string">
            <text:p>K</text:p>
          </table:table-cell>
          <table:table-cell table:style-name="ce2" table:formula="of:=IF([.D578]=[.D577];&quot;&quot;;CONCATENATE(&quot;{&quot;&quot;index&quot;&quot;: {&quot;&quot;_id&quot;&quot;: &quot;&quot;&quot;;[.D578];&quot;&quot;&quot;}}{&quot;&quot;name&quot;&quot;: &quot;&quot;&quot;;VLOOKUP([.D57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78];&quot;&quot;&quot;}}{&quot;&quot;name&quot;&quot;: &quot;&quot;&quot;;[.B578];&quot;&quot;&quot;, &quot;&quot;parent&quot;&quot;: &quot;&quot;&quot;;[.D578];&quot;&quot;&quot;}&quot;)" office:value-type="string" office:string-value="{&quot;index&quot;: {&quot;_id&quot;: &quot;66.22Z&quot;}}{&quot;name&quot;: &quot;Activités des agents et courtiers d'assurances&quot;, &quot;parent&quot;: &quot;K&quot;}" calcext:value-type="string">
            <text:p>{"index": {"_id": "66.22Z"}}{"name": "Activités des agents et courtiers d'assurances", "parent": "K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6.29Z</text:p>
          </table:table-cell>
          <table:table-cell office:value-type="string" calcext:value-type="string">
            <text:p>Autres activités auxiliaires d'assurance et de caisses de retraite</text:p>
          </table:table-cell>
          <table:table-cell table:formula="of:=LEFT([.A579];2)" office:value-type="string" office:string-value="66" calcext:value-type="string">
            <text:p>66</text:p>
          </table:table-cell>
          <table:table-cell table:style-name="ce2" table:formula="of:=VLOOKUP([.C579];[n2.$A$4:.$C$91];3;0)" office:value-type="string" office:string-value="K" calcext:value-type="string">
            <text:p>K</text:p>
          </table:table-cell>
          <table:table-cell table:style-name="ce2" table:formula="of:=IF([.D579]=[.D578];&quot;&quot;;CONCATENATE(&quot;{&quot;&quot;index&quot;&quot;: {&quot;&quot;_id&quot;&quot;: &quot;&quot;&quot;;[.D579];&quot;&quot;&quot;}}{&quot;&quot;name&quot;&quot;: &quot;&quot;&quot;;VLOOKUP([.D57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79];&quot;&quot;&quot;}}{&quot;&quot;name&quot;&quot;: &quot;&quot;&quot;;[.B579];&quot;&quot;&quot;, &quot;&quot;parent&quot;&quot;: &quot;&quot;&quot;;[.D579];&quot;&quot;&quot;}&quot;)" office:value-type="string" office:string-value="{&quot;index&quot;: {&quot;_id&quot;: &quot;66.29Z&quot;}}{&quot;name&quot;: &quot;Autres activités auxiliaires d'assurance et de caisses de retraite&quot;, &quot;parent&quot;: &quot;K&quot;}" calcext:value-type="string">
            <text:p>{"index": {"_id": "66.29Z"}}{"name": "Autres activités auxiliaires d'assurance et de caisses de retraite", "parent": "K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6.30Z</text:p>
          </table:table-cell>
          <table:table-cell office:value-type="string" calcext:value-type="string">
            <text:p>Gestion de fonds</text:p>
          </table:table-cell>
          <table:table-cell table:formula="of:=LEFT([.A580];2)" office:value-type="string" office:string-value="66" calcext:value-type="string">
            <text:p>66</text:p>
          </table:table-cell>
          <table:table-cell table:style-name="ce2" table:formula="of:=VLOOKUP([.C580];[n2.$A$4:.$C$91];3;0)" office:value-type="string" office:string-value="K" calcext:value-type="string">
            <text:p>K</text:p>
          </table:table-cell>
          <table:table-cell table:style-name="ce2" table:formula="of:=IF([.D580]=[.D579];&quot;&quot;;CONCATENATE(&quot;{&quot;&quot;index&quot;&quot;: {&quot;&quot;_id&quot;&quot;: &quot;&quot;&quot;;[.D580];&quot;&quot;&quot;}}{&quot;&quot;name&quot;&quot;: &quot;&quot;&quot;;VLOOKUP([.D58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80];&quot;&quot;&quot;}}{&quot;&quot;name&quot;&quot;: &quot;&quot;&quot;;[.B580];&quot;&quot;&quot;, &quot;&quot;parent&quot;&quot;: &quot;&quot;&quot;;[.D580];&quot;&quot;&quot;}&quot;)" office:value-type="string" office:string-value="{&quot;index&quot;: {&quot;_id&quot;: &quot;66.30Z&quot;}}{&quot;name&quot;: &quot;Gestion de fonds&quot;, &quot;parent&quot;: &quot;K&quot;}" calcext:value-type="string">
            <text:p>{"index": {"_id": "66.30Z"}}{"name": "Gestion de fonds", "parent": "K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8.10Z</text:p>
          </table:table-cell>
          <table:table-cell office:value-type="string" calcext:value-type="string">
            <text:p>Activités des marchands de biens immobiliers</text:p>
          </table:table-cell>
          <table:table-cell table:formula="of:=LEFT([.A581];2)" office:value-type="string" office:string-value="68" calcext:value-type="string">
            <text:p>68</text:p>
          </table:table-cell>
          <table:table-cell table:style-name="ce2" table:formula="of:=VLOOKUP([.C581];[n2.$A$4:.$C$91];3;0)" office:value-type="string" office:string-value="L" calcext:value-type="string">
            <text:p>L</text:p>
          </table:table-cell>
          <table:table-cell table:style-name="ce2" table:formula="of:=IF([.D581]=[.D580];&quot;&quot;;CONCATENATE(&quot;{&quot;&quot;index&quot;&quot;: {&quot;&quot;_id&quot;&quot;: &quot;&quot;&quot;;[.D581];&quot;&quot;&quot;}}{&quot;&quot;name&quot;&quot;: &quot;&quot;&quot;;VLOOKUP([.D581];[n1.$A$4:.$B$24];2;0);&quot;&quot;&quot;, &quot;&quot;parent&quot;&quot;: null}&quot;))" office:value-type="string" office:string-value="{&quot;index&quot;: {&quot;_id&quot;: &quot;L&quot;}}{&quot;name&quot;: &quot;Activités immobilières&quot;, &quot;parent&quot;: null}" calcext:value-type="string">
            <text:p>{"index": {"_id": "L"}}{"name": "Activités immobilières", "parent": null}</text:p>
          </table:table-cell>
          <table:table-cell table:style-name="ce2" table:formula="of:=CONCATENATE(&quot;{&quot;&quot;index&quot;&quot;: {&quot;&quot;_id&quot;&quot;: &quot;&quot;&quot;;[.A581];&quot;&quot;&quot;}}{&quot;&quot;name&quot;&quot;: &quot;&quot;&quot;;[.B581];&quot;&quot;&quot;, &quot;&quot;parent&quot;&quot;: &quot;&quot;&quot;;[.D581];&quot;&quot;&quot;}&quot;)" office:value-type="string" office:string-value="{&quot;index&quot;: {&quot;_id&quot;: &quot;68.10Z&quot;}}{&quot;name&quot;: &quot;Activités des marchands de biens immobiliers&quot;, &quot;parent&quot;: &quot;L&quot;}" calcext:value-type="string">
            <text:p>{"index": {"_id": "68.10Z"}}{"name": "Activités des marchands de biens immobiliers", "parent": "L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8.20A</text:p>
          </table:table-cell>
          <table:table-cell office:value-type="string" calcext:value-type="string">
            <text:p>Location de logements</text:p>
          </table:table-cell>
          <table:table-cell table:formula="of:=LEFT([.A582];2)" office:value-type="string" office:string-value="68" calcext:value-type="string">
            <text:p>68</text:p>
          </table:table-cell>
          <table:table-cell table:style-name="ce2" table:formula="of:=VLOOKUP([.C582];[n2.$A$4:.$C$91];3;0)" office:value-type="string" office:string-value="L" calcext:value-type="string">
            <text:p>L</text:p>
          </table:table-cell>
          <table:table-cell table:style-name="ce2" table:formula="of:=IF([.D582]=[.D581];&quot;&quot;;CONCATENATE(&quot;{&quot;&quot;index&quot;&quot;: {&quot;&quot;_id&quot;&quot;: &quot;&quot;&quot;;[.D582];&quot;&quot;&quot;}}{&quot;&quot;name&quot;&quot;: &quot;&quot;&quot;;VLOOKUP([.D58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82];&quot;&quot;&quot;}}{&quot;&quot;name&quot;&quot;: &quot;&quot;&quot;;[.B582];&quot;&quot;&quot;, &quot;&quot;parent&quot;&quot;: &quot;&quot;&quot;;[.D582];&quot;&quot;&quot;}&quot;)" office:value-type="string" office:string-value="{&quot;index&quot;: {&quot;_id&quot;: &quot;68.20A&quot;}}{&quot;name&quot;: &quot;Location de logements&quot;, &quot;parent&quot;: &quot;L&quot;}" calcext:value-type="string">
            <text:p>{"index": {"_id": "68.20A"}}{"name": "Location de logements", "parent": "L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8.20B</text:p>
          </table:table-cell>
          <table:table-cell office:value-type="string" calcext:value-type="string">
            <text:p>Location de terrains et d'autres biens immobiliers</text:p>
          </table:table-cell>
          <table:table-cell table:formula="of:=LEFT([.A583];2)" office:value-type="string" office:string-value="68" calcext:value-type="string">
            <text:p>68</text:p>
          </table:table-cell>
          <table:table-cell table:style-name="ce2" table:formula="of:=VLOOKUP([.C583];[n2.$A$4:.$C$91];3;0)" office:value-type="string" office:string-value="L" calcext:value-type="string">
            <text:p>L</text:p>
          </table:table-cell>
          <table:table-cell table:style-name="ce2" table:formula="of:=IF([.D583]=[.D582];&quot;&quot;;CONCATENATE(&quot;{&quot;&quot;index&quot;&quot;: {&quot;&quot;_id&quot;&quot;: &quot;&quot;&quot;;[.D583];&quot;&quot;&quot;}}{&quot;&quot;name&quot;&quot;: &quot;&quot;&quot;;VLOOKUP([.D58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83];&quot;&quot;&quot;}}{&quot;&quot;name&quot;&quot;: &quot;&quot;&quot;;[.B583];&quot;&quot;&quot;, &quot;&quot;parent&quot;&quot;: &quot;&quot;&quot;;[.D583];&quot;&quot;&quot;}&quot;)" office:value-type="string" office:string-value="{&quot;index&quot;: {&quot;_id&quot;: &quot;68.20B&quot;}}{&quot;name&quot;: &quot;Location de terrains et d'autres biens immobiliers&quot;, &quot;parent&quot;: &quot;L&quot;}" calcext:value-type="string">
            <text:p>{"index": {"_id": "68.20B"}}{"name": "Location de terrains et d'autres biens immobiliers", "parent": "L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8.31Z</text:p>
          </table:table-cell>
          <table:table-cell office:value-type="string" calcext:value-type="string">
            <text:p>Agences immobilières</text:p>
          </table:table-cell>
          <table:table-cell table:formula="of:=LEFT([.A584];2)" office:value-type="string" office:string-value="68" calcext:value-type="string">
            <text:p>68</text:p>
          </table:table-cell>
          <table:table-cell table:style-name="ce2" table:formula="of:=VLOOKUP([.C584];[n2.$A$4:.$C$91];3;0)" office:value-type="string" office:string-value="L" calcext:value-type="string">
            <text:p>L</text:p>
          </table:table-cell>
          <table:table-cell table:style-name="ce2" table:formula="of:=IF([.D584]=[.D583];&quot;&quot;;CONCATENATE(&quot;{&quot;&quot;index&quot;&quot;: {&quot;&quot;_id&quot;&quot;: &quot;&quot;&quot;;[.D584];&quot;&quot;&quot;}}{&quot;&quot;name&quot;&quot;: &quot;&quot;&quot;;VLOOKUP([.D58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84];&quot;&quot;&quot;}}{&quot;&quot;name&quot;&quot;: &quot;&quot;&quot;;[.B584];&quot;&quot;&quot;, &quot;&quot;parent&quot;&quot;: &quot;&quot;&quot;;[.D584];&quot;&quot;&quot;}&quot;)" office:value-type="string" office:string-value="{&quot;index&quot;: {&quot;_id&quot;: &quot;68.31Z&quot;}}{&quot;name&quot;: &quot;Agences immobilières&quot;, &quot;parent&quot;: &quot;L&quot;}" calcext:value-type="string">
            <text:p>{"index": {"_id": "68.31Z"}}{"name": "Agences immobilières", "parent": "L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8.32A</text:p>
          </table:table-cell>
          <table:table-cell office:value-type="string" calcext:value-type="string">
            <text:p>Administration d'immeubles et autres biens immobiliers</text:p>
          </table:table-cell>
          <table:table-cell table:formula="of:=LEFT([.A585];2)" office:value-type="string" office:string-value="68" calcext:value-type="string">
            <text:p>68</text:p>
          </table:table-cell>
          <table:table-cell table:style-name="ce2" table:formula="of:=VLOOKUP([.C585];[n2.$A$4:.$C$91];3;0)" office:value-type="string" office:string-value="L" calcext:value-type="string">
            <text:p>L</text:p>
          </table:table-cell>
          <table:table-cell table:style-name="ce2" table:formula="of:=IF([.D585]=[.D584];&quot;&quot;;CONCATENATE(&quot;{&quot;&quot;index&quot;&quot;: {&quot;&quot;_id&quot;&quot;: &quot;&quot;&quot;;[.D585];&quot;&quot;&quot;}}{&quot;&quot;name&quot;&quot;: &quot;&quot;&quot;;VLOOKUP([.D58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85];&quot;&quot;&quot;}}{&quot;&quot;name&quot;&quot;: &quot;&quot;&quot;;[.B585];&quot;&quot;&quot;, &quot;&quot;parent&quot;&quot;: &quot;&quot;&quot;;[.D585];&quot;&quot;&quot;}&quot;)" office:value-type="string" office:string-value="{&quot;index&quot;: {&quot;_id&quot;: &quot;68.32A&quot;}}{&quot;name&quot;: &quot;Administration d'immeubles et autres biens immobiliers&quot;, &quot;parent&quot;: &quot;L&quot;}" calcext:value-type="string">
            <text:p>{"index": {"_id": "68.32A"}}{"name": "Administration d'immeubles et autres biens immobiliers", "parent": "L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8.32B</text:p>
          </table:table-cell>
          <table:table-cell office:value-type="string" calcext:value-type="string">
            <text:p>Supports juridiques de gestion de patrimoine immobilier</text:p>
          </table:table-cell>
          <table:table-cell table:formula="of:=LEFT([.A586];2)" office:value-type="string" office:string-value="68" calcext:value-type="string">
            <text:p>68</text:p>
          </table:table-cell>
          <table:table-cell table:style-name="ce2" table:formula="of:=VLOOKUP([.C586];[n2.$A$4:.$C$91];3;0)" office:value-type="string" office:string-value="L" calcext:value-type="string">
            <text:p>L</text:p>
          </table:table-cell>
          <table:table-cell table:style-name="ce2" table:formula="of:=IF([.D586]=[.D585];&quot;&quot;;CONCATENATE(&quot;{&quot;&quot;index&quot;&quot;: {&quot;&quot;_id&quot;&quot;: &quot;&quot;&quot;;[.D586];&quot;&quot;&quot;}}{&quot;&quot;name&quot;&quot;: &quot;&quot;&quot;;VLOOKUP([.D58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86];&quot;&quot;&quot;}}{&quot;&quot;name&quot;&quot;: &quot;&quot;&quot;;[.B586];&quot;&quot;&quot;, &quot;&quot;parent&quot;&quot;: &quot;&quot;&quot;;[.D586];&quot;&quot;&quot;}&quot;)" office:value-type="string" office:string-value="{&quot;index&quot;: {&quot;_id&quot;: &quot;68.32B&quot;}}{&quot;name&quot;: &quot;Supports juridiques de gestion de patrimoine immobilier&quot;, &quot;parent&quot;: &quot;L&quot;}" calcext:value-type="string">
            <text:p>{"index": {"_id": "68.32B"}}{"name": "Supports juridiques de gestion de patrimoine immobilier", "parent": "L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9.10Z</text:p>
          </table:table-cell>
          <table:table-cell office:value-type="string" calcext:value-type="string">
            <text:p>Activités juridiques</text:p>
          </table:table-cell>
          <table:table-cell table:formula="of:=LEFT([.A587];2)" office:value-type="string" office:string-value="69" calcext:value-type="string">
            <text:p>69</text:p>
          </table:table-cell>
          <table:table-cell table:style-name="ce2" table:formula="of:=VLOOKUP([.C587];[n2.$A$4:.$C$91];3;0)" office:value-type="string" office:string-value="M" calcext:value-type="string">
            <text:p>M</text:p>
          </table:table-cell>
          <table:table-cell table:style-name="ce2" table:formula="of:=IF([.D587]=[.D586];&quot;&quot;;CONCATENATE(&quot;{&quot;&quot;index&quot;&quot;: {&quot;&quot;_id&quot;&quot;: &quot;&quot;&quot;;[.D587];&quot;&quot;&quot;}}{&quot;&quot;name&quot;&quot;: &quot;&quot;&quot;;VLOOKUP([.D587];[n1.$A$4:.$B$24];2;0);&quot;&quot;&quot;, &quot;&quot;parent&quot;&quot;: null}&quot;))" office:value-type="string" office:string-value="{&quot;index&quot;: {&quot;_id&quot;: &quot;M&quot;}}{&quot;name&quot;: &quot;Activités spécialisées, scientifiques et techniques&quot;, &quot;parent&quot;: null}" calcext:value-type="string">
            <text:p>{"index": {"_id": "M"}}{"name": "Activités spécialisées, scientifiques et techniques", "parent": null}</text:p>
          </table:table-cell>
          <table:table-cell table:style-name="ce2" table:formula="of:=CONCATENATE(&quot;{&quot;&quot;index&quot;&quot;: {&quot;&quot;_id&quot;&quot;: &quot;&quot;&quot;;[.A587];&quot;&quot;&quot;}}{&quot;&quot;name&quot;&quot;: &quot;&quot;&quot;;[.B587];&quot;&quot;&quot;, &quot;&quot;parent&quot;&quot;: &quot;&quot;&quot;;[.D587];&quot;&quot;&quot;}&quot;)" office:value-type="string" office:string-value="{&quot;index&quot;: {&quot;_id&quot;: &quot;69.10Z&quot;}}{&quot;name&quot;: &quot;Activités juridiques&quot;, &quot;parent&quot;: &quot;M&quot;}" calcext:value-type="string">
            <text:p>{"index": {"_id": "69.10Z"}}{"name": "Activités juridiques", "parent": "M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9.20Z</text:p>
          </table:table-cell>
          <table:table-cell office:value-type="string" calcext:value-type="string">
            <text:p>Activités comptables</text:p>
          </table:table-cell>
          <table:table-cell table:formula="of:=LEFT([.A588];2)" office:value-type="string" office:string-value="69" calcext:value-type="string">
            <text:p>69</text:p>
          </table:table-cell>
          <table:table-cell table:style-name="ce2" table:formula="of:=VLOOKUP([.C588];[n2.$A$4:.$C$91];3;0)" office:value-type="string" office:string-value="M" calcext:value-type="string">
            <text:p>M</text:p>
          </table:table-cell>
          <table:table-cell table:style-name="ce2" table:formula="of:=IF([.D588]=[.D587];&quot;&quot;;CONCATENATE(&quot;{&quot;&quot;index&quot;&quot;: {&quot;&quot;_id&quot;&quot;: &quot;&quot;&quot;;[.D588];&quot;&quot;&quot;}}{&quot;&quot;name&quot;&quot;: &quot;&quot;&quot;;VLOOKUP([.D58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88];&quot;&quot;&quot;}}{&quot;&quot;name&quot;&quot;: &quot;&quot;&quot;;[.B588];&quot;&quot;&quot;, &quot;&quot;parent&quot;&quot;: &quot;&quot;&quot;;[.D588];&quot;&quot;&quot;}&quot;)" office:value-type="string" office:string-value="{&quot;index&quot;: {&quot;_id&quot;: &quot;69.20Z&quot;}}{&quot;name&quot;: &quot;Activités comptables&quot;, &quot;parent&quot;: &quot;M&quot;}" calcext:value-type="string">
            <text:p>{"index": {"_id": "69.20Z"}}{"name": "Activités comptables", "parent": "M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0.10Z</text:p>
          </table:table-cell>
          <table:table-cell office:value-type="string" calcext:value-type="string">
            <text:p>Activités des sièges sociaux</text:p>
          </table:table-cell>
          <table:table-cell table:formula="of:=LEFT([.A589];2)" office:value-type="string" office:string-value="70" calcext:value-type="string">
            <text:p>70</text:p>
          </table:table-cell>
          <table:table-cell table:style-name="ce2" table:formula="of:=VLOOKUP([.C589];[n2.$A$4:.$C$91];3;0)" office:value-type="string" office:string-value="M" calcext:value-type="string">
            <text:p>M</text:p>
          </table:table-cell>
          <table:table-cell table:style-name="ce2" table:formula="of:=IF([.D589]=[.D588];&quot;&quot;;CONCATENATE(&quot;{&quot;&quot;index&quot;&quot;: {&quot;&quot;_id&quot;&quot;: &quot;&quot;&quot;;[.D589];&quot;&quot;&quot;}}{&quot;&quot;name&quot;&quot;: &quot;&quot;&quot;;VLOOKUP([.D58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89];&quot;&quot;&quot;}}{&quot;&quot;name&quot;&quot;: &quot;&quot;&quot;;[.B589];&quot;&quot;&quot;, &quot;&quot;parent&quot;&quot;: &quot;&quot;&quot;;[.D589];&quot;&quot;&quot;}&quot;)" office:value-type="string" office:string-value="{&quot;index&quot;: {&quot;_id&quot;: &quot;70.10Z&quot;}}{&quot;name&quot;: &quot;Activités des sièges sociaux&quot;, &quot;parent&quot;: &quot;M&quot;}" calcext:value-type="string">
            <text:p>{"index": {"_id": "70.10Z"}}{"name": "Activités des sièges sociaux", "parent": "M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0.21Z</text:p>
          </table:table-cell>
          <table:table-cell office:value-type="string" calcext:value-type="string">
            <text:p>Conseil en relations publiques et communication</text:p>
          </table:table-cell>
          <table:table-cell table:formula="of:=LEFT([.A590];2)" office:value-type="string" office:string-value="70" calcext:value-type="string">
            <text:p>70</text:p>
          </table:table-cell>
          <table:table-cell table:style-name="ce2" table:formula="of:=VLOOKUP([.C590];[n2.$A$4:.$C$91];3;0)" office:value-type="string" office:string-value="M" calcext:value-type="string">
            <text:p>M</text:p>
          </table:table-cell>
          <table:table-cell table:style-name="ce2" table:formula="of:=IF([.D590]=[.D589];&quot;&quot;;CONCATENATE(&quot;{&quot;&quot;index&quot;&quot;: {&quot;&quot;_id&quot;&quot;: &quot;&quot;&quot;;[.D590];&quot;&quot;&quot;}}{&quot;&quot;name&quot;&quot;: &quot;&quot;&quot;;VLOOKUP([.D59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90];&quot;&quot;&quot;}}{&quot;&quot;name&quot;&quot;: &quot;&quot;&quot;;[.B590];&quot;&quot;&quot;, &quot;&quot;parent&quot;&quot;: &quot;&quot;&quot;;[.D590];&quot;&quot;&quot;}&quot;)" office:value-type="string" office:string-value="{&quot;index&quot;: {&quot;_id&quot;: &quot;70.21Z&quot;}}{&quot;name&quot;: &quot;Conseil en relations publiques et communication&quot;, &quot;parent&quot;: &quot;M&quot;}" calcext:value-type="string">
            <text:p>{"index": {"_id": "70.21Z"}}{"name": "Conseil en relations publiques et communication", "parent": "M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0.22Z</text:p>
          </table:table-cell>
          <table:table-cell office:value-type="string" calcext:value-type="string">
            <text:p>Conseil pour les affaires et autres conseils de gestion</text:p>
          </table:table-cell>
          <table:table-cell table:formula="of:=LEFT([.A591];2)" office:value-type="string" office:string-value="70" calcext:value-type="string">
            <text:p>70</text:p>
          </table:table-cell>
          <table:table-cell table:style-name="ce2" table:formula="of:=VLOOKUP([.C591];[n2.$A$4:.$C$91];3;0)" office:value-type="string" office:string-value="M" calcext:value-type="string">
            <text:p>M</text:p>
          </table:table-cell>
          <table:table-cell table:style-name="ce2" table:formula="of:=IF([.D591]=[.D590];&quot;&quot;;CONCATENATE(&quot;{&quot;&quot;index&quot;&quot;: {&quot;&quot;_id&quot;&quot;: &quot;&quot;&quot;;[.D591];&quot;&quot;&quot;}}{&quot;&quot;name&quot;&quot;: &quot;&quot;&quot;;VLOOKUP([.D59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91];&quot;&quot;&quot;}}{&quot;&quot;name&quot;&quot;: &quot;&quot;&quot;;[.B591];&quot;&quot;&quot;, &quot;&quot;parent&quot;&quot;: &quot;&quot;&quot;;[.D591];&quot;&quot;&quot;}&quot;)" office:value-type="string" office:string-value="{&quot;index&quot;: {&quot;_id&quot;: &quot;70.22Z&quot;}}{&quot;name&quot;: &quot;Conseil pour les affaires et autres conseils de gestion&quot;, &quot;parent&quot;: &quot;M&quot;}" calcext:value-type="string">
            <text:p>{"index": {"_id": "70.22Z"}}{"name": "Conseil pour les affaires et autres conseils de gestion", "parent": "M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.11Z</text:p>
          </table:table-cell>
          <table:table-cell office:value-type="string" calcext:value-type="string">
            <text:p>Activités d'architecture</text:p>
          </table:table-cell>
          <table:table-cell table:formula="of:=LEFT([.A592];2)" office:value-type="string" office:string-value="71" calcext:value-type="string">
            <text:p>71</text:p>
          </table:table-cell>
          <table:table-cell table:style-name="ce2" table:formula="of:=VLOOKUP([.C592];[n2.$A$4:.$C$91];3;0)" office:value-type="string" office:string-value="M" calcext:value-type="string">
            <text:p>M</text:p>
          </table:table-cell>
          <table:table-cell table:style-name="ce2" table:formula="of:=IF([.D592]=[.D591];&quot;&quot;;CONCATENATE(&quot;{&quot;&quot;index&quot;&quot;: {&quot;&quot;_id&quot;&quot;: &quot;&quot;&quot;;[.D592];&quot;&quot;&quot;}}{&quot;&quot;name&quot;&quot;: &quot;&quot;&quot;;VLOOKUP([.D59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92];&quot;&quot;&quot;}}{&quot;&quot;name&quot;&quot;: &quot;&quot;&quot;;[.B592];&quot;&quot;&quot;, &quot;&quot;parent&quot;&quot;: &quot;&quot;&quot;;[.D592];&quot;&quot;&quot;}&quot;)" office:value-type="string" office:string-value="{&quot;index&quot;: {&quot;_id&quot;: &quot;71.11Z&quot;}}{&quot;name&quot;: &quot;Activités d'architecture&quot;, &quot;parent&quot;: &quot;M&quot;}" calcext:value-type="string">
            <text:p>{"index": {"_id": "71.11Z"}}{"name": "Activités d'architecture", "parent": "M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.12A</text:p>
          </table:table-cell>
          <table:table-cell office:value-type="string" calcext:value-type="string">
            <text:p>Activité des géomètres</text:p>
          </table:table-cell>
          <table:table-cell table:formula="of:=LEFT([.A593];2)" office:value-type="string" office:string-value="71" calcext:value-type="string">
            <text:p>71</text:p>
          </table:table-cell>
          <table:table-cell table:style-name="ce2" table:formula="of:=VLOOKUP([.C593];[n2.$A$4:.$C$91];3;0)" office:value-type="string" office:string-value="M" calcext:value-type="string">
            <text:p>M</text:p>
          </table:table-cell>
          <table:table-cell table:style-name="ce2" table:formula="of:=IF([.D593]=[.D592];&quot;&quot;;CONCATENATE(&quot;{&quot;&quot;index&quot;&quot;: {&quot;&quot;_id&quot;&quot;: &quot;&quot;&quot;;[.D593];&quot;&quot;&quot;}}{&quot;&quot;name&quot;&quot;: &quot;&quot;&quot;;VLOOKUP([.D59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93];&quot;&quot;&quot;}}{&quot;&quot;name&quot;&quot;: &quot;&quot;&quot;;[.B593];&quot;&quot;&quot;, &quot;&quot;parent&quot;&quot;: &quot;&quot;&quot;;[.D593];&quot;&quot;&quot;}&quot;)" office:value-type="string" office:string-value="{&quot;index&quot;: {&quot;_id&quot;: &quot;71.12A&quot;}}{&quot;name&quot;: &quot;Activité des géomètres&quot;, &quot;parent&quot;: &quot;M&quot;}" calcext:value-type="string">
            <text:p>{"index": {"_id": "71.12A"}}{"name": "Activité des géomètres", "parent": "M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.12B</text:p>
          </table:table-cell>
          <table:table-cell office:value-type="string" calcext:value-type="string">
            <text:p>Ingénierie, études techniques</text:p>
          </table:table-cell>
          <table:table-cell table:formula="of:=LEFT([.A594];2)" office:value-type="string" office:string-value="71" calcext:value-type="string">
            <text:p>71</text:p>
          </table:table-cell>
          <table:table-cell table:style-name="ce2" table:formula="of:=VLOOKUP([.C594];[n2.$A$4:.$C$91];3;0)" office:value-type="string" office:string-value="M" calcext:value-type="string">
            <text:p>M</text:p>
          </table:table-cell>
          <table:table-cell table:style-name="ce2" table:formula="of:=IF([.D594]=[.D593];&quot;&quot;;CONCATENATE(&quot;{&quot;&quot;index&quot;&quot;: {&quot;&quot;_id&quot;&quot;: &quot;&quot;&quot;;[.D594];&quot;&quot;&quot;}}{&quot;&quot;name&quot;&quot;: &quot;&quot;&quot;;VLOOKUP([.D59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94];&quot;&quot;&quot;}}{&quot;&quot;name&quot;&quot;: &quot;&quot;&quot;;[.B594];&quot;&quot;&quot;, &quot;&quot;parent&quot;&quot;: &quot;&quot;&quot;;[.D594];&quot;&quot;&quot;}&quot;)" office:value-type="string" office:string-value="{&quot;index&quot;: {&quot;_id&quot;: &quot;71.12B&quot;}}{&quot;name&quot;: &quot;Ingénierie, études techniques&quot;, &quot;parent&quot;: &quot;M&quot;}" calcext:value-type="string">
            <text:p>{"index": {"_id": "71.12B"}}{"name": "Ingénierie, études techniques", "parent": "M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.20A</text:p>
          </table:table-cell>
          <table:table-cell office:value-type="string" calcext:value-type="string">
            <text:p>Contrôle technique automobile</text:p>
          </table:table-cell>
          <table:table-cell table:formula="of:=LEFT([.A595];2)" office:value-type="string" office:string-value="71" calcext:value-type="string">
            <text:p>71</text:p>
          </table:table-cell>
          <table:table-cell table:style-name="ce2" table:formula="of:=VLOOKUP([.C595];[n2.$A$4:.$C$91];3;0)" office:value-type="string" office:string-value="M" calcext:value-type="string">
            <text:p>M</text:p>
          </table:table-cell>
          <table:table-cell table:style-name="ce2" table:formula="of:=IF([.D595]=[.D594];&quot;&quot;;CONCATENATE(&quot;{&quot;&quot;index&quot;&quot;: {&quot;&quot;_id&quot;&quot;: &quot;&quot;&quot;;[.D595];&quot;&quot;&quot;}}{&quot;&quot;name&quot;&quot;: &quot;&quot;&quot;;VLOOKUP([.D59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95];&quot;&quot;&quot;}}{&quot;&quot;name&quot;&quot;: &quot;&quot;&quot;;[.B595];&quot;&quot;&quot;, &quot;&quot;parent&quot;&quot;: &quot;&quot;&quot;;[.D595];&quot;&quot;&quot;}&quot;)" office:value-type="string" office:string-value="{&quot;index&quot;: {&quot;_id&quot;: &quot;71.20A&quot;}}{&quot;name&quot;: &quot;Contrôle technique automobile&quot;, &quot;parent&quot;: &quot;M&quot;}" calcext:value-type="string">
            <text:p>{"index": {"_id": "71.20A"}}{"name": "Contrôle technique automobile", "parent": "M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.20B</text:p>
          </table:table-cell>
          <table:table-cell office:value-type="string" calcext:value-type="string">
            <text:p>Analyses, essais et inspections techniques</text:p>
          </table:table-cell>
          <table:table-cell table:formula="of:=LEFT([.A596];2)" office:value-type="string" office:string-value="71" calcext:value-type="string">
            <text:p>71</text:p>
          </table:table-cell>
          <table:table-cell table:style-name="ce2" table:formula="of:=VLOOKUP([.C596];[n2.$A$4:.$C$91];3;0)" office:value-type="string" office:string-value="M" calcext:value-type="string">
            <text:p>M</text:p>
          </table:table-cell>
          <table:table-cell table:style-name="ce2" table:formula="of:=IF([.D596]=[.D595];&quot;&quot;;CONCATENATE(&quot;{&quot;&quot;index&quot;&quot;: {&quot;&quot;_id&quot;&quot;: &quot;&quot;&quot;;[.D596];&quot;&quot;&quot;}}{&quot;&quot;name&quot;&quot;: &quot;&quot;&quot;;VLOOKUP([.D59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96];&quot;&quot;&quot;}}{&quot;&quot;name&quot;&quot;: &quot;&quot;&quot;;[.B596];&quot;&quot;&quot;, &quot;&quot;parent&quot;&quot;: &quot;&quot;&quot;;[.D596];&quot;&quot;&quot;}&quot;)" office:value-type="string" office:string-value="{&quot;index&quot;: {&quot;_id&quot;: &quot;71.20B&quot;}}{&quot;name&quot;: &quot;Analyses, essais et inspections techniques&quot;, &quot;parent&quot;: &quot;M&quot;}" calcext:value-type="string">
            <text:p>{"index": {"_id": "71.20B"}}{"name": "Analyses, essais et inspections techniques", "parent": "M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2.11Z</text:p>
          </table:table-cell>
          <table:table-cell office:value-type="string" calcext:value-type="string">
            <text:p>Recherche-développement en biotechnologie</text:p>
          </table:table-cell>
          <table:table-cell table:formula="of:=LEFT([.A597];2)" office:value-type="string" office:string-value="72" calcext:value-type="string">
            <text:p>72</text:p>
          </table:table-cell>
          <table:table-cell table:style-name="ce2" table:formula="of:=VLOOKUP([.C597];[n2.$A$4:.$C$91];3;0)" office:value-type="string" office:string-value="M" calcext:value-type="string">
            <text:p>M</text:p>
          </table:table-cell>
          <table:table-cell table:style-name="ce2" table:formula="of:=IF([.D597]=[.D596];&quot;&quot;;CONCATENATE(&quot;{&quot;&quot;index&quot;&quot;: {&quot;&quot;_id&quot;&quot;: &quot;&quot;&quot;;[.D597];&quot;&quot;&quot;}}{&quot;&quot;name&quot;&quot;: &quot;&quot;&quot;;VLOOKUP([.D59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97];&quot;&quot;&quot;}}{&quot;&quot;name&quot;&quot;: &quot;&quot;&quot;;[.B597];&quot;&quot;&quot;, &quot;&quot;parent&quot;&quot;: &quot;&quot;&quot;;[.D597];&quot;&quot;&quot;}&quot;)" office:value-type="string" office:string-value="{&quot;index&quot;: {&quot;_id&quot;: &quot;72.11Z&quot;}}{&quot;name&quot;: &quot;Recherche-développement en biotechnologie&quot;, &quot;parent&quot;: &quot;M&quot;}" calcext:value-type="string">
            <text:p>{"index": {"_id": "72.11Z"}}{"name": "Recherche-développement en biotechnologie", "parent": "M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2.19Z</text:p>
          </table:table-cell>
          <table:table-cell office:value-type="string" calcext:value-type="string">
            <text:p>Recherche-développement en autres sciences physiques et naturelles</text:p>
          </table:table-cell>
          <table:table-cell table:formula="of:=LEFT([.A598];2)" office:value-type="string" office:string-value="72" calcext:value-type="string">
            <text:p>72</text:p>
          </table:table-cell>
          <table:table-cell table:style-name="ce2" table:formula="of:=VLOOKUP([.C598];[n2.$A$4:.$C$91];3;0)" office:value-type="string" office:string-value="M" calcext:value-type="string">
            <text:p>M</text:p>
          </table:table-cell>
          <table:table-cell table:style-name="ce2" table:formula="of:=IF([.D598]=[.D597];&quot;&quot;;CONCATENATE(&quot;{&quot;&quot;index&quot;&quot;: {&quot;&quot;_id&quot;&quot;: &quot;&quot;&quot;;[.D598];&quot;&quot;&quot;}}{&quot;&quot;name&quot;&quot;: &quot;&quot;&quot;;VLOOKUP([.D59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98];&quot;&quot;&quot;}}{&quot;&quot;name&quot;&quot;: &quot;&quot;&quot;;[.B598];&quot;&quot;&quot;, &quot;&quot;parent&quot;&quot;: &quot;&quot;&quot;;[.D598];&quot;&quot;&quot;}&quot;)" office:value-type="string" office:string-value="{&quot;index&quot;: {&quot;_id&quot;: &quot;72.19Z&quot;}}{&quot;name&quot;: &quot;Recherche-développement en autres sciences physiques et naturelles&quot;, &quot;parent&quot;: &quot;M&quot;}" calcext:value-type="string">
            <text:p>{"index": {"_id": "72.19Z"}}{"name": "Recherche-développement en autres sciences physiques et naturelles", "parent": "M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2.20Z</text:p>
          </table:table-cell>
          <table:table-cell office:value-type="string" calcext:value-type="string">
            <text:p>Recherche-développement en sciences humaines et sociales</text:p>
          </table:table-cell>
          <table:table-cell table:formula="of:=LEFT([.A599];2)" office:value-type="string" office:string-value="72" calcext:value-type="string">
            <text:p>72</text:p>
          </table:table-cell>
          <table:table-cell table:style-name="ce2" table:formula="of:=VLOOKUP([.C599];[n2.$A$4:.$C$91];3;0)" office:value-type="string" office:string-value="M" calcext:value-type="string">
            <text:p>M</text:p>
          </table:table-cell>
          <table:table-cell table:style-name="ce2" table:formula="of:=IF([.D599]=[.D598];&quot;&quot;;CONCATENATE(&quot;{&quot;&quot;index&quot;&quot;: {&quot;&quot;_id&quot;&quot;: &quot;&quot;&quot;;[.D599];&quot;&quot;&quot;}}{&quot;&quot;name&quot;&quot;: &quot;&quot;&quot;;VLOOKUP([.D59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599];&quot;&quot;&quot;}}{&quot;&quot;name&quot;&quot;: &quot;&quot;&quot;;[.B599];&quot;&quot;&quot;, &quot;&quot;parent&quot;&quot;: &quot;&quot;&quot;;[.D599];&quot;&quot;&quot;}&quot;)" office:value-type="string" office:string-value="{&quot;index&quot;: {&quot;_id&quot;: &quot;72.20Z&quot;}}{&quot;name&quot;: &quot;Recherche-développement en sciences humaines et sociales&quot;, &quot;parent&quot;: &quot;M&quot;}" calcext:value-type="string">
            <text:p>{"index": {"_id": "72.20Z"}}{"name": "Recherche-développement en sciences humaines et sociales", "parent": "M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3.11Z</text:p>
          </table:table-cell>
          <table:table-cell office:value-type="string" calcext:value-type="string">
            <text:p>Activités des agences de publicité</text:p>
          </table:table-cell>
          <table:table-cell table:formula="of:=LEFT([.A600];2)" office:value-type="string" office:string-value="73" calcext:value-type="string">
            <text:p>73</text:p>
          </table:table-cell>
          <table:table-cell table:style-name="ce2" table:formula="of:=VLOOKUP([.C600];[n2.$A$4:.$C$91];3;0)" office:value-type="string" office:string-value="M" calcext:value-type="string">
            <text:p>M</text:p>
          </table:table-cell>
          <table:table-cell table:style-name="ce2" table:formula="of:=IF([.D600]=[.D599];&quot;&quot;;CONCATENATE(&quot;{&quot;&quot;index&quot;&quot;: {&quot;&quot;_id&quot;&quot;: &quot;&quot;&quot;;[.D600];&quot;&quot;&quot;}}{&quot;&quot;name&quot;&quot;: &quot;&quot;&quot;;VLOOKUP([.D60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00];&quot;&quot;&quot;}}{&quot;&quot;name&quot;&quot;: &quot;&quot;&quot;;[.B600];&quot;&quot;&quot;, &quot;&quot;parent&quot;&quot;: &quot;&quot;&quot;;[.D600];&quot;&quot;&quot;}&quot;)" office:value-type="string" office:string-value="{&quot;index&quot;: {&quot;_id&quot;: &quot;73.11Z&quot;}}{&quot;name&quot;: &quot;Activités des agences de publicité&quot;, &quot;parent&quot;: &quot;M&quot;}" calcext:value-type="string">
            <text:p>{"index": {"_id": "73.11Z"}}{"name": "Activités des agences de publicité", "parent": "M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3.12Z</text:p>
          </table:table-cell>
          <table:table-cell office:value-type="string" calcext:value-type="string">
            <text:p>Régie publicitaire de médias</text:p>
          </table:table-cell>
          <table:table-cell table:formula="of:=LEFT([.A601];2)" office:value-type="string" office:string-value="73" calcext:value-type="string">
            <text:p>73</text:p>
          </table:table-cell>
          <table:table-cell table:style-name="ce2" table:formula="of:=VLOOKUP([.C601];[n2.$A$4:.$C$91];3;0)" office:value-type="string" office:string-value="M" calcext:value-type="string">
            <text:p>M</text:p>
          </table:table-cell>
          <table:table-cell table:style-name="ce2" table:formula="of:=IF([.D601]=[.D600];&quot;&quot;;CONCATENATE(&quot;{&quot;&quot;index&quot;&quot;: {&quot;&quot;_id&quot;&quot;: &quot;&quot;&quot;;[.D601];&quot;&quot;&quot;}}{&quot;&quot;name&quot;&quot;: &quot;&quot;&quot;;VLOOKUP([.D60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01];&quot;&quot;&quot;}}{&quot;&quot;name&quot;&quot;: &quot;&quot;&quot;;[.B601];&quot;&quot;&quot;, &quot;&quot;parent&quot;&quot;: &quot;&quot;&quot;;[.D601];&quot;&quot;&quot;}&quot;)" office:value-type="string" office:string-value="{&quot;index&quot;: {&quot;_id&quot;: &quot;73.12Z&quot;}}{&quot;name&quot;: &quot;Régie publicitaire de médias&quot;, &quot;parent&quot;: &quot;M&quot;}" calcext:value-type="string">
            <text:p>{"index": {"_id": "73.12Z"}}{"name": "Régie publicitaire de médias", "parent": "M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3.20Z</text:p>
          </table:table-cell>
          <table:table-cell office:value-type="string" calcext:value-type="string">
            <text:p>Études de marché et sondages</text:p>
          </table:table-cell>
          <table:table-cell table:formula="of:=LEFT([.A602];2)" office:value-type="string" office:string-value="73" calcext:value-type="string">
            <text:p>73</text:p>
          </table:table-cell>
          <table:table-cell table:style-name="ce2" table:formula="of:=VLOOKUP([.C602];[n2.$A$4:.$C$91];3;0)" office:value-type="string" office:string-value="M" calcext:value-type="string">
            <text:p>M</text:p>
          </table:table-cell>
          <table:table-cell table:style-name="ce2" table:formula="of:=IF([.D602]=[.D601];&quot;&quot;;CONCATENATE(&quot;{&quot;&quot;index&quot;&quot;: {&quot;&quot;_id&quot;&quot;: &quot;&quot;&quot;;[.D602];&quot;&quot;&quot;}}{&quot;&quot;name&quot;&quot;: &quot;&quot;&quot;;VLOOKUP([.D60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02];&quot;&quot;&quot;}}{&quot;&quot;name&quot;&quot;: &quot;&quot;&quot;;[.B602];&quot;&quot;&quot;, &quot;&quot;parent&quot;&quot;: &quot;&quot;&quot;;[.D602];&quot;&quot;&quot;}&quot;)" office:value-type="string" office:string-value="{&quot;index&quot;: {&quot;_id&quot;: &quot;73.20Z&quot;}}{&quot;name&quot;: &quot;Études de marché et sondages&quot;, &quot;parent&quot;: &quot;M&quot;}" calcext:value-type="string">
            <text:p>{"index": {"_id": "73.20Z"}}{"name": "Études de marché et sondages", "parent": "M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4.10Z</text:p>
          </table:table-cell>
          <table:table-cell office:value-type="string" calcext:value-type="string">
            <text:p>Activités spécialisées de design</text:p>
          </table:table-cell>
          <table:table-cell table:formula="of:=LEFT([.A603];2)" office:value-type="string" office:string-value="74" calcext:value-type="string">
            <text:p>74</text:p>
          </table:table-cell>
          <table:table-cell table:style-name="ce2" table:formula="of:=VLOOKUP([.C603];[n2.$A$4:.$C$91];3;0)" office:value-type="string" office:string-value="M" calcext:value-type="string">
            <text:p>M</text:p>
          </table:table-cell>
          <table:table-cell table:style-name="ce2" table:formula="of:=IF([.D603]=[.D602];&quot;&quot;;CONCATENATE(&quot;{&quot;&quot;index&quot;&quot;: {&quot;&quot;_id&quot;&quot;: &quot;&quot;&quot;;[.D603];&quot;&quot;&quot;}}{&quot;&quot;name&quot;&quot;: &quot;&quot;&quot;;VLOOKUP([.D60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03];&quot;&quot;&quot;}}{&quot;&quot;name&quot;&quot;: &quot;&quot;&quot;;[.B603];&quot;&quot;&quot;, &quot;&quot;parent&quot;&quot;: &quot;&quot;&quot;;[.D603];&quot;&quot;&quot;}&quot;)" office:value-type="string" office:string-value="{&quot;index&quot;: {&quot;_id&quot;: &quot;74.10Z&quot;}}{&quot;name&quot;: &quot;Activités spécialisées de design&quot;, &quot;parent&quot;: &quot;M&quot;}" calcext:value-type="string">
            <text:p>{"index": {"_id": "74.10Z"}}{"name": "Activités spécialisées de design", "parent": "M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4.20Z</text:p>
          </table:table-cell>
          <table:table-cell office:value-type="string" calcext:value-type="string">
            <text:p>Activités photographiques</text:p>
          </table:table-cell>
          <table:table-cell table:formula="of:=LEFT([.A604];2)" office:value-type="string" office:string-value="74" calcext:value-type="string">
            <text:p>74</text:p>
          </table:table-cell>
          <table:table-cell table:style-name="ce2" table:formula="of:=VLOOKUP([.C604];[n2.$A$4:.$C$91];3;0)" office:value-type="string" office:string-value="M" calcext:value-type="string">
            <text:p>M</text:p>
          </table:table-cell>
          <table:table-cell table:style-name="ce2" table:formula="of:=IF([.D604]=[.D603];&quot;&quot;;CONCATENATE(&quot;{&quot;&quot;index&quot;&quot;: {&quot;&quot;_id&quot;&quot;: &quot;&quot;&quot;;[.D604];&quot;&quot;&quot;}}{&quot;&quot;name&quot;&quot;: &quot;&quot;&quot;;VLOOKUP([.D60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04];&quot;&quot;&quot;}}{&quot;&quot;name&quot;&quot;: &quot;&quot;&quot;;[.B604];&quot;&quot;&quot;, &quot;&quot;parent&quot;&quot;: &quot;&quot;&quot;;[.D604];&quot;&quot;&quot;}&quot;)" office:value-type="string" office:string-value="{&quot;index&quot;: {&quot;_id&quot;: &quot;74.20Z&quot;}}{&quot;name&quot;: &quot;Activités photographiques&quot;, &quot;parent&quot;: &quot;M&quot;}" calcext:value-type="string">
            <text:p>{"index": {"_id": "74.20Z"}}{"name": "Activités photographiques", "parent": "M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4.30Z</text:p>
          </table:table-cell>
          <table:table-cell office:value-type="string" calcext:value-type="string">
            <text:p>Traduction et interprétation</text:p>
          </table:table-cell>
          <table:table-cell table:formula="of:=LEFT([.A605];2)" office:value-type="string" office:string-value="74" calcext:value-type="string">
            <text:p>74</text:p>
          </table:table-cell>
          <table:table-cell table:style-name="ce2" table:formula="of:=VLOOKUP([.C605];[n2.$A$4:.$C$91];3;0)" office:value-type="string" office:string-value="M" calcext:value-type="string">
            <text:p>M</text:p>
          </table:table-cell>
          <table:table-cell table:style-name="ce2" table:formula="of:=IF([.D605]=[.D604];&quot;&quot;;CONCATENATE(&quot;{&quot;&quot;index&quot;&quot;: {&quot;&quot;_id&quot;&quot;: &quot;&quot;&quot;;[.D605];&quot;&quot;&quot;}}{&quot;&quot;name&quot;&quot;: &quot;&quot;&quot;;VLOOKUP([.D60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05];&quot;&quot;&quot;}}{&quot;&quot;name&quot;&quot;: &quot;&quot;&quot;;[.B605];&quot;&quot;&quot;, &quot;&quot;parent&quot;&quot;: &quot;&quot;&quot;;[.D605];&quot;&quot;&quot;}&quot;)" office:value-type="string" office:string-value="{&quot;index&quot;: {&quot;_id&quot;: &quot;74.30Z&quot;}}{&quot;name&quot;: &quot;Traduction et interprétation&quot;, &quot;parent&quot;: &quot;M&quot;}" calcext:value-type="string">
            <text:p>{"index": {"_id": "74.30Z"}}{"name": "Traduction et interprétation", "parent": "M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4.90A</text:p>
          </table:table-cell>
          <table:table-cell office:value-type="string" calcext:value-type="string">
            <text:p>Activité des économistes de la construction</text:p>
          </table:table-cell>
          <table:table-cell table:formula="of:=LEFT([.A606];2)" office:value-type="string" office:string-value="74" calcext:value-type="string">
            <text:p>74</text:p>
          </table:table-cell>
          <table:table-cell table:style-name="ce2" table:formula="of:=VLOOKUP([.C606];[n2.$A$4:.$C$91];3;0)" office:value-type="string" office:string-value="M" calcext:value-type="string">
            <text:p>M</text:p>
          </table:table-cell>
          <table:table-cell table:style-name="ce2" table:formula="of:=IF([.D606]=[.D605];&quot;&quot;;CONCATENATE(&quot;{&quot;&quot;index&quot;&quot;: {&quot;&quot;_id&quot;&quot;: &quot;&quot;&quot;;[.D606];&quot;&quot;&quot;}}{&quot;&quot;name&quot;&quot;: &quot;&quot;&quot;;VLOOKUP([.D60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06];&quot;&quot;&quot;}}{&quot;&quot;name&quot;&quot;: &quot;&quot;&quot;;[.B606];&quot;&quot;&quot;, &quot;&quot;parent&quot;&quot;: &quot;&quot;&quot;;[.D606];&quot;&quot;&quot;}&quot;)" office:value-type="string" office:string-value="{&quot;index&quot;: {&quot;_id&quot;: &quot;74.90A&quot;}}{&quot;name&quot;: &quot;Activité des économistes de la construction&quot;, &quot;parent&quot;: &quot;M&quot;}" calcext:value-type="string">
            <text:p>{"index": {"_id": "74.90A"}}{"name": "Activité des économistes de la construction", "parent": "M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4.90B</text:p>
          </table:table-cell>
          <table:table-cell office:value-type="string" calcext:value-type="string">
            <text:p>Activités spécialisées, scientifiques et techniques diverses</text:p>
          </table:table-cell>
          <table:table-cell table:formula="of:=LEFT([.A607];2)" office:value-type="string" office:string-value="74" calcext:value-type="string">
            <text:p>74</text:p>
          </table:table-cell>
          <table:table-cell table:style-name="ce2" table:formula="of:=VLOOKUP([.C607];[n2.$A$4:.$C$91];3;0)" office:value-type="string" office:string-value="M" calcext:value-type="string">
            <text:p>M</text:p>
          </table:table-cell>
          <table:table-cell table:style-name="ce2" table:formula="of:=IF([.D607]=[.D606];&quot;&quot;;CONCATENATE(&quot;{&quot;&quot;index&quot;&quot;: {&quot;&quot;_id&quot;&quot;: &quot;&quot;&quot;;[.D607];&quot;&quot;&quot;}}{&quot;&quot;name&quot;&quot;: &quot;&quot;&quot;;VLOOKUP([.D60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07];&quot;&quot;&quot;}}{&quot;&quot;name&quot;&quot;: &quot;&quot;&quot;;[.B607];&quot;&quot;&quot;, &quot;&quot;parent&quot;&quot;: &quot;&quot;&quot;;[.D607];&quot;&quot;&quot;}&quot;)" office:value-type="string" office:string-value="{&quot;index&quot;: {&quot;_id&quot;: &quot;74.90B&quot;}}{&quot;name&quot;: &quot;Activités spécialisées, scientifiques et techniques diverses&quot;, &quot;parent&quot;: &quot;M&quot;}" calcext:value-type="string">
            <text:p>{"index": {"_id": "74.90B"}}{"name": "Activités spécialisées, scientifiques et techniques diverses", "parent": "M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5.00Z</text:p>
          </table:table-cell>
          <table:table-cell office:value-type="string" calcext:value-type="string">
            <text:p>Activités vétérinaires</text:p>
          </table:table-cell>
          <table:table-cell table:formula="of:=LEFT([.A608];2)" office:value-type="string" office:string-value="75" calcext:value-type="string">
            <text:p>75</text:p>
          </table:table-cell>
          <table:table-cell table:style-name="ce2" table:formula="of:=VLOOKUP([.C608];[n2.$A$4:.$C$91];3;0)" office:value-type="string" office:string-value="N" calcext:value-type="string">
            <text:p>N</text:p>
          </table:table-cell>
          <table:table-cell table:style-name="ce2" table:formula="of:=IF([.D608]=[.D607];&quot;&quot;;CONCATENATE(&quot;{&quot;&quot;index&quot;&quot;: {&quot;&quot;_id&quot;&quot;: &quot;&quot;&quot;;[.D608];&quot;&quot;&quot;}}{&quot;&quot;name&quot;&quot;: &quot;&quot;&quot;;VLOOKUP([.D608];[n1.$A$4:.$B$24];2;0);&quot;&quot;&quot;, &quot;&quot;parent&quot;&quot;: null}&quot;))" office:value-type="string" office:string-value="{&quot;index&quot;: {&quot;_id&quot;: &quot;N&quot;}}{&quot;name&quot;: &quot;Activités de services administratifs et de soutien&quot;, &quot;parent&quot;: null}" calcext:value-type="string">
            <text:p>{"index": {"_id": "N"}}{"name": "Activités de services administratifs et de soutien", "parent": null}</text:p>
          </table:table-cell>
          <table:table-cell table:style-name="ce2" table:formula="of:=CONCATENATE(&quot;{&quot;&quot;index&quot;&quot;: {&quot;&quot;_id&quot;&quot;: &quot;&quot;&quot;;[.A608];&quot;&quot;&quot;}}{&quot;&quot;name&quot;&quot;: &quot;&quot;&quot;;[.B608];&quot;&quot;&quot;, &quot;&quot;parent&quot;&quot;: &quot;&quot;&quot;;[.D608];&quot;&quot;&quot;}&quot;)" office:value-type="string" office:string-value="{&quot;index&quot;: {&quot;_id&quot;: &quot;75.00Z&quot;}}{&quot;name&quot;: &quot;Activités vétérinaires&quot;, &quot;parent&quot;: &quot;N&quot;}" calcext:value-type="string">
            <text:p>{"index": {"_id": "75.00Z"}}{"name": "Activités vétérinaires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7.11A</text:p>
          </table:table-cell>
          <table:table-cell office:value-type="string" calcext:value-type="string">
            <text:p>Location de courte durée de voitures et de véhicules automobiles légers</text:p>
          </table:table-cell>
          <table:table-cell table:formula="of:=LEFT([.A609];2)" office:value-type="string" office:string-value="77" calcext:value-type="string">
            <text:p>77</text:p>
          </table:table-cell>
          <table:table-cell table:style-name="ce2" table:formula="of:=VLOOKUP([.C609];[n2.$A$4:.$C$91];3;0)" office:value-type="string" office:string-value="N" calcext:value-type="string">
            <text:p>N</text:p>
          </table:table-cell>
          <table:table-cell table:style-name="ce2" table:formula="of:=IF([.D609]=[.D608];&quot;&quot;;CONCATENATE(&quot;{&quot;&quot;index&quot;&quot;: {&quot;&quot;_id&quot;&quot;: &quot;&quot;&quot;;[.D609];&quot;&quot;&quot;}}{&quot;&quot;name&quot;&quot;: &quot;&quot;&quot;;VLOOKUP([.D60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09];&quot;&quot;&quot;}}{&quot;&quot;name&quot;&quot;: &quot;&quot;&quot;;[.B609];&quot;&quot;&quot;, &quot;&quot;parent&quot;&quot;: &quot;&quot;&quot;;[.D609];&quot;&quot;&quot;}&quot;)" office:value-type="string" office:string-value="{&quot;index&quot;: {&quot;_id&quot;: &quot;77.11A&quot;}}{&quot;name&quot;: &quot;Location de courte durée de voitures et de véhicules automobiles légers&quot;, &quot;parent&quot;: &quot;N&quot;}" calcext:value-type="string">
            <text:p>{"index": {"_id": "77.11A"}}{"name": "Location de courte durée de voitures et de véhicules automobiles légers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7.11B</text:p>
          </table:table-cell>
          <table:table-cell office:value-type="string" calcext:value-type="string">
            <text:p>Location de longue durée de voitures et de véhicules automobiles légers</text:p>
          </table:table-cell>
          <table:table-cell table:formula="of:=LEFT([.A610];2)" office:value-type="string" office:string-value="77" calcext:value-type="string">
            <text:p>77</text:p>
          </table:table-cell>
          <table:table-cell table:style-name="ce2" table:formula="of:=VLOOKUP([.C610];[n2.$A$4:.$C$91];3;0)" office:value-type="string" office:string-value="N" calcext:value-type="string">
            <text:p>N</text:p>
          </table:table-cell>
          <table:table-cell table:style-name="ce2" table:formula="of:=IF([.D610]=[.D609];&quot;&quot;;CONCATENATE(&quot;{&quot;&quot;index&quot;&quot;: {&quot;&quot;_id&quot;&quot;: &quot;&quot;&quot;;[.D610];&quot;&quot;&quot;}}{&quot;&quot;name&quot;&quot;: &quot;&quot;&quot;;VLOOKUP([.D61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10];&quot;&quot;&quot;}}{&quot;&quot;name&quot;&quot;: &quot;&quot;&quot;;[.B610];&quot;&quot;&quot;, &quot;&quot;parent&quot;&quot;: &quot;&quot;&quot;;[.D610];&quot;&quot;&quot;}&quot;)" office:value-type="string" office:string-value="{&quot;index&quot;: {&quot;_id&quot;: &quot;77.11B&quot;}}{&quot;name&quot;: &quot;Location de longue durée de voitures et de véhicules automobiles légers&quot;, &quot;parent&quot;: &quot;N&quot;}" calcext:value-type="string">
            <text:p>{"index": {"_id": "77.11B"}}{"name": "Location de longue durée de voitures et de véhicules automobiles légers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7.12Z</text:p>
          </table:table-cell>
          <table:table-cell office:value-type="string" calcext:value-type="string">
            <text:p>Location et location-bail de camions</text:p>
          </table:table-cell>
          <table:table-cell table:formula="of:=LEFT([.A611];2)" office:value-type="string" office:string-value="77" calcext:value-type="string">
            <text:p>77</text:p>
          </table:table-cell>
          <table:table-cell table:style-name="ce2" table:formula="of:=VLOOKUP([.C611];[n2.$A$4:.$C$91];3;0)" office:value-type="string" office:string-value="N" calcext:value-type="string">
            <text:p>N</text:p>
          </table:table-cell>
          <table:table-cell table:style-name="ce2" table:formula="of:=IF([.D611]=[.D610];&quot;&quot;;CONCATENATE(&quot;{&quot;&quot;index&quot;&quot;: {&quot;&quot;_id&quot;&quot;: &quot;&quot;&quot;;[.D611];&quot;&quot;&quot;}}{&quot;&quot;name&quot;&quot;: &quot;&quot;&quot;;VLOOKUP([.D61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11];&quot;&quot;&quot;}}{&quot;&quot;name&quot;&quot;: &quot;&quot;&quot;;[.B611];&quot;&quot;&quot;, &quot;&quot;parent&quot;&quot;: &quot;&quot;&quot;;[.D611];&quot;&quot;&quot;}&quot;)" office:value-type="string" office:string-value="{&quot;index&quot;: {&quot;_id&quot;: &quot;77.12Z&quot;}}{&quot;name&quot;: &quot;Location et location-bail de camions&quot;, &quot;parent&quot;: &quot;N&quot;}" calcext:value-type="string">
            <text:p>{"index": {"_id": "77.12Z"}}{"name": "Location et location-bail de camions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7.21Z</text:p>
          </table:table-cell>
          <table:table-cell office:value-type="string" calcext:value-type="string">
            <text:p>Location et location-bail d'articles de loisirs et de sport</text:p>
          </table:table-cell>
          <table:table-cell table:formula="of:=LEFT([.A612];2)" office:value-type="string" office:string-value="77" calcext:value-type="string">
            <text:p>77</text:p>
          </table:table-cell>
          <table:table-cell table:style-name="ce2" table:formula="of:=VLOOKUP([.C612];[n2.$A$4:.$C$91];3;0)" office:value-type="string" office:string-value="N" calcext:value-type="string">
            <text:p>N</text:p>
          </table:table-cell>
          <table:table-cell table:style-name="ce2" table:formula="of:=IF([.D612]=[.D611];&quot;&quot;;CONCATENATE(&quot;{&quot;&quot;index&quot;&quot;: {&quot;&quot;_id&quot;&quot;: &quot;&quot;&quot;;[.D612];&quot;&quot;&quot;}}{&quot;&quot;name&quot;&quot;: &quot;&quot;&quot;;VLOOKUP([.D61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12];&quot;&quot;&quot;}}{&quot;&quot;name&quot;&quot;: &quot;&quot;&quot;;[.B612];&quot;&quot;&quot;, &quot;&quot;parent&quot;&quot;: &quot;&quot;&quot;;[.D612];&quot;&quot;&quot;}&quot;)" office:value-type="string" office:string-value="{&quot;index&quot;: {&quot;_id&quot;: &quot;77.21Z&quot;}}{&quot;name&quot;: &quot;Location et location-bail d'articles de loisirs et de sport&quot;, &quot;parent&quot;: &quot;N&quot;}" calcext:value-type="string">
            <text:p>{"index": {"_id": "77.21Z"}}{"name": "Location et location-bail d'articles de loisirs et de sport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7.22Z</text:p>
          </table:table-cell>
          <table:table-cell office:value-type="string" calcext:value-type="string">
            <text:p>Location de vidéocassettes et disques vidéo</text:p>
          </table:table-cell>
          <table:table-cell table:formula="of:=LEFT([.A613];2)" office:value-type="string" office:string-value="77" calcext:value-type="string">
            <text:p>77</text:p>
          </table:table-cell>
          <table:table-cell table:style-name="ce2" table:formula="of:=VLOOKUP([.C613];[n2.$A$4:.$C$91];3;0)" office:value-type="string" office:string-value="N" calcext:value-type="string">
            <text:p>N</text:p>
          </table:table-cell>
          <table:table-cell table:style-name="ce2" table:formula="of:=IF([.D613]=[.D612];&quot;&quot;;CONCATENATE(&quot;{&quot;&quot;index&quot;&quot;: {&quot;&quot;_id&quot;&quot;: &quot;&quot;&quot;;[.D613];&quot;&quot;&quot;}}{&quot;&quot;name&quot;&quot;: &quot;&quot;&quot;;VLOOKUP([.D61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13];&quot;&quot;&quot;}}{&quot;&quot;name&quot;&quot;: &quot;&quot;&quot;;[.B613];&quot;&quot;&quot;, &quot;&quot;parent&quot;&quot;: &quot;&quot;&quot;;[.D613];&quot;&quot;&quot;}&quot;)" office:value-type="string" office:string-value="{&quot;index&quot;: {&quot;_id&quot;: &quot;77.22Z&quot;}}{&quot;name&quot;: &quot;Location de vidéocassettes et disques vidéo&quot;, &quot;parent&quot;: &quot;N&quot;}" calcext:value-type="string">
            <text:p>{"index": {"_id": "77.22Z"}}{"name": "Location de vidéocassettes et disques vidéo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7.29Z</text:p>
          </table:table-cell>
          <table:table-cell office:value-type="string" calcext:value-type="string">
            <text:p>Location et location-bail d'autres biens personnels et domestiques</text:p>
          </table:table-cell>
          <table:table-cell table:formula="of:=LEFT([.A614];2)" office:value-type="string" office:string-value="77" calcext:value-type="string">
            <text:p>77</text:p>
          </table:table-cell>
          <table:table-cell table:style-name="ce2" table:formula="of:=VLOOKUP([.C614];[n2.$A$4:.$C$91];3;0)" office:value-type="string" office:string-value="N" calcext:value-type="string">
            <text:p>N</text:p>
          </table:table-cell>
          <table:table-cell table:style-name="ce2" table:formula="of:=IF([.D614]=[.D613];&quot;&quot;;CONCATENATE(&quot;{&quot;&quot;index&quot;&quot;: {&quot;&quot;_id&quot;&quot;: &quot;&quot;&quot;;[.D614];&quot;&quot;&quot;}}{&quot;&quot;name&quot;&quot;: &quot;&quot;&quot;;VLOOKUP([.D61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14];&quot;&quot;&quot;}}{&quot;&quot;name&quot;&quot;: &quot;&quot;&quot;;[.B614];&quot;&quot;&quot;, &quot;&quot;parent&quot;&quot;: &quot;&quot;&quot;;[.D614];&quot;&quot;&quot;}&quot;)" office:value-type="string" office:string-value="{&quot;index&quot;: {&quot;_id&quot;: &quot;77.29Z&quot;}}{&quot;name&quot;: &quot;Location et location-bail d'autres biens personnels et domestiques&quot;, &quot;parent&quot;: &quot;N&quot;}" calcext:value-type="string">
            <text:p>{"index": {"_id": "77.29Z"}}{"name": "Location et location-bail d'autres biens personnels et domestiques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7.31Z</text:p>
          </table:table-cell>
          <table:table-cell office:value-type="string" calcext:value-type="string">
            <text:p>Location et location-bail de machines et équipements agricoles</text:p>
          </table:table-cell>
          <table:table-cell table:formula="of:=LEFT([.A615];2)" office:value-type="string" office:string-value="77" calcext:value-type="string">
            <text:p>77</text:p>
          </table:table-cell>
          <table:table-cell table:style-name="ce2" table:formula="of:=VLOOKUP([.C615];[n2.$A$4:.$C$91];3;0)" office:value-type="string" office:string-value="N" calcext:value-type="string">
            <text:p>N</text:p>
          </table:table-cell>
          <table:table-cell table:style-name="ce2" table:formula="of:=IF([.D615]=[.D614];&quot;&quot;;CONCATENATE(&quot;{&quot;&quot;index&quot;&quot;: {&quot;&quot;_id&quot;&quot;: &quot;&quot;&quot;;[.D615];&quot;&quot;&quot;}}{&quot;&quot;name&quot;&quot;: &quot;&quot;&quot;;VLOOKUP([.D61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15];&quot;&quot;&quot;}}{&quot;&quot;name&quot;&quot;: &quot;&quot;&quot;;[.B615];&quot;&quot;&quot;, &quot;&quot;parent&quot;&quot;: &quot;&quot;&quot;;[.D615];&quot;&quot;&quot;}&quot;)" office:value-type="string" office:string-value="{&quot;index&quot;: {&quot;_id&quot;: &quot;77.31Z&quot;}}{&quot;name&quot;: &quot;Location et location-bail de machines et équipements agricoles&quot;, &quot;parent&quot;: &quot;N&quot;}" calcext:value-type="string">
            <text:p>{"index": {"_id": "77.31Z"}}{"name": "Location et location-bail de machines et équipements agricoles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7.32Z</text:p>
          </table:table-cell>
          <table:table-cell office:value-type="string" calcext:value-type="string">
            <text:p>Location et location-bail de machines et équipements pour la construction</text:p>
          </table:table-cell>
          <table:table-cell table:formula="of:=LEFT([.A616];2)" office:value-type="string" office:string-value="77" calcext:value-type="string">
            <text:p>77</text:p>
          </table:table-cell>
          <table:table-cell table:style-name="ce2" table:formula="of:=VLOOKUP([.C616];[n2.$A$4:.$C$91];3;0)" office:value-type="string" office:string-value="N" calcext:value-type="string">
            <text:p>N</text:p>
          </table:table-cell>
          <table:table-cell table:style-name="ce2" table:formula="of:=IF([.D616]=[.D615];&quot;&quot;;CONCATENATE(&quot;{&quot;&quot;index&quot;&quot;: {&quot;&quot;_id&quot;&quot;: &quot;&quot;&quot;;[.D616];&quot;&quot;&quot;}}{&quot;&quot;name&quot;&quot;: &quot;&quot;&quot;;VLOOKUP([.D61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16];&quot;&quot;&quot;}}{&quot;&quot;name&quot;&quot;: &quot;&quot;&quot;;[.B616];&quot;&quot;&quot;, &quot;&quot;parent&quot;&quot;: &quot;&quot;&quot;;[.D616];&quot;&quot;&quot;}&quot;)" office:value-type="string" office:string-value="{&quot;index&quot;: {&quot;_id&quot;: &quot;77.32Z&quot;}}{&quot;name&quot;: &quot;Location et location-bail de machines et équipements pour la construction&quot;, &quot;parent&quot;: &quot;N&quot;}" calcext:value-type="string">
            <text:p>{"index": {"_id": "77.32Z"}}{"name": "Location et location-bail de machines et équipements pour la construction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7.33Z</text:p>
          </table:table-cell>
          <table:table-cell office:value-type="string" calcext:value-type="string">
            <text:p>Location et location-bail de machines de bureau et de matériel informatique</text:p>
          </table:table-cell>
          <table:table-cell table:formula="of:=LEFT([.A617];2)" office:value-type="string" office:string-value="77" calcext:value-type="string">
            <text:p>77</text:p>
          </table:table-cell>
          <table:table-cell table:style-name="ce2" table:formula="of:=VLOOKUP([.C617];[n2.$A$4:.$C$91];3;0)" office:value-type="string" office:string-value="N" calcext:value-type="string">
            <text:p>N</text:p>
          </table:table-cell>
          <table:table-cell table:style-name="ce2" table:formula="of:=IF([.D617]=[.D616];&quot;&quot;;CONCATENATE(&quot;{&quot;&quot;index&quot;&quot;: {&quot;&quot;_id&quot;&quot;: &quot;&quot;&quot;;[.D617];&quot;&quot;&quot;}}{&quot;&quot;name&quot;&quot;: &quot;&quot;&quot;;VLOOKUP([.D61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17];&quot;&quot;&quot;}}{&quot;&quot;name&quot;&quot;: &quot;&quot;&quot;;[.B617];&quot;&quot;&quot;, &quot;&quot;parent&quot;&quot;: &quot;&quot;&quot;;[.D617];&quot;&quot;&quot;}&quot;)" office:value-type="string" office:string-value="{&quot;index&quot;: {&quot;_id&quot;: &quot;77.33Z&quot;}}{&quot;name&quot;: &quot;Location et location-bail de machines de bureau et de matériel informatique&quot;, &quot;parent&quot;: &quot;N&quot;}" calcext:value-type="string">
            <text:p>{"index": {"_id": "77.33Z"}}{"name": "Location et location-bail de machines de bureau et de matériel informatique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7.34Z</text:p>
          </table:table-cell>
          <table:table-cell office:value-type="string" calcext:value-type="string">
            <text:p>Location et location-bail de matériels de transport par eau</text:p>
          </table:table-cell>
          <table:table-cell table:formula="of:=LEFT([.A618];2)" office:value-type="string" office:string-value="77" calcext:value-type="string">
            <text:p>77</text:p>
          </table:table-cell>
          <table:table-cell table:style-name="ce2" table:formula="of:=VLOOKUP([.C618];[n2.$A$4:.$C$91];3;0)" office:value-type="string" office:string-value="N" calcext:value-type="string">
            <text:p>N</text:p>
          </table:table-cell>
          <table:table-cell table:style-name="ce2" table:formula="of:=IF([.D618]=[.D617];&quot;&quot;;CONCATENATE(&quot;{&quot;&quot;index&quot;&quot;: {&quot;&quot;_id&quot;&quot;: &quot;&quot;&quot;;[.D618];&quot;&quot;&quot;}}{&quot;&quot;name&quot;&quot;: &quot;&quot;&quot;;VLOOKUP([.D61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18];&quot;&quot;&quot;}}{&quot;&quot;name&quot;&quot;: &quot;&quot;&quot;;[.B618];&quot;&quot;&quot;, &quot;&quot;parent&quot;&quot;: &quot;&quot;&quot;;[.D618];&quot;&quot;&quot;}&quot;)" office:value-type="string" office:string-value="{&quot;index&quot;: {&quot;_id&quot;: &quot;77.34Z&quot;}}{&quot;name&quot;: &quot;Location et location-bail de matériels de transport par eau&quot;, &quot;parent&quot;: &quot;N&quot;}" calcext:value-type="string">
            <text:p>{"index": {"_id": "77.34Z"}}{"name": "Location et location-bail de matériels de transport par eau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7.35Z</text:p>
          </table:table-cell>
          <table:table-cell office:value-type="string" calcext:value-type="string">
            <text:p>Location et location-bail de matériels de transport aérien</text:p>
          </table:table-cell>
          <table:table-cell table:formula="of:=LEFT([.A619];2)" office:value-type="string" office:string-value="77" calcext:value-type="string">
            <text:p>77</text:p>
          </table:table-cell>
          <table:table-cell table:style-name="ce2" table:formula="of:=VLOOKUP([.C619];[n2.$A$4:.$C$91];3;0)" office:value-type="string" office:string-value="N" calcext:value-type="string">
            <text:p>N</text:p>
          </table:table-cell>
          <table:table-cell table:style-name="ce2" table:formula="of:=IF([.D619]=[.D618];&quot;&quot;;CONCATENATE(&quot;{&quot;&quot;index&quot;&quot;: {&quot;&quot;_id&quot;&quot;: &quot;&quot;&quot;;[.D619];&quot;&quot;&quot;}}{&quot;&quot;name&quot;&quot;: &quot;&quot;&quot;;VLOOKUP([.D61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19];&quot;&quot;&quot;}}{&quot;&quot;name&quot;&quot;: &quot;&quot;&quot;;[.B619];&quot;&quot;&quot;, &quot;&quot;parent&quot;&quot;: &quot;&quot;&quot;;[.D619];&quot;&quot;&quot;}&quot;)" office:value-type="string" office:string-value="{&quot;index&quot;: {&quot;_id&quot;: &quot;77.35Z&quot;}}{&quot;name&quot;: &quot;Location et location-bail de matériels de transport aérien&quot;, &quot;parent&quot;: &quot;N&quot;}" calcext:value-type="string">
            <text:p>{"index": {"_id": "77.35Z"}}{"name": "Location et location-bail de matériels de transport aérien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7.39Z</text:p>
          </table:table-cell>
          <table:table-cell office:value-type="string" calcext:value-type="string">
            <text:p>Location et location-bail d'autres machines, équipements et biens matériels n.c.a.</text:p>
          </table:table-cell>
          <table:table-cell table:formula="of:=LEFT([.A620];2)" office:value-type="string" office:string-value="77" calcext:value-type="string">
            <text:p>77</text:p>
          </table:table-cell>
          <table:table-cell table:style-name="ce2" table:formula="of:=VLOOKUP([.C620];[n2.$A$4:.$C$91];3;0)" office:value-type="string" office:string-value="N" calcext:value-type="string">
            <text:p>N</text:p>
          </table:table-cell>
          <table:table-cell table:style-name="ce2" table:formula="of:=IF([.D620]=[.D619];&quot;&quot;;CONCATENATE(&quot;{&quot;&quot;index&quot;&quot;: {&quot;&quot;_id&quot;&quot;: &quot;&quot;&quot;;[.D620];&quot;&quot;&quot;}}{&quot;&quot;name&quot;&quot;: &quot;&quot;&quot;;VLOOKUP([.D62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20];&quot;&quot;&quot;}}{&quot;&quot;name&quot;&quot;: &quot;&quot;&quot;;[.B620];&quot;&quot;&quot;, &quot;&quot;parent&quot;&quot;: &quot;&quot;&quot;;[.D620];&quot;&quot;&quot;}&quot;)" office:value-type="string" office:string-value="{&quot;index&quot;: {&quot;_id&quot;: &quot;77.39Z&quot;}}{&quot;name&quot;: &quot;Location et location-bail d'autres machines, équipements et biens matériels n.c.a.&quot;, &quot;parent&quot;: &quot;N&quot;}" calcext:value-type="string">
            <text:p>{"index": {"_id": "77.39Z"}}{"name": "Location et location-bail d'autres machines, équipements et biens matériels n.c.a.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7.40Z</text:p>
          </table:table-cell>
          <table:table-cell office:value-type="string" calcext:value-type="string">
            <text:p>Location-bail de propriété intellectuelle et de produits similaires, à l'exception des œuvres soumises à copyright</text:p>
          </table:table-cell>
          <table:table-cell table:formula="of:=LEFT([.A621];2)" office:value-type="string" office:string-value="77" calcext:value-type="string">
            <text:p>77</text:p>
          </table:table-cell>
          <table:table-cell table:style-name="ce2" table:formula="of:=VLOOKUP([.C621];[n2.$A$4:.$C$91];3;0)" office:value-type="string" office:string-value="N" calcext:value-type="string">
            <text:p>N</text:p>
          </table:table-cell>
          <table:table-cell table:style-name="ce2" table:formula="of:=IF([.D621]=[.D620];&quot;&quot;;CONCATENATE(&quot;{&quot;&quot;index&quot;&quot;: {&quot;&quot;_id&quot;&quot;: &quot;&quot;&quot;;[.D621];&quot;&quot;&quot;}}{&quot;&quot;name&quot;&quot;: &quot;&quot;&quot;;VLOOKUP([.D62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21];&quot;&quot;&quot;}}{&quot;&quot;name&quot;&quot;: &quot;&quot;&quot;;[.B621];&quot;&quot;&quot;, &quot;&quot;parent&quot;&quot;: &quot;&quot;&quot;;[.D621];&quot;&quot;&quot;}&quot;)" office:value-type="string" office:string-value="{&quot;index&quot;: {&quot;_id&quot;: &quot;77.40Z&quot;}}{&quot;name&quot;: &quot;Location-bail de propriété intellectuelle et de produits similaires, à l'exception des œuvres soumises à copyright&quot;, &quot;parent&quot;: &quot;N&quot;}" calcext:value-type="string">
            <text:p>{"index": {"_id": "77.40Z"}}{"name": "Location-bail de propriété intellectuelle et de produits similaires, à l'exception des œuvres soumises à copyright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8.10Z</text:p>
          </table:table-cell>
          <table:table-cell office:value-type="string" calcext:value-type="string">
            <text:p>Activités des agences de placement de main-d'œuvre</text:p>
          </table:table-cell>
          <table:table-cell table:formula="of:=LEFT([.A622];2)" office:value-type="string" office:string-value="78" calcext:value-type="string">
            <text:p>78</text:p>
          </table:table-cell>
          <table:table-cell table:style-name="ce2" table:formula="of:=VLOOKUP([.C622];[n2.$A$4:.$C$91];3;0)" office:value-type="string" office:string-value="N" calcext:value-type="string">
            <text:p>N</text:p>
          </table:table-cell>
          <table:table-cell table:style-name="ce2" table:formula="of:=IF([.D622]=[.D621];&quot;&quot;;CONCATENATE(&quot;{&quot;&quot;index&quot;&quot;: {&quot;&quot;_id&quot;&quot;: &quot;&quot;&quot;;[.D622];&quot;&quot;&quot;}}{&quot;&quot;name&quot;&quot;: &quot;&quot;&quot;;VLOOKUP([.D62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22];&quot;&quot;&quot;}}{&quot;&quot;name&quot;&quot;: &quot;&quot;&quot;;[.B622];&quot;&quot;&quot;, &quot;&quot;parent&quot;&quot;: &quot;&quot;&quot;;[.D622];&quot;&quot;&quot;}&quot;)" office:value-type="string" office:string-value="{&quot;index&quot;: {&quot;_id&quot;: &quot;78.10Z&quot;}}{&quot;name&quot;: &quot;Activités des agences de placement de main-d'œuvre&quot;, &quot;parent&quot;: &quot;N&quot;}" calcext:value-type="string">
            <text:p>{"index": {"_id": "78.10Z"}}{"name": "Activités des agences de placement de main-d'œuvre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8.20Z</text:p>
          </table:table-cell>
          <table:table-cell office:value-type="string" calcext:value-type="string">
            <text:p>Activités des agences de travail temporaire</text:p>
          </table:table-cell>
          <table:table-cell table:formula="of:=LEFT([.A623];2)" office:value-type="string" office:string-value="78" calcext:value-type="string">
            <text:p>78</text:p>
          </table:table-cell>
          <table:table-cell table:style-name="ce2" table:formula="of:=VLOOKUP([.C623];[n2.$A$4:.$C$91];3;0)" office:value-type="string" office:string-value="N" calcext:value-type="string">
            <text:p>N</text:p>
          </table:table-cell>
          <table:table-cell table:style-name="ce2" table:formula="of:=IF([.D623]=[.D622];&quot;&quot;;CONCATENATE(&quot;{&quot;&quot;index&quot;&quot;: {&quot;&quot;_id&quot;&quot;: &quot;&quot;&quot;;[.D623];&quot;&quot;&quot;}}{&quot;&quot;name&quot;&quot;: &quot;&quot;&quot;;VLOOKUP([.D62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23];&quot;&quot;&quot;}}{&quot;&quot;name&quot;&quot;: &quot;&quot;&quot;;[.B623];&quot;&quot;&quot;, &quot;&quot;parent&quot;&quot;: &quot;&quot;&quot;;[.D623];&quot;&quot;&quot;}&quot;)" office:value-type="string" office:string-value="{&quot;index&quot;: {&quot;_id&quot;: &quot;78.20Z&quot;}}{&quot;name&quot;: &quot;Activités des agences de travail temporaire&quot;, &quot;parent&quot;: &quot;N&quot;}" calcext:value-type="string">
            <text:p>{"index": {"_id": "78.20Z"}}{"name": "Activités des agences de travail temporaire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8.30Z</text:p>
          </table:table-cell>
          <table:table-cell office:value-type="string" calcext:value-type="string">
            <text:p>Autre mise à disposition de ressources humaines</text:p>
          </table:table-cell>
          <table:table-cell table:formula="of:=LEFT([.A624];2)" office:value-type="string" office:string-value="78" calcext:value-type="string">
            <text:p>78</text:p>
          </table:table-cell>
          <table:table-cell table:style-name="ce2" table:formula="of:=VLOOKUP([.C624];[n2.$A$4:.$C$91];3;0)" office:value-type="string" office:string-value="N" calcext:value-type="string">
            <text:p>N</text:p>
          </table:table-cell>
          <table:table-cell table:style-name="ce2" table:formula="of:=IF([.D624]=[.D623];&quot;&quot;;CONCATENATE(&quot;{&quot;&quot;index&quot;&quot;: {&quot;&quot;_id&quot;&quot;: &quot;&quot;&quot;;[.D624];&quot;&quot;&quot;}}{&quot;&quot;name&quot;&quot;: &quot;&quot;&quot;;VLOOKUP([.D62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24];&quot;&quot;&quot;}}{&quot;&quot;name&quot;&quot;: &quot;&quot;&quot;;[.B624];&quot;&quot;&quot;, &quot;&quot;parent&quot;&quot;: &quot;&quot;&quot;;[.D624];&quot;&quot;&quot;}&quot;)" office:value-type="string" office:string-value="{&quot;index&quot;: {&quot;_id&quot;: &quot;78.30Z&quot;}}{&quot;name&quot;: &quot;Autre mise à disposition de ressources humaines&quot;, &quot;parent&quot;: &quot;N&quot;}" calcext:value-type="string">
            <text:p>{"index": {"_id": "78.30Z"}}{"name": "Autre mise à disposition de ressources humaines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9.11Z</text:p>
          </table:table-cell>
          <table:table-cell office:value-type="string" calcext:value-type="string">
            <text:p>Activités des agences de voyage</text:p>
          </table:table-cell>
          <table:table-cell table:formula="of:=LEFT([.A625];2)" office:value-type="string" office:string-value="79" calcext:value-type="string">
            <text:p>79</text:p>
          </table:table-cell>
          <table:table-cell table:style-name="ce2" table:formula="of:=VLOOKUP([.C625];[n2.$A$4:.$C$91];3;0)" office:value-type="string" office:string-value="N" calcext:value-type="string">
            <text:p>N</text:p>
          </table:table-cell>
          <table:table-cell table:style-name="ce2" table:formula="of:=IF([.D625]=[.D624];&quot;&quot;;CONCATENATE(&quot;{&quot;&quot;index&quot;&quot;: {&quot;&quot;_id&quot;&quot;: &quot;&quot;&quot;;[.D625];&quot;&quot;&quot;}}{&quot;&quot;name&quot;&quot;: &quot;&quot;&quot;;VLOOKUP([.D62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25];&quot;&quot;&quot;}}{&quot;&quot;name&quot;&quot;: &quot;&quot;&quot;;[.B625];&quot;&quot;&quot;, &quot;&quot;parent&quot;&quot;: &quot;&quot;&quot;;[.D625];&quot;&quot;&quot;}&quot;)" office:value-type="string" office:string-value="{&quot;index&quot;: {&quot;_id&quot;: &quot;79.11Z&quot;}}{&quot;name&quot;: &quot;Activités des agences de voyage&quot;, &quot;parent&quot;: &quot;N&quot;}" calcext:value-type="string">
            <text:p>{"index": {"_id": "79.11Z"}}{"name": "Activités des agences de voyage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9.12Z</text:p>
          </table:table-cell>
          <table:table-cell office:value-type="string" calcext:value-type="string">
            <text:p>Activités des voyagistes</text:p>
          </table:table-cell>
          <table:table-cell table:formula="of:=LEFT([.A626];2)" office:value-type="string" office:string-value="79" calcext:value-type="string">
            <text:p>79</text:p>
          </table:table-cell>
          <table:table-cell table:style-name="ce2" table:formula="of:=VLOOKUP([.C626];[n2.$A$4:.$C$91];3;0)" office:value-type="string" office:string-value="N" calcext:value-type="string">
            <text:p>N</text:p>
          </table:table-cell>
          <table:table-cell table:style-name="ce2" table:formula="of:=IF([.D626]=[.D625];&quot;&quot;;CONCATENATE(&quot;{&quot;&quot;index&quot;&quot;: {&quot;&quot;_id&quot;&quot;: &quot;&quot;&quot;;[.D626];&quot;&quot;&quot;}}{&quot;&quot;name&quot;&quot;: &quot;&quot;&quot;;VLOOKUP([.D62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26];&quot;&quot;&quot;}}{&quot;&quot;name&quot;&quot;: &quot;&quot;&quot;;[.B626];&quot;&quot;&quot;, &quot;&quot;parent&quot;&quot;: &quot;&quot;&quot;;[.D626];&quot;&quot;&quot;}&quot;)" office:value-type="string" office:string-value="{&quot;index&quot;: {&quot;_id&quot;: &quot;79.12Z&quot;}}{&quot;name&quot;: &quot;Activités des voyagistes&quot;, &quot;parent&quot;: &quot;N&quot;}" calcext:value-type="string">
            <text:p>{"index": {"_id": "79.12Z"}}{"name": "Activités des voyagistes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9.90Z</text:p>
          </table:table-cell>
          <table:table-cell office:value-type="string" calcext:value-type="string">
            <text:p>Autres services de réservation et activités connexes</text:p>
          </table:table-cell>
          <table:table-cell table:formula="of:=LEFT([.A627];2)" office:value-type="string" office:string-value="79" calcext:value-type="string">
            <text:p>79</text:p>
          </table:table-cell>
          <table:table-cell table:style-name="ce2" table:formula="of:=VLOOKUP([.C627];[n2.$A$4:.$C$91];3;0)" office:value-type="string" office:string-value="N" calcext:value-type="string">
            <text:p>N</text:p>
          </table:table-cell>
          <table:table-cell table:style-name="ce2" table:formula="of:=IF([.D627]=[.D626];&quot;&quot;;CONCATENATE(&quot;{&quot;&quot;index&quot;&quot;: {&quot;&quot;_id&quot;&quot;: &quot;&quot;&quot;;[.D627];&quot;&quot;&quot;}}{&quot;&quot;name&quot;&quot;: &quot;&quot;&quot;;VLOOKUP([.D62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27];&quot;&quot;&quot;}}{&quot;&quot;name&quot;&quot;: &quot;&quot;&quot;;[.B627];&quot;&quot;&quot;, &quot;&quot;parent&quot;&quot;: &quot;&quot;&quot;;[.D627];&quot;&quot;&quot;}&quot;)" office:value-type="string" office:string-value="{&quot;index&quot;: {&quot;_id&quot;: &quot;79.90Z&quot;}}{&quot;name&quot;: &quot;Autres services de réservation et activités connexes&quot;, &quot;parent&quot;: &quot;N&quot;}" calcext:value-type="string">
            <text:p>{"index": {"_id": "79.90Z"}}{"name": "Autres services de réservation et activités connexes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.10Z</text:p>
          </table:table-cell>
          <table:table-cell office:value-type="string" calcext:value-type="string">
            <text:p>Activités de sécurité privée</text:p>
          </table:table-cell>
          <table:table-cell table:formula="of:=LEFT([.A628];2)" office:value-type="string" office:string-value="80" calcext:value-type="string">
            <text:p>80</text:p>
          </table:table-cell>
          <table:table-cell table:style-name="ce2" table:formula="of:=VLOOKUP([.C628];[n2.$A$4:.$C$91];3;0)" office:value-type="string" office:string-value="N" calcext:value-type="string">
            <text:p>N</text:p>
          </table:table-cell>
          <table:table-cell table:style-name="ce2" table:formula="of:=IF([.D628]=[.D627];&quot;&quot;;CONCATENATE(&quot;{&quot;&quot;index&quot;&quot;: {&quot;&quot;_id&quot;&quot;: &quot;&quot;&quot;;[.D628];&quot;&quot;&quot;}}{&quot;&quot;name&quot;&quot;: &quot;&quot;&quot;;VLOOKUP([.D62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28];&quot;&quot;&quot;}}{&quot;&quot;name&quot;&quot;: &quot;&quot;&quot;;[.B628];&quot;&quot;&quot;, &quot;&quot;parent&quot;&quot;: &quot;&quot;&quot;;[.D628];&quot;&quot;&quot;}&quot;)" office:value-type="string" office:string-value="{&quot;index&quot;: {&quot;_id&quot;: &quot;80.10Z&quot;}}{&quot;name&quot;: &quot;Activités de sécurité privée&quot;, &quot;parent&quot;: &quot;N&quot;}" calcext:value-type="string">
            <text:p>{"index": {"_id": "80.10Z"}}{"name": "Activités de sécurité privée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.20Z</text:p>
          </table:table-cell>
          <table:table-cell office:value-type="string" calcext:value-type="string">
            <text:p>Activités liées aux systèmes de sécurité</text:p>
          </table:table-cell>
          <table:table-cell table:formula="of:=LEFT([.A629];2)" office:value-type="string" office:string-value="80" calcext:value-type="string">
            <text:p>80</text:p>
          </table:table-cell>
          <table:table-cell table:style-name="ce2" table:formula="of:=VLOOKUP([.C629];[n2.$A$4:.$C$91];3;0)" office:value-type="string" office:string-value="N" calcext:value-type="string">
            <text:p>N</text:p>
          </table:table-cell>
          <table:table-cell table:style-name="ce2" table:formula="of:=IF([.D629]=[.D628];&quot;&quot;;CONCATENATE(&quot;{&quot;&quot;index&quot;&quot;: {&quot;&quot;_id&quot;&quot;: &quot;&quot;&quot;;[.D629];&quot;&quot;&quot;}}{&quot;&quot;name&quot;&quot;: &quot;&quot;&quot;;VLOOKUP([.D62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29];&quot;&quot;&quot;}}{&quot;&quot;name&quot;&quot;: &quot;&quot;&quot;;[.B629];&quot;&quot;&quot;, &quot;&quot;parent&quot;&quot;: &quot;&quot;&quot;;[.D629];&quot;&quot;&quot;}&quot;)" office:value-type="string" office:string-value="{&quot;index&quot;: {&quot;_id&quot;: &quot;80.20Z&quot;}}{&quot;name&quot;: &quot;Activités liées aux systèmes de sécurité&quot;, &quot;parent&quot;: &quot;N&quot;}" calcext:value-type="string">
            <text:p>{"index": {"_id": "80.20Z"}}{"name": "Activités liées aux systèmes de sécurité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.30Z</text:p>
          </table:table-cell>
          <table:table-cell office:value-type="string" calcext:value-type="string">
            <text:p>Activités d'enquête</text:p>
          </table:table-cell>
          <table:table-cell table:formula="of:=LEFT([.A630];2)" office:value-type="string" office:string-value="80" calcext:value-type="string">
            <text:p>80</text:p>
          </table:table-cell>
          <table:table-cell table:style-name="ce2" table:formula="of:=VLOOKUP([.C630];[n2.$A$4:.$C$91];3;0)" office:value-type="string" office:string-value="N" calcext:value-type="string">
            <text:p>N</text:p>
          </table:table-cell>
          <table:table-cell table:style-name="ce2" table:formula="of:=IF([.D630]=[.D629];&quot;&quot;;CONCATENATE(&quot;{&quot;&quot;index&quot;&quot;: {&quot;&quot;_id&quot;&quot;: &quot;&quot;&quot;;[.D630];&quot;&quot;&quot;}}{&quot;&quot;name&quot;&quot;: &quot;&quot;&quot;;VLOOKUP([.D63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30];&quot;&quot;&quot;}}{&quot;&quot;name&quot;&quot;: &quot;&quot;&quot;;[.B630];&quot;&quot;&quot;, &quot;&quot;parent&quot;&quot;: &quot;&quot;&quot;;[.D630];&quot;&quot;&quot;}&quot;)" office:value-type="string" office:string-value="{&quot;index&quot;: {&quot;_id&quot;: &quot;80.30Z&quot;}}{&quot;name&quot;: &quot;Activités d'enquête&quot;, &quot;parent&quot;: &quot;N&quot;}" calcext:value-type="string">
            <text:p>{"index": {"_id": "80.30Z"}}{"name": "Activités d'enquête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1.10Z</text:p>
          </table:table-cell>
          <table:table-cell office:value-type="string" calcext:value-type="string">
            <text:p>Activités combinées de soutien lié aux bâtiments</text:p>
          </table:table-cell>
          <table:table-cell table:formula="of:=LEFT([.A631];2)" office:value-type="string" office:string-value="81" calcext:value-type="string">
            <text:p>81</text:p>
          </table:table-cell>
          <table:table-cell table:style-name="ce2" table:formula="of:=VLOOKUP([.C631];[n2.$A$4:.$C$91];3;0)" office:value-type="string" office:string-value="N" calcext:value-type="string">
            <text:p>N</text:p>
          </table:table-cell>
          <table:table-cell table:style-name="ce2" table:formula="of:=IF([.D631]=[.D630];&quot;&quot;;CONCATENATE(&quot;{&quot;&quot;index&quot;&quot;: {&quot;&quot;_id&quot;&quot;: &quot;&quot;&quot;;[.D631];&quot;&quot;&quot;}}{&quot;&quot;name&quot;&quot;: &quot;&quot;&quot;;VLOOKUP([.D63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31];&quot;&quot;&quot;}}{&quot;&quot;name&quot;&quot;: &quot;&quot;&quot;;[.B631];&quot;&quot;&quot;, &quot;&quot;parent&quot;&quot;: &quot;&quot;&quot;;[.D631];&quot;&quot;&quot;}&quot;)" office:value-type="string" office:string-value="{&quot;index&quot;: {&quot;_id&quot;: &quot;81.10Z&quot;}}{&quot;name&quot;: &quot;Activités combinées de soutien lié aux bâtiments&quot;, &quot;parent&quot;: &quot;N&quot;}" calcext:value-type="string">
            <text:p>{"index": {"_id": "81.10Z"}}{"name": "Activités combinées de soutien lié aux bâtiments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1.21Z</text:p>
          </table:table-cell>
          <table:table-cell office:value-type="string" calcext:value-type="string">
            <text:p>Nettoyage courant des bâtiments</text:p>
          </table:table-cell>
          <table:table-cell table:formula="of:=LEFT([.A632];2)" office:value-type="string" office:string-value="81" calcext:value-type="string">
            <text:p>81</text:p>
          </table:table-cell>
          <table:table-cell table:style-name="ce2" table:formula="of:=VLOOKUP([.C632];[n2.$A$4:.$C$91];3;0)" office:value-type="string" office:string-value="N" calcext:value-type="string">
            <text:p>N</text:p>
          </table:table-cell>
          <table:table-cell table:style-name="ce2" table:formula="of:=IF([.D632]=[.D631];&quot;&quot;;CONCATENATE(&quot;{&quot;&quot;index&quot;&quot;: {&quot;&quot;_id&quot;&quot;: &quot;&quot;&quot;;[.D632];&quot;&quot;&quot;}}{&quot;&quot;name&quot;&quot;: &quot;&quot;&quot;;VLOOKUP([.D63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32];&quot;&quot;&quot;}}{&quot;&quot;name&quot;&quot;: &quot;&quot;&quot;;[.B632];&quot;&quot;&quot;, &quot;&quot;parent&quot;&quot;: &quot;&quot;&quot;;[.D632];&quot;&quot;&quot;}&quot;)" office:value-type="string" office:string-value="{&quot;index&quot;: {&quot;_id&quot;: &quot;81.21Z&quot;}}{&quot;name&quot;: &quot;Nettoyage courant des bâtiments&quot;, &quot;parent&quot;: &quot;N&quot;}" calcext:value-type="string">
            <text:p>{"index": {"_id": "81.21Z"}}{"name": "Nettoyage courant des bâtiments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1.22Z</text:p>
          </table:table-cell>
          <table:table-cell office:value-type="string" calcext:value-type="string">
            <text:p>Autres activités de nettoyage des bâtiments et nettoyage industriel</text:p>
          </table:table-cell>
          <table:table-cell table:formula="of:=LEFT([.A633];2)" office:value-type="string" office:string-value="81" calcext:value-type="string">
            <text:p>81</text:p>
          </table:table-cell>
          <table:table-cell table:style-name="ce2" table:formula="of:=VLOOKUP([.C633];[n2.$A$4:.$C$91];3;0)" office:value-type="string" office:string-value="N" calcext:value-type="string">
            <text:p>N</text:p>
          </table:table-cell>
          <table:table-cell table:style-name="ce2" table:formula="of:=IF([.D633]=[.D632];&quot;&quot;;CONCATENATE(&quot;{&quot;&quot;index&quot;&quot;: {&quot;&quot;_id&quot;&quot;: &quot;&quot;&quot;;[.D633];&quot;&quot;&quot;}}{&quot;&quot;name&quot;&quot;: &quot;&quot;&quot;;VLOOKUP([.D63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33];&quot;&quot;&quot;}}{&quot;&quot;name&quot;&quot;: &quot;&quot;&quot;;[.B633];&quot;&quot;&quot;, &quot;&quot;parent&quot;&quot;: &quot;&quot;&quot;;[.D633];&quot;&quot;&quot;}&quot;)" office:value-type="string" office:string-value="{&quot;index&quot;: {&quot;_id&quot;: &quot;81.22Z&quot;}}{&quot;name&quot;: &quot;Autres activités de nettoyage des bâtiments et nettoyage industriel&quot;, &quot;parent&quot;: &quot;N&quot;}" calcext:value-type="string">
            <text:p>{"index": {"_id": "81.22Z"}}{"name": "Autres activités de nettoyage des bâtiments et nettoyage industriel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1.29A</text:p>
          </table:table-cell>
          <table:table-cell office:value-type="string" calcext:value-type="string">
            <text:p>Désinfection, désinsectisation, dératisation</text:p>
          </table:table-cell>
          <table:table-cell table:formula="of:=LEFT([.A634];2)" office:value-type="string" office:string-value="81" calcext:value-type="string">
            <text:p>81</text:p>
          </table:table-cell>
          <table:table-cell table:style-name="ce2" table:formula="of:=VLOOKUP([.C634];[n2.$A$4:.$C$91];3;0)" office:value-type="string" office:string-value="N" calcext:value-type="string">
            <text:p>N</text:p>
          </table:table-cell>
          <table:table-cell table:style-name="ce2" table:formula="of:=IF([.D634]=[.D633];&quot;&quot;;CONCATENATE(&quot;{&quot;&quot;index&quot;&quot;: {&quot;&quot;_id&quot;&quot;: &quot;&quot;&quot;;[.D634];&quot;&quot;&quot;}}{&quot;&quot;name&quot;&quot;: &quot;&quot;&quot;;VLOOKUP([.D63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34];&quot;&quot;&quot;}}{&quot;&quot;name&quot;&quot;: &quot;&quot;&quot;;[.B634];&quot;&quot;&quot;, &quot;&quot;parent&quot;&quot;: &quot;&quot;&quot;;[.D634];&quot;&quot;&quot;}&quot;)" office:value-type="string" office:string-value="{&quot;index&quot;: {&quot;_id&quot;: &quot;81.29A&quot;}}{&quot;name&quot;: &quot;Désinfection, désinsectisation, dératisation&quot;, &quot;parent&quot;: &quot;N&quot;}" calcext:value-type="string">
            <text:p>{"index": {"_id": "81.29A"}}{"name": "Désinfection, désinsectisation, dératisation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1.29B</text:p>
          </table:table-cell>
          <table:table-cell office:value-type="string" calcext:value-type="string">
            <text:p>Autres activités de nettoyage n.c.a.</text:p>
          </table:table-cell>
          <table:table-cell table:formula="of:=LEFT([.A635];2)" office:value-type="string" office:string-value="81" calcext:value-type="string">
            <text:p>81</text:p>
          </table:table-cell>
          <table:table-cell table:style-name="ce2" table:formula="of:=VLOOKUP([.C635];[n2.$A$4:.$C$91];3;0)" office:value-type="string" office:string-value="N" calcext:value-type="string">
            <text:p>N</text:p>
          </table:table-cell>
          <table:table-cell table:style-name="ce2" table:formula="of:=IF([.D635]=[.D634];&quot;&quot;;CONCATENATE(&quot;{&quot;&quot;index&quot;&quot;: {&quot;&quot;_id&quot;&quot;: &quot;&quot;&quot;;[.D635];&quot;&quot;&quot;}}{&quot;&quot;name&quot;&quot;: &quot;&quot;&quot;;VLOOKUP([.D63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35];&quot;&quot;&quot;}}{&quot;&quot;name&quot;&quot;: &quot;&quot;&quot;;[.B635];&quot;&quot;&quot;, &quot;&quot;parent&quot;&quot;: &quot;&quot;&quot;;[.D635];&quot;&quot;&quot;}&quot;)" office:value-type="string" office:string-value="{&quot;index&quot;: {&quot;_id&quot;: &quot;81.29B&quot;}}{&quot;name&quot;: &quot;Autres activités de nettoyage n.c.a.&quot;, &quot;parent&quot;: &quot;N&quot;}" calcext:value-type="string">
            <text:p>{"index": {"_id": "81.29B"}}{"name": "Autres activités de nettoyage n.c.a.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1.30Z</text:p>
          </table:table-cell>
          <table:table-cell office:value-type="string" calcext:value-type="string">
            <text:p>Services d'aménagement paysager</text:p>
          </table:table-cell>
          <table:table-cell table:formula="of:=LEFT([.A636];2)" office:value-type="string" office:string-value="81" calcext:value-type="string">
            <text:p>81</text:p>
          </table:table-cell>
          <table:table-cell table:style-name="ce2" table:formula="of:=VLOOKUP([.C636];[n2.$A$4:.$C$91];3;0)" office:value-type="string" office:string-value="N" calcext:value-type="string">
            <text:p>N</text:p>
          </table:table-cell>
          <table:table-cell table:style-name="ce2" table:formula="of:=IF([.D636]=[.D635];&quot;&quot;;CONCATENATE(&quot;{&quot;&quot;index&quot;&quot;: {&quot;&quot;_id&quot;&quot;: &quot;&quot;&quot;;[.D636];&quot;&quot;&quot;}}{&quot;&quot;name&quot;&quot;: &quot;&quot;&quot;;VLOOKUP([.D63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36];&quot;&quot;&quot;}}{&quot;&quot;name&quot;&quot;: &quot;&quot;&quot;;[.B636];&quot;&quot;&quot;, &quot;&quot;parent&quot;&quot;: &quot;&quot;&quot;;[.D636];&quot;&quot;&quot;}&quot;)" office:value-type="string" office:string-value="{&quot;index&quot;: {&quot;_id&quot;: &quot;81.30Z&quot;}}{&quot;name&quot;: &quot;Services d'aménagement paysager&quot;, &quot;parent&quot;: &quot;N&quot;}" calcext:value-type="string">
            <text:p>{"index": {"_id": "81.30Z"}}{"name": "Services d'aménagement paysager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2.11Z</text:p>
          </table:table-cell>
          <table:table-cell office:value-type="string" calcext:value-type="string">
            <text:p>Services administratifs combinés de bureau</text:p>
          </table:table-cell>
          <table:table-cell table:formula="of:=LEFT([.A637];2)" office:value-type="string" office:string-value="82" calcext:value-type="string">
            <text:p>82</text:p>
          </table:table-cell>
          <table:table-cell table:style-name="ce2" table:formula="of:=VLOOKUP([.C637];[n2.$A$4:.$C$91];3;0)" office:value-type="string" office:string-value="N" calcext:value-type="string">
            <text:p>N</text:p>
          </table:table-cell>
          <table:table-cell table:style-name="ce2" table:formula="of:=IF([.D637]=[.D636];&quot;&quot;;CONCATENATE(&quot;{&quot;&quot;index&quot;&quot;: {&quot;&quot;_id&quot;&quot;: &quot;&quot;&quot;;[.D637];&quot;&quot;&quot;}}{&quot;&quot;name&quot;&quot;: &quot;&quot;&quot;;VLOOKUP([.D63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37];&quot;&quot;&quot;}}{&quot;&quot;name&quot;&quot;: &quot;&quot;&quot;;[.B637];&quot;&quot;&quot;, &quot;&quot;parent&quot;&quot;: &quot;&quot;&quot;;[.D637];&quot;&quot;&quot;}&quot;)" office:value-type="string" office:string-value="{&quot;index&quot;: {&quot;_id&quot;: &quot;82.11Z&quot;}}{&quot;name&quot;: &quot;Services administratifs combinés de bureau&quot;, &quot;parent&quot;: &quot;N&quot;}" calcext:value-type="string">
            <text:p>{"index": {"_id": "82.11Z"}}{"name": "Services administratifs combinés de bureau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2.19Z</text:p>
          </table:table-cell>
          <table:table-cell office:value-type="string" calcext:value-type="string">
            <text:p>Photocopie, préparation de documents et autres activités spécialisées de soutien de bureau</text:p>
          </table:table-cell>
          <table:table-cell table:formula="of:=LEFT([.A638];2)" office:value-type="string" office:string-value="82" calcext:value-type="string">
            <text:p>82</text:p>
          </table:table-cell>
          <table:table-cell table:style-name="ce2" table:formula="of:=VLOOKUP([.C638];[n2.$A$4:.$C$91];3;0)" office:value-type="string" office:string-value="N" calcext:value-type="string">
            <text:p>N</text:p>
          </table:table-cell>
          <table:table-cell table:style-name="ce2" table:formula="of:=IF([.D638]=[.D637];&quot;&quot;;CONCATENATE(&quot;{&quot;&quot;index&quot;&quot;: {&quot;&quot;_id&quot;&quot;: &quot;&quot;&quot;;[.D638];&quot;&quot;&quot;}}{&quot;&quot;name&quot;&quot;: &quot;&quot;&quot;;VLOOKUP([.D63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38];&quot;&quot;&quot;}}{&quot;&quot;name&quot;&quot;: &quot;&quot;&quot;;[.B638];&quot;&quot;&quot;, &quot;&quot;parent&quot;&quot;: &quot;&quot;&quot;;[.D638];&quot;&quot;&quot;}&quot;)" office:value-type="string" office:string-value="{&quot;index&quot;: {&quot;_id&quot;: &quot;82.19Z&quot;}}{&quot;name&quot;: &quot;Photocopie, préparation de documents et autres activités spécialisées de soutien de bureau&quot;, &quot;parent&quot;: &quot;N&quot;}" calcext:value-type="string">
            <text:p>{"index": {"_id": "82.19Z"}}{"name": "Photocopie, préparation de documents et autres activités spécialisées de soutien de bureau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2.20Z</text:p>
          </table:table-cell>
          <table:table-cell office:value-type="string" calcext:value-type="string">
            <text:p>Activités de centres d'appels</text:p>
          </table:table-cell>
          <table:table-cell table:formula="of:=LEFT([.A639];2)" office:value-type="string" office:string-value="82" calcext:value-type="string">
            <text:p>82</text:p>
          </table:table-cell>
          <table:table-cell table:style-name="ce2" table:formula="of:=VLOOKUP([.C639];[n2.$A$4:.$C$91];3;0)" office:value-type="string" office:string-value="N" calcext:value-type="string">
            <text:p>N</text:p>
          </table:table-cell>
          <table:table-cell table:style-name="ce2" table:formula="of:=IF([.D639]=[.D638];&quot;&quot;;CONCATENATE(&quot;{&quot;&quot;index&quot;&quot;: {&quot;&quot;_id&quot;&quot;: &quot;&quot;&quot;;[.D639];&quot;&quot;&quot;}}{&quot;&quot;name&quot;&quot;: &quot;&quot;&quot;;VLOOKUP([.D63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39];&quot;&quot;&quot;}}{&quot;&quot;name&quot;&quot;: &quot;&quot;&quot;;[.B639];&quot;&quot;&quot;, &quot;&quot;parent&quot;&quot;: &quot;&quot;&quot;;[.D639];&quot;&quot;&quot;}&quot;)" office:value-type="string" office:string-value="{&quot;index&quot;: {&quot;_id&quot;: &quot;82.20Z&quot;}}{&quot;name&quot;: &quot;Activités de centres d'appels&quot;, &quot;parent&quot;: &quot;N&quot;}" calcext:value-type="string">
            <text:p>{"index": {"_id": "82.20Z"}}{"name": "Activités de centres d'appels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2.30Z</text:p>
          </table:table-cell>
          <table:table-cell office:value-type="string" calcext:value-type="string">
            <text:p>Organisation de foires, salons professionnels et congrès</text:p>
          </table:table-cell>
          <table:table-cell table:formula="of:=LEFT([.A640];2)" office:value-type="string" office:string-value="82" calcext:value-type="string">
            <text:p>82</text:p>
          </table:table-cell>
          <table:table-cell table:style-name="ce2" table:formula="of:=VLOOKUP([.C640];[n2.$A$4:.$C$91];3;0)" office:value-type="string" office:string-value="N" calcext:value-type="string">
            <text:p>N</text:p>
          </table:table-cell>
          <table:table-cell table:style-name="ce2" table:formula="of:=IF([.D640]=[.D639];&quot;&quot;;CONCATENATE(&quot;{&quot;&quot;index&quot;&quot;: {&quot;&quot;_id&quot;&quot;: &quot;&quot;&quot;;[.D640];&quot;&quot;&quot;}}{&quot;&quot;name&quot;&quot;: &quot;&quot;&quot;;VLOOKUP([.D64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40];&quot;&quot;&quot;}}{&quot;&quot;name&quot;&quot;: &quot;&quot;&quot;;[.B640];&quot;&quot;&quot;, &quot;&quot;parent&quot;&quot;: &quot;&quot;&quot;;[.D640];&quot;&quot;&quot;}&quot;)" office:value-type="string" office:string-value="{&quot;index&quot;: {&quot;_id&quot;: &quot;82.30Z&quot;}}{&quot;name&quot;: &quot;Organisation de foires, salons professionnels et congrès&quot;, &quot;parent&quot;: &quot;N&quot;}" calcext:value-type="string">
            <text:p>{"index": {"_id": "82.30Z"}}{"name": "Organisation de foires, salons professionnels et congrès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2.91Z</text:p>
          </table:table-cell>
          <table:table-cell office:value-type="string" calcext:value-type="string">
            <text:p>Activités des agences de recouvrement de factures et des sociétés d'information financière sur la clientèle</text:p>
          </table:table-cell>
          <table:table-cell table:formula="of:=LEFT([.A641];2)" office:value-type="string" office:string-value="82" calcext:value-type="string">
            <text:p>82</text:p>
          </table:table-cell>
          <table:table-cell table:style-name="ce2" table:formula="of:=VLOOKUP([.C641];[n2.$A$4:.$C$91];3;0)" office:value-type="string" office:string-value="N" calcext:value-type="string">
            <text:p>N</text:p>
          </table:table-cell>
          <table:table-cell table:style-name="ce2" table:formula="of:=IF([.D641]=[.D640];&quot;&quot;;CONCATENATE(&quot;{&quot;&quot;index&quot;&quot;: {&quot;&quot;_id&quot;&quot;: &quot;&quot;&quot;;[.D641];&quot;&quot;&quot;}}{&quot;&quot;name&quot;&quot;: &quot;&quot;&quot;;VLOOKUP([.D64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41];&quot;&quot;&quot;}}{&quot;&quot;name&quot;&quot;: &quot;&quot;&quot;;[.B641];&quot;&quot;&quot;, &quot;&quot;parent&quot;&quot;: &quot;&quot;&quot;;[.D641];&quot;&quot;&quot;}&quot;)" office:value-type="string" office:string-value="{&quot;index&quot;: {&quot;_id&quot;: &quot;82.91Z&quot;}}{&quot;name&quot;: &quot;Activités des agences de recouvrement de factures et des sociétés d'information financière sur la clientèle&quot;, &quot;parent&quot;: &quot;N&quot;}" calcext:value-type="string">
            <text:p>{"index": {"_id": "82.91Z"}}{"name": "Activités des agences de recouvrement de factures et des sociétés d'information financière sur la clientèle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2.92Z</text:p>
          </table:table-cell>
          <table:table-cell office:value-type="string" calcext:value-type="string">
            <text:p>Activités de conditionnement</text:p>
          </table:table-cell>
          <table:table-cell table:formula="of:=LEFT([.A642];2)" office:value-type="string" office:string-value="82" calcext:value-type="string">
            <text:p>82</text:p>
          </table:table-cell>
          <table:table-cell table:style-name="ce2" table:formula="of:=VLOOKUP([.C642];[n2.$A$4:.$C$91];3;0)" office:value-type="string" office:string-value="N" calcext:value-type="string">
            <text:p>N</text:p>
          </table:table-cell>
          <table:table-cell table:style-name="ce2" table:formula="of:=IF([.D642]=[.D641];&quot;&quot;;CONCATENATE(&quot;{&quot;&quot;index&quot;&quot;: {&quot;&quot;_id&quot;&quot;: &quot;&quot;&quot;;[.D642];&quot;&quot;&quot;}}{&quot;&quot;name&quot;&quot;: &quot;&quot;&quot;;VLOOKUP([.D64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42];&quot;&quot;&quot;}}{&quot;&quot;name&quot;&quot;: &quot;&quot;&quot;;[.B642];&quot;&quot;&quot;, &quot;&quot;parent&quot;&quot;: &quot;&quot;&quot;;[.D642];&quot;&quot;&quot;}&quot;)" office:value-type="string" office:string-value="{&quot;index&quot;: {&quot;_id&quot;: &quot;82.92Z&quot;}}{&quot;name&quot;: &quot;Activités de conditionnement&quot;, &quot;parent&quot;: &quot;N&quot;}" calcext:value-type="string">
            <text:p>{"index": {"_id": "82.92Z"}}{"name": "Activités de conditionnement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2.99Z</text:p>
          </table:table-cell>
          <table:table-cell office:value-type="string" calcext:value-type="string">
            <text:p>Autres activités de soutien aux entreprises n.c.a.</text:p>
          </table:table-cell>
          <table:table-cell table:formula="of:=LEFT([.A643];2)" office:value-type="string" office:string-value="82" calcext:value-type="string">
            <text:p>82</text:p>
          </table:table-cell>
          <table:table-cell table:style-name="ce2" table:formula="of:=VLOOKUP([.C643];[n2.$A$4:.$C$91];3;0)" office:value-type="string" office:string-value="N" calcext:value-type="string">
            <text:p>N</text:p>
          </table:table-cell>
          <table:table-cell table:style-name="ce2" table:formula="of:=IF([.D643]=[.D642];&quot;&quot;;CONCATENATE(&quot;{&quot;&quot;index&quot;&quot;: {&quot;&quot;_id&quot;&quot;: &quot;&quot;&quot;;[.D643];&quot;&quot;&quot;}}{&quot;&quot;name&quot;&quot;: &quot;&quot;&quot;;VLOOKUP([.D64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43];&quot;&quot;&quot;}}{&quot;&quot;name&quot;&quot;: &quot;&quot;&quot;;[.B643];&quot;&quot;&quot;, &quot;&quot;parent&quot;&quot;: &quot;&quot;&quot;;[.D643];&quot;&quot;&quot;}&quot;)" office:value-type="string" office:string-value="{&quot;index&quot;: {&quot;_id&quot;: &quot;82.99Z&quot;}}{&quot;name&quot;: &quot;Autres activités de soutien aux entreprises n.c.a.&quot;, &quot;parent&quot;: &quot;N&quot;}" calcext:value-type="string">
            <text:p>{"index": {"_id": "82.99Z"}}{"name": "Autres activités de soutien aux entreprises n.c.a.", "parent": "N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4.11Z</text:p>
          </table:table-cell>
          <table:table-cell office:value-type="string" calcext:value-type="string">
            <text:p>Administration publique générale</text:p>
          </table:table-cell>
          <table:table-cell table:formula="of:=LEFT([.A644];2)" office:value-type="string" office:string-value="84" calcext:value-type="string">
            <text:p>84</text:p>
          </table:table-cell>
          <table:table-cell table:style-name="ce2" table:formula="of:=VLOOKUP([.C644];[n2.$A$4:.$C$91];3;0)" office:value-type="string" office:string-value="O" calcext:value-type="string">
            <text:p>O</text:p>
          </table:table-cell>
          <table:table-cell table:style-name="ce2" table:formula="of:=IF([.D644]=[.D643];&quot;&quot;;CONCATENATE(&quot;{&quot;&quot;index&quot;&quot;: {&quot;&quot;_id&quot;&quot;: &quot;&quot;&quot;;[.D644];&quot;&quot;&quot;}}{&quot;&quot;name&quot;&quot;: &quot;&quot;&quot;;VLOOKUP([.D644];[n1.$A$4:.$B$24];2;0);&quot;&quot;&quot;, &quot;&quot;parent&quot;&quot;: null}&quot;))" office:value-type="string" office:string-value="{&quot;index&quot;: {&quot;_id&quot;: &quot;O&quot;}}{&quot;name&quot;: &quot;Administration publique&quot;, &quot;parent&quot;: null}" calcext:value-type="string">
            <text:p>{"index": {"_id": "O"}}{"name": "Administration publique", "parent": null}</text:p>
          </table:table-cell>
          <table:table-cell table:style-name="ce2" table:formula="of:=CONCATENATE(&quot;{&quot;&quot;index&quot;&quot;: {&quot;&quot;_id&quot;&quot;: &quot;&quot;&quot;;[.A644];&quot;&quot;&quot;}}{&quot;&quot;name&quot;&quot;: &quot;&quot;&quot;;[.B644];&quot;&quot;&quot;, &quot;&quot;parent&quot;&quot;: &quot;&quot;&quot;;[.D644];&quot;&quot;&quot;}&quot;)" office:value-type="string" office:string-value="{&quot;index&quot;: {&quot;_id&quot;: &quot;84.11Z&quot;}}{&quot;name&quot;: &quot;Administration publique générale&quot;, &quot;parent&quot;: &quot;O&quot;}" calcext:value-type="string">
            <text:p>{"index": {"_id": "84.11Z"}}{"name": "Administration publique générale", "parent": "O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4.12Z</text:p>
          </table:table-cell>
          <table:table-cell office:value-type="string" calcext:value-type="string">
            <text:p>Administration publique (tutelle) de la santé, de la formation, de la culture et des services sociaux, autre que sécurité sociale</text:p>
          </table:table-cell>
          <table:table-cell table:formula="of:=LEFT([.A645];2)" office:value-type="string" office:string-value="84" calcext:value-type="string">
            <text:p>84</text:p>
          </table:table-cell>
          <table:table-cell table:style-name="ce2" table:formula="of:=VLOOKUP([.C645];[n2.$A$4:.$C$91];3;0)" office:value-type="string" office:string-value="O" calcext:value-type="string">
            <text:p>O</text:p>
          </table:table-cell>
          <table:table-cell table:style-name="ce2" table:formula="of:=IF([.D645]=[.D644];&quot;&quot;;CONCATENATE(&quot;{&quot;&quot;index&quot;&quot;: {&quot;&quot;_id&quot;&quot;: &quot;&quot;&quot;;[.D645];&quot;&quot;&quot;}}{&quot;&quot;name&quot;&quot;: &quot;&quot;&quot;;VLOOKUP([.D64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45];&quot;&quot;&quot;}}{&quot;&quot;name&quot;&quot;: &quot;&quot;&quot;;[.B645];&quot;&quot;&quot;, &quot;&quot;parent&quot;&quot;: &quot;&quot;&quot;;[.D645];&quot;&quot;&quot;}&quot;)" office:value-type="string" office:string-value="{&quot;index&quot;: {&quot;_id&quot;: &quot;84.12Z&quot;}}{&quot;name&quot;: &quot;Administration publique (tutelle) de la santé, de la formation, de la culture et des services sociaux, autre que sécurité sociale&quot;, &quot;parent&quot;: &quot;O&quot;}" calcext:value-type="string">
            <text:p>{"index": {"_id": "84.12Z"}}{"name": "Administration publique (tutelle) de la santé, de la formation, de la culture et des services sociaux, autre que sécurité sociale", "parent": "O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4.13Z</text:p>
          </table:table-cell>
          <table:table-cell office:value-type="string" calcext:value-type="string">
            <text:p>Administration publique (tutelle) des activités économiques</text:p>
          </table:table-cell>
          <table:table-cell table:formula="of:=LEFT([.A646];2)" office:value-type="string" office:string-value="84" calcext:value-type="string">
            <text:p>84</text:p>
          </table:table-cell>
          <table:table-cell table:style-name="ce2" table:formula="of:=VLOOKUP([.C646];[n2.$A$4:.$C$91];3;0)" office:value-type="string" office:string-value="O" calcext:value-type="string">
            <text:p>O</text:p>
          </table:table-cell>
          <table:table-cell table:style-name="ce2" table:formula="of:=IF([.D646]=[.D645];&quot;&quot;;CONCATENATE(&quot;{&quot;&quot;index&quot;&quot;: {&quot;&quot;_id&quot;&quot;: &quot;&quot;&quot;;[.D646];&quot;&quot;&quot;}}{&quot;&quot;name&quot;&quot;: &quot;&quot;&quot;;VLOOKUP([.D64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46];&quot;&quot;&quot;}}{&quot;&quot;name&quot;&quot;: &quot;&quot;&quot;;[.B646];&quot;&quot;&quot;, &quot;&quot;parent&quot;&quot;: &quot;&quot;&quot;;[.D646];&quot;&quot;&quot;}&quot;)" office:value-type="string" office:string-value="{&quot;index&quot;: {&quot;_id&quot;: &quot;84.13Z&quot;}}{&quot;name&quot;: &quot;Administration publique (tutelle) des activités économiques&quot;, &quot;parent&quot;: &quot;O&quot;}" calcext:value-type="string">
            <text:p>{"index": {"_id": "84.13Z"}}{"name": "Administration publique (tutelle) des activités économiques", "parent": "O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4.21Z</text:p>
          </table:table-cell>
          <table:table-cell office:value-type="string" calcext:value-type="string">
            <text:p>Affaires étrangères</text:p>
          </table:table-cell>
          <table:table-cell table:formula="of:=LEFT([.A647];2)" office:value-type="string" office:string-value="84" calcext:value-type="string">
            <text:p>84</text:p>
          </table:table-cell>
          <table:table-cell table:style-name="ce2" table:formula="of:=VLOOKUP([.C647];[n2.$A$4:.$C$91];3;0)" office:value-type="string" office:string-value="O" calcext:value-type="string">
            <text:p>O</text:p>
          </table:table-cell>
          <table:table-cell table:style-name="ce2" table:formula="of:=IF([.D647]=[.D646];&quot;&quot;;CONCATENATE(&quot;{&quot;&quot;index&quot;&quot;: {&quot;&quot;_id&quot;&quot;: &quot;&quot;&quot;;[.D647];&quot;&quot;&quot;}}{&quot;&quot;name&quot;&quot;: &quot;&quot;&quot;;VLOOKUP([.D64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47];&quot;&quot;&quot;}}{&quot;&quot;name&quot;&quot;: &quot;&quot;&quot;;[.B647];&quot;&quot;&quot;, &quot;&quot;parent&quot;&quot;: &quot;&quot;&quot;;[.D647];&quot;&quot;&quot;}&quot;)" office:value-type="string" office:string-value="{&quot;index&quot;: {&quot;_id&quot;: &quot;84.21Z&quot;}}{&quot;name&quot;: &quot;Affaires étrangères&quot;, &quot;parent&quot;: &quot;O&quot;}" calcext:value-type="string">
            <text:p>{"index": {"_id": "84.21Z"}}{"name": "Affaires étrangères", "parent": "O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4.22Z</text:p>
          </table:table-cell>
          <table:table-cell office:value-type="string" calcext:value-type="string">
            <text:p>Défense</text:p>
          </table:table-cell>
          <table:table-cell table:formula="of:=LEFT([.A648];2)" office:value-type="string" office:string-value="84" calcext:value-type="string">
            <text:p>84</text:p>
          </table:table-cell>
          <table:table-cell table:style-name="ce2" table:formula="of:=VLOOKUP([.C648];[n2.$A$4:.$C$91];3;0)" office:value-type="string" office:string-value="O" calcext:value-type="string">
            <text:p>O</text:p>
          </table:table-cell>
          <table:table-cell table:style-name="ce2" table:formula="of:=IF([.D648]=[.D647];&quot;&quot;;CONCATENATE(&quot;{&quot;&quot;index&quot;&quot;: {&quot;&quot;_id&quot;&quot;: &quot;&quot;&quot;;[.D648];&quot;&quot;&quot;}}{&quot;&quot;name&quot;&quot;: &quot;&quot;&quot;;VLOOKUP([.D64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48];&quot;&quot;&quot;}}{&quot;&quot;name&quot;&quot;: &quot;&quot;&quot;;[.B648];&quot;&quot;&quot;, &quot;&quot;parent&quot;&quot;: &quot;&quot;&quot;;[.D648];&quot;&quot;&quot;}&quot;)" office:value-type="string" office:string-value="{&quot;index&quot;: {&quot;_id&quot;: &quot;84.22Z&quot;}}{&quot;name&quot;: &quot;Défense&quot;, &quot;parent&quot;: &quot;O&quot;}" calcext:value-type="string">
            <text:p>{"index": {"_id": "84.22Z"}}{"name": "Défense", "parent": "O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4.23Z</text:p>
          </table:table-cell>
          <table:table-cell office:value-type="string" calcext:value-type="string">
            <text:p>Justice</text:p>
          </table:table-cell>
          <table:table-cell table:formula="of:=LEFT([.A649];2)" office:value-type="string" office:string-value="84" calcext:value-type="string">
            <text:p>84</text:p>
          </table:table-cell>
          <table:table-cell table:style-name="ce2" table:formula="of:=VLOOKUP([.C649];[n2.$A$4:.$C$91];3;0)" office:value-type="string" office:string-value="O" calcext:value-type="string">
            <text:p>O</text:p>
          </table:table-cell>
          <table:table-cell table:style-name="ce2" table:formula="of:=IF([.D649]=[.D648];&quot;&quot;;CONCATENATE(&quot;{&quot;&quot;index&quot;&quot;: {&quot;&quot;_id&quot;&quot;: &quot;&quot;&quot;;[.D649];&quot;&quot;&quot;}}{&quot;&quot;name&quot;&quot;: &quot;&quot;&quot;;VLOOKUP([.D64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49];&quot;&quot;&quot;}}{&quot;&quot;name&quot;&quot;: &quot;&quot;&quot;;[.B649];&quot;&quot;&quot;, &quot;&quot;parent&quot;&quot;: &quot;&quot;&quot;;[.D649];&quot;&quot;&quot;}&quot;)" office:value-type="string" office:string-value="{&quot;index&quot;: {&quot;_id&quot;: &quot;84.23Z&quot;}}{&quot;name&quot;: &quot;Justice&quot;, &quot;parent&quot;: &quot;O&quot;}" calcext:value-type="string">
            <text:p>{"index": {"_id": "84.23Z"}}{"name": "Justice", "parent": "O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4.24Z</text:p>
          </table:table-cell>
          <table:table-cell office:value-type="string" calcext:value-type="string">
            <text:p>Activités d'ordre public et de sécurité</text:p>
          </table:table-cell>
          <table:table-cell table:formula="of:=LEFT([.A650];2)" office:value-type="string" office:string-value="84" calcext:value-type="string">
            <text:p>84</text:p>
          </table:table-cell>
          <table:table-cell table:style-name="ce2" table:formula="of:=VLOOKUP([.C650];[n2.$A$4:.$C$91];3;0)" office:value-type="string" office:string-value="O" calcext:value-type="string">
            <text:p>O</text:p>
          </table:table-cell>
          <table:table-cell table:style-name="ce2" table:formula="of:=IF([.D650]=[.D649];&quot;&quot;;CONCATENATE(&quot;{&quot;&quot;index&quot;&quot;: {&quot;&quot;_id&quot;&quot;: &quot;&quot;&quot;;[.D650];&quot;&quot;&quot;}}{&quot;&quot;name&quot;&quot;: &quot;&quot;&quot;;VLOOKUP([.D65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50];&quot;&quot;&quot;}}{&quot;&quot;name&quot;&quot;: &quot;&quot;&quot;;[.B650];&quot;&quot;&quot;, &quot;&quot;parent&quot;&quot;: &quot;&quot;&quot;;[.D650];&quot;&quot;&quot;}&quot;)" office:value-type="string" office:string-value="{&quot;index&quot;: {&quot;_id&quot;: &quot;84.24Z&quot;}}{&quot;name&quot;: &quot;Activités d'ordre public et de sécurité&quot;, &quot;parent&quot;: &quot;O&quot;}" calcext:value-type="string">
            <text:p>{"index": {"_id": "84.24Z"}}{"name": "Activités d'ordre public et de sécurité", "parent": "O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4.25Z</text:p>
          </table:table-cell>
          <table:table-cell office:value-type="string" calcext:value-type="string">
            <text:p>Services du feu et de secours</text:p>
          </table:table-cell>
          <table:table-cell table:formula="of:=LEFT([.A651];2)" office:value-type="string" office:string-value="84" calcext:value-type="string">
            <text:p>84</text:p>
          </table:table-cell>
          <table:table-cell table:style-name="ce2" table:formula="of:=VLOOKUP([.C651];[n2.$A$4:.$C$91];3;0)" office:value-type="string" office:string-value="O" calcext:value-type="string">
            <text:p>O</text:p>
          </table:table-cell>
          <table:table-cell table:style-name="ce2" table:formula="of:=IF([.D651]=[.D650];&quot;&quot;;CONCATENATE(&quot;{&quot;&quot;index&quot;&quot;: {&quot;&quot;_id&quot;&quot;: &quot;&quot;&quot;;[.D651];&quot;&quot;&quot;}}{&quot;&quot;name&quot;&quot;: &quot;&quot;&quot;;VLOOKUP([.D65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51];&quot;&quot;&quot;}}{&quot;&quot;name&quot;&quot;: &quot;&quot;&quot;;[.B651];&quot;&quot;&quot;, &quot;&quot;parent&quot;&quot;: &quot;&quot;&quot;;[.D651];&quot;&quot;&quot;}&quot;)" office:value-type="string" office:string-value="{&quot;index&quot;: {&quot;_id&quot;: &quot;84.25Z&quot;}}{&quot;name&quot;: &quot;Services du feu et de secours&quot;, &quot;parent&quot;: &quot;O&quot;}" calcext:value-type="string">
            <text:p>{"index": {"_id": "84.25Z"}}{"name": "Services du feu et de secours", "parent": "O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4.30A</text:p>
          </table:table-cell>
          <table:table-cell office:value-type="string" calcext:value-type="string">
            <text:p>Activités générales de sécurité sociale</text:p>
          </table:table-cell>
          <table:table-cell table:formula="of:=LEFT([.A652];2)" office:value-type="string" office:string-value="84" calcext:value-type="string">
            <text:p>84</text:p>
          </table:table-cell>
          <table:table-cell table:style-name="ce2" table:formula="of:=VLOOKUP([.C652];[n2.$A$4:.$C$91];3;0)" office:value-type="string" office:string-value="O" calcext:value-type="string">
            <text:p>O</text:p>
          </table:table-cell>
          <table:table-cell table:style-name="ce2" table:formula="of:=IF([.D652]=[.D651];&quot;&quot;;CONCATENATE(&quot;{&quot;&quot;index&quot;&quot;: {&quot;&quot;_id&quot;&quot;: &quot;&quot;&quot;;[.D652];&quot;&quot;&quot;}}{&quot;&quot;name&quot;&quot;: &quot;&quot;&quot;;VLOOKUP([.D65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52];&quot;&quot;&quot;}}{&quot;&quot;name&quot;&quot;: &quot;&quot;&quot;;[.B652];&quot;&quot;&quot;, &quot;&quot;parent&quot;&quot;: &quot;&quot;&quot;;[.D652];&quot;&quot;&quot;}&quot;)" office:value-type="string" office:string-value="{&quot;index&quot;: {&quot;_id&quot;: &quot;84.30A&quot;}}{&quot;name&quot;: &quot;Activités générales de sécurité sociale&quot;, &quot;parent&quot;: &quot;O&quot;}" calcext:value-type="string">
            <text:p>{"index": {"_id": "84.30A"}}{"name": "Activités générales de sécurité sociale", "parent": "O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4.30B</text:p>
          </table:table-cell>
          <table:table-cell office:value-type="string" calcext:value-type="string">
            <text:p>Gestion des retraites complémentaires</text:p>
          </table:table-cell>
          <table:table-cell table:formula="of:=LEFT([.A653];2)" office:value-type="string" office:string-value="84" calcext:value-type="string">
            <text:p>84</text:p>
          </table:table-cell>
          <table:table-cell table:style-name="ce2" table:formula="of:=VLOOKUP([.C653];[n2.$A$4:.$C$91];3;0)" office:value-type="string" office:string-value="O" calcext:value-type="string">
            <text:p>O</text:p>
          </table:table-cell>
          <table:table-cell table:style-name="ce2" table:formula="of:=IF([.D653]=[.D652];&quot;&quot;;CONCATENATE(&quot;{&quot;&quot;index&quot;&quot;: {&quot;&quot;_id&quot;&quot;: &quot;&quot;&quot;;[.D653];&quot;&quot;&quot;}}{&quot;&quot;name&quot;&quot;: &quot;&quot;&quot;;VLOOKUP([.D65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53];&quot;&quot;&quot;}}{&quot;&quot;name&quot;&quot;: &quot;&quot;&quot;;[.B653];&quot;&quot;&quot;, &quot;&quot;parent&quot;&quot;: &quot;&quot;&quot;;[.D653];&quot;&quot;&quot;}&quot;)" office:value-type="string" office:string-value="{&quot;index&quot;: {&quot;_id&quot;: &quot;84.30B&quot;}}{&quot;name&quot;: &quot;Gestion des retraites complémentaires&quot;, &quot;parent&quot;: &quot;O&quot;}" calcext:value-type="string">
            <text:p>{"index": {"_id": "84.30B"}}{"name": "Gestion des retraites complémentaires", "parent": "O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4.30C</text:p>
          </table:table-cell>
          <table:table-cell office:value-type="string" calcext:value-type="string">
            <text:p>Distribution sociale de revenus</text:p>
          </table:table-cell>
          <table:table-cell table:formula="of:=LEFT([.A654];2)" office:value-type="string" office:string-value="84" calcext:value-type="string">
            <text:p>84</text:p>
          </table:table-cell>
          <table:table-cell table:style-name="ce2" table:formula="of:=VLOOKUP([.C654];[n2.$A$4:.$C$91];3;0)" office:value-type="string" office:string-value="O" calcext:value-type="string">
            <text:p>O</text:p>
          </table:table-cell>
          <table:table-cell table:style-name="ce2" table:formula="of:=IF([.D654]=[.D653];&quot;&quot;;CONCATENATE(&quot;{&quot;&quot;index&quot;&quot;: {&quot;&quot;_id&quot;&quot;: &quot;&quot;&quot;;[.D654];&quot;&quot;&quot;}}{&quot;&quot;name&quot;&quot;: &quot;&quot;&quot;;VLOOKUP([.D65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54];&quot;&quot;&quot;}}{&quot;&quot;name&quot;&quot;: &quot;&quot;&quot;;[.B654];&quot;&quot;&quot;, &quot;&quot;parent&quot;&quot;: &quot;&quot;&quot;;[.D654];&quot;&quot;&quot;}&quot;)" office:value-type="string" office:string-value="{&quot;index&quot;: {&quot;_id&quot;: &quot;84.30C&quot;}}{&quot;name&quot;: &quot;Distribution sociale de revenus&quot;, &quot;parent&quot;: &quot;O&quot;}" calcext:value-type="string">
            <text:p>{"index": {"_id": "84.30C"}}{"name": "Distribution sociale de revenus", "parent": "O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5.10Z</text:p>
          </table:table-cell>
          <table:table-cell office:value-type="string" calcext:value-type="string">
            <text:p>Enseignement pré-primaire</text:p>
          </table:table-cell>
          <table:table-cell table:formula="of:=LEFT([.A655];2)" office:value-type="string" office:string-value="85" calcext:value-type="string">
            <text:p>85</text:p>
          </table:table-cell>
          <table:table-cell table:style-name="ce2" table:formula="of:=VLOOKUP([.C655];[n2.$A$4:.$C$91];3;0)" office:value-type="string" office:string-value="P" calcext:value-type="string">
            <text:p>P</text:p>
          </table:table-cell>
          <table:table-cell table:style-name="ce2" table:formula="of:=IF([.D655]=[.D654];&quot;&quot;;CONCATENATE(&quot;{&quot;&quot;index&quot;&quot;: {&quot;&quot;_id&quot;&quot;: &quot;&quot;&quot;;[.D655];&quot;&quot;&quot;}}{&quot;&quot;name&quot;&quot;: &quot;&quot;&quot;;VLOOKUP([.D655];[n1.$A$4:.$B$24];2;0);&quot;&quot;&quot;, &quot;&quot;parent&quot;&quot;: null}&quot;))" office:value-type="string" office:string-value="{&quot;index&quot;: {&quot;_id&quot;: &quot;P&quot;}}{&quot;name&quot;: &quot;Enseignement&quot;, &quot;parent&quot;: null}" calcext:value-type="string">
            <text:p>{"index": {"_id": "P"}}{"name": "Enseignement", "parent": null}</text:p>
          </table:table-cell>
          <table:table-cell table:style-name="ce2" table:formula="of:=CONCATENATE(&quot;{&quot;&quot;index&quot;&quot;: {&quot;&quot;_id&quot;&quot;: &quot;&quot;&quot;;[.A655];&quot;&quot;&quot;}}{&quot;&quot;name&quot;&quot;: &quot;&quot;&quot;;[.B655];&quot;&quot;&quot;, &quot;&quot;parent&quot;&quot;: &quot;&quot;&quot;;[.D655];&quot;&quot;&quot;}&quot;)" office:value-type="string" office:string-value="{&quot;index&quot;: {&quot;_id&quot;: &quot;85.10Z&quot;}}{&quot;name&quot;: &quot;Enseignement pré-primaire&quot;, &quot;parent&quot;: &quot;P&quot;}" calcext:value-type="string">
            <text:p>{"index": {"_id": "85.10Z"}}{"name": "Enseignement pré-primaire", "parent": "P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5.20Z</text:p>
          </table:table-cell>
          <table:table-cell office:value-type="string" calcext:value-type="string">
            <text:p>Enseignement primaire</text:p>
          </table:table-cell>
          <table:table-cell table:formula="of:=LEFT([.A656];2)" office:value-type="string" office:string-value="85" calcext:value-type="string">
            <text:p>85</text:p>
          </table:table-cell>
          <table:table-cell table:style-name="ce2" table:formula="of:=VLOOKUP([.C656];[n2.$A$4:.$C$91];3;0)" office:value-type="string" office:string-value="P" calcext:value-type="string">
            <text:p>P</text:p>
          </table:table-cell>
          <table:table-cell table:style-name="ce2" table:formula="of:=IF([.D656]=[.D655];&quot;&quot;;CONCATENATE(&quot;{&quot;&quot;index&quot;&quot;: {&quot;&quot;_id&quot;&quot;: &quot;&quot;&quot;;[.D656];&quot;&quot;&quot;}}{&quot;&quot;name&quot;&quot;: &quot;&quot;&quot;;VLOOKUP([.D65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56];&quot;&quot;&quot;}}{&quot;&quot;name&quot;&quot;: &quot;&quot;&quot;;[.B656];&quot;&quot;&quot;, &quot;&quot;parent&quot;&quot;: &quot;&quot;&quot;;[.D656];&quot;&quot;&quot;}&quot;)" office:value-type="string" office:string-value="{&quot;index&quot;: {&quot;_id&quot;: &quot;85.20Z&quot;}}{&quot;name&quot;: &quot;Enseignement primaire&quot;, &quot;parent&quot;: &quot;P&quot;}" calcext:value-type="string">
            <text:p>{"index": {"_id": "85.20Z"}}{"name": "Enseignement primaire", "parent": "P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5.31Z</text:p>
          </table:table-cell>
          <table:table-cell office:value-type="string" calcext:value-type="string">
            <text:p>Enseignement secondaire général</text:p>
          </table:table-cell>
          <table:table-cell table:formula="of:=LEFT([.A657];2)" office:value-type="string" office:string-value="85" calcext:value-type="string">
            <text:p>85</text:p>
          </table:table-cell>
          <table:table-cell table:style-name="ce2" table:formula="of:=VLOOKUP([.C657];[n2.$A$4:.$C$91];3;0)" office:value-type="string" office:string-value="P" calcext:value-type="string">
            <text:p>P</text:p>
          </table:table-cell>
          <table:table-cell table:style-name="ce2" table:formula="of:=IF([.D657]=[.D656];&quot;&quot;;CONCATENATE(&quot;{&quot;&quot;index&quot;&quot;: {&quot;&quot;_id&quot;&quot;: &quot;&quot;&quot;;[.D657];&quot;&quot;&quot;}}{&quot;&quot;name&quot;&quot;: &quot;&quot;&quot;;VLOOKUP([.D65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57];&quot;&quot;&quot;}}{&quot;&quot;name&quot;&quot;: &quot;&quot;&quot;;[.B657];&quot;&quot;&quot;, &quot;&quot;parent&quot;&quot;: &quot;&quot;&quot;;[.D657];&quot;&quot;&quot;}&quot;)" office:value-type="string" office:string-value="{&quot;index&quot;: {&quot;_id&quot;: &quot;85.31Z&quot;}}{&quot;name&quot;: &quot;Enseignement secondaire général&quot;, &quot;parent&quot;: &quot;P&quot;}" calcext:value-type="string">
            <text:p>{"index": {"_id": "85.31Z"}}{"name": "Enseignement secondaire général", "parent": "P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5.32Z</text:p>
          </table:table-cell>
          <table:table-cell office:value-type="string" calcext:value-type="string">
            <text:p>Enseignement secondaire technique ou professionnel</text:p>
          </table:table-cell>
          <table:table-cell table:formula="of:=LEFT([.A658];2)" office:value-type="string" office:string-value="85" calcext:value-type="string">
            <text:p>85</text:p>
          </table:table-cell>
          <table:table-cell table:style-name="ce2" table:formula="of:=VLOOKUP([.C658];[n2.$A$4:.$C$91];3;0)" office:value-type="string" office:string-value="P" calcext:value-type="string">
            <text:p>P</text:p>
          </table:table-cell>
          <table:table-cell table:style-name="ce2" table:formula="of:=IF([.D658]=[.D657];&quot;&quot;;CONCATENATE(&quot;{&quot;&quot;index&quot;&quot;: {&quot;&quot;_id&quot;&quot;: &quot;&quot;&quot;;[.D658];&quot;&quot;&quot;}}{&quot;&quot;name&quot;&quot;: &quot;&quot;&quot;;VLOOKUP([.D65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58];&quot;&quot;&quot;}}{&quot;&quot;name&quot;&quot;: &quot;&quot;&quot;;[.B658];&quot;&quot;&quot;, &quot;&quot;parent&quot;&quot;: &quot;&quot;&quot;;[.D658];&quot;&quot;&quot;}&quot;)" office:value-type="string" office:string-value="{&quot;index&quot;: {&quot;_id&quot;: &quot;85.32Z&quot;}}{&quot;name&quot;: &quot;Enseignement secondaire technique ou professionnel&quot;, &quot;parent&quot;: &quot;P&quot;}" calcext:value-type="string">
            <text:p>{"index": {"_id": "85.32Z"}}{"name": "Enseignement secondaire technique ou professionnel", "parent": "P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5.41Z</text:p>
          </table:table-cell>
          <table:table-cell office:value-type="string" calcext:value-type="string">
            <text:p>Enseignement post-secondaire non supérieur</text:p>
          </table:table-cell>
          <table:table-cell table:formula="of:=LEFT([.A659];2)" office:value-type="string" office:string-value="85" calcext:value-type="string">
            <text:p>85</text:p>
          </table:table-cell>
          <table:table-cell table:style-name="ce2" table:formula="of:=VLOOKUP([.C659];[n2.$A$4:.$C$91];3;0)" office:value-type="string" office:string-value="P" calcext:value-type="string">
            <text:p>P</text:p>
          </table:table-cell>
          <table:table-cell table:style-name="ce2" table:formula="of:=IF([.D659]=[.D658];&quot;&quot;;CONCATENATE(&quot;{&quot;&quot;index&quot;&quot;: {&quot;&quot;_id&quot;&quot;: &quot;&quot;&quot;;[.D659];&quot;&quot;&quot;}}{&quot;&quot;name&quot;&quot;: &quot;&quot;&quot;;VLOOKUP([.D65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59];&quot;&quot;&quot;}}{&quot;&quot;name&quot;&quot;: &quot;&quot;&quot;;[.B659];&quot;&quot;&quot;, &quot;&quot;parent&quot;&quot;: &quot;&quot;&quot;;[.D659];&quot;&quot;&quot;}&quot;)" office:value-type="string" office:string-value="{&quot;index&quot;: {&quot;_id&quot;: &quot;85.41Z&quot;}}{&quot;name&quot;: &quot;Enseignement post-secondaire non supérieur&quot;, &quot;parent&quot;: &quot;P&quot;}" calcext:value-type="string">
            <text:p>{"index": {"_id": "85.41Z"}}{"name": "Enseignement post-secondaire non supérieur", "parent": "P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5.42Z</text:p>
          </table:table-cell>
          <table:table-cell office:value-type="string" calcext:value-type="string">
            <text:p>Enseignement supérieur</text:p>
          </table:table-cell>
          <table:table-cell table:formula="of:=LEFT([.A660];2)" office:value-type="string" office:string-value="85" calcext:value-type="string">
            <text:p>85</text:p>
          </table:table-cell>
          <table:table-cell table:style-name="ce2" table:formula="of:=VLOOKUP([.C660];[n2.$A$4:.$C$91];3;0)" office:value-type="string" office:string-value="P" calcext:value-type="string">
            <text:p>P</text:p>
          </table:table-cell>
          <table:table-cell table:style-name="ce2" table:formula="of:=IF([.D660]=[.D659];&quot;&quot;;CONCATENATE(&quot;{&quot;&quot;index&quot;&quot;: {&quot;&quot;_id&quot;&quot;: &quot;&quot;&quot;;[.D660];&quot;&quot;&quot;}}{&quot;&quot;name&quot;&quot;: &quot;&quot;&quot;;VLOOKUP([.D66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60];&quot;&quot;&quot;}}{&quot;&quot;name&quot;&quot;: &quot;&quot;&quot;;[.B660];&quot;&quot;&quot;, &quot;&quot;parent&quot;&quot;: &quot;&quot;&quot;;[.D660];&quot;&quot;&quot;}&quot;)" office:value-type="string" office:string-value="{&quot;index&quot;: {&quot;_id&quot;: &quot;85.42Z&quot;}}{&quot;name&quot;: &quot;Enseignement supérieur&quot;, &quot;parent&quot;: &quot;P&quot;}" calcext:value-type="string">
            <text:p>{"index": {"_id": "85.42Z"}}{"name": "Enseignement supérieur", "parent": "P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5.51Z</text:p>
          </table:table-cell>
          <table:table-cell office:value-type="string" calcext:value-type="string">
            <text:p>Enseignement de disciplines sportives et d'activités de loisirs</text:p>
          </table:table-cell>
          <table:table-cell table:formula="of:=LEFT([.A661];2)" office:value-type="string" office:string-value="85" calcext:value-type="string">
            <text:p>85</text:p>
          </table:table-cell>
          <table:table-cell table:style-name="ce2" table:formula="of:=VLOOKUP([.C661];[n2.$A$4:.$C$91];3;0)" office:value-type="string" office:string-value="P" calcext:value-type="string">
            <text:p>P</text:p>
          </table:table-cell>
          <table:table-cell table:style-name="ce2" table:formula="of:=IF([.D661]=[.D660];&quot;&quot;;CONCATENATE(&quot;{&quot;&quot;index&quot;&quot;: {&quot;&quot;_id&quot;&quot;: &quot;&quot;&quot;;[.D661];&quot;&quot;&quot;}}{&quot;&quot;name&quot;&quot;: &quot;&quot;&quot;;VLOOKUP([.D66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61];&quot;&quot;&quot;}}{&quot;&quot;name&quot;&quot;: &quot;&quot;&quot;;[.B661];&quot;&quot;&quot;, &quot;&quot;parent&quot;&quot;: &quot;&quot;&quot;;[.D661];&quot;&quot;&quot;}&quot;)" office:value-type="string" office:string-value="{&quot;index&quot;: {&quot;_id&quot;: &quot;85.51Z&quot;}}{&quot;name&quot;: &quot;Enseignement de disciplines sportives et d'activités de loisirs&quot;, &quot;parent&quot;: &quot;P&quot;}" calcext:value-type="string">
            <text:p>{"index": {"_id": "85.51Z"}}{"name": "Enseignement de disciplines sportives et d'activités de loisirs", "parent": "P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5.52Z</text:p>
          </table:table-cell>
          <table:table-cell office:value-type="string" calcext:value-type="string">
            <text:p>Enseignement culturel</text:p>
          </table:table-cell>
          <table:table-cell table:formula="of:=LEFT([.A662];2)" office:value-type="string" office:string-value="85" calcext:value-type="string">
            <text:p>85</text:p>
          </table:table-cell>
          <table:table-cell table:style-name="ce2" table:formula="of:=VLOOKUP([.C662];[n2.$A$4:.$C$91];3;0)" office:value-type="string" office:string-value="P" calcext:value-type="string">
            <text:p>P</text:p>
          </table:table-cell>
          <table:table-cell table:style-name="ce2" table:formula="of:=IF([.D662]=[.D661];&quot;&quot;;CONCATENATE(&quot;{&quot;&quot;index&quot;&quot;: {&quot;&quot;_id&quot;&quot;: &quot;&quot;&quot;;[.D662];&quot;&quot;&quot;}}{&quot;&quot;name&quot;&quot;: &quot;&quot;&quot;;VLOOKUP([.D66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62];&quot;&quot;&quot;}}{&quot;&quot;name&quot;&quot;: &quot;&quot;&quot;;[.B662];&quot;&quot;&quot;, &quot;&quot;parent&quot;&quot;: &quot;&quot;&quot;;[.D662];&quot;&quot;&quot;}&quot;)" office:value-type="string" office:string-value="{&quot;index&quot;: {&quot;_id&quot;: &quot;85.52Z&quot;}}{&quot;name&quot;: &quot;Enseignement culturel&quot;, &quot;parent&quot;: &quot;P&quot;}" calcext:value-type="string">
            <text:p>{"index": {"_id": "85.52Z"}}{"name": "Enseignement culturel", "parent": "P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5.53Z</text:p>
          </table:table-cell>
          <table:table-cell office:value-type="string" calcext:value-type="string">
            <text:p>Enseignement de la conduite</text:p>
          </table:table-cell>
          <table:table-cell table:formula="of:=LEFT([.A663];2)" office:value-type="string" office:string-value="85" calcext:value-type="string">
            <text:p>85</text:p>
          </table:table-cell>
          <table:table-cell table:style-name="ce2" table:formula="of:=VLOOKUP([.C663];[n2.$A$4:.$C$91];3;0)" office:value-type="string" office:string-value="P" calcext:value-type="string">
            <text:p>P</text:p>
          </table:table-cell>
          <table:table-cell table:style-name="ce2" table:formula="of:=IF([.D663]=[.D662];&quot;&quot;;CONCATENATE(&quot;{&quot;&quot;index&quot;&quot;: {&quot;&quot;_id&quot;&quot;: &quot;&quot;&quot;;[.D663];&quot;&quot;&quot;}}{&quot;&quot;name&quot;&quot;: &quot;&quot;&quot;;VLOOKUP([.D66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63];&quot;&quot;&quot;}}{&quot;&quot;name&quot;&quot;: &quot;&quot;&quot;;[.B663];&quot;&quot;&quot;, &quot;&quot;parent&quot;&quot;: &quot;&quot;&quot;;[.D663];&quot;&quot;&quot;}&quot;)" office:value-type="string" office:string-value="{&quot;index&quot;: {&quot;_id&quot;: &quot;85.53Z&quot;}}{&quot;name&quot;: &quot;Enseignement de la conduite&quot;, &quot;parent&quot;: &quot;P&quot;}" calcext:value-type="string">
            <text:p>{"index": {"_id": "85.53Z"}}{"name": "Enseignement de la conduite", "parent": "P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5.59A</text:p>
          </table:table-cell>
          <table:table-cell office:value-type="string" calcext:value-type="string">
            <text:p>Formation continue d'adultes</text:p>
          </table:table-cell>
          <table:table-cell table:formula="of:=LEFT([.A664];2)" office:value-type="string" office:string-value="85" calcext:value-type="string">
            <text:p>85</text:p>
          </table:table-cell>
          <table:table-cell table:style-name="ce2" table:formula="of:=VLOOKUP([.C664];[n2.$A$4:.$C$91];3;0)" office:value-type="string" office:string-value="P" calcext:value-type="string">
            <text:p>P</text:p>
          </table:table-cell>
          <table:table-cell table:style-name="ce2" table:formula="of:=IF([.D664]=[.D663];&quot;&quot;;CONCATENATE(&quot;{&quot;&quot;index&quot;&quot;: {&quot;&quot;_id&quot;&quot;: &quot;&quot;&quot;;[.D664];&quot;&quot;&quot;}}{&quot;&quot;name&quot;&quot;: &quot;&quot;&quot;;VLOOKUP([.D66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64];&quot;&quot;&quot;}}{&quot;&quot;name&quot;&quot;: &quot;&quot;&quot;;[.B664];&quot;&quot;&quot;, &quot;&quot;parent&quot;&quot;: &quot;&quot;&quot;;[.D664];&quot;&quot;&quot;}&quot;)" office:value-type="string" office:string-value="{&quot;index&quot;: {&quot;_id&quot;: &quot;85.59A&quot;}}{&quot;name&quot;: &quot;Formation continue d'adultes&quot;, &quot;parent&quot;: &quot;P&quot;}" calcext:value-type="string">
            <text:p>{"index": {"_id": "85.59A"}}{"name": "Formation continue d'adultes", "parent": "P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5.59B</text:p>
          </table:table-cell>
          <table:table-cell office:value-type="string" calcext:value-type="string">
            <text:p>Autres enseignements</text:p>
          </table:table-cell>
          <table:table-cell table:formula="of:=LEFT([.A665];2)" office:value-type="string" office:string-value="85" calcext:value-type="string">
            <text:p>85</text:p>
          </table:table-cell>
          <table:table-cell table:style-name="ce2" table:formula="of:=VLOOKUP([.C665];[n2.$A$4:.$C$91];3;0)" office:value-type="string" office:string-value="P" calcext:value-type="string">
            <text:p>P</text:p>
          </table:table-cell>
          <table:table-cell table:style-name="ce2" table:formula="of:=IF([.D665]=[.D664];&quot;&quot;;CONCATENATE(&quot;{&quot;&quot;index&quot;&quot;: {&quot;&quot;_id&quot;&quot;: &quot;&quot;&quot;;[.D665];&quot;&quot;&quot;}}{&quot;&quot;name&quot;&quot;: &quot;&quot;&quot;;VLOOKUP([.D66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65];&quot;&quot;&quot;}}{&quot;&quot;name&quot;&quot;: &quot;&quot;&quot;;[.B665];&quot;&quot;&quot;, &quot;&quot;parent&quot;&quot;: &quot;&quot;&quot;;[.D665];&quot;&quot;&quot;}&quot;)" office:value-type="string" office:string-value="{&quot;index&quot;: {&quot;_id&quot;: &quot;85.59B&quot;}}{&quot;name&quot;: &quot;Autres enseignements&quot;, &quot;parent&quot;: &quot;P&quot;}" calcext:value-type="string">
            <text:p>{"index": {"_id": "85.59B"}}{"name": "Autres enseignements", "parent": "P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5.60Z</text:p>
          </table:table-cell>
          <table:table-cell office:value-type="string" calcext:value-type="string">
            <text:p>Activités de soutien à l'enseignement</text:p>
          </table:table-cell>
          <table:table-cell table:formula="of:=LEFT([.A666];2)" office:value-type="string" office:string-value="85" calcext:value-type="string">
            <text:p>85</text:p>
          </table:table-cell>
          <table:table-cell table:style-name="ce2" table:formula="of:=VLOOKUP([.C666];[n2.$A$4:.$C$91];3;0)" office:value-type="string" office:string-value="P" calcext:value-type="string">
            <text:p>P</text:p>
          </table:table-cell>
          <table:table-cell table:style-name="ce2" table:formula="of:=IF([.D666]=[.D665];&quot;&quot;;CONCATENATE(&quot;{&quot;&quot;index&quot;&quot;: {&quot;&quot;_id&quot;&quot;: &quot;&quot;&quot;;[.D666];&quot;&quot;&quot;}}{&quot;&quot;name&quot;&quot;: &quot;&quot;&quot;;VLOOKUP([.D66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66];&quot;&quot;&quot;}}{&quot;&quot;name&quot;&quot;: &quot;&quot;&quot;;[.B666];&quot;&quot;&quot;, &quot;&quot;parent&quot;&quot;: &quot;&quot;&quot;;[.D666];&quot;&quot;&quot;}&quot;)" office:value-type="string" office:string-value="{&quot;index&quot;: {&quot;_id&quot;: &quot;85.60Z&quot;}}{&quot;name&quot;: &quot;Activités de soutien à l'enseignement&quot;, &quot;parent&quot;: &quot;P&quot;}" calcext:value-type="string">
            <text:p>{"index": {"_id": "85.60Z"}}{"name": "Activités de soutien à l'enseignement", "parent": "P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6.10Z</text:p>
          </table:table-cell>
          <table:table-cell office:value-type="string" calcext:value-type="string">
            <text:p>Activités hospitalières</text:p>
          </table:table-cell>
          <table:table-cell table:formula="of:=LEFT([.A667];2)" office:value-type="string" office:string-value="86" calcext:value-type="string">
            <text:p>86</text:p>
          </table:table-cell>
          <table:table-cell table:style-name="ce2" table:formula="of:=VLOOKUP([.C667];[n2.$A$4:.$C$91];3;0)" office:value-type="string" office:string-value="Q" calcext:value-type="string">
            <text:p>Q</text:p>
          </table:table-cell>
          <table:table-cell table:style-name="ce2" table:formula="of:=IF([.D667]=[.D666];&quot;&quot;;CONCATENATE(&quot;{&quot;&quot;index&quot;&quot;: {&quot;&quot;_id&quot;&quot;: &quot;&quot;&quot;;[.D667];&quot;&quot;&quot;}}{&quot;&quot;name&quot;&quot;: &quot;&quot;&quot;;VLOOKUP([.D667];[n1.$A$4:.$B$24];2;0);&quot;&quot;&quot;, &quot;&quot;parent&quot;&quot;: null}&quot;))" office:value-type="string" office:string-value="{&quot;index&quot;: {&quot;_id&quot;: &quot;Q&quot;}}{&quot;name&quot;: &quot;Santé humaine et action sociale&quot;, &quot;parent&quot;: null}" calcext:value-type="string">
            <text:p>{"index": {"_id": "Q"}}{"name": "Santé humaine et action sociale", "parent": null}</text:p>
          </table:table-cell>
          <table:table-cell table:style-name="ce2" table:formula="of:=CONCATENATE(&quot;{&quot;&quot;index&quot;&quot;: {&quot;&quot;_id&quot;&quot;: &quot;&quot;&quot;;[.A667];&quot;&quot;&quot;}}{&quot;&quot;name&quot;&quot;: &quot;&quot;&quot;;[.B667];&quot;&quot;&quot;, &quot;&quot;parent&quot;&quot;: &quot;&quot;&quot;;[.D667];&quot;&quot;&quot;}&quot;)" office:value-type="string" office:string-value="{&quot;index&quot;: {&quot;_id&quot;: &quot;86.10Z&quot;}}{&quot;name&quot;: &quot;Activités hospitalières&quot;, &quot;parent&quot;: &quot;Q&quot;}" calcext:value-type="string">
            <text:p>{"index": {"_id": "86.10Z"}}{"name": "Activités hospitalières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6.21Z</text:p>
          </table:table-cell>
          <table:table-cell office:value-type="string" calcext:value-type="string">
            <text:p>Activité des médecins généralistes</text:p>
          </table:table-cell>
          <table:table-cell table:formula="of:=LEFT([.A668];2)" office:value-type="string" office:string-value="86" calcext:value-type="string">
            <text:p>86</text:p>
          </table:table-cell>
          <table:table-cell table:style-name="ce2" table:formula="of:=VLOOKUP([.C668];[n2.$A$4:.$C$91];3;0)" office:value-type="string" office:string-value="Q" calcext:value-type="string">
            <text:p>Q</text:p>
          </table:table-cell>
          <table:table-cell table:style-name="ce2" table:formula="of:=IF([.D668]=[.D667];&quot;&quot;;CONCATENATE(&quot;{&quot;&quot;index&quot;&quot;: {&quot;&quot;_id&quot;&quot;: &quot;&quot;&quot;;[.D668];&quot;&quot;&quot;}}{&quot;&quot;name&quot;&quot;: &quot;&quot;&quot;;VLOOKUP([.D66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68];&quot;&quot;&quot;}}{&quot;&quot;name&quot;&quot;: &quot;&quot;&quot;;[.B668];&quot;&quot;&quot;, &quot;&quot;parent&quot;&quot;: &quot;&quot;&quot;;[.D668];&quot;&quot;&quot;}&quot;)" office:value-type="string" office:string-value="{&quot;index&quot;: {&quot;_id&quot;: &quot;86.21Z&quot;}}{&quot;name&quot;: &quot;Activité des médecins généralistes&quot;, &quot;parent&quot;: &quot;Q&quot;}" calcext:value-type="string">
            <text:p>{"index": {"_id": "86.21Z"}}{"name": "Activité des médecins généralistes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6.22A</text:p>
          </table:table-cell>
          <table:table-cell office:value-type="string" calcext:value-type="string">
            <text:p>Activités de radiodiagnostic et de radiothérapie</text:p>
          </table:table-cell>
          <table:table-cell table:formula="of:=LEFT([.A669];2)" office:value-type="string" office:string-value="86" calcext:value-type="string">
            <text:p>86</text:p>
          </table:table-cell>
          <table:table-cell table:style-name="ce2" table:formula="of:=VLOOKUP([.C669];[n2.$A$4:.$C$91];3;0)" office:value-type="string" office:string-value="Q" calcext:value-type="string">
            <text:p>Q</text:p>
          </table:table-cell>
          <table:table-cell table:style-name="ce2" table:formula="of:=IF([.D669]=[.D668];&quot;&quot;;CONCATENATE(&quot;{&quot;&quot;index&quot;&quot;: {&quot;&quot;_id&quot;&quot;: &quot;&quot;&quot;;[.D669];&quot;&quot;&quot;}}{&quot;&quot;name&quot;&quot;: &quot;&quot;&quot;;VLOOKUP([.D66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69];&quot;&quot;&quot;}}{&quot;&quot;name&quot;&quot;: &quot;&quot;&quot;;[.B669];&quot;&quot;&quot;, &quot;&quot;parent&quot;&quot;: &quot;&quot;&quot;;[.D669];&quot;&quot;&quot;}&quot;)" office:value-type="string" office:string-value="{&quot;index&quot;: {&quot;_id&quot;: &quot;86.22A&quot;}}{&quot;name&quot;: &quot;Activités de radiodiagnostic et de radiothérapie&quot;, &quot;parent&quot;: &quot;Q&quot;}" calcext:value-type="string">
            <text:p>{"index": {"_id": "86.22A"}}{"name": "Activités de radiodiagnostic et de radiothérapie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6.22B</text:p>
          </table:table-cell>
          <table:table-cell office:value-type="string" calcext:value-type="string">
            <text:p>Activités chirurgicales</text:p>
          </table:table-cell>
          <table:table-cell table:formula="of:=LEFT([.A670];2)" office:value-type="string" office:string-value="86" calcext:value-type="string">
            <text:p>86</text:p>
          </table:table-cell>
          <table:table-cell table:style-name="ce2" table:formula="of:=VLOOKUP([.C670];[n2.$A$4:.$C$91];3;0)" office:value-type="string" office:string-value="Q" calcext:value-type="string">
            <text:p>Q</text:p>
          </table:table-cell>
          <table:table-cell table:style-name="ce2" table:formula="of:=IF([.D670]=[.D669];&quot;&quot;;CONCATENATE(&quot;{&quot;&quot;index&quot;&quot;: {&quot;&quot;_id&quot;&quot;: &quot;&quot;&quot;;[.D670];&quot;&quot;&quot;}}{&quot;&quot;name&quot;&quot;: &quot;&quot;&quot;;VLOOKUP([.D67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70];&quot;&quot;&quot;}}{&quot;&quot;name&quot;&quot;: &quot;&quot;&quot;;[.B670];&quot;&quot;&quot;, &quot;&quot;parent&quot;&quot;: &quot;&quot;&quot;;[.D670];&quot;&quot;&quot;}&quot;)" office:value-type="string" office:string-value="{&quot;index&quot;: {&quot;_id&quot;: &quot;86.22B&quot;}}{&quot;name&quot;: &quot;Activités chirurgicales&quot;, &quot;parent&quot;: &quot;Q&quot;}" calcext:value-type="string">
            <text:p>{"index": {"_id": "86.22B"}}{"name": "Activités chirurgicales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6.22C</text:p>
          </table:table-cell>
          <table:table-cell office:value-type="string" calcext:value-type="string">
            <text:p>Autres activités des médecins spécialistes</text:p>
          </table:table-cell>
          <table:table-cell table:formula="of:=LEFT([.A671];2)" office:value-type="string" office:string-value="86" calcext:value-type="string">
            <text:p>86</text:p>
          </table:table-cell>
          <table:table-cell table:style-name="ce2" table:formula="of:=VLOOKUP([.C671];[n2.$A$4:.$C$91];3;0)" office:value-type="string" office:string-value="Q" calcext:value-type="string">
            <text:p>Q</text:p>
          </table:table-cell>
          <table:table-cell table:style-name="ce2" table:formula="of:=IF([.D671]=[.D670];&quot;&quot;;CONCATENATE(&quot;{&quot;&quot;index&quot;&quot;: {&quot;&quot;_id&quot;&quot;: &quot;&quot;&quot;;[.D671];&quot;&quot;&quot;}}{&quot;&quot;name&quot;&quot;: &quot;&quot;&quot;;VLOOKUP([.D67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71];&quot;&quot;&quot;}}{&quot;&quot;name&quot;&quot;: &quot;&quot;&quot;;[.B671];&quot;&quot;&quot;, &quot;&quot;parent&quot;&quot;: &quot;&quot;&quot;;[.D671];&quot;&quot;&quot;}&quot;)" office:value-type="string" office:string-value="{&quot;index&quot;: {&quot;_id&quot;: &quot;86.22C&quot;}}{&quot;name&quot;: &quot;Autres activités des médecins spécialistes&quot;, &quot;parent&quot;: &quot;Q&quot;}" calcext:value-type="string">
            <text:p>{"index": {"_id": "86.22C"}}{"name": "Autres activités des médecins spécialistes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6.23Z</text:p>
          </table:table-cell>
          <table:table-cell office:value-type="string" calcext:value-type="string">
            <text:p>Pratique dentaire</text:p>
          </table:table-cell>
          <table:table-cell table:formula="of:=LEFT([.A672];2)" office:value-type="string" office:string-value="86" calcext:value-type="string">
            <text:p>86</text:p>
          </table:table-cell>
          <table:table-cell table:style-name="ce2" table:formula="of:=VLOOKUP([.C672];[n2.$A$4:.$C$91];3;0)" office:value-type="string" office:string-value="Q" calcext:value-type="string">
            <text:p>Q</text:p>
          </table:table-cell>
          <table:table-cell table:style-name="ce2" table:formula="of:=IF([.D672]=[.D671];&quot;&quot;;CONCATENATE(&quot;{&quot;&quot;index&quot;&quot;: {&quot;&quot;_id&quot;&quot;: &quot;&quot;&quot;;[.D672];&quot;&quot;&quot;}}{&quot;&quot;name&quot;&quot;: &quot;&quot;&quot;;VLOOKUP([.D67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72];&quot;&quot;&quot;}}{&quot;&quot;name&quot;&quot;: &quot;&quot;&quot;;[.B672];&quot;&quot;&quot;, &quot;&quot;parent&quot;&quot;: &quot;&quot;&quot;;[.D672];&quot;&quot;&quot;}&quot;)" office:value-type="string" office:string-value="{&quot;index&quot;: {&quot;_id&quot;: &quot;86.23Z&quot;}}{&quot;name&quot;: &quot;Pratique dentaire&quot;, &quot;parent&quot;: &quot;Q&quot;}" calcext:value-type="string">
            <text:p>{"index": {"_id": "86.23Z"}}{"name": "Pratique dentaire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6.90A</text:p>
          </table:table-cell>
          <table:table-cell office:value-type="string" calcext:value-type="string">
            <text:p>Ambulances</text:p>
          </table:table-cell>
          <table:table-cell table:formula="of:=LEFT([.A673];2)" office:value-type="string" office:string-value="86" calcext:value-type="string">
            <text:p>86</text:p>
          </table:table-cell>
          <table:table-cell table:style-name="ce2" table:formula="of:=VLOOKUP([.C673];[n2.$A$4:.$C$91];3;0)" office:value-type="string" office:string-value="Q" calcext:value-type="string">
            <text:p>Q</text:p>
          </table:table-cell>
          <table:table-cell table:style-name="ce2" table:formula="of:=IF([.D673]=[.D672];&quot;&quot;;CONCATENATE(&quot;{&quot;&quot;index&quot;&quot;: {&quot;&quot;_id&quot;&quot;: &quot;&quot;&quot;;[.D673];&quot;&quot;&quot;}}{&quot;&quot;name&quot;&quot;: &quot;&quot;&quot;;VLOOKUP([.D67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73];&quot;&quot;&quot;}}{&quot;&quot;name&quot;&quot;: &quot;&quot;&quot;;[.B673];&quot;&quot;&quot;, &quot;&quot;parent&quot;&quot;: &quot;&quot;&quot;;[.D673];&quot;&quot;&quot;}&quot;)" office:value-type="string" office:string-value="{&quot;index&quot;: {&quot;_id&quot;: &quot;86.90A&quot;}}{&quot;name&quot;: &quot;Ambulances&quot;, &quot;parent&quot;: &quot;Q&quot;}" calcext:value-type="string">
            <text:p>{"index": {"_id": "86.90A"}}{"name": "Ambulances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6.90B</text:p>
          </table:table-cell>
          <table:table-cell office:value-type="string" calcext:value-type="string">
            <text:p>Laboratoires d'analyses médicales</text:p>
          </table:table-cell>
          <table:table-cell table:formula="of:=LEFT([.A674];2)" office:value-type="string" office:string-value="86" calcext:value-type="string">
            <text:p>86</text:p>
          </table:table-cell>
          <table:table-cell table:style-name="ce2" table:formula="of:=VLOOKUP([.C674];[n2.$A$4:.$C$91];3;0)" office:value-type="string" office:string-value="Q" calcext:value-type="string">
            <text:p>Q</text:p>
          </table:table-cell>
          <table:table-cell table:style-name="ce2" table:formula="of:=IF([.D674]=[.D673];&quot;&quot;;CONCATENATE(&quot;{&quot;&quot;index&quot;&quot;: {&quot;&quot;_id&quot;&quot;: &quot;&quot;&quot;;[.D674];&quot;&quot;&quot;}}{&quot;&quot;name&quot;&quot;: &quot;&quot;&quot;;VLOOKUP([.D67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74];&quot;&quot;&quot;}}{&quot;&quot;name&quot;&quot;: &quot;&quot;&quot;;[.B674];&quot;&quot;&quot;, &quot;&quot;parent&quot;&quot;: &quot;&quot;&quot;;[.D674];&quot;&quot;&quot;}&quot;)" office:value-type="string" office:string-value="{&quot;index&quot;: {&quot;_id&quot;: &quot;86.90B&quot;}}{&quot;name&quot;: &quot;Laboratoires d'analyses médicales&quot;, &quot;parent&quot;: &quot;Q&quot;}" calcext:value-type="string">
            <text:p>{"index": {"_id": "86.90B"}}{"name": "Laboratoires d'analyses médicales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6.90C</text:p>
          </table:table-cell>
          <table:table-cell office:value-type="string" calcext:value-type="string">
            <text:p>Centres de collecte et banques d'organes</text:p>
          </table:table-cell>
          <table:table-cell table:formula="of:=LEFT([.A675];2)" office:value-type="string" office:string-value="86" calcext:value-type="string">
            <text:p>86</text:p>
          </table:table-cell>
          <table:table-cell table:style-name="ce2" table:formula="of:=VLOOKUP([.C675];[n2.$A$4:.$C$91];3;0)" office:value-type="string" office:string-value="Q" calcext:value-type="string">
            <text:p>Q</text:p>
          </table:table-cell>
          <table:table-cell table:style-name="ce2" table:formula="of:=IF([.D675]=[.D674];&quot;&quot;;CONCATENATE(&quot;{&quot;&quot;index&quot;&quot;: {&quot;&quot;_id&quot;&quot;: &quot;&quot;&quot;;[.D675];&quot;&quot;&quot;}}{&quot;&quot;name&quot;&quot;: &quot;&quot;&quot;;VLOOKUP([.D67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75];&quot;&quot;&quot;}}{&quot;&quot;name&quot;&quot;: &quot;&quot;&quot;;[.B675];&quot;&quot;&quot;, &quot;&quot;parent&quot;&quot;: &quot;&quot;&quot;;[.D675];&quot;&quot;&quot;}&quot;)" office:value-type="string" office:string-value="{&quot;index&quot;: {&quot;_id&quot;: &quot;86.90C&quot;}}{&quot;name&quot;: &quot;Centres de collecte et banques d'organes&quot;, &quot;parent&quot;: &quot;Q&quot;}" calcext:value-type="string">
            <text:p>{"index": {"_id": "86.90C"}}{"name": "Centres de collecte et banques d'organes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6.90D</text:p>
          </table:table-cell>
          <table:table-cell office:value-type="string" calcext:value-type="string">
            <text:p>Activités des infirmiers et des sages-femmes</text:p>
          </table:table-cell>
          <table:table-cell table:formula="of:=LEFT([.A676];2)" office:value-type="string" office:string-value="86" calcext:value-type="string">
            <text:p>86</text:p>
          </table:table-cell>
          <table:table-cell table:style-name="ce2" table:formula="of:=VLOOKUP([.C676];[n2.$A$4:.$C$91];3;0)" office:value-type="string" office:string-value="Q" calcext:value-type="string">
            <text:p>Q</text:p>
          </table:table-cell>
          <table:table-cell table:style-name="ce2" table:formula="of:=IF([.D676]=[.D675];&quot;&quot;;CONCATENATE(&quot;{&quot;&quot;index&quot;&quot;: {&quot;&quot;_id&quot;&quot;: &quot;&quot;&quot;;[.D676];&quot;&quot;&quot;}}{&quot;&quot;name&quot;&quot;: &quot;&quot;&quot;;VLOOKUP([.D67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76];&quot;&quot;&quot;}}{&quot;&quot;name&quot;&quot;: &quot;&quot;&quot;;[.B676];&quot;&quot;&quot;, &quot;&quot;parent&quot;&quot;: &quot;&quot;&quot;;[.D676];&quot;&quot;&quot;}&quot;)" office:value-type="string" office:string-value="{&quot;index&quot;: {&quot;_id&quot;: &quot;86.90D&quot;}}{&quot;name&quot;: &quot;Activités des infirmiers et des sages-femmes&quot;, &quot;parent&quot;: &quot;Q&quot;}" calcext:value-type="string">
            <text:p>{"index": {"_id": "86.90D"}}{"name": "Activités des infirmiers et des sages-femmes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6.90E</text:p>
          </table:table-cell>
          <table:table-cell office:value-type="string" calcext:value-type="string">
            <text:p>Activités des professionnels de la rééducation, de l'appareillage et des pédicures-podologues</text:p>
          </table:table-cell>
          <table:table-cell table:formula="of:=LEFT([.A677];2)" office:value-type="string" office:string-value="86" calcext:value-type="string">
            <text:p>86</text:p>
          </table:table-cell>
          <table:table-cell table:style-name="ce2" table:formula="of:=VLOOKUP([.C677];[n2.$A$4:.$C$91];3;0)" office:value-type="string" office:string-value="Q" calcext:value-type="string">
            <text:p>Q</text:p>
          </table:table-cell>
          <table:table-cell table:style-name="ce2" table:formula="of:=IF([.D677]=[.D676];&quot;&quot;;CONCATENATE(&quot;{&quot;&quot;index&quot;&quot;: {&quot;&quot;_id&quot;&quot;: &quot;&quot;&quot;;[.D677];&quot;&quot;&quot;}}{&quot;&quot;name&quot;&quot;: &quot;&quot;&quot;;VLOOKUP([.D67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77];&quot;&quot;&quot;}}{&quot;&quot;name&quot;&quot;: &quot;&quot;&quot;;[.B677];&quot;&quot;&quot;, &quot;&quot;parent&quot;&quot;: &quot;&quot;&quot;;[.D677];&quot;&quot;&quot;}&quot;)" office:value-type="string" office:string-value="{&quot;index&quot;: {&quot;_id&quot;: &quot;86.90E&quot;}}{&quot;name&quot;: &quot;Activités des professionnels de la rééducation, de l'appareillage et des pédicures-podologues&quot;, &quot;parent&quot;: &quot;Q&quot;}" calcext:value-type="string">
            <text:p>{"index": {"_id": "86.90E"}}{"name": "Activités des professionnels de la rééducation, de l'appareillage et des pédicures-podologues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6.90F</text:p>
          </table:table-cell>
          <table:table-cell office:value-type="string" calcext:value-type="string">
            <text:p>Activités de santé humaine non classées ailleurs</text:p>
          </table:table-cell>
          <table:table-cell table:formula="of:=LEFT([.A678];2)" office:value-type="string" office:string-value="86" calcext:value-type="string">
            <text:p>86</text:p>
          </table:table-cell>
          <table:table-cell table:style-name="ce2" table:formula="of:=VLOOKUP([.C678];[n2.$A$4:.$C$91];3;0)" office:value-type="string" office:string-value="Q" calcext:value-type="string">
            <text:p>Q</text:p>
          </table:table-cell>
          <table:table-cell table:style-name="ce2" table:formula="of:=IF([.D678]=[.D677];&quot;&quot;;CONCATENATE(&quot;{&quot;&quot;index&quot;&quot;: {&quot;&quot;_id&quot;&quot;: &quot;&quot;&quot;;[.D678];&quot;&quot;&quot;}}{&quot;&quot;name&quot;&quot;: &quot;&quot;&quot;;VLOOKUP([.D67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78];&quot;&quot;&quot;}}{&quot;&quot;name&quot;&quot;: &quot;&quot;&quot;;[.B678];&quot;&quot;&quot;, &quot;&quot;parent&quot;&quot;: &quot;&quot;&quot;;[.D678];&quot;&quot;&quot;}&quot;)" office:value-type="string" office:string-value="{&quot;index&quot;: {&quot;_id&quot;: &quot;86.90F&quot;}}{&quot;name&quot;: &quot;Activités de santé humaine non classées ailleurs&quot;, &quot;parent&quot;: &quot;Q&quot;}" calcext:value-type="string">
            <text:p>{"index": {"_id": "86.90F"}}{"name": "Activités de santé humaine non classées ailleurs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7.10A</text:p>
          </table:table-cell>
          <table:table-cell office:value-type="string" calcext:value-type="string">
            <text:p>Hébergement médicalisé pour personnes âgées</text:p>
          </table:table-cell>
          <table:table-cell table:formula="of:=LEFT([.A679];2)" office:value-type="string" office:string-value="87" calcext:value-type="string">
            <text:p>87</text:p>
          </table:table-cell>
          <table:table-cell table:style-name="ce2" table:formula="of:=VLOOKUP([.C679];[n2.$A$4:.$C$91];3;0)" office:value-type="string" office:string-value="Q" calcext:value-type="string">
            <text:p>Q</text:p>
          </table:table-cell>
          <table:table-cell table:style-name="ce2" table:formula="of:=IF([.D679]=[.D678];&quot;&quot;;CONCATENATE(&quot;{&quot;&quot;index&quot;&quot;: {&quot;&quot;_id&quot;&quot;: &quot;&quot;&quot;;[.D679];&quot;&quot;&quot;}}{&quot;&quot;name&quot;&quot;: &quot;&quot;&quot;;VLOOKUP([.D67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79];&quot;&quot;&quot;}}{&quot;&quot;name&quot;&quot;: &quot;&quot;&quot;;[.B679];&quot;&quot;&quot;, &quot;&quot;parent&quot;&quot;: &quot;&quot;&quot;;[.D679];&quot;&quot;&quot;}&quot;)" office:value-type="string" office:string-value="{&quot;index&quot;: {&quot;_id&quot;: &quot;87.10A&quot;}}{&quot;name&quot;: &quot;Hébergement médicalisé pour personnes âgées&quot;, &quot;parent&quot;: &quot;Q&quot;}" calcext:value-type="string">
            <text:p>{"index": {"_id": "87.10A"}}{"name": "Hébergement médicalisé pour personnes âgées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7.10B</text:p>
          </table:table-cell>
          <table:table-cell office:value-type="string" calcext:value-type="string">
            <text:p>Hébergement médicalisé pour enfants handicapés</text:p>
          </table:table-cell>
          <table:table-cell table:formula="of:=LEFT([.A680];2)" office:value-type="string" office:string-value="87" calcext:value-type="string">
            <text:p>87</text:p>
          </table:table-cell>
          <table:table-cell table:style-name="ce2" table:formula="of:=VLOOKUP([.C680];[n2.$A$4:.$C$91];3;0)" office:value-type="string" office:string-value="Q" calcext:value-type="string">
            <text:p>Q</text:p>
          </table:table-cell>
          <table:table-cell table:style-name="ce2" table:formula="of:=IF([.D680]=[.D679];&quot;&quot;;CONCATENATE(&quot;{&quot;&quot;index&quot;&quot;: {&quot;&quot;_id&quot;&quot;: &quot;&quot;&quot;;[.D680];&quot;&quot;&quot;}}{&quot;&quot;name&quot;&quot;: &quot;&quot;&quot;;VLOOKUP([.D68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80];&quot;&quot;&quot;}}{&quot;&quot;name&quot;&quot;: &quot;&quot;&quot;;[.B680];&quot;&quot;&quot;, &quot;&quot;parent&quot;&quot;: &quot;&quot;&quot;;[.D680];&quot;&quot;&quot;}&quot;)" office:value-type="string" office:string-value="{&quot;index&quot;: {&quot;_id&quot;: &quot;87.10B&quot;}}{&quot;name&quot;: &quot;Hébergement médicalisé pour enfants handicapés&quot;, &quot;parent&quot;: &quot;Q&quot;}" calcext:value-type="string">
            <text:p>{"index": {"_id": "87.10B"}}{"name": "Hébergement médicalisé pour enfants handicapés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7.10C</text:p>
          </table:table-cell>
          <table:table-cell office:value-type="string" calcext:value-type="string">
            <text:p>Hébergement médicalisé pour adultes handicapés et autre hébergement médicalisé</text:p>
          </table:table-cell>
          <table:table-cell table:formula="of:=LEFT([.A681];2)" office:value-type="string" office:string-value="87" calcext:value-type="string">
            <text:p>87</text:p>
          </table:table-cell>
          <table:table-cell table:style-name="ce2" table:formula="of:=VLOOKUP([.C681];[n2.$A$4:.$C$91];3;0)" office:value-type="string" office:string-value="Q" calcext:value-type="string">
            <text:p>Q</text:p>
          </table:table-cell>
          <table:table-cell table:style-name="ce2" table:formula="of:=IF([.D681]=[.D680];&quot;&quot;;CONCATENATE(&quot;{&quot;&quot;index&quot;&quot;: {&quot;&quot;_id&quot;&quot;: &quot;&quot;&quot;;[.D681];&quot;&quot;&quot;}}{&quot;&quot;name&quot;&quot;: &quot;&quot;&quot;;VLOOKUP([.D68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81];&quot;&quot;&quot;}}{&quot;&quot;name&quot;&quot;: &quot;&quot;&quot;;[.B681];&quot;&quot;&quot;, &quot;&quot;parent&quot;&quot;: &quot;&quot;&quot;;[.D681];&quot;&quot;&quot;}&quot;)" office:value-type="string" office:string-value="{&quot;index&quot;: {&quot;_id&quot;: &quot;87.10C&quot;}}{&quot;name&quot;: &quot;Hébergement médicalisé pour adultes handicapés et autre hébergement médicalisé&quot;, &quot;parent&quot;: &quot;Q&quot;}" calcext:value-type="string">
            <text:p>{"index": {"_id": "87.10C"}}{"name": "Hébergement médicalisé pour adultes handicapés et autre hébergement médicalisé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7.20A</text:p>
          </table:table-cell>
          <table:table-cell office:value-type="string" calcext:value-type="string">
            <text:p>Hébergement social pour handicapés mentaux et malades mentaux</text:p>
          </table:table-cell>
          <table:table-cell table:formula="of:=LEFT([.A682];2)" office:value-type="string" office:string-value="87" calcext:value-type="string">
            <text:p>87</text:p>
          </table:table-cell>
          <table:table-cell table:style-name="ce2" table:formula="of:=VLOOKUP([.C682];[n2.$A$4:.$C$91];3;0)" office:value-type="string" office:string-value="Q" calcext:value-type="string">
            <text:p>Q</text:p>
          </table:table-cell>
          <table:table-cell table:style-name="ce2" table:formula="of:=IF([.D682]=[.D681];&quot;&quot;;CONCATENATE(&quot;{&quot;&quot;index&quot;&quot;: {&quot;&quot;_id&quot;&quot;: &quot;&quot;&quot;;[.D682];&quot;&quot;&quot;}}{&quot;&quot;name&quot;&quot;: &quot;&quot;&quot;;VLOOKUP([.D68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82];&quot;&quot;&quot;}}{&quot;&quot;name&quot;&quot;: &quot;&quot;&quot;;[.B682];&quot;&quot;&quot;, &quot;&quot;parent&quot;&quot;: &quot;&quot;&quot;;[.D682];&quot;&quot;&quot;}&quot;)" office:value-type="string" office:string-value="{&quot;index&quot;: {&quot;_id&quot;: &quot;87.20A&quot;}}{&quot;name&quot;: &quot;Hébergement social pour handicapés mentaux et malades mentaux&quot;, &quot;parent&quot;: &quot;Q&quot;}" calcext:value-type="string">
            <text:p>{"index": {"_id": "87.20A"}}{"name": "Hébergement social pour handicapés mentaux et malades mentaux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7.20B</text:p>
          </table:table-cell>
          <table:table-cell office:value-type="string" calcext:value-type="string">
            <text:p>Hébergement social pour toxicomanes</text:p>
          </table:table-cell>
          <table:table-cell table:formula="of:=LEFT([.A683];2)" office:value-type="string" office:string-value="87" calcext:value-type="string">
            <text:p>87</text:p>
          </table:table-cell>
          <table:table-cell table:style-name="ce2" table:formula="of:=VLOOKUP([.C683];[n2.$A$4:.$C$91];3;0)" office:value-type="string" office:string-value="Q" calcext:value-type="string">
            <text:p>Q</text:p>
          </table:table-cell>
          <table:table-cell table:style-name="ce2" table:formula="of:=IF([.D683]=[.D682];&quot;&quot;;CONCATENATE(&quot;{&quot;&quot;index&quot;&quot;: {&quot;&quot;_id&quot;&quot;: &quot;&quot;&quot;;[.D683];&quot;&quot;&quot;}}{&quot;&quot;name&quot;&quot;: &quot;&quot;&quot;;VLOOKUP([.D68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83];&quot;&quot;&quot;}}{&quot;&quot;name&quot;&quot;: &quot;&quot;&quot;;[.B683];&quot;&quot;&quot;, &quot;&quot;parent&quot;&quot;: &quot;&quot;&quot;;[.D683];&quot;&quot;&quot;}&quot;)" office:value-type="string" office:string-value="{&quot;index&quot;: {&quot;_id&quot;: &quot;87.20B&quot;}}{&quot;name&quot;: &quot;Hébergement social pour toxicomanes&quot;, &quot;parent&quot;: &quot;Q&quot;}" calcext:value-type="string">
            <text:p>{"index": {"_id": "87.20B"}}{"name": "Hébergement social pour toxicomanes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7.30A</text:p>
          </table:table-cell>
          <table:table-cell office:value-type="string" calcext:value-type="string">
            <text:p>Hébergement social pour personnes âgées</text:p>
          </table:table-cell>
          <table:table-cell table:formula="of:=LEFT([.A684];2)" office:value-type="string" office:string-value="87" calcext:value-type="string">
            <text:p>87</text:p>
          </table:table-cell>
          <table:table-cell table:style-name="ce2" table:formula="of:=VLOOKUP([.C684];[n2.$A$4:.$C$91];3;0)" office:value-type="string" office:string-value="Q" calcext:value-type="string">
            <text:p>Q</text:p>
          </table:table-cell>
          <table:table-cell table:style-name="ce2" table:formula="of:=IF([.D684]=[.D683];&quot;&quot;;CONCATENATE(&quot;{&quot;&quot;index&quot;&quot;: {&quot;&quot;_id&quot;&quot;: &quot;&quot;&quot;;[.D684];&quot;&quot;&quot;}}{&quot;&quot;name&quot;&quot;: &quot;&quot;&quot;;VLOOKUP([.D68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84];&quot;&quot;&quot;}}{&quot;&quot;name&quot;&quot;: &quot;&quot;&quot;;[.B684];&quot;&quot;&quot;, &quot;&quot;parent&quot;&quot;: &quot;&quot;&quot;;[.D684];&quot;&quot;&quot;}&quot;)" office:value-type="string" office:string-value="{&quot;index&quot;: {&quot;_id&quot;: &quot;87.30A&quot;}}{&quot;name&quot;: &quot;Hébergement social pour personnes âgées&quot;, &quot;parent&quot;: &quot;Q&quot;}" calcext:value-type="string">
            <text:p>{"index": {"_id": "87.30A"}}{"name": "Hébergement social pour personnes âgées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7.30B</text:p>
          </table:table-cell>
          <table:table-cell office:value-type="string" calcext:value-type="string">
            <text:p>Hébergement social pour handicapés physiques</text:p>
          </table:table-cell>
          <table:table-cell table:formula="of:=LEFT([.A685];2)" office:value-type="string" office:string-value="87" calcext:value-type="string">
            <text:p>87</text:p>
          </table:table-cell>
          <table:table-cell table:style-name="ce2" table:formula="of:=VLOOKUP([.C685];[n2.$A$4:.$C$91];3;0)" office:value-type="string" office:string-value="Q" calcext:value-type="string">
            <text:p>Q</text:p>
          </table:table-cell>
          <table:table-cell table:style-name="ce2" table:formula="of:=IF([.D685]=[.D684];&quot;&quot;;CONCATENATE(&quot;{&quot;&quot;index&quot;&quot;: {&quot;&quot;_id&quot;&quot;: &quot;&quot;&quot;;[.D685];&quot;&quot;&quot;}}{&quot;&quot;name&quot;&quot;: &quot;&quot;&quot;;VLOOKUP([.D68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85];&quot;&quot;&quot;}}{&quot;&quot;name&quot;&quot;: &quot;&quot;&quot;;[.B685];&quot;&quot;&quot;, &quot;&quot;parent&quot;&quot;: &quot;&quot;&quot;;[.D685];&quot;&quot;&quot;}&quot;)" office:value-type="string" office:string-value="{&quot;index&quot;: {&quot;_id&quot;: &quot;87.30B&quot;}}{&quot;name&quot;: &quot;Hébergement social pour handicapés physiques&quot;, &quot;parent&quot;: &quot;Q&quot;}" calcext:value-type="string">
            <text:p>{"index": {"_id": "87.30B"}}{"name": "Hébergement social pour handicapés physiques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7.90A</text:p>
          </table:table-cell>
          <table:table-cell office:value-type="string" calcext:value-type="string">
            <text:p>Hébergement social pour enfants en difficultés</text:p>
          </table:table-cell>
          <table:table-cell table:formula="of:=LEFT([.A686];2)" office:value-type="string" office:string-value="87" calcext:value-type="string">
            <text:p>87</text:p>
          </table:table-cell>
          <table:table-cell table:style-name="ce2" table:formula="of:=VLOOKUP([.C686];[n2.$A$4:.$C$91];3;0)" office:value-type="string" office:string-value="Q" calcext:value-type="string">
            <text:p>Q</text:p>
          </table:table-cell>
          <table:table-cell table:style-name="ce2" table:formula="of:=IF([.D686]=[.D685];&quot;&quot;;CONCATENATE(&quot;{&quot;&quot;index&quot;&quot;: {&quot;&quot;_id&quot;&quot;: &quot;&quot;&quot;;[.D686];&quot;&quot;&quot;}}{&quot;&quot;name&quot;&quot;: &quot;&quot;&quot;;VLOOKUP([.D68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86];&quot;&quot;&quot;}}{&quot;&quot;name&quot;&quot;: &quot;&quot;&quot;;[.B686];&quot;&quot;&quot;, &quot;&quot;parent&quot;&quot;: &quot;&quot;&quot;;[.D686];&quot;&quot;&quot;}&quot;)" office:value-type="string" office:string-value="{&quot;index&quot;: {&quot;_id&quot;: &quot;87.90A&quot;}}{&quot;name&quot;: &quot;Hébergement social pour enfants en difficultés&quot;, &quot;parent&quot;: &quot;Q&quot;}" calcext:value-type="string">
            <text:p>{"index": {"_id": "87.90A"}}{"name": "Hébergement social pour enfants en difficultés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7.90B</text:p>
          </table:table-cell>
          <table:table-cell office:value-type="string" calcext:value-type="string">
            <text:p>Hébergement social pour adultes et familles en difficultés et autre hébergement social</text:p>
          </table:table-cell>
          <table:table-cell table:formula="of:=LEFT([.A687];2)" office:value-type="string" office:string-value="87" calcext:value-type="string">
            <text:p>87</text:p>
          </table:table-cell>
          <table:table-cell table:style-name="ce2" table:formula="of:=VLOOKUP([.C687];[n2.$A$4:.$C$91];3;0)" office:value-type="string" office:string-value="Q" calcext:value-type="string">
            <text:p>Q</text:p>
          </table:table-cell>
          <table:table-cell table:style-name="ce2" table:formula="of:=IF([.D687]=[.D686];&quot;&quot;;CONCATENATE(&quot;{&quot;&quot;index&quot;&quot;: {&quot;&quot;_id&quot;&quot;: &quot;&quot;&quot;;[.D687];&quot;&quot;&quot;}}{&quot;&quot;name&quot;&quot;: &quot;&quot;&quot;;VLOOKUP([.D68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87];&quot;&quot;&quot;}}{&quot;&quot;name&quot;&quot;: &quot;&quot;&quot;;[.B687];&quot;&quot;&quot;, &quot;&quot;parent&quot;&quot;: &quot;&quot;&quot;;[.D687];&quot;&quot;&quot;}&quot;)" office:value-type="string" office:string-value="{&quot;index&quot;: {&quot;_id&quot;: &quot;87.90B&quot;}}{&quot;name&quot;: &quot;Hébergement social pour adultes et familles en difficultés et autre hébergement social&quot;, &quot;parent&quot;: &quot;Q&quot;}" calcext:value-type="string">
            <text:p>{"index": {"_id": "87.90B"}}{"name": "Hébergement social pour adultes et familles en difficultés et autre hébergement social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8.10A</text:p>
          </table:table-cell>
          <table:table-cell office:value-type="string" calcext:value-type="string">
            <text:p>Aide à domicile</text:p>
          </table:table-cell>
          <table:table-cell table:formula="of:=LEFT([.A688];2)" office:value-type="string" office:string-value="88" calcext:value-type="string">
            <text:p>88</text:p>
          </table:table-cell>
          <table:table-cell table:style-name="ce2" table:formula="of:=VLOOKUP([.C688];[n2.$A$4:.$C$91];3;0)" office:value-type="string" office:string-value="Q" calcext:value-type="string">
            <text:p>Q</text:p>
          </table:table-cell>
          <table:table-cell table:style-name="ce2" table:formula="of:=IF([.D688]=[.D687];&quot;&quot;;CONCATENATE(&quot;{&quot;&quot;index&quot;&quot;: {&quot;&quot;_id&quot;&quot;: &quot;&quot;&quot;;[.D688];&quot;&quot;&quot;}}{&quot;&quot;name&quot;&quot;: &quot;&quot;&quot;;VLOOKUP([.D68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88];&quot;&quot;&quot;}}{&quot;&quot;name&quot;&quot;: &quot;&quot;&quot;;[.B688];&quot;&quot;&quot;, &quot;&quot;parent&quot;&quot;: &quot;&quot;&quot;;[.D688];&quot;&quot;&quot;}&quot;)" office:value-type="string" office:string-value="{&quot;index&quot;: {&quot;_id&quot;: &quot;88.10A&quot;}}{&quot;name&quot;: &quot;Aide à domicile&quot;, &quot;parent&quot;: &quot;Q&quot;}" calcext:value-type="string">
            <text:p>{"index": {"_id": "88.10A"}}{"name": "Aide à domicile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8.10B</text:p>
          </table:table-cell>
          <table:table-cell office:value-type="string" calcext:value-type="string">
            <text:p>Accueil ou accompagnement sans hébergement d'adultes handicapés ou de personnes âgées</text:p>
          </table:table-cell>
          <table:table-cell table:formula="of:=LEFT([.A689];2)" office:value-type="string" office:string-value="88" calcext:value-type="string">
            <text:p>88</text:p>
          </table:table-cell>
          <table:table-cell table:style-name="ce2" table:formula="of:=VLOOKUP([.C689];[n2.$A$4:.$C$91];3;0)" office:value-type="string" office:string-value="Q" calcext:value-type="string">
            <text:p>Q</text:p>
          </table:table-cell>
          <table:table-cell table:style-name="ce2" table:formula="of:=IF([.D689]=[.D688];&quot;&quot;;CONCATENATE(&quot;{&quot;&quot;index&quot;&quot;: {&quot;&quot;_id&quot;&quot;: &quot;&quot;&quot;;[.D689];&quot;&quot;&quot;}}{&quot;&quot;name&quot;&quot;: &quot;&quot;&quot;;VLOOKUP([.D68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89];&quot;&quot;&quot;}}{&quot;&quot;name&quot;&quot;: &quot;&quot;&quot;;[.B689];&quot;&quot;&quot;, &quot;&quot;parent&quot;&quot;: &quot;&quot;&quot;;[.D689];&quot;&quot;&quot;}&quot;)" office:value-type="string" office:string-value="{&quot;index&quot;: {&quot;_id&quot;: &quot;88.10B&quot;}}{&quot;name&quot;: &quot;Accueil ou accompagnement sans hébergement d'adultes handicapés ou de personnes âgées&quot;, &quot;parent&quot;: &quot;Q&quot;}" calcext:value-type="string">
            <text:p>{"index": {"_id": "88.10B"}}{"name": "Accueil ou accompagnement sans hébergement d'adultes handicapés ou de personnes âgées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8.10C</text:p>
          </table:table-cell>
          <table:table-cell office:value-type="string" calcext:value-type="string">
            <text:p>Aide par le travail</text:p>
          </table:table-cell>
          <table:table-cell table:formula="of:=LEFT([.A690];2)" office:value-type="string" office:string-value="88" calcext:value-type="string">
            <text:p>88</text:p>
          </table:table-cell>
          <table:table-cell table:style-name="ce2" table:formula="of:=VLOOKUP([.C690];[n2.$A$4:.$C$91];3;0)" office:value-type="string" office:string-value="Q" calcext:value-type="string">
            <text:p>Q</text:p>
          </table:table-cell>
          <table:table-cell table:style-name="ce2" table:formula="of:=IF([.D690]=[.D689];&quot;&quot;;CONCATENATE(&quot;{&quot;&quot;index&quot;&quot;: {&quot;&quot;_id&quot;&quot;: &quot;&quot;&quot;;[.D690];&quot;&quot;&quot;}}{&quot;&quot;name&quot;&quot;: &quot;&quot;&quot;;VLOOKUP([.D69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90];&quot;&quot;&quot;}}{&quot;&quot;name&quot;&quot;: &quot;&quot;&quot;;[.B690];&quot;&quot;&quot;, &quot;&quot;parent&quot;&quot;: &quot;&quot;&quot;;[.D690];&quot;&quot;&quot;}&quot;)" office:value-type="string" office:string-value="{&quot;index&quot;: {&quot;_id&quot;: &quot;88.10C&quot;}}{&quot;name&quot;: &quot;Aide par le travail&quot;, &quot;parent&quot;: &quot;Q&quot;}" calcext:value-type="string">
            <text:p>{"index": {"_id": "88.10C"}}{"name": "Aide par le travail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8.91A</text:p>
          </table:table-cell>
          <table:table-cell office:value-type="string" calcext:value-type="string">
            <text:p>Accueil de jeunes enfants</text:p>
          </table:table-cell>
          <table:table-cell table:formula="of:=LEFT([.A691];2)" office:value-type="string" office:string-value="88" calcext:value-type="string">
            <text:p>88</text:p>
          </table:table-cell>
          <table:table-cell table:style-name="ce2" table:formula="of:=VLOOKUP([.C691];[n2.$A$4:.$C$91];3;0)" office:value-type="string" office:string-value="Q" calcext:value-type="string">
            <text:p>Q</text:p>
          </table:table-cell>
          <table:table-cell table:style-name="ce2" table:formula="of:=IF([.D691]=[.D690];&quot;&quot;;CONCATENATE(&quot;{&quot;&quot;index&quot;&quot;: {&quot;&quot;_id&quot;&quot;: &quot;&quot;&quot;;[.D691];&quot;&quot;&quot;}}{&quot;&quot;name&quot;&quot;: &quot;&quot;&quot;;VLOOKUP([.D69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91];&quot;&quot;&quot;}}{&quot;&quot;name&quot;&quot;: &quot;&quot;&quot;;[.B691];&quot;&quot;&quot;, &quot;&quot;parent&quot;&quot;: &quot;&quot;&quot;;[.D691];&quot;&quot;&quot;}&quot;)" office:value-type="string" office:string-value="{&quot;index&quot;: {&quot;_id&quot;: &quot;88.91A&quot;}}{&quot;name&quot;: &quot;Accueil de jeunes enfants&quot;, &quot;parent&quot;: &quot;Q&quot;}" calcext:value-type="string">
            <text:p>{"index": {"_id": "88.91A"}}{"name": "Accueil de jeunes enfants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8.91B</text:p>
          </table:table-cell>
          <table:table-cell office:value-type="string" calcext:value-type="string">
            <text:p>Accueil ou accompagnement sans hébergement d'enfants handicapés</text:p>
          </table:table-cell>
          <table:table-cell table:formula="of:=LEFT([.A692];2)" office:value-type="string" office:string-value="88" calcext:value-type="string">
            <text:p>88</text:p>
          </table:table-cell>
          <table:table-cell table:style-name="ce2" table:formula="of:=VLOOKUP([.C692];[n2.$A$4:.$C$91];3;0)" office:value-type="string" office:string-value="Q" calcext:value-type="string">
            <text:p>Q</text:p>
          </table:table-cell>
          <table:table-cell table:style-name="ce2" table:formula="of:=IF([.D692]=[.D691];&quot;&quot;;CONCATENATE(&quot;{&quot;&quot;index&quot;&quot;: {&quot;&quot;_id&quot;&quot;: &quot;&quot;&quot;;[.D692];&quot;&quot;&quot;}}{&quot;&quot;name&quot;&quot;: &quot;&quot;&quot;;VLOOKUP([.D69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92];&quot;&quot;&quot;}}{&quot;&quot;name&quot;&quot;: &quot;&quot;&quot;;[.B692];&quot;&quot;&quot;, &quot;&quot;parent&quot;&quot;: &quot;&quot;&quot;;[.D692];&quot;&quot;&quot;}&quot;)" office:value-type="string" office:string-value="{&quot;index&quot;: {&quot;_id&quot;: &quot;88.91B&quot;}}{&quot;name&quot;: &quot;Accueil ou accompagnement sans hébergement d'enfants handicapés&quot;, &quot;parent&quot;: &quot;Q&quot;}" calcext:value-type="string">
            <text:p>{"index": {"_id": "88.91B"}}{"name": "Accueil ou accompagnement sans hébergement d'enfants handicapés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8.99A</text:p>
          </table:table-cell>
          <table:table-cell office:value-type="string" calcext:value-type="string">
            <text:p>Autre accueil ou accompagnement sans hébergement d'enfants et d'adolescents</text:p>
          </table:table-cell>
          <table:table-cell table:formula="of:=LEFT([.A693];2)" office:value-type="string" office:string-value="88" calcext:value-type="string">
            <text:p>88</text:p>
          </table:table-cell>
          <table:table-cell table:style-name="ce2" table:formula="of:=VLOOKUP([.C693];[n2.$A$4:.$C$91];3;0)" office:value-type="string" office:string-value="Q" calcext:value-type="string">
            <text:p>Q</text:p>
          </table:table-cell>
          <table:table-cell table:style-name="ce2" table:formula="of:=IF([.D693]=[.D692];&quot;&quot;;CONCATENATE(&quot;{&quot;&quot;index&quot;&quot;: {&quot;&quot;_id&quot;&quot;: &quot;&quot;&quot;;[.D693];&quot;&quot;&quot;}}{&quot;&quot;name&quot;&quot;: &quot;&quot;&quot;;VLOOKUP([.D69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93];&quot;&quot;&quot;}}{&quot;&quot;name&quot;&quot;: &quot;&quot;&quot;;[.B693];&quot;&quot;&quot;, &quot;&quot;parent&quot;&quot;: &quot;&quot;&quot;;[.D693];&quot;&quot;&quot;}&quot;)" office:value-type="string" office:string-value="{&quot;index&quot;: {&quot;_id&quot;: &quot;88.99A&quot;}}{&quot;name&quot;: &quot;Autre accueil ou accompagnement sans hébergement d'enfants et d'adolescents&quot;, &quot;parent&quot;: &quot;Q&quot;}" calcext:value-type="string">
            <text:p>{"index": {"_id": "88.99A"}}{"name": "Autre accueil ou accompagnement sans hébergement d'enfants et d'adolescents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8.99B</text:p>
          </table:table-cell>
          <table:table-cell office:value-type="string" calcext:value-type="string">
            <text:p>Action sociale sans hébergement n.c.a.</text:p>
          </table:table-cell>
          <table:table-cell table:formula="of:=LEFT([.A694];2)" office:value-type="string" office:string-value="88" calcext:value-type="string">
            <text:p>88</text:p>
          </table:table-cell>
          <table:table-cell table:style-name="ce2" table:formula="of:=VLOOKUP([.C694];[n2.$A$4:.$C$91];3;0)" office:value-type="string" office:string-value="Q" calcext:value-type="string">
            <text:p>Q</text:p>
          </table:table-cell>
          <table:table-cell table:style-name="ce2" table:formula="of:=IF([.D694]=[.D693];&quot;&quot;;CONCATENATE(&quot;{&quot;&quot;index&quot;&quot;: {&quot;&quot;_id&quot;&quot;: &quot;&quot;&quot;;[.D694];&quot;&quot;&quot;}}{&quot;&quot;name&quot;&quot;: &quot;&quot;&quot;;VLOOKUP([.D69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94];&quot;&quot;&quot;}}{&quot;&quot;name&quot;&quot;: &quot;&quot;&quot;;[.B694];&quot;&quot;&quot;, &quot;&quot;parent&quot;&quot;: &quot;&quot;&quot;;[.D694];&quot;&quot;&quot;}&quot;)" office:value-type="string" office:string-value="{&quot;index&quot;: {&quot;_id&quot;: &quot;88.99B&quot;}}{&quot;name&quot;: &quot;Action sociale sans hébergement n.c.a.&quot;, &quot;parent&quot;: &quot;Q&quot;}" calcext:value-type="string">
            <text:p>{"index": {"_id": "88.99B"}}{"name": "Action sociale sans hébergement n.c.a.", "parent": "Q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0.01Z</text:p>
          </table:table-cell>
          <table:table-cell office:value-type="string" calcext:value-type="string">
            <text:p>Arts du spectacle vivant</text:p>
          </table:table-cell>
          <table:table-cell table:formula="of:=LEFT([.A695];2)" office:value-type="string" office:string-value="90" calcext:value-type="string">
            <text:p>90</text:p>
          </table:table-cell>
          <table:table-cell table:style-name="ce2" table:formula="of:=VLOOKUP([.C695];[n2.$A$4:.$C$91];3;0)" office:value-type="string" office:string-value="R" calcext:value-type="string">
            <text:p>R</text:p>
          </table:table-cell>
          <table:table-cell table:style-name="ce2" table:formula="of:=IF([.D695]=[.D694];&quot;&quot;;CONCATENATE(&quot;{&quot;&quot;index&quot;&quot;: {&quot;&quot;_id&quot;&quot;: &quot;&quot;&quot;;[.D695];&quot;&quot;&quot;}}{&quot;&quot;name&quot;&quot;: &quot;&quot;&quot;;VLOOKUP([.D695];[n1.$A$4:.$B$24];2;0);&quot;&quot;&quot;, &quot;&quot;parent&quot;&quot;: null}&quot;))" office:value-type="string" office:string-value="{&quot;index&quot;: {&quot;_id&quot;: &quot;R&quot;}}{&quot;name&quot;: &quot;Arts, spectacles et activités récréatives&quot;, &quot;parent&quot;: null}" calcext:value-type="string">
            <text:p>{"index": {"_id": "R"}}{"name": "Arts, spectacles et activités récréatives", "parent": null}</text:p>
          </table:table-cell>
          <table:table-cell table:style-name="ce2" table:formula="of:=CONCATENATE(&quot;{&quot;&quot;index&quot;&quot;: {&quot;&quot;_id&quot;&quot;: &quot;&quot;&quot;;[.A695];&quot;&quot;&quot;}}{&quot;&quot;name&quot;&quot;: &quot;&quot;&quot;;[.B695];&quot;&quot;&quot;, &quot;&quot;parent&quot;&quot;: &quot;&quot;&quot;;[.D695];&quot;&quot;&quot;}&quot;)" office:value-type="string" office:string-value="{&quot;index&quot;: {&quot;_id&quot;: &quot;90.01Z&quot;}}{&quot;name&quot;: &quot;Arts du spectacle vivant&quot;, &quot;parent&quot;: &quot;R&quot;}" calcext:value-type="string">
            <text:p>{"index": {"_id": "90.01Z"}}{"name": "Arts du spectacle vivant", "parent": "R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0.02Z</text:p>
          </table:table-cell>
          <table:table-cell office:value-type="string" calcext:value-type="string">
            <text:p>Activités de soutien au spectacle vivant</text:p>
          </table:table-cell>
          <table:table-cell table:formula="of:=LEFT([.A696];2)" office:value-type="string" office:string-value="90" calcext:value-type="string">
            <text:p>90</text:p>
          </table:table-cell>
          <table:table-cell table:style-name="ce2" table:formula="of:=VLOOKUP([.C696];[n2.$A$4:.$C$91];3;0)" office:value-type="string" office:string-value="R" calcext:value-type="string">
            <text:p>R</text:p>
          </table:table-cell>
          <table:table-cell table:style-name="ce2" table:formula="of:=IF([.D696]=[.D695];&quot;&quot;;CONCATENATE(&quot;{&quot;&quot;index&quot;&quot;: {&quot;&quot;_id&quot;&quot;: &quot;&quot;&quot;;[.D696];&quot;&quot;&quot;}}{&quot;&quot;name&quot;&quot;: &quot;&quot;&quot;;VLOOKUP([.D69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96];&quot;&quot;&quot;}}{&quot;&quot;name&quot;&quot;: &quot;&quot;&quot;;[.B696];&quot;&quot;&quot;, &quot;&quot;parent&quot;&quot;: &quot;&quot;&quot;;[.D696];&quot;&quot;&quot;}&quot;)" office:value-type="string" office:string-value="{&quot;index&quot;: {&quot;_id&quot;: &quot;90.02Z&quot;}}{&quot;name&quot;: &quot;Activités de soutien au spectacle vivant&quot;, &quot;parent&quot;: &quot;R&quot;}" calcext:value-type="string">
            <text:p>{"index": {"_id": "90.02Z"}}{"name": "Activités de soutien au spectacle vivant", "parent": "R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0.03A</text:p>
          </table:table-cell>
          <table:table-cell office:value-type="string" calcext:value-type="string">
            <text:p>Création artistique relevant des arts plastiques</text:p>
          </table:table-cell>
          <table:table-cell table:formula="of:=LEFT([.A697];2)" office:value-type="string" office:string-value="90" calcext:value-type="string">
            <text:p>90</text:p>
          </table:table-cell>
          <table:table-cell table:style-name="ce2" table:formula="of:=VLOOKUP([.C697];[n2.$A$4:.$C$91];3;0)" office:value-type="string" office:string-value="R" calcext:value-type="string">
            <text:p>R</text:p>
          </table:table-cell>
          <table:table-cell table:style-name="ce2" table:formula="of:=IF([.D697]=[.D696];&quot;&quot;;CONCATENATE(&quot;{&quot;&quot;index&quot;&quot;: {&quot;&quot;_id&quot;&quot;: &quot;&quot;&quot;;[.D697];&quot;&quot;&quot;}}{&quot;&quot;name&quot;&quot;: &quot;&quot;&quot;;VLOOKUP([.D69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97];&quot;&quot;&quot;}}{&quot;&quot;name&quot;&quot;: &quot;&quot;&quot;;[.B697];&quot;&quot;&quot;, &quot;&quot;parent&quot;&quot;: &quot;&quot;&quot;;[.D697];&quot;&quot;&quot;}&quot;)" office:value-type="string" office:string-value="{&quot;index&quot;: {&quot;_id&quot;: &quot;90.03A&quot;}}{&quot;name&quot;: &quot;Création artistique relevant des arts plastiques&quot;, &quot;parent&quot;: &quot;R&quot;}" calcext:value-type="string">
            <text:p>{"index": {"_id": "90.03A"}}{"name": "Création artistique relevant des arts plastiques", "parent": "R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0.03B</text:p>
          </table:table-cell>
          <table:table-cell office:value-type="string" calcext:value-type="string">
            <text:p>Autre création artistique</text:p>
          </table:table-cell>
          <table:table-cell table:formula="of:=LEFT([.A698];2)" office:value-type="string" office:string-value="90" calcext:value-type="string">
            <text:p>90</text:p>
          </table:table-cell>
          <table:table-cell table:style-name="ce2" table:formula="of:=VLOOKUP([.C698];[n2.$A$4:.$C$91];3;0)" office:value-type="string" office:string-value="R" calcext:value-type="string">
            <text:p>R</text:p>
          </table:table-cell>
          <table:table-cell table:style-name="ce2" table:formula="of:=IF([.D698]=[.D697];&quot;&quot;;CONCATENATE(&quot;{&quot;&quot;index&quot;&quot;: {&quot;&quot;_id&quot;&quot;: &quot;&quot;&quot;;[.D698];&quot;&quot;&quot;}}{&quot;&quot;name&quot;&quot;: &quot;&quot;&quot;;VLOOKUP([.D69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98];&quot;&quot;&quot;}}{&quot;&quot;name&quot;&quot;: &quot;&quot;&quot;;[.B698];&quot;&quot;&quot;, &quot;&quot;parent&quot;&quot;: &quot;&quot;&quot;;[.D698];&quot;&quot;&quot;}&quot;)" office:value-type="string" office:string-value="{&quot;index&quot;: {&quot;_id&quot;: &quot;90.03B&quot;}}{&quot;name&quot;: &quot;Autre création artistique&quot;, &quot;parent&quot;: &quot;R&quot;}" calcext:value-type="string">
            <text:p>{"index": {"_id": "90.03B"}}{"name": "Autre création artistique", "parent": "R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0.04Z</text:p>
          </table:table-cell>
          <table:table-cell office:value-type="string" calcext:value-type="string">
            <text:p>Gestion de salles de spectacles</text:p>
          </table:table-cell>
          <table:table-cell table:formula="of:=LEFT([.A699];2)" office:value-type="string" office:string-value="90" calcext:value-type="string">
            <text:p>90</text:p>
          </table:table-cell>
          <table:table-cell table:style-name="ce2" table:formula="of:=VLOOKUP([.C699];[n2.$A$4:.$C$91];3;0)" office:value-type="string" office:string-value="R" calcext:value-type="string">
            <text:p>R</text:p>
          </table:table-cell>
          <table:table-cell table:style-name="ce2" table:formula="of:=IF([.D699]=[.D698];&quot;&quot;;CONCATENATE(&quot;{&quot;&quot;index&quot;&quot;: {&quot;&quot;_id&quot;&quot;: &quot;&quot;&quot;;[.D699];&quot;&quot;&quot;}}{&quot;&quot;name&quot;&quot;: &quot;&quot;&quot;;VLOOKUP([.D69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699];&quot;&quot;&quot;}}{&quot;&quot;name&quot;&quot;: &quot;&quot;&quot;;[.B699];&quot;&quot;&quot;, &quot;&quot;parent&quot;&quot;: &quot;&quot;&quot;;[.D699];&quot;&quot;&quot;}&quot;)" office:value-type="string" office:string-value="{&quot;index&quot;: {&quot;_id&quot;: &quot;90.04Z&quot;}}{&quot;name&quot;: &quot;Gestion de salles de spectacles&quot;, &quot;parent&quot;: &quot;R&quot;}" calcext:value-type="string">
            <text:p>{"index": {"_id": "90.04Z"}}{"name": "Gestion de salles de spectacles", "parent": "R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1.01Z</text:p>
          </table:table-cell>
          <table:table-cell office:value-type="string" calcext:value-type="string">
            <text:p>Gestion des bibliothèques et des archives</text:p>
          </table:table-cell>
          <table:table-cell table:formula="of:=LEFT([.A700];2)" office:value-type="string" office:string-value="91" calcext:value-type="string">
            <text:p>91</text:p>
          </table:table-cell>
          <table:table-cell table:style-name="ce2" table:formula="of:=VLOOKUP([.C700];[n2.$A$4:.$C$91];3;0)" office:value-type="string" office:string-value="R" calcext:value-type="string">
            <text:p>R</text:p>
          </table:table-cell>
          <table:table-cell table:style-name="ce2" table:formula="of:=IF([.D700]=[.D699];&quot;&quot;;CONCATENATE(&quot;{&quot;&quot;index&quot;&quot;: {&quot;&quot;_id&quot;&quot;: &quot;&quot;&quot;;[.D700];&quot;&quot;&quot;}}{&quot;&quot;name&quot;&quot;: &quot;&quot;&quot;;VLOOKUP([.D70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00];&quot;&quot;&quot;}}{&quot;&quot;name&quot;&quot;: &quot;&quot;&quot;;[.B700];&quot;&quot;&quot;, &quot;&quot;parent&quot;&quot;: &quot;&quot;&quot;;[.D700];&quot;&quot;&quot;}&quot;)" office:value-type="string" office:string-value="{&quot;index&quot;: {&quot;_id&quot;: &quot;91.01Z&quot;}}{&quot;name&quot;: &quot;Gestion des bibliothèques et des archives&quot;, &quot;parent&quot;: &quot;R&quot;}" calcext:value-type="string">
            <text:p>{"index": {"_id": "91.01Z"}}{"name": "Gestion des bibliothèques et des archives", "parent": "R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1.02Z</text:p>
          </table:table-cell>
          <table:table-cell office:value-type="string" calcext:value-type="string">
            <text:p>Gestion des musées</text:p>
          </table:table-cell>
          <table:table-cell table:formula="of:=LEFT([.A701];2)" office:value-type="string" office:string-value="91" calcext:value-type="string">
            <text:p>91</text:p>
          </table:table-cell>
          <table:table-cell table:style-name="ce2" table:formula="of:=VLOOKUP([.C701];[n2.$A$4:.$C$91];3;0)" office:value-type="string" office:string-value="R" calcext:value-type="string">
            <text:p>R</text:p>
          </table:table-cell>
          <table:table-cell table:style-name="ce2" table:formula="of:=IF([.D701]=[.D700];&quot;&quot;;CONCATENATE(&quot;{&quot;&quot;index&quot;&quot;: {&quot;&quot;_id&quot;&quot;: &quot;&quot;&quot;;[.D701];&quot;&quot;&quot;}}{&quot;&quot;name&quot;&quot;: &quot;&quot;&quot;;VLOOKUP([.D70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01];&quot;&quot;&quot;}}{&quot;&quot;name&quot;&quot;: &quot;&quot;&quot;;[.B701];&quot;&quot;&quot;, &quot;&quot;parent&quot;&quot;: &quot;&quot;&quot;;[.D701];&quot;&quot;&quot;}&quot;)" office:value-type="string" office:string-value="{&quot;index&quot;: {&quot;_id&quot;: &quot;91.02Z&quot;}}{&quot;name&quot;: &quot;Gestion des musées&quot;, &quot;parent&quot;: &quot;R&quot;}" calcext:value-type="string">
            <text:p>{"index": {"_id": "91.02Z"}}{"name": "Gestion des musées", "parent": "R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1.03Z</text:p>
          </table:table-cell>
          <table:table-cell office:value-type="string" calcext:value-type="string">
            <text:p>Gestion des sites et monuments historiques et des attractions touristiques similaires</text:p>
          </table:table-cell>
          <table:table-cell table:formula="of:=LEFT([.A702];2)" office:value-type="string" office:string-value="91" calcext:value-type="string">
            <text:p>91</text:p>
          </table:table-cell>
          <table:table-cell table:style-name="ce2" table:formula="of:=VLOOKUP([.C702];[n2.$A$4:.$C$91];3;0)" office:value-type="string" office:string-value="R" calcext:value-type="string">
            <text:p>R</text:p>
          </table:table-cell>
          <table:table-cell table:style-name="ce2" table:formula="of:=IF([.D702]=[.D701];&quot;&quot;;CONCATENATE(&quot;{&quot;&quot;index&quot;&quot;: {&quot;&quot;_id&quot;&quot;: &quot;&quot;&quot;;[.D702];&quot;&quot;&quot;}}{&quot;&quot;name&quot;&quot;: &quot;&quot;&quot;;VLOOKUP([.D70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02];&quot;&quot;&quot;}}{&quot;&quot;name&quot;&quot;: &quot;&quot;&quot;;[.B702];&quot;&quot;&quot;, &quot;&quot;parent&quot;&quot;: &quot;&quot;&quot;;[.D702];&quot;&quot;&quot;}&quot;)" office:value-type="string" office:string-value="{&quot;index&quot;: {&quot;_id&quot;: &quot;91.03Z&quot;}}{&quot;name&quot;: &quot;Gestion des sites et monuments historiques et des attractions touristiques similaires&quot;, &quot;parent&quot;: &quot;R&quot;}" calcext:value-type="string">
            <text:p>{"index": {"_id": "91.03Z"}}{"name": "Gestion des sites et monuments historiques et des attractions touristiques similaires", "parent": "R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1.04Z</text:p>
          </table:table-cell>
          <table:table-cell office:value-type="string" calcext:value-type="string">
            <text:p>Gestion des jardins botaniques et zoologiques et des réserves naturelles</text:p>
          </table:table-cell>
          <table:table-cell table:formula="of:=LEFT([.A703];2)" office:value-type="string" office:string-value="91" calcext:value-type="string">
            <text:p>91</text:p>
          </table:table-cell>
          <table:table-cell table:style-name="ce2" table:formula="of:=VLOOKUP([.C703];[n2.$A$4:.$C$91];3;0)" office:value-type="string" office:string-value="R" calcext:value-type="string">
            <text:p>R</text:p>
          </table:table-cell>
          <table:table-cell table:style-name="ce2" table:formula="of:=IF([.D703]=[.D702];&quot;&quot;;CONCATENATE(&quot;{&quot;&quot;index&quot;&quot;: {&quot;&quot;_id&quot;&quot;: &quot;&quot;&quot;;[.D703];&quot;&quot;&quot;}}{&quot;&quot;name&quot;&quot;: &quot;&quot;&quot;;VLOOKUP([.D70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03];&quot;&quot;&quot;}}{&quot;&quot;name&quot;&quot;: &quot;&quot;&quot;;[.B703];&quot;&quot;&quot;, &quot;&quot;parent&quot;&quot;: &quot;&quot;&quot;;[.D703];&quot;&quot;&quot;}&quot;)" office:value-type="string" office:string-value="{&quot;index&quot;: {&quot;_id&quot;: &quot;91.04Z&quot;}}{&quot;name&quot;: &quot;Gestion des jardins botaniques et zoologiques et des réserves naturelles&quot;, &quot;parent&quot;: &quot;R&quot;}" calcext:value-type="string">
            <text:p>{"index": {"_id": "91.04Z"}}{"name": "Gestion des jardins botaniques et zoologiques et des réserves naturelles", "parent": "R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2.00Z</text:p>
          </table:table-cell>
          <table:table-cell office:value-type="string" calcext:value-type="string">
            <text:p>Organisation de jeux de hasard et d'argent</text:p>
          </table:table-cell>
          <table:table-cell table:formula="of:=LEFT([.A704];2)" office:value-type="string" office:string-value="92" calcext:value-type="string">
            <text:p>92</text:p>
          </table:table-cell>
          <table:table-cell table:style-name="ce2" table:formula="of:=VLOOKUP([.C704];[n2.$A$4:.$C$91];3;0)" office:value-type="string" office:string-value="R" calcext:value-type="string">
            <text:p>R</text:p>
          </table:table-cell>
          <table:table-cell table:style-name="ce2" table:formula="of:=IF([.D704]=[.D703];&quot;&quot;;CONCATENATE(&quot;{&quot;&quot;index&quot;&quot;: {&quot;&quot;_id&quot;&quot;: &quot;&quot;&quot;;[.D704];&quot;&quot;&quot;}}{&quot;&quot;name&quot;&quot;: &quot;&quot;&quot;;VLOOKUP([.D70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04];&quot;&quot;&quot;}}{&quot;&quot;name&quot;&quot;: &quot;&quot;&quot;;[.B704];&quot;&quot;&quot;, &quot;&quot;parent&quot;&quot;: &quot;&quot;&quot;;[.D704];&quot;&quot;&quot;}&quot;)" office:value-type="string" office:string-value="{&quot;index&quot;: {&quot;_id&quot;: &quot;92.00Z&quot;}}{&quot;name&quot;: &quot;Organisation de jeux de hasard et d'argent&quot;, &quot;parent&quot;: &quot;R&quot;}" calcext:value-type="string">
            <text:p>{"index": {"_id": "92.00Z"}}{"name": "Organisation de jeux de hasard et d'argent", "parent": "R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3.11Z</text:p>
          </table:table-cell>
          <table:table-cell office:value-type="string" calcext:value-type="string">
            <text:p>Gestion d'installations sportives</text:p>
          </table:table-cell>
          <table:table-cell table:formula="of:=LEFT([.A705];2)" office:value-type="string" office:string-value="93" calcext:value-type="string">
            <text:p>93</text:p>
          </table:table-cell>
          <table:table-cell table:style-name="ce2" table:formula="of:=VLOOKUP([.C705];[n2.$A$4:.$C$91];3;0)" office:value-type="string" office:string-value="R" calcext:value-type="string">
            <text:p>R</text:p>
          </table:table-cell>
          <table:table-cell table:style-name="ce2" table:formula="of:=IF([.D705]=[.D704];&quot;&quot;;CONCATENATE(&quot;{&quot;&quot;index&quot;&quot;: {&quot;&quot;_id&quot;&quot;: &quot;&quot;&quot;;[.D705];&quot;&quot;&quot;}}{&quot;&quot;name&quot;&quot;: &quot;&quot;&quot;;VLOOKUP([.D70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05];&quot;&quot;&quot;}}{&quot;&quot;name&quot;&quot;: &quot;&quot;&quot;;[.B705];&quot;&quot;&quot;, &quot;&quot;parent&quot;&quot;: &quot;&quot;&quot;;[.D705];&quot;&quot;&quot;}&quot;)" office:value-type="string" office:string-value="{&quot;index&quot;: {&quot;_id&quot;: &quot;93.11Z&quot;}}{&quot;name&quot;: &quot;Gestion d'installations sportives&quot;, &quot;parent&quot;: &quot;R&quot;}" calcext:value-type="string">
            <text:p>{"index": {"_id": "93.11Z"}}{"name": "Gestion d'installations sportives", "parent": "R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3.12Z</text:p>
          </table:table-cell>
          <table:table-cell office:value-type="string" calcext:value-type="string">
            <text:p>Activités de clubs de sports</text:p>
          </table:table-cell>
          <table:table-cell table:formula="of:=LEFT([.A706];2)" office:value-type="string" office:string-value="93" calcext:value-type="string">
            <text:p>93</text:p>
          </table:table-cell>
          <table:table-cell table:style-name="ce2" table:formula="of:=VLOOKUP([.C706];[n2.$A$4:.$C$91];3;0)" office:value-type="string" office:string-value="R" calcext:value-type="string">
            <text:p>R</text:p>
          </table:table-cell>
          <table:table-cell table:style-name="ce2" table:formula="of:=IF([.D706]=[.D705];&quot;&quot;;CONCATENATE(&quot;{&quot;&quot;index&quot;&quot;: {&quot;&quot;_id&quot;&quot;: &quot;&quot;&quot;;[.D706];&quot;&quot;&quot;}}{&quot;&quot;name&quot;&quot;: &quot;&quot;&quot;;VLOOKUP([.D70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06];&quot;&quot;&quot;}}{&quot;&quot;name&quot;&quot;: &quot;&quot;&quot;;[.B706];&quot;&quot;&quot;, &quot;&quot;parent&quot;&quot;: &quot;&quot;&quot;;[.D706];&quot;&quot;&quot;}&quot;)" office:value-type="string" office:string-value="{&quot;index&quot;: {&quot;_id&quot;: &quot;93.12Z&quot;}}{&quot;name&quot;: &quot;Activités de clubs de sports&quot;, &quot;parent&quot;: &quot;R&quot;}" calcext:value-type="string">
            <text:p>{"index": {"_id": "93.12Z"}}{"name": "Activités de clubs de sports", "parent": "R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3.13Z</text:p>
          </table:table-cell>
          <table:table-cell office:value-type="string" calcext:value-type="string">
            <text:p>Activités des centres de culture physique</text:p>
          </table:table-cell>
          <table:table-cell table:formula="of:=LEFT([.A707];2)" office:value-type="string" office:string-value="93" calcext:value-type="string">
            <text:p>93</text:p>
          </table:table-cell>
          <table:table-cell table:style-name="ce2" table:formula="of:=VLOOKUP([.C707];[n2.$A$4:.$C$91];3;0)" office:value-type="string" office:string-value="R" calcext:value-type="string">
            <text:p>R</text:p>
          </table:table-cell>
          <table:table-cell table:style-name="ce2" table:formula="of:=IF([.D707]=[.D706];&quot;&quot;;CONCATENATE(&quot;{&quot;&quot;index&quot;&quot;: {&quot;&quot;_id&quot;&quot;: &quot;&quot;&quot;;[.D707];&quot;&quot;&quot;}}{&quot;&quot;name&quot;&quot;: &quot;&quot;&quot;;VLOOKUP([.D70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07];&quot;&quot;&quot;}}{&quot;&quot;name&quot;&quot;: &quot;&quot;&quot;;[.B707];&quot;&quot;&quot;, &quot;&quot;parent&quot;&quot;: &quot;&quot;&quot;;[.D707];&quot;&quot;&quot;}&quot;)" office:value-type="string" office:string-value="{&quot;index&quot;: {&quot;_id&quot;: &quot;93.13Z&quot;}}{&quot;name&quot;: &quot;Activités des centres de culture physique&quot;, &quot;parent&quot;: &quot;R&quot;}" calcext:value-type="string">
            <text:p>{"index": {"_id": "93.13Z"}}{"name": "Activités des centres de culture physique", "parent": "R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3.19Z</text:p>
          </table:table-cell>
          <table:table-cell office:value-type="string" calcext:value-type="string">
            <text:p>Autres activités liées au sport</text:p>
          </table:table-cell>
          <table:table-cell table:formula="of:=LEFT([.A708];2)" office:value-type="string" office:string-value="93" calcext:value-type="string">
            <text:p>93</text:p>
          </table:table-cell>
          <table:table-cell table:style-name="ce2" table:formula="of:=VLOOKUP([.C708];[n2.$A$4:.$C$91];3;0)" office:value-type="string" office:string-value="R" calcext:value-type="string">
            <text:p>R</text:p>
          </table:table-cell>
          <table:table-cell table:style-name="ce2" table:formula="of:=IF([.D708]=[.D707];&quot;&quot;;CONCATENATE(&quot;{&quot;&quot;index&quot;&quot;: {&quot;&quot;_id&quot;&quot;: &quot;&quot;&quot;;[.D708];&quot;&quot;&quot;}}{&quot;&quot;name&quot;&quot;: &quot;&quot;&quot;;VLOOKUP([.D70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08];&quot;&quot;&quot;}}{&quot;&quot;name&quot;&quot;: &quot;&quot;&quot;;[.B708];&quot;&quot;&quot;, &quot;&quot;parent&quot;&quot;: &quot;&quot;&quot;;[.D708];&quot;&quot;&quot;}&quot;)" office:value-type="string" office:string-value="{&quot;index&quot;: {&quot;_id&quot;: &quot;93.19Z&quot;}}{&quot;name&quot;: &quot;Autres activités liées au sport&quot;, &quot;parent&quot;: &quot;R&quot;}" calcext:value-type="string">
            <text:p>{"index": {"_id": "93.19Z"}}{"name": "Autres activités liées au sport", "parent": "R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3.21Z</text:p>
          </table:table-cell>
          <table:table-cell office:value-type="string" calcext:value-type="string">
            <text:p>Activités des parcs d'attractions et parcs à thèmes</text:p>
          </table:table-cell>
          <table:table-cell table:formula="of:=LEFT([.A709];2)" office:value-type="string" office:string-value="93" calcext:value-type="string">
            <text:p>93</text:p>
          </table:table-cell>
          <table:table-cell table:style-name="ce2" table:formula="of:=VLOOKUP([.C709];[n2.$A$4:.$C$91];3;0)" office:value-type="string" office:string-value="R" calcext:value-type="string">
            <text:p>R</text:p>
          </table:table-cell>
          <table:table-cell table:style-name="ce2" table:formula="of:=IF([.D709]=[.D708];&quot;&quot;;CONCATENATE(&quot;{&quot;&quot;index&quot;&quot;: {&quot;&quot;_id&quot;&quot;: &quot;&quot;&quot;;[.D709];&quot;&quot;&quot;}}{&quot;&quot;name&quot;&quot;: &quot;&quot;&quot;;VLOOKUP([.D70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09];&quot;&quot;&quot;}}{&quot;&quot;name&quot;&quot;: &quot;&quot;&quot;;[.B709];&quot;&quot;&quot;, &quot;&quot;parent&quot;&quot;: &quot;&quot;&quot;;[.D709];&quot;&quot;&quot;}&quot;)" office:value-type="string" office:string-value="{&quot;index&quot;: {&quot;_id&quot;: &quot;93.21Z&quot;}}{&quot;name&quot;: &quot;Activités des parcs d'attractions et parcs à thèmes&quot;, &quot;parent&quot;: &quot;R&quot;}" calcext:value-type="string">
            <text:p>{"index": {"_id": "93.21Z"}}{"name": "Activités des parcs d'attractions et parcs à thèmes", "parent": "R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3.29Z</text:p>
          </table:table-cell>
          <table:table-cell office:value-type="string" calcext:value-type="string">
            <text:p>Autres activités récréatives et de loisirs</text:p>
          </table:table-cell>
          <table:table-cell table:formula="of:=LEFT([.A710];2)" office:value-type="string" office:string-value="93" calcext:value-type="string">
            <text:p>93</text:p>
          </table:table-cell>
          <table:table-cell table:style-name="ce2" table:formula="of:=VLOOKUP([.C710];[n2.$A$4:.$C$91];3;0)" office:value-type="string" office:string-value="R" calcext:value-type="string">
            <text:p>R</text:p>
          </table:table-cell>
          <table:table-cell table:style-name="ce2" table:formula="of:=IF([.D710]=[.D709];&quot;&quot;;CONCATENATE(&quot;{&quot;&quot;index&quot;&quot;: {&quot;&quot;_id&quot;&quot;: &quot;&quot;&quot;;[.D710];&quot;&quot;&quot;}}{&quot;&quot;name&quot;&quot;: &quot;&quot;&quot;;VLOOKUP([.D71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10];&quot;&quot;&quot;}}{&quot;&quot;name&quot;&quot;: &quot;&quot;&quot;;[.B710];&quot;&quot;&quot;, &quot;&quot;parent&quot;&quot;: &quot;&quot;&quot;;[.D710];&quot;&quot;&quot;}&quot;)" office:value-type="string" office:string-value="{&quot;index&quot;: {&quot;_id&quot;: &quot;93.29Z&quot;}}{&quot;name&quot;: &quot;Autres activités récréatives et de loisirs&quot;, &quot;parent&quot;: &quot;R&quot;}" calcext:value-type="string">
            <text:p>{"index": {"_id": "93.29Z"}}{"name": "Autres activités récréatives et de loisirs", "parent": "R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4.11Z</text:p>
          </table:table-cell>
          <table:table-cell office:value-type="string" calcext:value-type="string">
            <text:p>Activités des organisations patronales et consulaires</text:p>
          </table:table-cell>
          <table:table-cell table:formula="of:=LEFT([.A711];2)" office:value-type="string" office:string-value="94" calcext:value-type="string">
            <text:p>94</text:p>
          </table:table-cell>
          <table:table-cell table:style-name="ce2" table:formula="of:=VLOOKUP([.C711];[n2.$A$4:.$C$91];3;0)" office:value-type="string" office:string-value="S" calcext:value-type="string">
            <text:p>S</text:p>
          </table:table-cell>
          <table:table-cell table:style-name="ce2" table:formula="of:=IF([.D711]=[.D710];&quot;&quot;;CONCATENATE(&quot;{&quot;&quot;index&quot;&quot;: {&quot;&quot;_id&quot;&quot;: &quot;&quot;&quot;;[.D711];&quot;&quot;&quot;}}{&quot;&quot;name&quot;&quot;: &quot;&quot;&quot;;VLOOKUP([.D711];[n1.$A$4:.$B$24];2;0);&quot;&quot;&quot;, &quot;&quot;parent&quot;&quot;: null}&quot;))" office:value-type="string" office:string-value="{&quot;index&quot;: {&quot;_id&quot;: &quot;S&quot;}}{&quot;name&quot;: &quot;Autres activités de services&quot;, &quot;parent&quot;: null}" calcext:value-type="string">
            <text:p>{"index": {"_id": "S"}}{"name": "Autres activités de services", "parent": null}</text:p>
          </table:table-cell>
          <table:table-cell table:style-name="ce2" table:formula="of:=CONCATENATE(&quot;{&quot;&quot;index&quot;&quot;: {&quot;&quot;_id&quot;&quot;: &quot;&quot;&quot;;[.A711];&quot;&quot;&quot;}}{&quot;&quot;name&quot;&quot;: &quot;&quot;&quot;;[.B711];&quot;&quot;&quot;, &quot;&quot;parent&quot;&quot;: &quot;&quot;&quot;;[.D711];&quot;&quot;&quot;}&quot;)" office:value-type="string" office:string-value="{&quot;index&quot;: {&quot;_id&quot;: &quot;94.11Z&quot;}}{&quot;name&quot;: &quot;Activités des organisations patronales et consulaires&quot;, &quot;parent&quot;: &quot;S&quot;}" calcext:value-type="string">
            <text:p>{"index": {"_id": "94.11Z"}}{"name": "Activités des organisations patronales et consulaires", "parent": "S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4.12Z</text:p>
          </table:table-cell>
          <table:table-cell office:value-type="string" calcext:value-type="string">
            <text:p>Activités des organisations professionnelles</text:p>
          </table:table-cell>
          <table:table-cell table:formula="of:=LEFT([.A712];2)" office:value-type="string" office:string-value="94" calcext:value-type="string">
            <text:p>94</text:p>
          </table:table-cell>
          <table:table-cell table:style-name="ce2" table:formula="of:=VLOOKUP([.C712];[n2.$A$4:.$C$91];3;0)" office:value-type="string" office:string-value="S" calcext:value-type="string">
            <text:p>S</text:p>
          </table:table-cell>
          <table:table-cell table:style-name="ce2" table:formula="of:=IF([.D712]=[.D711];&quot;&quot;;CONCATENATE(&quot;{&quot;&quot;index&quot;&quot;: {&quot;&quot;_id&quot;&quot;: &quot;&quot;&quot;;[.D712];&quot;&quot;&quot;}}{&quot;&quot;name&quot;&quot;: &quot;&quot;&quot;;VLOOKUP([.D71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12];&quot;&quot;&quot;}}{&quot;&quot;name&quot;&quot;: &quot;&quot;&quot;;[.B712];&quot;&quot;&quot;, &quot;&quot;parent&quot;&quot;: &quot;&quot;&quot;;[.D712];&quot;&quot;&quot;}&quot;)" office:value-type="string" office:string-value="{&quot;index&quot;: {&quot;_id&quot;: &quot;94.12Z&quot;}}{&quot;name&quot;: &quot;Activités des organisations professionnelles&quot;, &quot;parent&quot;: &quot;S&quot;}" calcext:value-type="string">
            <text:p>{"index": {"_id": "94.12Z"}}{"name": "Activités des organisations professionnelles", "parent": "S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4.20Z</text:p>
          </table:table-cell>
          <table:table-cell office:value-type="string" calcext:value-type="string">
            <text:p>Activités des syndicats de salariés</text:p>
          </table:table-cell>
          <table:table-cell table:formula="of:=LEFT([.A713];2)" office:value-type="string" office:string-value="94" calcext:value-type="string">
            <text:p>94</text:p>
          </table:table-cell>
          <table:table-cell table:style-name="ce2" table:formula="of:=VLOOKUP([.C713];[n2.$A$4:.$C$91];3;0)" office:value-type="string" office:string-value="S" calcext:value-type="string">
            <text:p>S</text:p>
          </table:table-cell>
          <table:table-cell table:style-name="ce2" table:formula="of:=IF([.D713]=[.D712];&quot;&quot;;CONCATENATE(&quot;{&quot;&quot;index&quot;&quot;: {&quot;&quot;_id&quot;&quot;: &quot;&quot;&quot;;[.D713];&quot;&quot;&quot;}}{&quot;&quot;name&quot;&quot;: &quot;&quot;&quot;;VLOOKUP([.D71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13];&quot;&quot;&quot;}}{&quot;&quot;name&quot;&quot;: &quot;&quot;&quot;;[.B713];&quot;&quot;&quot;, &quot;&quot;parent&quot;&quot;: &quot;&quot;&quot;;[.D713];&quot;&quot;&quot;}&quot;)" office:value-type="string" office:string-value="{&quot;index&quot;: {&quot;_id&quot;: &quot;94.20Z&quot;}}{&quot;name&quot;: &quot;Activités des syndicats de salariés&quot;, &quot;parent&quot;: &quot;S&quot;}" calcext:value-type="string">
            <text:p>{"index": {"_id": "94.20Z"}}{"name": "Activités des syndicats de salariés", "parent": "S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4.91Z</text:p>
          </table:table-cell>
          <table:table-cell office:value-type="string" calcext:value-type="string">
            <text:p>Activités des organisations religieuses</text:p>
          </table:table-cell>
          <table:table-cell table:formula="of:=LEFT([.A714];2)" office:value-type="string" office:string-value="94" calcext:value-type="string">
            <text:p>94</text:p>
          </table:table-cell>
          <table:table-cell table:style-name="ce2" table:formula="of:=VLOOKUP([.C714];[n2.$A$4:.$C$91];3;0)" office:value-type="string" office:string-value="S" calcext:value-type="string">
            <text:p>S</text:p>
          </table:table-cell>
          <table:table-cell table:style-name="ce2" table:formula="of:=IF([.D714]=[.D713];&quot;&quot;;CONCATENATE(&quot;{&quot;&quot;index&quot;&quot;: {&quot;&quot;_id&quot;&quot;: &quot;&quot;&quot;;[.D714];&quot;&quot;&quot;}}{&quot;&quot;name&quot;&quot;: &quot;&quot;&quot;;VLOOKUP([.D71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14];&quot;&quot;&quot;}}{&quot;&quot;name&quot;&quot;: &quot;&quot;&quot;;[.B714];&quot;&quot;&quot;, &quot;&quot;parent&quot;&quot;: &quot;&quot;&quot;;[.D714];&quot;&quot;&quot;}&quot;)" office:value-type="string" office:string-value="{&quot;index&quot;: {&quot;_id&quot;: &quot;94.91Z&quot;}}{&quot;name&quot;: &quot;Activités des organisations religieuses&quot;, &quot;parent&quot;: &quot;S&quot;}" calcext:value-type="string">
            <text:p>{"index": {"_id": "94.91Z"}}{"name": "Activités des organisations religieuses", "parent": "S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4.92Z</text:p>
          </table:table-cell>
          <table:table-cell office:value-type="string" calcext:value-type="string">
            <text:p>Activités des organisations politiques</text:p>
          </table:table-cell>
          <table:table-cell table:formula="of:=LEFT([.A715];2)" office:value-type="string" office:string-value="94" calcext:value-type="string">
            <text:p>94</text:p>
          </table:table-cell>
          <table:table-cell table:style-name="ce2" table:formula="of:=VLOOKUP([.C715];[n2.$A$4:.$C$91];3;0)" office:value-type="string" office:string-value="S" calcext:value-type="string">
            <text:p>S</text:p>
          </table:table-cell>
          <table:table-cell table:style-name="ce2" table:formula="of:=IF([.D715]=[.D714];&quot;&quot;;CONCATENATE(&quot;{&quot;&quot;index&quot;&quot;: {&quot;&quot;_id&quot;&quot;: &quot;&quot;&quot;;[.D715];&quot;&quot;&quot;}}{&quot;&quot;name&quot;&quot;: &quot;&quot;&quot;;VLOOKUP([.D71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15];&quot;&quot;&quot;}}{&quot;&quot;name&quot;&quot;: &quot;&quot;&quot;;[.B715];&quot;&quot;&quot;, &quot;&quot;parent&quot;&quot;: &quot;&quot;&quot;;[.D715];&quot;&quot;&quot;}&quot;)" office:value-type="string" office:string-value="{&quot;index&quot;: {&quot;_id&quot;: &quot;94.92Z&quot;}}{&quot;name&quot;: &quot;Activités des organisations politiques&quot;, &quot;parent&quot;: &quot;S&quot;}" calcext:value-type="string">
            <text:p>{"index": {"_id": "94.92Z"}}{"name": "Activités des organisations politiques", "parent": "S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4.99Z</text:p>
          </table:table-cell>
          <table:table-cell office:value-type="string" calcext:value-type="string">
            <text:p>Autres organisations fonctionnant par adhésion volontaire</text:p>
          </table:table-cell>
          <table:table-cell table:formula="of:=LEFT([.A716];2)" office:value-type="string" office:string-value="94" calcext:value-type="string">
            <text:p>94</text:p>
          </table:table-cell>
          <table:table-cell table:style-name="ce2" table:formula="of:=VLOOKUP([.C716];[n2.$A$4:.$C$91];3;0)" office:value-type="string" office:string-value="S" calcext:value-type="string">
            <text:p>S</text:p>
          </table:table-cell>
          <table:table-cell table:style-name="ce2" table:formula="of:=IF([.D716]=[.D715];&quot;&quot;;CONCATENATE(&quot;{&quot;&quot;index&quot;&quot;: {&quot;&quot;_id&quot;&quot;: &quot;&quot;&quot;;[.D716];&quot;&quot;&quot;}}{&quot;&quot;name&quot;&quot;: &quot;&quot;&quot;;VLOOKUP([.D71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16];&quot;&quot;&quot;}}{&quot;&quot;name&quot;&quot;: &quot;&quot;&quot;;[.B716];&quot;&quot;&quot;, &quot;&quot;parent&quot;&quot;: &quot;&quot;&quot;;[.D716];&quot;&quot;&quot;}&quot;)" office:value-type="string" office:string-value="{&quot;index&quot;: {&quot;_id&quot;: &quot;94.99Z&quot;}}{&quot;name&quot;: &quot;Autres organisations fonctionnant par adhésion volontaire&quot;, &quot;parent&quot;: &quot;S&quot;}" calcext:value-type="string">
            <text:p>{"index": {"_id": "94.99Z"}}{"name": "Autres organisations fonctionnant par adhésion volontaire", "parent": "S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5.11Z</text:p>
          </table:table-cell>
          <table:table-cell office:value-type="string" calcext:value-type="string">
            <text:p>Réparation d'ordinateurs et d'équipements périphériques</text:p>
          </table:table-cell>
          <table:table-cell table:formula="of:=LEFT([.A717];2)" office:value-type="string" office:string-value="95" calcext:value-type="string">
            <text:p>95</text:p>
          </table:table-cell>
          <table:table-cell table:style-name="ce2" table:formula="of:=VLOOKUP([.C717];[n2.$A$4:.$C$91];3;0)" office:value-type="string" office:string-value="S" calcext:value-type="string">
            <text:p>S</text:p>
          </table:table-cell>
          <table:table-cell table:style-name="ce2" table:formula="of:=IF([.D717]=[.D716];&quot;&quot;;CONCATENATE(&quot;{&quot;&quot;index&quot;&quot;: {&quot;&quot;_id&quot;&quot;: &quot;&quot;&quot;;[.D717];&quot;&quot;&quot;}}{&quot;&quot;name&quot;&quot;: &quot;&quot;&quot;;VLOOKUP([.D71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17];&quot;&quot;&quot;}}{&quot;&quot;name&quot;&quot;: &quot;&quot;&quot;;[.B717];&quot;&quot;&quot;, &quot;&quot;parent&quot;&quot;: &quot;&quot;&quot;;[.D717];&quot;&quot;&quot;}&quot;)" office:value-type="string" office:string-value="{&quot;index&quot;: {&quot;_id&quot;: &quot;95.11Z&quot;}}{&quot;name&quot;: &quot;Réparation d'ordinateurs et d'équipements périphériques&quot;, &quot;parent&quot;: &quot;S&quot;}" calcext:value-type="string">
            <text:p>{"index": {"_id": "95.11Z"}}{"name": "Réparation d'ordinateurs et d'équipements périphériques", "parent": "S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5.12Z</text:p>
          </table:table-cell>
          <table:table-cell office:value-type="string" calcext:value-type="string">
            <text:p>Réparation d'équipements de communication</text:p>
          </table:table-cell>
          <table:table-cell table:formula="of:=LEFT([.A718];2)" office:value-type="string" office:string-value="95" calcext:value-type="string">
            <text:p>95</text:p>
          </table:table-cell>
          <table:table-cell table:style-name="ce2" table:formula="of:=VLOOKUP([.C718];[n2.$A$4:.$C$91];3;0)" office:value-type="string" office:string-value="S" calcext:value-type="string">
            <text:p>S</text:p>
          </table:table-cell>
          <table:table-cell table:style-name="ce2" table:formula="of:=IF([.D718]=[.D717];&quot;&quot;;CONCATENATE(&quot;{&quot;&quot;index&quot;&quot;: {&quot;&quot;_id&quot;&quot;: &quot;&quot;&quot;;[.D718];&quot;&quot;&quot;}}{&quot;&quot;name&quot;&quot;: &quot;&quot;&quot;;VLOOKUP([.D71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18];&quot;&quot;&quot;}}{&quot;&quot;name&quot;&quot;: &quot;&quot;&quot;;[.B718];&quot;&quot;&quot;, &quot;&quot;parent&quot;&quot;: &quot;&quot;&quot;;[.D718];&quot;&quot;&quot;}&quot;)" office:value-type="string" office:string-value="{&quot;index&quot;: {&quot;_id&quot;: &quot;95.12Z&quot;}}{&quot;name&quot;: &quot;Réparation d'équipements de communication&quot;, &quot;parent&quot;: &quot;S&quot;}" calcext:value-type="string">
            <text:p>{"index": {"_id": "95.12Z"}}{"name": "Réparation d'équipements de communication", "parent": "S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5.21Z</text:p>
          </table:table-cell>
          <table:table-cell office:value-type="string" calcext:value-type="string">
            <text:p>Réparation de produits électroniques grand public</text:p>
          </table:table-cell>
          <table:table-cell table:formula="of:=LEFT([.A719];2)" office:value-type="string" office:string-value="95" calcext:value-type="string">
            <text:p>95</text:p>
          </table:table-cell>
          <table:table-cell table:style-name="ce2" table:formula="of:=VLOOKUP([.C719];[n2.$A$4:.$C$91];3;0)" office:value-type="string" office:string-value="S" calcext:value-type="string">
            <text:p>S</text:p>
          </table:table-cell>
          <table:table-cell table:style-name="ce2" table:formula="of:=IF([.D719]=[.D718];&quot;&quot;;CONCATENATE(&quot;{&quot;&quot;index&quot;&quot;: {&quot;&quot;_id&quot;&quot;: &quot;&quot;&quot;;[.D719];&quot;&quot;&quot;}}{&quot;&quot;name&quot;&quot;: &quot;&quot;&quot;;VLOOKUP([.D71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19];&quot;&quot;&quot;}}{&quot;&quot;name&quot;&quot;: &quot;&quot;&quot;;[.B719];&quot;&quot;&quot;, &quot;&quot;parent&quot;&quot;: &quot;&quot;&quot;;[.D719];&quot;&quot;&quot;}&quot;)" office:value-type="string" office:string-value="{&quot;index&quot;: {&quot;_id&quot;: &quot;95.21Z&quot;}}{&quot;name&quot;: &quot;Réparation de produits électroniques grand public&quot;, &quot;parent&quot;: &quot;S&quot;}" calcext:value-type="string">
            <text:p>{"index": {"_id": "95.21Z"}}{"name": "Réparation de produits électroniques grand public", "parent": "S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5.22Z</text:p>
          </table:table-cell>
          <table:table-cell office:value-type="string" calcext:value-type="string">
            <text:p>Réparation d'appareils électroménagers et d'équipements pour la maison et le jardin</text:p>
          </table:table-cell>
          <table:table-cell table:formula="of:=LEFT([.A720];2)" office:value-type="string" office:string-value="95" calcext:value-type="string">
            <text:p>95</text:p>
          </table:table-cell>
          <table:table-cell table:style-name="ce2" table:formula="of:=VLOOKUP([.C720];[n2.$A$4:.$C$91];3;0)" office:value-type="string" office:string-value="S" calcext:value-type="string">
            <text:p>S</text:p>
          </table:table-cell>
          <table:table-cell table:style-name="ce2" table:formula="of:=IF([.D720]=[.D719];&quot;&quot;;CONCATENATE(&quot;{&quot;&quot;index&quot;&quot;: {&quot;&quot;_id&quot;&quot;: &quot;&quot;&quot;;[.D720];&quot;&quot;&quot;}}{&quot;&quot;name&quot;&quot;: &quot;&quot;&quot;;VLOOKUP([.D72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20];&quot;&quot;&quot;}}{&quot;&quot;name&quot;&quot;: &quot;&quot;&quot;;[.B720];&quot;&quot;&quot;, &quot;&quot;parent&quot;&quot;: &quot;&quot;&quot;;[.D720];&quot;&quot;&quot;}&quot;)" office:value-type="string" office:string-value="{&quot;index&quot;: {&quot;_id&quot;: &quot;95.22Z&quot;}}{&quot;name&quot;: &quot;Réparation d'appareils électroménagers et d'équipements pour la maison et le jardin&quot;, &quot;parent&quot;: &quot;S&quot;}" calcext:value-type="string">
            <text:p>{"index": {"_id": "95.22Z"}}{"name": "Réparation d'appareils électroménagers et d'équipements pour la maison et le jardin", "parent": "S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5.23Z</text:p>
          </table:table-cell>
          <table:table-cell office:value-type="string" calcext:value-type="string">
            <text:p>Réparation de chaussures et d'articles en cuir</text:p>
          </table:table-cell>
          <table:table-cell table:formula="of:=LEFT([.A721];2)" office:value-type="string" office:string-value="95" calcext:value-type="string">
            <text:p>95</text:p>
          </table:table-cell>
          <table:table-cell table:style-name="ce2" table:formula="of:=VLOOKUP([.C721];[n2.$A$4:.$C$91];3;0)" office:value-type="string" office:string-value="S" calcext:value-type="string">
            <text:p>S</text:p>
          </table:table-cell>
          <table:table-cell table:style-name="ce2" table:formula="of:=IF([.D721]=[.D720];&quot;&quot;;CONCATENATE(&quot;{&quot;&quot;index&quot;&quot;: {&quot;&quot;_id&quot;&quot;: &quot;&quot;&quot;;[.D721];&quot;&quot;&quot;}}{&quot;&quot;name&quot;&quot;: &quot;&quot;&quot;;VLOOKUP([.D72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21];&quot;&quot;&quot;}}{&quot;&quot;name&quot;&quot;: &quot;&quot;&quot;;[.B721];&quot;&quot;&quot;, &quot;&quot;parent&quot;&quot;: &quot;&quot;&quot;;[.D721];&quot;&quot;&quot;}&quot;)" office:value-type="string" office:string-value="{&quot;index&quot;: {&quot;_id&quot;: &quot;95.23Z&quot;}}{&quot;name&quot;: &quot;Réparation de chaussures et d'articles en cuir&quot;, &quot;parent&quot;: &quot;S&quot;}" calcext:value-type="string">
            <text:p>{"index": {"_id": "95.23Z"}}{"name": "Réparation de chaussures et d'articles en cuir", "parent": "S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5.24Z</text:p>
          </table:table-cell>
          <table:table-cell office:value-type="string" calcext:value-type="string">
            <text:p>Réparation de meubles et d'équipements du foyer</text:p>
          </table:table-cell>
          <table:table-cell table:formula="of:=LEFT([.A722];2)" office:value-type="string" office:string-value="95" calcext:value-type="string">
            <text:p>95</text:p>
          </table:table-cell>
          <table:table-cell table:style-name="ce2" table:formula="of:=VLOOKUP([.C722];[n2.$A$4:.$C$91];3;0)" office:value-type="string" office:string-value="S" calcext:value-type="string">
            <text:p>S</text:p>
          </table:table-cell>
          <table:table-cell table:style-name="ce2" table:formula="of:=IF([.D722]=[.D721];&quot;&quot;;CONCATENATE(&quot;{&quot;&quot;index&quot;&quot;: {&quot;&quot;_id&quot;&quot;: &quot;&quot;&quot;;[.D722];&quot;&quot;&quot;}}{&quot;&quot;name&quot;&quot;: &quot;&quot;&quot;;VLOOKUP([.D722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22];&quot;&quot;&quot;}}{&quot;&quot;name&quot;&quot;: &quot;&quot;&quot;;[.B722];&quot;&quot;&quot;, &quot;&quot;parent&quot;&quot;: &quot;&quot;&quot;;[.D722];&quot;&quot;&quot;}&quot;)" office:value-type="string" office:string-value="{&quot;index&quot;: {&quot;_id&quot;: &quot;95.24Z&quot;}}{&quot;name&quot;: &quot;Réparation de meubles et d'équipements du foyer&quot;, &quot;parent&quot;: &quot;S&quot;}" calcext:value-type="string">
            <text:p>{"index": {"_id": "95.24Z"}}{"name": "Réparation de meubles et d'équipements du foyer", "parent": "S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5.25Z</text:p>
          </table:table-cell>
          <table:table-cell office:value-type="string" calcext:value-type="string">
            <text:p>Réparation d'articles d'horlogerie et de bijouterie</text:p>
          </table:table-cell>
          <table:table-cell table:formula="of:=LEFT([.A723];2)" office:value-type="string" office:string-value="95" calcext:value-type="string">
            <text:p>95</text:p>
          </table:table-cell>
          <table:table-cell table:style-name="ce2" table:formula="of:=VLOOKUP([.C723];[n2.$A$4:.$C$91];3;0)" office:value-type="string" office:string-value="S" calcext:value-type="string">
            <text:p>S</text:p>
          </table:table-cell>
          <table:table-cell table:style-name="ce2" table:formula="of:=IF([.D723]=[.D722];&quot;&quot;;CONCATENATE(&quot;{&quot;&quot;index&quot;&quot;: {&quot;&quot;_id&quot;&quot;: &quot;&quot;&quot;;[.D723];&quot;&quot;&quot;}}{&quot;&quot;name&quot;&quot;: &quot;&quot;&quot;;VLOOKUP([.D72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23];&quot;&quot;&quot;}}{&quot;&quot;name&quot;&quot;: &quot;&quot;&quot;;[.B723];&quot;&quot;&quot;, &quot;&quot;parent&quot;&quot;: &quot;&quot;&quot;;[.D723];&quot;&quot;&quot;}&quot;)" office:value-type="string" office:string-value="{&quot;index&quot;: {&quot;_id&quot;: &quot;95.25Z&quot;}}{&quot;name&quot;: &quot;Réparation d'articles d'horlogerie et de bijouterie&quot;, &quot;parent&quot;: &quot;S&quot;}" calcext:value-type="string">
            <text:p>{"index": {"_id": "95.25Z"}}{"name": "Réparation d'articles d'horlogerie et de bijouterie", "parent": "S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5.29Z</text:p>
          </table:table-cell>
          <table:table-cell office:value-type="string" calcext:value-type="string">
            <text:p>Réparation d'autres biens personnels et domestiques</text:p>
          </table:table-cell>
          <table:table-cell table:formula="of:=LEFT([.A724];2)" office:value-type="string" office:string-value="95" calcext:value-type="string">
            <text:p>95</text:p>
          </table:table-cell>
          <table:table-cell table:style-name="ce2" table:formula="of:=VLOOKUP([.C724];[n2.$A$4:.$C$91];3;0)" office:value-type="string" office:string-value="S" calcext:value-type="string">
            <text:p>S</text:p>
          </table:table-cell>
          <table:table-cell table:style-name="ce2" table:formula="of:=IF([.D724]=[.D723];&quot;&quot;;CONCATENATE(&quot;{&quot;&quot;index&quot;&quot;: {&quot;&quot;_id&quot;&quot;: &quot;&quot;&quot;;[.D724];&quot;&quot;&quot;}}{&quot;&quot;name&quot;&quot;: &quot;&quot;&quot;;VLOOKUP([.D72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24];&quot;&quot;&quot;}}{&quot;&quot;name&quot;&quot;: &quot;&quot;&quot;;[.B724];&quot;&quot;&quot;, &quot;&quot;parent&quot;&quot;: &quot;&quot;&quot;;[.D724];&quot;&quot;&quot;}&quot;)" office:value-type="string" office:string-value="{&quot;index&quot;: {&quot;_id&quot;: &quot;95.29Z&quot;}}{&quot;name&quot;: &quot;Réparation d'autres biens personnels et domestiques&quot;, &quot;parent&quot;: &quot;S&quot;}" calcext:value-type="string">
            <text:p>{"index": {"_id": "95.29Z"}}{"name": "Réparation d'autres biens personnels et domestiques", "parent": "S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6.01A</text:p>
          </table:table-cell>
          <table:table-cell office:value-type="string" calcext:value-type="string">
            <text:p>Blanchisserie-teinturerie de gros</text:p>
          </table:table-cell>
          <table:table-cell table:formula="of:=LEFT([.A725];2)" office:value-type="string" office:string-value="96" calcext:value-type="string">
            <text:p>96</text:p>
          </table:table-cell>
          <table:table-cell table:style-name="ce2" table:formula="of:=VLOOKUP([.C725];[n2.$A$4:.$C$91];3;0)" office:value-type="string" office:string-value="S" calcext:value-type="string">
            <text:p>S</text:p>
          </table:table-cell>
          <table:table-cell table:style-name="ce2" table:formula="of:=IF([.D725]=[.D724];&quot;&quot;;CONCATENATE(&quot;{&quot;&quot;index&quot;&quot;: {&quot;&quot;_id&quot;&quot;: &quot;&quot;&quot;;[.D725];&quot;&quot;&quot;}}{&quot;&quot;name&quot;&quot;: &quot;&quot;&quot;;VLOOKUP([.D725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25];&quot;&quot;&quot;}}{&quot;&quot;name&quot;&quot;: &quot;&quot;&quot;;[.B725];&quot;&quot;&quot;, &quot;&quot;parent&quot;&quot;: &quot;&quot;&quot;;[.D725];&quot;&quot;&quot;}&quot;)" office:value-type="string" office:string-value="{&quot;index&quot;: {&quot;_id&quot;: &quot;96.01A&quot;}}{&quot;name&quot;: &quot;Blanchisserie-teinturerie de gros&quot;, &quot;parent&quot;: &quot;S&quot;}" calcext:value-type="string">
            <text:p>{"index": {"_id": "96.01A"}}{"name": "Blanchisserie-teinturerie de gros", "parent": "S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6.01B</text:p>
          </table:table-cell>
          <table:table-cell office:value-type="string" calcext:value-type="string">
            <text:p>Blanchisserie-teinturerie de détail</text:p>
          </table:table-cell>
          <table:table-cell table:formula="of:=LEFT([.A726];2)" office:value-type="string" office:string-value="96" calcext:value-type="string">
            <text:p>96</text:p>
          </table:table-cell>
          <table:table-cell table:style-name="ce2" table:formula="of:=VLOOKUP([.C726];[n2.$A$4:.$C$91];3;0)" office:value-type="string" office:string-value="S" calcext:value-type="string">
            <text:p>S</text:p>
          </table:table-cell>
          <table:table-cell table:style-name="ce2" table:formula="of:=IF([.D726]=[.D725];&quot;&quot;;CONCATENATE(&quot;{&quot;&quot;index&quot;&quot;: {&quot;&quot;_id&quot;&quot;: &quot;&quot;&quot;;[.D726];&quot;&quot;&quot;}}{&quot;&quot;name&quot;&quot;: &quot;&quot;&quot;;VLOOKUP([.D726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26];&quot;&quot;&quot;}}{&quot;&quot;name&quot;&quot;: &quot;&quot;&quot;;[.B726];&quot;&quot;&quot;, &quot;&quot;parent&quot;&quot;: &quot;&quot;&quot;;[.D726];&quot;&quot;&quot;}&quot;)" office:value-type="string" office:string-value="{&quot;index&quot;: {&quot;_id&quot;: &quot;96.01B&quot;}}{&quot;name&quot;: &quot;Blanchisserie-teinturerie de détail&quot;, &quot;parent&quot;: &quot;S&quot;}" calcext:value-type="string">
            <text:p>{"index": {"_id": "96.01B"}}{"name": "Blanchisserie-teinturerie de détail", "parent": "S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6.02A</text:p>
          </table:table-cell>
          <table:table-cell office:value-type="string" calcext:value-type="string">
            <text:p>Coiffure</text:p>
          </table:table-cell>
          <table:table-cell table:formula="of:=LEFT([.A727];2)" office:value-type="string" office:string-value="96" calcext:value-type="string">
            <text:p>96</text:p>
          </table:table-cell>
          <table:table-cell table:style-name="ce2" table:formula="of:=VLOOKUP([.C727];[n2.$A$4:.$C$91];3;0)" office:value-type="string" office:string-value="S" calcext:value-type="string">
            <text:p>S</text:p>
          </table:table-cell>
          <table:table-cell table:style-name="ce2" table:formula="of:=IF([.D727]=[.D726];&quot;&quot;;CONCATENATE(&quot;{&quot;&quot;index&quot;&quot;: {&quot;&quot;_id&quot;&quot;: &quot;&quot;&quot;;[.D727];&quot;&quot;&quot;}}{&quot;&quot;name&quot;&quot;: &quot;&quot;&quot;;VLOOKUP([.D727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27];&quot;&quot;&quot;}}{&quot;&quot;name&quot;&quot;: &quot;&quot;&quot;;[.B727];&quot;&quot;&quot;, &quot;&quot;parent&quot;&quot;: &quot;&quot;&quot;;[.D727];&quot;&quot;&quot;}&quot;)" office:value-type="string" office:string-value="{&quot;index&quot;: {&quot;_id&quot;: &quot;96.02A&quot;}}{&quot;name&quot;: &quot;Coiffure&quot;, &quot;parent&quot;: &quot;S&quot;}" calcext:value-type="string">
            <text:p>{"index": {"_id": "96.02A"}}{"name": "Coiffure", "parent": "S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6.02B</text:p>
          </table:table-cell>
          <table:table-cell office:value-type="string" calcext:value-type="string">
            <text:p>Soins de beauté</text:p>
          </table:table-cell>
          <table:table-cell table:formula="of:=LEFT([.A728];2)" office:value-type="string" office:string-value="96" calcext:value-type="string">
            <text:p>96</text:p>
          </table:table-cell>
          <table:table-cell table:style-name="ce2" table:formula="of:=VLOOKUP([.C728];[n2.$A$4:.$C$91];3;0)" office:value-type="string" office:string-value="S" calcext:value-type="string">
            <text:p>S</text:p>
          </table:table-cell>
          <table:table-cell table:style-name="ce2" table:formula="of:=IF([.D728]=[.D727];&quot;&quot;;CONCATENATE(&quot;{&quot;&quot;index&quot;&quot;: {&quot;&quot;_id&quot;&quot;: &quot;&quot;&quot;;[.D728];&quot;&quot;&quot;}}{&quot;&quot;name&quot;&quot;: &quot;&quot;&quot;;VLOOKUP([.D728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28];&quot;&quot;&quot;}}{&quot;&quot;name&quot;&quot;: &quot;&quot;&quot;;[.B728];&quot;&quot;&quot;, &quot;&quot;parent&quot;&quot;: &quot;&quot;&quot;;[.D728];&quot;&quot;&quot;}&quot;)" office:value-type="string" office:string-value="{&quot;index&quot;: {&quot;_id&quot;: &quot;96.02B&quot;}}{&quot;name&quot;: &quot;Soins de beauté&quot;, &quot;parent&quot;: &quot;S&quot;}" calcext:value-type="string">
            <text:p>{"index": {"_id": "96.02B"}}{"name": "Soins de beauté", "parent": "S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6.03Z</text:p>
          </table:table-cell>
          <table:table-cell office:value-type="string" calcext:value-type="string">
            <text:p>Services funéraires</text:p>
          </table:table-cell>
          <table:table-cell table:formula="of:=LEFT([.A729];2)" office:value-type="string" office:string-value="96" calcext:value-type="string">
            <text:p>96</text:p>
          </table:table-cell>
          <table:table-cell table:style-name="ce2" table:formula="of:=VLOOKUP([.C729];[n2.$A$4:.$C$91];3;0)" office:value-type="string" office:string-value="S" calcext:value-type="string">
            <text:p>S</text:p>
          </table:table-cell>
          <table:table-cell table:style-name="ce2" table:formula="of:=IF([.D729]=[.D728];&quot;&quot;;CONCATENATE(&quot;{&quot;&quot;index&quot;&quot;: {&quot;&quot;_id&quot;&quot;: &quot;&quot;&quot;;[.D729];&quot;&quot;&quot;}}{&quot;&quot;name&quot;&quot;: &quot;&quot;&quot;;VLOOKUP([.D729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29];&quot;&quot;&quot;}}{&quot;&quot;name&quot;&quot;: &quot;&quot;&quot;;[.B729];&quot;&quot;&quot;, &quot;&quot;parent&quot;&quot;: &quot;&quot;&quot;;[.D729];&quot;&quot;&quot;}&quot;)" office:value-type="string" office:string-value="{&quot;index&quot;: {&quot;_id&quot;: &quot;96.03Z&quot;}}{&quot;name&quot;: &quot;Services funéraires&quot;, &quot;parent&quot;: &quot;S&quot;}" calcext:value-type="string">
            <text:p>{"index": {"_id": "96.03Z"}}{"name": "Services funéraires", "parent": "S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6.04Z</text:p>
          </table:table-cell>
          <table:table-cell office:value-type="string" calcext:value-type="string">
            <text:p>Entretien corporel</text:p>
          </table:table-cell>
          <table:table-cell table:formula="of:=LEFT([.A730];2)" office:value-type="string" office:string-value="96" calcext:value-type="string">
            <text:p>96</text:p>
          </table:table-cell>
          <table:table-cell table:style-name="ce2" table:formula="of:=VLOOKUP([.C730];[n2.$A$4:.$C$91];3;0)" office:value-type="string" office:string-value="S" calcext:value-type="string">
            <text:p>S</text:p>
          </table:table-cell>
          <table:table-cell table:style-name="ce2" table:formula="of:=IF([.D730]=[.D729];&quot;&quot;;CONCATENATE(&quot;{&quot;&quot;index&quot;&quot;: {&quot;&quot;_id&quot;&quot;: &quot;&quot;&quot;;[.D730];&quot;&quot;&quot;}}{&quot;&quot;name&quot;&quot;: &quot;&quot;&quot;;VLOOKUP([.D730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30];&quot;&quot;&quot;}}{&quot;&quot;name&quot;&quot;: &quot;&quot;&quot;;[.B730];&quot;&quot;&quot;, &quot;&quot;parent&quot;&quot;: &quot;&quot;&quot;;[.D730];&quot;&quot;&quot;}&quot;)" office:value-type="string" office:string-value="{&quot;index&quot;: {&quot;_id&quot;: &quot;96.04Z&quot;}}{&quot;name&quot;: &quot;Entretien corporel&quot;, &quot;parent&quot;: &quot;S&quot;}" calcext:value-type="string">
            <text:p>{"index": {"_id": "96.04Z"}}{"name": "Entretien corporel", "parent": "S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6.09Z</text:p>
          </table:table-cell>
          <table:table-cell office:value-type="string" calcext:value-type="string">
            <text:p>Autres services personnels n.c.a.</text:p>
          </table:table-cell>
          <table:table-cell table:formula="of:=LEFT([.A731];2)" office:value-type="string" office:string-value="96" calcext:value-type="string">
            <text:p>96</text:p>
          </table:table-cell>
          <table:table-cell table:style-name="ce2" table:formula="of:=VLOOKUP([.C731];[n2.$A$4:.$C$91];3;0)" office:value-type="string" office:string-value="S" calcext:value-type="string">
            <text:p>S</text:p>
          </table:table-cell>
          <table:table-cell table:style-name="ce2" table:formula="of:=IF([.D731]=[.D730];&quot;&quot;;CONCATENATE(&quot;{&quot;&quot;index&quot;&quot;: {&quot;&quot;_id&quot;&quot;: &quot;&quot;&quot;;[.D731];&quot;&quot;&quot;}}{&quot;&quot;name&quot;&quot;: &quot;&quot;&quot;;VLOOKUP([.D731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31];&quot;&quot;&quot;}}{&quot;&quot;name&quot;&quot;: &quot;&quot;&quot;;[.B731];&quot;&quot;&quot;, &quot;&quot;parent&quot;&quot;: &quot;&quot;&quot;;[.D731];&quot;&quot;&quot;}&quot;)" office:value-type="string" office:string-value="{&quot;index&quot;: {&quot;_id&quot;: &quot;96.09Z&quot;}}{&quot;name&quot;: &quot;Autres services personnels n.c.a.&quot;, &quot;parent&quot;: &quot;S&quot;}" calcext:value-type="string">
            <text:p>{"index": {"_id": "96.09Z"}}{"name": "Autres services personnels n.c.a.", "parent": "S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7.00Z</text:p>
          </table:table-cell>
          <table:table-cell office:value-type="string" calcext:value-type="string">
            <text:p>Activités des ménages en tant qu'employeurs de personnel domestique</text:p>
          </table:table-cell>
          <table:table-cell table:formula="of:=LEFT([.A732];2)" office:value-type="string" office:string-value="97" calcext:value-type="string">
            <text:p>97</text:p>
          </table:table-cell>
          <table:table-cell table:style-name="ce2" table:formula="of:=VLOOKUP([.C732];[n2.$A$4:.$C$91];3;0)" office:value-type="string" office:string-value="T" calcext:value-type="string">
            <text:p>T</text:p>
          </table:table-cell>
          <table:table-cell table:style-name="ce2" table:formula="of:=IF([.D732]=[.D731];&quot;&quot;;CONCATENATE(&quot;{&quot;&quot;index&quot;&quot;: {&quot;&quot;_id&quot;&quot;: &quot;&quot;&quot;;[.D732];&quot;&quot;&quot;}}{&quot;&quot;name&quot;&quot;: &quot;&quot;&quot;;VLOOKUP([.D732];[n1.$A$4:.$B$24];2;0);&quot;&quot;&quot;, &quot;&quot;parent&quot;&quot;: null}&quot;))" office:value-type="string" office:string-value="{&quot;index&quot;: {&quot;_id&quot;: &quot;T&quot;}}{&quot;name&quot;: &quot;Activités des ménages en tant qu'employeurs ; activités indifférenciées des ménages en tant que producteurs de biens et services pour usage propre&quot;, &quot;parent&quot;: null}" calcext:value-type="string">
            <text:p>{"index": {"_id": "T"}}{"name": "Activités des ménages en tant qu'employeurs ; activités indifférenciées des ménages en tant que producteurs de biens et services pour usage propre", "parent": null}</text:p>
          </table:table-cell>
          <table:table-cell table:style-name="ce2" table:formula="of:=CONCATENATE(&quot;{&quot;&quot;index&quot;&quot;: {&quot;&quot;_id&quot;&quot;: &quot;&quot;&quot;;[.A732];&quot;&quot;&quot;}}{&quot;&quot;name&quot;&quot;: &quot;&quot;&quot;;[.B732];&quot;&quot;&quot;, &quot;&quot;parent&quot;&quot;: &quot;&quot;&quot;;[.D732];&quot;&quot;&quot;}&quot;)" office:value-type="string" office:string-value="{&quot;index&quot;: {&quot;_id&quot;: &quot;97.00Z&quot;}}{&quot;name&quot;: &quot;Activités des ménages en tant qu'employeurs de personnel domestique&quot;, &quot;parent&quot;: &quot;T&quot;}" calcext:value-type="string">
            <text:p>{"index": {"_id": "97.00Z"}}{"name": "Activités des ménages en tant qu'employeurs de personnel domestique", "parent": "T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8.10Z</text:p>
          </table:table-cell>
          <table:table-cell office:value-type="string" calcext:value-type="string">
            <text:p>Activités indifférenciées des ménages en tant que producteurs de biens pour usage propre</text:p>
          </table:table-cell>
          <table:table-cell table:formula="of:=LEFT([.A733];2)" office:value-type="string" office:string-value="98" calcext:value-type="string">
            <text:p>98</text:p>
          </table:table-cell>
          <table:table-cell table:style-name="ce2" table:formula="of:=VLOOKUP([.C733];[n2.$A$4:.$C$91];3;0)" office:value-type="string" office:string-value="T" calcext:value-type="string">
            <text:p>T</text:p>
          </table:table-cell>
          <table:table-cell table:style-name="ce2" table:formula="of:=IF([.D733]=[.D732];&quot;&quot;;CONCATENATE(&quot;{&quot;&quot;index&quot;&quot;: {&quot;&quot;_id&quot;&quot;: &quot;&quot;&quot;;[.D733];&quot;&quot;&quot;}}{&quot;&quot;name&quot;&quot;: &quot;&quot;&quot;;VLOOKUP([.D733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33];&quot;&quot;&quot;}}{&quot;&quot;name&quot;&quot;: &quot;&quot;&quot;;[.B733];&quot;&quot;&quot;, &quot;&quot;parent&quot;&quot;: &quot;&quot;&quot;;[.D733];&quot;&quot;&quot;}&quot;)" office:value-type="string" office:string-value="{&quot;index&quot;: {&quot;_id&quot;: &quot;98.10Z&quot;}}{&quot;name&quot;: &quot;Activités indifférenciées des ménages en tant que producteurs de biens pour usage propre&quot;, &quot;parent&quot;: &quot;T&quot;}" calcext:value-type="string">
            <text:p>{"index": {"_id": "98.10Z"}}{"name": "Activités indifférenciées des ménages en tant que producteurs de biens pour usage propre", "parent": "T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8.20Z</text:p>
          </table:table-cell>
          <table:table-cell office:value-type="string" calcext:value-type="string">
            <text:p>Activités indifférenciées des ménages en tant que producteurs de services pour usage propre</text:p>
          </table:table-cell>
          <table:table-cell table:formula="of:=LEFT([.A734];2)" office:value-type="string" office:string-value="98" calcext:value-type="string">
            <text:p>98</text:p>
          </table:table-cell>
          <table:table-cell table:style-name="ce2" table:formula="of:=VLOOKUP([.C734];[n2.$A$4:.$C$91];3;0)" office:value-type="string" office:string-value="T" calcext:value-type="string">
            <text:p>T</text:p>
          </table:table-cell>
          <table:table-cell table:style-name="ce2" table:formula="of:=IF([.D734]=[.D733];&quot;&quot;;CONCATENATE(&quot;{&quot;&quot;index&quot;&quot;: {&quot;&quot;_id&quot;&quot;: &quot;&quot;&quot;;[.D734];&quot;&quot;&quot;}}{&quot;&quot;name&quot;&quot;: &quot;&quot;&quot;;VLOOKUP([.D734];[n1.$A$4:.$B$24];2;0);&quot;&quot;&quot;, &quot;&quot;parent&quot;&quot;: null}&quot;))">
            <text:p/>
          </table:table-cell>
          <table:table-cell table:style-name="ce2" table:formula="of:=CONCATENATE(&quot;{&quot;&quot;index&quot;&quot;: {&quot;&quot;_id&quot;&quot;: &quot;&quot;&quot;;[.A734];&quot;&quot;&quot;}}{&quot;&quot;name&quot;&quot;: &quot;&quot;&quot;;[.B734];&quot;&quot;&quot;, &quot;&quot;parent&quot;&quot;: &quot;&quot;&quot;;[.D734];&quot;&quot;&quot;}&quot;)" office:value-type="string" office:string-value="{&quot;index&quot;: {&quot;_id&quot;: &quot;98.20Z&quot;}}{&quot;name&quot;: &quot;Activités indifférenciées des ménages en tant que producteurs de services pour usage propre&quot;, &quot;parent&quot;: &quot;T&quot;}" calcext:value-type="string">
            <text:p>{"index": {"_id": "98.20Z"}}{"name": "Activités indifférenciées des ménages en tant que producteurs de services pour usage propre", "parent": "T"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9.00Z</text:p>
          </table:table-cell>
          <table:table-cell office:value-type="string" calcext:value-type="string">
            <text:p>Activités des organisations et organismes extraterritoriaux</text:p>
          </table:table-cell>
          <table:table-cell table:formula="of:=LEFT([.A735];2)" office:value-type="string" office:string-value="99" calcext:value-type="string">
            <text:p>99</text:p>
          </table:table-cell>
          <table:table-cell table:style-name="ce2" table:formula="of:=VLOOKUP([.C735];[n2.$A$4:.$C$91];3;0)" office:value-type="string" office:string-value="U" calcext:value-type="string">
            <text:p>U</text:p>
          </table:table-cell>
          <table:table-cell table:style-name="ce2" table:formula="of:=IF([.D735]=[.D734];&quot;&quot;;CONCATENATE(&quot;{&quot;&quot;index&quot;&quot;: {&quot;&quot;_id&quot;&quot;: &quot;&quot;&quot;;[.D735];&quot;&quot;&quot;}}{&quot;&quot;name&quot;&quot;: &quot;&quot;&quot;;VLOOKUP([.D735];[n1.$A$4:.$B$24];2;0);&quot;&quot;&quot;, &quot;&quot;parent&quot;&quot;: null}&quot;))" office:value-type="string" office:string-value="{&quot;index&quot;: {&quot;_id&quot;: &quot;U&quot;}}{&quot;name&quot;: &quot;Activités extra-territoriales&quot;, &quot;parent&quot;: null}" calcext:value-type="string">
            <text:p>{"index": {"_id": "U"}}{"name": "Activités extra-territoriales", "parent": null}</text:p>
          </table:table-cell>
          <table:table-cell table:style-name="ce2" table:formula="of:=CONCATENATE(&quot;{&quot;&quot;index&quot;&quot;: {&quot;&quot;_id&quot;&quot;: &quot;&quot;&quot;;[.A735];&quot;&quot;&quot;}}{&quot;&quot;name&quot;&quot;: &quot;&quot;&quot;;[.B735];&quot;&quot;&quot;, &quot;&quot;parent&quot;&quot;: &quot;&quot;&quot;;[.D735];&quot;&quot;&quot;}&quot;)" office:value-type="string" office:string-value="{&quot;index&quot;: {&quot;_id&quot;: &quot;99.00Z&quot;}}{&quot;name&quot;: &quot;Activités des organisations et organismes extraterritoriaux&quot;, &quot;parent&quot;: &quot;U&quot;}" calcext:value-type="string">
            <text:p>{"index": {"_id": "99.00Z"}}{"name": "Activités des organisations et organismes extraterritoriaux", "parent": "U"}</text:p>
          </table:table-cell>
          <table:table-cell table:number-columns-repeated="1018"/>
        </table:table-row>
        <table:table-row table:style-name="ro1" table:number-rows-repeated="10478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2" table:style-name="ta2">
        <table:table-column table:style-name="co6" table:default-cell-style-name="ce5"/>
        <table:table-column table:style-name="co7" table:default-cell-style-name="ce8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number-columns-repeated="1019" table:default-cell-style-name="Default"/>
        <table:table-row table:style-name="ro2">
          <table:table-cell table:style-name="ce3" office:value-type="string" calcext:value-type="string">
            <text:p>NAF rév. 2, 2008 - Niveau 2 - Liste des divisions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3"/>
          <table:table-cell table:style-name="ce6"/>
          <table:table-cell table:number-columns-repeated="1022"/>
        </table:table-row>
        <table:table-row table:style-name="ro2">
          <table:table-cell table:style-name="ce3" office:value-type="string" calcext:value-type="string">
            <text:p>Code</text:p>
          </table:table-cell>
          <table:table-cell table:style-name="ce6" office:value-type="string" calcext:value-type="string">
            <text:p>Libellé</text:p>
          </table:table-cell>
          <table:table-cell office:value-type="string" calcext:value-type="string">
            <text:p>n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01</text:p>
          </table:table-cell>
          <table:table-cell table:style-name="ce6" office:value-type="string" calcext:value-type="string">
            <text:p>Culture et production animale, chasse et services annexes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2">
          <table:table-cell table:style-name="ce3" office:value-type="string" calcext:value-type="string">
            <text:p>02</text:p>
          </table:table-cell>
          <table:table-cell table:style-name="ce6" office:value-type="string" calcext:value-type="string">
            <text:p>Sylviculture et exploitation forestière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03</text:p>
          </table:table-cell>
          <table:table-cell table:style-name="ce6" office:value-type="string" calcext:value-type="string">
            <text:p>Pêche et aquaculture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05</text:p>
          </table:table-cell>
          <table:table-cell table:style-name="ce6" office:value-type="string" calcext:value-type="string">
            <text:p>Extraction de houille et de lignite</text:p>
          </table:table-cell>
          <table:table-cell table:style-name="ce10" office:value-type="string" calcext:value-type="string">
            <text:p>B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06</text:p>
          </table:table-cell>
          <table:table-cell table:style-name="ce6" office:value-type="string" calcext:value-type="string">
            <text:p>Extraction d'hydrocarbures</text:p>
          </table:table-cell>
          <table:table-cell table:style-name="ce10" office:value-type="string" calcext:value-type="string">
            <text:p>B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07</text:p>
          </table:table-cell>
          <table:table-cell table:style-name="ce6" office:value-type="string" calcext:value-type="string">
            <text:p>Extraction de minerais métalliques</text:p>
          </table:table-cell>
          <table:table-cell table:style-name="ce10" office:value-type="string" calcext:value-type="string">
            <text:p>B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08</text:p>
          </table:table-cell>
          <table:table-cell table:style-name="ce6" office:value-type="string" calcext:value-type="string">
            <text:p>Autres industries extractives</text:p>
          </table:table-cell>
          <table:table-cell table:style-name="ce10" office:value-type="string" calcext:value-type="string">
            <text:p>B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09</text:p>
          </table:table-cell>
          <table:table-cell table:style-name="ce6" office:value-type="string" calcext:value-type="string">
            <text:p>Services de soutien aux industries extractives</text:p>
          </table:table-cell>
          <table:table-cell table:style-name="ce10" office:value-type="string" calcext:value-type="string">
            <text:p>B</text:p>
          </table:table-cell>
          <table:table-cell table:number-columns-repeated="102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Industries alimentaires</text:p>
          </table:table-cell>
          <table:table-cell table:style-name="ce10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Fabrication de boissons</text:p>
          </table:table-cell>
          <table:table-cell table:style-name="ce10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Fabrication de produits à base de tabac</text:p>
          </table:table-cell>
          <table:table-cell table:style-name="ce10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Fabrication de textiles</text:p>
          </table:table-cell>
          <table:table-cell table:style-name="ce10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Industrie de l'habillement</text:p>
          </table:table-cell>
          <table:table-cell table:style-name="ce10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Industrie du cuir et de la chaussure</text:p>
          </table:table-cell>
          <table:table-cell table:style-name="ce10" office:value-type="string" calcext:value-type="string">
            <text:p>C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Travail du bois et fabrication d'articles en bois et en liège, à l'exception des meubles ; fabrication d'articles en vannerie et sparterie</text:p>
          </table:table-cell>
          <table:table-cell table:style-name="ce10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Industrie du papier et du carton</text:p>
          </table:table-cell>
          <table:table-cell table:style-name="ce10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Imprimerie et reproduction d'enregistrements</text:p>
          </table:table-cell>
          <table:table-cell table:style-name="ce10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Cokéfaction et raffinage</text:p>
          </table:table-cell>
          <table:table-cell table:style-name="ce10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Industrie chimique</text:p>
          </table:table-cell>
          <table:table-cell table:style-name="ce10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Industrie pharmaceutique</text:p>
          </table:table-cell>
          <table:table-cell table:style-name="ce10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Fabrication de produits en caoutchouc et en plastique</text:p>
          </table:table-cell>
          <table:table-cell table:style-name="ce10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Fabrication d'autres produits minéraux non métalliques</text:p>
          </table:table-cell>
          <table:table-cell table:style-name="ce10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Métallurgie</text:p>
          </table:table-cell>
          <table:table-cell table:style-name="ce10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Fabrication de produits métalliques, à l'exception des machines et des équipements</text:p>
          </table:table-cell>
          <table:table-cell table:style-name="ce10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Fabrication de produits informatiques, électroniques et optiques</text:p>
          </table:table-cell>
          <table:table-cell table:style-name="ce10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Fabrication d'équipements électriques</text:p>
          </table:table-cell>
          <table:table-cell table:style-name="ce10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Fabrication de machines et équipements n.c.a.</text:p>
          </table:table-cell>
          <table:table-cell table:style-name="ce10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Industrie automobile</text:p>
          </table:table-cell>
          <table:table-cell table:style-name="ce10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Fabrication d'autres matériels de transport</text:p>
          </table:table-cell>
          <table:table-cell table:style-name="ce10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Fabrication de meubles</text:p>
          </table:table-cell>
          <table:table-cell table:style-name="ce10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Autres industries manufacturières</text:p>
          </table:table-cell>
          <table:table-cell table:style-name="ce10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Réparation et installation de machines et d'équipements</text:p>
          </table:table-cell>
          <table:table-cell table:style-name="ce10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Production et distribution d'électricité, de gaz, de vapeur et d'air conditionné</text:p>
          </table:table-cell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Captage, traitement et distribution d'eau</text:p>
          </table:table-cell>
          <table:table-cell table:style-name="ce10" office:value-type="string" calcext:value-type="string">
            <text:p>E</text:p>
          </table:table-cell>
          <table:table-cell table:number-columns-repeated="1021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Collecte et traitement des eaux usées</text:p>
          </table:table-cell>
          <table:table-cell table:style-name="ce10" office:value-type="string" calcext:value-type="string">
            <text:p>E</text:p>
          </table:table-cell>
          <table:table-cell table:number-columns-repeated="1021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Collecte, traitement et élimination des déchets ; récupération</text:p>
          </table:table-cell>
          <table:table-cell table:style-name="ce10" office:value-type="string" calcext:value-type="string">
            <text:p>E</text:p>
          </table:table-cell>
          <table:table-cell table:number-columns-repeated="1021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Dépollution et autres services de gestion des déchets</text:p>
          </table:table-cell>
          <table:table-cell table:style-name="ce10" office:value-type="string" calcext:value-type="string">
            <text:p>E</text:p>
          </table:table-cell>
          <table:table-cell table:number-columns-repeated="1021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Construction de bâtiments</text:p>
          </table:table-cell>
          <table:table-cell office:value-type="string" calcext:value-type="string">
            <text:p>F</text:p>
          </table:table-cell>
          <table:table-cell table:number-columns-repeated="1021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Génie civil</text:p>
          </table:table-cell>
          <table:table-cell office:value-type="string" calcext:value-type="string">
            <text:p>F</text:p>
          </table:table-cell>
          <table:table-cell table:number-columns-repeated="1021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Travaux de construction spécialisés</text:p>
          </table:table-cell>
          <table:table-cell office:value-type="string" calcext:value-type="string">
            <text:p>F</text:p>
          </table:table-cell>
          <table:table-cell table:number-columns-repeated="1021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Commerce et réparation d'automobiles et de motocycles</text:p>
          </table:table-cell>
          <table:table-cell table:style-name="ce10" office:value-type="string" calcext:value-type="string">
            <text:p>G</text:p>
          </table:table-cell>
          <table:table-cell table:number-columns-repeated="1021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Commerce de gros, à l'exception des automobiles et des motocycles</text:p>
          </table:table-cell>
          <table:table-cell table:style-name="ce10" office:value-type="string" calcext:value-type="string">
            <text:p>G</text:p>
          </table:table-cell>
          <table:table-cell table:number-columns-repeated="1021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Commerce de détail, à l'exception des automobiles et des motocycles</text:p>
          </table:table-cell>
          <table:table-cell table:style-name="ce10" office:value-type="string" calcext:value-type="string">
            <text:p>G</text:p>
          </table:table-cell>
          <table:table-cell table:number-columns-repeated="1021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Transports terrestres et transport par conduites</text:p>
          </table:table-cell>
          <table:table-cell table:style-name="ce10" office:value-type="string" calcext:value-type="string">
            <text:p>H</text:p>
          </table:table-cell>
          <table:table-cell table:number-columns-repeated="3"/>
          <table:table-cell table:style-name="ce10"/>
          <table:table-cell table:style-name="ce1"/>
          <table:table-cell table:number-columns-repeated="1016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Transports par eau</text:p>
          </table:table-cell>
          <table:table-cell table:style-name="ce10" office:value-type="string" calcext:value-type="string">
            <text:p>H</text:p>
          </table:table-cell>
          <table:table-cell table:number-columns-repeated="3"/>
          <table:table-cell table:style-name="ce10"/>
          <table:table-cell table:style-name="ce1"/>
          <table:table-cell table:number-columns-repeated="1016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Transports aériens</text:p>
          </table:table-cell>
          <table:table-cell table:style-name="ce10" office:value-type="string" calcext:value-type="string">
            <text:p>H</text:p>
          </table:table-cell>
          <table:table-cell table:number-columns-repeated="3"/>
          <table:table-cell table:style-name="ce10"/>
          <table:table-cell table:style-name="ce1"/>
          <table:table-cell table:number-columns-repeated="1016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Entreposage et services auxiliaires des transports</text:p>
          </table:table-cell>
          <table:table-cell table:style-name="ce10" office:value-type="string" calcext:value-type="string">
            <text:p>H</text:p>
          </table:table-cell>
          <table:table-cell table:number-columns-repeated="3"/>
          <table:table-cell table:style-name="ce10"/>
          <table:table-cell table:style-name="ce1"/>
          <table:table-cell table:number-columns-repeated="1016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Activités de poste et de courrier</text:p>
          </table:table-cell>
          <table:table-cell table:style-name="ce10" office:value-type="string" calcext:value-type="string">
            <text:p>H</text:p>
          </table:table-cell>
          <table:table-cell table:number-columns-repeated="3"/>
          <table:table-cell table:style-name="ce10"/>
          <table:table-cell table:style-name="ce1"/>
          <table:table-cell table:number-columns-repeated="1016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Hébergement</text:p>
          </table:table-cell>
          <table:table-cell table:style-name="ce10" office:value-type="string" calcext:value-type="string">
            <text:p>I</text:p>
          </table:table-cell>
          <table:table-cell table:number-columns-repeated="3"/>
          <table:table-cell table:style-name="ce10"/>
          <table:table-cell table:style-name="ce1"/>
          <table:table-cell table:number-columns-repeated="1016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Restauration</text:p>
          </table:table-cell>
          <table:table-cell table:style-name="ce10" office:value-type="string" calcext:value-type="string">
            <text:p>I</text:p>
          </table:table-cell>
          <table:table-cell table:number-columns-repeated="3"/>
          <table:table-cell table:style-name="ce10"/>
          <table:table-cell table:style-name="ce1"/>
          <table:table-cell table:number-columns-repeated="1016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Édition</text:p>
          </table:table-cell>
          <table:table-cell office:value-type="string" calcext:value-type="string">
            <text:p>J</text:p>
          </table:table-cell>
          <table:table-cell table:number-columns-repeated="3"/>
          <table:table-cell table:style-name="ce10"/>
          <table:table-cell table:style-name="ce1"/>
          <table:table-cell table:number-columns-repeated="1016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Production de films cinématographiques, de vidéo et de programmes de télévision ; enregistrement sonore et édition musicale</text:p>
          </table:table-cell>
          <table:table-cell office:value-type="string" calcext:value-type="string">
            <text:p>J</text:p>
          </table:table-cell>
          <table:table-cell table:number-columns-repeated="3"/>
          <table:table-cell table:style-name="ce10"/>
          <table:table-cell table:style-name="ce1"/>
          <table:table-cell table:number-columns-repeated="1016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Programmation et diffusion</text:p>
          </table:table-cell>
          <table:table-cell office:value-type="string" calcext:value-type="string">
            <text:p>J</text:p>
          </table:table-cell>
          <table:table-cell table:number-columns-repeated="3"/>
          <table:table-cell table:style-name="ce10"/>
          <table:table-cell table:style-name="ce1"/>
          <table:table-cell table:number-columns-repeated="1016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Télécommunications</text:p>
          </table:table-cell>
          <table:table-cell office:value-type="string" calcext:value-type="string">
            <text:p>J</text:p>
          </table:table-cell>
          <table:table-cell table:number-columns-repeated="3"/>
          <table:table-cell table:style-name="ce10"/>
          <table:table-cell table:style-name="ce1"/>
          <table:table-cell table:number-columns-repeated="1016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Programmation, conseil et autres activités informatiques</text:p>
          </table:table-cell>
          <table:table-cell office:value-type="string" calcext:value-type="string">
            <text:p>J</text:p>
          </table:table-cell>
          <table:table-cell table:number-columns-repeated="3"/>
          <table:table-cell table:style-name="ce10"/>
          <table:table-cell table:style-name="ce1"/>
          <table:table-cell table:number-columns-repeated="1016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Services d'information</text:p>
          </table:table-cell>
          <table:table-cell office:value-type="string" calcext:value-type="string">
            <text:p>J</text:p>
          </table:table-cell>
          <table:table-cell table:number-columns-repeated="3"/>
          <table:table-cell table:style-name="ce10"/>
          <table:table-cell table:style-name="ce1"/>
          <table:table-cell table:number-columns-repeated="1016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Activités des services financiers, hors assurance et caisses de retraite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10"/>
          <table:table-cell table:style-name="ce1"/>
          <table:table-cell table:number-columns-repeated="1016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Assurance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10"/>
          <table:table-cell table:style-name="ce1"/>
          <table:table-cell table:number-columns-repeated="1016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Activités auxiliaires de services financiers et d'assurance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10"/>
          <table:table-cell table:style-name="ce1"/>
          <table:table-cell table:number-columns-repeated="1016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Activités immobilières</text:p>
          </table:table-cell>
          <table:table-cell office:value-type="string" calcext:value-type="string">
            <text:p>L</text:p>
          </table:table-cell>
          <table:table-cell table:number-columns-repeated="3"/>
          <table:table-cell table:style-name="ce10"/>
          <table:table-cell table:style-name="ce1"/>
          <table:table-cell table:number-columns-repeated="1016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Activités juridiques et comptables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10"/>
          <table:table-cell table:style-name="ce1"/>
          <table:table-cell table:number-columns-repeated="1016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Activités des sièges sociaux ; conseil de gestion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10"/>
          <table:table-cell table:style-name="ce1"/>
          <table:table-cell table:number-columns-repeated="1016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Activités d'architecture et d'ingénierie ; activités de contrôle et analyses techniques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10"/>
          <table:table-cell table:style-name="ce1"/>
          <table:table-cell table:number-columns-repeated="1016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Recherche-développement scientifique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10"/>
          <table:table-cell table:style-name="ce1"/>
          <table:table-cell table:number-columns-repeated="1016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Publicité et études de marché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Autres activités spécialisées, scientifiques et techniques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Activités vétérinaires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Activités de location et location-bail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Activités liées à l'emploi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Activités des agences de voyage, voyagistes, services de réservation et activités connexes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Enquêtes et sécurité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Services relatifs aux bâtiments et aménagement paysager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Activités administratives et autres activités de soutien aux entreprises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Administration publique et défense ; sécurité sociale obligatoire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Enseignement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Activités pour la santé humaine</text:p>
          </table:table-cell>
          <table:table-cell office:value-type="string" calcext:value-type="string">
            <text:p>Q</text:p>
          </table:table-cell>
          <table:table-cell table:number-columns-repeated="1021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Hébergement médico-social et social</text:p>
          </table:table-cell>
          <table:table-cell office:value-type="string" calcext:value-type="string">
            <text:p>Q</text:p>
          </table:table-cell>
          <table:table-cell table:number-columns-repeated="1021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Action sociale sans hébergement</text:p>
          </table:table-cell>
          <table:table-cell office:value-type="string" calcext:value-type="string">
            <text:p>Q</text:p>
          </table:table-cell>
          <table:table-cell table:number-columns-repeated="1021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Activités créatives, artistiques et de spectacle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Bibliothèques, archives, musées et autres activités culturelle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Organisation de jeux de hasard et d'argent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Activités sportives, récréatives et de loisirs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Activités des organisations associatives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Réparation d'ordinateurs et de biens personnels et domestiques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Autres services personnels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Activités des ménages en tant qu'employeurs de personnel domestique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Activités indifférenciées des ménages en tant que producteurs de biens et services pour usage propre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Activités des organisations et organismes extraterritoriaux</text:p>
          </table:table-cell>
          <table:table-cell office:value-type="string" calcext:value-type="string">
            <text:p>U</text:p>
          </table:table-cell>
          <table:table-cell table:number-columns-repeated="1021"/>
        </table:table-row>
        <table:table-row table:style-name="ro2" table:number-rows-repeated="2">
          <table:table-cell table:style-name="ce4"/>
          <table:table-cell table:style-name="ce7"/>
          <table:table-cell table:number-columns-repeated="1022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1" table:style-name="ta3">
        <table:table-column table:style-name="co12" table:default-cell-style-name="ce12"/>
        <table:table-column table:style-name="co13" table:default-cell-style-name="ce11"/>
        <table:table-column table:style-name="co14" table:number-columns-repeated="255" table:default-cell-style-name="ce11"/>
        <table:table-column table:style-name="co14" table:number-columns-repeated="767" table:default-cell-style-name="Default"/>
        <table:table-row table:style-name="ro1">
          <table:table-cell table:style-name="ce10" office:value-type="string" calcext:value-type="string">
            <text:p>NAF rév. 2, 2008 - Niveau 1 - Liste des sections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10"/>
          <table:table-cell table:style-name="ce1"/>
          <table:table-cell table:number-columns-repeated="1022"/>
        </table:table-row>
        <table:table-row table:style-name="ro1">
          <table:table-cell table:style-name="ce10" office:value-type="string" calcext:value-type="string">
            <text:p>Code</text:p>
          </table:table-cell>
          <table:table-cell table:style-name="ce1" office:value-type="string" calcext:value-type="string">
            <text:p>Libellé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" office:value-type="string" calcext:value-type="string">
            <text:p>Agriculture, sylviculture et pêch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" office:value-type="string" calcext:value-type="string">
            <text:p>Industries extractives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" office:value-type="string" calcext:value-type="string">
            <text:p>Industrie manufacturièr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" office:value-type="string" calcext:value-type="string">
            <text:p>Production et distribution d'électricité, de gaz, de vapeur et d'air conditionné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" office:value-type="string" calcext:value-type="string">
            <text:p>Production et distribution d'eau ; assainissement, gestion des déchets et dépollution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" office:value-type="string" calcext:value-type="string">
            <text:p>Construction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" office:value-type="string" calcext:value-type="string">
            <text:p>Commerce ; réparation d'automobiles et de motocycles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style-name="ce1" office:value-type="string" calcext:value-type="string">
            <text:p>Transports et entreposag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" office:value-type="string" calcext:value-type="string">
            <text:p>Hébergement et restauration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J</text:p>
          </table:table-cell>
          <table:table-cell table:style-name="ce1" office:value-type="string" calcext:value-type="string">
            <text:p>Information et communication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K</text:p>
          </table:table-cell>
          <table:table-cell table:style-name="ce1" office:value-type="string" calcext:value-type="string">
            <text:p>Activités financières et d'assuranc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" office:value-type="string" calcext:value-type="string">
            <text:p>Activités immobilières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" office:value-type="string" calcext:value-type="string">
            <text:p>Activités spécialisées, scientifiques et techniques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N</text:p>
          </table:table-cell>
          <table:table-cell table:style-name="ce1" office:value-type="string" calcext:value-type="string">
            <text:p>Activités de services administratifs et de soutien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" office:value-type="string" calcext:value-type="string">
            <text:p>Administration publiqu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P</text:p>
          </table:table-cell>
          <table:table-cell table:style-name="ce1" office:value-type="string" calcext:value-type="string">
            <text:p>Enseignement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Q</text:p>
          </table:table-cell>
          <table:table-cell table:style-name="ce1" office:value-type="string" calcext:value-type="string">
            <text:p>Santé humaine et action social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" office:value-type="string" calcext:value-type="string">
            <text:p>Arts, spectacles et activités récréatives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S</text:p>
          </table:table-cell>
          <table:table-cell table:style-name="ce1" office:value-type="string" calcext:value-type="string">
            <text:p>Autres activités de services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T</text:p>
          </table:table-cell>
          <table:table-cell table:style-name="ce1" office:value-type="string" calcext:value-type="string">
            <text:p>Activités des ménages en tant qu'employeurs ; activités indifférenciées des ménages en tant que producteurs de biens et services pour usage propr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" office:value-type="string" calcext:value-type="string">
            <text:p>Activités extra-territoriales</text:p>
          </table:table-cell>
          <table:table-cell table:number-columns-repeated="1022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" svg:font-family="Courier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4:11:11.862531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AF rév. 2, 2008 - Niveau 5 - Liste des sous-classes</dc:title>
    <dc:subject>Nomenclature NAF rév. 2, 2008</dc:subject>
    <meta:initial-creator>Insee</meta:initial-creator>
    <meta:creation-date>2008-07-01T16:38:37</meta:creation-date>
    <dc:creator>Benoit LAVENIER </dc:creator>
    <dc:date>2016-03-04T09:25:26.137758581</dc:date>
    <meta:editing-duration>PT19H38M7S</meta:editing-duration>
    <meta:editing-cycles>4</meta:editing-cycles>
    <meta:generator>LibreOffice/4.4.6.3$Linux_X86_64 LibreOffice_project/40m0$Build-3</meta:generator>
    <meta:document-statistic meta:table-count="3" meta:cell-count="4712" meta:object-count="0"/>
  </office:meta>
</office:document-meta>
</file>